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Bitstream Vera Sans Mono1" svg:font-family="'Bitstream Vera Sans Mono'" style:font-pitch="fixed"/>
    <style:font-face style:name="Bitstream Vera Sans Mono3" svg:font-family="'Bitstream Vera Sans Mono'" style:font-adornments="Italic" style:font-pitch="fixed"/>
    <style:font-face style:name="Bitstream Vera Sans Mono2" svg:font-family="'Bitstream Vera Sans Mono'" style:font-adornments="Regular" style:font-pitch="fixed"/>
    <style:font-face style:name="Courier 10 Pitch" svg:font-family="'Courier 10 Pitch'" style:font-adornments="Regular" style:font-pitch="fixed"/>
    <style:font-face style:name="Bitstream Vera Sans Mono" svg:font-family="'Bitstream Vera Sans Mono'" style:font-family-generic="modern" style:font-pitch="fixed"/>
    <style:font-face style:name="Bitstream Charter2" svg:font-family="'Bitstream Charter'" style:font-pitch="variable"/>
    <style:font-face style:name="Bitstream Charter1" svg:font-family="'Bitstream Charter'" style:font-adornments="Italic" style:font-pitch="variable"/>
    <style:font-face style:name="Bitstream Charter" svg:font-family="'Bitstream Charter'" style:font-adornments="Regular" style:font-pitch="variable"/>
    <style:font-face style:name="Bitstream Vera Sans2" svg:font-family="'Bitstream Vera Sans'" style:font-pitch="variable"/>
    <style:font-face style:name="Bitstream Vera Sans5" svg:font-family="'Bitstream Vera Sans'" style:font-adornments="Italic" style:font-pitch="variable"/>
    <style:font-face style:name="Bitstream Vera Sans3" svg:font-family="'Bitstream Vera Sans'" style:font-adornments="Kalın" style:font-pitch="variable"/>
    <style:font-face style:name="Bitstream Vera Sans4" svg:font-family="'Bitstream Vera Sans'" style:font-adornments="Normal" style:font-pitch="variable"/>
    <style:font-face style:name="Bitstream Vera Sans1" svg:font-family="'Bitstream Vera Sans'" style:font-adornments="Regula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automatic-styles>
    <style:style style:name="Table25" style:family="table">
      <style:table-properties style:width="451.25pt" table:align="margins"/>
    </style:style>
    <style:style style:name="Table25.A" style:family="table-column">
      <style:table-column-properties style:column-width="388.85pt" style:rel-column-width="56470*"/>
    </style:style>
    <style:style style:name="Table25.B" style:family="table-column">
      <style:table-column-properties style:column-width="8.65pt" style:rel-column-width="1256*"/>
    </style:style>
    <style:style style:name="Table25.C" style:family="table-column">
      <style:table-column-properties style:column-width="53.75pt" style:rel-column-width="7809*"/>
    </style:style>
    <style:style style:name="Table25.1" style:family="table-row">
      <style:table-row-properties style:min-row-height="30.25pt"/>
    </style:style>
    <style:style style:name="Table25.A1" style:family="table-cell">
      <style:table-cell-properties fo:padding-left="0pt" fo:padding-right="7.2pt" fo:padding-top="0pt" fo:padding-bottom="0pt" fo:border="none"/>
    </style:style>
    <style:style style:name="Table25.2" style:family="table-row">
      <style:table-row-properties style:min-row-height="111.85pt"/>
    </style:style>
    <style:style style:name="Table25.A2" style:family="table-cell">
      <style:table-cell-properties fo:background-color="transparent" fo:padding="7.2pt" fo:border-left="none" fo:border-right="none" fo:border-top="0.05pt solid #999999" fo:border-bottom="0.05pt solid #999999">
        <style:background-image/>
      </style:table-cell-properties>
    </style:style>
    <style:style style:name="Table25.B2" style:family="table-cell">
      <style:table-cell-properties fo:background-color="#e6e6e6" fo:padding="7.2pt" fo:border-left="none" fo:border-right="none" fo:border-top="0.05pt solid #999999" fo:border-bottom="0.05pt solid #999999">
        <style:background-image/>
      </style:table-cell-properties>
    </style:style>
    <style:style style:name="Table25.C2" style:family="table-cell">
      <style:table-cell-properties fo:padding="7.2pt" fo:border-left="none" fo:border-right="none" fo:border-top="0.05pt solid #999999" fo:border-bottom="0.05pt solid #999999"/>
    </style:style>
    <style:style style:name="Table34" style:family="table">
      <style:table-properties style:width="451.25pt" table:align="margins"/>
    </style:style>
    <style:style style:name="Table34.A" style:family="table-column">
      <style:table-column-properties style:column-width="388.85pt" style:rel-column-width="56470*"/>
    </style:style>
    <style:style style:name="Table34.B" style:family="table-column">
      <style:table-column-properties style:column-width="8.75pt" style:rel-column-width="1271*"/>
    </style:style>
    <style:style style:name="Table34.C" style:family="table-column">
      <style:table-column-properties style:column-width="53.65pt" style:rel-column-width="7794*"/>
    </style:style>
    <style:style style:name="Table34.1" style:family="table-row">
      <style:table-row-properties style:min-row-height="184.3pt"/>
    </style:style>
    <style:style style:name="Table34.A1" style:family="table-cell">
      <style:table-cell-properties fo:padding-left="0pt" fo:padding-right="7.2pt" fo:padding-top="0pt" fo:padding-bottom="0pt" fo:border="none"/>
    </style:style>
    <style:style style:name="Table34.2" style:family="table-row">
      <style:table-row-properties style:min-row-height="17.3pt"/>
    </style:style>
    <style:style style:name="Table34.A2" style:family="table-cell">
      <style:table-cell-properties fo:background-color="#e6e6e6" fo:padding-left="0pt" fo:padding-right="7.2pt" fo:padding-top="0pt" fo:padding-bottom="0pt" fo:border="none">
        <style:background-image/>
      </style:table-cell-properties>
    </style:style>
    <style:style style:name="Table34.B2" style:family="table-cell">
      <style:table-cell-properties fo:background-color="transparent" fo:padding-left="0pt" fo:padding-right="7.2pt" fo:padding-top="0pt" fo:padding-bottom="0pt" fo:border="none">
        <style:background-image/>
      </style:table-cell-properties>
    </style:style>
    <style:style style:name="Table36" style:family="table">
      <style:table-properties style:width="451.25pt" fo:break-before="page" table:align="margins"/>
    </style:style>
    <style:style style:name="Table36.A" style:family="table-column">
      <style:table-column-properties style:column-width="388.85pt" style:rel-column-width="56470*"/>
    </style:style>
    <style:style style:name="Table36.B" style:family="table-column">
      <style:table-column-properties style:column-width="8.75pt" style:rel-column-width="1271*"/>
    </style:style>
    <style:style style:name="Table36.C" style:family="table-column">
      <style:table-column-properties style:column-width="53.65pt" style:rel-column-width="7794*"/>
    </style:style>
    <style:style style:name="Table36.1" style:family="table-row">
      <style:table-row-properties style:min-row-height="63.35pt"/>
    </style:style>
    <style:style style:name="Table36.A1" style:family="table-cell">
      <style:table-cell-properties fo:padding="7.2pt" fo:border="none"/>
    </style:style>
    <style:style style:name="Table36.2" style:family="table-row">
      <style:table-row-properties style:min-row-height="10.8pt"/>
    </style:style>
    <style:style style:name="Table36.A2" style:family="table-cell">
      <style:table-cell-properties fo:padding="7.2pt" fo:border-left="none" fo:border-right="none" fo:border-top="0.05pt solid #999999" fo:border-bottom="0.05pt solid #999999"/>
    </style:style>
    <style:style style:name="Table36.B2" style:family="table-cell">
      <style:table-cell-properties fo:background-color="#e6e6e6" fo:padding="7.2pt" fo:border-left="none" fo:border-right="none" fo:border-top="0.05pt solid #999999" fo:border-bottom="0.05pt solid #999999">
        <style:background-image/>
      </style:table-cell-properties>
    </style:style>
    <style:style style:name="Table35" style:family="table">
      <style:table-properties style:width="451.25pt" fo:break-before="page" table:align="margins"/>
    </style:style>
    <style:style style:name="Table35.A" style:family="table-column">
      <style:table-column-properties style:column-width="388.85pt" style:rel-column-width="56470*"/>
    </style:style>
    <style:style style:name="Table35.B" style:family="table-column">
      <style:table-column-properties style:column-width="8.75pt" style:rel-column-width="1271*"/>
    </style:style>
    <style:style style:name="Table35.C" style:family="table-column">
      <style:table-column-properties style:column-width="53.65pt" style:rel-column-width="7794*"/>
    </style:style>
    <style:style style:name="Table35.1" style:family="table-row">
      <style:table-row-properties style:min-row-height="63.35pt"/>
    </style:style>
    <style:style style:name="Table35.A1" style:family="table-cell">
      <style:table-cell-properties fo:padding-left="0pt" fo:padding-right="7.2pt" fo:padding-top="0pt" fo:padding-bottom="0pt" fo:border="none"/>
    </style:style>
    <style:style style:name="Table35.2" style:family="table-row">
      <style:table-row-properties style:min-row-height="10.8pt"/>
    </style:style>
    <style:style style:name="Table35.A2" style:family="table-cell">
      <style:table-cell-properties fo:padding="7.2pt" fo:border-left="none" fo:border-right="none" fo:border-top="0.05pt solid #999999" fo:border-bottom="0.05pt solid #999999"/>
    </style:style>
    <style:style style:name="Table35.B2" style:family="table-cell">
      <style:table-cell-properties fo:background-color="#e6e6e6" fo:padding="7.2pt" fo:border-left="none" fo:border-right="none" fo:border-top="0.05pt solid #999999" fo:border-bottom="0.05pt solid #999999">
        <style:background-image/>
      </style:table-cell-properties>
    </style:style>
    <style:style style:name="Table1" style:family="table">
      <style:table-properties style:width="221.05pt" fo:margin-left="99.3pt" fo:margin-right="130.9pt" table:align="margins"/>
    </style:style>
    <style:style style:name="Table1.A" style:family="table-column">
      <style:table-column-properties style:column-width="105.25pt" style:rel-column-width="31209*"/>
    </style:style>
    <style:style style:name="Table1.B" style:family="table-column">
      <style:table-column-properties style:column-width="115.8pt" style:rel-column-width="34326*"/>
    </style:style>
    <style:style style:name="Table1.A1" style:family="table-cell">
      <style:table-cell-properties fo:padding="2.75pt" fo:border-left="0.05pt solid #c0c0c0" fo:border-right="none" fo:border-top="0.05pt solid #c0c0c0" fo:border-bottom="0.05pt solid #c0c0c0"/>
    </style:style>
    <style:style style:name="Table1.B1" style:family="table-cell">
      <style:table-cell-properties fo:padding="2.75pt" fo:border="0.05pt solid #c0c0c0"/>
    </style:style>
    <style:style style:name="Table1.A2" style:family="table-cell">
      <style:table-cell-properties fo:padding="2.75pt" fo:border-left="0.05pt solid #c0c0c0" fo:border-right="none" fo:border-top="none" fo:border-bottom="0.05pt solid #c0c0c0"/>
    </style:style>
    <style:style style:name="Table1.B2" style:family="table-cell">
      <style:table-cell-properties fo:padding="2.75pt" fo:border-left="0.05pt solid #c0c0c0" fo:border-right="0.05pt solid #c0c0c0" fo:border-top="none" fo:border-bottom="0.05pt solid #c0c0c0"/>
    </style:style>
    <style:style style:name="Table37" style:family="table">
      <style:table-properties style:width="451.25pt" fo:break-before="page" table:align="margins"/>
    </style:style>
    <style:style style:name="Table37.A" style:family="table-column">
      <style:table-column-properties style:column-width="388.85pt" style:rel-column-width="56470*"/>
    </style:style>
    <style:style style:name="Table37.B" style:family="table-column">
      <style:table-column-properties style:column-width="8.75pt" style:rel-column-width="1271*"/>
    </style:style>
    <style:style style:name="Table37.C" style:family="table-column">
      <style:table-column-properties style:column-width="53.65pt" style:rel-column-width="7794*"/>
    </style:style>
    <style:style style:name="Table37.1" style:family="table-row">
      <style:table-row-properties style:min-row-height="63.35pt"/>
    </style:style>
    <style:style style:name="Table37.A1" style:family="table-cell">
      <style:table-cell-properties fo:padding-left="0pt" fo:padding-right="7.2pt" fo:padding-top="0pt" fo:padding-bottom="0pt" fo:border="none"/>
    </style:style>
    <style:style style:name="Table37.2" style:family="table-row">
      <style:table-row-properties style:min-row-height="10.8pt"/>
    </style:style>
    <style:style style:name="Table37.B2" style:family="table-cell">
      <style:table-cell-properties fo:background-color="#e6e6e6" fo:padding-left="0pt" fo:padding-right="7.2pt" fo:padding-top="0pt" fo:padding-bottom="0pt" fo:border="none">
        <style:background-image/>
      </style:table-cell-properties>
    </style:style>
    <style:style style:name="Table2" style:family="table">
      <style:table-properties style:width="301.7pt" table:align="center"/>
    </style:style>
    <style:style style:name="Table2.A" style:family="table-column">
      <style:table-column-properties style:column-width="92.9pt"/>
    </style:style>
    <style:style style:name="Table2.B" style:family="table-column">
      <style:table-column-properties style:column-width="101.55pt"/>
    </style:style>
    <style:style style:name="Table2.C" style:family="table-column">
      <style:table-column-properties style:column-width="107.25pt"/>
    </style:style>
    <style:style style:name="Table2.A1" style:family="table-cell">
      <style:table-cell-properties fo:padding="2.75pt" fo:border-left="0.05pt solid #c0c0c0" fo:border-right="none" fo:border-top="0.05pt solid #c0c0c0" fo:border-bottom="0.05pt solid #c0c0c0"/>
    </style:style>
    <style:style style:name="Table2.C1" style:family="table-cell">
      <style:table-cell-properties fo:padding="2.75pt" fo:border="0.05pt solid #c0c0c0"/>
    </style:style>
    <style:style style:name="Table2.A2" style:family="table-cell">
      <style:table-cell-properties fo:padding="2.75pt" fo:border-left="0.05pt solid #c0c0c0" fo:border-right="none" fo:border-top="none" fo:border-bottom="0.05pt solid #c0c0c0"/>
    </style:style>
    <style:style style:name="Table2.C2" style:family="table-cell">
      <style:table-cell-properties fo:padding="2.75pt" fo:border-left="0.05pt solid #c0c0c0" fo:border-right="0.05pt solid #c0c0c0" fo:border-top="none" fo:border-bottom="0.05pt solid #c0c0c0"/>
    </style:style>
    <style:style style:name="Table3" style:family="table" style:master-page-name="">
      <style:table-properties style:width="411.85pt" style:page-number="0" table:align="center"/>
    </style:style>
    <style:style style:name="Table3.A" style:family="table-column">
      <style:table-column-properties style:column-width="67.75pt"/>
    </style:style>
    <style:style style:name="Table3.B" style:family="table-column">
      <style:table-column-properties style:column-width="344.1pt"/>
    </style:style>
    <style:style style:name="Table3.A1" style:family="table-cell">
      <style:table-cell-properties fo:padding="2.75pt" fo:border-left="0.05pt solid #c0c0c0" fo:border-right="none" fo:border-top="0.05pt solid #c0c0c0" fo:border-bottom="0.05pt solid #c0c0c0"/>
    </style:style>
    <style:style style:name="Table3.B1" style:family="table-cell">
      <style:table-cell-properties fo:padding="2.75pt" fo:border="0.05pt solid #c0c0c0"/>
    </style:style>
    <style:style style:name="Table3.A2" style:family="table-cell">
      <style:table-cell-properties fo:padding="2.75pt" fo:border-left="0.05pt solid #c0c0c0" fo:border-right="none" fo:border-top="none" fo:border-bottom="0.05pt solid #c0c0c0"/>
    </style:style>
    <style:style style:name="Table3.B2" style:family="table-cell">
      <style:table-cell-properties fo:padding="2.75pt" fo:border-left="0.05pt solid #c0c0c0" fo:border-right="0.05pt solid #c0c0c0" fo:border-top="none" fo:border-bottom="0.05pt solid #c0c0c0"/>
    </style:style>
    <style:style style:name="Table3.A3" style:family="table-cell">
      <style:table-cell-properties style:vertical-align="top" fo:padding="2.75pt" fo:border-left="0.05pt solid #c0c0c0" fo:border-right="none" fo:border-top="none" fo:border-bottom="0.05pt solid #c0c0c0"/>
    </style:style>
    <style:style style:name="Table4" style:family="table" style:master-page-name="">
      <style:table-properties style:width="451.45pt" fo:margin-left="0pt" fo:margin-right="-0.2pt" style:page-number="0" table:align="margins"/>
    </style:style>
    <style:style style:name="Table4.A" style:family="table-column">
      <style:table-column-properties style:column-width="84.2pt" style:rel-column-width="12224*"/>
    </style:style>
    <style:style style:name="Table4.B" style:family="table-column">
      <style:table-column-properties style:column-width="367.25pt" style:rel-column-width="53311*"/>
    </style:style>
    <style:style style:name="Table4.A1" style:family="table-cell">
      <style:table-cell-properties fo:padding="2.75pt" fo:border-left="0.05pt solid #c0c0c0" fo:border-right="none" fo:border-top="0.05pt solid #c0c0c0" fo:border-bottom="0.05pt solid #c0c0c0"/>
    </style:style>
    <style:style style:name="Table4.B1" style:family="table-cell">
      <style:table-cell-properties fo:background-color="transparent" fo:padding="2.75pt" fo:border="0.05pt solid #c0c0c0">
        <style:background-image/>
      </style:table-cell-properties>
    </style:style>
    <style:style style:name="Table4.A2" style:family="table-cell">
      <style:table-cell-properties fo:padding="2.75pt" fo:border-left="0.05pt solid #c0c0c0" fo:border-right="none" fo:border-top="none" fo:border-bottom="0.05pt solid #c0c0c0"/>
    </style:style>
    <style:style style:name="Table4.B2" style:family="table-cell">
      <style:table-cell-properties fo:padding="2.75pt" fo:border-left="0.05pt solid #c0c0c0" fo:border-right="0.05pt solid #c0c0c0" fo:border-top="none" fo:border-bottom="0.05pt solid #c0c0c0"/>
    </style:style>
    <style:style style:name="Table5" style:family="table">
      <style:table-properties style:width="365.5pt" fo:margin-left="45.15pt" fo:margin-right="40.6pt" table:align="margins"/>
    </style:style>
    <style:style style:name="Table5.A" style:family="table-column">
      <style:table-column-properties style:column-width="111.15pt" style:rel-column-width="19932*"/>
    </style:style>
    <style:style style:name="Table5.B" style:family="table-column">
      <style:table-column-properties style:column-width="254.35pt" style:rel-column-width="45603*"/>
    </style:style>
    <style:style style:name="Table5.A1" style:family="table-cell">
      <style:table-cell-properties fo:padding="2.75pt" fo:border-left="0.05pt solid #c0c0c0" fo:border-right="none" fo:border-top="0.05pt solid #c0c0c0" fo:border-bottom="0.05pt solid #c0c0c0"/>
    </style:style>
    <style:style style:name="Table5.B1" style:family="table-cell">
      <style:table-cell-properties fo:padding="2.75pt" fo:border="0.05pt solid #c0c0c0"/>
    </style:style>
    <style:style style:name="Table5.A2" style:family="table-cell">
      <style:table-cell-properties fo:padding="2.75pt" fo:border-left="0.05pt solid #c0c0c0" fo:border-right="none" fo:border-top="none" fo:border-bottom="0.05pt solid #c0c0c0"/>
    </style:style>
    <style:style style:name="Table5.B2" style:family="table-cell">
      <style:table-cell-properties fo:padding="2.75pt" fo:border-left="0.05pt solid #c0c0c0" fo:border-right="0.05pt solid #c0c0c0" fo:border-top="none" fo:border-bottom="0.05pt solid #c0c0c0"/>
    </style:style>
    <style:style style:name="Table6" style:family="table">
      <style:table-properties style:width="451.25pt" table:align="margins"/>
    </style:style>
    <style:style style:name="Table6.A" style:family="table-column">
      <style:table-column-properties style:column-width="110.95pt" style:rel-column-width="16115*"/>
    </style:style>
    <style:style style:name="Table6.B" style:family="table-column">
      <style:table-column-properties style:column-width="340.3pt" style:rel-column-width="49420*"/>
    </style:style>
    <style:style style:name="Table6.A1" style:family="table-cell">
      <style:table-cell-properties fo:padding="2.75pt" fo:border-left="0.05pt solid #c0c0c0" fo:border-right="none" fo:border-top="0.05pt solid #c0c0c0" fo:border-bottom="0.05pt solid #c0c0c0"/>
    </style:style>
    <style:style style:name="Table6.B1" style:family="table-cell">
      <style:table-cell-properties fo:padding="2.75pt" fo:border="0.05pt solid #c0c0c0"/>
    </style:style>
    <style:style style:name="Table6.A2" style:family="table-cell">
      <style:table-cell-properties fo:padding="2.75pt" fo:border-left="0.05pt solid #c0c0c0" fo:border-right="none" fo:border-top="none" fo:border-bottom="0.05pt solid #c0c0c0"/>
    </style:style>
    <style:style style:name="Table6.B2" style:family="table-cell">
      <style:table-cell-properties fo:padding="2.75pt" fo:border-left="0.05pt solid #c0c0c0" fo:border-right="0.05pt solid #c0c0c0" fo:border-top="none" fo:border-bottom="0.05pt solid #c0c0c0"/>
    </style:style>
    <style:style style:name="Table7" style:family="table">
      <style:table-properties style:width="451.25pt" table:align="margins"/>
    </style:style>
    <style:style style:name="Table7.A" style:family="table-column">
      <style:table-column-properties style:column-width="136.8pt" style:rel-column-width="19864*"/>
    </style:style>
    <style:style style:name="Table7.B" style:family="table-column">
      <style:table-column-properties style:column-width="314.45pt" style:rel-column-width="45671*"/>
    </style:style>
    <style:style style:name="Table7.A1" style:family="table-cell">
      <style:table-cell-properties fo:padding="2.75pt" fo:border-left="0.05pt solid #c0c0c0" fo:border-right="none" fo:border-top="0.05pt solid #c0c0c0" fo:border-bottom="0.05pt solid #c0c0c0"/>
    </style:style>
    <style:style style:name="Table7.B1" style:family="table-cell">
      <style:table-cell-properties fo:padding="2.75pt" fo:border="0.05pt solid #c0c0c0"/>
    </style:style>
    <style:style style:name="Table7.A2" style:family="table-cell">
      <style:table-cell-properties fo:padding="2.75pt" fo:border-left="0.05pt solid #c0c0c0" fo:border-right="none" fo:border-top="none" fo:border-bottom="0.05pt solid #c0c0c0"/>
    </style:style>
    <style:style style:name="Table7.B2" style:family="table-cell">
      <style:table-cell-properties fo:padding="2.75pt" fo:border-left="0.05pt solid #c0c0c0" fo:border-right="0.05pt solid #c0c0c0" fo:border-top="none" fo:border-bottom="0.05pt solid #c0c0c0"/>
    </style:style>
    <style:style style:name="Table8" style:family="table">
      <style:table-properties style:width="310.3pt" fo:margin-left="71.3pt" fo:margin-right="69.65pt" table:align="margins"/>
    </style:style>
    <style:style style:name="Table8.A" style:family="table-column">
      <style:table-column-properties style:column-width="110.95pt" style:rel-column-width="23429*"/>
    </style:style>
    <style:style style:name="Table8.B" style:family="table-column">
      <style:table-column-properties style:column-width="199.35pt" style:rel-column-width="42106*"/>
    </style:style>
    <style:style style:name="Table8.A1" style:family="table-cell">
      <style:table-cell-properties fo:padding="2.75pt" fo:border-left="0.05pt solid #c0c0c0" fo:border-right="none" fo:border-top="0.05pt solid #c0c0c0" fo:border-bottom="0.05pt solid #c0c0c0"/>
    </style:style>
    <style:style style:name="Table8.B1" style:family="table-cell">
      <style:table-cell-properties fo:padding="2.75pt" fo:border="0.05pt solid #c0c0c0"/>
    </style:style>
    <style:style style:name="Table8.A2" style:family="table-cell">
      <style:table-cell-properties fo:padding="2.75pt" fo:border-left="0.05pt solid #c0c0c0" fo:border-right="none" fo:border-top="none" fo:border-bottom="0.05pt solid #c0c0c0"/>
    </style:style>
    <style:style style:name="Table8.B2" style:family="table-cell">
      <style:table-cell-properties fo:padding="2.75pt" fo:border-left="0.05pt solid #c0c0c0" fo:border-right="0.05pt solid #c0c0c0" fo:border-top="none" fo:border-bottom="0.05pt solid #c0c0c0"/>
    </style:style>
    <style:style style:name="Table31" style:family="table">
      <style:table-properties style:width="451.25pt" table:align="margins"/>
    </style:style>
    <style:style style:name="Table31.A" style:family="table-column">
      <style:table-column-properties style:column-width="97.25pt" style:rel-column-width="14125*"/>
    </style:style>
    <style:style style:name="Table31.B" style:family="table-column">
      <style:table-column-properties style:column-width="354pt" style:rel-column-width="51410*"/>
    </style:style>
    <style:style style:name="Table31.A1" style:family="table-cell">
      <style:table-cell-properties fo:padding="2.75pt" fo:border-left="0.05pt solid #c0c0c0" fo:border-right="none" fo:border-top="0.05pt solid #c0c0c0" fo:border-bottom="0.05pt solid #c0c0c0"/>
    </style:style>
    <style:style style:name="Table31.B1" style:family="table-cell">
      <style:table-cell-properties fo:padding="2.75pt" fo:border="0.05pt solid #c0c0c0"/>
    </style:style>
    <style:style style:name="Table31.A2" style:family="table-cell">
      <style:table-cell-properties fo:padding="2.75pt" fo:border-left="0.05pt solid #c0c0c0" fo:border-right="none" fo:border-top="none" fo:border-bottom="0.05pt solid #c0c0c0"/>
    </style:style>
    <style:style style:name="Table31.B2" style:family="table-cell">
      <style:table-cell-properties fo:padding="2.75pt" fo:border-left="0.05pt solid #c0c0c0" fo:border-right="0.05pt solid #c0c0c0" fo:border-top="none" fo:border-bottom="0.05pt solid #c0c0c0"/>
    </style:style>
    <style:style style:name="Table9" style:family="table">
      <style:table-properties style:width="288.75pt" fo:margin-left="81.25pt" fo:margin-right="81.25pt" table:align="margins"/>
    </style:style>
    <style:style style:name="Table9.A" style:family="table-column">
      <style:table-column-properties style:column-width="159.6pt" style:rel-column-width="36225*"/>
    </style:style>
    <style:style style:name="Table9.B" style:family="table-column">
      <style:table-column-properties style:column-width="129.15pt" style:rel-column-width="29310*"/>
    </style:style>
    <style:style style:name="Table9.A1" style:family="table-cell">
      <style:table-cell-properties fo:padding="2.75pt" fo:border-left="0.05pt solid #c0c0c0" fo:border-right="none" fo:border-top="0.05pt solid #c0c0c0" fo:border-bottom="0.05pt solid #c0c0c0"/>
    </style:style>
    <style:style style:name="Table9.B1" style:family="table-cell">
      <style:table-cell-properties fo:padding="2.75pt" fo:border="0.05pt solid #c0c0c0"/>
    </style:style>
    <style:style style:name="Table9.A2" style:family="table-cell">
      <style:table-cell-properties fo:padding="2.75pt" fo:border-left="0.05pt solid #c0c0c0" fo:border-right="none" fo:border-top="none" fo:border-bottom="0.05pt solid #c0c0c0"/>
    </style:style>
    <style:style style:name="Table9.B2" style:family="table-cell">
      <style:table-cell-properties fo:padding="2.75pt" fo:border-left="0.05pt solid #c0c0c0" fo:border-right="0.05pt solid #c0c0c0" fo:border-top="none" fo:border-bottom="0.05pt solid #c0c0c0"/>
    </style:style>
    <style:style style:name="Table10" style:family="table">
      <style:table-properties style:width="275.25pt" fo:margin-left="90.25pt" fo:margin-right="85.75pt" table:align="margins"/>
    </style:style>
    <style:style style:name="Table10.A" style:family="table-column">
      <style:table-column-properties style:column-width="33.15pt" style:rel-column-width="7895*"/>
    </style:style>
    <style:style style:name="Table10.B" style:family="table-column">
      <style:table-column-properties style:column-width="242.1pt" style:rel-column-width="57640*"/>
    </style:style>
    <style:style style:name="Table10.A1" style:family="table-cell">
      <style:table-cell-properties fo:padding="2.75pt" fo:border-left="0.05pt solid #c0c0c0" fo:border-right="none" fo:border-top="0.05pt solid #c0c0c0" fo:border-bottom="0.05pt solid #c0c0c0"/>
    </style:style>
    <style:style style:name="Table10.B1" style:family="table-cell">
      <style:table-cell-properties fo:padding="2.75pt" fo:border="0.05pt solid #c0c0c0"/>
    </style:style>
    <style:style style:name="Table10.A2" style:family="table-cell">
      <style:table-cell-properties fo:padding="2.75pt" fo:border-left="0.05pt solid #c0c0c0" fo:border-right="none" fo:border-top="none" fo:border-bottom="0.05pt solid #c0c0c0"/>
    </style:style>
    <style:style style:name="Table10.B2" style:family="table-cell">
      <style:table-cell-properties fo:padding="2.75pt" fo:border-left="0.05pt solid #c0c0c0" fo:border-right="0.05pt solid #c0c0c0" fo:border-top="none" fo:border-bottom="0.05pt solid #c0c0c0"/>
    </style:style>
    <style:style style:name="Table18" style:family="table">
      <style:table-properties style:width="451.25pt" table:align="margins"/>
    </style:style>
    <style:style style:name="Table18.A" style:family="table-column">
      <style:table-column-properties style:column-width="144.05pt" style:rel-column-width="20922*"/>
    </style:style>
    <style:style style:name="Table18.B" style:family="table-column">
      <style:table-column-properties style:column-width="307.2pt" style:rel-column-width="44613*"/>
    </style:style>
    <style:style style:name="Table18.A1" style:family="table-cell">
      <style:table-cell-properties fo:padding="2.75pt" fo:border-left="0.05pt solid #c0c0c0" fo:border-right="none" fo:border-top="0.05pt solid #c0c0c0" fo:border-bottom="0.05pt solid #c0c0c0"/>
    </style:style>
    <style:style style:name="Table18.B1" style:family="table-cell">
      <style:table-cell-properties fo:padding="2.75pt" fo:border="0.05pt solid #c0c0c0"/>
    </style:style>
    <style:style style:name="Table18.A2" style:family="table-cell">
      <style:table-cell-properties fo:padding="2.75pt" fo:border-left="0.05pt solid #c0c0c0" fo:border-right="none" fo:border-top="none" fo:border-bottom="0.05pt solid #c0c0c0"/>
    </style:style>
    <style:style style:name="Table18.B2" style:family="table-cell">
      <style:table-cell-properties fo:padding="2.75pt" fo:border-left="0.05pt solid #c0c0c0" fo:border-right="0.05pt solid #c0c0c0" fo:border-top="none" fo:border-bottom="0.05pt solid #c0c0c0"/>
    </style:style>
    <style:style style:name="Table11" style:family="table">
      <style:table-properties style:width="451.25pt" table:align="margins"/>
    </style:style>
    <style:style style:name="Table11.A" style:family="table-column">
      <style:table-column-properties style:column-width="98.6pt" style:rel-column-width="14321*"/>
    </style:style>
    <style:style style:name="Table11.B" style:family="table-column">
      <style:table-column-properties style:column-width="352.65pt" style:rel-column-width="51214*"/>
    </style:style>
    <style:style style:name="Table11.A1" style:family="table-cell">
      <style:table-cell-properties fo:padding="2.75pt" fo:border-left="0.05pt solid #c0c0c0" fo:border-right="none" fo:border-top="0.05pt solid #c0c0c0" fo:border-bottom="0.05pt solid #c0c0c0"/>
    </style:style>
    <style:style style:name="Table11.B1" style:family="table-cell">
      <style:table-cell-properties fo:padding="2.75pt" fo:border="0.05pt solid #c0c0c0"/>
    </style:style>
    <style:style style:name="Table11.A2" style:family="table-cell">
      <style:table-cell-properties fo:padding="2.75pt" fo:border-left="0.05pt solid #c0c0c0" fo:border-right="none" fo:border-top="none" fo:border-bottom="0.05pt solid #c0c0c0"/>
    </style:style>
    <style:style style:name="Table11.B2" style:family="table-cell">
      <style:table-cell-properties fo:padding="2.75pt" fo:border-left="0.05pt solid #c0c0c0" fo:border-right="0.05pt solid #c0c0c0" fo:border-top="none" fo:border-bottom="0.05pt solid #c0c0c0"/>
    </style:style>
    <style:style style:name="Table11.5" style:family="table-row">
      <style:table-row-properties style:min-row-height="3.85pt"/>
    </style:style>
    <style:style style:name="Table28" style:family="table">
      <style:table-properties style:width="360.95pt" fo:margin-left="45.15pt" fo:margin-right="45.15pt" table:align="margins"/>
    </style:style>
    <style:style style:name="Table28.A" style:family="table-column">
      <style:table-column-properties style:column-width="44.7pt" style:rel-column-width="8118*"/>
    </style:style>
    <style:style style:name="Table28.B" style:family="table-column">
      <style:table-column-properties style:column-width="316.25pt" style:rel-column-width="57417*"/>
    </style:style>
    <style:style style:name="Table28.A1" style:family="table-cell">
      <style:table-cell-properties fo:padding="2.75pt" fo:border-left="0.05pt solid #000000" fo:border-right="none" fo:border-top="0.05pt solid #000000" fo:border-bottom="0.05pt solid #000000"/>
    </style:style>
    <style:style style:name="Table28.B1" style:family="table-cell">
      <style:table-cell-properties fo:padding="2.75pt" fo:border="0.05pt solid #000000"/>
    </style:style>
    <style:style style:name="Table28.A2" style:family="table-cell">
      <style:table-cell-properties fo:padding="2.75pt" fo:border-left="0.05pt solid #000000" fo:border-right="none" fo:border-top="none" fo:border-bottom="0.05pt solid #000000"/>
    </style:style>
    <style:style style:name="Table28.B2" style:family="table-cell">
      <style:table-cell-properties fo:padding="2.75pt" fo:border-left="0.05pt solid #000000" fo:border-right="0.05pt solid #000000" fo:border-top="none" fo:border-bottom="0.05pt solid #000000"/>
    </style:style>
    <style:style style:name="Table29" style:family="table">
      <style:table-properties style:width="451.25pt" table:align="margins"/>
    </style:style>
    <style:style style:name="Table29.A" style:family="table-column">
      <style:table-column-properties style:column-width="103.65pt" style:rel-column-width="15054*"/>
    </style:style>
    <style:style style:name="Table29.B" style:family="table-column">
      <style:table-column-properties style:column-width="347.6pt" style:rel-column-width="50481*"/>
    </style:style>
    <style:style style:name="Table29.A1" style:family="table-cell">
      <style:table-cell-properties fo:padding="2.75pt" fo:border-left="0.05pt solid #c0c0c0" fo:border-right="none" fo:border-top="0.05pt solid #c0c0c0" fo:border-bottom="0.05pt solid #c0c0c0"/>
    </style:style>
    <style:style style:name="Table29.B1" style:family="table-cell">
      <style:table-cell-properties fo:padding="2.75pt" fo:border="0.05pt solid #c0c0c0"/>
    </style:style>
    <style:style style:name="Table29.A2" style:family="table-cell">
      <style:table-cell-properties fo:padding="2.75pt" fo:border-left="0.05pt solid #c0c0c0" fo:border-right="none" fo:border-top="none" fo:border-bottom="0.05pt solid #c0c0c0"/>
    </style:style>
    <style:style style:name="Table29.B2" style:family="table-cell">
      <style:table-cell-properties fo:padding="2.75pt" fo:border-left="0.05pt solid #c0c0c0" fo:border-right="0.05pt solid #c0c0c0" fo:border-top="none" fo:border-bottom="0.05pt solid #c0c0c0"/>
    </style:style>
    <style:style style:name="Table38" style:family="table">
      <style:table-properties style:width="451.25pt" fo:break-before="page" table:align="margins"/>
    </style:style>
    <style:style style:name="Table38.A" style:family="table-column">
      <style:table-column-properties style:column-width="388.85pt" style:rel-column-width="56470*"/>
    </style:style>
    <style:style style:name="Table38.B" style:family="table-column">
      <style:table-column-properties style:column-width="8.75pt" style:rel-column-width="1271*"/>
    </style:style>
    <style:style style:name="Table38.C" style:family="table-column">
      <style:table-column-properties style:column-width="53.65pt" style:rel-column-width="7794*"/>
    </style:style>
    <style:style style:name="Table38.1" style:family="table-row">
      <style:table-row-properties style:min-row-height="63.35pt"/>
    </style:style>
    <style:style style:name="Table38.A1" style:family="table-cell">
      <style:table-cell-properties fo:padding-left="0pt" fo:padding-right="7.2pt" fo:padding-top="0pt" fo:padding-bottom="0pt" fo:border="none"/>
    </style:style>
    <style:style style:name="Table38.2" style:family="table-row">
      <style:table-row-properties style:min-row-height="10.8pt"/>
    </style:style>
    <style:style style:name="Table38.A2" style:family="table-cell">
      <style:table-cell-properties fo:padding="7.2pt" fo:border-left="none" fo:border-right="none" fo:border-top="0.05pt solid #999999" fo:border-bottom="0.05pt solid #999999"/>
    </style:style>
    <style:style style:name="Table38.B2" style:family="table-cell">
      <style:table-cell-properties fo:background-color="#e6e6e6" fo:padding="7.2pt" fo:border-left="none" fo:border-right="none" fo:border-top="0.05pt solid #999999" fo:border-bottom="0.05pt solid #999999">
        <style:background-image/>
      </style:table-cell-properties>
    </style:style>
    <style:style style:name="Table17" style:family="table" style:master-page-name="">
      <style:table-properties style:width="451.25pt" style:rel-width="100%" style:page-number="0" table:align="left"/>
    </style:style>
    <style:style style:name="Table17.A" style:family="table-column">
      <style:table-column-properties style:column-width="15.9pt" style:rel-column-width="318*"/>
    </style:style>
    <style:style style:name="Table17.B" style:family="table-column">
      <style:table-column-properties style:column-width="93pt" style:rel-column-width="1859*"/>
    </style:style>
    <style:style style:name="Table17.C" style:family="table-column">
      <style:table-column-properties style:column-width="104.95pt" style:rel-column-width="2098*"/>
    </style:style>
    <style:style style:name="Table17.D" style:family="table-column">
      <style:table-column-properties style:column-width="33.55pt" style:rel-column-width="671*"/>
    </style:style>
    <style:style style:name="Table17.E" style:family="table-column">
      <style:table-column-properties style:column-width="22.15pt" style:rel-column-width="443*"/>
    </style:style>
    <style:style style:name="Table17.F" style:family="table-column">
      <style:table-column-properties style:column-width="108.95pt" style:rel-column-width="2178*"/>
    </style:style>
    <style:style style:name="Table17.G" style:family="table-column">
      <style:table-column-properties style:column-width="72.75pt" style:rel-column-width="1454*"/>
    </style:style>
    <style:style style:name="Table17.1" style:family="table-row">
      <style:table-row-properties fo:background-color="#ededed">
        <style:background-image/>
      </style:table-row-properties>
    </style:style>
    <style:style style:name="Table17.A1" style:family="table-cell">
      <style:table-cell-properties style:vertical-align="middle" fo:background-color="#b3b3b3" fo:padding="1.45pt" fo:border-left="0.05pt solid #808080" fo:border-right="none" fo:border-top="0.05pt solid #808080" fo:border-bottom="0.05pt solid #808080">
        <style:background-image/>
      </style:table-cell-properties>
    </style:style>
    <style:style style:name="Table17.G1" style:family="table-cell">
      <style:table-cell-properties style:vertical-align="middle" fo:background-color="#b3b3b3" fo:padding="1.45pt" fo:border="0.05pt solid #808080">
        <style:background-image/>
      </style:table-cell-properties>
    </style:style>
    <style:style style:name="Table17.2" style:family="table-row">
      <style:table-row-properties fo:background-color="#efefef">
        <style:background-image/>
      </style:table-row-properties>
    </style:style>
    <style:style style:name="Table17.A2" style:family="table-cell">
      <style:table-cell-properties style:vertical-align="middle" fo:padding="1.45pt" fo:border-left="0.05pt solid #808080" fo:border-right="none" fo:border-top="none" fo:border-bottom="0.05pt solid #808080"/>
    </style:style>
    <style:style style:name="Table17.G2" style:family="table-cell">
      <style:table-cell-properties style:vertical-align="middle" fo:padding="1.45pt" fo:border-left="0.05pt solid #808080" fo:border-right="0.05pt solid #808080" fo:border-top="none" fo:border-bottom="0.05pt solid #808080"/>
    </style:style>
    <style:style style:name="Table27" style:family="table">
      <style:table-properties style:width="406.15pt" fo:margin-left="22.55pt" fo:margin-right="22.55pt" table:align="margins"/>
    </style:style>
    <style:style style:name="Table27.A" style:family="table-column">
      <style:table-column-properties style:column-width="135.4pt" style:rel-column-width="21844*"/>
    </style:style>
    <style:style style:name="Table27.C" style:family="table-column">
      <style:table-column-properties style:column-width="135.4pt" style:rel-column-width="21847*"/>
    </style:style>
    <style:style style:name="Table26" style:family="table">
      <style:table-properties style:width="342.95pt" fo:margin-left="54.15pt" fo:margin-right="54.15pt" table:align="margins"/>
    </style:style>
    <style:style style:name="Table26.A" style:family="table-column">
      <style:table-column-properties style:column-width="114.3pt" style:rel-column-width="21844*"/>
    </style:style>
    <style:style style:name="Table26.C" style:family="table-column">
      <style:table-column-properties style:column-width="114.35pt" style:rel-column-width="21847*"/>
    </style:style>
    <style:style style:name="Table26.A1" style:family="table-cell">
      <style:table-cell-properties fo:padding="2.75pt" fo:border="none"/>
    </style:style>
    <style:style style:name="Table33" style:family="table">
      <style:table-properties style:width="342.95pt" fo:margin-left="54.15pt" fo:margin-right="54.15pt" table:align="margins"/>
    </style:style>
    <style:style style:name="Table33.A" style:family="table-column">
      <style:table-column-properties style:column-width="114.3pt" style:rel-column-width="21844*"/>
    </style:style>
    <style:style style:name="Table33.C" style:family="table-column">
      <style:table-column-properties style:column-width="114.35pt" style:rel-column-width="21847*"/>
    </style:style>
    <style:style style:name="Table33.A1" style:family="table-cell">
      <style:table-cell-properties fo:padding="2.75pt" fo:border-left="0.05pt solid #c0c0c0" fo:border-right="none" fo:border-top="0.05pt solid #c0c0c0" fo:border-bottom="0.05pt solid #c0c0c0"/>
    </style:style>
    <style:style style:name="Table33.C1" style:family="table-cell">
      <style:table-cell-properties fo:padding="2.75pt" fo:border="0.05pt solid #c0c0c0"/>
    </style:style>
    <style:style style:name="Table24" style:family="table">
      <style:table-properties style:width="315.85pt" fo:margin-left="67.7pt" fo:margin-right="67.7pt" table:align="margins"/>
    </style:style>
    <style:style style:name="Table24.A" style:family="table-column">
      <style:table-column-properties style:column-width="157.9pt" style:rel-column-width="32767*"/>
    </style:style>
    <style:style style:name="Table24.B" style:family="table-column">
      <style:table-column-properties style:column-width="157.95pt" style:rel-column-width="32768*"/>
    </style:style>
    <style:style style:name="Table24.A1" style:family="table-cell">
      <style:table-cell-properties fo:padding="2.75pt" fo:border="none"/>
    </style:style>
    <style:style style:name="Table13" style:family="table">
      <style:table-properties style:width="451.25pt" table:align="margins"/>
    </style:style>
    <style:style style:name="Table13.A" style:family="table-column">
      <style:table-column-properties style:column-width="135.3pt" style:rel-column-width="19651*"/>
    </style:style>
    <style:style style:name="Table13.B" style:family="table-column">
      <style:table-column-properties style:column-width="51.85pt" style:rel-column-width="7531*"/>
    </style:style>
    <style:style style:name="Table13.D" style:family="table-column">
      <style:table-column-properties style:column-width="77.15pt" style:rel-column-width="11205*"/>
    </style:style>
    <style:style style:name="Table13.E" style:family="table-column">
      <style:table-column-properties style:column-width="135.1pt" style:rel-column-width="19617*"/>
    </style:style>
    <style:style style:name="Table13.A1" style:family="table-cell">
      <style:table-cell-properties fo:padding="2.75pt" fo:border-left="0.05pt solid #c0c0c0" fo:border-right="none" fo:border-top="0.05pt solid #c0c0c0" fo:border-bottom="0.05pt solid #c0c0c0"/>
    </style:style>
    <style:style style:name="Table13.E1" style:family="table-cell">
      <style:table-cell-properties fo:padding="2.75pt" fo:border="0.05pt solid #c0c0c0"/>
    </style:style>
    <style:style style:name="Table13.A2" style:family="table-cell">
      <style:table-cell-properties fo:padding="2.75pt" fo:border-left="0.05pt solid #c0c0c0" fo:border-right="none" fo:border-top="none" fo:border-bottom="0.05pt solid #c0c0c0"/>
    </style:style>
    <style:style style:name="Table13.C2" style:family="table-cell" style:data-style-name="N0">
      <style:table-cell-properties fo:padding="2.75pt" fo:border-left="0.05pt solid #c0c0c0" fo:border-right="none" fo:border-top="none" fo:border-bottom="0.05pt solid #c0c0c0"/>
    </style:style>
    <style:style style:name="Table13.E2" style:family="table-cell">
      <style:table-cell-properties fo:padding="2.75pt" fo:border-left="0.05pt solid #c0c0c0" fo:border-right="0.05pt solid #c0c0c0" fo:border-top="none" fo:border-bottom="0.05pt solid #c0c0c0"/>
    </style:style>
    <style:style style:name="Table14" style:family="table">
      <style:table-properties style:width="451.25pt" table:align="margins"/>
    </style:style>
    <style:style style:name="Table14.A" style:family="table-column">
      <style:table-column-properties style:column-width="79.95pt" style:rel-column-width="11612*"/>
    </style:style>
    <style:style style:name="Table14.B" style:family="table-column">
      <style:table-column-properties style:column-width="371.3pt" style:rel-column-width="53923*"/>
    </style:style>
    <style:style style:name="Table14.A1" style:family="table-cell">
      <style:table-cell-properties fo:padding="2.75pt" fo:border-left="0.05pt solid #c0c0c0" fo:border-right="none" fo:border-top="0.05pt solid #c0c0c0" fo:border-bottom="0.05pt solid #c0c0c0"/>
    </style:style>
    <style:style style:name="Table14.B1" style:family="table-cell">
      <style:table-cell-properties fo:padding="2.75pt" fo:border="0.05pt solid #c0c0c0"/>
    </style:style>
    <style:style style:name="Table14.A2" style:family="table-cell">
      <style:table-cell-properties fo:padding="2.75pt" fo:border-left="0.05pt solid #c0c0c0" fo:border-right="none" fo:border-top="none" fo:border-bottom="0.05pt solid #c0c0c0"/>
    </style:style>
    <style:style style:name="Table14.B2" style:family="table-cell">
      <style:table-cell-properties fo:padding="2.75pt" fo:border-left="0.05pt solid #c0c0c0" fo:border-right="0.05pt solid #c0c0c0" fo:border-top="none" fo:border-bottom="0.05pt solid #c0c0c0"/>
    </style:style>
    <style:style style:name="Table30" style:family="table">
      <style:table-properties style:width="451.25pt" table:align="margins"/>
    </style:style>
    <style:style style:name="Table30.A" style:family="table-column">
      <style:table-column-properties style:column-width="116.6pt" style:rel-column-width="16937*"/>
    </style:style>
    <style:style style:name="Table30.B" style:family="table-column">
      <style:table-column-properties style:column-width="226.95pt" style:rel-column-width="32959*"/>
    </style:style>
    <style:style style:name="Table30.C" style:family="table-column">
      <style:table-column-properties style:column-width="107.7pt" style:rel-column-width="15639*"/>
    </style:style>
    <style:style style:name="Table30.A1" style:family="table-cell">
      <style:table-cell-properties fo:padding="2.75pt" fo:border-left="0.05pt solid #c0c0c0" fo:border-right="none" fo:border-top="0.05pt solid #c0c0c0" fo:border-bottom="0.05pt solid #c0c0c0"/>
    </style:style>
    <style:style style:name="Table30.C1" style:family="table-cell">
      <style:table-cell-properties fo:padding="2.75pt" fo:border="0.05pt solid #c0c0c0"/>
    </style:style>
    <style:style style:name="Table30.A2" style:family="table-cell">
      <style:table-cell-properties fo:padding="2.75pt" fo:border-left="0.05pt solid #c0c0c0" fo:border-right="none" fo:border-top="none" fo:border-bottom="0.05pt solid #c0c0c0"/>
    </style:style>
    <style:style style:name="Table30.C2" style:family="table-cell">
      <style:table-cell-properties fo:padding="2.75pt" fo:border-left="0.05pt solid #c0c0c0" fo:border-right="0.05pt solid #c0c0c0" fo:border-top="none" fo:border-bottom="0.05pt solid #c0c0c0"/>
    </style:style>
    <style:style style:name="Table39" style:family="table">
      <style:table-properties style:width="451.25pt" fo:break-before="page" table:align="margins"/>
    </style:style>
    <style:style style:name="Table39.A" style:family="table-column">
      <style:table-column-properties style:column-width="388.85pt" style:rel-column-width="56470*"/>
    </style:style>
    <style:style style:name="Table39.B" style:family="table-column">
      <style:table-column-properties style:column-width="8.75pt" style:rel-column-width="1271*"/>
    </style:style>
    <style:style style:name="Table39.C" style:family="table-column">
      <style:table-column-properties style:column-width="53.65pt" style:rel-column-width="7794*"/>
    </style:style>
    <style:style style:name="Table39.1" style:family="table-row">
      <style:table-row-properties style:min-row-height="63.35pt"/>
    </style:style>
    <style:style style:name="Table39.A1" style:family="table-cell">
      <style:table-cell-properties fo:padding-left="0pt" fo:padding-right="7.2pt" fo:padding-top="0pt" fo:padding-bottom="0pt" fo:border="none"/>
    </style:style>
    <style:style style:name="Table39.2" style:family="table-row">
      <style:table-row-properties style:min-row-height="10.8pt"/>
    </style:style>
    <style:style style:name="Table39.A2" style:family="table-cell">
      <style:table-cell-properties fo:padding="7.2pt" fo:border-left="none" fo:border-right="none" fo:border-top="0.05pt solid #999999" fo:border-bottom="0.05pt solid #999999"/>
    </style:style>
    <style:style style:name="Table39.B2" style:family="table-cell">
      <style:table-cell-properties fo:background-color="#e6e6e6" fo:padding="7.2pt" fo:border-left="none" fo:border-right="none" fo:border-top="0.05pt solid #999999" fo:border-bottom="0.05pt solid #999999">
        <style:background-image/>
      </style:table-cell-properties>
    </style:style>
    <style:style style:name="Table15" style:family="table">
      <style:table-properties style:width="403.25pt" fo:margin-left="25.2pt" fo:margin-right="22.8pt" table:align="margins"/>
    </style:style>
    <style:style style:name="Table15.A" style:family="table-column">
      <style:table-column-properties style:column-width="64.85pt" style:rel-column-width="10543*"/>
    </style:style>
    <style:style style:name="Table15.B" style:family="table-column">
      <style:table-column-properties style:column-width="338.4pt" style:rel-column-width="54992*"/>
    </style:style>
    <style:style style:name="Table15.A1" style:family="table-cell">
      <style:table-cell-properties fo:padding="2.75pt" fo:border-left="0.05pt solid #c0c0c0" fo:border-right="none" fo:border-top="0.05pt solid #c0c0c0" fo:border-bottom="0.05pt solid #c0c0c0"/>
    </style:style>
    <style:style style:name="Table15.B1" style:family="table-cell">
      <style:table-cell-properties fo:padding="2.75pt" fo:border="0.05pt solid #c0c0c0"/>
    </style:style>
    <style:style style:name="Table15.A2" style:family="table-cell">
      <style:table-cell-properties fo:padding="2.75pt" fo:border-left="0.05pt solid #c0c0c0" fo:border-right="none" fo:border-top="none" fo:border-bottom="0.05pt solid #c0c0c0"/>
    </style:style>
    <style:style style:name="Table15.B2" style:family="table-cell">
      <style:table-cell-properties fo:padding="2.75pt" fo:border-left="0.05pt solid #c0c0c0" fo:border-right="0.05pt solid #c0c0c0" fo:border-top="none" fo:border-bottom="0.05pt solid #c0c0c0"/>
    </style:style>
    <style:style style:name="Table19" style:family="table">
      <style:table-properties style:width="315.85pt" fo:margin-left="67.7pt" fo:margin-right="67.7pt" table:align="margins"/>
    </style:style>
    <style:style style:name="Table19.A" style:family="table-column">
      <style:table-column-properties style:column-width="11.55pt" style:rel-column-width="2397*"/>
    </style:style>
    <style:style style:name="Table19.B" style:family="table-column">
      <style:table-column-properties style:column-width="304.3pt" style:rel-column-width="63138*"/>
    </style:style>
    <style:style style:name="Table19.A1" style:family="table-cell">
      <style:table-cell-properties fo:padding="2.75pt" fo:border-left="0.05pt solid #c0c0c0" fo:border-right="none" fo:border-top="0.05pt solid #c0c0c0" fo:border-bottom="0.05pt solid #c0c0c0"/>
    </style:style>
    <style:style style:name="Table19.B1" style:family="table-cell">
      <style:table-cell-properties fo:padding="2.75pt" fo:border="0.05pt solid #c0c0c0"/>
    </style:style>
    <style:style style:name="Table19.A2" style:family="table-cell">
      <style:table-cell-properties fo:padding="2.75pt" fo:border-left="0.05pt solid #c0c0c0" fo:border-right="none" fo:border-top="none" fo:border-bottom="0.05pt solid #c0c0c0"/>
    </style:style>
    <style:style style:name="Table19.B2" style:family="table-cell">
      <style:table-cell-properties fo:padding="2.75pt" fo:border-left="0.05pt solid #c0c0c0" fo:border-right="0.05pt solid #c0c0c0" fo:border-top="none" fo:border-bottom="0.05pt solid #c0c0c0"/>
    </style:style>
    <style:style style:name="Table20" style:family="table">
      <style:table-properties style:width="315.85pt" fo:margin-left="67.7pt" fo:margin-right="67.7pt" table:align="margins"/>
    </style:style>
    <style:style style:name="Table20.A" style:family="table-column">
      <style:table-column-properties style:column-width="46.85pt" style:rel-column-width="9722*"/>
    </style:style>
    <style:style style:name="Table20.B" style:family="table-column">
      <style:table-column-properties style:column-width="269pt" style:rel-column-width="55813*"/>
    </style:style>
    <style:style style:name="Table20.A1" style:family="table-cell">
      <style:table-cell-properties fo:padding="2.75pt" fo:border-left="0.05pt solid #c0c0c0" fo:border-right="none" fo:border-top="0.05pt solid #c0c0c0" fo:border-bottom="0.05pt solid #c0c0c0"/>
    </style:style>
    <style:style style:name="Table20.B1" style:family="table-cell">
      <style:table-cell-properties fo:padding="2.75pt" fo:border="0.05pt solid #c0c0c0"/>
    </style:style>
    <style:style style:name="Table20.A2" style:family="table-cell">
      <style:table-cell-properties fo:padding="2.75pt" fo:border-left="0.05pt solid #c0c0c0" fo:border-right="none" fo:border-top="none" fo:border-bottom="0.05pt solid #c0c0c0"/>
    </style:style>
    <style:style style:name="Table20.B2" style:family="table-cell">
      <style:table-cell-properties fo:padding="2.75pt" fo:border-left="0.05pt solid #c0c0c0" fo:border-right="0.05pt solid #c0c0c0" fo:border-top="none" fo:border-bottom="0.05pt solid #c0c0c0"/>
    </style:style>
    <style:style style:name="Table21" style:family="table">
      <style:table-properties style:width="288.75pt" fo:margin-left="81.25pt" fo:margin-right="81.25pt" table:align="margins"/>
    </style:style>
    <style:style style:name="Table21.A" style:family="table-column">
      <style:table-column-properties style:column-width="29.95pt" style:rel-column-width="6795*"/>
    </style:style>
    <style:style style:name="Table21.B" style:family="table-column">
      <style:table-column-properties style:column-width="187.85pt" style:rel-column-width="42636*"/>
    </style:style>
    <style:style style:name="Table21.C" style:family="table-column">
      <style:table-column-properties style:column-width="70.95pt" style:rel-column-width="16104*"/>
    </style:style>
    <style:style style:name="Table21.A1" style:family="table-cell">
      <style:table-cell-properties fo:padding="2.75pt" fo:border-left="0.05pt solid #c0c0c0" fo:border-right="none" fo:border-top="0.05pt solid #c0c0c0" fo:border-bottom="0.05pt solid #c0c0c0"/>
    </style:style>
    <style:style style:name="Table21.C1" style:family="table-cell">
      <style:table-cell-properties fo:padding="2.75pt" fo:border="0.05pt solid #c0c0c0"/>
    </style:style>
    <style:style style:name="Table21.A2" style:family="table-cell">
      <style:table-cell-properties fo:padding="2.75pt" fo:border-left="0.05pt solid #c0c0c0" fo:border-right="none" fo:border-top="none" fo:border-bottom="0.05pt solid #c0c0c0"/>
    </style:style>
    <style:style style:name="Table21.C2" style:family="table-cell">
      <style:table-cell-properties fo:padding="2.75pt" fo:border-left="0.05pt solid #c0c0c0" fo:border-right="0.05pt solid #c0c0c0" fo:border-top="none" fo:border-bottom="0.05pt solid #c0c0c0"/>
    </style:style>
    <style:style style:name="Table12" style:family="table">
      <style:table-properties style:width="451.25pt" table:align="margins"/>
    </style:style>
    <style:style style:name="Table12.A" style:family="table-column">
      <style:table-column-properties style:column-width="200.2pt" style:rel-column-width="29078*"/>
    </style:style>
    <style:style style:name="Table12.B" style:family="table-column">
      <style:table-column-properties style:column-width="251.05pt" style:rel-column-width="36457*"/>
    </style:style>
    <style:style style:name="Table12.A1" style:family="table-cell">
      <style:table-cell-properties fo:padding="2.75pt" fo:border-left="0.05pt solid #c0c0c0" fo:border-right="none" fo:border-top="0.05pt solid #c0c0c0" fo:border-bottom="0.05pt solid #c0c0c0"/>
    </style:style>
    <style:style style:name="Table12.B1" style:family="table-cell">
      <style:table-cell-properties fo:padding="2.75pt" fo:border="0.05pt solid #c0c0c0"/>
    </style:style>
    <style:style style:name="Table12.A2" style:family="table-cell">
      <style:table-cell-properties fo:padding="2.75pt" fo:border-left="0.05pt solid #c0c0c0" fo:border-right="none" fo:border-top="none" fo:border-bottom="0.05pt solid #c0c0c0"/>
    </style:style>
    <style:style style:name="Table12.B2" style:family="table-cell">
      <style:table-cell-properties fo:padding="2.75pt" fo:border-left="0.05pt solid #c0c0c0" fo:border-right="0.05pt solid #c0c0c0" fo:border-top="none" fo:border-bottom="0.05pt solid #c0c0c0"/>
    </style:style>
    <style:style style:name="Table22" style:family="table">
      <style:table-properties style:width="315.85pt" fo:margin-left="67.7pt" fo:margin-right="67.7pt" table:align="margins"/>
    </style:style>
    <style:style style:name="Table22.A" style:family="table-column">
      <style:table-column-properties style:column-width="46.85pt" style:rel-column-width="9722*"/>
    </style:style>
    <style:style style:name="Table22.B" style:family="table-column">
      <style:table-column-properties style:column-width="269pt" style:rel-column-width="55813*"/>
    </style:style>
    <style:style style:name="Table22.A1" style:family="table-cell">
      <style:table-cell-properties fo:padding="2.75pt" fo:border-left="0.05pt solid #c0c0c0" fo:border-right="none" fo:border-top="0.05pt solid #c0c0c0" fo:border-bottom="0.05pt solid #c0c0c0"/>
    </style:style>
    <style:style style:name="Table22.B1" style:family="table-cell">
      <style:table-cell-properties fo:padding="2.75pt" fo:border="0.05pt solid #c0c0c0"/>
    </style:style>
    <style:style style:name="Table22.A2" style:family="table-cell">
      <style:table-cell-properties fo:padding="2.75pt" fo:border-left="0.05pt solid #c0c0c0" fo:border-right="none" fo:border-top="none" fo:border-bottom="0.05pt solid #c0c0c0"/>
    </style:style>
    <style:style style:name="Table22.B2" style:family="table-cell">
      <style:table-cell-properties fo:padding="2.75pt" fo:border-left="0.05pt solid #c0c0c0" fo:border-right="0.05pt solid #c0c0c0" fo:border-top="none" fo:border-bottom="0.05pt solid #c0c0c0"/>
    </style:style>
    <style:style style:name="Table23" style:family="table">
      <style:table-properties style:width="315.85pt" fo:margin-left="67.7pt" fo:margin-right="67.7pt" table:align="margins"/>
    </style:style>
    <style:style style:name="Table23.A" style:family="table-column">
      <style:table-column-properties style:column-width="105.3pt" style:rel-column-width="21845*"/>
    </style:style>
    <style:style style:name="Table23.A1" style:family="table-cell">
      <style:table-cell-properties fo:padding="2.75pt" fo:border="none"/>
    </style:style>
    <style:style style:name="Table40" style:family="table">
      <style:table-properties style:width="451.25pt" fo:break-before="page" table:align="margins"/>
    </style:style>
    <style:style style:name="Table40.A" style:family="table-column">
      <style:table-column-properties style:column-width="388.85pt" style:rel-column-width="56470*"/>
    </style:style>
    <style:style style:name="Table40.B" style:family="table-column">
      <style:table-column-properties style:column-width="8.75pt" style:rel-column-width="1271*"/>
    </style:style>
    <style:style style:name="Table40.C" style:family="table-column">
      <style:table-column-properties style:column-width="53.65pt" style:rel-column-width="7794*"/>
    </style:style>
    <style:style style:name="Table40.1" style:family="table-row">
      <style:table-row-properties style:min-row-height="63.35pt"/>
    </style:style>
    <style:style style:name="Table40.A1" style:family="table-cell">
      <style:table-cell-properties fo:padding-left="0pt" fo:padding-right="7.2pt" fo:padding-top="0pt" fo:padding-bottom="0pt" fo:border="none"/>
    </style:style>
    <style:style style:name="Table40.2" style:family="table-row">
      <style:table-row-properties style:min-row-height="10.8pt"/>
    </style:style>
    <style:style style:name="Table40.A2" style:family="table-cell">
      <style:table-cell-properties fo:padding="7.2pt" fo:border-left="none" fo:border-right="none" fo:border-top="0.05pt solid #999999" fo:border-bottom="0.05pt solid #999999"/>
    </style:style>
    <style:style style:name="Table40.B2" style:family="table-cell">
      <style:table-cell-properties fo:background-color="#e6e6e6" fo:padding="7.2pt" fo:border-left="none" fo:border-right="none" fo:border-top="0.05pt solid #999999" fo:border-bottom="0.05pt solid #999999">
        <style:background-image/>
      </style:table-cell-properties>
    </style:style>
    <style:style style:name="Table41" style:family="table">
      <style:table-properties style:width="451.25pt" fo:break-before="page" table:align="margins"/>
    </style:style>
    <style:style style:name="Table41.A" style:family="table-column">
      <style:table-column-properties style:column-width="388.85pt" style:rel-column-width="56470*"/>
    </style:style>
    <style:style style:name="Table41.B" style:family="table-column">
      <style:table-column-properties style:column-width="8.75pt" style:rel-column-width="1271*"/>
    </style:style>
    <style:style style:name="Table41.C" style:family="table-column">
      <style:table-column-properties style:column-width="53.65pt" style:rel-column-width="7794*"/>
    </style:style>
    <style:style style:name="Table41.1" style:family="table-row">
      <style:table-row-properties style:min-row-height="63.35pt"/>
    </style:style>
    <style:style style:name="Table41.A1" style:family="table-cell">
      <style:table-cell-properties fo:padding-left="0pt" fo:padding-right="7.2pt" fo:padding-top="0pt" fo:padding-bottom="0pt" fo:border="none"/>
    </style:style>
    <style:style style:name="Table41.2" style:family="table-row">
      <style:table-row-properties style:min-row-height="10.8pt"/>
    </style:style>
    <style:style style:name="Table41.A2" style:family="table-cell">
      <style:table-cell-properties fo:padding="7.2pt" fo:border-left="none" fo:border-right="none" fo:border-top="0.05pt solid #999999" fo:border-bottom="0.05pt solid #999999"/>
    </style:style>
    <style:style style:name="Table41.B2" style:family="table-cell">
      <style:table-cell-properties fo:background-color="#e6e6e6" fo:padding="7.2pt" fo:border-left="none" fo:border-right="none" fo:border-top="0.05pt solid #999999" fo:border-bottom="0.05pt solid #999999">
        <style:background-image/>
      </style:table-cell-properties>
    </style:style>
    <style:style style:name="Table32" style:family="table">
      <style:table-properties style:width="451.25pt" table:align="margins"/>
    </style:style>
    <style:style style:name="Table32.A" style:family="table-column">
      <style:table-column-properties style:column-width="51.15pt" style:rel-column-width="7429*"/>
    </style:style>
    <style:style style:name="Table32.B" style:family="table-column">
      <style:table-column-properties style:column-width="48.25pt" style:rel-column-width="7008*"/>
    </style:style>
    <style:style style:name="Table32.C" style:family="table-column">
      <style:table-column-properties style:column-width="351.85pt" style:rel-column-width="51098*"/>
    </style:style>
    <style:style style:name="Table32.A1" style:family="table-cell">
      <style:table-cell-properties fo:padding="2.75pt" fo:border-left="0.05pt solid #c0c0c0" fo:border-right="none" fo:border-top="0.05pt solid #c0c0c0" fo:border-bottom="0.05pt solid #c0c0c0"/>
    </style:style>
    <style:style style:name="Table32.C1" style:family="table-cell">
      <style:table-cell-properties fo:padding="2.75pt" fo:border="0.05pt solid #c0c0c0"/>
    </style:style>
    <style:style style:name="Table32.A2" style:family="table-cell">
      <style:table-cell-properties fo:padding="2.75pt" fo:border-left="0.05pt solid #c0c0c0" fo:border-right="none" fo:border-top="none" fo:border-bottom="0.05pt solid #c0c0c0"/>
    </style:style>
    <style:style style:name="Table32.C2" style:family="table-cell">
      <style:table-cell-properties fo:padding="2.75pt" fo:border-left="0.05pt solid #c0c0c0" fo:border-right="0.05pt solid #c0c0c0" fo:border-top="none" fo:border-bottom="0.05pt solid #c0c0c0"/>
    </style:style>
    <style:style style:name="Table16" style:family="table">
      <style:table-properties style:width="144pt" fo:margin-left="135.4pt" fo:margin-right="171.85pt" table:align="margins"/>
    </style:style>
    <style:style style:name="Table16.A" style:family="table-column">
      <style:table-column-properties style:column-width="109.45pt" style:rel-column-width="49805*"/>
    </style:style>
    <style:style style:name="Table16.B" style:family="table-column">
      <style:table-column-properties style:column-width="34.55pt" style:rel-column-width="15730*"/>
    </style:style>
    <style:style style:name="Table16.A1" style:family="table-cell">
      <style:table-cell-properties fo:padding="2.75pt" fo:border-left="0.05pt solid #c0c0c0" fo:border-right="none" fo:border-top="0.05pt solid #c0c0c0" fo:border-bottom="0.05pt solid #c0c0c0"/>
    </style:style>
    <style:style style:name="Table16.B1" style:family="table-cell">
      <style:table-cell-properties fo:padding="2.75pt" fo:border="0.05pt solid #c0c0c0"/>
    </style:style>
    <style:style style:name="Table16.A2" style:family="table-cell">
      <style:table-cell-properties fo:padding="2.75pt" fo:border-left="0.05pt solid #c0c0c0" fo:border-right="none" fo:border-top="none" fo:border-bottom="0.05pt solid #c0c0c0"/>
    </style:style>
    <style:style style:name="Table16.B2" style:family="table-cell" style:data-style-name="N0">
      <style:table-cell-properties style:vertical-align="bottom" fo:padding="2.75pt" fo:border-left="0.05pt solid #c0c0c0" fo:border-right="0.05pt solid #c0c0c0" fo:border-top="none" fo:border-bottom="0.05pt solid #c0c0c0"/>
    </style:style>
    <style:style style:name="P1" style:family="paragraph" style:parent-style-name="Table_20_Contents">
      <style:paragraph-properties fo:text-align="end" style:justify-single-word="false"/>
      <style:text-properties style:font-name="Bitstream Charter2" fo:font-size="48pt" style:font-size-asian="48pt" style:font-size-complex="48pt"/>
    </style:style>
    <style:style style:name="P2" style:family="paragraph" style:parent-style-name="Table_20_Contents">
      <style:paragraph-properties fo:text-align="end" style:justify-single-word="false"/>
      <style:text-properties style:font-name="Bitstream Charter2" fo:font-size="16pt" style:font-size-asian="16pt" style:font-size-complex="16pt"/>
    </style:style>
    <style:style style:name="P3" style:family="paragraph" style:parent-style-name="Standard">
      <style:paragraph-properties fo:text-align="justify" style:justify-single-word="false"/>
    </style:style>
    <style:style style:name="P4" style:family="paragraph" style:parent-style-name="Standard">
      <style:paragraph-properties fo:text-align="end" style:justify-single-word="false"/>
      <style:text-properties style:font-name="Bitstream Charter2" fo:font-size="35pt" style:font-size-asian="35pt" style:font-size-complex="35pt"/>
    </style:style>
    <style:style style:name="P5" style:family="paragraph" style:parent-style-name="Contents_20_1">
      <style:paragraph-properties>
        <style:tab-stops>
          <style:tab-stop style:position="451.25pt" style:type="right" style:leader-style="dotted" style:leader-text="."/>
        </style:tab-stops>
      </style:paragraph-properties>
    </style:style>
    <style:style style:name="P6" style:family="paragraph" style:parent-style-name="Contents_20_2">
      <style:paragraph-properties>
        <style:tab-stops>
          <style:tab-stop style:position="436.85pt" style:type="right" style:leader-style="dotted" style:leader-text="."/>
        </style:tab-stops>
      </style:paragraph-properties>
    </style:style>
    <style:style style:name="P7" style:family="paragraph" style:parent-style-name="Contents_20_3">
      <style:paragraph-properties>
        <style:tab-stops>
          <style:tab-stop style:position="422.45pt" style:type="right" style:leader-style="dotted" style:leader-text="."/>
        </style:tab-stops>
      </style:paragraph-properties>
    </style:style>
    <style:style style:name="P8" style:family="paragraph" style:parent-style-name="Contents_20_4">
      <style:paragraph-properties>
        <style:tab-stops>
          <style:tab-stop style:position="397.25pt" style:type="right" style:leader-style="dotted" style:leader-text="."/>
        </style:tab-stops>
      </style:paragraph-properties>
    </style:style>
    <style:style style:name="P9" style:family="paragraph" style:parent-style-name="Text_20_body">
      <style:text-properties fo:font-size="8pt" fo:font-weight="bold" style:font-size-asian="8pt" style:font-weight-asian="bold" style:font-size-complex="8pt" style:font-weight-complex="bold"/>
    </style:style>
    <style:style style:name="P10" style:family="paragraph" style:parent-style-name="Text_20_body">
      <style:text-properties fo:font-size="8pt" style:font-size-asian="8pt" style:font-size-complex="8pt"/>
    </style:style>
    <style:style style:name="P1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2" style:family="paragraph" style:parent-style-name="Table_20_Contents">
      <style:text-properties fo:font-size="8pt" style:font-size-asian="8pt" style:font-size-complex="8pt"/>
    </style:style>
    <style:style style:name="P13" style:family="paragraph" style:parent-style-name="Textformatvorlage">
      <style:paragraph-properties fo:margin-left="0pt" fo:margin-right="0pt" fo:text-indent="0pt" style:auto-text-indent="false" fo:background-color="transparent">
        <style:background-image/>
      </style:paragraph-properties>
      <style:text-properties style:font-name="Bitstream Vera Sans4" fo:font-size="8pt" fo:font-weight="bold" style:font-weight-asian="bold" style:font-weight-complex="bold"/>
    </style:style>
    <style:style style:name="P14" style:family="paragraph" style:parent-style-name="Textformatvorlage">
      <style:text-properties fo:font-weight="bold" style:font-weight-asian="bold" style:font-weight-complex="bold"/>
    </style:style>
    <style:style style:name="P15" style:family="paragraph" style:parent-style-name="Textformatvorlage">
      <style:paragraph-properties fo:text-align="start" style:justify-single-word="false"/>
    </style:style>
    <style:style style:name="P16" style:family="paragraph" style:parent-style-name="Text_20_body" style:list-style-name="L1">
      <style:paragraph-properties fo:text-align="start" style:justify-single-word="false"/>
    </style:style>
    <style:style style:name="P17" style:family="paragraph" style:parent-style-name="Text_20_body" style:list-style-name="L2">
      <style:paragraph-properties fo:text-align="start" style:justify-single-word="false"/>
    </style:style>
    <style:style style:name="P18" style:family="paragraph" style:parent-style-name="Text_20_body" style:list-style-name="L3">
      <style:paragraph-properties fo:text-align="start" style:justify-single-word="false"/>
    </style:style>
    <style:style style:name="P19" style:family="paragraph" style:parent-style-name="Text_20_body" style:list-style-name="L4">
      <style:paragraph-properties fo:text-align="start" style:justify-single-word="false"/>
    </style:style>
    <style:style style:name="P20" style:family="paragraph" style:parent-style-name="Text_20_body" style:list-style-name="L5">
      <style:paragraph-properties fo:text-align="start" style:justify-single-word="false"/>
    </style:style>
    <style:style style:name="P21" style:family="paragraph" style:parent-style-name="Table_20_Contents">
      <style:text-properties style:font-name="Bitstream Vera Sans Mono1" fo:font-size="8pt" style:font-size-asian="8pt" style:font-size-complex="8pt"/>
    </style:style>
    <style:style style:name="P22" style:family="paragraph" style:parent-style-name="Textformatvorlage">
      <style:text-properties fo:font-weight="normal" style:font-weight-asian="normal" style:font-weight-complex="normal"/>
    </style:style>
    <style:style style:name="P23" style:family="paragraph" style:parent-style-name="Textformatvorlage">
      <style:paragraph-properties fo:margin-left="0pt" fo:margin-right="0pt" fo:text-align="start" style:justify-single-word="false" fo:text-indent="0pt" style:auto-text-indent="false"/>
      <style:text-properties style:font-name="Bitstream Vera Sans4" fo:font-size="8pt" fo:font-weight="normal" style:font-weight-asian="normal" style:font-weight-complex="normal"/>
    </style:style>
    <style:style style:name="P24" style:family="paragraph" style:parent-style-name="Text_20_body" style:list-style-name="L6"/>
    <style:style style:name="P25" style:family="paragraph" style:parent-style-name="Textformatvorlage">
      <style:text-properties style:font-name="Bitstream Vera Sans2"/>
    </style:style>
    <style:style style:name="P26" style:family="paragraph" style:parent-style-name="Not" style:master-page-name="">
      <style:paragraph-properties fo:margin-left="18pt" fo:margin-right="0pt" fo:margin-top="7.2pt" fo:margin-bottom="7.2pt" fo:text-indent="0pt" style:auto-text-indent="false" fo:padding="3.6pt" fo:border="0.06pt solid #000000" style:shadow="#c0c0c0 2.15pt 2.15pt"/>
    </style:style>
    <style:style style:name="P27" style:family="paragraph" style:parent-style-name="Textformatvorlage">
      <style:text-properties style:font-name="Bitstream Vera Sans Mono1"/>
    </style:style>
    <style:style style:name="P28" style:family="paragraph" style:parent-style-name="Preformatted_20_Text">
      <style:text-properties style:font-name="Bitstream Vera Sans Mono1" fo:font-size="8pt" style:font-size-asian="8pt" style:font-size-complex="8pt"/>
    </style:style>
    <style:style style:name="P29" style:family="paragraph" style:parent-style-name="Text_20_body">
      <style:paragraph-properties fo:margin-left="0pt" fo:margin-right="0pt" fo:text-indent="0pt" style:auto-text-indent="false"/>
    </style:style>
    <style:style style:name="P30" style:family="paragraph" style:parent-style-name="Text_20_body">
      <style:paragraph-properties fo:margin-top="0pt" fo:margin-bottom="14.14pt"/>
    </style:style>
    <style:style style:name="P31" style:family="paragraph" style:parent-style-name="Text_20_body" style:list-style-name="L7"/>
    <style:style style:name="P32" style:family="paragraph" style:parent-style-name="Text_20_body">
      <style:paragraph-properties fo:margin-left="35.46pt" fo:margin-right="0pt" fo:text-indent="0pt" style:auto-text-indent="false"/>
    </style:style>
    <style:style style:name="P33" style:family="paragraph" style:parent-style-name="Text_20_body" style:list-style-name="L8">
      <style:paragraph-properties fo:text-align="justify" style:justify-single-word="false"/>
    </style:style>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text-properties fo:font-weight="normal" style:font-weight-asian="normal" style:font-weight-complex="normal"/>
    </style:style>
    <style:style style:name="P38" style:family="paragraph" style:parent-style-name="Text_20_body" style:list-style-name="L11"/>
    <style:style style:name="P39" style:family="paragraph" style:parent-style-name="Text_20_body" style:list-style-name="L12"/>
    <style:style style:name="P40" style:family="paragraph" style:parent-style-name="Not">
      <style:text-properties style:font-name="Bitstream Vera Sans2"/>
    </style:style>
    <style:style style:name="P41" style:family="paragraph" style:parent-style-name="Not">
      <style:text-properties fo:font-size="8pt" fo:font-style="italic" fo:font-weight="normal" style:font-name-asian="Bitstream Vera Sans Mono" style:font-size-asian="8pt" style:font-style-asian="italic" style:font-weight-asian="normal" style:font-name-complex="Bitstream Vera Sans Mono" style:font-size-complex="8pt" style:font-style-complex="italic" style:font-weight-complex="normal"/>
    </style:style>
    <style:style style:name="P42" style:family="paragraph" style:parent-style-name="Not">
      <style:text-properties style:font-name="Bitstream Vera Sans2" fo:font-size="8pt" style:font-size-asian="8pt" style:font-size-complex="8pt"/>
    </style:style>
    <style:style style:name="P43" style:family="paragraph" style:parent-style-name="Table_20_Contents">
      <style:paragraph-properties fo:text-align="start" style:justify-single-word="false"/>
    </style:style>
    <style:style style:name="P44" style:family="paragraph" style:parent-style-name="Text_20_body" style:list-style-name="L13"/>
    <style:style style:name="P45" style:family="paragraph" style:parent-style-name="Text_20_body" style:list-style-name="L14"/>
    <style:style style:name="P46" style:family="paragraph" style:parent-style-name="Text_20_body" style:list-style-name="L15"/>
    <style:style style:name="P47" style:family="paragraph" style:parent-style-name="Textformatvorlage">
      <style:paragraph-properties fo:margin-left="0pt" fo:margin-right="0pt" fo:text-indent="0pt" style:auto-text-indent="false" fo:background-color="transparent">
        <style:background-image/>
      </style:paragraph-properties>
      <style:text-properties style:font-name="Bitstream Vera Sans4" fo:font-size="8pt" fo:font-weight="normal" style:font-weight-asian="bold" style:font-weight-complex="bold"/>
    </style:style>
    <style:style style:name="P48" style:family="paragraph" style:parent-style-name="Text_20_body">
      <style:text-properties fo:font-style="normal" style:font-style-asian="normal" style:font-style-complex="normal"/>
    </style:style>
    <style:style style:name="P49" style:family="paragraph" style:parent-style-name="Kod">
      <style:paragraph-properties fo:margin-left="18pt" fo:margin-right="0pt" fo:text-indent="0pt" style:auto-text-indent="false"/>
    </style:style>
    <style:style style:name="P50" style:family="paragraph" style:parent-style-name="Text_20_body">
      <style:paragraph-properties fo:text-align="center" style:justify-single-word="false"/>
      <style:text-properties fo:font-size="8pt" fo:font-weight="bold" style:font-size-asian="8pt" style:font-weight-asian="bold" style:font-size-complex="8pt" style:font-weight-complex="bold"/>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start" style:justify-single-word="false"/>
      <style:text-properties fo:font-size="8pt" style:font-size-asian="8pt" style:font-size-complex="8pt"/>
    </style:style>
    <style:style style:name="P53" style:family="paragraph" style:parent-style-name="Table_20_Contents">
      <style:text-properties fo:font-size="8pt" fo:font-weight="bold" style:font-size-asian="8pt" style:font-weight-asian="bold" style:font-size-complex="8pt" style:font-weight-complex="bold"/>
    </style:style>
    <style:style style:name="P54" style:family="paragraph" style:parent-style-name="Text_20_body" style:list-style-name="L16"/>
    <style:style style:name="P55" style:family="paragraph" style:parent-style-name="Text_20_body" style:list-style-name="L17"/>
    <style:style style:name="P56" style:family="paragraph" style:parent-style-name="İşlev_20_Başlığı">
      <style:text-properties fo:font-weight="bold" style:font-weight-asian="bold" style:font-weight-complex="bold"/>
    </style:style>
    <style:style style:name="P57" style:family="paragraph" style:parent-style-name="Standard" style:list-style-name="L18"/>
    <style:style style:name="P58" style:family="paragraph" style:parent-style-name="Text_20_body">
      <style:paragraph-properties fo:text-align="justify" style:justify-single-word="false"/>
    </style:style>
    <style:style style:name="P59" style:family="paragraph" style:parent-style-name="Text_20_body">
      <style:paragraph-properties fo:margin-left="35.46pt" fo:margin-right="0pt" fo:text-align="start" style:justify-single-word="false" fo:text-indent="0pt" style:auto-text-indent="false"/>
    </style:style>
    <style:style style:name="P60" style:family="paragraph" style:parent-style-name="Kod">
      <style:text-properties style:font-name="Bitstream Vera Sans Mono1" fo:font-size="8pt" style:font-size-asian="8pt" style:font-size-complex="8pt"/>
    </style:style>
    <style:style style:name="P61" style:family="paragraph" style:parent-style-name="Text_20_body">
      <style:text-properties style:font-name="Bitstream Vera Sans2" fo:font-size="10pt" style:font-size-asian="10pt" style:font-size-complex="10pt"/>
    </style:style>
    <style:style style:name="P62" style:family="paragraph" style:parent-style-name="Not">
      <style:text-properties fo:font-size="8pt" style:font-size-asian="8pt" style:font-size-complex="8pt"/>
    </style:style>
    <style:style style:name="P63" style:family="paragraph" style:parent-style-name="Standard">
      <style:paragraph-properties fo:margin-left="35.46pt" fo:margin-right="0pt" fo:text-indent="0pt" style:auto-text-indent="false"/>
    </style:style>
    <style:style style:name="P64" style:family="paragraph" style:parent-style-name="Not" style:master-page-name="">
      <style:paragraph-properties fo:margin-left="36pt" fo:margin-right="0pt" fo:margin-top="7.2pt" fo:margin-bottom="7.2pt" fo:text-indent="0pt" style:auto-text-indent="false"/>
      <style:text-properties style:font-name="Bitstream Vera Sans2" fo:font-style="italic" fo:font-weight="normal" style:font-name-asian="Bitstream Vera Sans Mono" style:font-style-asian="italic" style:font-weight-asian="normal" style:font-name-complex="Bitstream Vera Sans Mono" style:font-style-complex="italic" style:font-weight-complex="normal"/>
    </style:style>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paragraph-properties fo:text-align="start" style:justify-single-word="false"/>
    </style:style>
    <style:style style:name="P71" style:family="paragraph" style:parent-style-name="Text_20_body" style:list-style-name="L24"/>
    <style:style style:name="P72" style:family="paragraph" style:parent-style-name="Text_20_body">
      <style:text-properties style:font-name="Bitstream Vera Sans Mono1" fo:font-size="8pt" style:font-size-asian="8pt" style:font-size-complex="8pt"/>
    </style:style>
    <style:style style:name="P73" style:family="paragraph" style:parent-style-name="Not">
      <style:paragraph-properties fo:text-align="justify" style:justify-single-word="false"/>
    </style:style>
    <style:style style:name="T1" style:family="text" style:parent-style-name="Tablo_20_Küçük">
      <style:text-properties fo:font-style="italic"/>
    </style:style>
    <style:style style:name="T2" style:family="text">
      <style:text-properties style:font-name="Bitstream Vera Sans1"/>
    </style:style>
    <style:style style:name="T3" style:family="text" style:parent-style-name="Kod_20_-_20_Commen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parent-style-name="Kod_20_-_20_Comment">
      <style:text-properties fo:font-style="italic" fo:font-weight="normal" style:font-style-asian="italic" style:font-weight-asian="normal" style:font-style-complex="italic" style:font-weight-complex="normal"/>
    </style:style>
    <style:style style:name="T6" style:family="text" style:parent-style-name="Kod_20__28_Yazı_29__20_Küçük">
      <style:text-properties style:font-name="Bitstream Vera Sans5"/>
    </style:style>
    <style:style style:name="T7" style:family="text" style:parent-style-name="Teletype">
      <style:text-properties style:font-name="Bitstream Vera Sans2"/>
    </style:style>
    <style:style style:name="T8" style:family="text" style:parent-style-name="Kod_20__28_Yazı_29_">
      <style:text-properties style:font-name="Courier 10 Pitch"/>
    </style:style>
    <style:style style:name="T9" style:family="text" style:parent-style-name="Yabancı_20_Italic">
      <style:text-properties style:font-name="Bitstream Vera Sans5"/>
    </style:style>
    <style:style style:name="T10" style:family="text" style:parent-style-name="Kod_20__28_Yazı_29_">
      <style:text-properties style:font-name="Courier 10 Pitch" fo:font-weight="normal" style:font-weight-asian="normal" style:font-weight-complex="normal"/>
    </style:style>
    <style:style style:name="T11" style:family="text" style:parent-style-name="Teletype">
      <style:text-properties style:font-name="Bitstream Vera Sans2" fo:font-weight="normal" style:font-weight-asian="normal" style:font-weight-complex="normal"/>
    </style:style>
    <style:style style:name="T12" style:family="text" style:parent-style-name="Teletype">
      <style:text-properties style:font-name="Bitstream Vera Sans2" fo:font-style="italic" fo:font-weight="normal" style:font-name-asian="Bitstream Vera Sans Mono" style:font-style-asian="italic" style:font-weight-asian="normal" style:font-name-complex="Bitstream Vera Sans Mono" style:font-style-complex="italic" style:font-weight-complex="normal"/>
    </style:style>
    <style:style style:name="T13" style:family="text" style:parent-style-name="Kod_20__28_Yazı_29__20_Küçük">
      <style:text-properties style:font-name="Courier 10 Pitch" fo:font-style="italic" fo:font-weight="normal" style:font-name-asian="Bitstream Vera Sans Mono" style:font-style-asian="italic" style:font-weight-asian="normal" style:font-name-complex="Bitstream Vera Sans Mono" style:font-style-complex="italic" style:font-weight-complex="normal"/>
    </style:style>
    <style:style style:name="T14" style:family="text" style:parent-style-name="Yabancı_20_Italic">
      <style:text-properties style:font-name="Bitstream Vera Sans5" fo:font-weight="normal" style:font-weight-asian="normal" style:font-weight-complex="normal"/>
    </style:style>
    <style:style style:name="T15" style:family="text">
      <style:text-properties fo:font-size="8pt" fo:font-weight="normal" style:font-weight-asian="normal" style:font-weight-complex="normal"/>
    </style:style>
    <style:style style:name="T16" style:family="text" style:parent-style-name="Kod_20__28_Yazı_29__20_Küçük">
      <style:text-properties fo:font-size="8pt" fo:font-weight="normal" style:font-weight-asian="normal" style:font-weight-complex="normal"/>
    </style:style>
    <style:style style:name="T17" style:family="text" style:parent-style-name="Source_20_Text">
      <style:text-properties style:font-name="Bitstream Vera Sans2" fo:font-weight="normal" style:font-weight-asian="normal" style:font-weight-complex="normal"/>
    </style:style>
    <style:style style:name="T18" style:family="text" style:parent-style-name="Kod_20__28_Yazı_29__20_Küçük">
      <style:text-properties style:font-name="Courier 10 Pitch" fo:font-weight="normal" style:font-weight-asian="normal" style:font-weight-complex="normal"/>
    </style:style>
    <style:style style:name="T19" style:family="text" style:parent-style-name="Kod_20__28_Yazı_29_">
      <style:text-properties style:font-name="Courier 10 Pitch" fo:font-size="10pt" style:font-size-asian="10pt" style:font-size-complex="10pt"/>
    </style:style>
    <style:style style:name="T20" style:family="text" style:parent-style-name="Source_20_Text">
      <style:text-properties style:font-name="Bitstream Vera Sans2" fo:font-size="10pt" style:font-size-asian="10pt" style:font-size-complex="10pt"/>
    </style:style>
    <style:style style:name="T21" style:family="text" style:parent-style-name="Source_20_Text">
      <style:text-properties style:font-name="Bitstream Vera Sans2"/>
    </style:style>
    <style:style style:name="T22" style:family="text" style:parent-style-name="Source_20_Text">
      <style:text-properties style:font-name="Bitstream Vera Sans2" fo:font-size="14pt" style:font-size-asian="14pt" style:font-size-complex="14pt"/>
    </style:style>
    <style:style style:name="T23" style:family="text" style:parent-style-name="Teletype">
      <style:text-properties style:font-name="Bitstream Vera Sans Mono1" fo:font-size="8pt" style:font-size-asian="8pt" style:font-size-complex="8pt"/>
    </style:style>
    <style:style style:name="T24" style:family="text" style:parent-style-name="Kod_20_-_20_Comment">
      <style:text-properties style:font-name="Bitstream Vera Sans Mono3" fo:font-size="8pt" fo:font-style="italic" style:font-size-asian="8pt" style:font-style-asian="italic" style:font-size-complex="8pt" style:font-style-complex="italic"/>
    </style:style>
    <style:style style:name="T25" style:family="text" style:parent-style-name="Kod_20__28_Yazı_29__20_Küçük">
      <style:text-properties style:font-name="Courier 10 Pitch"/>
    </style:style>
    <style:style style:name="T26" style:family="text" style:parent-style-name="Kod_20__28_Yazı_29__20_Küçük">
      <style:text-properties style:text-position="super 58%"/>
    </style:style>
    <style:style style:name="T27" style:family="text" style:parent-style-name="Tablo_20_Küçük">
      <style:text-properties style:font-name="Bitstream Vera Sans2"/>
    </style:style>
    <style:style style:name="T28" style:family="text" style:parent-style-name="Source_20_Text">
      <style:text-properties style:font-name="Bitstream Vera Sans Mono1" fo:font-size="8pt" style:font-size-asian="8pt" style:font-size-complex="8pt"/>
    </style:style>
    <style:style style:name="T29" style:family="text">
      <style:text-properties style:font-name="Bitstream Vera Sans2" fo:font-size="10pt" style:font-size-asian="10pt" style:font-size-complex="10pt"/>
    </style:style>
    <style:style style:name="T30" style:family="text" style:parent-style-name="Teletype">
      <style:text-properties style:font-name="Bitstream Vera Sans2" fo:font-size="10pt" style:font-size-asian="10pt" style:font-size-complex="10pt"/>
    </style:style>
    <style:style style:name="T31" style:family="text">
      <style:text-properties style:font-name="Bitstream Vera Sans2" fo:font-style="italic" fo:font-weight="normal" style:font-name-asian="Bitstream Vera Sans Mono" style:font-style-asian="italic" style:font-weight-asian="normal" style:font-name-complex="Bitstream Vera Sans Mono" style:font-style-complex="italic" style:font-weight-complex="normal"/>
    </style:style>
    <style:style style:name="T32" style:family="text" style:parent-style-name="Yabancı_20_Italic_20_Küçük">
      <style:text-properties style:font-name="Bitstream Vera Sans5"/>
    </style:style>
    <style:style style:name="T33" style:family="text" style:parent-style-name="Tablo_20_Küçük">
      <style:text-properties style:font-name="Bitstream Vera Sans5"/>
    </style:style>
    <style:style style:name="T34" style:family="text">
      <style:text-properties fo:font-style="normal" style:font-style-asian="normal" style:font-style-complex="normal"/>
    </style:style>
    <style:style style:name="T35" style:family="text" style:parent-style-name="Kod_20__28_Yazı_29_">
      <style:text-properties fo:font-style="normal" style:font-style-asian="normal" style:font-style-complex="normal"/>
    </style:style>
    <style:style style:name="T36" style:family="text" style:parent-style-name="Yabancı_20_Italic">
      <style:text-properties fo:font-style="italic" style:font-style-asian="italic" style:font-style-complex="italic"/>
    </style:style>
    <style:style style:name="T37" style:family="text" style:parent-style-name="Kod_20__28_Yazı_29_">
      <style:text-properties fo:font-weight="bold" style:font-weight-asian="bold" style:font-weight-complex="bold"/>
    </style:style>
    <style:style style:name="T38" style:family="text">
      <style:text-properties style:font-name="Bitstream Vera Sans2"/>
    </style:style>
    <style:style style:name="T39" style:family="text" style:parent-style-name="Kod_20_-_20_Comment">
      <style:text-properties fo:font-style="oblique" style:font-style-asian="italic" style:font-style-complex="italic"/>
    </style:style>
    <style:style style:name="T40" style:family="text">
      <style:text-properties fo:font-style="italic" style:font-style-asian="italic" style:font-style-complex="italic"/>
    </style:style>
    <style:style style:name="T41" style:family="text">
      <style:text-properties style:font-name="Bitstream Vera Sans Mono1" fo:font-size="8pt" style:font-size-asian="8pt" style:font-size-complex="8pt"/>
    </style:style>
    <style:style style:name="T42" style:family="text" style:parent-style-name="Tablo_20_Küçük">
      <style:text-properties style:font-name="Bitstream Vera Sans2" fo:font-size="8pt" fo:font-weight="normal" style:font-size-asian="8pt" style:font-weight-asian="normal" style:font-size-complex="8pt" style:font-weight-complex="normal"/>
    </style:style>
    <style:style style:name="T43" style:family="text" style:parent-style-name="Kod_20__28_Yazı_29__20_Küçük">
      <style:text-properties style:font-name="Courier 10 Pitch" fo:font-size="8pt" style:font-size-asian="8pt" style:font-size-complex="8pt"/>
    </style:style>
    <style:style style:name="T44" style:family="text" style:parent-style-name="Tablo_20_Küçük">
      <style:text-properties style:font-name="Bitstream Vera Sans2" fo:font-size="8pt" style:font-size-asian="8pt" style:font-size-complex="8pt"/>
    </style:style>
    <style:style style:name="T45" style:family="text" style:parent-style-name="Yabancı_20_Italic_20_Küçük">
      <style:text-properties style:font-name="Bitstream Vera Sans5" fo:font-size="8pt" style:font-size-asian="8pt" style:font-size-complex="8pt"/>
    </style:style>
    <style:style style:name="T46" style:family="text" style:parent-style-name="Kod_20__28_Yazı_29__20_Küçük">
      <style:text-properties style:font-name="Courier 10 Pitch" fo:font-size="8pt" fo:font-weight="normal" style:font-size-asian="8pt" style:font-weight-asian="normal" style:font-size-complex="8pt" style:font-weight-complex="normal"/>
    </style:style>
    <style:style style:name="T47" style:family="text" style:parent-style-name="Tablo_20_Küçük">
      <style:text-properties fo:font-weight="bold" style:font-weight-asian="bold" style:font-weight-complex="bold"/>
    </style:style>
    <style:style style:name="T48" style:family="text" style:parent-style-name="Kod_20__28_Yazı_29__20_Küçük">
      <style:text-properties fo:font-weight="bold" style:font-weight-asian="bold" style:font-weight-complex="bold"/>
    </style:style>
    <style:style style:name="T49" style:family="text">
      <style:text-properties style:text-underline-style="none"/>
    </style:style>
    <style:style style:name="T50" style:family="text" style:parent-style-name="Kod_20__28_Yazı_29_">
      <style:text-properties style:text-underline-style="none"/>
    </style:style>
    <style:style style:name="T51" style:family="text">
      <style:text-properties fo:font-weight="normal" style:font-weight-asian="normal" style:font-weight-complex="normal"/>
    </style:style>
    <style:style style:name="T52" style:family="text">
      <style:text-properties style:text-position="super 58%"/>
    </style:style>
    <style:style style:name="T53" style:family="text" style:parent-style-name="Yabancı_20_Italic">
      <style:text-properties fo:font-weight="normal" style:font-weight-asian="normal" style:font-weight-complex="normal"/>
    </style:style>
    <style:style style:name="T54" style:family="text" style:parent-style-name="Kod_20__28_Yazı_29_">
      <style:text-properties fo:font-weight="normal" style:font-weight-asian="normal" style:font-weight-complex="normal"/>
    </style:style>
    <style:style style:name="T55" style:family="text" style:parent-style-name="Kod_20_-_20_Comment">
      <style:text-properties style:font-name="Bitstream Vera Sans Mono1" fo:font-style="italic" style:font-name-asian="Bitstream Vera Sans Mono1" style:font-style-asian="italic" style:font-name-complex="Bitstream Vera Sans Mono1" style:font-style-complex="italic"/>
    </style:style>
    <style:style style:name="T56" style:family="text" style:parent-style-name="Kod_20__28_Yazı_29_">
      <style:text-properties style:font-name="Courier 10 Pitch" fo:font-size="10pt" fo:font-weight="normal" style:font-size-asian="10pt" style:font-weight-asian="normal" style:font-size-complex="10pt" style:font-weight-complex="normal"/>
    </style:style>
    <style:style style:name="T57" style:family="text" style:parent-style-name="Source_20_Text">
      <style:text-properties style:font-name="Bitstream Vera Sans2" fo:font-size="10pt" fo:font-weight="normal" style:font-size-asian="10pt" style:font-weight-asian="normal" style:font-size-complex="10pt" style:font-weight-complex="normal"/>
    </style:style>
    <style:style style:name="T58" style:family="text" style:parent-style-name="Kod_20__28_Yazı_29__20_Küçük">
      <style:text-properties fo:font-weight="normal" style:font-weight-asian="normal" style:font-weight-complex="normal"/>
    </style:style>
    <style:style style:name="T59" style:family="text" style:parent-style-name="Kod_20__28_Yazı_29__20_Küçük">
      <style:text-properties fo:font-size="8pt" style:font-size-asian="8pt" style:font-size-complex="8pt"/>
    </style:style>
    <style:style style:name="T60" style:family="text" style:parent-style-name="Kod_20__28_Yazı_29__20_Küçük">
      <style:text-properties style:text-position="super 58%" fo:font-size="8pt" style:font-size-asian="8pt" style:font-size-complex="8pt"/>
    </style:style>
    <style:style style:name="T61" style:family="text" style:parent-style-name="Kod_20__28_Yazı_29_">
      <style:text-properties fo:color="#000000" style:font-name="Courier 10 Pitch"/>
    </style:style>
    <style:style style:name="T62" style:family="text" style:parent-style-name="Source_20_Text">
      <style:text-properties fo:color="#000000" style:font-name="Bitstream Vera Sans2"/>
    </style:style>
    <style:style style:name="T63" style:family="text" style:parent-style-name="Kod_20__28_Yazı_29__20_Küçük">
      <style:text-properties fo:color="#000000" style:font-name="Courier 10 Pitch"/>
    </style:style>
    <style:style style:name="T64" style:family="text">
      <style:text-properties fo:color="#000000" fo:font-style="italic" style:font-style-asian="italic" style:font-style-complex="italic"/>
    </style:style>
    <style:style style:name="T65" style:family="text" style:parent-style-name="Kod_20_-_20_Comment">
      <style:text-properties fo:color="#808080" fo:font-style="oblique" style:font-style-asian="italic" style:font-style-complex="italic"/>
    </style:style>
    <style:style style:name="T66" style:family="text">
      <style:text-properties style:font-name="Bitstream Vera Sans4"/>
    </style:style>
    <style:style style:name="T67" style:family="text" style:parent-style-name="Kod_20__28_Yazı_29_">
      <style:text-properties style:text-position="0% 100%" fo:font-style="normal" fo:font-weight="normal" style:font-style-asian="normal" style:font-weight-asian="normal" style:font-style-complex="normal" style:font-weight-complex="normal"/>
    </style:style>
    <style:style style:name="T68" style:family="text">
      <style:text-properties style:text-position="0% 100%" fo:font-style="normal" fo:font-weight="normal" style:font-style-asian="normal" style:font-weight-asian="normal" style:font-style-complex="normal" style:font-weight-complex="normal"/>
    </style:style>
    <style:style style:name="T69" style:family="text" style:parent-style-name="Yabancı_20_Italic">
      <style:text-properties style:text-position="0% 100%" fo:font-style="oblique" fo:font-weight="normal" style:font-style-asian="normal" style:font-weight-asian="normal" style:font-style-complex="normal" style:font-weight-complex="normal"/>
    </style:style>
    <style:style style:name="T70" style:family="text" style:parent-style-name="Variable">
      <style:text-properties style:font-name="Courier 10 Pitch" fo:font-style="normal" style:font-style-asian="normal" style:font-style-complex="normal"/>
    </style:style>
    <style:style style:name="T71" style:family="text" style:parent-style-name="Variable">
      <style:text-properties fo:font-style="normal" style:font-style-asian="normal" style:font-style-complex="normal"/>
    </style:style>
    <style:style style:name="T72" style:family="text" style:parent-style-name="Variable">
      <style:text-properties style:text-position="super 58%" fo:font-style="normal" style:font-style-asian="normal" style:font-style-complex="normal"/>
    </style:style>
    <style:style style:name="T73" style:family="text">
      <style:text-properties fo:font-style="normal" fo:font-weight="normal" style:font-style-asian="normal" style:font-weight-asian="normal" style:font-style-complex="normal" style:font-weight-complex="normal"/>
    </style:style>
    <style:style style:name="T74" style:family="text" style:parent-style-name="Yabancı_20_Italic">
      <style:text-properties fo:font-style="oblique" style:font-style-asian="normal" style:font-style-complex="normal"/>
    </style:style>
    <style:style style:name="T75" style:family="text" style:parent-style-name="Yabancı_20_Italic">
      <style:text-properties style:font-name="Bitstream Vera Sans5" fo:font-style="oblique" style:font-style-asian="normal" style:font-style-complex="normal"/>
    </style:style>
    <style:style style:name="T76" style:family="text" style:parent-style-name="Yabancı_20_Italic">
      <style:text-properties style:font-name="Bitstream Vera Sans5" fo:font-size="10pt" fo:font-style="oblique" fo:font-weight="normal" style:font-size-asian="10pt" style:font-style-asian="normal" style:font-weight-asian="normal" style:font-size-complex="10pt" style:font-style-complex="normal" style:font-weight-complex="normal"/>
    </style:style>
    <style:style style:name="T77" style:family="text" style:parent-style-name="Kod_20__28_Yazı_29_">
      <style:text-properties style:font-name="Bitstream Vera Sans Mono2" fo:font-size="10pt" fo:font-weight="normal" style:font-size-asian="10pt" style:font-weight-asian="normal" style:font-size-complex="10pt" style:font-weight-complex="normal"/>
    </style:style>
    <style:style style:name="T78" style:family="text" style:parent-style-name="Yabancı_20_Italic">
      <style:text-properties style:font-name="Bitstream Vera Sans5" fo:font-size="10pt" fo:font-weight="normal" style:font-size-asian="10pt" style:font-weight-asian="normal" style:font-size-complex="10pt" style:font-weight-complex="normal"/>
    </style:style>
    <style:style style:name="T79" style:family="text">
      <style:text-properties style:font-name="Bitstream Vera Sans2" fo:font-weight="normal" style:font-weight-asian="normal" style:font-weight-complex="normal"/>
    </style:style>
    <style:style style:name="T80" style:family="text" style:parent-style-name="Kod_20__28_Yazı_29__20_Küçük_20_Italic">
      <style:text-properties style:font-name="Courier 10 Pitch" fo:font-weight="normal" style:font-weight-asian="normal" style:font-weight-complex="normal"/>
    </style:style>
    <style:style style:name="T81" style:family="text" style:parent-style-name="Source_20_Text">
      <style:text-properties style:font-name="Bitstream Vera Sans Mono1" fo:font-size="8pt" fo:font-weight="normal" style:font-size-asian="8pt" style:font-weight-asian="normal" style:font-size-complex="8pt" style:font-weight-complex="normal"/>
    </style:style>
    <style:style style:name="T82" style:family="text" style:parent-style-name="Kod_20_-_20_Comment">
      <style:text-properties fo:font-style="italic" style:font-style-asian="italic"/>
    </style:style>
    <style:style style:name="T83" style:family="text">
      <style:text-properties style:font-name="Bitstream Vera Sans Mono1" fo:font-size="8pt" fo:font-weight="bold" style:font-size-asian="8pt" style:font-weight-asian="bold" style:font-size-complex="8pt" style:font-weight-complex="bold"/>
    </style:style>
    <style:style style:name="T84" style:family="text" style:parent-style-name="Kod_20__28_Yazı_29__20_Heading_20_4">
      <style:text-properties fo:font-size="10pt" style:font-size-asian="10pt" style:font-size-complex="10pt"/>
    </style:style>
    <style:style style:name="T85" style:family="text" style:parent-style-name="Kod_20_-_20_Comment">
      <style:text-properties style:font-name="Bitstream Vera Sans Mono3" fo:font-size="8pt" fo:font-style="italic" fo:font-weight="normal" style:font-size-asian="8pt" style:font-style-asian="italic" style:font-weight-asian="normal" style:font-size-complex="8pt" style:font-style-complex="italic" style:font-weight-complex="normal"/>
    </style:style>
    <style:style style:name="T86" style:family="text" style:parent-style-name="Source_20_Text">
      <style:text-properties style:font-name="Bitstream Vera Sans Mono1" fo:font-size="8pt" fo:font-weight="bold" style:font-size-asian="8pt" style:font-weight-asian="bold" style:font-size-complex="8pt" style:font-weight-complex="bold"/>
    </style:style>
    <style:style style:name="T87" style:family="text" style:parent-style-name="Source_20_Text">
      <style:text-properties style:font-name="Bitstream Vera Sans2" fo:font-size="10pt" fo:font-weight="normal" style:font-size-asian="10pt" style:font-weight-asian="normal" style:font-size-complex="10pt" style:font-weight-complex="normal"/>
    </style:style>
    <style:style style:name="Sect1" style:family="section">
      <style:section-properties style:editable="false">
        <style:columns fo:column-count="0" fo:column-gap="0pt"/>
      </style:section-properties>
    </style:style>
    <text:list-style style:name="L1">
      <text:list-level-style-bullet text:level="1" text:style-name="Bullet_20_Symbols" style:num-suffix="." text:bullet-char="●">
        <style:list-level-properties text:min-label-width="14.14pt"/>
        <style:text-properties style:font-name="StarSymbol"/>
      </text:list-level-style-bullet>
      <text:list-level-style-bullet text:level="2" text:style-name="Bullet_20_Symbols" style:num-suffix="." text:bullet-char="●">
        <style:list-level-properties text:space-before="14.2pt" text:min-label-width="14.14pt"/>
        <style:text-properties style:font-name="StarSymbol"/>
      </text:list-level-style-bullet>
      <text:list-level-style-bullet text:level="3" text:style-name="Bullet_20_Symbols" style:num-suffix="." text:bullet-char="●">
        <style:list-level-properties text:space-before="28.35pt" text:min-label-width="14.14pt"/>
        <style:text-properties style:font-name="StarSymbol"/>
      </text:list-level-style-bullet>
      <text:list-level-style-bullet text:level="4" text:style-name="Bullet_20_Symbols" style:num-suffix="." text:bullet-char="●">
        <style:list-level-properties text:space-before="42.55pt" text:min-label-width="14.14pt"/>
        <style:text-properties style:font-name="StarSymbol"/>
      </text:list-level-style-bullet>
      <text:list-level-style-bullet text:level="5" text:style-name="Bullet_20_Symbols" style:num-suffix="." text:bullet-char="●">
        <style:list-level-properties text:space-before="56.69pt" text:min-label-width="14.14pt"/>
        <style:text-properties style:font-name="StarSymbol"/>
      </text:list-level-style-bullet>
      <text:list-level-style-bullet text:level="6" text:style-name="Bullet_20_Symbols" style:num-suffix="." text:bullet-char="●">
        <style:list-level-properties text:space-before="70.89pt" text:min-label-width="14.14pt"/>
        <style:text-properties style:font-name="StarSymbol"/>
      </text:list-level-style-bullet>
      <text:list-level-style-bullet text:level="7" text:style-name="Bullet_20_Symbols" style:num-suffix="." text:bullet-char="●">
        <style:list-level-properties text:space-before="85.07pt" text:min-label-width="14.14pt"/>
        <style:text-properties style:font-name="StarSymbol"/>
      </text:list-level-style-bullet>
      <text:list-level-style-bullet text:level="8" text:style-name="Bullet_20_Symbols" style:num-suffix="." text:bullet-char="●">
        <style:list-level-properties text:space-before="99.27pt" text:min-label-width="14.14pt"/>
        <style:text-properties style:font-name="StarSymbol"/>
      </text:list-level-style-bullet>
      <text:list-level-style-bullet text:level="9" text:style-name="Bullet_20_Symbols" style:num-suffix="." text:bullet-char="●">
        <style:list-level-properties text:space-before="113.41pt" text:min-label-width="14.14pt"/>
        <style:text-properties style:font-name="StarSymbol"/>
      </text:list-level-style-bullet>
      <text:list-level-style-bullet text:level="10" text:style-name="Bullet_20_Symbols" style:num-suffix="." text:bullet-char="●">
        <style:list-level-properties text:space-before="127.62pt" text:min-label-width="14.14pt"/>
        <style:text-properties style:font-name="StarSymbol"/>
      </text:list-level-style-bullet>
    </text:list-style>
    <text:list-style style:name="L2">
      <text:list-level-style-bullet text:level="1" text:style-name="Bullet_20_Symbols" style:num-suffix="." text:bullet-char="●">
        <style:list-level-properties text:min-label-width="14.14pt"/>
        <style:text-properties style:font-name="StarSymbol"/>
      </text:list-level-style-bullet>
      <text:list-level-style-bullet text:level="2" text:style-name="Bullet_20_Symbols" style:num-suffix="." text:bullet-char="●">
        <style:list-level-properties text:space-before="14.2pt" text:min-label-width="14.14pt"/>
        <style:text-properties style:font-name="StarSymbol"/>
      </text:list-level-style-bullet>
      <text:list-level-style-bullet text:level="3" text:style-name="Bullet_20_Symbols" style:num-suffix="." text:bullet-char="●">
        <style:list-level-properties text:space-before="28.35pt" text:min-label-width="14.14pt"/>
        <style:text-properties style:font-name="StarSymbol"/>
      </text:list-level-style-bullet>
      <text:list-level-style-bullet text:level="4" text:style-name="Bullet_20_Symbols" style:num-suffix="." text:bullet-char="●">
        <style:list-level-properties text:space-before="42.55pt" text:min-label-width="14.14pt"/>
        <style:text-properties style:font-name="StarSymbol"/>
      </text:list-level-style-bullet>
      <text:list-level-style-bullet text:level="5" text:style-name="Bullet_20_Symbols" style:num-suffix="." text:bullet-char="●">
        <style:list-level-properties text:space-before="56.69pt" text:min-label-width="14.14pt"/>
        <style:text-properties style:font-name="StarSymbol"/>
      </text:list-level-style-bullet>
      <text:list-level-style-bullet text:level="6" text:style-name="Bullet_20_Symbols" style:num-suffix="." text:bullet-char="●">
        <style:list-level-properties text:space-before="70.89pt" text:min-label-width="14.14pt"/>
        <style:text-properties style:font-name="StarSymbol"/>
      </text:list-level-style-bullet>
      <text:list-level-style-bullet text:level="7" text:style-name="Bullet_20_Symbols" style:num-suffix="." text:bullet-char="●">
        <style:list-level-properties text:space-before="85.07pt" text:min-label-width="14.14pt"/>
        <style:text-properties style:font-name="StarSymbol"/>
      </text:list-level-style-bullet>
      <text:list-level-style-bullet text:level="8" text:style-name="Bullet_20_Symbols" style:num-suffix="." text:bullet-char="●">
        <style:list-level-properties text:space-before="99.27pt" text:min-label-width="14.14pt"/>
        <style:text-properties style:font-name="StarSymbol"/>
      </text:list-level-style-bullet>
      <text:list-level-style-bullet text:level="9" text:style-name="Bullet_20_Symbols" style:num-suffix="." text:bullet-char="●">
        <style:list-level-properties text:space-before="113.41pt" text:min-label-width="14.14pt"/>
        <style:text-properties style:font-name="StarSymbol"/>
      </text:list-level-style-bullet>
      <text:list-level-style-bullet text:level="10" text:style-name="Bullet_20_Symbols" style:num-suffix="." text:bullet-char="●">
        <style:list-level-properties text:space-before="127.62pt" text:min-label-width="14.14pt"/>
        <style:text-properties style:font-name="StarSymbol"/>
      </text:list-level-style-bullet>
    </text:list-style>
    <text:list-style style:name="L3">
      <text:list-level-style-bullet text:level="1" text:style-name="Bullet_20_Symbols" style:num-suffix="." text:bullet-char="●">
        <style:list-level-properties text:min-label-width="14.14pt"/>
        <style:text-properties style:font-name="StarSymbol"/>
      </text:list-level-style-bullet>
      <text:list-level-style-bullet text:level="2" text:style-name="Bullet_20_Symbols" style:num-suffix="." text:bullet-char="●">
        <style:list-level-properties text:space-before="14.2pt" text:min-label-width="14.14pt"/>
        <style:text-properties style:font-name="StarSymbol"/>
      </text:list-level-style-bullet>
      <text:list-level-style-bullet text:level="3" text:style-name="Bullet_20_Symbols" style:num-suffix="." text:bullet-char="●">
        <style:list-level-properties text:space-before="28.35pt" text:min-label-width="14.14pt"/>
        <style:text-properties style:font-name="StarSymbol"/>
      </text:list-level-style-bullet>
      <text:list-level-style-bullet text:level="4" text:style-name="Bullet_20_Symbols" style:num-suffix="." text:bullet-char="●">
        <style:list-level-properties text:space-before="42.55pt" text:min-label-width="14.14pt"/>
        <style:text-properties style:font-name="StarSymbol"/>
      </text:list-level-style-bullet>
      <text:list-level-style-bullet text:level="5" text:style-name="Bullet_20_Symbols" style:num-suffix="." text:bullet-char="●">
        <style:list-level-properties text:space-before="56.69pt" text:min-label-width="14.14pt"/>
        <style:text-properties style:font-name="StarSymbol"/>
      </text:list-level-style-bullet>
      <text:list-level-style-bullet text:level="6" text:style-name="Bullet_20_Symbols" style:num-suffix="." text:bullet-char="●">
        <style:list-level-properties text:space-before="70.89pt" text:min-label-width="14.14pt"/>
        <style:text-properties style:font-name="StarSymbol"/>
      </text:list-level-style-bullet>
      <text:list-level-style-bullet text:level="7" text:style-name="Bullet_20_Symbols" style:num-suffix="." text:bullet-char="●">
        <style:list-level-properties text:space-before="85.07pt" text:min-label-width="14.14pt"/>
        <style:text-properties style:font-name="StarSymbol"/>
      </text:list-level-style-bullet>
      <text:list-level-style-bullet text:level="8" text:style-name="Bullet_20_Symbols" style:num-suffix="." text:bullet-char="●">
        <style:list-level-properties text:space-before="99.27pt" text:min-label-width="14.14pt"/>
        <style:text-properties style:font-name="StarSymbol"/>
      </text:list-level-style-bullet>
      <text:list-level-style-bullet text:level="9" text:style-name="Bullet_20_Symbols" style:num-suffix="." text:bullet-char="●">
        <style:list-level-properties text:space-before="113.41pt" text:min-label-width="14.14pt"/>
        <style:text-properties style:font-name="StarSymbol"/>
      </text:list-level-style-bullet>
      <text:list-level-style-bullet text:level="10" text:style-name="Bullet_20_Symbols" style:num-suffix="." text:bullet-char="●">
        <style:list-level-properties text:space-before="127.62pt" text:min-label-width="14.14pt"/>
        <style:text-properties style:font-name="StarSymbol"/>
      </text:list-level-style-bullet>
    </text:list-style>
    <text:list-style style:name="L4">
      <text:list-level-style-bullet text:level="1" text:style-name="Bullet_20_Symbols" style:num-suffix="." text:bullet-char="●">
        <style:list-level-properties text:min-label-width="14.14pt"/>
        <style:text-properties style:font-name="StarSymbol"/>
      </text:list-level-style-bullet>
      <text:list-level-style-bullet text:level="2" text:style-name="Bullet_20_Symbols" style:num-suffix="." text:bullet-char="●">
        <style:list-level-properties text:space-before="14.2pt" text:min-label-width="14.14pt"/>
        <style:text-properties style:font-name="StarSymbol"/>
      </text:list-level-style-bullet>
      <text:list-level-style-bullet text:level="3" text:style-name="Bullet_20_Symbols" style:num-suffix="." text:bullet-char="●">
        <style:list-level-properties text:space-before="28.35pt" text:min-label-width="14.14pt"/>
        <style:text-properties style:font-name="StarSymbol"/>
      </text:list-level-style-bullet>
      <text:list-level-style-bullet text:level="4" text:style-name="Bullet_20_Symbols" style:num-suffix="." text:bullet-char="●">
        <style:list-level-properties text:space-before="42.55pt" text:min-label-width="14.14pt"/>
        <style:text-properties style:font-name="StarSymbol"/>
      </text:list-level-style-bullet>
      <text:list-level-style-bullet text:level="5" text:style-name="Bullet_20_Symbols" style:num-suffix="." text:bullet-char="●">
        <style:list-level-properties text:space-before="56.69pt" text:min-label-width="14.14pt"/>
        <style:text-properties style:font-name="StarSymbol"/>
      </text:list-level-style-bullet>
      <text:list-level-style-bullet text:level="6" text:style-name="Bullet_20_Symbols" style:num-suffix="." text:bullet-char="●">
        <style:list-level-properties text:space-before="70.89pt" text:min-label-width="14.14pt"/>
        <style:text-properties style:font-name="StarSymbol"/>
      </text:list-level-style-bullet>
      <text:list-level-style-bullet text:level="7" text:style-name="Bullet_20_Symbols" style:num-suffix="." text:bullet-char="●">
        <style:list-level-properties text:space-before="85.07pt" text:min-label-width="14.14pt"/>
        <style:text-properties style:font-name="StarSymbol"/>
      </text:list-level-style-bullet>
      <text:list-level-style-bullet text:level="8" text:style-name="Bullet_20_Symbols" style:num-suffix="." text:bullet-char="●">
        <style:list-level-properties text:space-before="99.27pt" text:min-label-width="14.14pt"/>
        <style:text-properties style:font-name="StarSymbol"/>
      </text:list-level-style-bullet>
      <text:list-level-style-bullet text:level="9" text:style-name="Bullet_20_Symbols" style:num-suffix="." text:bullet-char="●">
        <style:list-level-properties text:space-before="113.41pt" text:min-label-width="14.14pt"/>
        <style:text-properties style:font-name="StarSymbol"/>
      </text:list-level-style-bullet>
      <text:list-level-style-bullet text:level="10" text:style-name="Bullet_20_Symbols" style:num-suffix="." text:bullet-char="●">
        <style:list-level-properties text:space-before="127.62pt" text:min-label-width="14.14pt"/>
        <style:text-properties style:font-name="StarSymbol"/>
      </text:list-level-style-bullet>
    </text:list-style>
    <text:list-style style:name="L5">
      <text:list-level-style-bullet text:level="1" text:style-name="Bullet_20_Symbols" style:num-suffix="." text:bullet-char="●">
        <style:list-level-properties text:min-label-width="14.14pt"/>
        <style:text-properties style:font-name="StarSymbol"/>
      </text:list-level-style-bullet>
      <text:list-level-style-bullet text:level="2" text:style-name="Bullet_20_Symbols" style:num-suffix="." text:bullet-char="●">
        <style:list-level-properties text:space-before="14.2pt" text:min-label-width="14.14pt"/>
        <style:text-properties style:font-name="StarSymbol"/>
      </text:list-level-style-bullet>
      <text:list-level-style-bullet text:level="3" text:style-name="Bullet_20_Symbols" style:num-suffix="." text:bullet-char="●">
        <style:list-level-properties text:space-before="28.35pt" text:min-label-width="14.14pt"/>
        <style:text-properties style:font-name="StarSymbol"/>
      </text:list-level-style-bullet>
      <text:list-level-style-bullet text:level="4" text:style-name="Bullet_20_Symbols" style:num-suffix="." text:bullet-char="●">
        <style:list-level-properties text:space-before="42.55pt" text:min-label-width="14.14pt"/>
        <style:text-properties style:font-name="StarSymbol"/>
      </text:list-level-style-bullet>
      <text:list-level-style-bullet text:level="5" text:style-name="Bullet_20_Symbols" style:num-suffix="." text:bullet-char="●">
        <style:list-level-properties text:space-before="56.69pt" text:min-label-width="14.14pt"/>
        <style:text-properties style:font-name="StarSymbol"/>
      </text:list-level-style-bullet>
      <text:list-level-style-bullet text:level="6" text:style-name="Bullet_20_Symbols" style:num-suffix="." text:bullet-char="●">
        <style:list-level-properties text:space-before="70.89pt" text:min-label-width="14.14pt"/>
        <style:text-properties style:font-name="StarSymbol"/>
      </text:list-level-style-bullet>
      <text:list-level-style-bullet text:level="7" text:style-name="Bullet_20_Symbols" style:num-suffix="." text:bullet-char="●">
        <style:list-level-properties text:space-before="85.07pt" text:min-label-width="14.14pt"/>
        <style:text-properties style:font-name="StarSymbol"/>
      </text:list-level-style-bullet>
      <text:list-level-style-bullet text:level="8" text:style-name="Bullet_20_Symbols" style:num-suffix="." text:bullet-char="●">
        <style:list-level-properties text:space-before="99.27pt" text:min-label-width="14.14pt"/>
        <style:text-properties style:font-name="StarSymbol"/>
      </text:list-level-style-bullet>
      <text:list-level-style-bullet text:level="9" text:style-name="Bullet_20_Symbols" style:num-suffix="." text:bullet-char="●">
        <style:list-level-properties text:space-before="113.41pt" text:min-label-width="14.14pt"/>
        <style:text-properties style:font-name="StarSymbol"/>
      </text:list-level-style-bullet>
      <text:list-level-style-bullet text:level="10" text:style-name="Bullet_20_Symbols" style:num-suffix="." text:bullet-char="●">
        <style:list-level-properties text:space-before="127.62pt" text:min-label-width="14.14pt"/>
        <style:text-properties style:font-name="StarSymbol"/>
      </text:list-level-style-bullet>
    </text:list-style>
    <text:list-style style:name="L6">
      <text:list-level-style-bullet text:level="1" text:style-name="Bullet_20_Symbols" style:num-suffix="." text:bullet-char="●">
        <style:list-level-properties text:min-label-width="14.14pt"/>
        <style:text-properties style:font-name="StarSymbol"/>
      </text:list-level-style-bullet>
      <text:list-level-style-bullet text:level="2" text:style-name="Bullet_20_Symbols" style:num-suffix="." text:bullet-char="●">
        <style:list-level-properties text:space-before="14.2pt" text:min-label-width="14.14pt"/>
        <style:text-properties style:font-name="StarSymbol"/>
      </text:list-level-style-bullet>
      <text:list-level-style-bullet text:level="3" text:style-name="Bullet_20_Symbols" style:num-suffix="." text:bullet-char="●">
        <style:list-level-properties text:space-before="28.35pt" text:min-label-width="14.14pt"/>
        <style:text-properties style:font-name="StarSymbol"/>
      </text:list-level-style-bullet>
      <text:list-level-style-bullet text:level="4" text:style-name="Bullet_20_Symbols" style:num-suffix="." text:bullet-char="●">
        <style:list-level-properties text:space-before="42.55pt" text:min-label-width="14.14pt"/>
        <style:text-properties style:font-name="StarSymbol"/>
      </text:list-level-style-bullet>
      <text:list-level-style-bullet text:level="5" text:style-name="Bullet_20_Symbols" style:num-suffix="." text:bullet-char="●">
        <style:list-level-properties text:space-before="56.69pt" text:min-label-width="14.14pt"/>
        <style:text-properties style:font-name="StarSymbol"/>
      </text:list-level-style-bullet>
      <text:list-level-style-bullet text:level="6" text:style-name="Bullet_20_Symbols" style:num-suffix="." text:bullet-char="●">
        <style:list-level-properties text:space-before="70.89pt" text:min-label-width="14.14pt"/>
        <style:text-properties style:font-name="StarSymbol"/>
      </text:list-level-style-bullet>
      <text:list-level-style-bullet text:level="7" text:style-name="Bullet_20_Symbols" style:num-suffix="." text:bullet-char="●">
        <style:list-level-properties text:space-before="85.07pt" text:min-label-width="14.14pt"/>
        <style:text-properties style:font-name="StarSymbol"/>
      </text:list-level-style-bullet>
      <text:list-level-style-bullet text:level="8" text:style-name="Bullet_20_Symbols" style:num-suffix="." text:bullet-char="●">
        <style:list-level-properties text:space-before="99.27pt" text:min-label-width="14.14pt"/>
        <style:text-properties style:font-name="StarSymbol"/>
      </text:list-level-style-bullet>
      <text:list-level-style-bullet text:level="9" text:style-name="Bullet_20_Symbols" style:num-suffix="." text:bullet-char="●">
        <style:list-level-properties text:space-before="113.41pt" text:min-label-width="14.14pt"/>
        <style:text-properties style:font-name="StarSymbol"/>
      </text:list-level-style-bullet>
      <text:list-level-style-bullet text:level="10" text:style-name="Bullet_20_Symbols" style:num-suffix="." text:bullet-char="●">
        <style:list-level-properties text:space-before="127.62pt" text:min-label-width="14.14pt"/>
        <style:text-properties style:font-name="StarSymbol"/>
      </text:list-level-style-bullet>
    </text:list-style>
    <text:list-style style:name="L7">
      <text:list-level-style-number text:level="1" text:style-name="Numbering_20_Symbols" style:num-suffix="." style:num-format="1">
        <style:list-level-properties text:space-before="18pt" text:min-label-width="18pt"/>
      </text:list-level-style-number>
      <text:list-level-style-number text:level="2" text:style-name="Numbering_20_Symbols" style:num-suffix="." style:num-format="1">
        <style:list-level-properties text:space-before="36pt" text:min-label-width="18pt"/>
      </text:list-level-style-number>
      <text:list-level-style-number text:level="3" text:style-name="Numbering_20_Symbols" style:num-suffix="." style:num-format="1">
        <style:list-level-properties text:space-before="54pt" text:min-label-width="18pt"/>
      </text:list-level-style-number>
      <text:list-level-style-number text:level="4" text:style-name="Numbering_20_Symbols" style:num-suffix="." style:num-format="1">
        <style:list-level-properties text:space-before="72pt" text:min-label-width="18pt"/>
      </text:list-level-style-number>
      <text:list-level-style-number text:level="5" text:style-name="Numbering_20_Symbols" style:num-suffix="." style:num-format="1">
        <style:list-level-properties text:space-before="90pt" text:min-label-width="18pt"/>
      </text:list-level-style-number>
      <text:list-level-style-number text:level="6" text:style-name="Numbering_20_Symbols" style:num-suffix="." style:num-format="1">
        <style:list-level-properties text:space-before="108pt" text:min-label-width="18pt"/>
      </text:list-level-style-number>
      <text:list-level-style-number text:level="7" text:style-name="Numbering_20_Symbols" style:num-suffix="." style:num-format="1">
        <style:list-level-properties text:space-before="126pt" text:min-label-width="18pt"/>
      </text:list-level-style-number>
      <text:list-level-style-number text:level="8" text:style-name="Numbering_20_Symbols" style:num-suffix="." style:num-format="1">
        <style:list-level-properties text:space-before="144pt" text:min-label-width="18pt"/>
      </text:list-level-style-number>
      <text:list-level-style-number text:level="9" text:style-name="Numbering_20_Symbols" style:num-suffix="." style:num-format="1">
        <style:list-level-properties text:space-before="162pt" text:min-label-width="18pt"/>
      </text:list-level-style-number>
      <text:list-level-style-number text:level="10" text:style-name="Numbering_20_Symbols" style:num-suffix="." style:num-format="1">
        <style:list-level-properties text:space-before="180pt" text:min-label-width="18pt"/>
      </text:list-level-style-number>
    </text:list-style>
    <text:list-style style:name="L8">
      <text:list-level-style-bullet text:level="1" text:style-name="Bullet_20_Symbols" style:num-suffix="." text:bullet-char="●">
        <style:list-level-properties text:min-label-width="14.14pt"/>
        <style:text-properties style:font-name="StarSymbol"/>
      </text:list-level-style-bullet>
      <text:list-level-style-bullet text:level="2" text:style-name="Bullet_20_Symbols" style:num-suffix="." text:bullet-char="●">
        <style:list-level-properties text:space-before="14.2pt" text:min-label-width="14.14pt"/>
        <style:text-properties style:font-name="StarSymbol"/>
      </text:list-level-style-bullet>
      <text:list-level-style-bullet text:level="3" text:style-name="Bullet_20_Symbols" style:num-suffix="." text:bullet-char="●">
        <style:list-level-properties text:space-before="28.35pt" text:min-label-width="14.14pt"/>
        <style:text-properties style:font-name="StarSymbol"/>
      </text:list-level-style-bullet>
      <text:list-level-style-bullet text:level="4" text:style-name="Bullet_20_Symbols" style:num-suffix="." text:bullet-char="●">
        <style:list-level-properties text:space-before="42.55pt" text:min-label-width="14.14pt"/>
        <style:text-properties style:font-name="StarSymbol"/>
      </text:list-level-style-bullet>
      <text:list-level-style-bullet text:level="5" text:style-name="Bullet_20_Symbols" style:num-suffix="." text:bullet-char="●">
        <style:list-level-properties text:space-before="56.69pt" text:min-label-width="14.14pt"/>
        <style:text-properties style:font-name="StarSymbol"/>
      </text:list-level-style-bullet>
      <text:list-level-style-bullet text:level="6" text:style-name="Bullet_20_Symbols" style:num-suffix="." text:bullet-char="●">
        <style:list-level-properties text:space-before="70.89pt" text:min-label-width="14.14pt"/>
        <style:text-properties style:font-name="StarSymbol"/>
      </text:list-level-style-bullet>
      <text:list-level-style-bullet text:level="7" text:style-name="Bullet_20_Symbols" style:num-suffix="." text:bullet-char="●">
        <style:list-level-properties text:space-before="85.07pt" text:min-label-width="14.14pt"/>
        <style:text-properties style:font-name="StarSymbol"/>
      </text:list-level-style-bullet>
      <text:list-level-style-bullet text:level="8" text:style-name="Bullet_20_Symbols" style:num-suffix="." text:bullet-char="●">
        <style:list-level-properties text:space-before="99.27pt" text:min-label-width="14.14pt"/>
        <style:text-properties style:font-name="StarSymbol"/>
      </text:list-level-style-bullet>
      <text:list-level-style-bullet text:level="9" text:style-name="Bullet_20_Symbols" style:num-suffix="." text:bullet-char="●">
        <style:list-level-properties text:space-before="113.41pt" text:min-label-width="14.14pt"/>
        <style:text-properties style:font-name="StarSymbol"/>
      </text:list-level-style-bullet>
      <text:list-level-style-bullet text:level="10" text:style-name="Bullet_20_Symbols" style:num-suffix="." text:bullet-char="●">
        <style:list-level-properties text:space-before="127.62pt" text:min-label-width="14.14pt"/>
        <style:text-properties style:font-name="StarSymbol"/>
      </text:list-level-style-bullet>
    </text:list-style>
    <text:list-style style:name="L9">
      <text:list-level-style-bullet text:level="1" text:style-name="Bullet_20_Symbols" style:num-suffix="." text:bullet-char="●">
        <style:list-level-properties text:min-label-width="14.14pt"/>
        <style:text-properties style:font-name="StarSymbol"/>
      </text:list-level-style-bullet>
      <text:list-level-style-bullet text:level="2" text:style-name="Bullet_20_Symbols" style:num-suffix="." text:bullet-char="●">
        <style:list-level-properties text:space-before="14.2pt" text:min-label-width="14.14pt"/>
        <style:text-properties style:font-name="StarSymbol"/>
      </text:list-level-style-bullet>
      <text:list-level-style-bullet text:level="3" text:style-name="Bullet_20_Symbols" style:num-suffix="." text:bullet-char="●">
        <style:list-level-properties text:space-before="28.35pt" text:min-label-width="14.14pt"/>
        <style:text-properties style:font-name="StarSymbol"/>
      </text:list-level-style-bullet>
      <text:list-level-style-bullet text:level="4" text:style-name="Bullet_20_Symbols" style:num-suffix="." text:bullet-char="●">
        <style:list-level-properties text:space-before="42.55pt" text:min-label-width="14.14pt"/>
        <style:text-properties style:font-name="StarSymbol"/>
      </text:list-level-style-bullet>
      <text:list-level-style-bullet text:level="5" text:style-name="Bullet_20_Symbols" style:num-suffix="." text:bullet-char="●">
        <style:list-level-properties text:space-before="56.69pt" text:min-label-width="14.14pt"/>
        <style:text-properties style:font-name="StarSymbol"/>
      </text:list-level-style-bullet>
      <text:list-level-style-bullet text:level="6" text:style-name="Bullet_20_Symbols" style:num-suffix="." text:bullet-char="●">
        <style:list-level-properties text:space-before="70.89pt" text:min-label-width="14.14pt"/>
        <style:text-properties style:font-name="StarSymbol"/>
      </text:list-level-style-bullet>
      <text:list-level-style-bullet text:level="7" text:style-name="Bullet_20_Symbols" style:num-suffix="." text:bullet-char="●">
        <style:list-level-properties text:space-before="85.07pt" text:min-label-width="14.14pt"/>
        <style:text-properties style:font-name="StarSymbol"/>
      </text:list-level-style-bullet>
      <text:list-level-style-bullet text:level="8" text:style-name="Bullet_20_Symbols" style:num-suffix="." text:bullet-char="●">
        <style:list-level-properties text:space-before="99.27pt" text:min-label-width="14.14pt"/>
        <style:text-properties style:font-name="StarSymbol"/>
      </text:list-level-style-bullet>
      <text:list-level-style-bullet text:level="9" text:style-name="Bullet_20_Symbols" style:num-suffix="." text:bullet-char="●">
        <style:list-level-properties text:space-before="113.41pt" text:min-label-width="14.14pt"/>
        <style:text-properties style:font-name="StarSymbol"/>
      </text:list-level-style-bullet>
      <text:list-level-style-bullet text:level="10" text:style-name="Bullet_20_Symbols" style:num-suffix="." text:bullet-char="●">
        <style:list-level-properties text:space-before="127.62pt" text:min-label-width="14.14pt"/>
        <style:text-properties style:font-name="StarSymbol"/>
      </text:list-level-style-bullet>
    </text:list-style>
    <text:list-style style:name="L10">
      <text:list-level-style-bullet text:level="1" text:style-name="Bullet_20_Symbols" style:num-suffix="." text:bullet-char="●">
        <style:list-level-properties text:min-label-width="14.14pt"/>
        <style:text-properties style:font-name="StarSymbol"/>
      </text:list-level-style-bullet>
      <text:list-level-style-bullet text:level="2" text:style-name="Bullet_20_Symbols" style:num-suffix="." text:bullet-char="●">
        <style:list-level-properties text:space-before="14.2pt" text:min-label-width="14.14pt"/>
        <style:text-properties style:font-name="StarSymbol"/>
      </text:list-level-style-bullet>
      <text:list-level-style-bullet text:level="3" text:style-name="Bullet_20_Symbols" style:num-suffix="." text:bullet-char="●">
        <style:list-level-properties text:space-before="28.35pt" text:min-label-width="14.14pt"/>
        <style:text-properties style:font-name="StarSymbol"/>
      </text:list-level-style-bullet>
      <text:list-level-style-bullet text:level="4" text:style-name="Bullet_20_Symbols" style:num-suffix="." text:bullet-char="●">
        <style:list-level-properties text:space-before="42.55pt" text:min-label-width="14.14pt"/>
        <style:text-properties style:font-name="StarSymbol"/>
      </text:list-level-style-bullet>
      <text:list-level-style-bullet text:level="5" text:style-name="Bullet_20_Symbols" style:num-suffix="." text:bullet-char="●">
        <style:list-level-properties text:space-before="56.69pt" text:min-label-width="14.14pt"/>
        <style:text-properties style:font-name="StarSymbol"/>
      </text:list-level-style-bullet>
      <text:list-level-style-bullet text:level="6" text:style-name="Bullet_20_Symbols" style:num-suffix="." text:bullet-char="●">
        <style:list-level-properties text:space-before="70.89pt" text:min-label-width="14.14pt"/>
        <style:text-properties style:font-name="StarSymbol"/>
      </text:list-level-style-bullet>
      <text:list-level-style-bullet text:level="7" text:style-name="Bullet_20_Symbols" style:num-suffix="." text:bullet-char="●">
        <style:list-level-properties text:space-before="85.07pt" text:min-label-width="14.14pt"/>
        <style:text-properties style:font-name="StarSymbol"/>
      </text:list-level-style-bullet>
      <text:list-level-style-bullet text:level="8" text:style-name="Bullet_20_Symbols" style:num-suffix="." text:bullet-char="●">
        <style:list-level-properties text:space-before="99.27pt" text:min-label-width="14.14pt"/>
        <style:text-properties style:font-name="StarSymbol"/>
      </text:list-level-style-bullet>
      <text:list-level-style-bullet text:level="9" text:style-name="Bullet_20_Symbols" style:num-suffix="." text:bullet-char="●">
        <style:list-level-properties text:space-before="113.41pt" text:min-label-width="14.14pt"/>
        <style:text-properties style:font-name="StarSymbol"/>
      </text:list-level-style-bullet>
      <text:list-level-style-bullet text:level="10" text:style-name="Bullet_20_Symbols" style:num-suffix="." text:bullet-char="●">
        <style:list-level-properties text:space-before="127.62pt" text:min-label-width="14.14pt"/>
        <style:text-properties style:font-name="StarSymbol"/>
      </text:list-level-style-bullet>
    </text:list-style>
    <text:list-style style:name="L11">
      <text:list-level-style-bullet text:level="1" text:style-name="Bullet_20_Symbols" style:num-suffix="." text:bullet-char="●">
        <style:list-level-properties text:min-label-width="14.14pt"/>
        <style:text-properties style:font-name="StarSymbol"/>
      </text:list-level-style-bullet>
      <text:list-level-style-bullet text:level="2" text:style-name="Bullet_20_Symbols" style:num-suffix="." text:bullet-char="●">
        <style:list-level-properties text:space-before="14.2pt" text:min-label-width="14.14pt"/>
        <style:text-properties style:font-name="StarSymbol"/>
      </text:list-level-style-bullet>
      <text:list-level-style-bullet text:level="3" text:style-name="Bullet_20_Symbols" style:num-suffix="." text:bullet-char="●">
        <style:list-level-properties text:space-before="28.35pt" text:min-label-width="14.14pt"/>
        <style:text-properties style:font-name="StarSymbol"/>
      </text:list-level-style-bullet>
      <text:list-level-style-bullet text:level="4" text:style-name="Bullet_20_Symbols" style:num-suffix="." text:bullet-char="●">
        <style:list-level-properties text:space-before="42.55pt" text:min-label-width="14.14pt"/>
        <style:text-properties style:font-name="StarSymbol"/>
      </text:list-level-style-bullet>
      <text:list-level-style-bullet text:level="5" text:style-name="Bullet_20_Symbols" style:num-suffix="." text:bullet-char="●">
        <style:list-level-properties text:space-before="56.69pt" text:min-label-width="14.14pt"/>
        <style:text-properties style:font-name="StarSymbol"/>
      </text:list-level-style-bullet>
      <text:list-level-style-bullet text:level="6" text:style-name="Bullet_20_Symbols" style:num-suffix="." text:bullet-char="●">
        <style:list-level-properties text:space-before="70.89pt" text:min-label-width="14.14pt"/>
        <style:text-properties style:font-name="StarSymbol"/>
      </text:list-level-style-bullet>
      <text:list-level-style-bullet text:level="7" text:style-name="Bullet_20_Symbols" style:num-suffix="." text:bullet-char="●">
        <style:list-level-properties text:space-before="85.07pt" text:min-label-width="14.14pt"/>
        <style:text-properties style:font-name="StarSymbol"/>
      </text:list-level-style-bullet>
      <text:list-level-style-bullet text:level="8" text:style-name="Bullet_20_Symbols" style:num-suffix="." text:bullet-char="●">
        <style:list-level-properties text:space-before="99.27pt" text:min-label-width="14.14pt"/>
        <style:text-properties style:font-name="StarSymbol"/>
      </text:list-level-style-bullet>
      <text:list-level-style-bullet text:level="9" text:style-name="Bullet_20_Symbols" style:num-suffix="." text:bullet-char="●">
        <style:list-level-properties text:space-before="113.41pt" text:min-label-width="14.14pt"/>
        <style:text-properties style:font-name="StarSymbol"/>
      </text:list-level-style-bullet>
      <text:list-level-style-bullet text:level="10" text:style-name="Bullet_20_Symbols" style:num-suffix="." text:bullet-char="●">
        <style:list-level-properties text:space-before="127.62pt" text:min-label-width="14.14pt"/>
        <style:text-properties style:font-name="StarSymbol"/>
      </text:list-level-style-bullet>
    </text:list-style>
    <text:list-style style:name="L12">
      <text:list-level-style-bullet text:level="1" text:style-name="Bullet_20_Symbols" style:num-suffix="." text:bullet-char="●">
        <style:list-level-properties text:min-label-width="14.14pt"/>
        <style:text-properties style:font-name="StarSymbol"/>
      </text:list-level-style-bullet>
      <text:list-level-style-bullet text:level="2" text:style-name="Bullet_20_Symbols" style:num-suffix="." text:bullet-char="●">
        <style:list-level-properties text:space-before="14.2pt" text:min-label-width="14.14pt"/>
        <style:text-properties style:font-name="StarSymbol"/>
      </text:list-level-style-bullet>
      <text:list-level-style-bullet text:level="3" text:style-name="Bullet_20_Symbols" style:num-suffix="." text:bullet-char="●">
        <style:list-level-properties text:space-before="28.35pt" text:min-label-width="14.14pt"/>
        <style:text-properties style:font-name="StarSymbol"/>
      </text:list-level-style-bullet>
      <text:list-level-style-bullet text:level="4" text:style-name="Bullet_20_Symbols" style:num-suffix="." text:bullet-char="●">
        <style:list-level-properties text:space-before="42.55pt" text:min-label-width="14.14pt"/>
        <style:text-properties style:font-name="StarSymbol"/>
      </text:list-level-style-bullet>
      <text:list-level-style-bullet text:level="5" text:style-name="Bullet_20_Symbols" style:num-suffix="." text:bullet-char="●">
        <style:list-level-properties text:space-before="56.69pt" text:min-label-width="14.14pt"/>
        <style:text-properties style:font-name="StarSymbol"/>
      </text:list-level-style-bullet>
      <text:list-level-style-bullet text:level="6" text:style-name="Bullet_20_Symbols" style:num-suffix="." text:bullet-char="●">
        <style:list-level-properties text:space-before="70.89pt" text:min-label-width="14.14pt"/>
        <style:text-properties style:font-name="StarSymbol"/>
      </text:list-level-style-bullet>
      <text:list-level-style-bullet text:level="7" text:style-name="Bullet_20_Symbols" style:num-suffix="." text:bullet-char="●">
        <style:list-level-properties text:space-before="85.07pt" text:min-label-width="14.14pt"/>
        <style:text-properties style:font-name="StarSymbol"/>
      </text:list-level-style-bullet>
      <text:list-level-style-bullet text:level="8" text:style-name="Bullet_20_Symbols" style:num-suffix="." text:bullet-char="●">
        <style:list-level-properties text:space-before="99.27pt" text:min-label-width="14.14pt"/>
        <style:text-properties style:font-name="StarSymbol"/>
      </text:list-level-style-bullet>
      <text:list-level-style-bullet text:level="9" text:style-name="Bullet_20_Symbols" style:num-suffix="." text:bullet-char="●">
        <style:list-level-properties text:space-before="113.41pt" text:min-label-width="14.14pt"/>
        <style:text-properties style:font-name="StarSymbol"/>
      </text:list-level-style-bullet>
      <text:list-level-style-bullet text:level="10" text:style-name="Bullet_20_Symbols" style:num-suffix="." text:bullet-char="●">
        <style:list-level-properties text:space-before="127.62pt" text:min-label-width="14.14pt"/>
        <style:text-properties style:font-name="StarSymbol"/>
      </text:list-level-style-bullet>
    </text:list-style>
    <text:list-style style:name="L13">
      <text:list-level-style-bullet text:level="1" text:style-name="Bullet_20_Symbols" style:num-suffix="." text:bullet-char="●">
        <style:list-level-properties text:min-label-width="14.14pt"/>
        <style:text-properties style:font-name="StarSymbol"/>
      </text:list-level-style-bullet>
      <text:list-level-style-bullet text:level="2" text:style-name="Bullet_20_Symbols" style:num-suffix="." text:bullet-char="●">
        <style:list-level-properties text:space-before="14.2pt" text:min-label-width="14.14pt"/>
        <style:text-properties style:font-name="StarSymbol"/>
      </text:list-level-style-bullet>
      <text:list-level-style-bullet text:level="3" text:style-name="Bullet_20_Symbols" style:num-suffix="." text:bullet-char="●">
        <style:list-level-properties text:space-before="28.35pt" text:min-label-width="14.14pt"/>
        <style:text-properties style:font-name="StarSymbol"/>
      </text:list-level-style-bullet>
      <text:list-level-style-bullet text:level="4" text:style-name="Bullet_20_Symbols" style:num-suffix="." text:bullet-char="●">
        <style:list-level-properties text:space-before="42.55pt" text:min-label-width="14.14pt"/>
        <style:text-properties style:font-name="StarSymbol"/>
      </text:list-level-style-bullet>
      <text:list-level-style-bullet text:level="5" text:style-name="Bullet_20_Symbols" style:num-suffix="." text:bullet-char="●">
        <style:list-level-properties text:space-before="56.69pt" text:min-label-width="14.14pt"/>
        <style:text-properties style:font-name="StarSymbol"/>
      </text:list-level-style-bullet>
      <text:list-level-style-bullet text:level="6" text:style-name="Bullet_20_Symbols" style:num-suffix="." text:bullet-char="●">
        <style:list-level-properties text:space-before="70.89pt" text:min-label-width="14.14pt"/>
        <style:text-properties style:font-name="StarSymbol"/>
      </text:list-level-style-bullet>
      <text:list-level-style-bullet text:level="7" text:style-name="Bullet_20_Symbols" style:num-suffix="." text:bullet-char="●">
        <style:list-level-properties text:space-before="85.07pt" text:min-label-width="14.14pt"/>
        <style:text-properties style:font-name="StarSymbol"/>
      </text:list-level-style-bullet>
      <text:list-level-style-bullet text:level="8" text:style-name="Bullet_20_Symbols" style:num-suffix="." text:bullet-char="●">
        <style:list-level-properties text:space-before="99.27pt" text:min-label-width="14.14pt"/>
        <style:text-properties style:font-name="StarSymbol"/>
      </text:list-level-style-bullet>
      <text:list-level-style-bullet text:level="9" text:style-name="Bullet_20_Symbols" style:num-suffix="." text:bullet-char="●">
        <style:list-level-properties text:space-before="113.41pt" text:min-label-width="14.14pt"/>
        <style:text-properties style:font-name="StarSymbol"/>
      </text:list-level-style-bullet>
      <text:list-level-style-bullet text:level="10" text:style-name="Bullet_20_Symbols" style:num-suffix="." text:bullet-char="●">
        <style:list-level-properties text:space-before="127.62pt" text:min-label-width="14.14pt"/>
        <style:text-properties style:font-name="StarSymbol"/>
      </text:list-level-style-bullet>
    </text:list-style>
    <text:list-style style:name="L14">
      <text:list-level-style-number text:level="1" text:style-name="Numbering_20_Symbols" style:num-suffix="." style:num-format="1">
        <style:list-level-properties text:space-before="18pt" text:min-label-width="18pt"/>
      </text:list-level-style-number>
      <text:list-level-style-number text:level="2" text:style-name="Numbering_20_Symbols" style:num-suffix="." style:num-format="1">
        <style:list-level-properties text:space-before="36pt" text:min-label-width="18pt"/>
      </text:list-level-style-number>
      <text:list-level-style-number text:level="3" text:style-name="Numbering_20_Symbols" style:num-suffix="." style:num-format="1">
        <style:list-level-properties text:space-before="54pt" text:min-label-width="18pt"/>
      </text:list-level-style-number>
      <text:list-level-style-number text:level="4" text:style-name="Numbering_20_Symbols" style:num-suffix="." style:num-format="1">
        <style:list-level-properties text:space-before="72pt" text:min-label-width="18pt"/>
      </text:list-level-style-number>
      <text:list-level-style-number text:level="5" text:style-name="Numbering_20_Symbols" style:num-suffix="." style:num-format="1">
        <style:list-level-properties text:space-before="90pt" text:min-label-width="18pt"/>
      </text:list-level-style-number>
      <text:list-level-style-number text:level="6" text:style-name="Numbering_20_Symbols" style:num-suffix="." style:num-format="1">
        <style:list-level-properties text:space-before="108pt" text:min-label-width="18pt"/>
      </text:list-level-style-number>
      <text:list-level-style-number text:level="7" text:style-name="Numbering_20_Symbols" style:num-suffix="." style:num-format="1">
        <style:list-level-properties text:space-before="126pt" text:min-label-width="18pt"/>
      </text:list-level-style-number>
      <text:list-level-style-number text:level="8" text:style-name="Numbering_20_Symbols" style:num-suffix="." style:num-format="1">
        <style:list-level-properties text:space-before="144pt" text:min-label-width="18pt"/>
      </text:list-level-style-number>
      <text:list-level-style-number text:level="9" text:style-name="Numbering_20_Symbols" style:num-suffix="." style:num-format="1">
        <style:list-level-properties text:space-before="162pt" text:min-label-width="18pt"/>
      </text:list-level-style-number>
      <text:list-level-style-number text:level="10" text:style-name="Numbering_20_Symbols" style:num-suffix="." style:num-format="1">
        <style:list-level-properties text:space-before="180pt" text:min-label-width="18pt"/>
      </text:list-level-style-number>
    </text:list-style>
    <text:list-style style:name="L15">
      <text:list-level-style-bullet text:level="1" text:style-name="Bullet_20_Symbols" style:num-suffix="." text:bullet-char="●">
        <style:list-level-properties text:min-label-width="14.14pt"/>
        <style:text-properties style:font-name="StarSymbol"/>
      </text:list-level-style-bullet>
      <text:list-level-style-bullet text:level="2" text:style-name="Bullet_20_Symbols" style:num-suffix="." text:bullet-char="●">
        <style:list-level-properties text:space-before="14.2pt" text:min-label-width="14.14pt"/>
        <style:text-properties style:font-name="StarSymbol"/>
      </text:list-level-style-bullet>
      <text:list-level-style-bullet text:level="3" text:style-name="Bullet_20_Symbols" style:num-suffix="." text:bullet-char="●">
        <style:list-level-properties text:space-before="28.35pt" text:min-label-width="14.14pt"/>
        <style:text-properties style:font-name="StarSymbol"/>
      </text:list-level-style-bullet>
      <text:list-level-style-bullet text:level="4" text:style-name="Bullet_20_Symbols" style:num-suffix="." text:bullet-char="●">
        <style:list-level-properties text:space-before="42.55pt" text:min-label-width="14.14pt"/>
        <style:text-properties style:font-name="StarSymbol"/>
      </text:list-level-style-bullet>
      <text:list-level-style-bullet text:level="5" text:style-name="Bullet_20_Symbols" style:num-suffix="." text:bullet-char="●">
        <style:list-level-properties text:space-before="56.69pt" text:min-label-width="14.14pt"/>
        <style:text-properties style:font-name="StarSymbol"/>
      </text:list-level-style-bullet>
      <text:list-level-style-bullet text:level="6" text:style-name="Bullet_20_Symbols" style:num-suffix="." text:bullet-char="●">
        <style:list-level-properties text:space-before="70.89pt" text:min-label-width="14.14pt"/>
        <style:text-properties style:font-name="StarSymbol"/>
      </text:list-level-style-bullet>
      <text:list-level-style-bullet text:level="7" text:style-name="Bullet_20_Symbols" style:num-suffix="." text:bullet-char="●">
        <style:list-level-properties text:space-before="85.07pt" text:min-label-width="14.14pt"/>
        <style:text-properties style:font-name="StarSymbol"/>
      </text:list-level-style-bullet>
      <text:list-level-style-bullet text:level="8" text:style-name="Bullet_20_Symbols" style:num-suffix="." text:bullet-char="●">
        <style:list-level-properties text:space-before="99.27pt" text:min-label-width="14.14pt"/>
        <style:text-properties style:font-name="StarSymbol"/>
      </text:list-level-style-bullet>
      <text:list-level-style-bullet text:level="9" text:style-name="Bullet_20_Symbols" style:num-suffix="." text:bullet-char="●">
        <style:list-level-properties text:space-before="113.41pt" text:min-label-width="14.14pt"/>
        <style:text-properties style:font-name="StarSymbol"/>
      </text:list-level-style-bullet>
      <text:list-level-style-bullet text:level="10" text:style-name="Bullet_20_Symbols" style:num-suffix="." text:bullet-char="●">
        <style:list-level-properties text:space-before="127.62pt" text:min-label-width="14.14pt"/>
        <style:text-properties style:font-name="StarSymbol"/>
      </text:list-level-style-bullet>
    </text:list-style>
    <text:list-style style:name="L16">
      <text:list-level-style-bullet text:level="1" text:style-name="Bullet_20_Symbols" style:num-suffix="." text:bullet-char="●">
        <style:list-level-properties text:min-label-width="14.14pt"/>
        <style:text-properties style:font-name="StarSymbol"/>
      </text:list-level-style-bullet>
      <text:list-level-style-bullet text:level="2" text:style-name="Bullet_20_Symbols" style:num-suffix="." text:bullet-char="●">
        <style:list-level-properties text:space-before="14.2pt" text:min-label-width="14.14pt"/>
        <style:text-properties style:font-name="StarSymbol"/>
      </text:list-level-style-bullet>
      <text:list-level-style-bullet text:level="3" text:style-name="Bullet_20_Symbols" style:num-suffix="." text:bullet-char="●">
        <style:list-level-properties text:space-before="28.35pt" text:min-label-width="14.14pt"/>
        <style:text-properties style:font-name="StarSymbol"/>
      </text:list-level-style-bullet>
      <text:list-level-style-bullet text:level="4" text:style-name="Bullet_20_Symbols" style:num-suffix="." text:bullet-char="●">
        <style:list-level-properties text:space-before="42.55pt" text:min-label-width="14.14pt"/>
        <style:text-properties style:font-name="StarSymbol"/>
      </text:list-level-style-bullet>
      <text:list-level-style-bullet text:level="5" text:style-name="Bullet_20_Symbols" style:num-suffix="." text:bullet-char="●">
        <style:list-level-properties text:space-before="56.69pt" text:min-label-width="14.14pt"/>
        <style:text-properties style:font-name="StarSymbol"/>
      </text:list-level-style-bullet>
      <text:list-level-style-bullet text:level="6" text:style-name="Bullet_20_Symbols" style:num-suffix="." text:bullet-char="●">
        <style:list-level-properties text:space-before="70.89pt" text:min-label-width="14.14pt"/>
        <style:text-properties style:font-name="StarSymbol"/>
      </text:list-level-style-bullet>
      <text:list-level-style-bullet text:level="7" text:style-name="Bullet_20_Symbols" style:num-suffix="." text:bullet-char="●">
        <style:list-level-properties text:space-before="85.07pt" text:min-label-width="14.14pt"/>
        <style:text-properties style:font-name="StarSymbol"/>
      </text:list-level-style-bullet>
      <text:list-level-style-bullet text:level="8" text:style-name="Bullet_20_Symbols" style:num-suffix="." text:bullet-char="●">
        <style:list-level-properties text:space-before="99.27pt" text:min-label-width="14.14pt"/>
        <style:text-properties style:font-name="StarSymbol"/>
      </text:list-level-style-bullet>
      <text:list-level-style-bullet text:level="9" text:style-name="Bullet_20_Symbols" style:num-suffix="." text:bullet-char="●">
        <style:list-level-properties text:space-before="113.41pt" text:min-label-width="14.14pt"/>
        <style:text-properties style:font-name="StarSymbol"/>
      </text:list-level-style-bullet>
      <text:list-level-style-bullet text:level="10" text:style-name="Bullet_20_Symbols" style:num-suffix="." text:bullet-char="●">
        <style:list-level-properties text:space-before="127.62pt" text:min-label-width="14.14pt"/>
        <style:text-properties style:font-name="StarSymbol"/>
      </text:list-level-style-bullet>
    </text:list-style>
    <text:list-style style:name="L17">
      <text:list-level-style-number text:level="1" text:style-name="Numbering_20_Symbols" style:num-suffix="." style:num-format="1">
        <style:list-level-properties text:min-label-width="14.14pt"/>
      </text:list-level-style-number>
      <text:list-level-style-number text:level="2" text:style-name="Numbering_20_Symbols" style:num-suffix="." style:num-format="1">
        <style:list-level-properties text:space-before="14.2pt" text:min-label-width="14.14pt"/>
      </text:list-level-style-number>
      <text:list-level-style-number text:level="3" text:style-name="Numbering_20_Symbols" style:num-suffix="." style:num-format="1">
        <style:list-level-properties text:space-before="28.35pt" text:min-label-width="14.14pt"/>
      </text:list-level-style-number>
      <text:list-level-style-number text:level="4" text:style-name="Numbering_20_Symbols" style:num-suffix="." style:num-format="1">
        <style:list-level-properties text:space-before="42.55pt" text:min-label-width="14.14pt"/>
      </text:list-level-style-number>
      <text:list-level-style-number text:level="5" text:style-name="Numbering_20_Symbols" style:num-suffix="." style:num-format="1">
        <style:list-level-properties text:space-before="56.69pt" text:min-label-width="14.14pt"/>
      </text:list-level-style-number>
      <text:list-level-style-number text:level="6" text:style-name="Numbering_20_Symbols" style:num-suffix="." style:num-format="1">
        <style:list-level-properties text:space-before="70.89pt" text:min-label-width="14.14pt"/>
      </text:list-level-style-number>
      <text:list-level-style-number text:level="7" text:style-name="Numbering_20_Symbols" style:num-suffix="." style:num-format="1">
        <style:list-level-properties text:space-before="85.07pt" text:min-label-width="14.14pt"/>
      </text:list-level-style-number>
      <text:list-level-style-number text:level="8" text:style-name="Numbering_20_Symbols" style:num-suffix="." style:num-format="1">
        <style:list-level-properties text:space-before="99.27pt" text:min-label-width="14.14pt"/>
      </text:list-level-style-number>
      <text:list-level-style-number text:level="9" text:style-name="Numbering_20_Symbols" style:num-suffix="." style:num-format="1">
        <style:list-level-properties text:space-before="113.41pt" text:min-label-width="14.14pt"/>
      </text:list-level-style-number>
      <text:list-level-style-number text:level="10" text:style-name="Numbering_20_Symbols" style:num-suffix="." style:num-format="1">
        <style:list-level-properties text:space-before="127.62pt" text:min-label-width="14.14pt"/>
      </text:list-level-style-number>
    </text:list-style>
    <text:list-style style:name="L18">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19">
      <text:list-level-style-bullet text:level="1" text:style-name="Bullet_20_Symbols" style:num-suffix="." text:bullet-char="●">
        <style:list-level-properties text:min-label-width="14.14pt"/>
        <style:text-properties style:font-name="StarSymbol"/>
      </text:list-level-style-bullet>
      <text:list-level-style-bullet text:level="2" text:style-name="Bullet_20_Symbols" style:num-suffix="." text:bullet-char="●">
        <style:list-level-properties text:space-before="14.2pt" text:min-label-width="14.14pt"/>
        <style:text-properties style:font-name="StarSymbol"/>
      </text:list-level-style-bullet>
      <text:list-level-style-bullet text:level="3" text:style-name="Bullet_20_Symbols" style:num-suffix="." text:bullet-char="●">
        <style:list-level-properties text:space-before="28.35pt" text:min-label-width="14.14pt"/>
        <style:text-properties style:font-name="StarSymbol"/>
      </text:list-level-style-bullet>
      <text:list-level-style-bullet text:level="4" text:style-name="Bullet_20_Symbols" style:num-suffix="." text:bullet-char="●">
        <style:list-level-properties text:space-before="42.55pt" text:min-label-width="14.14pt"/>
        <style:text-properties style:font-name="StarSymbol"/>
      </text:list-level-style-bullet>
      <text:list-level-style-bullet text:level="5" text:style-name="Bullet_20_Symbols" style:num-suffix="." text:bullet-char="●">
        <style:list-level-properties text:space-before="56.69pt" text:min-label-width="14.14pt"/>
        <style:text-properties style:font-name="StarSymbol"/>
      </text:list-level-style-bullet>
      <text:list-level-style-bullet text:level="6" text:style-name="Bullet_20_Symbols" style:num-suffix="." text:bullet-char="●">
        <style:list-level-properties text:space-before="70.89pt" text:min-label-width="14.14pt"/>
        <style:text-properties style:font-name="StarSymbol"/>
      </text:list-level-style-bullet>
      <text:list-level-style-bullet text:level="7" text:style-name="Bullet_20_Symbols" style:num-suffix="." text:bullet-char="●">
        <style:list-level-properties text:space-before="85.07pt" text:min-label-width="14.14pt"/>
        <style:text-properties style:font-name="StarSymbol"/>
      </text:list-level-style-bullet>
      <text:list-level-style-bullet text:level="8" text:style-name="Bullet_20_Symbols" style:num-suffix="." text:bullet-char="●">
        <style:list-level-properties text:space-before="99.27pt" text:min-label-width="14.14pt"/>
        <style:text-properties style:font-name="StarSymbol"/>
      </text:list-level-style-bullet>
      <text:list-level-style-bullet text:level="9" text:style-name="Bullet_20_Symbols" style:num-suffix="." text:bullet-char="●">
        <style:list-level-properties text:space-before="113.41pt" text:min-label-width="14.14pt"/>
        <style:text-properties style:font-name="StarSymbol"/>
      </text:list-level-style-bullet>
      <text:list-level-style-bullet text:level="10" text:style-name="Bullet_20_Symbols" style:num-suffix="." text:bullet-char="●">
        <style:list-level-properties text:space-before="127.62pt" text:min-label-width="14.14pt"/>
        <style:text-properties style:font-name="StarSymbol"/>
      </text:list-level-style-bullet>
    </text:list-style>
    <text:list-style style:name="L20">
      <text:list-level-style-number text:level="1" text:style-name="Numbering_20_Symbols" style:num-suffix="." style:num-format="1">
        <style:list-level-properties text:min-label-width="14.14pt"/>
      </text:list-level-style-number>
      <text:list-level-style-number text:level="2" text:style-name="Numbering_20_Symbols" style:num-suffix="." style:num-format="1">
        <style:list-level-properties text:space-before="14.2pt" text:min-label-width="14.14pt"/>
      </text:list-level-style-number>
      <text:list-level-style-number text:level="3" text:style-name="Numbering_20_Symbols" style:num-suffix="." style:num-format="1">
        <style:list-level-properties text:space-before="28.35pt" text:min-label-width="14.14pt"/>
      </text:list-level-style-number>
      <text:list-level-style-number text:level="4" text:style-name="Numbering_20_Symbols" style:num-suffix="." style:num-format="1">
        <style:list-level-properties text:space-before="42.55pt" text:min-label-width="14.14pt"/>
      </text:list-level-style-number>
      <text:list-level-style-number text:level="5" text:style-name="Numbering_20_Symbols" style:num-suffix="." style:num-format="1">
        <style:list-level-properties text:space-before="56.69pt" text:min-label-width="14.14pt"/>
      </text:list-level-style-number>
      <text:list-level-style-number text:level="6" text:style-name="Numbering_20_Symbols" style:num-suffix="." style:num-format="1">
        <style:list-level-properties text:space-before="70.89pt" text:min-label-width="14.14pt"/>
      </text:list-level-style-number>
      <text:list-level-style-number text:level="7" text:style-name="Numbering_20_Symbols" style:num-suffix="." style:num-format="1">
        <style:list-level-properties text:space-before="85.07pt" text:min-label-width="14.14pt"/>
      </text:list-level-style-number>
      <text:list-level-style-number text:level="8" text:style-name="Numbering_20_Symbols" style:num-suffix="." style:num-format="1">
        <style:list-level-properties text:space-before="99.27pt" text:min-label-width="14.14pt"/>
      </text:list-level-style-number>
      <text:list-level-style-number text:level="9" text:style-name="Numbering_20_Symbols" style:num-suffix="." style:num-format="1">
        <style:list-level-properties text:space-before="113.41pt" text:min-label-width="14.14pt"/>
      </text:list-level-style-number>
      <text:list-level-style-number text:level="10" text:style-name="Numbering_20_Symbols" style:num-suffix="." style:num-format="1">
        <style:list-level-properties text:space-before="127.62pt" text:min-label-width="14.14pt"/>
      </text:list-level-style-number>
    </text:list-style>
    <text:list-style style:name="L21">
      <text:list-level-style-bullet text:level="1" text:style-name="Bullet_20_Symbols" style:num-suffix="." text:bullet-char="●">
        <style:list-level-properties text:min-label-width="14.14pt"/>
        <style:text-properties style:font-name="StarSymbol"/>
      </text:list-level-style-bullet>
      <text:list-level-style-bullet text:level="2" text:style-name="Bullet_20_Symbols" style:num-suffix="." text:bullet-char="●">
        <style:list-level-properties text:space-before="14.2pt" text:min-label-width="14.14pt"/>
        <style:text-properties style:font-name="StarSymbol"/>
      </text:list-level-style-bullet>
      <text:list-level-style-bullet text:level="3" text:style-name="Bullet_20_Symbols" style:num-suffix="." text:bullet-char="●">
        <style:list-level-properties text:space-before="28.35pt" text:min-label-width="14.14pt"/>
        <style:text-properties style:font-name="StarSymbol"/>
      </text:list-level-style-bullet>
      <text:list-level-style-bullet text:level="4" text:style-name="Bullet_20_Symbols" style:num-suffix="." text:bullet-char="●">
        <style:list-level-properties text:space-before="42.55pt" text:min-label-width="14.14pt"/>
        <style:text-properties style:font-name="StarSymbol"/>
      </text:list-level-style-bullet>
      <text:list-level-style-bullet text:level="5" text:style-name="Bullet_20_Symbols" style:num-suffix="." text:bullet-char="●">
        <style:list-level-properties text:space-before="56.69pt" text:min-label-width="14.14pt"/>
        <style:text-properties style:font-name="StarSymbol"/>
      </text:list-level-style-bullet>
      <text:list-level-style-bullet text:level="6" text:style-name="Bullet_20_Symbols" style:num-suffix="." text:bullet-char="●">
        <style:list-level-properties text:space-before="70.89pt" text:min-label-width="14.14pt"/>
        <style:text-properties style:font-name="StarSymbol"/>
      </text:list-level-style-bullet>
      <text:list-level-style-bullet text:level="7" text:style-name="Bullet_20_Symbols" style:num-suffix="." text:bullet-char="●">
        <style:list-level-properties text:space-before="85.07pt" text:min-label-width="14.14pt"/>
        <style:text-properties style:font-name="StarSymbol"/>
      </text:list-level-style-bullet>
      <text:list-level-style-bullet text:level="8" text:style-name="Bullet_20_Symbols" style:num-suffix="." text:bullet-char="●">
        <style:list-level-properties text:space-before="99.27pt" text:min-label-width="14.14pt"/>
        <style:text-properties style:font-name="StarSymbol"/>
      </text:list-level-style-bullet>
      <text:list-level-style-bullet text:level="9" text:style-name="Bullet_20_Symbols" style:num-suffix="." text:bullet-char="●">
        <style:list-level-properties text:space-before="113.41pt" text:min-label-width="14.14pt"/>
        <style:text-properties style:font-name="StarSymbol"/>
      </text:list-level-style-bullet>
      <text:list-level-style-bullet text:level="10" text:style-name="Bullet_20_Symbols" style:num-suffix="." text:bullet-char="●">
        <style:list-level-properties text:space-before="127.62pt" text:min-label-width="14.14pt"/>
        <style:text-properties style:font-name="StarSymbol"/>
      </text:list-level-style-bullet>
    </text:list-style>
    <text:list-style style:name="L22">
      <text:list-level-style-bullet text:level="1" text:style-name="Bullet_20_Symbols" style:num-suffix="." text:bullet-char="●">
        <style:list-level-properties text:min-label-width="14.14pt"/>
        <style:text-properties style:font-name="StarSymbol"/>
      </text:list-level-style-bullet>
      <text:list-level-style-bullet text:level="2" text:style-name="Bullet_20_Symbols" style:num-suffix="." text:bullet-char="●">
        <style:list-level-properties text:space-before="14.2pt" text:min-label-width="14.14pt"/>
        <style:text-properties style:font-name="StarSymbol"/>
      </text:list-level-style-bullet>
      <text:list-level-style-bullet text:level="3" text:style-name="Bullet_20_Symbols" style:num-suffix="." text:bullet-char="●">
        <style:list-level-properties text:space-before="28.35pt" text:min-label-width="14.14pt"/>
        <style:text-properties style:font-name="StarSymbol"/>
      </text:list-level-style-bullet>
      <text:list-level-style-bullet text:level="4" text:style-name="Bullet_20_Symbols" style:num-suffix="." text:bullet-char="●">
        <style:list-level-properties text:space-before="42.55pt" text:min-label-width="14.14pt"/>
        <style:text-properties style:font-name="StarSymbol"/>
      </text:list-level-style-bullet>
      <text:list-level-style-bullet text:level="5" text:style-name="Bullet_20_Symbols" style:num-suffix="." text:bullet-char="●">
        <style:list-level-properties text:space-before="56.69pt" text:min-label-width="14.14pt"/>
        <style:text-properties style:font-name="StarSymbol"/>
      </text:list-level-style-bullet>
      <text:list-level-style-bullet text:level="6" text:style-name="Bullet_20_Symbols" style:num-suffix="." text:bullet-char="●">
        <style:list-level-properties text:space-before="70.89pt" text:min-label-width="14.14pt"/>
        <style:text-properties style:font-name="StarSymbol"/>
      </text:list-level-style-bullet>
      <text:list-level-style-bullet text:level="7" text:style-name="Bullet_20_Symbols" style:num-suffix="." text:bullet-char="●">
        <style:list-level-properties text:space-before="85.07pt" text:min-label-width="14.14pt"/>
        <style:text-properties style:font-name="StarSymbol"/>
      </text:list-level-style-bullet>
      <text:list-level-style-bullet text:level="8" text:style-name="Bullet_20_Symbols" style:num-suffix="." text:bullet-char="●">
        <style:list-level-properties text:space-before="99.27pt" text:min-label-width="14.14pt"/>
        <style:text-properties style:font-name="StarSymbol"/>
      </text:list-level-style-bullet>
      <text:list-level-style-bullet text:level="9" text:style-name="Bullet_20_Symbols" style:num-suffix="." text:bullet-char="●">
        <style:list-level-properties text:space-before="113.41pt" text:min-label-width="14.14pt"/>
        <style:text-properties style:font-name="StarSymbol"/>
      </text:list-level-style-bullet>
      <text:list-level-style-bullet text:level="10" text:style-name="Bullet_20_Symbols" style:num-suffix="." text:bullet-char="●">
        <style:list-level-properties text:space-before="127.62pt" text:min-label-width="14.14pt"/>
        <style:text-properties style:font-name="StarSymbol"/>
      </text:list-level-style-bullet>
    </text:list-style>
    <text:list-style style:name="L23">
      <text:list-level-style-bullet text:level="1" text:style-name="Bullet_20_Symbols" style:num-suffix="." text:bullet-char="●">
        <style:list-level-properties text:min-label-width="14.14pt"/>
        <style:text-properties style:font-name="StarSymbol"/>
      </text:list-level-style-bullet>
      <text:list-level-style-bullet text:level="2" text:style-name="Bullet_20_Symbols" style:num-suffix="." text:bullet-char="●">
        <style:list-level-properties text:space-before="14.2pt" text:min-label-width="14.14pt"/>
        <style:text-properties style:font-name="StarSymbol"/>
      </text:list-level-style-bullet>
      <text:list-level-style-bullet text:level="3" text:style-name="Bullet_20_Symbols" style:num-suffix="." text:bullet-char="●">
        <style:list-level-properties text:space-before="28.35pt" text:min-label-width="14.14pt"/>
        <style:text-properties style:font-name="StarSymbol"/>
      </text:list-level-style-bullet>
      <text:list-level-style-bullet text:level="4" text:style-name="Bullet_20_Symbols" style:num-suffix="." text:bullet-char="●">
        <style:list-level-properties text:space-before="42.55pt" text:min-label-width="14.14pt"/>
        <style:text-properties style:font-name="StarSymbol"/>
      </text:list-level-style-bullet>
      <text:list-level-style-bullet text:level="5" text:style-name="Bullet_20_Symbols" style:num-suffix="." text:bullet-char="●">
        <style:list-level-properties text:space-before="56.69pt" text:min-label-width="14.14pt"/>
        <style:text-properties style:font-name="StarSymbol"/>
      </text:list-level-style-bullet>
      <text:list-level-style-bullet text:level="6" text:style-name="Bullet_20_Symbols" style:num-suffix="." text:bullet-char="●">
        <style:list-level-properties text:space-before="70.89pt" text:min-label-width="14.14pt"/>
        <style:text-properties style:font-name="StarSymbol"/>
      </text:list-level-style-bullet>
      <text:list-level-style-bullet text:level="7" text:style-name="Bullet_20_Symbols" style:num-suffix="." text:bullet-char="●">
        <style:list-level-properties text:space-before="85.07pt" text:min-label-width="14.14pt"/>
        <style:text-properties style:font-name="StarSymbol"/>
      </text:list-level-style-bullet>
      <text:list-level-style-bullet text:level="8" text:style-name="Bullet_20_Symbols" style:num-suffix="." text:bullet-char="●">
        <style:list-level-properties text:space-before="99.27pt" text:min-label-width="14.14pt"/>
        <style:text-properties style:font-name="StarSymbol"/>
      </text:list-level-style-bullet>
      <text:list-level-style-bullet text:level="9" text:style-name="Bullet_20_Symbols" style:num-suffix="." text:bullet-char="●">
        <style:list-level-properties text:space-before="113.41pt" text:min-label-width="14.14pt"/>
        <style:text-properties style:font-name="StarSymbol"/>
      </text:list-level-style-bullet>
      <text:list-level-style-bullet text:level="10" text:style-name="Bullet_20_Symbols" style:num-suffix="." text:bullet-char="●">
        <style:list-level-properties text:space-before="127.62pt" text:min-label-width="14.14pt"/>
        <style:text-properties style:font-name="StarSymbol"/>
      </text:list-level-style-bullet>
    </text:list-style>
    <text:list-style style:name="L24">
      <text:list-level-style-bullet text:level="1" text:style-name="Bullet_20_Symbols" style:num-suffix="." text:bullet-char="●">
        <style:list-level-properties text:min-label-width="14.14pt"/>
        <style:text-properties style:font-name="StarSymbol"/>
      </text:list-level-style-bullet>
      <text:list-level-style-bullet text:level="2" text:style-name="Bullet_20_Symbols" style:num-suffix="." text:bullet-char="●">
        <style:list-level-properties text:space-before="14.2pt" text:min-label-width="14.14pt"/>
        <style:text-properties style:font-name="StarSymbol"/>
      </text:list-level-style-bullet>
      <text:list-level-style-bullet text:level="3" text:style-name="Bullet_20_Symbols" style:num-suffix="." text:bullet-char="●">
        <style:list-level-properties text:space-before="28.35pt" text:min-label-width="14.14pt"/>
        <style:text-properties style:font-name="StarSymbol"/>
      </text:list-level-style-bullet>
      <text:list-level-style-bullet text:level="4" text:style-name="Bullet_20_Symbols" style:num-suffix="." text:bullet-char="●">
        <style:list-level-properties text:space-before="42.55pt" text:min-label-width="14.14pt"/>
        <style:text-properties style:font-name="StarSymbol"/>
      </text:list-level-style-bullet>
      <text:list-level-style-bullet text:level="5" text:style-name="Bullet_20_Symbols" style:num-suffix="." text:bullet-char="●">
        <style:list-level-properties text:space-before="56.69pt" text:min-label-width="14.14pt"/>
        <style:text-properties style:font-name="StarSymbol"/>
      </text:list-level-style-bullet>
      <text:list-level-style-bullet text:level="6" text:style-name="Bullet_20_Symbols" style:num-suffix="." text:bullet-char="●">
        <style:list-level-properties text:space-before="70.89pt" text:min-label-width="14.14pt"/>
        <style:text-properties style:font-name="StarSymbol"/>
      </text:list-level-style-bullet>
      <text:list-level-style-bullet text:level="7" text:style-name="Bullet_20_Symbols" style:num-suffix="." text:bullet-char="●">
        <style:list-level-properties text:space-before="85.07pt" text:min-label-width="14.14pt"/>
        <style:text-properties style:font-name="StarSymbol"/>
      </text:list-level-style-bullet>
      <text:list-level-style-bullet text:level="8" text:style-name="Bullet_20_Symbols" style:num-suffix="." text:bullet-char="●">
        <style:list-level-properties text:space-before="99.27pt" text:min-label-width="14.14pt"/>
        <style:text-properties style:font-name="StarSymbol"/>
      </text:list-level-style-bullet>
      <text:list-level-style-bullet text:level="9" text:style-name="Bullet_20_Symbols" style:num-suffix="." text:bullet-char="●">
        <style:list-level-properties text:space-before="113.41pt" text:min-label-width="14.14pt"/>
        <style:text-properties style:font-name="StarSymbol"/>
      </text:list-level-style-bullet>
      <text:list-level-style-bullet text:level="10" text:style-name="Bullet_20_Symbols" style:num-suffix="." text:bullet-char="●">
        <style:list-level-properties text:space-before="127.62pt" text:min-label-width="14.14pt"/>
        <style:text-properties style:font-name="StarSymbol"/>
      </text:list-level-style-bullet>
    </text:list-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style-name="Table25.2">
          <table:table-cell table:style-name="Table25.A2" office:value-type="string">
            <text:p text:style-name="P1">PostgreSQL ile</text:p>
            <text:p text:style-name="P1">Programlama</text:p>
          </table:table-cell>
          <table:table-cell table:style-name="Table25.B2" office:value-type="string">
            <text:p text:style-name="Table_20_Contents"/>
          </table:table-cell>
          <table:table-cell table:style-name="Table25.C2" office:value-type="string">
            <text:p text:style-name="Table_20_Contents"/>
          </table:table-cell>
        </table:table-row>
        <table:table-row>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
      <text:p text:style-name="Standard"/>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Table_20_Contents"/>
          </table:table-cell>
        </table:table-row>
        <table:table-row table:style-name="Table34.2">
          <table:table-cell table:style-name="Table34.A2" office:value-type="string">
            <text:p text:style-name="P2">Volkan YAZICI</text:p>
          </table:table-cell>
          <table:table-cell table:style-name="Table34.B2" office:value-type="string">
            <text:p text:style-name="Table_20_Contents"/>
          </table:table-cell>
          <table:table-cell table:style-name="Table34.A2" office:value-type="string">
            <text:p text:style-name="Table_20_Contents"/>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Table_20_Contents"/>
          </table:table-cell>
        </table:table-row>
      </table:table>
      <text:p text:style-name="Standard"/>
      <text:p text:style-name="P3"><text:span text:style-name="Tablo_20_Küçük"/></text:p>
      <text:p text:style-name="P3"><text:span text:style-name="Tablo_20_Küçük"/></text:p>
      <text:p text:style-name="P3"><text:span text:style-name="Tablo_20_Küçük"/></text:p>
      <text:p text:style-name="P3"><text:span text:style-name="Tablo_20_Küçük"/></text:p>
      <text:p text:style-name="P3"><text:span text:style-name="Tablo_20_Küçük"/></text:p>
      <text:p text:style-name="P3"><text:span text:style-name="Tablo_20_Küçük"/></text:p>
      <text:p text:style-name="P3"><text:span text:style-name="Tablo_20_Küçük"/></text:p>
      <text:p text:style-name="P3"><text:span text:style-name="Tablo_20_Küçük"/></text:p>
      <text:p text:style-name="P3"><text:span text:style-name="Tablo_20_Küçük"/></text:p>
      <text:p text:style-name="P3"><text:span text:style-name="Tablo_20_Küçük"/></text:p>
      <text:p text:style-name="P3"><text:span text:style-name="Tablo_20_Küçük"/></text:p>
      <text:p text:style-name="P3"><text:span text:style-name="Tablo_20_Küçük"/></text:p>
      <text:p text:style-name="P3"><text:span text:style-name="Tablo_20_Küçük"/></text:p>
      <text:p text:style-name="P3"><text:span text:style-name="Tablo_20_Küçük"/></text:p>
      <text:p text:style-name="P3"><text:span text:style-name="Tablo_20_Küçük"/></text:p>
      <text:p text:style-name="P3"><text:span text:style-name="Tablo_20_Küçük">Bu kitabın, </text:span><text:span text:style-name="T1">PostgreSQL ile Programlama</text:span><text:span text:style-name="Tablo_20_Küçük">, telif hakkı © 2006 Volkan YAZICI'ya aittir. Bu belgeyi, Free Software Foundation tarafından yayınlanmış bulunan GNU Özgür Belgeleme Lisansının 1.1 ya da daha sonraki sürümünün koşullarına bağlı kalarak kopyalayabilir, dağıtabilir ve/veya değiştirebilirsiniz. Kitabın güncel bir sürümü ve daha fazla bilgi için </text:span><text:span text:style-name="Kod_20__28_Yazı_29__20_Küçük">http://www.students.itu.edu.tr/~yazicivo/</text:span><text:span text:style-name="Kod_20__28_Yazı_29__20_Küçük"><text:span text:style-name="Tablo_20_Küçük"> adresine bakabilirsiniz.</text:span></text:span></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Table_20_Contents"/>
          </table:table-cell>
          <table:table-cell table:style-name="Table36.A1" office:value-type="string">
            <text:p text:style-name="Table_20_Contents"/>
          </table:table-cell>
          <table:table-cell table:style-name="Table36.A1" office:value-type="string">
            <text:p text:style-name="Table_20_Contents"/>
          </table:table-cell>
        </table:table-row>
        <table:table-row table:style-name="Table36.2">
          <table:table-cell table:style-name="Table36.A2" office:value-type="string">
            <text:p text:style-name="P4">İçindekiler</text:p>
          </table:table-cell>
          <table:table-cell table:style-name="Table36.B2" office:value-type="string">
            <text:p text:style-name="Table_20_Contents"/>
          </table:table-cell>
          <table:table-cell table:style-name="Table36.A2" office:value-type="string">
            <text:p text:style-name="Table_20_Contents"/>
          </table:table-cell>
        </table:table-row>
        <table:table-row>
          <table:table-cell table:style-name="Table36.A1" office:value-type="string">
            <text:p text:style-name="Table_20_Contents"/>
          </table:table-cell>
          <table:table-cell table:style-name="Table36.A1" office:value-type="string">
            <text:p text:style-name="Table_20_Contents"/>
          </table:table-cell>
          <table:table-cell table:style-name="Table36.A1" office:value-type="string">
            <text:p text:style-name="Table_20_Contents"/>
          </table:table-cell>
        </table:table-row>
      </table:table>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I. Giriş<text:tab/>4</text:p>
          <text:p text:style-name="P5">II. C Arayüzü<text:tab/>6</text:p>
          <text:p text:style-name="P6">1. libpq Kütüphanesinin Kurulumu<text:tab/>6</text:p>
          <text:p text:style-name="P6">2. Tanıtım Uygulaması<text:tab/>7</text:p>
          <text:p text:style-name="P6">3. Bağlantı Kurulumu<text:tab/>15</text:p>
          <text:p text:style-name="P7">3.A. Senkron Bağlantı Kurulumu<text:tab/>15</text:p>
          <text:p text:style-name="P7">3.B. Asenkron Bağlantı Kurulumu<text:tab/>17</text:p>
          <text:p text:style-name="P6">4. Bağlantı Üzerinde İşlemler<text:tab/>18</text:p>
          <text:p text:style-name="P7">4.A. Bağlantı Hakkında Bilgi Edinme<text:tab/>18</text:p>
          <text:p text:style-name="P7">4.B. Bağlantı Üzerinden Sunucu Hakkında Bilgi Edinme<text:tab/>20</text:p>
          <text:p text:style-name="P7">4.C. Bağlantı Üzerinde İşlemler<text:tab/>22</text:p>
          <text:p text:style-name="P6">5. Sorgu İşletimi<text:tab/>24</text:p>
          <text:p text:style-name="P7">5.A. Senkron Sorgu İşletimi<text:tab/>24</text:p>
          <text:p text:style-name="P8">A.1. Parametre Kullanan Fonksiyonlar Hakkında<text:tab/>26</text:p>
          <text:p text:style-name="P7">5.B. Asenkron Sorgu İşletimi<text:tab/>27</text:p>
          <text:p text:style-name="P6">6. Sorgu İptali<text:tab/>29</text:p>
          <text:p text:style-name="P6">7. Uygulama İçinde COPY Kullanımı<text:tab/>30</text:p>
          <text:p text:style-name="P6">8. Sorgu Sonuçları Üzerinde İşlemler<text:tab/>34</text:p>
          <text:p text:style-name="P7">8.A. Sonuç Hakkında Durum Bilgisi<text:tab/>34</text:p>
          <text:p text:style-name="P7">8.B. Sonuç Hakkında Tablo/Satır/Sütun Bilgisi<text:tab/>35</text:p>
          <text:p text:style-name="P7">8.C. Sonuç Üzerinde İşlemler<text:tab/>40</text:p>
          <text:p text:style-name="P6">9. Asenkron Uyarılma<text:tab/>41</text:p>
          <text:p text:style-name="P6">10. Uyarı Mesajlarının İşlenmesi<text:tab/>42</text:p>
          <text:p text:style-name="P6">11. Büyük Boyutlu Nesneler<text:tab/>43</text:p>
          <text:p text:style-name="P7">11.A. Neden LO?<text:tab/>44</text:p>
          <text:p text:style-name="P7">11.B. LO Nasıl?<text:tab/>45</text:p>
          <text:p text:style-name="P7">11.C. Kütüphane LO Fonksiyonları<text:tab/>46</text:p>
          <text:p text:style-name="P7">11.D. Sunucu Taraflı LO Fonksiyonları<text:tab/>49</text:p>
          <text:p text:style-name="P6">12. Diğer Fonksiyonlar<text:tab/>50</text:p>
          <text:p text:style-name="P6">13. SSL Desteği<text:tab/>53</text:p>
          <text:p text:style-name="P6">14. Şifre Dosyası Kullanımı<text:tab/>53</text:p>
          <text:p text:style-name="P6">15. Çevre Değişkenleri<text:tab/>53</text:p>
          <text:p text:style-name="P6">16. Programların Derlenmesi<text:tab/>54</text:p>
          <text:p text:style-name="P6">17. Yiv Korunaklı Programlama<text:tab/>55</text:p>
          <text:p text:style-name="P6">18. Fonksiyon Tablosu<text:tab/>57</text:p>
          <text:p text:style-name="P6">19. Örnekler<text:tab/>58</text:p>
          <text:p text:style-name="P5">III. PHP Arayüzü<text:tab/>59</text:p>
          <text:p text:style-name="P6">1. PostgreSQL Desteğinin Etkileştirilmesi<text:tab/>59</text:p>
          <text:p text:style-name="P6">2. Tanıtım Uygulaması<text:tab/>60</text:p>
          <text:p text:style-name="P6">3. Bağlantı Kurulumu<text:tab/>63</text:p>
          <text:p text:style-name="P6">4. Bağlantı Üzerinde İşlemler<text:tab/>63</text:p>
          <text:p text:style-name="P7">4.A. Bağlantı Hakkında Bilgi Edinme<text:tab/>63</text:p>
          <text:p text:style-name="P7">4.B. Sunucu Hakkında Bilgi Edinme<text:tab/>65</text:p>
          <text:p text:style-name="P7">4.C. Kurulu Bağlantı Üzerinde İşlemler<text:tab/>65</text:p>
          <text:p text:style-name="P6">5. Sorgu İşletimi<text:tab/>66</text:p>
          <text:p text:style-name="P7">5.A. Senkron Sorgu İşletimi<text:tab/>66</text:p>
          <text:p text:style-name="P6">6. Asenkron Sorgu İşletimi<text:tab/>67</text:p>
          <text:p text:style-name="P7">6.A. COPY Komutu Kullanımı<text:tab/>69</text:p>
          <text:p text:style-name="P7">6.B. İşletilen Sorgunun İptal Edilmesi<text:tab/>70</text:p>
          <text:p text:style-name="P7">6.C. Diğer Sorgu Fonksiyonları<text:tab/>71</text:p>
          <text:p text:style-name="P6">7. Sorgu Sonuçları Üzerinde İşlemler<text:tab/>71</text:p>
          <text:p text:style-name="P7">7.A. Sonuç Hakkında Durum Bilgisi<text:tab/>71</text:p>
          <text:p text:style-name="P7">7.B. Sonuç Hakkında Tablo/Satır/Sütun Bilgisi<text:tab/>72</text:p>
          <text:p text:style-name="P6">8. Veri Alımı<text:tab/>73</text:p>
          <text:p text:style-name="P6">9. Büyük Boyutlu Nesneler<text:tab/>75</text:p>
          <text:p text:style-name="P6">10. Diğer Fonksiyonlar<text:tab/>77</text:p>
          <text:p text:style-name="P6">11. Çalışma Anı (INI) Ayarları<text:tab/>79</text:p>
          <text:p text:style-name="P6">12. Fonksiyon Tablosu<text:tab/>80</text:p>
          <text:p text:style-name="P5">IV. Python Arayüzü<text:tab/>82</text:p>
          <text:p text:style-name="P6">1. Neden psycopg?<text:tab/>82</text:p>
          <text:p text:style-name="P6">2. psycopg Kurulumu<text:tab/>83</text:p>
          <text:p text:style-name="P6">3. Tanıtım Uygulaması<text:tab/>85</text:p>
          <text:p text:style-name="P6">4. Modül Arayüzü<text:tab/>89</text:p>
          <text:p text:style-name="P6">5. Bağlantı Nesneleri<text:tab/>90</text:p>
          <text:p text:style-name="P6">6. İmleç Nesneleri<text:tab/>91</text:p>
          <text:p text:style-name="P6">7. Veri Tipi Geçişleri<text:tab/>93</text:p>
          <text:p text:style-name="P6">8. Genişletilmiş DB-API Özellikleri<text:tab/>94</text:p>
          <text:p text:style-name="P6">9. Standart Olmayan psycopg Özellikleri<text:tab/>95</text:p>
          <text:p text:style-name="P7">9.A. Veri Tipleri<text:tab/>95</text:p>
          <text:p text:style-name="P7">9.B. İstemci Karakter Kodlaması<text:tab/>95</text:p>
          <text:p text:style-name="P7">9.C. Uyarı Mesajları<text:tab/>96</text:p>
          <text:p text:style-name="P7">9.D. İzolasyon Seviyesi<text:tab/>96</text:p>
          <text:p text:style-name="P7">9.E. İmleç Fonksiyonları<text:tab/>96</text:p>
          <text:p text:style-name="P7">9.F. Diğer Özellikler<text:tab/>97</text:p>
          <text:p text:style-name="P5">V. Programlama ve Güvenlik<text:tab/>98</text:p>
          <text:p text:style-name="P6">1. Güvenli Programlama<text:tab/>98</text:p>
          <text:p text:style-name="P7">1.A. C Programlama Dili<text:tab/>98</text:p>
          <text:p text:style-name="P7">1.B. PHP Programlama Dili<text:tab/>99</text:p>
          <text:p text:style-name="P7">1.C. Python Programlama Dili<text:tab/>99</text:p>
          <text:p text:style-name="P7">1.D. Dönen Sonuçların Kontrolü<text:tab/>99</text:p>
          <text:p text:style-name="P7">1.E. Güvenilmeyen Kaynaklı Verilerin Kontrolü<text:tab/>100</text:p>
          <text:p text:style-name="P8">E.1. SQL Injection Saldırıları<text:tab/>100</text:p>
          <text:p text:style-name="P7">1.F. API Güvenliği<text:tab/>102</text:p>
          <text:p text:style-name="P8">F.1. C Arayüzü<text:tab/>102</text:p>
          <text:p text:style-name="P8">F.2. PHP Arayüzü<text:tab/>102</text:p>
          <text:p text:style-name="P8">F.3. Python Arayüzü<text:tab/>103</text:p>
          <text:p text:style-name="P5">VI. Sık Karşılaşılan Problemler<text:tab/>104</text:p>
          <text:p text:style-name="P6">1. Genel<text:tab/>104</text:p>
          <text:p text:style-name="P6">2. C Arayüzü<text:tab/>117</text:p>
          <text:p text:style-name="P6">3. PHP Arayüzü<text:tab/>117</text:p>
          <text:p text:style-name="P6">4. Python Arayüzü<text:tab/>120</text:p>
        </text:index-body>
      </text:table-of-content>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Table_20_Contents"/>
          </table:table-cell>
          <table:table-cell table:style-name="Table35.A1" office:value-type="string">
            <text:p text:style-name="Table_20_Contents"/>
          </table:table-cell>
          <table:table-cell table:style-name="Table35.A1" office:value-type="string">
            <text:p text:style-name="Table_20_Contents"/>
          </table:table-cell>
        </table:table-row>
        <table:table-row table:style-name="Table35.2">
          <table:table-cell table:style-name="Table35.A2" office:value-type="string">
            <text:h text:style-name="Heading_20_1" text:outline-level="1">Giriş</text:h>
          </table:table-cell>
          <table:table-cell table:style-name="Table35.B2" office:value-type="string">
            <text:p text:style-name="Table_20_Contents"/>
          </table:table-cell>
          <table:table-cell table:style-name="Table35.A2" office:value-type="string">
            <text:p text:style-name="Table_20_Contents"/>
          </table:table-cell>
        </table:table-row>
        <table:table-row>
          <table:table-cell table:style-name="Table35.A1" office:value-type="string">
            <text:p text:style-name="Table_20_Contents"/>
          </table:table-cell>
          <table:table-cell table:style-name="Table35.A1" office:value-type="string">
            <text:p text:style-name="Table_20_Contents"/>
          </table:table-cell>
          <table:table-cell table:style-name="Table35.A1" office:value-type="string">
            <text:p text:style-name="Table_20_Contents"/>
          </table:table-cell>
        </table:table-row>
      </table:table>
      <text:p text:style-name="Standard">PostgreSQL, diğer bir çok gelişmiş veritabanından olduğu gibi dışarıdan kendisine bağlanan istemciler ile belirli bir dilde konuşup anlaşabilmek için bir Sunucu/İstemci Protolüne<text:note text:id="ftn1" text:note-class="footnote"><text:note-citation>1</text:note-citation><text:note-body><text:p text:style-name="Footnote">PostgreSQL Sunucu/İstemci Protokolü bu kitabın konusu dışına taştığından dolayı burada işlenmeyecektir. Arzu edenler ayrıntılı bilgi için PostgreSQL'in resmi dökümantasyonundan yararlanabilirler.</text:p></text:note-body></text:note> sahiptir. Herhangi bir istemci bu mimarinin getirdiği standartlar doğrultusunda veritabanı üzerinde protokolce desteklenen tüm sorgulama işlemlerini gerçekleştirebilir. Bunun için yapılması gereken tek şey veritabanı sunucusu ile kurulacak bir soket bağlantısı üzerinden basit <text:span text:style-name="Kod_20__28_Yazı_29_">read</text:span>/<text:span text:style-name="Kod_20__28_Yazı_29_">write</text:span> sistem çağrılarında bulunmaktan ibaret olacaktır. Fakat hiçbir kullanıcı - özel amaçlar doğrultusunda sıfırdan bir kütüphane geliştirmediği sürece - PostgreSQL'in bu iç işleyişi ile uğraşmak istemez. İşte bu noktada devreye <text:span text:style-name="Yabancı_20_Italic">API</text:span> (<text:span text:style-name="Yabancı_20_Italic">Application Programming Interface</text:span>/Uygulama Programlama Arayüzü) kavramı girmektedir.</text:p>
      <text:p text:style-name="Text_20_body">PostgreSQL, dışarıdan kendisine bağlanacak programlama dilleri için bir ara katman oluşturan uygulama arayüzlerine sahiptir. Bu sayede, veritabanına ulaşmak isteyen programcılar, PostgreSQL'in kendi iç işleyişi ile ilgili hiçbir çalışma mekanizmasından haberdar olmak zorunda kalmadan da, kullandıkları dilin kendilerine sundukları <text:span text:style-name="Yabancı_20_Italic">API</text:span> kütüphanesinden faydalanarak kolaylıkla veritabanı ile etkileşime geçip, ilgili sorgulamalarını gerçekleştirebilirler.</text:p>
      <text:p text:style-name="Text_20_body">Yazılım piyasasındaki neredeyse tüm popüler programlama dilleri PostgreSQL veritabanı için bir programlama arayüzünü beraberinde sunmaktadır. Bu programlama dillerinden ve bunların beraberinde sağladıkları <text:span text:style-name="Yabancı_20_Italic">API</text:span>'lerin birkaçını şu şekilde listeleyebiliriz:</text:p>
      <table:table table:name="Table1" table:style-name="Table1">
        <table:table-column table:style-name="Table1.A"/>
        <table:table-column table:style-name="Table1.B"/>
        <table:table-header-rows>
          <table:table-row>
            <table:table-cell table:style-name="Table1.A1" office:value-type="string">
              <text:p text:style-name="P9">Programlama Dili</text:p>
            </table:table-cell>
            <table:table-cell table:style-name="Table1.B1" office:value-type="string">
              <text:p text:style-name="P9">Sağladığı API</text:p>
            </table:table-cell>
          </table:table-row>
        </table:table-header-rows>
        <table:table-row>
          <table:table-cell table:style-name="Table1.A2" office:value-type="string">
            <text:p text:style-name="P10">C</text:p>
          </table:table-cell>
          <table:table-cell table:style-name="Table1.B2" office:value-type="string">
            <text:p text:style-name="P10">libpq</text:p>
          </table:table-cell>
        </table:table-row>
        <table:table-row>
          <table:table-cell table:style-name="Table1.A2" office:value-type="string">
            <text:p text:style-name="P10">C++</text:p>
          </table:table-cell>
          <table:table-cell table:style-name="Table1.B2" office:value-type="string">
            <text:p text:style-name="P10">libpq++, libpqxx</text:p>
          </table:table-cell>
        </table:table-row>
        <table:table-row>
          <table:table-cell table:style-name="Table1.A2" office:value-type="string">
            <text:p text:style-name="P10">Common Lisp</text:p>
          </table:table-cell>
          <table:table-cell table:style-name="Table1.B2" office:value-type="string">
            <text:p text:style-name="P10">Pg, pg-dot-lisp</text:p>
          </table:table-cell>
        </table:table-row>
        <table:table-row>
          <table:table-cell table:style-name="Table1.A2" office:value-type="string">
            <text:p text:style-name="P10">Java</text:p>
          </table:table-cell>
          <table:table-cell table:style-name="Table1.B2" office:value-type="string">
            <text:p text:style-name="P10">pgjdbc</text:p>
          </table:table-cell>
        </table:table-row>
        <table:table-row>
          <table:table-cell table:style-name="Table1.A2" office:value-type="string">
            <text:p text:style-name="P10">Lua</text:p>
          </table:table-cell>
          <table:table-cell table:style-name="Table1.B2" office:value-type="string">
            <text:p text:style-name="P10">LuaSQL</text:p>
          </table:table-cell>
        </table:table-row>
        <table:table-row>
          <table:table-cell table:style-name="Table1.A2" office:value-type="string">
            <text:p text:style-name="P10">ODBC Kullanan</text:p>
          </table:table-cell>
          <table:table-cell table:style-name="Table1.B2" office:value-type="string">
            <text:p text:style-name="P10">psqlODBC</text:p>
          </table:table-cell>
        </table:table-row>
        <table:table-row>
          <table:table-cell table:style-name="Table1.A2" office:value-type="string">
            <text:p text:style-name="P10">.NET</text:p>
          </table:table-cell>
          <table:table-cell table:style-name="Table1.B2" office:value-type="string">
            <text:p text:style-name="P10">Npgsql</text:p>
          </table:table-cell>
        </table:table-row>
        <table:table-row>
          <table:table-cell table:style-name="Table1.A2" office:value-type="string">
            <text:p text:style-name="P10">Perl</text:p>
          </table:table-cell>
          <table:table-cell table:style-name="Table1.B2" office:value-type="string">
            <text:p text:style-name="P10">pgperl, DBD-Pg</text:p>
          </table:table-cell>
        </table:table-row>
        <table:table-row>
          <table:table-cell table:style-name="Table1.A2" office:value-type="string">
            <text:p text:style-name="P10">PHP</text:p>
          </table:table-cell>
          <table:table-cell table:style-name="Table1.B2" office:value-type="string">
            <text:p text:style-name="P10">PostgreSQL PHP Modülü</text:p>
          </table:table-cell>
        </table:table-row>
        <table:table-row>
          <table:table-cell table:style-name="Table1.A2" office:value-type="string">
            <text:p text:style-name="P10">Python</text:p>
          </table:table-cell>
          <table:table-cell table:style-name="Table1.B2" office:value-type="string">
            <text:p text:style-name="P10">PyGreSql, psycopg</text:p>
          </table:table-cell>
        </table:table-row>
        <table:table-row>
          <table:table-cell table:style-name="Table1.A2" office:value-type="string">
            <text:p text:style-name="P10">Ruby</text:p>
          </table:table-cell>
          <table:table-cell table:style-name="Table1.B2" office:value-type="string">
            <text:p text:style-name="P10">PQA</text:p>
          </table:table-cell>
        </table:table-row>
        <table:table-row>
          <table:table-cell table:style-name="Table1.A2" office:value-type="string">
            <text:p text:style-name="P10">Scheme</text:p>
          </table:table-cell>
          <table:table-cell table:style-name="Table1.B2" office:value-type="string">
            <text:p text:style-name="P10">SQLI/SQLD</text:p>
          </table:table-cell>
        </table:table-row>
        <table:table-row>
          <table:table-cell table:style-name="Table1.A2" office:value-type="string">
            <text:p text:style-name="P10">Tcl</text:p>
          </table:table-cell>
          <table:table-cell table:style-name="Table1.B2" office:value-type="string">
            <text:p text:style-name="P10">pgtclng, pgtcl</text:p>
          </table:table-cell>
        </table:table-row>
      </table:table>
      <text:p text:style-name="Text_20_body">Listelenen arayüzlerin kendileri de çoğunlukla C ile geliştirildiklerinden dolayı, çok büyük bir kısmı veritabanı ile aralarında ara katman olarak libpq kütüphanesini kullanmaktadırlar. Bu nedenle yaptıkları, veritabanı ile doğrudan etkileşime geçmekten çok, <text:span text:style-name="Yabancı_20_Italic">API</text:span> olarak sunuldukları programlama dilinden gelen istekleri, libpq kütüphanesi aracılığı ile veritabanına ulaştırmaktan ibarettir. Bu göz önüne alındığında, sonraki bölümlerde inceleyeceğimiz programlama dilleri arayüzlerinin sundukları fonksiyonlar, libpq kütüphanesindeki bir çok fonksiyonun aslında karşılığı olup, aldıkları parametreden yaptığı işlere kadar bir çok yerde benzerlik gösterecektir.</text:p>
      <text:p text:style-name="Text_20_body">PostgreSQL veritabanı ile etkileşime geçmenin elbette tek yolu herhangi bir programlama dilini kullanarak <text:span text:style-name="Yabancı_20_Italic">API</text:span>'ler aracılığı ile veritabanına bağlantı kurmak değildir. Elbette kimse basit bir sorgulama işlemi için, yüzlerce satır kod yazmak istemez. Bu nedenle <text:span text:style-name="Kod_20__28_Yazı_29_">psql</text:span>'in (PostgreSQL komut satırı işlemcisi) ve <text:span text:style-name="Yabancı_20_Italic">GUI</text:span>'ye (<text:span text:style-name="Yabancı_20_Italic">Graphical User Interface</text:span>/Grafiksel Kullanıcı Arayüzü) daha bir çok PostgreSQL istemcisinin<text:span text:style-name="T2"><text:note text:id="ftn2" text:note-class="footnote"><text:note-citation>2</text:note-citation><text:note-body><text:p text:style-name="Footnote">İstemciler hakkında ayrıntılı bilgi için kitabın PostgreSQL istemcileri ile ilgili kısmına bakabilirsiniz.</text:p></text:note-body></text:note></text:span> varlığından tüm programcıları, burada son bir kez haberdar etmek isteriz.</text:p>
      <text:p text:style-name="Text_20_body">Bu kitapta yukarıdaki tabloda listelenen programla dillerinin hepsinden bahsedilmek yerine, kendimizce gerekli ve şuan için en azından yeterli gördüğümüz PHP, Python ve <text:s/>- olmazsa olmaz - C dillerinin PostgreSQL bağlantı arayüzleri incelenmeye çalışılacaktır.</text:p>
      <text:p text:style-name="Text_20_body">Programlama arayüzlerinin incelenmesine geçmeden önce burada küçük fakat önemli bir hatırlatmayı yapmak yerinde olacaktır: Bir programlama dilinin uygulama arayüzünden bahsedilirken, okuyucunun o programlama dili hakkında belirli düzey bir bilgi sahibi olduğu varsayılıp, kullanılacak olan temel sistem ve *nix terimleri hakkında da genel bir birikimi olduğu kabulü ile yola çıkılacaktır.</text:p>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Table_20_Contents"/>
          </table:table-cell>
          <table:table-cell table:style-name="Table37.A1" office:value-type="string">
            <text:p text:style-name="Table_20_Contents"/>
          </table:table-cell>
          <table:table-cell table:style-name="Table37.A1" office:value-type="string">
            <text:p text:style-name="Table_20_Contents"/>
          </table:table-cell>
        </table:table-row>
        <table:table-row table:style-name="Table37.2">
          <table:table-cell table:style-name="Table37.A1" office:value-type="string">
            <text:h text:style-name="Heading_20_1" text:outline-level="1">C Arayüzü</text:h>
          </table:table-cell>
          <table:table-cell table:style-name="Table37.B2"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cell table:style-name="Table37.A1" office:value-type="string">
            <text:p text:style-name="Table_20_Contents"/>
          </table:table-cell>
        </table:table-row>
      </table:table>
      <text:p text:style-name="Text_20_body">libpq kütüphanesi, programcıların PostgreSQL veritabanına bağlanıp, sorgulamalarını gerçekleştirdikten sonra dönen sonuçlar üzerinde işlem yapmalarını sağlayan PostgreSQL'in C programlama dili arayüzüdür.</text:p>
      <text:p text:style-name="Text_20_body">libpq, PostgreSQL veritabanının resmi C programlama arayüzü olup, PostgreSQL iletişim protokolünün sağladığı tüm özellikleri eksiksiz olarak sunan tek kütüphanedir ve yazılımın geliştirimi de yine PostgreSQL takımı tarafından üstlenilmiştir. Bu nedenle PostgreSQL'e arayüz sağlayan diğer bir çok programlama dili, libpq kütüphanesini kendilerine ikinci bir ara katman olarak kullanmaktadırlar.</text:p>
      <text:h text:style-name="Heading_20_2" text:outline-level="2">libpq Kütüphanesinin Kurulumu</text:h>
      <text:p text:style-name="Text_20_body">PostgreSQL kaynak kodunu derleyerek gerçekleştirilecek bir kurulumda, libpq öntanımlı olarak veritabanı ile birlikte sisteme yüklenmektedir. Bunun ile beraber, çeşitli dağıtımlar tarafından sağlanan kütüphane ikili paketlerini şu şekilde listeleyebiliriz:</text:p>
      <table:table table:name="Table2" table:style-name="Table2">
        <table:table-column table:style-name="Table2.A"/>
        <table:table-column table:style-name="Table2.B"/>
        <table:table-column table:style-name="Table2.C"/>
        <table:table-row>
          <table:table-cell table:style-name="Table2.A1" office:value-type="string">
            <text:p text:style-name="P11">Paket Biçimi</text:p>
          </table:table-cell>
          <table:table-cell table:style-name="Table2.A1" office:value-type="string">
            <text:p text:style-name="P11">Başlık Dosyaları</text:p>
          </table:table-cell>
          <table:table-cell table:style-name="Table2.C1" office:value-type="string">
            <text:p text:style-name="P11">Kütüphane Dosyaları</text:p>
          </table:table-cell>
        </table:table-row>
        <table:table-row>
          <table:table-cell table:style-name="Table2.A2" office:value-type="string">
            <text:p text:style-name="P12">DEB (Linux)</text:p>
          </table:table-cell>
          <table:table-cell table:style-name="Table2.A2" office:value-type="string">
            <text:p text:style-name="P12">postgresql-dev</text:p>
          </table:table-cell>
          <table:table-cell table:style-name="Table2.C2" office:value-type="string">
            <text:p text:style-name="P12">libpq3</text:p>
          </table:table-cell>
        </table:table-row>
        <table:table-row>
          <table:table-cell table:style-name="Table2.A2" office:value-type="string">
            <text:p text:style-name="P12">RPM (Linux)</text:p>
          </table:table-cell>
          <table:table-cell table:style-name="Table2.A2" office:value-type="string">
            <text:p text:style-name="P12">postgresql-devel</text:p>
          </table:table-cell>
          <table:table-cell table:style-name="Table2.C2" office:value-type="string">
            <text:p text:style-name="P12">postgresql-libs</text:p>
          </table:table-cell>
        </table:table-row>
      </table:table>
      <text:p text:style-name="Text_20_body">libpq kütüphanesi kullanan programların derlenmesi ve derlenmiş programların kütüphane dosyaları ile bağlanması için libpq başlık ve kütüphane dosyalarına gerek duyulmaktadır. Bu başlık ve kütüphane dosyalarının sisteminizde kurulu olup olmadığını anlamak için aşağıdaki adımları izleyebilirsiniz.</text:p>
      <text:p text:style-name="Text_20_body">İlk iş olarak, PostgreSQL'in C başlık dosyalarının yüklendiği dizin içerisinde <text:span text:style-name="Kod_20__28_Yazı_29_">libpq-fe.h</text:span> dosyasının olup olmadığına bakabilirsiniz. PostgreSQL'in sisteme kurulumu ile birlikte gelen <text:span text:style-name="Kod_20__28_Yazı_29_">pg_config</text:span><text:span text:style-name="Kod_20__28_Yazı_29_"><text:note text:id="ftn3" text:note-class="footnote"><text:note-citation>3</text:note-citation><text:note-body><text:p text:style-name="Footnote"><text:span text:style-name="Kod_20__28_Yazı_29__20_Küçük">pg_config</text:span> hakkında ayrıntılı bilgi için programa <text:span text:style-name="Kod_20__28_Yazı_29__20_Küçük">pg_config –help</text:span> komutunu çalıştırmanız yeterli olacaktır.</text:p></text:note-body></text:note></text:span> programını bu iş için kullanacak olursak:</text:p>
      <text:p text:style-name="Kod">$ pg_config –includedir<text:line-break/>/usr/local/pgsql/include</text:p>
      <text:p text:style-name="Not">PostgreSQL başlık dosyalarının nereye yükleneceğini, kurulum esnasında <text:span text:style-name="Kod_20__28_Yazı_29__20_Küçük">./configure</text:span> betiğine --<text:span text:style-name="Kod_20__28_Yazı_29__20_Küçük">includedir</text:span> parametresi ile belirtebilirsiniz. (Bu dizin PostgreSQL tarafından öntanımlı olarak <text:span text:style-name="Kod_20__28_Yazı_29__20_Küçük">/usr/local/pgsql/include</text:span> olarak alınacaktır.)</text:p>
      <text:p text:style-name="Text_20_body">Derlenen programın kütüphaneler ile bağlanması esnasında gerekecek olan libpq kütüphane dosyası için ise, PostgreSQL'in kütüphane dosyalarının bulunduğu dizin altında <text:span text:style-name="Kod_20__28_Yazı_29_">libpq.so.X</text:span> dosyasının yer alıp almadığına bakabilirsiniz. Yine yukarıdakine benzer şekilde <text:span text:style-name="Kod_20__28_Yazı_29_">pg_config</text:span> programını kullanarak kütüphane dosyalarının yüklendiği dizini şu şekilde öğrenebilirsiniz:</text:p>
      <text:p text:style-name="Kod">$ pg_config –libdir<text:line-break/>/usr/local/pgsql/include</text:p>
      <text:p text:style-name="Not">Kütüphane dosyalarının nereye yükleneceğini <text:span text:style-name="Kod_20__28_Yazı_29__20_Küçük_20_Italic">./configure</text:span> betiğine <text:span text:style-name="Kod_20__28_Yazı_29__20_Küçük">--libdir</text:span> parametresi ile bildirebilirsiniz. (PostgreSQL tarafından öntanımlı olarak bu dizin <text:span text:style-name="Kod_20__28_Yazı_29__20_Küçük">/usr/local/pgsql/lib</text:span> olarak alınacaktır.)</text:p>
      <text:h text:style-name="Heading_20_2" text:outline-level="2">Tanıtım Uygulaması</text:h>
      <text:p text:style-name="Text_20_body">Kütüphane tarafından sağlanan fonksiyonların ve kütüphanenin sunduğu diğer özelliklerin ayrıntılı olarak incelenmesine geçmeden önce, okuyucunun konu hakkında genel bir bakış açısı kazanması açısından libpq kütüphanesini kullanan basit bir veritabanı uygulamasını burada vereceğiz.</text:p>
      <text:p text:style-name="Text_20_body">Örnek olarak elimizde bir firmanın ürün stoklarının tutulduğu veritabanı tablosu olduğunu varsayalım. Yazacağımız program ile bu tabloya ürün girişini gerçekleştirip, isteğe bağlı olarak da alımını sağlayacağız. Genelde veritabanı kullanan yazılımların ihtiyaçları bu kadar basit olmasa da, konunun ana hatlarının açık olarak irdelenmesi için bu şekilde yalın bir tasarım izleyeceğiz.</text:p>
      <text:p text:style-name="Text_20_body">İlk önce ilgili kayıtları tutacak olan veritabanı tablomuzu oluşturuyoruz:</text:p>
      <text:p text:style-name="Kod">CREATE SEQUENCE urunler_urun_seq;<text:line-break/>CREATE TABLE urunler (<text:line-break/> <text:s/>urun <text:s text:c="3"/>bigint <text:s/>DEFAULT nextval('urunler_urun_seq') PRIMARY KEY,<text:line-break/> <text:s/>model <text:s text:c="2"/>text <text:s text:c="3"/>NOT NULL UNIQUE,<text:line-break/> <text:s/>adet <text:s text:c="3"/>integer NOT NULL<text:line-break/>);<text:line-break/>CREATE UNIQUE INDEX urunler_urun_idx ON urunler (urun);</text:p>
      <text:p text:style-name="Text_20_body">Tabloda yer alacak ürünleri <text:span text:style-name="Kod_20__28_Yazı_29_">ID</text:span> değerleri ile diğer tablolardan çağıracağız. Model isimleri ise, tabloda aynı modelden iki adet olmayacak şekilde yerleştirilecek.</text:p>
      <text:p text:style-name="Text_20_body">Tablomuzu oluşturduktan sonra, ürün ekleme ve çıkarma işlemlerinde gerek kullanıcıdan gelecek verinin, gerekse sorgu sonucu dönecek cevapların belirli kontrollerden geçirilmesi gerekmektedir. Bu denetlemeleri kendi yazacağımız istemci uyulamalarında teker teker yapmaktansa, bunları bizim yerimize gerçekleştirecek prosedüler kullanacağız.</text:p>
      <text:p text:style-name="Text_20_body">Prosedürlerin döndürecekleri değerler ve bunu alacak istemcilerin doğru bir şekilde anlaşabilmesi için standart bir yapı izleyeceğiz. Şöyle ki, prosedür çağrısı sonucu dönen değerin ilk 8 biti son durumu, bundan sonraki bitler ise ilgili ek bilgiyi içerecek.</text:p>
      <table:table table:name="Table3" table:style-name="Table3">
        <table:table-column table:style-name="Table3.A"/>
        <table:table-column table:style-name="Table3.B"/>
        <table:table-row>
          <table:table-cell table:style-name="Table3.A1" office:value-type="string">
            <text:p text:style-name="P13"><text:span text:style-name="Tablo_20_Küçük">Durum Kodu</text:span></text:p>
          </table:table-cell>
          <table:table-cell table:style-name="Table3.B1" office:value-type="string">
            <text:p text:style-name="P14"><text:span text:style-name="Tablo_20_Küçük">Açıklama</text:span></text:p>
          </table:table-cell>
        </table:table-row>
        <table:table-row>
          <table:table-cell table:style-name="Table3.A2" office:value-type="string">
            <text:p text:style-name="Textformatvorlage"><text:span text:style-name="Kod_20__28_Yazı_29__20_Küçük">1 &lt;&lt; 0</text:span></text:p>
          </table:table-cell>
          <table:table-cell table:style-name="Table3.B2" office:value-type="string">
            <text:p text:style-name="Textformatvorlage"><text:span text:style-name="Tablo_20_Küçük">İşlem başarı ile gerçekleşti. (Ek bilgi: Mevcut ürün adeti ya da </text:span><text:span text:style-name="Tablo_20_Küçük"><text:span text:style-name="Kod_20__28_Yazı_29__20_Küçük_20_Italic">ID</text:span></text:span><text:span text:style-name="Tablo_20_Küçük"> değeri.)</text:span></text:p>
          </table:table-cell>
        </table:table-row>
        <table:table-row>
          <table:table-cell table:style-name="Table3.A3" office:value-type="string">
            <text:p text:style-name="P15"><text:span text:style-name="Kod_20__28_Yazı_29__20_Küçük">1 &lt;&lt; 1</text:span></text:p>
          </table:table-cell>
          <table:table-cell table:style-name="Table3.B2" office:value-type="string">
            <text:p text:style-name="Textformatvorlage"><text:span text:style-name="Tablo_20_Küçük">Parametre olarak girilen adet pozitif bir tamsayı olmalı.</text:span></text:p>
          </table:table-cell>
        </table:table-row>
        <table:table-row>
          <table:table-cell table:style-name="Table3.A2" office:value-type="string">
            <text:p text:style-name="Textformatvorlage"><text:span text:style-name="Kod_20__28_Yazı_29__20_Küçük">1 &lt;&lt; 2</text:span></text:p>
          </table:table-cell>
          <table:table-cell table:style-name="Table3.B2" office:value-type="string">
            <text:p text:style-name="Textformatvorlage"><text:span text:style-name="Tablo_20_Küçük">Eklenmek istenen model kayıtlarda mevcut. (Ek bilgi: Mevcut ürünün </text:span><text:span text:style-name="Tablo_20_Küçük"><text:span text:style-name="Kod_20__28_Yazı_29__20_Küçük_20_Italic">ID</text:span></text:span><text:span text:style-name="Tablo_20_Küçük"> değeri.)</text:span></text:p>
          </table:table-cell>
        </table:table-row>
        <table:table-row>
          <table:table-cell table:style-name="Table3.A2" office:value-type="string">
            <text:p text:style-name="Textformatvorlage"><text:span text:style-name="Kod_20__28_Yazı_29__20_Küçük">1 &lt;&lt; 3</text:span></text:p>
          </table:table-cell>
          <table:table-cell table:style-name="Table3.B2" office:value-type="string">
            <text:p text:style-name="Textformatvorlage"><text:span text:style-name="Tablo_20_Küçük">İstenen model kayıtlarda mevcut değil.</text:span></text:p>
          </table:table-cell>
        </table:table-row>
        <table:table-row>
          <table:table-cell table:style-name="Table3.A3" office:value-type="string">
            <text:p text:style-name="P15"><text:span text:style-name="Kod_20__28_Yazı_29__20_Küçük">1 &lt;&lt; 4</text:span></text:p>
          </table:table-cell>
          <table:table-cell table:style-name="Table3.B2" office:value-type="string">
            <text:p text:style-name="Textformatvorlage"><text:span text:style-name="Tablo_20_Küçük">İstenen adeti karşılayacak kadar kayıt mevcut değil. (Ek bilgi: Mevcut adet sayısı.)</text:span></text:p>
          </table:table-cell>
        </table:table-row>
        <table:table-row>
          <table:table-cell table:style-name="Table3.A2" office:value-type="string">
            <text:p text:style-name="Textformatvorlage"><text:span text:style-name="Kod_20__28_Yazı_29__20_Küçük">1 &lt;&lt; 5</text:span></text:p>
          </table:table-cell>
          <table:table-cell table:style-name="Table3.B2" office:value-type="string">
            <text:p text:style-name="Textformatvorlage"><text:bookmark-start text:name="DDE_LINK1"/><text:span text:style-name="Tablo_20_Küçük">Beklenmeyen bir hata oluştu.</text:span><text:bookmark-end text:name="DDE_LINK1"/></text:p>
          </table:table-cell>
        </table:table-row>
        <table:table-row>
          <table:table-cell table:style-name="Table3.A2" office:value-type="string">
            <text:p text:style-name="Textformatvorlage"><text:span text:style-name="Kod_20__28_Yazı_29__20_Küçük">1 &lt;&lt; 6,7</text:span></text:p>
          </table:table-cell>
          <table:table-cell table:style-name="Table3.B2" office:value-type="string">
            <text:p text:style-name="Textformatvorlage"><text:span text:style-name="Tablo_20_Küçük">İleride kullanılmak üzere ayrıldı.</text:span></text:p>
          </table:table-cell>
        </table:table-row>
      </table:table>
      <text:p text:style-name="Text_20_body">Şimdi bu bilgiler doğrultusunda, prosedürlerimizi oluşturmaya geçebiliriz.</text:p>
      <text:p text:style-name="Kod">CREATE FUNCTION urun_ekle(yeni_model text, yeni_adet integer) RETURNS integer AS $$<text:line-break/>DECLARE<text:line-break/> <text:s/>kayit <text:s text:c="2"/>record;<text:line-break/> <text:s/>urun <text:s text:c="3"/>integer;<text:line-break/>BEGIN<text:line-break/> <text:s/>IF yeni_adet &lt; 1 THEN<text:line-break/> <text:s text:c="3"/>RETURN 1 &lt;&lt; 1;<text:line-break/> <text:s/>END IF;<text:line-break/><text:line-break/> <text:s/>BEGIN<text:line-break/> <text:s text:c="3"/>INSERT INTO urunler (model, adet) VALUES (yeni_model, yeni_adet);<text:line-break/> <text:s text:c="3"/>SELECT INTO urun currval('urunler_urun_seq');<text:line-break/> <text:s/>EXCEPTION<text:line-break/> <text:s text:c="3"/>WHEN unique_violation THEN<text:line-break/> <text:s text:c="5"/>SELECT INTO kayit urun FROM urunler WHERE model = yeni_model;<text:line-break/> <text:s text:c="5"/><text:span text:style-name="T3">-- Ek bilgi: Mevcut ürünün ID değeri.</text:span><text:line-break/> <text:s text:c="5"/>RETURN (1 &lt;&lt; 2) + (kayit.urun &lt;&lt; 8);</text:p>
      <text:p text:style-name="Kod"><text:s text:c="4"/>WHEN OTHERS THEN<text:line-break/> <text:s text:c="5"/>RETURN (1 &lt;&lt; 5);<text:line-break/> <text:s/>END;<text:line-break/><text:line-break/> <text:s/><text:span text:style-name="T3">-- Ek bilgi: Ürün ID değeri.</text:span><text:line-break/> <text:s/>RETURN (1 &lt;&lt; 0) + (urun &lt;&lt; 8);<text:line-break/>END;<text:line-break/>$$ LANGUAGE plpgsql STRICT;</text:p>
      <text:p text:style-name="Text_20_body">Kitabın ilgili bölümlerinde PL/pgSQL dili izah edilmiş olsa da, yukarıdaki ufak prosedürün ne yaptığı hakkında burada okuyucuyu bir kez daha bilgilendirmek yerinde olacaktır. Ürünler tablomuza yapacağımız herhangi bir yeni ürün eklemesi için yukarıdaki <text:span text:style-name="Kod_20__28_Yazı_29_">urun_ekle()</text:span> prosedürünü çağıracağız. <text:span text:style-name="Kod_20__28_Yazı_29_">urun_ekle()</text:span> bizim için ürün adedinin pozitif bir tamsayı olup olmadığına bakıp, daha önceden böyle bir ürünün varlığını kontrol edecektir. Ve en son olarak döndüreceği değere ilgili ek bilgiyi yerleştirerek bizi son durumdan haberdar edecektir. Bu yolla, yazdığımız her programda bu kontrolleri kendimiz yapmak yerine işi ilgili prosedüre bırakacağız.</text:p>
      <text:p text:style-name="Text_20_body">Benzer şekilde, <text:span text:style-name="Kod_20__28_Yazı_29_">urun_cikar()</text:span>, <text:span text:style-name="Kod_20__28_Yazı_29_">adet_ekle()</text:span> ve <text:span text:style-name="Kod_20__28_Yazı_29_">adet_cikar()</text:span> prosedürlerini de geliştirecek olursak:</text:p>
      <text:p text:style-name="Kod"><text:span text:style-name="Kod_20_-_20_Comment">--<text:line-break/>-- Belirtilen ID'ye sahip ürünü tablodan sil.<text:line-break/>--</text:span><text:line-break/>CREATE FUNCTION urun_cikar(istenen_urun bigint) RETURNS integer AS $$<text:line-break/>DECLARE<text:line-break/> <text:s/>etkilenenler integer;<text:line-break/>BEGIN<text:line-break/> <text:s/>DELETE FROM urunler WHERE urun = istenen_urun;<text:line-break/> <text:s/>GET DIAGNOSTICS etkilenenler = ROW_COUNT;<text:line-break/><text:line-break/> <text:s/>IF etkilenenler &lt; 1 THEN<text:line-break/> <text:s text:c="3"/>RETURN 1 &lt;&lt; 3;<text:line-break/> <text:s/>END IF;<text:line-break/><text:line-break/> <text:s/>RETURN 1 &lt;&lt; 0;<text:line-break/>END;<text:line-break/>$$ LANGUAGE plpgsql STRICT;</text:p>
      <text:p text:style-name="Kod"><text:span text:style-name="Kod_20_-_20_Comment">--<text:line-break/>-- Girilen ID'ye sahip ürününün adetini belirtilen miktar kadar arttır.<text:line-break/>--</text:span><text:line-break/>CREATE FUNCTION adet_ekle(istenen_urun bigint, yeni_adet integer) RETURNS integer AS $$<text:line-break/>DECLARE<text:line-break/> <text:s/>kayit <text:s text:c="6"/>record;<text:line-break/> <text:s/>son_adet <text:s text:c="3"/>integer;<text:line-break/>BEGIN<text:line-break/> <text:s/>IF yeni_adet &lt; 1 THEN<text:line-break/> <text:s text:c="3"/>RETURN 1 &lt;&lt; 1;<text:line-break/> <text:s/>END IF;<text:line-break/> <text:s/><text:line-break/> <text:s/>SELECT INTO kayit adet FROM urunler WHERE urun = istenen_urun;<text:line-break/> <text:s/>IF NOT FOUND THEN<text:line-break/> <text:s text:c="3"/>return 1 &lt;&lt; 3;<text:line-break/> <text:s/>END IF;<text:line-break/> <text:s/><text:line-break/> <text:s/>son_adet = kayit.adet + yeni_adet;<text:line-break/> <text:s/>UPDATE urunler SET adet = son_adet WHERE urun = istenen_urun;<text:line-break/><text:line-break/> <text:s/><text:span text:style-name="T3">-- Ek bilgi: Mevcut ürün adeti.</text:span><text:line-break/> <text:s/>RETURN (1 &lt;&lt; 0) + (son_adet &lt;&lt; 8);<text:line-break/>END;<text:line-break/>$$ LANGUAGE plpgsql STRICT;</text:p>
      <text:p text:style-name="Kod"><text:span text:style-name="Kod_20_-_20_Comment">--<text:line-break/>-- Girilen ID'ye sahip ürünün adetini istenilen miktar kadar azalt.<text:line-break/>--</text:span><text:line-break/>CREATE FUNCTION adet_cikar(istenen_urun bigint, istenen_adet integer) RETURNS integer AS $$<text:line-break/>DECLARE<text:line-break/> <text:s/>kayit <text:s text:c="6"/>record;<text:line-break/> <text:s/>son_adet <text:s text:c="3"/>integer;<text:line-break/>BEGIN<text:line-break/> <text:s/>IF istenen_adet IS NULL OR istenen_adet &lt; 1 THEN<text:line-break/> <text:s text:c="3"/>RETURN 1 &lt;&lt; 1;<text:line-break/> <text:s/>END IF;<text:line-break/> <text:s text:c="3"/><text:line-break/> <text:s/>SELECT INTO kayit adet FROM urunler WHERE urun = istenen_urun;<text:line-break/> <text:s/>IF NOT FOUND THEN<text:line-break/> <text:s text:c="3"/>RETURN 1 &lt;&lt; 3;<text:line-break/> <text:s/>END IF;<text:line-break/> <text:s text:c="3"/><text:line-break/> <text:s/>IF kayit.adet &lt; istenen_adet THEN<text:line-break/> <text:s text:c="3"/><text:span text:style-name="T3">-- Ek bilgi: Mevcut ürün adeti.</text:span><text:line-break/> <text:s text:c="3"/>RETURN (1 &lt;&lt; 4) + (kayit.adet &lt;&lt; 8);<text:line-break/> <text:s/>END IF;<text:line-break/> <text:s text:c="3"/><text:line-break/> <text:s/>son_adet = kayit.adet – istenen_adet;<text:line-break/> <text:s/>UPDATE urunler<text:line-break/> <text:s text:c="3"/>SET adet = son_adet<text:line-break/> <text:s text:c="3"/>WHERE urun = istenen_urun;<text:line-break/><text:line-break/> <text:s/><text:span text:style-name="T3">-- Ek bilgi: Kalan ürün adeti.</text:span><text:line-break/> <text:s/>RETURN (1 &lt;&lt; 0) + (son_adet &lt;&lt; 8);<text:line-break/>END;<text:line-break/>$$ LANGUAGE plpgsql;</text:p>
      <text:p text:style-name="Text_20_body">Tablomuzu ve denetleme işlemlerini gerçekleştirecek prosedüleri oluşturduğumuza göre, yazacağımız programın ana taslağı konusunda artık konuşabiliriz.</text:p>
      <text:p text:style-name="Kod"><text:span text:style-name="T3">/* API tarafından sağlanan bağlantı ve sorgu sonucu yapıları. */</text:span><text:line-break/><text:span text:style-name="T4">PGconn </text:span><text:s text:c="2"/>*bag;<text:line-break/><text:span text:style-name="T4">PGresult</text:span> *sonuc;<text:line-break/><text:line-break/>bag = <text:span text:style-name="T4">PQconnectdb</text:span>(...); <text:span text:style-name="T3">/* Veritabanına bağlanılıyor. */</text:span><text:line-break/><text:line-break/>while (MenuyuEkranaBas() &amp;&amp; KullaniciGirdisiniOku())<text:line-break/>{<text:line-break/> <text:s text:c="3"/>switch (KullaniciGirdisi)<text:line-break/> <text:s text:c="3"/>{<text:line-break/> <text:s text:c="7"/>case URUNLERI_LISTELE:<text:line-break/> <text:s text:c="11"/>sprintf(komut, “SELECT urun, model, adet FROM urunler”);<text:line-break/> <text:s text:c="11"/>sonuc = <text:span text:style-name="T4">PQexec</text:span>(bag, komut);<text:line-break/> <text:s text:c="11"/>if (<text:span text:style-name="T4">PQresultStatus</text:span>(sonuc) == <text:span text:style-name="T4">PGRES_TUPLES_OK</text:span>)<text:line-break/> <text:s text:c="11"/>{<text:line-break/> <text:s text:c="15"/>satir_sayisi = <text:span text:style-name="T4">PQntuples</text:span>(sonuc);<text:line-break/> <text:s text:c="15"/>sutun_sayisi = <text:span text:style-name="T4">PQnfields</text:span>(sonuc);<text:line-break/> <text:s text:c="15"/>for ( i = 0; i &lt; satir_sayisi; i++ )<text:line-break/> <text:s text:c="19"/>for ( j = 0; j &lt; sutun_sayisi; j++ )<text:line-break/> <text:s text:c="23"/>printf(“[%d][%d]: %s\n”, i, j, <text:span text:style-name="T4">PQgetvalue</text:span>(sonuc, i, j));<text:line-break/> <text:s text:c="19"/>}<text:line-break/> <text:s text:c="11"/>}<text:line-break/> <text:s text:c="11"/>else if (<text:span text:style-name="T4">PQresultStatus</text:span>(sonuc) == <text:span text:style-name="T4">PGRES_COMMAND_OK</text:span>)<text:line-break/> <text:s text:c="15"/><text:span text:style-name="Kod_20_-_20_Comment">/* Sorgu başarı ile gerçekleşti fakat hiçbir satır dönmedi. */</text:span><text:line-break/> <text:s text:c="11"/>else<text:line-break/> <text:s text:c="15"/><text:span text:style-name="Kod_20_-_20_Comment">/* Beklenmeyen bir durum oluştu. */</text:span><text:line-break/> <text:s text:c="11"/>break;<text:line-break/><text:line-break/> <text:s text:c="7"/>case URUN_EKLE:<text:line-break/> <text:s text:c="11"/>scanf(“%s”, model);<text:line-break/> <text:s text:c="11"/>scanf(“%d”, &amp;adet);<text:line-break/> <text:s text:c="11"/>sprintf(komut, “SELECT urun_ekle('%s', %d)”, model, adet);<text:line-break/> <text:s text:c="11"/>sonuc = <text:span text:style-name="T4">PQexec</text:span>(bag, komut);<text:line-break/> <text:s text:c="11"/>...<text:line-break/> <text:s text:c="3"/>}<text:line-break/>}</text:p>
      <text:p text:style-name="Text_20_body">Yukarıdan da anlaşılabileceği üzere programa girdiğimizde veritabanına bağlandıktan sonra, kullanıcıya bir menü sunup, ona göre veritabanı üzerinde ilgili sorgulamaları gerçekleştiriyoruz ilk olarak.</text:p>
      <text:p text:style-name="Text_20_body"><text:span text:style-name="Kod_20__28_Yazı_29_">main()</text:span> fonksiyonunu yazmaya başlamadan önce, işimize yarayacak bir kaç genel değişken tanımlıyoruz:</text:p>
      <text:p text:style-name="Kod"><text:span text:style-name="T3">/* Karakter dizileri için maksimum büyüklük. */</text:span><text:line-break/>#define MAX_TAMPON <text:s text:c="5"/>1024</text:p>
      <text:p text:style-name="Kod"><text:span text:style-name="T3">/*<text:line-break/> * Prosedürlerden dönecek cevapların tanımları.<text:line-break/> * (İlk 8 bitten sonrası ekbilgi olarak işlenecek.)<text:line-break/> */</text:span><text:line-break/>#define TAMAM <text:s text:c="10"/>1 &lt;&lt; 0<text:line-break/>#define YANLIS_ADET <text:s text:c="4"/>1 &lt;&lt; 1<text:line-break/>#define KAYIT_MEVCUT <text:s text:c="3"/>1 &lt;&lt; 2<text:line-break/>#define KAYIT_YOK <text:s text:c="6"/>1 &lt;&lt; 3<text:line-break/>#define ADET_YETERSIZ <text:s text:c="2"/>1 &lt;&lt; 4<text:line-break/>#define BILINMEYEN_HATA 1 &lt;&lt; 5</text:p>
      <text:p text:style-name="Kod"><text:span text:style-name="T3">/* Menü işlemlerini numaralandırıyoruz. */</text:span><text:line-break/>enum<text:line-break/>{<text:line-break/> <text:s text:c="3"/>URUN_LISTELE = 1,<text:line-break/> <text:s text:c="3"/>URUN_EKLE,<text:line-break/> <text:s text:c="3"/>URUN_CIKAR,<text:line-break/> <text:s text:c="3"/>ADET_EKLE,<text:line-break/> <text:s text:c="3"/>ADET_CIKAR,<text:line-break/> <text:s text:c="3"/>PROG_CIKIS<text:line-break/>};</text:p>
      <text:p text:style-name="Text_20_body"><text:span text:style-name="Kod_20__28_Yazı_29_">main()</text:span> içini fazla kalabalık tutmaktansa, yapacağımız işleri şu şekilde fonksiyonlara bölelim:</text:p>
      <text:p text:style-name="Kod"><text:span text:style-name="T3">/* Beklenmedik bir durumuda bağlantıyı kapatıp hata kodu ile çıkılacak. */</text:span><text:line-break/>void<text:line-break/>Cik(<text:span text:style-name="T4">PGconn</text:span> *bag)<text:line-break/>{<text:line-break/> <text:s text:c="3"/>if (<text:span text:style-name="T4">PQstatus</text:span>(bag) != <text:span text:style-name="T4">CONNECTION_OK</text:span>)<text:line-break/> <text:s text:c="7"/>fprintf(stderr, "Hata mesajı:\n%s", <text:span text:style-name="T4">PQerrorMessage</text:span>(bag));<text:line-break/> <text:s text:c="7"/><text:line-break/> <text:s text:c="3"/><text:span text:style-name="T4">PQfinish</text:span>(bag);<text:line-break/> <text:s text:c="3"/>exit(1);<text:line-break/>}</text:p>
      <text:p text:style-name="Text_20_body">Artık yavaş yavaş kullandığımız libpq tip ve fonksiyonlarından bahsedebiliriz.</text:p>
      <text:list text:style-name="L1">
        <text:list-item>
          <text:p text:style-name="P16"><text:span text:style-name="Kod_20__28_Yazı_29_">PGconn</text:span>: Veritabanı ile kurulacak bağlantı esnasında kullanılacak olan kütüphane yapısı.</text:p>
        </text:list-item>
        <text:list-item>
          <text:p text:style-name="P16"><text:span text:style-name="Kod_20__28_Yazı_29_">ConnStatusType PQstatus(PGconn *)</text:span>: Girilen bağlantı yapısının son durumunu kendisini çağırana döndürecektir.</text:p>
        </text:list-item>
      </text:list>
      <text:list text:style-name="L2">
        <text:list-item>
          <text:p text:style-name="P17"><text:span text:style-name="Kod_20__28_Yazı_29_">char *PQerrorMessage(PGconn *)</text:span>: Parametre olarak aldığı <text:span text:style-name="Kod_20__28_Yazı_29_">PGconn</text:span> yapısının işaret ettiği bağlantıda herhangi bir hata gerçekleşmiş ise, bunun ile ilgili hata mesajını kendisini çağırana döndürecektir.</text:p>
        </text:list-item>
        <text:list-item>
          <text:p text:style-name="P17"><text:span text:style-name="Kod_20__28_Yazı_29_">void PQfinish(PGconn *)</text:span>: Veritabanı ile kurulu olan bağlantının kapatılması için kullanılır. Ayrıca, <text:span text:style-name="Kod_20__28_Yazı_29_">PGconn</text:span> yapısı tarafından tutulan bellek alanını da serbest bırakacaktır.</text:p>
        </text:list-item>
      </text:list>
      <text:p text:style-name="Kod"><text:span text:style-name="T5">/*<text:line-break/> * Veritabanı ile bağlantı kurulumunu gerçekleştirecek fonksiyon.<text:line-break/> */</text:span><text:line-break/><text:span text:style-name="T4">PGconn</text:span> *<text:line-break/>BaglantiKur(const char *ozellikler)<text:line-break/>{<text:line-break/> <text:s text:c="3"/><text:span text:style-name="T4">PGconn</text:span> *bag;<text:line-break/><text:line-break/> <text:s text:c="3"/>bag = <text:span text:style-name="T4">PQconnectdb</text:span>(ozellikler);<text:line-break/> <text:s text:c="3"/>if (<text:span text:style-name="T4">PQstatus</text:span>(bag) != <text:span text:style-name="T4">CONNECTION_OK</text:span>)<text:line-break/> <text:s text:c="7"/>Cik(bag);<text:line-break/><text:line-break/> <text:s text:c="3"/>return bag;<text:line-break/>}</text:p>
      <text:list text:style-name="L3">
        <text:list-item>
          <text:p text:style-name="P18"><text:span text:style-name="Kod_20__28_Yazı_29_">PGconn *PQconnectdb(const char *)</text:span>: Parametre olarak aldığı karakter katarının belirttiği özellikler doğrultusunda veritabanı ile bağlantı kurmaya çalışır. Başarılı olduğu durumda, kendisini çağırana bağlantının tutulduğu <text:span text:style-name="Kod_20__28_Yazı_29_">PGconn</text:span> yapısını döndürecektir.</text:p>
        </text:list-item>
      </text:list>
      <text:p text:style-name="Kod"><text:span text:style-name="T3">/*<text:line-break/> * Parametre olarak aldığı prosedürlerden dönen sorgu sonucunu durumuna<text:line-break/> * göre değerlendirip, cevabı kendisine çağırana iletecek olan fonksiyon.<text:line-break/> * (En sonda PQclear() ile sonucu bir daha kullanılmamak üzere bellekten<text:line-break/> * bırakacaktır.)<text:line-break/> */</text:span><text:line-break/>int<text:line-break/>ProsedurKontrol(<text:span text:style-name="T4">PGresult</text:span> *sonuc)<text:line-break/>{<text:line-break/> <text:s text:c="3"/>int durum;<text:line-break/><text:line-break/> <text:s text:c="3"/>if (<text:span text:style-name="T4">PQresultStatus</text:span>(sonuc) != <text:span text:style-name="T4">PGRES_TUPLES_OK</text:span>)<text:line-break/> <text:s text:c="3"/>{<text:line-break/> <text:s text:c="7"/>fprintf(stderr, " <text:s/>Sorgu sonucu beklenmeyen bir hata oluştu!\n");<text:line-break/> <text:s text:c="7"/>fprintf(stderr, " <text:s/>Hata mesajı:\n%s", <text:span text:style-name="T4">PQresultErrorMessage</text:span>(sonuc));<text:line-break/><text:line-break/> <text:s text:c="7"/>durum = 0;<text:line-break/> <text:s text:c="3"/>}<text:line-break/> <text:s text:c="3"/>else<text:line-break/> <text:s text:c="7"/>durum = atoi(<text:span text:style-name="T4">PQgetvalue</text:span>(sonuc, 0, 0));<text:line-break/> <text:s text:c="3"/><text:span text:style-name="T4">PQclear</text:span>(sonuc);<text:line-break/><text:line-break/> <text:s text:c="3"/>return durum;<text:line-break/>}</text:p>
      <text:list text:style-name="L4">
        <text:list-item>
          <text:p text:style-name="P19"><text:span text:style-name="Kod_20__28_Yazı_29_">ExecStatusType PQresultStatus(PGresult *)</text:span>: Parametre olarak aldığı sonuç yapısının durumunu döndürür.</text:p>
        </text:list-item>
        <text:list-item>
          <text:p text:style-name="P19"><text:span text:style-name="Kod_20__28_Yazı_29_">char *PQgetvalue(const PGresult *, int, int)</text:span>: Girilen <text:span text:style-name="Kod_20__28_Yazı_29_">PGresult</text:span> sonuç yapısının berlitilen satır ve sütünuna karşılık gelen alanı, kendisini çağırana karakter katarı olarak döndürür.</text:p>
        </text:list-item>
        <text:list-item>
          <text:p text:style-name="P19"><text:span text:style-name="Kod_20__28_Yazı_29_">void PQclear(PGresult *)</text:span>: Belirtilen sonuç yapısı tarafından alıkonulan bellek alanını serbest bırakır.</text:p>
        </text:list-item>
      </text:list>
      <text:p text:style-name="Kod"><text:span text:style-name="T3">/* Kullanıcıdan girdi almak için kullanacağımız fonksiyon. */</text:span><text:line-break/>int<text:line-break/>SatirOku(char *tampon, size_t uzunluk, int isnumeric)<text:line-break/>{<text:line-break/> <text:s text:c="3"/>char *c = tampon;<text:line-break/><text:line-break/> <text:s text:c="3"/>fgets(tampon, uzunluk, stdin);<text:line-break/><text:line-break/> <text:s text:c="3"/><text:span text:style-name="Kod_20_-_20_Comment">/* Sondaki yeni satır karakteri (\n) siliniyor. */</text:span><text:line-break/> <text:s text:c="3"/>while (uzunluk-- &amp;&amp; *c != '\0')<text:line-break/> <text:s text:c="7"/>++c;<text:line-break/> <text:s text:c="3"/>if (*(c-1) == '\n')<text:line-break/> <text:s text:c="7"/>*(c-1) = '\0';<text:line-break/><text:line-break/> <text:s text:c="3"/>return (isnumeric) ? atoi(tampon) : 0;<text:line-break/>}</text:p>
      <text:p text:style-name="Kod"><text:span text:style-name="T3">/* Kullanıcı menüsünü ekrana basacak olan fonksiyon. */</text:span><text:line-break/>int<text:line-break/>Menu(void)<text:line-break/>{<text:line-break/> <text:s text:c="3"/>int <text:s text:c="8"/>girdi;<text:line-break/> <text:s text:c="3"/>static char gecici[MAX_TAMPON];<text:line-break/><text:line-break/> <text:s text:c="3"/>while (1)<text:line-break/> <text:s text:c="3"/>{<text:line-break/> <text:s text:c="7"/>printf("\nAşağıdaki menüden yapmak istediğiniz işlemi seçiniz:\n");<text:line-break/> <text:s text:c="7"/>printf("\t%d <text:s/>Ürünleri Listele\n", URUN_LISTELE);<text:line-break/> <text:s text:c="7"/>printf("\t%d <text:s/>Ürün Ekle\n", URUN_EKLE);<text:line-break/> <text:s text:c="7"/>printf("\t%d <text:s/>Ürün Çıkar\n", URUN_CIKAR);<text:line-break/> <text:s text:c="7"/>printf("\t%d <text:s/>Adet Ekle\n", ADET_EKLE);<text:line-break/> <text:s text:c="7"/>printf("\t%d <text:s/>Adet Çıkar\n", ADET_CIKAR);<text:line-break/> <text:s text:c="7"/>printf("\t%d <text:s/>Programdan Çıkış\n", PROG_CIKIS);<text:line-break/> <text:s text:c="7"/><text:line-break/> <text:s text:c="7"/>printf("Girdi: ");<text:line-break/> <text:s text:c="7"/>girdi = SatirOku(gecici, MAX_TAMPON, 1);<text:line-break/> <text:s text:c="7"/>if (girdi &lt; URUN_LISTELE || girdi &gt; PROG_CIKIS)<text:line-break/> <text:s text:c="7"/>{<text:line-break/> <text:s text:c="11"/>fprintf(stderr, "Yanlış menü numarası!\n");<text:line-break/> <text:s text:c="11"/>continue;<text:line-break/> <text:s text:c="7"/>}<text:line-break/> <text:s text:c="7"/>break;<text:line-break/> <text:s text:c="3"/>}<text:line-break/><text:line-break/> <text:s text:c="3"/>return girdi;<text:line-break/>}</text:p>
      <text:p text:style-name="Kod"><text:span text:style-name="T3">/*<text:line-break/> * Prosedürlerden dönen kodların açıklamasını ekrana yazıp,<text:line-break/> * duruma göre ilgili ek bilgiyi geri döndürecek olan fonksiyon.<text:line-break/> */</text:span><text:line-break/>int<text:line-break/>DurumAciklama(int durum)<text:line-break/>{<text:line-break/> <text:s text:c="3"/>int ekbilgi = -1;<text:line-break/> <text:s text:c="3"/><text:line-break/> <text:s text:c="3"/>if (!durum)<text:line-break/> <text:s text:c="7"/>printf("Hata oluştu!\n");<text:line-break/> <text:s text:c="3"/>else if ((durum&amp;TAMAM))<text:line-break/> <text:s text:c="3"/>{<text:line-break/> <text:s text:c="7"/>printf("Sorgu başarı ile gerçekleşti.\n");<text:line-break/> <text:s text:c="7"/>ekbilgi = durum &gt;&gt; 8;<text:line-break/> <text:s text:c="3"/>}<text:line-break/> <text:s text:c="3"/>else if ((durum&amp;YANLIS_ADET))<text:line-break/> <text:s text:c="7"/>printf("Girilen adet pozitif bir tamsayı olmalı!\n");<text:line-break/> <text:s text:c="3"/>else if ((durum&amp;KAYIT_MEVCUT))<text:line-break/> <text:s text:c="3"/>{<text:line-break/> <text:s text:c="7"/>printf("Eklenmek istenen model zaten mevcut.\n");<text:line-break/> <text:s text:c="7"/>ekbilgi = durum &gt;&gt; 8;<text:line-break/> <text:s text:c="3"/>}<text:line-break/> <text:s text:c="3"/>else if ((durum&amp;KAYIT_YOK))<text:line-break/> <text:s text:c="7"/>printf("Böyle bir ürün mevcut değil!\n");<text:line-break/> <text:s text:c="3"/>else if ((durum&amp;ADET_YETERSIZ))<text:line-break/> <text:s text:c="3"/>{<text:line-break/> <text:s text:c="7"/>printf("Mevcut ürün sayısı istenen adetin altında.\n");<text:line-break/> <text:s text:c="7"/>ekbilgi = durum &gt;&gt; 8;<text:line-break/> <text:s text:c="3"/>}<text:line-break/> <text:s text:c="3"/><text:line-break/> <text:s text:c="3"/>return ekbilgi;<text:line-break/>}</text:p>
      <text:p text:style-name="Not">Bit bazında değişkenler kullanıldığı zaman herhangi bir değerin kontrol edilmesi esnasında olası <text:span text:style-name="Kod_20__28_Yazı_29__20_Küçük">OR</text:span> işlemlerine karşı <text:span text:style-name="Kod_20__28_Yazı_29__20_Küçük">(A&amp;B) == B</text:span> kullanılmalıdır. Fakat yazdığımız bu ufak programda, değişkenlerin herhangi bir OR işlemine tabi tutulması durumu söz konusu olmadığından, <text:span text:style-name="Kod_20__28_Yazı_29__20_Küçük">(A&amp;B)</text:span> bizim için yeterlidir.</text:p>
      <text:p text:style-name="Text_20_body">Yardımcı fonksiyonları şimdilik bunlar ile sınırlı tutacağız. Artık <text:span text:style-name="Kod_20__28_Yazı_29_">main()</text:span> fonksiyonunu yazabiliriz:</text:p>
      <text:p text:style-name="Kod">int<text:line-break/>main(void)<text:line-break/>{<text:line-break/> <text:s text:c="3"/><text:span text:style-name="T4">PGconn</text:span> <text:s text:c="5"/>*bag;<text:line-break/> <text:s text:c="3"/><text:span text:style-name="T4">PGresult</text:span> <text:s text:c="3"/>*sonuc;<text:line-break/> <text:s text:c="3"/>int <text:s text:c="9"/>menu, urun, adet, durum, ekbilgi;<text:line-break/> <text:s text:c="3"/>char <text:s text:c="8"/>tampon[MAX_TAMPON], komut[MAX_TAMPON];<text:line-break/> <text:s text:c="3"/>int <text:s text:c="9"/>i, j;<text:line-break/><text:line-break/> <text:s text:c="3"/>bag = BaglantiKur("dbname=test");<text:line-break/><text:line-break/> <text:s text:c="3"/>while ((menu = Menu()))<text:line-break/> <text:s text:c="3"/>{<text:line-break/> <text:s text:c="7"/>switch (menu)<text:line-break/> <text:s text:c="7"/>{<text:line-break/> <text:s text:c="11"/>case URUN_LISTELE:<text:line-break/> <text:s text:c="15"/>printf("Ürünler listeleniyor:\n");<text:line-break/> <text:s text:c="15"/>sonuc = <text:span text:style-name="T4">PQexec</text:span>(bag, "SELECT urun, model, adet FROM urunler");<text:line-break/> <text:s text:c="15"/>durum = <text:span text:style-name="T4">PQresultStatus</text:span>(sonuc);<text:line-break/> <text:s text:c="15"/>if (durum == <text:span text:style-name="T4">PGRES_TUPLES_OK</text:span>)<text:line-break/> <text:s text:c="15"/>{<text:line-break/> <text:s text:c="19"/>i = <text:span text:style-name="T4">PQntuples</text:span>(sonuc);<text:line-break/> <text:s text:c="19"/>if (!i)<text:line-break/> <text:s text:c="23"/>printf(" <text:s/>Tabloda şuan hiçbir kayıt bulunmuyor.\n");<text:line-break/> <text:s text:c="19"/>else<text:line-break/> <text:s text:c="19"/>{ <text:line-break/> <text:s text:c="23"/>printf(" <text:s text:c="2"/>Ürün (ID) | Model <text:s text:c="10"/>| Adet\n");<text:line-break/> <text:s text:c="23"/>printf(" <text:s/>-----------+-----------------+------\n");<text:line-break/> <text:s text:c="23"/>for (j = 0; j &lt; i; j++)<text:line-break/> <text:s text:c="27"/>printf(" <text:s text:c="2"/>%9s | %15s | %s\n",<text:line-break/> <text:s text:c="34"/><text:span text:style-name="T4">PQgetvalue</text:span>(sonuc, j, 0),<text:line-break/> <text:s text:c="34"/><text:span text:style-name="T4">PQgetvalue</text:span>(sonuc, j, 1),<text:line-break/> <text:s text:c="34"/><text:span text:style-name="T4">PQgetvalue</text:span>(sonuc, j, 2));<text:line-break/> <text:s text:c="19"/>}<text:line-break/> <text:s text:c="15"/>}<text:line-break/> <text:s text:c="15"/>else<text:line-break/> <text:s text:c="15"/>{<text:line-break/> <text:s text:c="19"/>fprintf(stderr, "Sorgu sonucunda beklenmeyen bir cevap döndü!\n");<text:line-break/> <text:s text:c="19"/>fprintf(stderr, "Sorgu durumu: %s\n",<text:line-break/> <text:s text:c="27"/><text:span text:style-name="T4">PQresStatus</text:span>(<text:span text:style-name="T4">PQresultStatus</text:span>(sonuc)));<text:line-break/> <text:s text:c="19"/>fprintf(stderr, "İlgili hata mesajı: %s",<text:line-break/> <text:s text:c="27"/><text:span text:style-name="T4">PQresultErrorMessage</text:span>(sonuc));<text:line-break/> <text:s text:c="15"/>}<text:line-break/> <text:s text:c="15"/><text:span text:style-name="T4">PQclear</text:span>(sonuc);<text:line-break/> <text:s text:c="15"/>break;<text:line-break/> <text:s text:c="11"/><text:line-break/> <text:s text:c="11"/>case URUN_EKLE:<text:line-break/> <text:s text:c="15"/>{<text:line-break/> <text:s text:c="19"/>size_t <text:s/>max_tampon = MAX_TAMPON / 2;<text:line-break/> <text:s text:c="19"/>char <text:s text:c="2"/>*tampon1 = tampon;<text:line-break/> <text:s text:c="19"/>char <text:s text:c="2"/>*tampon2 = tampon + max_tampon;<text:line-break/> <text:s text:c="15"/><text:line-break/> <text:s text:c="15"/><text:bookmark-start text:name="DDE_LINK2"/><text:s text:c="4"/><text:bookmark-end text:name="DDE_LINK2"/>printf("Yeni ürün ekleniyor:\n");<text:line-break/> <text:s text:c="19"/>printf(" <text:s/>Ürün modelini girin: ");<text:line-break/> <text:s text:c="19"/>SatirOku(tampon1, max_tampon, 0);<text:line-break/> <text:s text:c="19"/>printf(" <text:s/>Ürün adetini girin : ");<text:line-break/> <text:s text:c="19"/>adet = SatirOku(tampon2, max_tampon, 1);<text:line-break/> <text:s text:c="19"/>sprintf(komut, "SELECT urun_ekle('%s', %d)", tampon1, adet);<text:line-break/> <text:s text:c="19"/>sonuc = <text:span text:style-name="T4">PQexec</text:span>(bag, komut);<text:line-break/> <text:s text:c="19"/>durum = ProsedurKontrol(sonuc);<text:line-break/> <text:s text:c="19"/>printf(" <text:s/>Son durum <text:s text:c="9"/>: ");<text:line-break/> <text:s text:c="19"/>ekbilgi = DurumAciklama(durum);<text:line-break/> <text:s text:c="19"/>if (ekbilgi != -1)<text:line-break/> <text:s text:c="23"/>printf(" <text:s/>Ürün ID değeri <text:s text:c="4"/>: %d\n", ekbilgi);<text:line-break/> <text:s text:c="15"/>}<text:line-break/> <text:s text:c="15"/>break;<text:line-break/><text:line-break/> <text:s text:c="11"/><text:span text:style-name="T3">/* URUN_CIKAR, ADET_EKLE, ADET_CIKAR buraya gelecek.*/</text:span><text:line-break/><text:line-break/> <text:s text:c="11"/>case PROG_CIKIS:<text:line-break/> <text:s text:c="15"/>printf("Programdan çıkılıyor...\n");<text:line-break/> <text:s text:c="15"/><text:span text:style-name="T4">PQfinish</text:span>(bag);<text:line-break/> <text:s text:c="15"/>return 0;<text:line-break/> <text:s text:c="7"/>}<text:line-break/> <text:s text:c="3"/>}<text:line-break/> <text:s text:c="3"/><text:line-break/> <text:s text:c="3"/>return 0;<text:line-break/>}</text:p>
      <text:list text:style-name="L5">
        <text:list-item>
          <text:p text:style-name="P20"><text:span text:style-name="Kod_20__28_Yazı_29_">PGresult *PQexec(PGconn *, const char *)</text:span>: Parametre olarak aldığı SQL komut katarını, belirtilen bağlantı üzerinde sorgulayıp sonucunu kendisini çağırana döndürür.</text:p>
        </text:list-item>
        <text:list-item>
          <text:p text:style-name="P20"><text:span text:style-name="Kod_20__28_Yazı_29_">int PQntuples(const PGresult *)</text:span>: Belirtilen sonucun, kaç satırdan oluştuğunu kendisini çağırana döndürecektir.</text:p>
        </text:list-item>
        <text:list-item>
          <text:p text:style-name="P20"><text:span text:style-name="Kod_20__28_Yazı_29_">char *PQresStatus(ExecStatusType)</text:span>: Girilen sonuç durumunun değişken adını karakter katarı olarak döndürecektir. (<text:span text:style-name="Kod_20__28_Yazı_29_">PGRES_COMMAND_OK</text:span> ya da <text:span text:style-name="Kod_20__28_Yazı_29_">PGRES_TUPLES_OK</text:span> gibi.)</text:p>
        </text:list-item>
      </text:list>
      <text:p text:style-name="Text_20_body">Programı elimizden geldiğince yalın tutmaya çalışsak da, okuyucunun kafasında soru işareti kalmaması açısından bazı durumlarda ayrıntıdan kaçınmadık. Fakat yine de, taslak olarak işleyişin yüzeysel de olsa anlaşılabileceğini düşünüyoruz.</text:p>
      <text:p text:style-name="Not">Unutulmamalıdır ki yukarıdaki örnek, işleyişi esnasında bir çok noktada <text:span text:style-name="Kod_20__28_Yazı_29__20_Küçük">Segmentation Fault</text:span> hatası vermeye açık olup, SQL Injection saldırılarına karşı tamamen savunmasızdır. Kendi yazacağınız programlarda, tasarım açısından bu taslağa bağlı kalmanızda hiçbir sakınca olmamasına rağmen, karakter katarlarının kullanıcıdan alınıp sorgu içine dahil edilmesinde kesinlikle bu yöntemler kullanılmamalıdır.</text:p>
      <text:p text:style-name="Text_20_body">Programın çalışmasına ilişkin örnek bir çıktıyı buraya yerleştiriyoruz:</text:p>
      <text:p text:style-name="Kod">Aşağıdaki menüden yapmak istediğiniz işlemi seçiniz:<text:line-break/> <text:s text:c="7"/>1 <text:s/>Ürünleri Listele<text:line-break/> <text:s text:c="7"/>2 <text:s/>Ürün Ekle<text:line-break/> <text:s text:c="7"/>3 <text:s/>Ürün Çıkar<text:line-break/> <text:s text:c="7"/>4 <text:s/>Adet Ekle<text:line-break/> <text:s text:c="7"/>5 <text:s/>Adet Çıkar<text:line-break/> <text:s text:c="7"/>6 <text:s/>Programdan Çıkış<text:line-break/>Girdi: 1<text:line-break/>Ürünler listeleniyor:<text:line-break/> <text:s/>Şu an kayıtlı hiçbir ürün bulunmamakta.</text:p>
      <text:p text:style-name="Kod">Aşağıdaki menüden yapmak istediğiniz işlemi seçiniz:<text:line-break/> <text:s text:c="7"/>1 <text:s/>Ürünleri Listele<text:line-break/> <text:s text:c="7"/>2 <text:s/>Ürün Ekle<text:line-break/> <text:s text:c="7"/>3 <text:s/>Ürün Çıkar<text:line-break/> <text:s text:c="7"/>4 <text:s/>Adet Ekle<text:line-break/> <text:s text:c="7"/>5 <text:s/>Adet Çıkar<text:line-break/> <text:s text:c="7"/>6 <text:s/>Programdan Çıkış<text:line-break/>Girdi: 2<text:line-break/>Yeni ürün ekleniyor:<text:line-break/> <text:s/>Ürün modelini girin: Murat 124<text:line-break/> <text:s/>Ürün adetini girin : 24<text:line-break/> <text:s/>Son durum <text:s text:c="9"/>: Sorgu başarı ile gerçekleşti.<text:line-break/> <text:s/>Ürün ID değeri <text:s text:c="4"/>: 1</text:p>
      <text:p text:style-name="Kod">Aşağıdaki menüden yapmak istediğiniz işlemi seçiniz:<text:line-break/> <text:s text:c="7"/>1 <text:s/>Ürünleri Listele<text:line-break/> <text:s text:c="7"/>2 <text:s/>Ürün Ekle<text:line-break/> <text:s text:c="7"/>3 <text:s/>Ürün Çıkar<text:line-break/> <text:s text:c="7"/>4 <text:s/>Adet Ekle<text:line-break/> <text:s text:c="7"/>5 <text:s/>Adet Çıkar<text:line-break/> <text:s text:c="7"/>6 <text:s/>Programdan Çıkış<text:line-break/>Girdi: 1<text:line-break/>Ürünler listeleniyor:<text:line-break/> <text:s text:c="2"/>Ürün (ID) | Model <text:s text:c="10"/>| Adet<text:line-break/> <text:s/>-----------+-----------------+------<text:line-break/> <text:s text:c="10"/>1 | <text:s text:c="6"/>Murat 124 | 24</text:p>
      <text:p text:style-name="Kod">Aşağıdaki menüden yapmak istediğiniz işlemi seçiniz:<text:line-break/> <text:s text:c="7"/>1 <text:s/>Ürünleri Listele<text:line-break/> <text:s text:c="7"/>2 <text:s/>Ürün Ekle<text:line-break/> <text:s text:c="7"/>3 <text:s/>Ürün Çıkar<text:line-break/> <text:s text:c="7"/>4 <text:s/>Adet Ekle<text:line-break/> <text:s text:c="7"/>5 <text:s/>Adet Çıkar<text:line-break/> <text:s text:c="7"/>6 <text:s/>Programdan Çıkış<text:line-break/>Girdi: 5<text:line-break/>Tablodan ürün alınıyor:<text:line-break/> <text:s/>Ürün ID değerini girin: 1<text:line-break/> <text:s/>İstenen adeti girin <text:s text:c="2"/>: 25<text:line-break/> <text:s/>Son durum <text:s text:c="12"/>: Mevcut ürün sayısı istenen adetin altında.<text:line-break/> <text:s/>Kalan ürün adeti <text:s text:c="5"/>: 24</text:p>
      <text:p text:style-name="Kod">Aşağıdaki menüden yapmak istediğiniz işlemi seçiniz:<text:line-break/> <text:s text:c="7"/>1 <text:s/>Ürünleri Listele<text:line-break/> <text:s text:c="7"/>2 <text:s/>Ürün Ekle<text:line-break/> <text:s text:c="7"/>3 <text:s/>Ürün Çıkar<text:line-break/> <text:s text:c="7"/>4 <text:s/>Adet Ekle<text:line-break/> <text:s text:c="7"/>5 <text:s/>Adet Çıkar<text:line-break/> <text:s text:c="7"/>6 <text:s/>Programdan Çıkış<text:line-break/>Girdi: 4<text:line-break/>Tabloya adet ekleniyor:<text:line-break/> <text:s/>Ürün ID değerini girin: 1<text:line-break/> <text:s/>Ürün adetini girin <text:s text:c="3"/>: 100<text:line-break/> <text:s/>Son durum <text:s text:c="12"/>: Sorgu başarı ile gerçekleşti.<text:line-break/> <text:s/>Yeni ürün adeti <text:s text:c="6"/>: 124</text:p>
      <text:p text:style-name="Kod">Aşağıdaki menüden yapmak istediğiniz işlemi seçiniz:<text:line-break/> <text:s text:c="7"/>1 <text:s/>Ürünleri Listele<text:line-break/> <text:s text:c="7"/>2 <text:s/>Ürün Ekle<text:line-break/> <text:s text:c="7"/>3 <text:s/>Ürün Çıkar<text:line-break/> <text:s text:c="7"/>4 <text:s/>Adet Ekle<text:line-break/> <text:s text:c="7"/>5 <text:s/>Adet Çıkar<text:line-break/> <text:s text:c="7"/>6 <text:s/>Programdan Çıkış<text:line-break/>Girdi: 6<text:line-break/>Programdan çıkılıyor...</text:p>
      <text:h text:style-name="Heading_20_2" text:outline-level="2">Bağlantı Kurulumu</text:h>
      <text:p text:style-name="Text_20_body">Bu bölümde libpq kütüphanesini kullanarak PostgreSQL veritabanına nasıl bağlanabileceğimiz üzerinde durmaya çalışacağız.</text:p>
      <text:p text:style-name="Text_20_body">PostgreSQL tarafından sağlanan bağlantı metodları senkron ve asenkron olmak üzere ikiye ayrılmaktadır. Senkron bağlantı kurulum fonksiyonları, sunucu ile istemci arasında kurulmasını istediğimiz bağlantı bir sonuca ulaşana kadar programın beklemesine sebebiyet verecek türde yapılanmalardır. Fakat bir veritabanı bağlantısının kurulacağı gelişmiş uygulamalarda çoğu zaman ilk önce veritabanı bağlantısını sağlayacak olan fonksiyon ayrı bir yiv (<text:span text:style-name="Yabancı_20_Italic">thread</text:span>) olarak artalan da çalışmaya bırakılır ve periyodik kontroller ile durumu gözetilirken, programın geri kalan kısmı kendi akışında ilerlemeye devam eder. İşte libpq tarafından sağlanan asenkron bağlantı fonksiyonları da bize, senkron eşleri karşısında bu esnekliği sağlamaktadır. Fakat asenkron mantığın çoğu programda kullanımı bir çok kontrolü ve bunun ile doğru orantılı olarak sırf bağlantı kurulumu için daha karmaşık bir yapıyı gerektirdiğinden, çoğu yazılımda senkron bağlantı kurulumu tercih edilir.</text:p>
      <text:p text:style-name="Not">Senkron bağlantı fonksiyonlarını biz kendi senkron bağlantılarımızda kullanacak olsak da, bunların herbiri aslında kendi içinde asenkron bağlantı fonksiyonlarını bizim yerimize kullanan başka fonksiyonlardan ibarettir. Daha net olarak irdeleyecek olursak, senkron bağlantı fonksiyonları, asenkron bağlantı fonksiyonlarını kullanarak bir kaç komut çağrısı sonucunda yapılabilecek bir işi, bizim için tek bir komutla yapılabilecek hale indirgerler.</text:p>
      <text:h text:style-name="Heading_20_3" text:outline-level="3">Senkron Bağlantı Kurulumu</text:h>
      <text:p text:style-name="Text_20_body">Bu bölümde veritabanı ile nasıl senkron bir bağlantı kurulumu gerçekleştirebileceğimiz ve bunların nasıl kapatılabileceği üzerinde durmaya çalışacağız.</text:p>
      <text:p text:style-name="İşlev_20_Başlığı">PGconn *<text:line-break/><text:span text:style-name="T4">PQconnectdb</text:span>(const char *baglanti_secenekleri);</text:p>
      <text:p text:style-name="Text_20_body"><text:span text:style-name="Kod_20__28_Yazı_29_">PQconnectdb()</text:span> fonksiyonu, parametre olarak aldığı bağlantı seçenekleri doğrultusunda veritabanı ile bağlantı kurulmasını sağlar. Bağlantı seçenekleri genelde <text:span text:style-name="Kod_20__28_Yazı_29_">değişken = değer</text:span> biçimindedir. (<text:span text:style-name="Kod_20__28_Yazı_29_">`='</text:span> (eşittir) işaretinden önce ve sonraki boşlukların bir önemi yoktur.) Bu seçenekler birbirlerinden boşluklar ile ayrılabilir olup, değer kısmında kullanılan seçenek boşluk içeriyorsa da, <text:span text:style-name="Kod_20__28_Yazı_29_">anahtar = 'deger'</text:span> şeklinde tek tırnak içinde yazılabilir. Ek olarak, bağlantı seçenekleri içinde kullanacağınız değerler tek tırnak ya da ters bölme çizgisi içeriyorsa, bunu o karakterin önüne bir ters bölme çizgisi koyarak (o karakteri ayıklayarak) belirtmelisiniz. Bağlantıda belirtmediğiniz seçenekler için, seçeneklerin öntanımlı değerleri kullanılacaktır.</text:p>
      <text:p text:style-name="Text_20_body"><text:span text:style-name="Kod_20__28_Yazı_29_">PQconnectdb()</text:span> fonksiyonu ile birlikte kullanabileceğimiz bağlantı seçeneklerini şu şekilde listeleyebiliriz:</text:p>
      <table:table table:name="Table4" table:style-name="Table4">
        <table:table-column table:style-name="Table4.A"/>
        <table:table-column table:style-name="Table4.B"/>
        <table:table-row>
          <table:table-cell table:style-name="Table4.A1" office:value-type="string">
            <text:p text:style-name="P21"><text:span text:style-name="Kod_20__28_Yazı_29__20_Küçük">host</text:span></text:p>
          </table:table-cell>
          <table:table-cell table:style-name="Table4.B1" office:value-type="string">
            <text:p text:style-name="P22"><text:span text:style-name="Tablo_20_Küçük">Bağlanacağınız sunucunun adresini bildirmek için kullanılır. Herhangi bir değer belirtilmediği taktirde, Unix soket yapısına sahip sistemlerde /tmp dizini</text:span><text:span text:style-name="Tablo_20_Küçük"><text:note text:id="ftn4" text:note-class="footnote"><text:note-citation>4</text:note-citation><text:note-body><text:p text:style-name="Footnote">Unix soket dizininin öntanımlı değerini PostgreSQL'in kaynak kodu içerisindeki <text:span text:style-name="Kod_20__28_Yazı_29__20_Küçük">src/include/pg_config_manual.h</text:span> dosyasında yer alan <text:span text:style-name="Kod_20__28_Yazı_29__20_Küçük">DEFAULT_PGSOCKET_DIR</text:span> değişkeni ile ayarlayabilirsiniz. Bu değişiklik aynı zamanda <text:span text:style-name="Kod_20__28_Yazı_29__20_Küçük">postgres</text:span>, <text:span text:style-name="Kod_20__28_Yazı_29__20_Küçük">postmaster</text:span> gibi bu dosyayı kullanarak derlenecek diğer programları da etkiyecektir. Fakat <text:span text:style-name="Kod_20__28_Yazı_29__20_Küçük">postmaster</text:span>'a vereceğiniz <text:span text:style-name="Kod_20__28_Yazı_29__20_Küçük">-k</text:span> parametresi ile bunu çalışma esnasında değiştirmeniz de mümkün.</text:p></text:note-body></text:note></text:span><text:span text:style-name="Tablo_20_Küçük"> altındaki sokete, aksi halde </text:span><text:span text:style-name="Tablo_20_Küçük"><text:span text:style-name="Yabancı_20_Italic_20_Küçük">TCP/IP</text:span></text:span><text:span text:style-name="Tablo_20_Küçük"> kullanılınarak yerel sisteme (</text:span><text:span text:style-name="Tablo_20_Küçük"><text:span text:style-name="Kod_20__28_Yazı_29__20_Küçük">localhost</text:span></text:span><text:span text:style-name="Tablo_20_Küçük">) bağlanılmaya çalışılınır. Gireceğiniz değer bir bölme işareti ile başlıyorsa, protokol olarak </text:span><text:span text:style-name="Tablo_20_Küçük"><text:span text:style-name="Yabancı_20_Italic_20_Küçük">TCP/IP</text:span></text:span><text:span text:style-name="Tablo_20_Küçük"> yerine Unix soket yapısı kullanacağınız şeklinde algılanır.</text:span></text:p>
          </table:table-cell>
        </table:table-row>
        <table:table-row>
          <table:table-cell table:style-name="Table4.A2" office:value-type="string">
            <text:p text:style-name="P21"><text:span text:style-name="Kod_20__28_Yazı_29__20_Küçük">hostaddr</text:span><text:span text:style-name="T6"><text:note text:id="ftn5" text:note-class="footnote"><text:note-citation>5</text:note-citation><text:note-body><text:p text:style-name="Footnote">Tek başına <text:span text:style-name="Kod_20__28_Yazı_29__20_Küçük">hostaddr</text:span> yerine <text:span text:style-name="Kod_20__28_Yazı_29__20_Küçük">host</text:span> kullanıldığı taktirde, <text:span text:style-name="Kod_20__28_Yazı_29__20_Küçük">host</text:span> için adres çözümlemesi yapılacağından, zamanın önemli olduğu programlarda, bu çözümleme zaman kaybına neden olabilir. Ayrıca, Kerberos kullanılmadığı ve <text:span text:style-name="Kod_20__28_Yazı_29__20_Küçük">hostaddr</text:span> seçeneğinin bulunduğu bir durumda, <text:span text:style-name="Kod_20__28_Yazı_29__20_Küçük">host</text:span> kısmı göz ardı edilecektir. Kerberos kullanıldığı zaman ise, <text:span text:style-name="Kod_20__28_Yazı_29__20_Küçük">host</text:span> ve <text:span text:style-name="Kod_20__28_Yazı_29__20_Küçük">hostaddr</text:span>'in ikisinin de bulunduğu durumlarda, <text:span text:style-name="Kod_20__28_Yazı_29__20_Küçük">hostaddr</text:span> için ters adres çözümlemesi gerçekleştirilip, <text:span text:style-name="Kod_20__28_Yazı_29__20_Küçük">host</text:span> kısmında girilen değer ile örtüşüp örtüşmediği kontrol edilecektir. Değerlerin örtüşmediği durumda kimlik denetimi başarısız olarak sonuçlanacaktır.</text:p></text:note-body></text:note></text:span></text:p>
          </table:table-cell>
          <table:table-cell table:style-name="Table4.B2" office:value-type="string">
            <text:p text:style-name="P22"><text:span text:style-name="Tablo_20_Küçük">Bağlanılacak olan sunucunun numerik adresini belirtir. Standart olarak IPv4 adres biçimi kullanabileceğiniz gibi, sisteminiz desteklediği sürece IPv6 kullanmanız da mümkündür. Öntanımlı değeri dışında herhangi bir değer atandığında, veritabanı sunucusuna </text:span><text:span text:style-name="Tablo_20_Küçük"><text:span text:style-name="Yabancı_20_Italic_20_Küçük">TCP/IP</text:span></text:span><text:span text:style-name="Tablo_20_Küçük"> ile bağlanılmaya çalışılacaktır.</text:span></text:p>
          </table:table-cell>
        </table:table-row>
        <table:table-row>
          <table:table-cell table:style-name="Table4.A2" office:value-type="string">
            <text:p text:style-name="P21"><text:span text:style-name="Kod_20__28_Yazı_29__20_Küçük">port</text:span></text:p>
          </table:table-cell>
          <table:table-cell table:style-name="Table4.B2" office:value-type="string">
            <text:p text:style-name="P22"><text:span text:style-name="Tablo_20_Küçük">Sunucuya bağlanılırken kullanılacak olan port numarası ya da unix soket dosyasının adresini belirtir.</text:span></text:p>
          </table:table-cell>
        </table:table-row>
        <table:table-row>
          <table:table-cell table:style-name="Table4.A2" office:value-type="string">
            <text:p text:style-name="P21"><text:span text:style-name="Kod_20__28_Yazı_29__20_Küçük">dbname</text:span></text:p>
          </table:table-cell>
          <table:table-cell table:style-name="Table4.B2" office:value-type="string">
            <text:p text:style-name="P22"><text:span text:style-name="Tablo_20_Küçük">Bağlanılacak olan veritabanı ismi. (Öntanımlı olarak, bağlantıyı kurmaya çalışan kullanıcının işletim sistemindeki kullanıcı adı alınır.)</text:span></text:p>
          </table:table-cell>
        </table:table-row>
        <table:table-row>
          <table:table-cell table:style-name="Table4.A2" office:value-type="string">
            <text:p text:style-name="P21"><text:span text:style-name="Kod_20__28_Yazı_29__20_Küçük">user</text:span></text:p>
          </table:table-cell>
          <table:table-cell table:style-name="Table4.B2" office:value-type="string">
            <text:p text:style-name="P22"><text:span text:style-name="Tablo_20_Küçük">Veritabanına bağlanırken kullanılacak olan kullanıcı adı. (Öntanımlı olarak, programı çalıştıran kullanıcının, işletim sistemindeki kullanıcı adı yer alır.)</text:span></text:p>
          </table:table-cell>
        </table:table-row>
        <table:table-row>
          <table:table-cell table:style-name="Table4.A2" office:value-type="string">
            <text:p text:style-name="P21"><text:span text:style-name="Kod_20__28_Yazı_29__20_Küçük">password</text:span></text:p>
          </table:table-cell>
          <table:table-cell table:style-name="Table4.B2" office:value-type="string">
            <text:p text:style-name="P22"><text:span text:style-name="Tablo_20_Küçük">Sunucu herhangi bir kimlik kontrolü talep ettiği taktirde kullanılacak olan şifre.</text:span></text:p>
          </table:table-cell>
        </table:table-row>
        <table:table-row>
          <table:table-cell table:style-name="Table4.A2" office:value-type="string">
            <text:p text:style-name="P21"><text:span text:style-name="Kod_20__28_Yazı_29__20_Küçük">connect_timeout</text:span></text:p>
          </table:table-cell>
          <table:table-cell table:style-name="Table4.B2" office:value-type="string">
            <text:p text:style-name="P22"><text:span text:style-name="Tablo_20_Küçük">Bağlantı kurulurken kontrol edilecek zaman aşımı sürecini (saniye cinsinden) belirtir. 0 yada negatif bir değer zaman aşımı sınırını etkisiz hale getirir. Değer olarak bir tamsayı girilmelidir.</text:span></text:p>
          </table:table-cell>
        </table:table-row>
        <table:table-row>
          <table:table-cell table:style-name="Table4.A2" office:value-type="string">
            <text:p text:style-name="P21"><text:span text:style-name="Kod_20__28_Yazı_29__20_Küçük">options</text:span></text:p>
          </table:table-cell>
          <table:table-cell table:style-name="Table4.B2" office:value-type="string">
            <text:p text:style-name="P22"><text:span text:style-name="Tablo_20_Küçük">Sunucuya gönderilmesi istenen komut satırı seçenekleri.</text:span></text:p>
          </table:table-cell>
        </table:table-row>
        <table:table-row>
          <table:table-cell table:style-name="Table4.A2" office:value-type="string">
            <text:p text:style-name="P21"><text:span text:style-name="Kod_20__28_Yazı_29__20_Küçük">sslmode</text:span></text:p>
          </table:table-cell>
          <table:table-cell table:style-name="Table4.B2" office:value-type="string">
            <text:p text:style-name="P22"><text:span text:style-name="Tablo_20_Küçük">Sunucu ile aranızdaki bağlantının </text:span><text:span text:style-name="Tablo_20_Küçük"><text:span text:style-name="Yabancı_20_Italic_20_Küçük">SSL</text:span></text:span><text:span text:style-name="Tablo_20_Küçük"> ile gerçekleştirilip gerçekleştirilmeyeceğine karar vermenizi sağlar. Parametre ile birlikte kullanabileceğiniz değerler şu şekildedir:</text:span></text:p>
            <text:p text:style-name="P22"><text:span text:style-name="Tablo_20_Küçük"/></text:p>
            <text:p text:style-name="P23"><text:span text:style-name="Kod_20__28_Yazı_29__20_Küçük">disable</text:span><text:span text:style-name="Tablo_20_Küçük">: <text:s/>Şifrelenmemiş bir </text:span><text:span text:style-name="Tablo_20_Küçük"><text:span text:style-name="Yabancı_20_Italic_20_Küçük">SSL</text:span></text:span><text:span text:style-name="Tablo_20_Küçük"> bağlantısı kur.</text:span></text:p>
            <text:p text:style-name="P23"><text:span text:style-name="Kod_20__28_Yazı_29__20_Küçük">allow</text:span><text:span text:style-name="Tablo_20_Küçük">: İlk önce normal bağlantı, olmazsa </text:span><text:span text:style-name="Tablo_20_Küçük"><text:span text:style-name="Yabancı_20_Italic_20_Küçük">SSL</text:span></text:span><text:span text:style-name="Tablo_20_Küçük"> denenecek.</text:span></text:p>
            <text:p text:style-name="P23"><text:span text:style-name="Kod_20__28_Yazı_29__20_Küçük">prefer</text:span><text:span text:style-name="Tablo_20_Küçük">: İlk önce </text:span><text:span text:style-name="Tablo_20_Küçük"><text:span text:style-name="Yabancı_20_Italic_20_Küçük">SSL</text:span></text:span><text:span text:style-name="Tablo_20_Küçük">, olmazsa normal bağlantı denenecek.</text:span></text:p>
            <text:p text:style-name="P23"><text:span text:style-name="Kod_20__28_Yazı_29__20_Küçük">require</text:span><text:span text:style-name="Tablo_20_Küçük">: Sadece </text:span><text:span text:style-name="Tablo_20_Küçük"><text:span text:style-name="Yabancı_20_Italic_20_Küçük">SSL</text:span></text:span><text:span text:style-name="Tablo_20_Küçük"> bağlantısı gerçekleştirilecek.</text:span></text:p>
            <text:p text:style-name="P22"><text:span text:style-name="Tablo_20_Küçük"><text:line-break/>PostgreSQL kurulumunuz </text:span><text:span text:style-name="Tablo_20_Küçük"><text:span text:style-name="Yabancı_20_Italic_20_Küçük">SSL</text:span></text:span><text:span text:style-name="Tablo_20_Küçük"> desteği ile yapılandırılmamışsa, </text:span><text:span text:style-name="Tablo_20_Küçük"><text:span text:style-name="Kod_20__28_Yazı_29__20_Küçük">allow</text:span></text:span><text:span text:style-name="Tablo_20_Küçük"> ve </text:span><text:span text:style-name="Tablo_20_Küçük"><text:span text:style-name="Kod_20__28_Yazı_29__20_Küçük">prefer</text:span></text:span><text:span text:style-name="Tablo_20_Küçük"> seçeneklerini kullanmanız herhangi bir sorun çıkarmadan </text:span><text:span text:style-name="Tablo_20_Küçük"><text:span text:style-name="Yabancı_20_Italic_20_Küçük">SSL</text:span></text:span><text:span text:style-name="Tablo_20_Küçük"> seçeneğini gözardı edecek olurken, </text:span><text:span text:style-name="Tablo_20_Küçük"><text:span text:style-name="Kod_20__28_Yazı_29__20_Küçük">require</text:span></text:span><text:span text:style-name="Tablo_20_Küçük"> bir hata mesajı almanıza yol açacaktır.</text:span></text:p>
          </table:table-cell>
        </table:table-row>
        <table:table-row>
          <table:table-cell table:style-name="Table4.A2" office:value-type="string">
            <text:p text:style-name="P21"><text:span text:style-name="Kod_20__28_Yazı_29__20_Küçük">service</text:span></text:p>
          </table:table-cell>
          <table:table-cell table:style-name="Table4.B2" office:value-type="string">
            <text:p text:style-name="P22"><text:span text:style-name="Kod_20__28_Yazı_29__20_Küçük">pg_service.conf</text:span><text:span text:style-name="Tablo_20_Küçük"> dosyasındaki servis tanımlamalarından birinin kullanılmasını sağlar. Bu sayede diğer seçenekler otomatik olarak belirtilen tanımda yer aldığı şekli ile bağlantıya katılır.</text:span></text:p>
          </table:table-cell>
        </table:table-row>
      </table:table>
      <text:p text:style-name="Not">Bağlantı seçeneklerini, sistem çevre değişkenleri kullanarak da yapılandırmanız mümkün. Ayrıntılı bilgi için <text:a xlink:type="simple" xlink:href="#1.1.13.Çevre Değişkenleri|outline">Çevre Değişkenleri</text:a> bölümüne bakabilirsiniz.</text:p>
      <text:p text:style-name="İşlev_20_Başlığı">PGconn *<text:line-break/><text:span text:style-name="T4">PQsetdbLogin</text:span>(const char *host,<text:line-break/> <text:s text:c="12"/>const char *port,<text:line-break/> <text:s text:c="12"/>const char *options,<text:line-break/> <text:s text:c="12"/>const char *tty,<text:line-break/> <text:s text:c="12"/>const char *dbname,<text:line-break/> <text:s text:c="12"/>const char *user,<text:line-break/> <text:s text:c="12"/>const char *password);</text:p>
      <text:p text:style-name="Text_20_body"><text:span text:style-name="Kod_20__28_Yazı_29_">PQsetdbLogin()</text:span> fonksiyonu, <text:span text:style-name="Kod_20__28_Yazı_29_">PQconnectdb()</text:span> ile aynı işleve sahip olup, aralarındaki tek fark <text:span text:style-name="Kod_20__28_Yazı_29_">PQsetdbLogin()</text:span> fonksiyonunun sabit parametreler içermesidir. Girilecek parametrelerden herhangi birinde öntanımlı değeri kullanmak istiyorsanız, fonksiyonu çağırırken ilgili parametreye <text:span text:style-name="Kod_20__28_Yazı_29_">NULL</text:span> değerini ya da boş bir karakter katarını girmeniz yeterli.</text:p>
      <text:p text:style-name="İşlev_20_Başlığı">PGconn *<text:line-break/><text:span text:style-name="T4">PQsetdb</text:span>(char *host,<text:line-break/> <text:s text:c="7"/>char *port,<text:line-break/> <text:s text:c="7"/>char *options,<text:line-break/> <text:s text:c="7"/>char *tty,<text:line-break/> <text:s text:c="7"/>char *dbname);</text:p>
      <text:p text:style-name="Text_20_body"><text:span text:style-name="Kod_20__28_Yazı_29_">PQsetdb()</text:span> fonksiyonu, içerdiği parametreler dışında kalan seçeneklerde öntanımlı değerleri kullanarak, user ve password değerlerini de <text:span text:style-name="Kod_20__28_Yazı_29_">NULL</text:span> şeklinde atayıp, <text:span text:style-name="Kod_20__28_Yazı_29_">PQsetdbLogin()</text:span> fonksiyonunu çağıran bir makrodur. Daha çok libpq ile yazılmış eski programların, yeni libpq sürümleri ile uyumluluğun sağlanması için halen kütüphanede yer aldığından kullanılmamasını tavsiye ederiz.</text:p>
      <text:h text:style-name="Heading_20_3" text:outline-level="3">Asenkron Bağlantı Kurulumu</text:h>
      <text:p text:style-name="Text_20_body">Buraya kadar incelenen senkron bağlantı kurulum fonksiyonlarından sonra, bu bölümde libpq tarafından sağlanan asenkron bağlantı kurulum fonksiyonları tanıtılmaya çalışılacaktır.</text:p>
      <text:p text:style-name="İşlev_20_Başlığı">PGconn *<text:line-break/><text:span text:style-name="T4">PQconnectStart</text:span>(const char *baglanti_secenekleri);</text:p>
      <text:p text:style-name="Text_20_body"><text:span text:style-name="Kod_20__28_Yazı_29_">PQconnectStart()</text:span> fonksiyonu, parametre olarak aldığı seçenekler doğrultusunda veritabanı ile asenkron bir bağlantı kurulumu girişiminin başlatılmasını sağlar. Fonksiyon ile birlikte kullanılan bağlantı seçenekleri, <text:span text:style-name="Kod_20__28_Yazı_29_">PQconnectdb()</text:span> fonksiyonundakiler ile aynıdır. Asenkron bir bağlantı sayesinde, bağlantı kurulumu esnasında uygulamanızın bağlantıyı sağlayan yivi dışındaki komutlarınız, bağlantı sonucunu beklemek zorunda kalmaz. Bunun yardımıyla bağlantı kurulumunun denetimini program içinde istediğiniz yerde yapabilecek olurken, uygulamanız diğer işlemlerine devam edebilir.</text:p>
      <text:p text:style-name="Text_20_body">Burada tüm bu asenkron bağlantı anlayışının bozulmasına sebebiyet verebilecek bir kaç istisnai durum mevcuttur:</text:p>
      <text:list text:style-name="L6">
        <text:list-item>
          <text:p text:style-name="P24"><text:span text:style-name="Kod_20__28_Yazı_29_">host</text:span> ve <text:span text:style-name="Kod_20__28_Yazı_29_">hostaddr</text:span> bağlantı seçeneklerinin doğru kullanılmaması, normal ve ters adres çözümlemelerinde beklemeye sebebiyet verebilir.</text:p>
        </text:list-item>
        <text:list-item>
          <text:p text:style-name="P24"><text:span text:style-name="Kod_20__28_Yazı_29_">PQtrace()</text:span> komutunun yazacağı dosya üzerinde herhangi bir yazma sınırlaması, asenkron işleyişi bloke ederek, istenilen yiv mantığını bozabilir.</text:p>
        </text:list-item>
      </text:list>
      <text:p text:style-name="Text_20_body">Fonksiyon çağrısının sonucunda <text:span text:style-name="Kod_20__28_Yazı_29_">NULL</text:span> dönerse, ilgili <text:span text:style-name="Kod_20__28_Yazı_29_">PGconn</text:span> yapısı için bellek alanı ayrılamadığı; dönen bağlantının <text:span text:style-name="Kod_20__28_Yazı_29_">PQstatus()</text:span> ile kontrolünde <text:span text:style-name="Kod_20__28_Yazı_29_">CONNECTION_BAD</text:span> dönerse de bağlantı kurulumunda sorun çıktığı anlamına gelir. Sonuç olarak <text:span text:style-name="Kod_20__28_Yazı_29_">CONNECTION_OK</text:span> dönen bir <text:span text:style-name="Kod_20__28_Yazı_29_">PQconnectStart()</text:span> cağrısı sonucunda, bağlantı isteminiz başarı ile gerçekleştirilmiş demektir. Fakat şuan veritabanına halen tam bir bağlantı sağlamış sayılmazsınız. Bütün bir veritabanı bağlantısını (ve bu bağlantının ne durumda olduğunu öğrenmek için) ise program akışı esnasında <text:span text:style-name="Kod_20__28_Yazı_29_">PQconnectPoll()</text:span> komutu ile bağlantıyı yoklayarak elde edebilirsiniz.</text:p>
      <text:p text:style-name="Not"><text:span text:style-name="Kod_20__28_Yazı_29__20_Küçük">PQconnectStart()</text:span> ile asenkron bir bağlantı girişiminde bulunduğunuz taktirde, bağlantı özellikleri içindeki <text:span text:style-name="Kod_20__28_Yazı_29__20_Küçük">connect_timeout </text:span>gözardı edilecektir. Bu yüzden programcı kendi kullanacağı teknikler ile (örneğin <text:span text:style-name="Kod_20__28_Yazı_29__20_Küçük">PQconnectPoll()</text:span> ile döngüye girerek) geçen süreyi hesaplayarak programın gidişatı hakkında karar kılmalıdır.</text:p>
      <text:p text:style-name="İşlev_20_Başlığı">PostgresPollingStatusType<text:line-break/><text:span text:style-name="T4">PQconnectPoll</text:span>(PGconn *baglanti);</text:p>
      <text:p text:style-name="Text_20_body"><text:span text:style-name="Kod_20__28_Yazı_29_">PQconnectPoll()</text:span> fonksiyonu, <text:span text:style-name="Kod_20__28_Yazı_29_">PQconnectStart()</text:span> ile başarılı bir bağlantı girişiminden sonra bağlantı durumunu yoklayarak bağlantıyı son haline ulaştırmak için kullanılır.</text:p>
      <text:p text:style-name="Not"><text:span text:style-name="Kod_20__28_Yazı_29__20_Küçük">PQconnectPoll()</text:span> fonksiyonunu çağırmadan önce <text:span text:style-name="Kod_20__28_Yazı_29__20_Küçük">PQsocket()</text:span> komutu ile soketinizin bağlantı için uygun durumda olup olmadığından emin olmalısınız. Aksi taktirde bu hata yüzünden program bekleme sürecine girebilir, ki bu da asenkron bir bağlantıda beklenen bir nitelik değildir.</text:p>
      <text:p text:style-name="Text_20_body"><text:span text:style-name="Kod_20__28_Yazı_29_">PQconnectPoll()</text:span> komutu sonucu dönecek olan <text:span text:style-name="Kod_20__28_Yazı_29_">PostgresPollingStatusType</text:span> numaralandırılmış dizisi içindeki değerleri şöyle listeleyebiliriz:</text:p>
      <text:p text:style-name="Kod">typedef enum<text:line-break/>{<text:line-break/> <text:s text:c="3"/>PGRES_POLLING_FAILED = 0, <text:span text:style-name="T3">/* Yoklama işlemi hata ile sonuçlandı. */</text:span><text:line-break/> <text:s text:c="3"/>PGRES_POLLING_READING, <text:s text:c="3"/><text:span text:style-name="T3">/* Yoklama sonucu okunuyor. */</text:span><text:line-break/> <text:s text:c="3"/>PGRES_POLLING_WRITING, <text:s text:c="3"/><text:span text:style-name="T3">/* Yoklama için ilgili veri gönderiliyor. */</text:span><text:line-break/> <text:s text:c="3"/>PGRES_POLLING_OK, <text:s text:c="8"/><text:span text:style-name="T3">/* Yoklama tamamlandı. */</text:span><text:line-break/> <text:s text:c="3"/>PGRES_POLLING_ACTIVE <text:s text:c="5"/><text:span text:style-name="T3">/* Kullanılmıyor. (Eski programlar ile<text:line-break/> <text:s text:c="32"/>geri uyumluluk için saklanıyor.) */</text:span><text:line-break/>} PostgresPollingStatusType;</text:p>
      <text:p text:style-name="Text_20_body"><text:span text:style-name="Kod_20__28_Yazı_29_">PQconnectStart()</text:span> ile başlatılan bir bağlantıyı, başarılı bir şekilde kurmak için <text:span text:style-name="Kod_20__28_Yazı_29_">PQconnectPoll()</text:span> ile yoklamamız gerektiğinden bahsetmiştik. Bu yoklama işleminin nasıl ve kaç adımda yapılacağını örnekler kısmındaki <text:span text:style-name="Kod_20__28_Yazı_29_">asenkron_baglanti.c</text:span> programında bulabilirsiniz.</text:p>
      <text:h text:style-name="Heading_20_2" text:outline-level="2">Bağlantı Üzerinde İşlemler</text:h>
      <text:p text:style-name="Text_20_body">Herhangi bir bağlantı kurma girişiminin sonucunda dönecek olan <text:span text:style-name="Kod_20__28_Yazı_29_">PGconn</text:span> yapısı üzerinde bu bölümde incelenecek olan fonksiyonları kullanarak çeşitli işlemler yapabilirsiniz.</text:p>
      <text:h text:style-name="Heading_20_3" text:outline-level="3">Bağlantı Hakkında Bilgi Edinme</text:h>
      <text:p text:style-name="Text_20_body">Sunucuya yapılan (başarılı ya da başarısız) bir bağlantı girişimi hakkında bilgi edinmek için aşağıdaki fonksiyonları kullanabilirsiniz.</text:p>
      <text:p text:style-name="İşlev_20_Başlığı">ConnStatusType<text:line-break/><text:span text:style-name="T4">PQstatus</text:span>(const PGconn *baglanti);</text:p>
      <text:p text:style-name="Text_20_body"><text:span text:style-name="Kod_20__28_Yazı_29_">PQstatus()</text:span> fonksiyonu, kendine parametre olarak girilen bağlantının o anki durumunu kendisini çağırana döndürür. <text:span text:style-name="Kod_20__28_Yazı_29_">ConnStatusType</text:span> numaralanmış dizisi içinde, dönecek olası durumları ve özelliklerini şu şekilde listeleyebiliriz:</text:p>
      <text:p text:style-name="Kod">typedef enum<text:line-break/>{<text:line-break/> <text:s text:c="3"/><text:span text:style-name="T3">/* Senkron/Asenkron bağlantı durum bilgileri. */</text:span><text:line-break/> <text:s text:c="3"/>CONNECTION_OK <text:s text:c="15"/><text:span text:style-name="T3">/* Bağlantı sağlandı. */</text:span><text:line-break/> <text:s text:c="3"/>CONNECTION_BAD <text:s text:c="14"/><text:span text:style-name="T3">/* Bağlantı sağlanırken hata oluştu. */</text:span><text:line-break/><text:line-break/> <text:s text:c="3"/><text:span text:style-name="T3">/*<text:line-break/> <text:s text:c="4"/>* Bundan sonraki değerler sadece asenkron bir<text:line-break/> <text:s text:c="4"/>* bağlantı girişimi durumunda dönebilir.<text:line-break/> <text:s text:c="4"/>*/</text:span><text:line-break/> <text:s text:c="3"/>CONNECTION_STARTED <text:s text:c="10"/><text:span text:style-name="T3">/* Bağlantı kurulumu başlatıldı. */</text:span><text:line-break/> <text:s text:c="3"/>CONNCETION_MADE <text:s text:c="13"/><text:span text:style-name="T3">/* Veritabanına bağlanıldı, diğer<text:line-break/> <text:s text:c="35"/>bağlantı adımlarına geçiliyor. */</text:span><text:line-break/> <text:s text:c="3"/>CONNECTION_AWAITING_RESPONSE <text:span text:style-name="T3">/* Sunucudan cevap bekleniyor. */</text:span><text:line-break/> <text:s text:c="3"/>CONNECTION_AUTH_OK <text:s text:c="10"/><text:span text:style-name="T3">/* Kimlik doğrulaması tamamlandı. */</text:span><text:line-break/> <text:s text:c="3"/>CONNECTION_SETENV <text:s text:c="11"/><text:span text:style-name="T3">/* Çevre değişkenleri düzenleniyor. */</text:span><text:line-break/> <text:s text:c="3"/>CONNECTION_SSL_STARTUP <text:s text:c="6"/><text:span text:style-name="T3">/* SSL ile kimlik denetimi başlatıldı. */</text:span><text:line-break/> <text:s text:c="3"/>CONNECTION_NEEDED <text:s text:c="11"/><text:span text:style-name="T3">/* Kütüphane fonksiyonlarının kendi<text:line-break/> <text:s text:c="35"/>iç mekanizmaları esnasında kullandıkları<text:line-break/> <text:s text:c="35"/>bir değer. */</text:span><text:line-break/>} ConnStatusType;</text:p>
      <text:p text:style-name="Text_20_body"><text:span text:style-name="T7">Programın normal işleyişi esnasında, bağlantıda bir sorun çıkmadığı ve b</text:span><text:span text:style-name="Teletype"><text:span text:style-name="T7">ağlantı </text:span></text:span><text:span text:style-name="Teletype"><text:span text:style-name="Teletype"><text:span text:style-name="T8">PQfinish()</text:span></text:span></text:span><text:span text:style-name="Teletype"><text:span text:style-name="T7"> ile sonlandırılmadığı </text:span></text:span><text:span text:style-name="T7">sürece </text:span><text:span text:style-name="Teletype"><text:span text:style-name="T8">PQstatus()</text:span></text:span><text:span text:style-name="T7"> fonksiyonu geçerli bağlantı için </text:span><text:span text:style-name="Teletype"><text:span text:style-name="T8">CONNECTION_OK</text:span></text:span><text:span text:style-name="T7"> değerini döndürecektir. Herhangi bir bağlantı kopması durumunda ise, </text:span><text:span text:style-name="Teletype"><text:span text:style-name="T8">PQstatus()</text:span></text:span><text:span text:style-name="T7"> fonksiyonu, </text:span><text:span text:style-name="Teletype"><text:span text:style-name="T8">CONNECTION_BAD</text:span></text:span><text:span text:style-name="T7"> değerini döndürür. Böyle bir durumda sorunun anlaşılmasında </text:span><text:span text:style-name="Teletype"><text:span text:style-name="T8">PQreset()</text:span></text:span><text:span text:style-name="T7"> ve </text:span><text:span text:style-name="Teletype"><text:span text:style-name="T8">PQerrorMessage()</text:span></text:span><text:span text:style-name="T7"> fonksiyon çiftinden yararlanılabilinir.</text:span></text:p>
      <text:p text:style-name="İşlev_20_Başlığı">int<text:line-break/><text:span text:style-name="T4">PQprotocolVersion</text:span>(const PGconn *baglanti);</text:p>
      <text:p text:style-name="Text_20_body"><text:span text:style-name="T8">PQprotocolVersion()</text:span><text:span text:style-name="T7"> fonksiyonu, istemci ve sunucu arasındaki haberleşme için (</text:span><text:span text:style-name="Teletype"><text:span text:style-name="T7">parametre olarak aldığı kurulu bağlantıda) </text:span></text:span><text:span text:style-name="T7">kullanılan protokolün sürüm numarasının </text:span><text:span text:style-name="Teletype"><text:span text:style-name="T9">major</text:span></text:span><text:span text:style-name="T7"> kısmını kendisini çağırana döndürecektir.</text:span></text:p>
      <text:p text:style-name="Not"><text:span text:style-name="T7">PostgreSQL 7.4 ve sonraki sürümlerde 3.0 protokolü kullanılırken, daha düşük sürümlerde 2.0 kullanılır.</text:span></text:p>
      <text:p text:style-name="İşlev_20_Başlığı">PQconninfoOption *<text:line-break/><text:span text:style-name="T4">PQconndefaults</text:span>(void);</text:p>
      <text:p text:style-name="Text_20_body"><text:span text:style-name="Kod_20__28_Yazı_29_">PQconndefaults()</text:span> fonksiyonu, veritabanına bağlanırken kullanılacak olan öntanımlı değerlerin bilgilerini <text:span text:style-name="Kod_20__28_Yazı_29_">PQconninfoOption</text:span> yapısı içinde kendisini çağırana döndürür.</text:p>
      <text:p text:style-name="Kod">typedef struct {<text:line-break/> <text:s text:c="3"/>char <text:s text:c="2"/>*keyword; <text:s/><text:span text:style-name="T3">/* Kullanılan değişkenin adı. */</text:span><text:line-break/> <text:s text:c="3"/>char <text:s text:c="2"/>*envvar; <text:s text:c="2"/><text:span text:style-name="T3">/* Değişkenin sistem genelindeki adı. */</text:span><text:line-break/> <text:s text:c="3"/>char <text:s text:c="2"/>*compiled; <text:span text:style-name="T3">/* Değişkenin libpq'nun derlenme<text:line-break/> <text:s text:c="24"/>esnasında atanmış değeri. */</text:span><text:line-break/><text:line-break/> <text:s text:c="3"/>char <text:s text:c="2"/>*val; <text:s text:c="5"/><text:span text:style-name="T3">/* Seçeneğin şimdiki değeri. */</text:span><text:line-break/> <text:s text:c="3"/>char <text:s text:c="2"/>*label; <text:s text:c="3"/><text:span text:style-name="T3">/* Seçeneğin bağlantı dialoğunda<text:line-break/> <text:s text:c="24"/>kullanılan ismi. */</text:span><text:line-break/> <text:s text:c="3"/>char <text:s text:c="2"/>*dispchar; <text:span text:style-name="T3">/* Bu değerin bağlantı dialoğunda<text:line-break/> <text:s text:c="24"/>gösterilip gösterilmeyeceğinin ayarı.<text:line-break/> <text:s text:c="24"/>Alabileceği değerler:<text:line-break/> <text:s text:c="24"/>"" <text:s/>Girilen değeri olduğu gibi göster.<text:line-break/> <text:s text:c="24"/>"*" Şifre alanı. (Değeri gizle.)<text:line-break/> <text:s text:c="24"/>"D" Hata ayıklama seçeneği. (Öntanımlı<text:line-break/> <text:s text:c="24"/>olarak gösterme.) */</text:span><text:line-break/> <text:s text:c="3"/>int <text:s text:c="4"/>dispsize; <text:span text:style-name="T3">/* Bağlantı dialoğunda kullanılan değerin<text:line-break/> <text:s text:c="24"/>karakter uzunluğu. */</text:span><text:line-break/>} PQconninfoOption;</text:p>
      <text:p text:style-name="Text_20_body">Bu yapıyı herhangi bir <text:span text:style-name="Kod_20__28_Yazı_29_">PQconninfoOption</text:span> tipindeki işaretçiye atadıktan sonra, her seferinde işaretçiyi bir arttırmak suretiyle döngüye girilerek, işaretçi <text:span text:style-name="Kod_20__28_Yazı_29_">NULL</text:span> değeri dönene kadar, değişkenlerin herbirine ulaşılabilir.</text:p>
      <text:p text:style-name="Not">Kullanımının nasıl olduğu hakkında, örnekler bölümündeki <text:span text:style-name="Kod_20__28_Yazı_29__20_Küçük">senkron_baglanti_ve_durum_bilgisi.c</text:span> dosyasına bakabilirsiniz.</text:p>
      <text:p text:style-name="İşlev_20_Başlığı">char *<text:line-break/><text:span text:style-name="T4">PQhost</text:span>(const PGconn *baglanti);</text:p>
      <text:p text:style-name="Text_20_body"><text:span text:style-name="T10">PQhost()</text:span><text:span text:style-name="T11"> fonksiyonu, parametre olarak aldığı bağlantıda kullanılan sunucu adresini kendisini çağırana döndürecektir. (Bağlantı seçeneklerindeki host seçeneğine denk.)</text:span></text:p>
      <text:p text:style-name="Not">Eğer bağlantıda Unix soket yapısı kullanılmışsa, soket dosyasının adresi döndürülecektir.</text:p>
      <text:p text:style-name="Not"><text:span text:style-name="T12">Karakter katarı döndüren fonksiyonların katar işaretçileri bellekten temizlenmemeli ve eğer üzerlerinde bir işlem yapılacaksa da mümkün olduğu kadar </text:span><text:span text:style-name="Teletype"><text:span text:style-name="T13">strdup()</text:span></text:span><text:span text:style-name="T12"> gibi standart kütüphane fonksiyonları kullanılarak çoğaltıldıktan sonra bu kopyaları üzerinde değişiklik yapılmalıdır. Sonuç ile işimiz bitip, ilgili yapıyı </text:span><text:span text:style-name="Teletype"><text:span text:style-name="T13">PQclear()</text:span></text:span><text:span text:style-name="T12"> ile zaten temizleyeceğimiz için, fonksiyondan dönen katarlar temizlenmemelidir.</text:span></text:p>
      <text:p text:style-name="İşlev_20_Başlığı">char *<text:line-break/><text:span text:style-name="T4">PQuser</text:span>(const PGconn *baglanti);</text:p>
      <text:p text:style-name="Text_20_body"><text:span text:style-name="T10">PQuser()</text:span><text:span text:style-name="T11"> fonksiyonu, parametre olarak aldığı bağlantıda kullanılan kullanıcı adını döndürecektir. </text:span><text:span text:style-name="Teletype"><text:span text:style-name="T11">(Bağlantı seçeneklerindeki </text:span></text:span><text:span text:style-name="Teletype"><text:span text:style-name="Teletype"><text:span text:style-name="T10">user</text:span></text:span></text:span><text:span text:style-name="Teletype"><text:span text:style-name="T11"> seçeneğine denk.)</text:span></text:span></text:p>
      <text:p text:style-name="İşlev_20_Başlığı">char *<text:line-break/><text:span text:style-name="T4">PQpass</text:span>(const PGconn *baglanti);</text:p>
      <text:p text:style-name="Text_20_body"><text:span text:style-name="T10">PQpass()</text:span><text:span text:style-name="T11"> fonksiyonu, </text:span><text:span text:style-name="Teletype"><text:span text:style-name="T11">parametre olarak aldığı </text:span></text:span><text:span text:style-name="T11">bağlantıda kullanılan kullanıcı şifresini döndürcektir. </text:span><text:span text:style-name="Teletype"><text:span text:style-name="T11">(Bağlantı seçeneklerindeki </text:span></text:span><text:span text:style-name="Teletype"><text:span text:style-name="Teletype"><text:span text:style-name="T10">password</text:span></text:span></text:span><text:span text:style-name="Teletype"><text:span text:style-name="T11"> seçeneğine denk.)</text:span></text:span></text:p>
      <text:p text:style-name="İşlev_20_Başlığı">char *<text:line-break/><text:span text:style-name="T4">PQdb</text:span>(const PGconn *baglanti);</text:p>
      <text:p text:style-name="Text_20_body"><text:span text:style-name="T8">PQdb()</text:span><text:span text:style-name="T7"> fonksiyonu, </text:span><text:span text:style-name="Teletype"><text:span text:style-name="T11">parametre olarak aldığı </text:span></text:span><text:span text:style-name="T7">bağlantıda kullanılan veritabanının adını döndürecektir. </text:span><text:span text:style-name="Teletype"><text:span text:style-name="T11">(Bağlantı seçeneklerindeki </text:span></text:span><text:span text:style-name="Teletype"><text:span text:style-name="Teletype"><text:span text:style-name="T10">dbname</text:span></text:span></text:span><text:span text:style-name="Teletype"><text:span text:style-name="T11"> seçeneğine denk.)</text:span></text:span></text:p>
      <text:p text:style-name="İşlev_20_Başlığı">char *<text:line-break/><text:span text:style-name="T4">PQport</text:span>(const PGconn *baglanti);</text:p>
      <text:p text:style-name="Text_20_body"><text:span text:style-name="T8">PQport()</text:span><text:span text:style-name="T7"> fonksiyonu, </text:span><text:span text:style-name="Teletype"><text:span text:style-name="T11">parametre olarak aldığı </text:span></text:span><text:span text:style-name="T7">bağlantıda kullanılan port numarasını döndürecektir. </text:span><text:span text:style-name="Teletype"><text:span text:style-name="T11">(Bağlantı seçeneklerindeki </text:span></text:span><text:span text:style-name="Teletype"><text:span text:style-name="Teletype"><text:span text:style-name="T10">port</text:span></text:span></text:span><text:span text:style-name="Teletype"><text:span text:style-name="T11"> seçeneğine denk.)</text:span></text:span></text:p>
      <text:p text:style-name="İşlev_20_Başlığı">char *<text:line-break/><text:span text:style-name="T4">PQoptions</text:span>(const PGconn *baglanti);</text:p>
      <text:p text:style-name="Text_20_body"><text:span text:style-name="T10">PQoptions()</text:span><text:span text:style-name="T11"> fonksiyonu, </text:span><text:span text:style-name="Teletype"><text:span text:style-name="T11">parametre olarak aldığı </text:span></text:span><text:span text:style-name="T11">bağlantı kurulumunda sunucuya geçilen komut satırı seçeneklerini döndürecektir. </text:span><text:span text:style-name="Teletype"><text:span text:style-name="T11">(Bağlantı seçeneklerindeki </text:span></text:span><text:span text:style-name="Teletype"><text:span text:style-name="Teletype"><text:span text:style-name="T10">options</text:span></text:span></text:span><text:span text:style-name="Teletype"><text:span text:style-name="T11"> seçeneğine denk.)</text:span></text:span></text:p>
      <text:p text:style-name="İşlev_20_Başlığı">SSL *<text:line-break/><text:span text:style-name="T4">PQgetssl</text:span>(const PGconn *baglanti);</text:p>
      <text:p text:style-name="Text_20_body"><text:span text:style-name="T10">PQgetssl()</text:span><text:span text:style-name="T11"> fonksiyonu, kendisini çağırana bağlantıda kullanılan </text:span><text:span text:style-name="Teletype"><text:span text:style-name="T14">SSL</text:span></text:span><text:span text:style-name="T11"> yapısını</text:span><text:span text:style-name="T11"><text:note text:id="ftn6" text:note-class="footnote"><text:note-citation>6</text:note-citation><text:note-body><text:p text:style-name="Footnote"><text:span text:style-name="Yabancı_20_Italic_20_Küçük">SSL</text:span> yapısının tam bir dökümü için <text:span text:style-name="Kod_20__28_Yazı_29__20_Küçük">ssl.h</text:span> dosyasındaki <text:span text:style-name="Kod_20__28_Yazı_29__20_Küçük">ssl_st</text:span> yapısına bakabilirsiniz.</text:p></text:note-body></text:note></text:span><text:span text:style-name="T11">; bağlantıda </text:span><text:span text:style-name="Teletype"><text:span text:style-name="T14">SSL</text:span></text:span><text:span text:style-name="T11"> kullanılmamışsa </text:span><text:span text:style-name="Teletype"><text:span text:style-name="T10">NULL</text:span></text:span><text:span text:style-name="T11"> değerini döndürecektir.</text:span></text:p>
      <text:p text:style-name="Not"><text:span text:style-name="T15">Fonksiyonun tam olarak çalışabilmesi için </text:span><text:span text:style-name="T16">USE_SSL</text:span><text:span text:style-name="T15"> seçeneğinin (</text:span><text:span text:style-name="T16">#define USE_SSL</text:span><text:span text:style-name="T15"> ile) tanımlanması gerekmektedir. </text:span>Bu şekilde <text:span text:style-name="Kod_20__28_Yazı_29__20_Küçük">ssl.h</text:span> dosyası da uygulamaya çalışma esnasında eklenecektir.</text:p>
      <text:p text:style-name="İşlev_20_Başlığı">char *<text:line-break/><text:span text:style-name="T4">PQsocket</text:span>(const PGconn *baglanti);</text:p>
      <text:p text:style-name="Text_20_body"><text:span text:style-name="T10">PQsocket()</text:span><text:span text:style-name="T11"> fonksiyonu, parametre olarak aldığı bağlantının kurulduğu sokette kullanılan dosya tanımlayıcısının numarasını kendisini çağırana döndürür. Başarılı bir bağlantıda </text:span><text:span text:style-name="Teletype"><text:span text:style-name="T10">PQsocket()</text:span></text:span><text:span text:style-name="T11"> fonksiyonu 0 ve 0'dan büyük bir değer; diğer türlü -1 döndürecektir.</text:span></text:p>
      <text:p text:style-name="İşlev_20_Başlığı">int<text:line-break/><text:span text:style-name="T4">PQclientEncoding</text:span>(const PGconn *baglanti);</text:p>
      <text:p text:style-name="Text_20_body"><text:span text:style-name="T10">PQclientEncoding()</text:span><text:span text:style-name="T17"> fonksiyonu, istemci karakter kodlamasının PostgreSQL tarafınca tanımlı tamsayı değerini kendisini çağırana döndürecektir.</text:span></text:p>
      <text:p text:style-name="Not"><text:span text:style-name="T18">PQclientEncoding()</text:span><text:span text:style-name="T17"> fonksiyonu tarafından döndürülen değerler </text:span><text:span text:style-name="Source_20_Text"><text:span text:style-name="T18">include/postgresql/server/mb/pg_wchar.h</text:span></text:span><text:span text:style-name="T17"><text:note text:id="ftn7" text:note-class="footnote"><text:note-citation>7</text:note-citation><text:note-body><text:p text:style-name="Footnote">pg_wchar.h başlık dosyası, kendi iç tanımlamalarında bool tipini kullandığından dolayı, programınızın bu tipi önceden tanımlamış olması gerekmektedir.</text:p></text:note-body></text:note></text:span><text:span text:style-name="T17"> başlık dosyasında tanımlı </text:span><text:span text:style-name="Source_20_Text"><text:span text:style-name="T18">pg_encoding_to_char()</text:span></text:span><text:span text:style-name="T17"> fonksiyonu ile karakter katarı hallerine çevrilebilirler. Ayrıca </text:span><text:span text:style-name="Source_20_Text"><text:span text:style-name="T18">PQparameterStatus()</text:span></text:span><text:span text:style-name="T17"> fonksiyonunu kullanarak da istemci karakter kodlamasını karakter katarı olarak öğrenebilirsiniz.</text:span></text:p>
      <text:p text:style-name="İşlev_20_Başlığı">int<text:line-break/><text:span text:style-name="T4">PQisnonblocking</text:span>(const PGconn *baglanti);</text:p>
      <text:p text:style-name="Text_20_body"><text:span text:style-name="T19">PQisnonblocking()</text:span><text:span text:style-name="T20"> fonksiyonu, parametre olarak aldığı bağlantının asenkron olması durumunda 1, senkron olması durumunda ise 0 değerini döndürecektir.</text:span></text:p>
      <text:p text:style-name="İşlev_20_Başlığı">char *<text:line-break/><text:span text:style-name="T4">PQerrorMessage</text:span>(const PGconn *baglanti);</text:p>
      <text:p text:style-name="Text_20_body"><text:span text:style-name="T8">PQerrorMessage()</text:span><text:span text:style-name="T21"> fonksiyonu, kendisine parametre olarak geçilen bağlantı üzerinde gerçekleşmiş en son hatanın, hata mesajı katarını - sonuna bir yeni satır (</text:span><text:span text:style-name="Source_20_Text"><text:span text:style-name="T8">\n</text:span></text:span><text:span text:style-name="T21">) karakteri ekleyerek - kendisini çağırana döndürür. Aslına bakılacak olursa, neredeyse tüm libpq fonksiyonları, herhangi bir hata durumunda, ilgili bir hata mesajı oluştururlar. Fakat şu da unutulmamalıdır ki, bağlantı üzerinde işlem yapılmaya devam edildiği sürece hata mesajının aynı kalması beklenemez.</text:span></text:p>
      <text:h text:style-name="Heading_20_3" text:outline-level="3"><text:span text:style-name="T22">Bağlantı Üzerinden Sunucu Hakkında Bilgi Edinme</text:span></text:h>
      <text:p text:style-name="Text_20_body"><text:span text:style-name="T20">Başarılı bir bağlantı sonucunda, bu bölümde tanıtılacak olan fonksiyonları kullanarak </text:span><text:span text:style-name="Source_20_Text"><text:span text:style-name="T20">bağlanılan karşı sunucu hakkında </text:span></text:span><text:span text:style-name="T20">bilgi edinebilirsiniz.</text:span></text:p>
      <text:p text:style-name="İşlev_20_Başlığı">PGtransactionStatusType<text:line-break/><text:span text:style-name="T4">PQtransactionStatus</text:span>(const PGconn *baglanti);</text:p>
      <text:p text:style-name="Text_20_body"><text:span text:style-name="T8">PQtransactionStatus()</text:span><text:span text:style-name="T7"> fonksiyonu, sunucunun o anki </text:span><text:span text:style-name="Teletype"><text:span text:style-name="T9">transaction</text:span></text:span><text:span text:style-name="T7"> durumu hakkında bilgi verir. Döndürdüğü değerleri şu şekilde sıralayabiliriz:</text:span></text:p>
      <text:p text:style-name="Kod"><text:span text:style-name="T23">typedef enum<text:line-break/>{<text:line-break/> <text:s text:c="3"/>PQTRANS_IDLE <text:s text:c="4"/></text:span><text:span text:style-name="Teletype"><text:span text:style-name="T24">/* Bekleme konumunda. */</text:span></text:span><text:span text:style-name="T23"><text:line-break/> <text:s text:c="3"/>PQTRANS_ACTIVE <text:s text:c="2"/></text:span><text:span text:style-name="Teletype"><text:span text:style-name="T24">/* Şu an bir komut çalıştırmakta. */</text:span></text:span><text:span text:style-name="T23"><text:line-break/> <text:s text:c="3"/>PQTRANS_INTRANS <text:s/></text:span><text:span text:style-name="Teletype"><text:span text:style-name="T24">/* Hatasız devam eden bir transaction<text:line-break/> <text:s text:c="23"/>bloğu içinde bekleme konumunda. */</text:span></text:span><text:span text:style-name="T23"><text:line-break/> <text:s text:c="3"/>PQTRANS_INERROR <text:s/></text:span><text:span text:style-name="Teletype"><text:span text:style-name="T24">/* Hata oluşan bir transaction bloğu <text:line-break/> <text:s text:c="23"/>içinde bekleme konumunda. */</text:span></text:span><text:span text:style-name="Teletype"><text:span text:style-name="T23"><text:line-break/> <text:s text:c="3"/></text:span></text:span><text:span text:style-name="T23">PQTRANS_UNKNOWN <text:s/></text:span><text:span text:style-name="Teletype"><text:span text:style-name="T24">/* Durum belirlenemediğinde dönen bir değer. */</text:span></text:span><text:span text:style-name="T23"><text:line-break/>} </text:span><text:span text:style-name="Teletype"><text:span text:style-name="T23">PGTransactionStatusType;</text:span></text:span></text:p>
      <text:p text:style-name="Not"><text:span text:style-name="Kod_20__28_Yazı_29__20_Küçük">PQtransactionStatus()</text:span> fonksiyonunun <text:span text:style-name="Kod_20__28_Yazı_29__20_Küçük">autocommit</text:span> özelliği kapalı PostgreSQL 7.3 sunucularda hatalı değer döndürmesi olasıdır. (Sunucu taraflı <text:span text:style-name="Kod_20__28_Yazı_29__20_Küçük">autocommit</text:span> özelliği PostgreSQL 7.3 sonrası sürümlerde bulunmamaktadır.)</text:p>
      <text:p text:style-name="İşlev_20_Başlığı">int<text:line-break/><text:span text:style-name="T4">PQisBusy</text:span>(PGconn *baglanti);</text:p>
      <text:p text:style-name="Text_20_body"><text:span text:style-name="T8">PQisBusy()</text:span><text:span text:style-name="T21"> fonksiyonu, sunucu üzerinde herhangi bir komut çalışıyorsa 1, aksi halde 0 değerini döndürecektir.</text:span></text:p>
      <text:p text:style-name="Not"><text:span text:style-name="T25">PQisBusy()</text:span><text:span text:style-name="T21"> fonksiyonu sunucu durumu için istemcinin bağlantısını gerçekleştiren sunucu yivini göz önüne alacaktır.</text:span></text:p>
      <text:p text:style-name="İşlev_20_Başlığı">const char *<text:line-break/><text:span text:style-name="T4">PQparameterStatus</text:span>(const PGconn *baglanti,<text:line-break/> <text:s text:c="17"/>const char <text:s text:c="2"/>*secenek_adi);</text:p>
      <text:p text:style-name="Text_20_body"><text:span text:style-name="T8">PQparameterStatus()</text:span><text:span text:style-name="T21"> fonksiyonu, çalışmakta olan sunucunun parametre olarak girilen komut satırı seçeneğinin o anki değerini; böyle bir seçenek bilinmiyorsa </text:span><text:span text:style-name="Source_20_Text"><text:span text:style-name="T8">NULL</text:span></text:span><text:span text:style-name="T21"> değerini kendisini çağırana döndürecektir.</text:span></text:p>
      <text:p text:style-name="Text_20_body"><text:span text:style-name="T8">PQparameterStatus()</text:span><text:span text:style-name="T21"> fonksiyonu ile birlikte kullanabileceğiniz seçenek adları:</text:span></text:p>
      <table:table table:name="Table5" table:style-name="Table5">
        <table:table-column table:style-name="Table5.A"/>
        <table:table-column table:style-name="Table5.B"/>
        <table:table-row>
          <table:table-cell table:style-name="Table5.A1" office:value-type="string">
            <text:p text:style-name="Table_20_Contents"><text:span text:style-name="Kod_20__28_Yazı_29__20_Küçük">server_version</text:span></text:p>
          </table:table-cell>
          <table:table-cell table:style-name="Table5.B1" office:value-type="string">
            <text:p text:style-name="P25"><text:span text:style-name="Tablo_20_Küçük">Sunucu sürümü.</text:span></text:p>
          </table:table-cell>
        </table:table-row>
        <table:table-row>
          <table:table-cell table:style-name="Table5.A2" office:value-type="string">
            <text:p text:style-name="Table_20_Contents"><text:span text:style-name="Kod_20__28_Yazı_29__20_Küçük">server_encoding</text:span><text:span text:style-name="Kod_20__28_Yazı_29__20_Küçük"><text:note text:id="ftn8" text:note-class="footnote"><text:note-citation>8</text:note-citation><text:note-body><text:p text:style-name="Footnote">Bu özellikler 8.0 öncesi sürümler tarafından desteklenmemektedir.</text:p></text:note-body></text:note></text:span></text:p>
          </table:table-cell>
          <table:table-cell table:style-name="Table5.B2" office:value-type="string">
            <text:p text:style-name="P25"><text:span text:style-name="Tablo_20_Küçük">Sunucu karakter kodlaması.</text:span></text:p>
          </table:table-cell>
        </table:table-row>
        <table:table-row>
          <table:table-cell table:style-name="Table5.A2" office:value-type="string">
            <text:p text:style-name="Table_20_Contents"><text:span text:style-name="Kod_20__28_Yazı_29__20_Küçük">client_encoding</text:span></text:p>
          </table:table-cell>
          <table:table-cell table:style-name="Table5.B2" office:value-type="string">
            <text:p text:style-name="P25"><text:span text:style-name="Tablo_20_Küçük">İstemci karakter kodlaması.</text:span></text:p>
          </table:table-cell>
        </table:table-row>
        <table:table-row>
          <table:table-cell table:style-name="Table5.A2" office:value-type="string">
            <text:p text:style-name="Table_20_Contents"><text:span text:style-name="Kod_20__28_Yazı_29__20_Küçük">is_superuser</text:span></text:p>
          </table:table-cell>
          <table:table-cell table:style-name="Table5.B2" office:value-type="string">
            <text:p text:style-name="P25"><text:span text:style-name="Tablo_20_Küçük">İstemci </text:span><text:span text:style-name="Tablo_20_Küçük"><text:span text:style-name="Kod_20__28_Yazı_29__20_Küçük">superuser</text:span></text:span><text:span text:style-name="Tablo_20_Küçük"> haklarına mı sahip?</text:span></text:p>
          </table:table-cell>
        </table:table-row>
        <table:table-row>
          <table:table-cell table:style-name="Table5.A2" office:value-type="string">
            <text:p text:style-name="Table_20_Contents"><text:span text:style-name="Kod_20__28_Yazı_29__20_Küçük">session_authorization</text:span></text:p>
          </table:table-cell>
          <table:table-cell table:style-name="Table5.B2" office:value-type="string">
            <text:p text:style-name="P25"><text:span text:style-name="Tablo_20_Küçük">Oturumun açıldığı kullanıcı adı.</text:span></text:p>
          </table:table-cell>
        </table:table-row>
        <table:table-row>
          <table:table-cell table:style-name="Table5.A2" office:value-type="string">
            <text:p text:style-name="Table_20_Contents"><text:span text:style-name="Kod_20__28_Yazı_29__20_Küçük">DateStyle</text:span></text:p>
          </table:table-cell>
          <table:table-cell table:style-name="Table5.B2" office:value-type="string">
            <text:p text:style-name="P25"><text:span text:style-name="Tablo_20_Küçük">Sunucu tarih biçimi.</text:span></text:p>
          </table:table-cell>
        </table:table-row>
        <table:table-row>
          <table:table-cell table:style-name="Table5.A2" office:value-type="string">
            <text:p text:style-name="Table_20_Contents"><text:span text:style-name="Kod_20__28_Yazı_29__20_Küçük">TimeZone</text:span><text:span text:style-name="Kod_20__28_Yazı_29__20_Küçük"><text:span text:style-name="T26">8</text:span></text:span></text:p>
          </table:table-cell>
          <table:table-cell table:style-name="Table5.B2" office:value-type="string">
            <text:p text:style-name="P25"><text:span text:style-name="Tablo_20_Küçük">Sunucu yerel saati.</text:span></text:p>
          </table:table-cell>
        </table:table-row>
        <table:table-row>
          <table:table-cell table:style-name="Table5.A2" office:value-type="string">
            <text:p text:style-name="Table_20_Contents"><text:span text:style-name="Kod_20__28_Yazı_29__20_Küçük">integer_datetimes</text:span><text:bookmark-start text:name="DDE_LINK4"/><text:span text:style-name="Kod_20__28_Yazı_29__20_Küçük"><text:span text:style-name="T26">8</text:span></text:span><text:bookmark-end text:name="DDE_LINK4"/></text:p>
          </table:table-cell>
          <table:table-cell table:style-name="Table5.B2" office:value-type="string">
            <text:p text:style-name="Textformatvorlage"><text:span text:style-name="T27">PostgreSQL derlenme esnasında </text:span><text:span text:style-name="Tablo_20_Küçük"><text:span text:style-name="T25">--enable-integer-datetimes</text:span></text:span><text:span text:style-name="T27"> parametresi alarak </text:span><text:span text:style-name="Tablo_20_Küçük"><text:span text:style-name="T27">mı derlenmiş?</text:span></text:span></text:p>
          </table:table-cell>
        </table:table-row>
      </table:table>
      <text:p text:style-name="İşlev_20_Başlığı">int<text:line-break/><text:span text:style-name="T4">PQserverVersion</text:span>(const PGconn *baglanti);</text:p>
      <text:p text:style-name="Text_20_body"><text:span text:style-name="T8">PQserverVersion()</text:span><text:span text:style-name="T21"> fonksiyonu, parametre olarak geçilen bağlantının kurulu olduğu sunucunun sürüm numarasını belirten bir tamsayı değerini kendisini çağırana döndürecektir. Döndürdüğü değer, sunucunun sürüm numaralarının </text:span><text:span text:style-name="Source_20_Text"><text:span text:style-name="T8">major</text:span></text:span><text:span text:style-name="T21"> ve </text:span><text:span text:style-name="Source_20_Text"><text:span text:style-name="T8">minor</text:span></text:span><text:span text:style-name="T21"> kısımlarının iki haneli biçimleri, artı revizyon numarası şeklindedir. Şöyle ki:</text:span></text:p>
      <text:p text:style-name="Kod"><text:span text:style-name="T24"># Sürüm 8.1 için dönecek olan değer</text:span><text:span text:style-name="T28"><text:line-break/>80100</text:span></text:p>
      <text:p text:style-name="Kod"><text:span text:style-name="T24"># Sürüm 7.4.2 için dönecek olan değer</text:span><text:span text:style-name="T28"><text:line-break/>70402</text:span></text:p>
      <text:p text:style-name="Text_20_body"><text:span text:style-name="T21">Parametre olarak geçilen bağlantının kurulu olmadığı bir durumda ise fonksiyon 0 değeri döndürecektir.</text:span></text:p>
      <text:p text:style-name="İşlev_20_Başlığı">int<text:line-break/><text:span text:style-name="T4">PQbackendPID</text:span>(const PGconn *baglanti);</text:p>
      <text:p text:style-name="Text_20_body"><text:span text:style-name="Kod_20__28_Yazı_29_">PQbackendPID()</text:span> fonksiyonu, sunucunun kurulu bağlantıyı sağlayan işlemin numarasını (<text:span text:style-name="Kod_20__28_Yazı_29_">PID</text:span> değerini) kensini çağırana döndürür.</text:p>
      <text:p text:style-name="Not">Dönen <text:span text:style-name="Kod_20__28_Yazı_29__20_Küçük">PID</text:span> değeri, <text:span text:style-name="Kod_20__28_Yazı_29__20_Küçük">LISTEN</text:span> ile dinlenen <text:span text:style-name="Kod_20__28_Yazı_29__20_Küçük">NOTIFY</text:span> asenkron uyarıları ile birlikte dönen <text:span text:style-name="Kod_20__28_Yazı_29__20_Küçük">PID</text:span> değerlerinin kıyaslanması için de kullanılabilir.</text:p>
      <text:h text:style-name="Heading_20_3" text:outline-level="3"><text:span text:style-name="T21">Bağlantı Üzerinde İşlemler</text:span></text:h>
      <text:p text:style-name="Text_20_body"><text:span text:style-name="T21">Başarılı bir şekilde gerçekleştirilen sunucu bağlantısı sonucu dönen </text:span><text:span text:style-name="Source_20_Text"><text:span text:style-name="T8">PGconn</text:span></text:span><text:span text:style-name="T21"> yapısı üzerinde bu bölümde tanıtılacak olan fonksiyonları kullanarak işlemler yapabilirsiniz.</text:span></text:p>
      <text:p text:style-name="İşlev_20_Başlığı">int<text:line-break/><text:span text:style-name="T4">PQsetClientEncoding</text:span>(PGconn *baglanti, const char *kodlama)</text:p>
      <text:p text:style-name="Text_20_body"><text:span text:style-name="Kod_20__28_Yazı_29_">PQsetClientEncoding()</text:span> fonksiyonu, parametre olarak aldığı bağlantının istemci karakter kodlamasını belirtilen değere ayarlar. Başarılı olduğu durumda 0, aksi halde -1 değeri döndürecektir.</text:p>
      <text:p text:style-name="Not"><text:span text:style-name="Kod_20__28_Yazı_29__20_Küçük">PQsetClientEncoding()</text:span> fonksiyonu, aslında sizin yerinize sunucuya <text:span text:style-name="Kod_20__28_Yazı_29__20_Küçük">SET client_encoding TO &lt;KARAKTER-SETI&gt;</text:span> SQL komutunu gönderip, sonucun başarılı olması durumunda yeni karakter kodlamasının değerini <text:span text:style-name="Kod_20__28_Yazı_29__20_Küçük">PGconn</text:span> bağlantı yapısı içine yazdıktan sonra 0 değeri döndürür.</text:p>
      <text:p text:style-name="İşlev_20_Başlığı">PGVerbosity<text:line-break/><text:span text:style-name="T4">PQsetErrorVerbosity</text:span>(PGconn *baglanti, PGVerbosity duyarlilik);</text:p>
      <text:p text:style-name="Text_20_body"><text:span text:style-name="Kod_20__28_Yazı_29_">PQsetErrorVerbosity()</text:span> fonksiyonu, <text:span text:style-name="Kod_20__28_Yazı_29_">PQerrorMessage()</text:span> ve <text:span text:style-name="Kod_20__28_Yazı_29_">PQresultErrorMessage()</text:span> fonksiyonları sonucu dönecek olan hata mesajlarının duyarlılığını ayarlamanızı sağlar. Fonksiyona parametre olarak geçeceğiniz duyarlılık kısmında aşağıdaki değerleri kullanabilirsiniz:</text:p>
      <text:p text:style-name="Kod">typedef enum<text:line-break/>{<text:line-break/> <text:s text:c="3"/>PQERRORS_TERSE, <text:s text:c="2"/><text:span text:style-name="T3">/* Tek satırlık hata mesajları:<text:line-break/> <text:s text:c="24"/>Hatanın Önemi + Asıl Mesaj + Hata Konumu */</text:span><text:line-break/> <text:s text:c="3"/>PQERRORS_DEFAULT, <text:span text:style-name="T3">/* Öntanımlı biçim:<text:line-break/> <text:s text:c="24"/>PQERRORS_TERSE + Ayrıntı + Çözüm Tavsiyesi + Bağlam */</text:span><text:line-break/> <text:s text:c="3"/>PQERRORS_VERBOSE <text:s/><text:span text:style-name="T3">/* Mümkün olan tüm ayrıntılar. */</text:span><text:line-break/>} PGVerbosity;</text:p>
      <text:p text:style-name="Not"><text:span text:style-name="Kod_20__28_Yazı_29__20_Küçük">PQsetErrorVerbosity()</text:span> fonksiyonu herhangi bir sorgu sonrası çalıştırıldığında, üretilmiş olan <text:span text:style-name="Kod_20__28_Yazı_29__20_Küçük">PGresult</text:span> yapısının hata mesajı üzerinde bir etkiye sahip olmayacaktır.</text:p>
      <text:p text:style-name="Text_20_body"><text:span text:style-name="T21">Mesaj duyarlılığı başarılı bir şekilde ayarlandığında, fonksiyon eski duyarlılık derecesini kendisini çağırana döndürecektir.</text:span></text:p>
      <text:p text:style-name="İşlev_20_Başlığı">int<text:line-break/><text:span text:style-name="T4">PQsetnonblocking</text:span>(PGconn *baglanti, int baglanti_tipi);</text:p>
      <text:p text:style-name="Text_20_body"><text:span text:style-name="T8">PQsetnonblocking()</text:span><text:span text:style-name="T21"> fonksiyonu, parametre olarak aldığı bağlantı tipini (senkron/asenkron) değiştirmek için kullanılır. Aldığı bağlantı tipi değişkeninde 1 (ya da herhangi bir pozitif değer) girilmesi durumunda, bağlantı asenkron, 0 girilmesi durumunda ise senkron hale getirilecektir. Daha açık olmak gerekirse, senkron duruma getirilen bir bağlantıda asenkron sorgu işletim fonksiyonları da sunucuya ilettikleri sorguların cevaplarını (senkron denkleri gibi) bekleyeceklerdir. Fonksiyon, başarılı olması durumunda 0, aksi halde -1 değerini döndürecektir.</text:span></text:p>
      <text:p text:style-name="İşlev_20_Başlığı">int<text:line-break/><text:span text:style-name="T4">PQconsumeInput</text:span>(PGconn *baglanti);</text:p>
      <text:p text:style-name="Text_20_body"><text:span text:style-name="T8">PQconsumeInput()</text:span><text:span text:style-name="T21"> fonksiyonu, soket üzerinde biriken sunucu tarafında işlenmiş tüm verinin alınıp, istemci tarafındaki bellek üzerinde saklanmasını sağlar. Başarılı olduğu durumda 1, aksi halde 0 değerini döndürecektir.</text:span></text:p>
      <text:p text:style-name="Not"><text:span text:style-name="T21">Başarısız olduğu durumda herhangi bir bağlantı probleminden şüphelenilmesi gerektiği için </text:span><text:span text:style-name="Source_20_Text"><text:span text:style-name="T25">PQerrorMessage()</text:span></text:span><text:span text:style-name="T21"> fonksiyonu ile sorun hakkında bilgi sahibi olunulabilir.</text:span></text:p>
      <text:p text:style-name="Text_20_body"><text:span text:style-name="T8">PQconsumeInput()</text:span><text:span text:style-name="T21"> fonksiyonu, bağlantının asenkron olduğu bir durumda ilk önce bellekte gönderilmek üzere bekleyen veri varsa bunları </text:span><text:span text:style-name="Source_20_Text"><text:span text:style-name="T8">PQflush()</text:span></text:span><text:span text:style-name="T21"> ile temizler. (Aksi halde hala cevabı beklenen veri, gönderim kuyruğunda ise </text:span><text:span text:style-name="Source_20_Text"><text:span text:style-name="T8">PQconsumeInput()</text:span></text:span><text:span text:style-name="T21"> fonksiyonunu çağırmanın bir anlamı kalmaz.) Ardından soket üzerinde birikmiş veri varsa bunu bellek üzerine yazıp, soket üzerinde bekleyen verinin boşaltılmasını sağlar. Bu sayede istemci herhangi bir </text:span><text:span text:style-name="Source_20_Text"><text:span text:style-name="T8">select/read</text:span></text:span><text:span text:style-name="T21"> döngüsünde ise - yani sırası ile </text:span><text:span text:style-name="Source_20_Text"><text:span text:style-name="T8">select()</text:span></text:span><text:span text:style-name="T21"> ardından ona göre </text:span><text:span text:style-name="Source_20_Text"><text:span text:style-name="T8">read()</text:span></text:span><text:span text:style-name="T21"> fonksiyonunu çağırılıyorsa - anlamsız yere döngü tekrarından kaçınılmış olur.</text:span></text:p>
      <text:p text:style-name="İşlev_20_Başlığı">int<text:line-break/><text:span text:style-name="T4">PQflush</text:span>(PGconn *baglanti);</text:p>
      <text:p text:style-name="Text_20_body"><text:span text:style-name="T8">PQflush()</text:span><text:span text:style-name="T21"> fonksiyonu, veritabanına gönderilmek üzere sırada bekleyen tüm verinin yollanmasını sağlar. Başardığı ya da gönderilmek üzere bekleyen komut olmadığı durumda 0, bir nedenden dolayı başarısız olursa -1, verinin hepsini gönderemediği durumunda ise 1 değerini döndürecektir.</text:span></text:p>
      <text:p text:style-name="Not">1 değeri yalnızca asenkron bir bağlantı tipinde döndürülür. Böyle bir durumda bağlantı soketinin tekrar yazılabilir hale gelmesinden sonra, <text:span text:style-name="Kod_20__28_Yazı_29__20_Küçük">PQflush()</text:span> fonksiyonu bir kez daha çağrılır. Bu şekilde, <text:span text:style-name="Kod_20__28_Yazı_29__20_Küçük">PQflush()</text:span> 0 değeri döndürene kadar fonksiyon ardarda çağrılarak kuyruk boşaltılır. (Soketin yazılabilir durumda olup olmadığını basit bir <text:span text:style-name="Kod_20__28_Yazı_29__20_Küçük">select()</text:span> sorgusu sonucu anlayabilirsiniz.</text:p>
      <text:p text:style-name="Not">Örnekler bölümündeki <text:span text:style-name="Kod_20__28_Yazı_29__20_Küçük">select()</text:span> sorgusu kullanan <text:span text:style-name="Kod_20__28_Yazı_29__20_Küçük">asenkron_veri_alimi.c</text:span> dosyasına bakarak da konu hakkında fikir sahibi olmanız mümkün.</text:p>
      <text:p text:style-name="Text_20_body"><text:span text:style-name="Kod_20__28_Yazı_29_">PQflush()</text:span> fonksiyonu, aslında her asenkron veri gönderiminden sonra verinin karşı tarafa yollanıp yollanmadığından emin olmak için çağrılmalıdır. Fakat sunucundan dönen sonuçların alınmasında kullanılan <text:span text:style-name="Kod_20__28_Yazı_29_">PQgetResult()</text:span> fonksiyonu, bunu bizim için fazlasıyla yerine getirdiğinden, elle <text:span text:style-name="Kod_20__28_Yazı_29_">PQflush()</text:span> çağrısı çoğu zaman yapılmamaktadır.</text:p>
      <text:p text:style-name="Text_20_body">Ek olarak, libpq kütüphanesi 8K'dan daha küçük veri içeren sorgulamaları sunucuya göndermemektedir. Bunun yerine, sorgu alınmak istendiğinde <text:span text:style-name="Kod_20__28_Yazı_29_">PQflush()</text:span>'ın <text:span text:style-name="Kod_20__28_Yazı_29_">PQgetResult()</text:span> tarafından çağrıldığından daha önce de bahsetmiştik. Fakat, verinin karşa tarafa hemen sorgu çağrısının ardından yollanmasının önemli olduğu durumlarda, 8K'dan küçük sorguları çalıştırdıktan sonra elle <text:span text:style-name="Kod_20__28_Yazı_29_">PQflush()</text:span> çağrısında bulunulabilir.</text:p>
      <text:p text:style-name="İşlev_20_Başlığı">void<text:line-break/><text:span text:style-name="T4">PQfinish</text:span>(PGconn *baglanti);</text:p>
      <text:p text:style-name="Text_20_body"><text:span text:style-name="Kod_20__28_Yazı_29_">PQfinish()</text:span> fonksiyonu, veritabanı ile kurulan bağlantıyı koparıp, bağlantı değişkeni için bellekte tutulan yeri serbest bırakmakta kullanılır. Bu nedenden dolayı, bir bağlantı başarısız olsa dahi, bağlantı değişkeni tarafından tutulan bellek alanını serbest bırakmak için <text:span text:style-name="Kod_20__28_Yazı_29_">PQfinish()</text:span> fonksiyonu çağrılmalıdır.</text:p>
      <text:p text:style-name="Not">Herhangi bir <text:span text:style-name="Kod_20__28_Yazı_29__20_Küçük">PGconn</text:span> tipi bağlantı değişkeni, bir kez <text:span text:style-name="Kod_20__28_Yazı_29__20_Küçük">PQfinish()</text:span> tarafından serbest bırakıldıktan sonra kullanılamaz hale gelir.</text:p>
      <text:p text:style-name="İşlev_20_Başlığı">void<text:line-break/><text:span text:style-name="T4">PQreset</text:span>(PGconn *baglanti);</text:p>
      <text:p text:style-name="Text_20_body"><text:span text:style-name="Kod_20__28_Yazı_29_">PQreset()</text:span> fonksiyonu, kurulu veritabanı bağlantısını koparıp, kullanılan eski bağlantı seçenekleri ile veritabanına tekrar bağlanmak için kullanılır.</text:p>
      <text:p text:style-name="Not"><text:span text:style-name="Kod_20__28_Yazı_29__20_Küçük">PQreset() </text:span>fonksiyonu, daha çok herhangi bir bağlantı kopması durumunda, hatayı tespit etmek için kullanılır. Bu yolla bağlantı tekrar kurulmaya çalışılarak, tekrar başarısız olunması durumunda hata mesajı elde edilir.</text:p>
      <text:p text:style-name="İşlev_20_Başlığı">int<text:line-break/><text:span text:style-name="T4">PQresetStart</text:span>(PGconn *baglanti);</text:p>
      <text:p text:style-name="Text_20_body"><text:span text:style-name="T19">PQresetStart()</text:span><text:span text:style-name="T29"> fonksiyonu, varolan asenkron bir bağlantının koparılıp yeniden sağlanması (sıfırlanması) için kullanılır. Asenkron bir bağlantının tam olarak sıfırlanması için </text:span><text:span text:style-name="T19">PQresetStart()</text:span><text:span text:style-name="T29"> fonksiyonunun çalıştırılması sonucu 1 değeri dönmesinin ardından </text:span><text:span text:style-name="T19">PQresetPoll()</text:span><text:span text:style-name="T29"> fonksiyonunun (asenkron bir bağlantı kurulurken yapılana benzer şekilde) çağrılması gerekir. </text:span><text:span text:style-name="T19">PQresetStart()</text:span><text:span text:style-name="T29"> fonksiyonunun başarısızlığa uğraması durumunda fonksiyon 0 değeri döndürecektir.</text:span></text:p>
      <text:p text:style-name="İşlev_20_Başlığı">PostgresPollingStatusType<text:line-break/><text:span text:style-name="T4">PQresetPoll</text:span>(PGconn *baglanti);</text:p>
      <text:p text:style-name="Text_20_body"><text:span text:style-name="T19">PQresetPoll()</text:span><text:span text:style-name="T30"> fonksiyonu, asenkron bir bağlantıda, </text:span><text:span text:style-name="Teletype"><text:span text:style-name="T19">PQresetStart()</text:span></text:span><text:span text:style-name="T30"> ile başlatılmış bir sıfırlama işleminin tamamlanması için kullanılır. Kullanımı </text:span><text:span text:style-name="Teletype"><text:span text:style-name="T19">PQconnectPoll()</text:span></text:span><text:span text:style-name="T30"> fonksiyonuna benzer şekilde olup, döngüye girilerek safha safha çağrılır.</text:span></text:p>
      <text:p text:style-name="P26"><text:span text:style-name="T13">PQresetPoll()</text:span><text:span text:style-name="T31"> fonksiyonu, </text:span><text:span text:style-name="T13">PQconnectPoll()</text:span><text:span text:style-name="T31"> fonksiyonuna bir arayüzden ibarettir. Fakat sıfırlama (reset) işlemi için gerekli fonksiyonların daha derli toplu halde bulunması açısından </text:span><text:span text:style-name="T13">reset</text:span><text:span text:style-name="T31"> adı altında tekrar yer almaktadır.</text:span></text:p>
      <text:h text:style-name="Heading_20_2" text:outline-level="2"><text:span text:style-name="T7">Sorgu İşletimi</text:span></text:h>
      <text:p text:style-name="Text_20_body"><text:span text:style-name="T7">Buraya kadar veritabanına nasıl bağlanılacağı üzerinde durmaya çalıştıktan sonra, bu bölümde kurulan başarılı bir bağlantı yoluyla, veritabanı üzerinde sorgulamalarımızı nasıl gerçekleştirebileceğimizi anlatmaya çalışacağız.</text:span></text:p>
      <text:p text:style-name="Text_20_body"><text:span text:style-name="T7">Bağlantı kurulumunda olduğu gibi, sorgu işletimi de senkron ve asenkron olmak üzere ikiye ayrılmaktadır. Nasıl ki senkron bağlantılar, aslında asenkron bağlantı fonksiyonlarını kullanan başka bağlantı fonksiyonlarından ibaret; aslında senkron sorgu işletim fonksiyonları da asenkron sorgu fonksiyonlarını çağıran birer ara katmandan ibarettir.</text:span></text:p>
      <text:p text:style-name="Text_20_body">Bizim için asenkron sorgu komutlarını doğru sıra ile işleten bir senkron sorgu işletim fonksiyonu kümemiz varken, peki neden biz tüm bu ara işlemleri teker teker elle yapmak isteyelim? İşte burada asenkron işleyiş ile kastımızın tam üstünde duruyoruz. Herhangi bir senkron sorgu fonksiyonunu çağırdığınız zaman, sorgu işletimi - sunucu ve istemci arayüzü olmak üzere - her iki taraf tarafından sonuçlanana kadar uygulamanız, programın akışı esnasında, o noktadaki fonksiyondan gelecek sonucu bekler vaziyette kalır. Fakat asenkron bir sorgu işletiminde, siz sorgunuzu bir kere karşı tarafa ilettikten sonra, kendi işlerinize devam edebilir, sorgu sonucunu kullanacağınız anda sonucun ulaşıp ulaşmadığını kontrol ettikten sonra onu da alıp yolunuza devam edebilirsiniz.</text:p>
      <text:h text:style-name="Heading_20_3" text:outline-level="3"><text:span text:style-name="T21">Senkron Sorgu İşletimi</text:span></text:h>
      <text:p text:style-name="Text_20_body"><text:span text:style-name="T21">Bu bölümde, kurulu bir bağlantı üzerinden veritabanına nasıl senkron bir şekilde sorgu gönderip, sonucunu alabileceğimiz üzerinde duracağız.</text:span></text:p>
      <text:p text:style-name="Not"><text:span text:style-name="T25">PQexec()</text:span><text:span text:style-name="T21">, </text:span><text:span text:style-name="Source_20_Text"><text:span text:style-name="T25">PQexecParams()</text:span></text:span><text:span text:style-name="T21"> ve </text:span><text:span text:style-name="Source_20_Text"><text:span text:style-name="T25">PQprepare()</text:span></text:span><text:span text:style-name="T21"> senkron sorgu işletim fonksiyonları herhangi bir sorgu gönderiminde bulunmadan önce, kendi içlerinde </text:span><text:span text:style-name="Source_20_Text"><text:span text:style-name="T25">PQexecStart()</text:span></text:span><text:span text:style-name="T21"> fonksiyonunu çağırırlar. </text:span><text:span text:style-name="Source_20_Text"><text:span text:style-name="T25">PQexecStart()</text:span></text:span><text:span text:style-name="T21"> fonksiyonunu incelediğimizde ise, fonksiyonun sunucu üzerinde daha önceden kalan sonuç verisini alıp direk temizlediğini görürüz. Kısaca, ard arda çalıştırılan senkron sorgu gönderimleri, kendilerinden bir önceki sonucun silinmesine sebebiyet vereceklerdir. Bu nedenle, senkron sorgu işletim fonksiyonlarını kullanırken, evvelsinde sunucu üzerinde beklediğiniz bir verinin bulunup bulunmadığına dikkat ediniz.</text:span></text:p>
      <text:p text:style-name="İşlev_20_Başlığı">PGresult *<text:line-break/><text:span text:style-name="T4">PQexec</text:span>(PGconn *baglanti, const char *komut);</text:p>
      <text:p text:style-name="Text_20_body"><text:span text:style-name="Kod_20__28_Yazı_29_">PQexec()</text:span> fonksiyonu, parametre olarak gönderilen bağlantı üzerinde, belirtilen <text:span text:style-name="Yabancı_20_Italic">SQL</text:span> komutunu çalıştırıp, sorgulamanın cevabını bekledikten sonra, sonucu <text:span text:style-name="Kod_20__28_Yazı_29_">PGresult</text:span> tipi değişken içinde kendisini çağırana döndürecektir.</text:p>
      <text:p text:style-name="Text_20_body">Fonksiyon <text:span text:style-name="Kod_20__28_Yazı_29_">NULL</text:span> değeri döndürdüğü zaman, gerekli değişkenler için bellek ayırılamadığını ya da veritabanı üzerinde sorgulamayı gerçekleştiremediğini belirtir. Böyle bir durumda <text:span text:style-name="Kod_20__28_Yazı_29_">NULL</text:span> değeri, <text:span text:style-name="Kod_20__28_Yazı_29_">PGRES_FATAL_RESULT</text:span> durumu ile bir kabul edilmelidir. Fakat, <text:span text:style-name="Kod_20__28_Yazı_29_">NULL</text:span> döndürmemiş bir <text:span text:style-name="Kod_20__28_Yazı_29_">PQexec()</text:span> çağrısının da başarı ile sorgulamayı gerçekleştirdiği anlamı çıkarılmamalıdır. Dönen tüm <text:span text:style-name="Kod_20__28_Yazı_29_">PGresult</text:span> tipindeki sonuç yapıları üzerinde <text:span text:style-name="Kod_20__28_Yazı_29_">PQstatus()</text:span> fonksiyonu kullanılarak sonucun son durumu hakkında kesin bir bilgi edinilmelidir.</text:p>
      <text:p text:style-name="Not"><text:span text:style-name="Kod_20__28_Yazı_29__20_Küçük">PQexec() </text:span>fonksiyonuna göndereceğiniz komutları birbirinden noktalı virgül ile ayırarak, aynı anda birden fazla komut gönderiminde bulunabilirsiniz. <text:span text:style-name="Kod_20__28_Yazı_29__20_Küçük">PQexec()</text:span> bunların hepsini bir transaction bloğu içinde işleyecektir. Fakat unutulmamalıdır ki <text:span text:style-name="Kod_20__28_Yazı_29__20_Küçük">PQexec()</text:span> en son sorgunun sonucunu döndürecektir. Bu nedenle, birden fazla komut gönderileceği durumda, sorguları sunucuya ayrı ayrı göndermeniz, istediğiniz sonucu elde etmeniz açısından daha sağlıklı olacaktır.</text:p>
      <text:p text:style-name="İşlev_20_Başlığı">PGresult *<text:line-break/><text:span text:style-name="T4">PQexecParams</text:span>(PGconn <text:s text:c="11"/>*baglanti,<text:line-break/> <text:s text:c="12"/>const char <text:s text:c="7"/>*komut,<text:line-break/> <text:s text:c="12"/>int <text:s text:c="15"/>parametre_sayisi,<text:line-break/> <text:s text:c="12"/>const Oid <text:s text:c="8"/>*parametre_tipleri,<text:line-break/> <text:s text:c="12"/>const char *const *parametre_degerleri,<text:line-break/> <text:s text:c="12"/>const int <text:s text:c="8"/>*parametre_uzunluklari,<text:line-break/> <text:s text:c="12"/>const int <text:s text:c="8"/>*parametre_bicimleri,<text:line-break/> <text:s text:c="12"/>int <text:s text:c="15"/>sonuc_bicimi);</text:p>
      <text:p text:style-name="Text_20_body"><text:span text:style-name="Kod_20__28_Yazı_29_">PQexecParams()</text:span> fonksiyonu, parametre kullanılarak veritabanı üzerinde sorgulama gerçekleştirilmesine olanak sağlar. Diğer senkron sorgu işletim fonksiyonlarına ek olarak, <text:span text:style-name="Kod_20__28_Yazı_29_">PQexecParams()</text:span> fonksiyonu ile aynı zamanda gönderilen ve dönecek olan verinin biçimini de (ikili ya da metin şeklinde) belirleyebilirsiniz.</text:p>
      <text:p text:style-name="Text_20_body">Fonksiyonun aldığı parametreleri açıklamaları ile birlikte verecek olursak:</text:p>
      <table:table table:name="Table6" table:style-name="Table6">
        <table:table-column table:style-name="Table6.A"/>
        <table:table-column table:style-name="Table6.B"/>
        <table:table-header-rows>
          <table:table-row>
            <table:table-cell table:style-name="Table6.A1" office:value-type="string">
              <text:p text:style-name="P21"><text:span text:style-name="Kod_20__28_Yazı_29__20_Küçük">baglanti</text:span></text:p>
            </table:table-cell>
            <table:table-cell table:style-name="Table6.B1" office:value-type="string">
              <text:p text:style-name="P25"><text:span text:style-name="Tablo_20_Küçük">Sorgulamanın üzerinde işletileceği veritabanı bağlantısının işaretçisi.</text:span></text:p>
            </table:table-cell>
          </table:table-row>
        </table:table-header-rows>
        <table:table-row>
          <table:table-cell table:style-name="Table6.A2" office:value-type="string">
            <text:p text:style-name="P21"><text:span text:style-name="Kod_20__28_Yazı_29__20_Küçük">komut</text:span></text:p>
          </table:table-cell>
          <table:table-cell table:style-name="Table6.B2" office:value-type="string">
            <text:p text:style-name="Textformatvorlage"><text:span text:style-name="T27">İçinde </text:span><text:span text:style-name="Tablo_20_Küçük"><text:span text:style-name="T25">$1</text:span></text:span><text:span text:style-name="T27">, </text:span><text:span text:style-name="Tablo_20_Küçük"><text:span text:style-name="T25">$2</text:span></text:span><text:span text:style-name="T27">, </text:span><text:span text:style-name="Tablo_20_Küçük"><text:span text:style-name="T25">$3</text:span></text:span><text:span text:style-name="T27">... şeklinde parametre içerebilen </text:span><text:span text:style-name="Tablo_20_Küçük"><text:span text:style-name="T32">SQL</text:span></text:span><text:span text:style-name="T27"> komutu.<text:line-break/><text:line-break/></text:span><text:span text:style-name="Tablo_20_Küçük">Komutun içinde kullanılan parametreleri tırnak içine almamalısınız. Aksi halde şuna benzer bir hata ile karşılaşırsınız: </text:span><text:span text:style-name="Tablo_20_Küçük"><text:span text:style-name="Kod_20__28_Yazı_29__20_Küçük">ERROR: <text:s/>08P01: bind message supplies 2 parameters, but prepared statement "" requires 0</text:span></text:span></text:p>
          </table:table-cell>
        </table:table-row>
        <table:table-row>
          <table:table-cell table:style-name="Table6.A2" office:value-type="string">
            <text:p text:style-name="P27"><text:span text:style-name="Kod_20__28_Yazı_29__20_Küçük">parametre_sayisi</text:span></text:p>
          </table:table-cell>
          <table:table-cell table:style-name="Table6.B2" office:value-type="string">
            <text:p text:style-name="P25"><text:span text:style-name="Yabancı_20_Italic_20_Küçük">SQL</text:span><text:span text:style-name="Tablo_20_Küçük"> komutunda yer alan parametre sayısı.</text:span></text:p>
          </table:table-cell>
        </table:table-row>
        <table:table-row>
          <table:table-cell table:style-name="Table6.A2" office:value-type="string">
            <text:p text:style-name="P21"><text:span text:style-name="Kod_20__28_Yazı_29__20_Küçük">parametre_tipleri</text:span></text:p>
          </table:table-cell>
          <table:table-cell table:style-name="Table6.B2" office:value-type="string">
            <text:p text:style-name="P25"><text:span text:style-name="Tablo_20_Küçük">Bir sonraki parametrede dizi (</text:span><text:span text:style-name="Tablo_20_Küçük"><text:span text:style-name="Kod_20__28_Yazı_29__20_Küçük">array</text:span></text:span><text:span text:style-name="Tablo_20_Küçük">) içinde gireceğimiz değerlerin tiplerini içeren dizidir. Bu dizide kullanacağımız değerin tipini </text:span><text:span text:style-name="Tablo_20_Küçük"><text:span text:style-name="Kod_20__28_Yazı_29__20_Küçük">OID</text:span></text:span><text:span text:style-name="Tablo_20_Küçük"> değeri</text:span><text:span text:style-name="T33"><text:note text:id="ftn9" text:note-class="footnote"><text:note-citation>9</text:note-citation><text:note-body><text:p text:style-name="Footnote">Herhangi bir tipin <text:span text:style-name="Kod_20__28_Yazı_29__20_Küçük">OID</text:span> değerine <text:span text:style-name="Kod_20__28_Yazı_29__20_Küçük">pg_type</text:span> tablosu üzerinde yapacağınız <text:span text:style-name="Kod_20__28_Yazı_29__20_Küçük">SELECT oid FROM pg_type WHERE typname = 'tip_ismi'</text:span> sorgusu ile ulaşabileceğiniz gibi, <text:span text:style-name="Kod_20__28_Yazı_29__20_Küçük">postgresql/server/catalog/pg_type.h</text:span> başlık dosyasındaki tanımlamalardan da yararlanabilirsiniz.</text:p></text:note-body></text:note></text:span><text:span text:style-name="Tablo_20_Küçük"> ile belirleyebileceğimiz gibi, 0 ya da </text:span><text:span text:style-name="Tablo_20_Küçük"><text:span text:style-name="Kod_20__28_Yazı_29__20_Küçük">NULL</text:span></text:span><text:span text:style-name="Tablo_20_Küçük"> girerek, bunlara sunucu tarafından karar verilmesini sağlayabiliriz.</text:span></text:p>
          </table:table-cell>
        </table:table-row>
        <table:table-row>
          <table:table-cell table:style-name="Table6.A2" office:value-type="string">
            <text:p text:style-name="P21"><text:span text:style-name="Kod_20__28_Yazı_29__20_Küçük">parametre_degerleri</text:span></text:p>
          </table:table-cell>
          <table:table-cell table:style-name="Table6.B2" office:value-type="string">
            <text:p text:style-name="P25"><text:span text:style-name="Yabancı_20_Italic_20_Küçük">SQL</text:span><text:span text:style-name="Tablo_20_Küçük"> komutunda kullanılan parametrelerin sırasıyla değlerlerinin bulunduğu dizi.</text:span></text:p>
          </table:table-cell>
        </table:table-row>
        <table:table-row>
          <table:table-cell table:style-name="Table6.A2" office:value-type="string">
            <text:p text:style-name="P28"><text:span text:style-name="Kod_20__28_Yazı_29__20_Küçük">parametre_uzunluklari</text:span></text:p>
          </table:table-cell>
          <table:table-cell table:style-name="Table6.B2" office:value-type="string">
            <text:p text:style-name="P25"><text:span text:style-name="Kod_20__28_Yazı_29__20_Küçük">parametre_degerleri</text:span><text:span text:style-name="Tablo_20_Küçük"> kısmında kullanılan ikili sistemdeki (</text:span><text:span text:style-name="Tablo_20_Küçük"><text:span text:style-name="Kod_20__28_Yazı_29__20_Küçük">binary</text:span></text:span><text:span text:style-name="Tablo_20_Küçük">) değerlerin uzunluklarını bu dizi ile belirtebilirsiniz. </text:span><text:span text:style-name="Tablo_20_Küçük"><text:span text:style-name="Kod_20__28_Yazı_29__20_Küçük">parametre_degerleri</text:span></text:span><text:span text:style-name="Tablo_20_Küçük"> dizisinde kullanılan, ikili dışında kalan katar ya da </text:span><text:span text:style-name="Tablo_20_Küçük"><text:span text:style-name="Kod_20__28_Yazı_29__20_Küçük">NULL</text:span></text:span><text:span text:style-name="Tablo_20_Küçük"> değerlerinde </text:span><text:span text:style-name="Tablo_20_Küçük"><text:span text:style-name="Kod_20__28_Yazı_29__20_Küçük">parametre_uzunluklari</text:span></text:span><text:span text:style-name="Tablo_20_Küçük"> dizisinin ilgili değeri önemsenmeyecek olup, uzunluklar (</text:span><text:span text:style-name="Tablo_20_Küçük"><text:span text:style-name="Kod_20__28_Yazı_29__20_Küçük">strlen()</text:span></text:span><text:span text:style-name="Tablo_20_Küçük"> fonksiyonu kullanılarak) fonksiyon tarafından hesaplanacaktır.</text:span></text:p>
          </table:table-cell>
        </table:table-row>
        <table:table-row>
          <table:table-cell table:style-name="Table6.A2" office:value-type="string">
            <text:p text:style-name="P28"><text:span text:style-name="Kod_20__28_Yazı_29__20_Küçük">parametre_bicimleri</text:span></text:p>
          </table:table-cell>
          <table:table-cell table:style-name="Table6.B2" office:value-type="string">
            <text:p text:style-name="P25"><text:span text:style-name="Kod_20__28_Yazı_29__20_Küçük">parametre_degerleri</text:span><text:span text:style-name="Tablo_20_Küçük"> dizisinde karşılık gelen değerlerin biçimlerini atamak için kullanılır. 0 değeri karakter katarı anlamına gelirken, 1 karşılık gelen verinin ikili biçimde olduğu anlamına gelecektir. Eğer </text:span><text:span text:style-name="Tablo_20_Küçük"><text:span text:style-name="Kod_20__28_Yazı_29__20_Küçük">parametre_bicimleri</text:span></text:span><text:span text:style-name="Tablo_20_Küçük"> dizisi </text:span><text:span text:style-name="Tablo_20_Küçük"><text:span text:style-name="Kod_20__28_Yazı_29__20_Küçük">NULL</text:span></text:span><text:span text:style-name="Tablo_20_Küçük"> ise, tüm değerler karakter katarı olarak alınacaktır.</text:span></text:p>
          </table:table-cell>
        </table:table-row>
        <table:table-row>
          <table:table-cell table:style-name="Table6.A2" office:value-type="string">
            <text:p text:style-name="P28"><text:span text:style-name="Kod_20__28_Yazı_29__20_Küçük">sonuc_bicimi</text:span></text:p>
          </table:table-cell>
          <table:table-cell table:style-name="Table6.B2" office:value-type="string">
            <text:p text:style-name="P25"><text:span text:style-name="Tablo_20_Küçük">0 dönecek olan sonucun karakter katarı, 1 ise ikili biçimde olduğunu ifade eder.</text:span></text:p>
          </table:table-cell>
        </table:table-row>
      </table:table>
      <text:h text:style-name="Heading_20_4" text:outline-level="4">Parametre Kullanan Fonksiyonlar Hakkında</text:h>
      <text:p text:style-name="P29"><text:span text:style-name="T34">Parametre kullanımına izin veren senkron ve asenkron tüm fonksiyonlar, her seferinde tek bir komut gönderimine müsade etmektedirler. (Aksi halde </text:span><text:span text:style-name="T35">ERROR: <text:s/>cannot insert multiple commands into a prepared statement</text:span><text:span text:style-name="T34"> şeklinde bir hata mesajı ile </text:span><text:span text:style-name="T35">PGRES_FATAL_ERROR</text:span><text:span text:style-name="T34"> durumunda bir sonuç elde edersiniz.) Bu kullanılan protokolün getirdiği bir kısıtlama olsa da, bir yerde </text:span><text:span text:style-name="T36">SQL Injection</text:span><text:span text:style-name="T34"> saldırılarına karşı da bir savunma biçimidir. Ayrıca bu fonksiyonlar 3.0 öncesi protokoller tarafından da desteklenmemektedirler.</text:span></text:p>
      <text:p text:style-name="Text_20_body">Ek olarak, veritabanı sorgulamalarınızda parametre kullanarak gönderdiğiniz verinin tipini <text:span text:style-name="Kod_20__28_Yazı_29_">parametre_tipleri</text:span> dizisi içinde belirtmeyip, bunun sunucu tarafından tahmin edilmesini istediğiniz durumda ufak bir istisna bulunmaktadır. PostgreSQL parametre kullanılarak gönderilen verinin biçimini ilgili tablo sütunun biçimi ile bir tutacaktır. Örneğin</text:p>
      <text:p text:style-name="Kod">SELECT ... WHERE x = $1 ...</text:p>
      <text:p text:style-name="Text_20_body">sorgusunu ele alalım. Burada <text:span text:style-name="Kod_20__28_Yazı_29_">$1</text:span> verisinin biçimi açık olarak belirtilmediği taktirde, sunucu bunu <text:span text:style-name="Kod_20__28_Yazı_29_">x</text:span> değerinin biçimi ile bir tutacaktır. Bu gibi durumlardan kaçınmak için gönderilecek verinin tipinin açık olarak belirtilmesinde yarar vardır. Yani – <text:span text:style-name="Kod_20__28_Yazı_29_">$1</text:span> değişkenin tipinin <text:span text:style-name="Kod_20__28_Yazı_29_">bigint</text:span> olduğunu varsayacak olursak – yukarıdaki sorgunun</text:p>
      <text:p text:style-name="Kod">SELECT ... WHERE x = $1::bigint ...</text:p>
      <text:p text:style-name="Text_20_body">şeklinde gönderilmesi daha sağlıklı sonuç verecektir. Özellikle <text:span text:style-name="Kod_20__28_Yazı_29_">sonuc_bicimi</text:span>'nin ikili olduğu durumda, ikili verinin tipinin tahmin edilmesi – karakter katarı biçimindeki sorgulara oranla – daha zor bir hal alacaktır.</text:p>
      <text:p text:style-name="İşlev_20_Başlığı"><text:span text:style-name="Kod_20__28_Yazı_29_">PGresult *<text:line-break/></text:span><text:span text:style-name="T37">PQprepare</text:span><text:span text:style-name="Kod_20__28_Yazı_29_">(PGconn <text:s text:c="4"/>*baglanti,<text:line-break/> <text:s text:c="9"/>const char *ifade_ismi,<text:line-break/> <text:s text:c="9"/>const char *komut,<text:line-break/></text:span><text:span text:style-name="Kod_20__28_Yazı_29_"><text:span text:style-name="Kod_20__28_Yazı_29_"> <text:s text:c="9"/></text:span></text:span><text:span text:style-name="Kod_20__28_Yazı_29_">int <text:s text:c="8"/>parametre_sayisi,<text:line-break/></text:span><text:span text:style-name="Kod_20__28_Yazı_29_"><text:span text:style-name="Kod_20__28_Yazı_29_"> <text:s text:c="9"/></text:span></text:span><text:span text:style-name="Kod_20__28_Yazı_29_">const Oid <text:s/>*parametre_tipleri);</text:span></text:p>
      <text:p text:style-name="Text_20_body"><text:span text:style-name="Kod_20__28_Yazı_29_">PQprepare()</text:span> fonksiyonu, sunucuda ileride kullanılmak üzere (daha sonra <text:span text:style-name="Kod_20__28_Yazı_29_">PQexecPrepared()</text:span> fonksiyonu ile çağırabileceğiniz) sorgular hazırlamanıza olanak sağlar. <text:span text:style-name="Kod_20__28_Yazı_29_">PQprepare()</text:span> fonksiyonu, sık kullanılacak olan komutların her seferinde çalıştırılmasındansa, kullanılacakları zaman, hazır olarak çağrılabilmeleri nedeniyle tercih edilir.</text:p>
      <text:p text:style-name="Not"><text:span text:style-name="Kod_20__28_Yazı_29__20_Küçük">PQexecPrepared()</text:span> ile çalıştırılmak üzere hazır bekleyen sorgulamaları <text:span text:style-name="Kod_20__28_Yazı_29__20_Küçük">PREPARE</text:span> komutu ile de oluşturabilirsiniz. Fakat <text:span text:style-name="Kod_20__28_Yazı_29__20_Küçük">PQprepare()</text:span> fonksiyonu, tüm parametre tiplerini kullanıcı tarafından girilmek zorunda bırakmadığından daha esnek bir yapı sunmaktadır. (Ayrıntılı bilgi için <text:span text:style-name="Kod_20__28_Yazı_29__20_Küçük">PREPARE</text:span> komutunun nasıl kullanıldığına bakabilirsiniz.)</text:p>
      <text:p text:style-name="Text_20_body"><text:span text:style-name="Kod_20__28_Yazı_29_">PQprepare()</text:span> (yada <text:span text:style-name="Kod_20__28_Yazı_29_">PREPARE</text:span>) ile sunucu tarafında bir komut hazırlandığında, ileride gerçekleşecek olan sorgudaki komut tümcesinin ayrıştırılması, baştan yazılması ve sorgunun planlanması işlemleri otomatik olarak yapılacaktır. Bu nedenle, sorgu daha sonradan çağrılacağı zaman, önceden yapılan tüm bu işlemlerden dolayı zaman kazancı sağlanacak olması şüphesiz ki muhtemeldir. Fakat eğer bir komut sadece tek bir kez çalıştırılacaksa da, bunun için <text:span text:style-name="Kod_20__28_Yazı_29_">PREPARE</text:span> ifadesi kullanmanın bir anlamı yoktur. Onun yerine sorgunun direk sunucuya gönderilmesi daha az zahmetli olacaktır.</text:p>
      <text:p text:style-name="Text_20_body"><text:span text:style-name="Kod_20__28_Yazı_29_">PQprepare()</text:span> kullanımı, <text:span text:style-name="Kod_20__28_Yazı_29_">PQexecParams()</text:span> fonksiyonuna çok benzerdir. Burada tek fark, fonksiyonu direk çalıştırmak yerine ilk önce <text:span text:style-name="Kod_20__28_Yazı_29_">PQprepare()</text:span> ile sorgulama işlemi sunucu tarafında sorgulanmak üzere hazır hale getirilir, ardından çalıştırılmak istendiği zaman <text:span text:style-name="Kod_20__28_Yazı_29_">PQexecPrepared()</text:span> ile ilgili sorgu başlatılır. Fonksiyona gönderilen komut, <text:span text:style-name="Kod_20__28_Yazı_29_">parametre_sayisi</text:span>, <text:span text:style-name="Kod_20__28_Yazı_29_">parametre_tipleri</text:span> parametrelerinin kullanımı <text:span text:style-name="Kod_20__28_Yazı_29_">PQexecParams()</text:span>'daki ile aynıdır. (Dolayısıyla girilecek <text:span text:style-name="Yabancı_20_Italic">SQL</text:span> komutu içerisinde <text:span text:style-name="Kod_20__28_Yazı_29_">$1</text:span>, <text:span text:style-name="Kod_20__28_Yazı_29_">$2</text:span>, <text:span text:style-name="Kod_20__28_Yazı_29_">$3</text:span>... şeklinde parametre kullanılabilir.)</text:p>
      <text:p text:style-name="Not"><text:span text:style-name="Kod_20__28_Yazı_29__20_Küçük">PQprepare()</text:span> fonksiyonu da, <text:span text:style-name="Kod_20__28_Yazı_29__20_Küçük">PQexecParams()</text:span> fonksiyonuna benzer şekilde, komut parametresi olarak birden fazla sorguya izin vermemektedir.</text:p>
      <text:p text:style-name="Text_20_body"><text:span text:style-name="Kod_20__28_Yazı_29_">PQprepare()</text:span> ile hazırladığımız sorgulamaları birbirine karıştırmamak için herbirine kendine ait bir ifade ismi (<text:span text:style-name="Kod_20__28_Yazı_29_">ifade_ismi</text:span>) verilir ve çağrılırken de buna göre çağrılır. Aynı ifade ismine sahip iki sorgu hazırlamaya çalışmak hata döndürecektir. Ayrıca, <text:span text:style-name="Kod_20__28_Yazı_29_">ifade_ismi</text:span> kısmına boş bir karakter katarı girildiği taktirde, isimsiz bir sorgu hazırlanacaktır. Eğer hali hazırda zaten böyle isimsiz bir sorgu mevcutsa da, artık onun yerine bu yeni girilen geçerli olacaktır.</text:p>
      <text:p text:style-name="Not">libpq kütüphanesinde hazırlanmış bir sorguyu silmek için herhangi bir komut bulunmamasına rağmen, <text:span text:style-name="Kod_20__28_Yazı_29__20_Küçük">DEALLOCATE</text:span> komutunu bu iş için kullanabilirsiniz. (Ayrıntılı bilgi için <text:span text:style-name="Kod_20__28_Yazı_29__20_Küçük">DEALLOCATE</text:span> komutunun kullanımına bakabilirsiniz.) Bunun dışında, her oturum kapanışında, hazırlanan sorgular sunucu tarafından otomatik olarak serbest bırakılacaktır zaten.</text:p>
      <text:p text:style-name="İşlev_20_Başlığı">PGresult *<text:line-break/><text:span text:style-name="T4">PQexecPrepared</text:span>(PGconn <text:s text:c="11"/>*baglanti,<text:line-break/> <text:s text:c="14"/>const char <text:s text:c="7"/>*ifade_ismi,<text:line-break/> <text:s text:c="14"/>int <text:s text:c="15"/>parametre_sayisi,<text:line-break/> <text:s text:c="14"/>const char *const *parametre_degerleri,<text:line-break/> <text:s text:c="14"/>const int <text:s text:c="8"/>*parametre_uzunlugu,<text:line-break/> <text:s text:c="14"/>const int <text:s text:c="8"/>*parametre_bicimi,<text:line-break/> <text:s text:c="14"/>int <text:s text:c="15"/>sonuc_bicimi);</text:p>
      <text:p text:style-name="Text_20_body"><text:span text:style-name="Kod_20__28_Yazı_29_">PQexecPrepared()</text:span> fonksiyonu, bir önce kısımda tanıtılan <text:span text:style-name="Kod_20__28_Yazı_29_">PQprepare()</text:span> fonksiyonu ile sunucu tarafında hazır olarak bekletilmekte olan <text:span text:style-name="Kod_20__28_Yazı_29_">ifade_ismi</text:span> adlı sorguyu belirtilen parametreler doğrultusunda gerçekleştirmenizi sağlar. <text:span text:style-name="Kod_20__28_Yazı_29_">PQexecPrepared()</text:span> fonksiyonunun P<text:span text:style-name="Kod_20__28_Yazı_29_">QexecParams()</text:span> fonksiyonu ile ortak olarak paylaştığı parametrelerin (<text:span text:style-name="Kod_20__28_Yazı_29_">parametre_sayisi</text:span>, <text:span text:style-name="Kod_20__28_Yazı_29_">parametre_degerleri</text:span>, <text:span text:style-name="Kod_20__28_Yazı_29_">parametre_uzunluklari</text:span>, <text:span text:style-name="Kod_20__28_Yazı_29_">parametre_bicimleri</text:span> ve <text:span text:style-name="Kod_20__28_Yazı_29_">sonuc_bicimi</text:span>) kullanımı aynıdır. İsimsiz bir hazırlanmış sorgunun çalıştırılmasının istendiği durumda ise, <text:span text:style-name="Kod_20__28_Yazı_29_">ifade_ismi</text:span> kısmına boş bir karakter katarı girilmesi yeterli olacaktır.</text:p>
      <text:h text:style-name="Heading_20_3" text:outline-level="3">Asenkron Sorgu İşletimi</text:h>
      <text:p text:style-name="Text_20_body">Bu bölümde, kurulu bir bağlantı üzerinden libpq kütüphanesi tarafından sağlanan fonksiyonları kullanarak nasıl asenkron bir şekilde sorgu işletebileceğimiz üzerinde durmaya çalışacağız.</text:p>
      <text:p text:style-name="İşlev_20_Başlığı">int<text:line-break/><text:span text:style-name="T4">PQsendQuery</text:span>(PGconn *baglanti, const char *komut);</text:p>
      <text:p text:style-name="Text_20_body"><text:span text:style-name="Kod_20__28_Yazı_29_">PQsendQuery()</text:span> fonksiyonu, sunucuya, sonucunu beklemeksizin, bir SQL sorgusu iletmenizi sağlar. Fonksiyon, sorgunun başarı ile karşı tarafa ulaştığı durumda 1, aksi halde 0 değeri döndürecektir.</text:p>
      <text:p text:style-name="Text_20_body"><text:span text:style-name="T38">Asenkron sorgu işletim fonksiyonlarının, program işleyişini bloke etmemelerinin dışında senkron denklerine oranla en büyük avantajları, aynı anda birden fazla sorgu gönderiminde bulunulduğu zaman, bunların sonucunun teker teker alınabilecek olmasıdır. Bunun için birden fazla sorgu tek seferde gönderildikten sonra, </text:span><text:span text:style-name="T8">PQgetResult()</text:span><text:span text:style-name="T38"> fonksiyonu ile döngüye girilerek, her bir sorgunun cevabı ayrı ayrı alınabilir.</text:span></text:p>
      <text:p text:style-name="Text_20_body"><text:span text:style-name="T38">Asenkron sorgu işletiminde, programcı sunucuya birden fazla komut gönderiminde bulunacağı zaman, sunucunun o an başka bir iş üzerinde uğraşıyor olmamasına</text:span><text:span text:style-name="T38"><text:note text:id="ftn10" text:note-class="footnote"><text:note-citation>10</text:note-citation><text:note-body><text:p text:style-name="Footnote"><text:span text:style-name="T7">Sunucunun o an meşgul olup olmadığını </text:span><text:span text:style-name="Teletype"><text:span text:style-name="T25">PQisBusy()</text:span></text:span><text:span text:style-name="T7"> fonksiyonu ile öğrenebilirsiniz.</text:span></text:p></text:note-body></text:note></text:span><text:span text:style-name="T38"> ve sunucu tarafında önceden döndürülen tüm verinin alınmasına dikkat etmelidir. Aksi halde, sunucu o an meşgulken, başka bir komut gönderimi durumunda </text:span><text:span text:style-name="T8">another command is already in progress</text:span><text:span text:style-name="T38"> mesajına benzer bir hata ile karşılaşırsınız. Bu nedenle aynı anda birden fazla sorgunun gönderileceği durumlarda, genelde sorgu komutları </text:span><text:span text:style-name="T8">`;'</text:span><text:span text:style-name="T38"> (noktalı virgül) ile birleştirilerek yollanılır; yahut sorgu gönderilip, onun sonucu alındıktan sonra bir sonraki sorguya geçilirerek bu şekilde devam edilir.</text:span></text:p>
      <text:p text:style-name="İşlev_20_Başlığı"><text:span text:style-name="Kod_20__28_Yazı_29_">int<text:line-break/></text:span><text:span text:style-name="T37">PQsendQueryParams</text:span><text:span text:style-name="Kod_20__28_Yazı_29_">(PGconn <text:s text:c="11"/>*baglanti,<text:line-break/> <text:s text:c="17"/>const char <text:s text:c="7"/>*komut,<text:line-break/> <text:s text:c="17"/>int <text:s text:c="15"/>parametre_sayisi,<text:line-break/> <text:s text:c="17"/>const Oid <text:s text:c="8"/>*parametre_tipleri,<text:line-break/> <text:s text:c="17"/>const char *const *parametre_degerleri,<text:line-break/> <text:s text:c="17"/>const int <text:s text:c="8"/>*parametre_uzunluklari,<text:line-break/> <text:s text:c="17"/>const int <text:s text:c="8"/>*parametre_bicimleri,<text:line-break/> <text:s text:c="17"/>int <text:s text:c="15"/>sonuc_bicimi);</text:span></text:p>
      <text:p text:style-name="Text_20_body"><text:span text:style-name="Kod_20__28_Yazı_29_">PQsendQueryParams()</text:span> fonksiyonu, senkron sorgu işletiminde tanıttığımız <text:span text:style-name="Kod_20__28_Yazı_29_">PQexecParams()</text:span> fonksiyonu ile aynı işleve sahip olup, asenkron olarak çalışmaktadır. Bu yüzden <text:span text:style-name="Kod_20__28_Yazı_29_">PQsendQueryParams()</text:span> fonksiyonunun aldığı parametrelerin kullanımı <text:span text:style-name="Kod_20__28_Yazı_29_">PQexecParams()</text:span> fonksiyonununkiler ile aynıdır. Fonksiyon, ilgili sorguyu karşı tarafa ilettikten sonra dönecek sorgu sonucu için beklemeden kendisini çağırana geri döner. <text:span text:style-name="Kod_20__28_Yazı_29_">PQsendQuery()</text:span> gibi, döndürdüğü sonuç değeri 1 başarılı, 0 ise hatalı bir iletim gerçekleştiği anlamına gelir.</text:p>
      <text:p text:style-name="İşlev_20_Başlığı">int<text:line-break/><text:span text:style-name="T4">PQsendPrepare</text:span>(PGconn <text:s text:c="4"/>*baglanti,<text:line-break/> <text:s text:c="13"/>const char *ifade_ismi,<text:line-break/> <text:s text:c="13"/>const char *komut,<text:line-break/> <text:s text:c="13"/>int <text:s text:c="8"/>parametre_sayisi,<text:line-break/> <text:s text:c="13"/>const Oid <text:s/>*parametre_tipleri);</text:p>
      <text:p text:style-name="Text_20_body"><text:span text:style-name="Kod_20__28_Yazı_29_">PQsendPrepare()</text:span> fonksiyonu, senkron sorgu işletiminde kullanılan <text:span text:style-name="Kod_20__28_Yazı_29_">PQprepare()</text:span> fonksiyonu ile aynı işleve sahip olup, işleyiş tarzı olarak asenkron çalışır - yani sorgu hazırlığı karşı tarafa iletildikten sonra, cevabı için beklemenize gerek yoktur. Başarılı olduğu durumda 1, hata oluşumunda ise 0 değeri döndürecektir.</text:p>
      <text:p text:style-name="İşlev_20_Başlığı">int<text:line-break/><text:span text:style-name="T4">PQsendQueryPrepared</text:span>(PGconn <text:s text:c="11"/>*baglanti,<text:line-break/> <text:s text:c="19"/>const char <text:s text:c="7"/>*ifade_ismi,<text:line-break/> <text:s text:c="19"/>int <text:s text:c="15"/>parametre_sayisi,<text:line-break/> <text:s text:c="19"/>const char *const *parametre_degerleri,<text:line-break/> <text:s text:c="19"/>const int <text:s text:c="8"/>*parametre_uzunluklari,<text:line-break/> <text:s text:c="19"/>const int <text:s text:c="8"/>*parametre_bicimleri,<text:line-break/> <text:s text:c="19"/>int <text:s text:c="15"/>sonuc_bicimi);</text:p>
      <text:p text:style-name="Text_20_body"><text:span text:style-name="Kod_20__28_Yazı_29_">PQsendQueryPrepared()</text:span> fonksiyonu, <text:span text:style-name="Kod_20__28_Yazı_29_">PQexecPrepared()</text:span> fonksiyonunun asenkron olarak çalışan halidir. Ayrıca, aldığı parametrelerin kullanımı da <text:span text:style-name="Kod_20__28_Yazı_29_">PQexecPrepared()</text:span> fonksiyonundaki karşılıkları ile aynıdır.</text:p>
      <text:p text:style-name="İşlev_20_Başlığı">PGresult *<text:line-break/><text:span text:style-name="T4">PQgetResult</text:span>(PGconn *baglanti);</text:p>
      <text:p text:style-name="Text_20_body"><text:span text:style-name="T8">PQgetResult()</text:span><text:span text:style-name="T38"> fonksiyonu, asenkron sorgu işletiminden</text:span><text:span text:style-name="T21"> dolayı </text:span><text:span text:style-name="T38">(</text:span><text:span text:style-name="T8">PQsendQuery()</text:span><text:span text:style-name="T38">, </text:span><text:span text:style-name="T8">PQsendQueryParams()</text:span><text:span text:style-name="T38">, </text:span><text:span text:style-name="T8">PQsendPrepare()</text:span><text:span text:style-name="T21"> ya da </text:span><text:span text:style-name="T38"><text:s/></text:span><text:span text:style-name="T8">PQsendQueryPrepared()</text:span><text:span text:style-name="T21"> fonksiyonları ile</text:span><text:span text:style-name="T38">) </text:span><text:span text:style-name="T21">sunucuda oluşan sonucun alınmasını sağlar. Fonksiyon </text:span><text:span text:style-name="Source_20_Text"><text:span text:style-name="T8">NULL</text:span></text:span><text:span text:style-name="T21"> değeri döndürdüğü zaman, sunucuda alınacak sonuç kalmadığı anlamına gelir. Bu nedenle açıktır ki, </text:span><text:span text:style-name="Source_20_Text"><text:span text:style-name="T8">PQgetResult()</text:span></text:span><text:span text:style-name="T21"> genelde sunucuda sonuç kalmayana kadar döngü içinde tekrar tekrar çalıştırılarak kullanılır.</text:span></text:p>
      <text:p text:style-name="Text_20_body"><text:span text:style-name="Kod_20__28_Yazı_29_">PQgetResult()</text:span> fonksiyonunun döngüsel olarak kullanımı şuna benzer bir yapı izler:</text:p>
      <text:p text:style-name="Kod">...<text:line-break/>while ((res = <text:span text:style-name="T4">PQgetResult</text:span>(baglanti)) != NULL)<text:line-break/> <text:s text:c="3"/>...</text:p>
      <text:p text:style-name="Text_20_body"><text:span text:style-name="T21">Bir tek sorgu işletimi sonucunda dönen verinin alımı döngüsel olarak değil de, elle yapmak istendiğinde, </text:span><text:span text:style-name="Source_20_Text"><text:span text:style-name="T8">PQgetResult()</text:span></text:span><text:span text:style-name="T21"> fonksiyonunun iki kez çağrılması gerekmektedir.</text:span> Şöyle ki:</text:p>
      <text:p text:style-name="Kod"><text:span text:style-name="T3">/*<text:line-break/> * Sunucuya tek bir asenkron sorgu gönderiminde bulunulur.<text:line-break/> * (Yani ; ile ayrılmış birden fazla sorgu bulunmamalıdır.)<text:line-break/> */</text:span><text:line-break/>...<text:line-break/><text:line-break/><text:span text:style-name="T3">/* Sonuç yapısı alınır. */</text:span><text:line-break/>sonuc = <text:span text:style-name="T4">PQgetResult</text:span>(baglanti);<text:line-break/><text:line-break/><text:span text:style-name="T3">/* Dönen sonuç kullanılıp iş bittiğinde temizlenir. */</text:span><text:line-break/>...<text:line-break/><text:span text:style-name="T4">PQclear</text:span>(sonuc);<text:line-break/><text:line-break/><text:span text:style-name="T3">/*<text:line-break/> * İşimiz bittiğinde dönen tüm veriyi kapatmak için<text:line-break/> * PQgetResult() fonksiyonunu son bir kez çağırıyoruz.<text:line-break/> */</text:span><text:line-break/><text:span text:style-name="T4">PQgetResult</text:span>(baglanti); <text:span text:style-name="T3">/* NULL döndürecek. */</text:span></text:p>
      <text:p text:style-name="Text_20_body"><text:span text:style-name="T21">Hatırlarsak senkron sorgu işletim fonksiyonları ile aynı anda birden fazla </text:span><text:span text:style-name="Source_20_Text"><text:span text:style-name="T9">SQL</text:span></text:span><text:span text:style-name="T21"> komutu gönderilip, sonucunu almaya çalıştığımızda bize yapılan en son sorgunun sonucu döndürülüyordu. Dikkat edersek </text:span><text:span text:style-name="Source_20_Text"><text:span text:style-name="T8">PQsendQuery()</text:span></text:span><text:span text:style-name="T21"> ve </text:span><text:span text:style-name="Source_20_Text"><text:span text:style-name="T8">PQgetResult()</text:span></text:span><text:span text:style-name="T21"> fonksiyonlarının kullanımının bizi bu sınırlamadan kurtardığını görebiliriz: </text:span><text:span text:style-name="Source_20_Text"><text:span text:style-name="T8">PQsendQuery()</text:span></text:span><text:span text:style-name="T21"> ile birden fazla </text:span><text:span text:style-name="Source_20_Text"><text:span text:style-name="T9">SQL</text:span></text:span><text:span text:style-name="T21"> komutu yolladıktan sonra, bunların sonuçlarını teker teker </text:span><text:span text:style-name="Source_20_Text"><text:span text:style-name="T8">PQgetResult()</text:span></text:span><text:span text:style-name="T21"> ile alabiliriz.</text:span></text:p>
      <text:p text:style-name="Not"><text:span text:style-name="T21">Herbir </text:span><text:span text:style-name="Source_20_Text"><text:span text:style-name="T25">PQgetResult()</text:span></text:span><text:span text:style-name="T21"> sonucu ile işimiz bittiğinde, </text:span><text:span text:style-name="Source_20_Text"><text:span text:style-name="T25">PQclear()</text:span></text:span><text:span text:style-name="T21"> ile sonuç yapısını temizlemeliyiz.</text:span></text:p>
      <text:p text:style-name="Text_20_body"><text:span text:style-name="T8">PQgetResult()</text:span><text:span text:style-name="T21"> ile sunucudan sonuç almaya çalıştığımızda, fonksiyonun beklemesine sebebiyet verecek iki durum vardır. Bunlardan birincisi, sunucunun o an (</text:span><text:span text:style-name="Source_20_Text"><text:span text:style-name="T21">sonucunu almaya çalıştığımız sorguyu işliyor olması ya da bir önceki sorgudan dönen sonucun alınmaması gibi durumlarda</text:span></text:span><text:span text:style-name="T21">) meşgul olmasıdır, ki bunu </text:span><text:span text:style-name="Source_20_Text"><text:span text:style-name="T8">PQisBusy()</text:span></text:span><text:span text:style-name="T21"> fonksiyonu ile anlayabiliriz. İkincisi ise, soket üzerinde okunan veri bir </text:span><text:span text:style-name="Source_20_Text"><text:span text:style-name="T8">PGresult</text:span></text:span><text:span text:style-name="T21"> yapısı oluşturabilecek kadar yeterli değildir. İkinci durumda, ilk önce bağlantı soketi üzerinde kuralacak basit bir </text:span><text:span text:style-name="Source_20_Text"><text:span text:style-name="T8">select()</text:span></text:span><text:span text:style-name="T21"> döngüsü ile veri gelip gelmediğinden haberdar olduktan sonra, gelen veri </text:span><text:span text:style-name="Source_20_Text"><text:span text:style-name="T8">PQconsumeInput()</text:span></text:span><text:span text:style-name="T21"> ile okutulur. Ardından </text:span><text:span text:style-name="Source_20_Text"><text:span text:style-name="T8">PQisBusy()</text:span></text:span><text:span text:style-name="T21"> ile halen gelecek veri olup olmadığına karar verilip, gelecek veri kalmamışsa </text:span><text:span text:style-name="Source_20_Text"><text:span text:style-name="T8">PQgetResult()</text:span></text:span><text:span text:style-name="T21"> fonksiyonu çağrılır. (Cümleler ile ifade edilmeye çalışıldığında ne kadar karmaşık gibi gözüküyor olsa da, örnekler kısmında yer alan ilgili örneğe göz attıktan sonra işleyişin nasıl olduğuna dair kafanızda daha da net bir görüntü oluşacağını düşünüyoruz.)</text:span></text:p>
      <text:h text:style-name="Heading_20_2" text:outline-level="2"><text:span text:style-name="T21">Sorgu İptali</text:span></text:h>
      <text:p text:style-name="Text_20_body"><text:span text:style-name="T21">Bazı durumlarda, uygulama işlenmekte olan belirli bir veritabanı sorgusunun iptalini isteyebilir. Bu bölümde, böyle bir durumda başvurabileceğimiz kütüphane fonksiyonları üzerinde duracağız.</text:span></text:p>
      <text:p text:style-name="Text_20_body"><text:span text:style-name="T21">Konuya girmeden önce, sorgu iptalinin ne gibi durumlarda kullanılabileceği üzerinde durmanın yararlı olabileceğini düşündük. Sorgu iptalinin, o an çalışmakta olan sorgu için gerçekleştirileceği düşünüldüğünde, gerçekleştirilen sorgunun asenkron olma gerekliliği aşikardır. Aksi halde, senkron sorgu işletim fonksiyonları ile çalıştırılan bir sorgunun iptali için iptal fonksiyonlarını ayrı bir yiv altında çalıştırmak zorunda kalırız; ki bu oldukça karmaşık bir yapıyı gerektirir. Bunun yerine sorgu </text:span><text:span text:style-name="Source_20_Text"><text:span text:style-name="T21">asenkron olarak</text:span></text:span><text:span text:style-name="T21"> sunucuya bir kez gönderildikten sonra, sonucu beklemeye gerek kalmadan program kendi içinde akışına devam ederken istendiği yerde iptal işlemi gerçekleştirilebilir.</text:span></text:p>
      <text:p text:style-name="Text_20_body"><text:span text:style-name="T21">Özetlemek gerekirse, işletimi uzun süren sorgular asenkron olarak karşıya bir kez iletildikten sonra, sonucun beklenmesi esnasında kullanıcıya bir iptal seçeneği sunulabilir. Bu gibi durumlarda da aşağıda bahsi geçen işletilen sorgunun iptal edilmesinde kullanılacak kütüphane fonksiyonlarından yararlanılabilir.</text:span></text:p>
      <text:p text:style-name="İşlev_20_Başlığı">PGcancel *<text:line-break/><text:span text:style-name="T4">PQgetCancel</text:span>(PGconn *baglanti);</text:p>
      <text:p text:style-name="Text_20_body"><text:span text:style-name="T8">PQgetCancel()</text:span><text:span text:style-name="T21"> fonksiyonu, parametre olarak girilen bağlantı üzerinde yapılacak herhangi bir sorgu iptali için gerek duyalacak </text:span><text:span text:style-name="Source_20_Text"><text:span text:style-name="T8">PGcancel</text:span></text:span><text:span text:style-name="T21"> yapısını kendisini çağırana döndürer. Fonksiyona parametre olarak verilen bağlantının kurulu olmadığı, ya da </text:span><text:span text:style-name="Source_20_Text"><text:span text:style-name="T8">PGcancel</text:span></text:span><text:span text:style-name="T21"> nesnesi için bellekte yeterli alan ayrılamadığı zaman, fonksiyon </text:span><text:span text:style-name="Source_20_Text"><text:span text:style-name="T8">NULL</text:span></text:span><text:span text:style-name="T21"> değerini döndürecektir.</text:span></text:p>
      <text:p text:style-name="İşlev_20_Başlığı">void<text:line-break/><text:span text:style-name="T4">PQfreeCancel</text:span>(PGcancel *iptal_yapisi);</text:p>
      <text:p text:style-name="Text_20_body"><text:span text:style-name="T8">PQfreeCancel()</text:span><text:span text:style-name="T21"> fonksiyonu, herhangi bir sorgunun iptalinde kullanılmak üzere </text:span><text:span text:style-name="Source_20_Text"><text:span text:style-name="T8">PQgetCancel()</text:span></text:span><text:span text:style-name="T21"> tarafından oluşturulmuş olan </text:span><text:span text:style-name="Source_20_Text"><text:span text:style-name="T8">PGcancel</text:span></text:span><text:span text:style-name="T21"> iptal yapısı için ayrılan alanı bellekten bırakmak için kullanılır.</text:span></text:p>
      <text:p text:style-name="İşlev_20_Başlığı">int<text:line-break/><text:span text:style-name="T4">PQcancel</text:span>(PGcancel *iptal_yapisi,<text:line-break/> <text:s text:c="8"/>char <text:s text:c="4"/>*hata_katari,<text:line-break/> <text:s text:c="8"/>int <text:s text:c="6"/>hata_katarinin_buyuklugu);</text:p>
      <text:p text:style-name="Text_20_body"><text:span text:style-name="T8">PQcancel()</text:span><text:span text:style-name="T21"> fonksiyonu, o an sunucuda gerçekleşmekte olan bir sorgunun iptalini ister. Fonksiyon, başarılı olması durumunda 1, hata durumunda ise - hata katarına sorunu </text:span><text:span text:style-name="Source_20_Text"><text:span text:style-name="T21">açıklayıcı bir hata mesajı </text:span></text:span><text:span text:style-name="T21">(belirtilen hata katarı büyüklüğünü aşmayacak şekilde) yerleştirerek - 0 değerini döndürecektir. (Önerilen hata katarı büyüklüğü 256 bayttır.)</text:span></text:p>
      <text:p text:style-name="Text_20_body"><text:span text:style-name="T21">Eğer iptal edilmesini istediğimiz sorgu tamamlandıktan sonra, </text:span><text:span text:style-name="Source_20_Text"><text:span text:style-name="T8">PQcancel()</text:span></text:span><text:span text:style-name="T21"> etki gösterirse, iptal işleminin sorgu üzerinde hiçbir etkisi olmayacaktır; etki sorgu esnasında olduğunda ise iptal işleminin başarı ile gerçekleştiği durumuda iptalini istediğimiz sorgu sonucu hata döndürecektir.</text:span></text:p>
      <text:h text:style-name="Heading_20_2" text:outline-level="2">Uygulama İçinde COPY Kullanımı</text:h>
      <text:p text:style-name="Text_20_body"><text:span text:style-name="Kod_20__28_Yazı_29_">COPY</text:span> komutu içeren sorgulamaların gerçekleştirilmesinde libpq kütüphanesi programcı tarafından kullanılmak üzere bir kaç fonksiyon sağlamaktadır. Bu bölümde bu fonksiyonlar ve kullanımları üzerinde durmaya çalışacağız.</text:p>
      <text:p text:style-name="Not">Konu anlatımı kısmında, kullanıcının <text:span text:style-name="Kod_20__28_Yazı_29__20_Küçük">COPY</text:span> komutu hakkında yüzeysel bir bilgiye sahip olduğu farz edilip ilerlenecektir. (<text:span text:style-name="Kod_20__28_Yazı_29__20_Küçük">COPY</text:span> komutu hakkında ayrıntılı bilgi için kitabın ilgili bölümüne göz atabilirsiniz.)</text:p>
      <text:p text:style-name="Text_20_body"><text:span text:style-name="Kod_20__28_Yazı_29_">COPY</text:span> komutu kullanımında, sorgu işletim fonksiyonları ile <text:span text:style-name="Kod_20__28_Yazı_29_">COPY</text:span> komutu içeren bir <text:span text:style-name="Yabancı_20_Italic">SQL</text:span> sorgu gönderiminin sonucunda dönecek olan <text:span text:style-name="Kod_20__28_Yazı_29_">PGresult</text:span> nesnesinin durumuna bakılarak bundan sonraki adımda ne yapılacağına karar verilir. Başarılı bir <text:span text:style-name="Kod_20__28_Yazı_29_">COPY</text:span> komutu gönderiminde dönecek olan <text:span text:style-name="Kod_20__28_Yazı_29_">PGresult</text:span> yapısı <text:span text:style-name="Kod_20__28_Yazı_29_">PGRES_COPY_IN</text:span> ya da <text:span text:style-name="Kod_20__28_Yazı_29_">PGRES_COPY_OUT</text:span> durumunda olacaktır. Gerekli <text:span text:style-name="Kod_20__28_Yazı_29_">COPY</text:span> durmuna sahip bir sorgu sonucu aldıktan sonra tanıtılacak olan fonksiyonları kullanarak, geçerli bağlantı üzerinde veri aktarımı ya da alımında bulunulabilir.</text:p>
      <text:p text:style-name="Not"><text:span text:style-name="T38">Sonuç yapısı belirtilen </text:span><text:span text:style-name="T25">COPY</text:span><text:span text:style-name="T38"> durumlarından birinde olmadığı halde aşağıdaki </text:span><text:span text:style-name="T25">COPY</text:span><text:span text:style-name="T38"> fonksiyonlarının kullanımı halinde, </text:span><text:span text:style-name="T25">no COPY in progress</text:span><text:span text:style-name="T38"> şeklinde bir hata mesajı ile karşılaşırsınız.</text:span></text:p>
      <text:p text:style-name="Text_20_body"><text:span text:style-name="Kod_20__28_Yazı_29_">COPY</text:span> işlemi içindeki veri alımı ya da aktarımı bittiği zaman, <text:span text:style-name="Kod_20__28_Yazı_29_">PQgetResult()</text:span> çağrılarak <text:span text:style-name="Kod_20__28_Yazı_29_">COPY</text:span> işleminin son durumu öğrenilir. Dönen durum <text:span text:style-name="Kod_20__28_Yazı_29_">PGRES_COMMAND_OK</text:span> ise işlemimiz sorunsuz gerçekleşmiş demektir; aksi halde <text:span text:style-name="Kod_20__28_Yazı_29_">PGRES_FATAL_ERROR</text:span> durumu döndürülecektir.</text:p>
      <text:p text:style-name="Text_20_body"><text:span text:style-name="Kod_20__28_Yazı_29_">COPY</text:span> komutu kullanan genel bir program işleyiş iskeleti şuna benzer olacaktır:</text:p>
      <text:p text:style-name="Kod"><text:span text:style-name="T3">/* COPY isteğimiz karşı tarafa iletilir. */</text:span><text:line-break/>sonuc = <text:span text:style-name="T4">PQexec</text:span>(baglanti, “COPY ...”);<text:line-break/><text:line-break/><text:span text:style-name="T3">/* Gelen sonucu kontrol ediyoruz. */</text:span><text:line-break/>if (<text:span text:style-name="T4">PQresultStatus</text:span>(sonuc) != PGRES_COPY_...) {<text:line-break/> <text:s text:c="3"/>fprintf(stderr, “COPY sorgusu sonucu beklenen durum dönmedi!\n”);<text:line-break/> <text:s text:c="3"/>...<text:line-break/>} else<text:line-break/> <text:s text:c="3"/><text:span text:style-name="T4">PQclear</text:span>(sonuc); <text:span text:style-name="T3">/* Bundan sonra işimize yaramayacak sonuç yapısını temizliyoruz. */</text:span><text:line-break/><text:line-break/><text:span text:style-name="T3">/*<text:line-break/> * COPY isteğimize göre, libpq kütüphane fonksiyonlarını<text:line-break/> * kullanarak veri aktarımını gerçekleştiriyoruz.<text:line-break/> */</text:span><text:line-break/><text:line-break/><text:span text:style-name="T3">/* (Veri gönderiminde bulunduysak COPY işlemini sonlandırıyoruz.) */</text:span><text:line-break/><text:line-break/><text:span text:style-name="T3">/* COPY bittikten sonra, son durumu öğreniyoruz. */</text:span><text:line-break/>sonuc = <text:span text:style-name="T4">PQgetResult</text:span>(conn);<text:line-break/>if (<text:span text:style-name="T4">PQresultStatus</text:span>(sonuc) != <text:span text:style-name="T4">PGRES_COMMAND_OK</text:span>) {<text:line-break/> <text:s text:c="3"/>fprintf(stderr, “COPY sonucu beklenmeyen bir hata oluştu!\n”);<text:line-break/> <text:s text:c="3"/>...<text:line-break/>} else {<text:line-break/> <text:s text:c="3"/>printf(“COPY sorugusu başarı ile tamamlandı.\n”);<text:line-break/> <text:s text:c="3"/><text:span text:style-name="T4">PQclear</text:span>(sonuc);<text:line-break/>}</text:p>
      <text:p text:style-name="Text_20_body">İlk önce nasıl veri alabileceğimize bakalım. Herhangi bir <text:span text:style-name="Kod_20__28_Yazı_29_">COPY tabloadi TO STDOUT</text:span> tipinde sorgu sonucu dönecek olan veriyi <text:span text:style-name="Kod_20__28_Yazı_29_">PQgetCopyData()</text:span> fonksiyonu yardımıyla alabiliriz. Bu fonksiyonu inceleyecek olursak:</text:p>
      <text:p text:style-name="İşlev_20_Başlığı">int<text:line-break/><text:span text:style-name="T4">PQgetCopyData</text:span>(PGconn <text:s/>*baglanti,<text:line-break/> <text:s text:c="13"/>char <text:s text:c="2"/>**katar_isaretcisi,<text:line-break/> <text:s text:c="13"/>int <text:s text:c="5"/>baglanti_tipi);</text:p>
      <text:p text:style-name="Text_20_body"><text:span text:style-name="Kod_20__28_Yazı_29_">PQgetCopyData()</text:span> fonksiyonu, <text:span text:style-name="Kod_20__28_Yazı_29_">PGRES_COPY_OUT</text:span> durumunda olan bir <text:span text:style-name="Kod_20__28_Yazı_29_">PGresult</text:span> sonuç yapısından dönen veriyi, her çağrılışında bir satır okumak suretiyle, bellekte ayırdığı bir karakter alanına atıp, fonksiyona paramtere olarak geçilen katar işaretçisini, ayırdığı bu alanı gösterecek şekilde değiştirdikten sonra, okuduğu satır uzunluğunu (her zaman 0'dan büyük olacak şekilde) kendisini çağırana döndürür.</text:p>
      <text:p text:style-name="Not"><text:span text:style-name="Kod_20__28_Yazı_29__20_Küçük">COPY</text:span> komutunun sonucu <text:span text:style-name="Kod_20__28_Yazı_29__20_Küçük">PGRES_COPY_OUT</text:span> değilse, fonksiyon çalışmayacaktır.</text:p>
      <text:p text:style-name="Text_20_body">Sonuç olarak, o an için hiçbir veri yoksa (bağlantı tipi asenkron olarak belirtildiğinde gerçekleşir bu durum) 0, verinin sonuna gelindiyse -1 ve bir hata durumunda da -2 değerini döndürecektir.</text:p>
      <text:p text:style-name="Not">Fonksiyona parametre olarak geçilen katar işaretçisi <text:span text:style-name="Kod_20__28_Yazı_29__20_Küçük">NULL</text:span> olmamalıdır ve döndürülecek olan katar ile işimiz bittiğinde ise <text:span text:style-name="Kod_20__28_Yazı_29__20_Küçük">PQfreemem()</text:span> ile bellekten bırakılması gerekir.</text:p>
      <text:p text:style-name="Text_20_body">Fonksiyona parametre olarak girilen bağlantı tipi eğer 1 ise bağlantı asenkron, 0 ise <text:s/>senkron olarak algılanacaktır. Senkron bir bağlantıda <text:span text:style-name="Kod_20__28_Yazı_29_">PQgetCopyData()</text:span> gelecek veri için bekleyecek olurken, asenkron bir bağlantıda okunacak bir veri o an mevcut değilse fonksiyon 0 değerini döneceğinden beklenmek zorunda kalınmayacaktır. Onun yerine soket bir kez daha okunabilir olana kadar uygulama akışı içinde programa devam edilip, soket tekrar okunabilir olduğunda - <text:span text:style-name="Kod_20__28_Yazı_29_">PQconsumeInput()</text:span> ile gelen veri alındıktan sonra - <text:span text:style-name="Kod_20__28_Yazı_29_">PQgetCopyData()</text:span> fonksiyonu yeniden çağırılabilir.</text:p>
      <text:p text:style-name="Text_20_body">Genel bir <text:span text:style-name="Kod_20__28_Yazı_29_">PQgetCopyData()</text:span> işleyişinin iskeleti şu şekilde olacaktır.</text:p>
      <text:p text:style-name="Kod"><text:span text:style-name="T4">PGresult</text:span> *sonuc;<text:line-break/>int <text:s text:c="5"/>cpsonuc;<text:line-break/>char <text:s text:c="4"/>*satir;<text:line-break/><text:line-break/><text:span text:style-name="T3">/* COPY isteğimizi gönderiyoruz. */</text:span><text:line-break/>sonuc = <text:span text:style-name="T4">PQexec</text:span>(baglanti, “COPY ornektablo TO STDOUT”);<text:line-break/>if (<text:span text:style-name="T4">PQresultStatus</text:span>(sonuc) != <text:span text:style-name="T4">PGRES_COPY_OUT</text:span>)<text:line-break/> <text:s text:c="3"/><text:span text:style-name="Kod_20_-_20_Comment">/* Beklenmeyen bir hata oluştu. */</text:span><text:line-break/>else<text:line-break/> <text:s text:c="3"/><text:span text:style-name="T4">PQclear</text:span>(sonuc);<text:line-break/><text:line-break/><text:span text:style-name="T3">/*<text:line-break/> * Burada soketin okunabilir olduğu ile ilgili kod kısmını atlamak<text:line-break/> * için PQgetCopyData() fonksiyonunu senkron olarak çağırıyoruz.<text:line-break/> */</text:span><text:line-break/>while ((cpsonuc = <text:span text:style-name="T4">PQgetCopyData</text:span>(conn, &amp;satir, 0)))<text:line-break/>{<text:line-break/> <text:s text:c="3"/>if (cpsonuc == -1)<text:line-break/> <text:s text:c="7"/><text:span text:style-name="T3">/* COPY aktarımının sonuna gelindi. */</text:span><text:line-break/> <text:s text:c="3"/>else if (cpsonuc == -2)<text:line-break/> <text:s text:c="7"/><text:span text:style-name="T3">/* Hata oluştu. */</text:span><text:line-break/><text:line-break/> <text:s text:c="3"/><text:span text:style-name="T4">PQfreemem(satir);</text:span><text:line-break/>}<text:line-break/><text:line-break/><text:span text:style-name="T3">/* Son durum PQgetResult() ile alınıp kontrol edilecek. */</text:span></text:p>
      <text:p text:style-name="Text_20_body"><text:span text:style-name="Kod_20__28_Yazı_29_">COPY</text:span> komutu ile veri alımının nasıl olacağı hakkında bahsettiğimize göre, şimdi de <text:span text:style-name="Kod_20__28_Yazı_29_">COPY tabloadi FROM STDIN</text:span> tipinde bir sorgu ile sunucuya nasıl veri gönderebileceğimize bakalım. Bunun için <text:span text:style-name="Kod_20__28_Yazı_29_">COPY</text:span> sorgusunu başlattığımızda dönen <text:span text:style-name="Kod_20__28_Yazı_29_">PGresult</text:span> yapısının durumunun <text:span text:style-name="Kod_20__28_Yazı_29_">PGRES_COPY_IN</text:span> olduğundan emin olduktan sonra aşağıdaki fonksiyonları kullanabiliriz.</text:p>
      <text:p text:style-name="İşlev_20_Başlığı">int<text:line-break/><text:span text:style-name="T4">PQputCopyData</text:span>(PGconn <text:s text:c="4"/>*baglanti,<text:line-break/> <text:s text:c="13"/>const char *katar,<text:line-break/> <text:s text:c="13"/>int <text:s text:c="8"/>katar_uzunlugu);</text:p>
      <text:p text:style-name="Text_20_body"><text:span text:style-name="Kod_20__28_Yazı_29_">PQputCopyData()</text:span> fonksiyonu, <text:span text:style-name="Kod_20__28_Yazı_29_">PGresult</text:span> yapısı <text:span text:style-name="Kod_20__28_Yazı_29_">PGRES_COPY_IN</text:span> dönen bir <text:span text:style-name="Kod_20__28_Yazı_29_">COPY</text:span> sorgu başlangıcı sonucunda, parametre olarak aldığı katarın, belirtilen uzunluktaki kısmını sunucuya göndermeye çalışır.</text:p>
      <text:p text:style-name="Not"><text:span text:style-name="Kod_20__28_Yazı_29__20_Küçük">COPY</text:span> komutunun sonucu <text:span text:style-name="Kod_20__28_Yazı_29__20_Küçük">PGRES_COPY_IN</text:span> değilse, fonksiyon çalışmayacaktır.</text:p>
      <text:p text:style-name="Text_20_body">Başarı olduğu durumda 1, verinin hepsinin gönderilemediği durumda (ki bu ancak asenkron bir bağlantıda gerçekleşebilir) 0 ya da gönderimin başarısız olduğu durumda -1 değerini kendisini çağırana döndürecektir.</text:p>
      <text:p text:style-name="Not"><text:span text:style-name="Kod_20__28_Yazı_29__20_Küçük">PQputCopyData()</text:span> sonucunun 0 döndüğü bir durumda, <text:span text:style-name="Kod_20__28_Yazı_29__20_Küçük">PQflush()</text:span> kullanıldıktan sonra soket tekrar yazılabilir duruma gelene kadar beklenerek gönderim tekrarlanır.</text:p>
      <text:p text:style-name="Text_20_body"><text:span text:style-name="Kod_20__28_Yazı_29_">PQputCopyData()</text:span> fonksiyonu ile veri uzunluğunu belirtikten sonra istediğiniz uzunlukta katar gönderimini sağlayabileceğiniz gibi, bunu parçalar halinde göndermeyi de deneyebilirsiniz. Sadece gönderdiğiniz katarın <text:span text:style-name="Kod_20__28_Yazı_29_">COPY</text:span> komutunca anlaşılabilecek bir yapıyı (ayraçlar, yeni satır (<text:span text:style-name="Kod_20__28_Yazı_29_">\n</text:span>) karakterleri, vs.) sağladığından emin olmasınınız.</text:p>
      <text:p text:style-name="İşlev_20_Başlığı">int<text:line-break/><text:span text:style-name="T4">PQputCopyEnd</text:span>(PGconn *baglanti, const char *hata_mesajı);</text:p>
      <text:p text:style-name="Text_20_body"><text:span text:style-name="Kod_20__28_Yazı_29_">PQputCopyEnd()</text:span> fonksiyonu, <text:span text:style-name="Kod_20__28_Yazı_29_">PGRES_COPY_IN</text:span> durumunda olan bir bağlantıda, <text:span text:style-name="Kod_20__28_Yazı_29_">PQputCopyData()</text:span> fonksiyonu ile başladığımız veri aktarımının bittiğini sunucuya bildirir.</text:p>
      <text:p text:style-name="Not"><text:span text:style-name="Kod_20__28_Yazı_29__20_Küçük">PQputCopyEnd()</text:span> kullanılarak veri aktarımının bitiminin belirtildiği bir durumda, gönderilen verinin en son satırında <text:span text:style-name="Kod_20__28_Yazı_29__20_Küçük">\.</text:span> katarının kullanımına gerek kalmamaktadır.</text:p>
      <text:p text:style-name="Text_20_body">Parametre olarak girilen hata mesajı <text:span text:style-name="Kod_20__28_Yazı_29_">NULL</text:span> ise veri aktarmının sona erdiği bildirilirken, <text:span text:style-name="Kod_20__28_Yazı_29_">NULL</text:span>'dan farklı bir katar içeriyorsa, veri aktarımı kasıtlı olarak kesilip iptal edildiği anlamına gelir ve hata mesajı olarak da girilen parametre kullanılır.</text:p>
      <text:p text:style-name="Not">Sunucudan dönecek olan hata mesajı katarında, eğer sunucuda <text:span text:style-name="Kod_20__28_Yazı_29__20_Küçük">PQputCopyEnd()</text:span> çağrılmadan daha önce bir hata oluşmuşsa parametre olarak gönderdiğiniz hata mesajı yerine, sunucunun kendi döndürdüğü hata mesajı kullanılacaktır.</text:p>
      <text:p text:style-name="Text_20_body">Fonksiyonun başarılı olması durumunda 1, sonlandırma bildiriminin tamamen iletilememesi durumunda 0 (ki bu ancak asenkron bir bağlantıda meydana gelebilir), bir hata durumunda ise -1 değeri döndürülecektir.</text:p>
      <text:p text:style-name="Not">Veri aktarımının kesilip iptal edilmesi özelliği 3.0 öncesi protokollerde çalışmayacaktır. 3.0 öncesi protokollerde <text:span text:style-name="Kod_20__28_Yazı_29__20_Küçük">PQputCopyEnd()</text:span> ile birlikte bir hata mesajının belirtildiği durumda <text:span text:style-name="Kod_20__28_Yazı_29__20_Küçük">function requires at least protocol version 3.0</text:span> şeklinde bir mesaj düşülecek ve <text:span text:style-name="Kod_20__28_Yazı_29__20_Küçük">COPY</text:span> işlemi sonlandırılmayacak olup -1 değeri döndürülecektir. Bu yüzden 2.0 ve öncesi protokollerde <text:span text:style-name="Kod_20__28_Yazı_29__20_Küçük">COPY</text:span> ile veri iletiminin sonlandırılması için hata mesajı değeri olarak <text:span text:style-name="Kod_20__28_Yazı_29__20_Küçük">NULL</text:span> gönderilmedilir.</text:p>
      <text:p text:style-name="Text_20_body"><text:span text:style-name="T19">PQputCopyData()</text:span><text:span text:style-name="T20"> ve </text:span><text:span text:style-name="Source_20_Text"><text:span text:style-name="T19">PQputCopyEnd()</text:span></text:span><text:span text:style-name="T20"> fonksiyonlarını kullanarak oluşturulan bir </text:span><text:span text:style-name="Source_20_Text"><text:span text:style-name="T19">COPY</text:span></text:span><text:span text:style-name="T20"> ile veri iletiminde, programın işleyiş mantığı veri alırken uyguladığımıza çok benzerdir. Örnek bir program iskeleti oluşturacak olursak:</text:span></text:p>
      <text:p text:style-name="Kod"><text:span text:style-name="T4">PGresult</text:span> *sonuc;<text:line-break/>int <text:s text:c="6"/>cpsonuc;<text:line-break/>char <text:s text:c="4"/>*s;<text:line-break/><text:line-break/><text:span text:style-name="T39">/*<text:line-break/> * Karşı tarafa COPY ... FROM STDIN isteğimiz gönderilir.<text:line-break/> * Dönen sonuç PGRES_COPY_IN olduğu durumda programın<text:line-break/> * normal akışına aynen devam edilir.<text:line-break/> */</text:span><text:span text:style-name="T40"><text:line-break/><text:line-break/></text:span><text:span text:style-name="T39">/*<text:line-break/> * Soketin yazılabilir olduğuna dair işlemler için gerekli koddan<text:line-break/> * kaçınıp, senkron bir veri transferi kuruyoruz.<text:line-break/> */</text:span><text:line-break/>if (<text:span text:style-name="T4">PQsetnonblocking</text:span>(baglanti, 0) != 0)<text:line-break/>{<text:line-break/> <text:s text:c="3"/>fprintf(stderr, “Bağlantı asenkron hale getirilirken hata oluştu.\n”);<text:line-break/> <text:s text:c="3"/>...<text:line-break/>}<text:line-break/><text:line-break/><text:span text:style-name="T3">/*<text:line-break/> * Çoğu zaman, döngüye girilerek s içindeki veri değiştirilmek<text:line-break/> * sureti ile, PQputCopyData() ard arda çağrılır.<text:line-break/> */</text:span><text:line-break/>while (...)<text:line-break/>{<text:line-break/> <text:s text:c="3"/><text:span text:style-name="T3">/* s içine gerekli katarın atamasını gerçekleştiriyoruz. */</text:span><text:line-break/><text:line-break/> <text:s text:c="2"/><text:span text:style-name="Kod_20_-_20_Comment"><text:s/></text:span><text:span text:style-name="T3">/*<text:line-break/> <text:s text:c="4"/>* Gönderdiğimiz verinin karakter katarı olduğunu farzedip,<text:line-break/> <text:s text:c="4"/>* katar uzunluğu için strlen() fonksiyonunu kullanıyoruz.<text:line-break/> <text:s text:c="4"/>*/</text:span><text:line-break/> <text:s text:c="3"/>cpsonuc = <text:span text:style-name="T4">PQputCopyData</text:span>(baglanti, s, strlen(s));<text:line-break/> <text:s text:c="3"/>if (cpsonuc != 1)<text:line-break/> <text:s text:c="3"/>{<text:line-break/> <text:s text:c="7"/>fprintf(stderr, “PQputCopyData() hata döndürdü! [%d]\n%s”,<text:line-break/> <text:s text:c="15"/>cpsonuc, <text:span text:style-name="T4">PQerrorMessage</text:span>(baglanti));<text:line-break/> <text:s text:c="7"/>...<text:line-break/> <text:s text:c="3"/>}<text:line-break/> <text:s text:c="3"/>...<text:line-break/>}<text:line-break/><text:line-break/><text:span text:style-name="T3">/*<text:line-break/> * Veriyi karşı tarafa başarı ile ilettikten sonra,<text:line-break/> * gönderimin sonlandığını bildiriyoruz.<text:line-break/> */</text:span><text:line-break/>cpsonuc = <text:span text:style-name="T4">PQputCopyEnd</text:span>(baglanti, NULL);<text:line-break/>if (cpsonuc != 1)<text:line-break/>{<text:line-break/> <text:s text:c="3"/>fprintf(stderr, “PQputCopyEnd() hata döndürdü! [%d]\n%s”,<text:line-break/> <text:s text:c="11"/>cpsonuc, <text:span text:style-name="T4">PQerrorMessage</text:span>(baglanti));<text:line-break/> <text:s text:c="3"/>...<text:line-break/>}<text:line-break/>else<text:line-break/>{<text:line-break/> <text:s text:c="3"/>printf(“Veri aktarımı başarı ile sonlandırıldı.\n”);<text:line-break/> <text:s text:c="3"/>...<text:line-break/>}<text:line-break/><text:line-break/><text:span text:style-name="T3">/* PQgetResult() ile son duruma bakıp program akışına devam ediyoruz. */</text:span></text:p>
      <text:h text:style-name="Heading_20_2" text:outline-level="2">Sorgu Sonuçları Üzerinde İşlemler</text:h>
      <text:p text:style-name="Text_20_body">Bu bölüme kadar, veritabanı ile nasıl başarılı bir bağlantı kurup, bunu nasıl denetleyeceğimiz ve ardından bu bağlantı üzerinden veritabanı sunucusu üzerinde nasıl sorgulama işlemleri gerçekleştirebileceğimiz üzerinde durmaya çalıştık. Bu bölümde ise, yapılan sorgular sonucunda dönen yapıları işleyen fonksiyonlar hakkında bahsedeceğiz.</text:p>
      <text:p text:style-name="Not">Her tablonun satır ve sütun kısmı da bir dizi gibi düşünülmesi gerektiğinden (dizilerin indislerinin 0'dan başladığı göz önüne alınacak olursa) inceleyeğimiz tüm satır ve sütun numarası içeren fonksiyonların, döndürdükleri ve parametre olarak alacakları satır ve sütun numaralarının 0'dan başlayacak olmasına dikkat ediniz.</text:p>
      <text:h text:style-name="Heading_20_3" text:outline-level="3">Sonuç Hakkında Durum Bilgisi</text:h>
      <text:p text:style-name="Text_20_body">Sorgu sonucu, <text:span text:style-name="Kod_20__28_Yazı_29_">PGresult</text:span> yapısı içinde dönen bir sonuç hakkında durum bilgisi elde etmek için bu bölümde tanıtılacak fonksiyonları kullanabilirsiniz.</text:p>
      <text:p text:style-name="İşlev_20_Başlığı">ExecStatusType<text:line-break/><text:span text:style-name="T4">PQresultStatus</text:span>(const PGresult *sonuc);</text:p>
      <text:p text:style-name="Text_20_body"><text:span text:style-name="Kod_20__28_Yazı_29_">PQresultStatus()</text:span> fonksiyonu, sunucu üstünde çalıştırılan bir sorgunun sonuç durumunu öğrenmemizi sağlar. Döndürdüğü <text:span text:style-name="Kod_20__28_Yazı_29_">ExecStatusType</text:span> numaralandırılmış dizisi ve dizi elemanlarının açıklaması şu şekildedir:</text:p>
      <text:p text:style-name="Kod"><text:span text:style-name="T41">typedef enum<text:line-break/>{<text:line-break/> <text:s text:c="3"/></text:span><text:span text:style-name="T23">PGRES_EMPTY_QUERY <text:s text:c="3"/></text:span><text:span text:style-name="Teletype"><text:span text:style-name="T24">/* Sunucuya gönderilen SQL komutu boş ya da<text:line-break/> <text:s text:c="27"/>herhangi bir sorgu içermiyor. */</text:span></text:span><text:span text:style-name="T23"><text:line-break/> <text:s text:c="3"/></text:span><text:span text:style-name="Teletype"><text:span text:style-name="T23">PGRES_COMMAND_OK <text:s text:c="4"/></text:span></text:span><text:span text:style-name="Teletype"><text:span text:style-name="Teletype"><text:span text:style-name="T24">/* Sorgu başarı ile gerçekleşti ve sonuç<text:line-break/> <text:s text:c="27"/>olarak bir veri geri döndürmedi. */</text:span></text:span></text:span><text:span text:style-name="Teletype"><text:span text:style-name="T23"><text:line-break/> <text:s text:c="3"/></text:span></text:span><text:span text:style-name="Teletype"><text:span text:style-name="Teletype"><text:span text:style-name="T23">PGRES_TUPLES_OK <text:s text:c="5"/></text:span></text:span></text:span><text:span text:style-name="Teletype"><text:span text:style-name="Teletype"><text:span text:style-name="Teletype"><text:span text:style-name="T24">/* Sorgu başarı ile gerçekleşti ve<text:line-break/> <text:s text:c="27"/>sonuç olarak geri veri döndürdü. */</text:span></text:span></text:span></text:span><text:span text:style-name="Teletype"><text:span text:style-name="Teletype"><text:span text:style-name="T23"><text:line-break/> <text:s text:c="3"/></text:span></text:span></text:span><text:span text:style-name="Teletype"><text:span text:style-name="Teletype"><text:span text:style-name="Teletype"><text:span text:style-name="T23">PGRES_COPY_IN <text:s text:c="7"/></text:span></text:span></text:span></text:span><text:span text:style-name="Teletype"><text:span text:style-name="Teletype"><text:span text:style-name="Teletype"><text:span text:style-name="Teletype"><text:span text:style-name="T24">/* COPY komutu ile sunucu tarafına<text:line-break/> <text:s text:c="27"/>veri aktarma konumunda. */</text:span></text:span></text:span></text:span></text:span><text:span text:style-name="Teletype"><text:span text:style-name="Teletype"><text:span text:style-name="Teletype"><text:span text:style-name="T23"><text:line-break/> <text:s text:c="3"/></text:span></text:span></text:span></text:span><text:span text:style-name="Teletype"><text:span text:style-name="Teletype"><text:span text:style-name="Teletype"><text:span text:style-name="Teletype"><text:span text:style-name="T23">PGRES_COPY_OUT <text:s text:c="6"/></text:span></text:span></text:span></text:span></text:span><text:span text:style-name="Teletype"><text:span text:style-name="Teletype"><text:span text:style-name="Teletype"><text:span text:style-name="Teletype"><text:span text:style-name="Teletype"><text:span text:style-name="T24">/* COPY komutu ile sunucudan istemciye<text:line-break/> <text:s text:c="27"/>veri alımı konumunda. */</text:span></text:span></text:span></text:span></text:span></text:span><text:span text:style-name="Teletype"><text:span text:style-name="Teletype"><text:span text:style-name="Teletype"><text:span text:style-name="Teletype"><text:span text:style-name="T23"><text:line-break/> <text:s text:c="3"/></text:span></text:span></text:span></text:span></text:span><text:span text:style-name="Teletype"><text:span text:style-name="Teletype"><text:span text:style-name="Teletype"><text:span text:style-name="Teletype"><text:span text:style-name="Teletype"><text:span text:style-name="T23">PGRES_BAD_RESPONSE <text:s text:c="2"/></text:span></text:span></text:span></text:span></text:span></text:span><text:span text:style-name="Teletype"><text:span text:style-name="Teletype"><text:span text:style-name="Teletype"><text:span text:style-name="Teletype"><text:span text:style-name="Teletype"><text:span text:style-name="Teletype"><text:span text:style-name="T24">/* Sunucu tarafından döndürülen<text:line-break/> <text:s text:c="27"/>değer anlaşılamadı. */</text:span></text:span></text:span></text:span></text:span></text:span></text:span><text:span text:style-name="Teletype"><text:span text:style-name="Teletype"><text:span text:style-name="Teletype"><text:span text:style-name="Teletype"><text:span text:style-name="Teletype"><text:span text:style-name="T23"><text:line-break/> <text:s text:c="3"/></text:span></text:span></text:span></text:span></text:span></text:span><text:span text:style-name="Teletype"><text:span text:style-name="Teletype"><text:span text:style-name="Teletype"><text:span text:style-name="Teletype"><text:span text:style-name="Teletype"><text:span text:style-name="Teletype"><text:span text:style-name="T23">PGRES_NONFATAL_ERROR </text:span></text:span></text:span></text:span></text:span></text:span></text:span><text:span text:style-name="Teletype"><text:span text:style-name="Teletype"><text:span text:style-name="Teletype"><text:span text:style-name="Teletype"><text:span text:style-name="Teletype"><text:span text:style-name="Teletype"><text:span text:style-name="Teletype"><text:span text:style-name="T24">/* Kritik öneme sahip olmayan bir hata<text:line-break/> <text:s text:c="27"/>(hatırlatma ya da uyarı) oluştu. */</text:span></text:span></text:span></text:span></text:span></text:span></text:span></text:span><text:span text:style-name="Teletype"><text:span text:style-name="Teletype"><text:span text:style-name="Teletype"><text:span text:style-name="Teletype"><text:span text:style-name="Teletype"><text:span text:style-name="Teletype"><text:span text:style-name="T23"><text:line-break/> <text:s text:c="3"/></text:span></text:span></text:span></text:span></text:span></text:span></text:span><text:span text:style-name="Teletype"><text:span text:style-name="Teletype"><text:span text:style-name="Teletype"><text:span text:style-name="Teletype"><text:span text:style-name="Teletype"><text:span text:style-name="Teletype"><text:span text:style-name="Teletype"><text:span text:style-name="T23">PGRES_FATAL_ERROR <text:s text:c="3"/></text:span></text:span></text:span></text:span></text:span></text:span></text:span></text:span><text:span text:style-name="Teletype"><text:span text:style-name="Teletype"><text:span text:style-name="Teletype"><text:span text:style-name="Teletype"><text:span text:style-name="Teletype"><text:span text:style-name="Teletype"><text:span text:style-name="Teletype"><text:span text:style-name="Teletype"><text:span text:style-name="T24">/* Kritik bir hata oluştu. (Bu tür uyarılar, ileriki<text:line-break/> <text:s text:c="27"/>bölümlerde göreceğimiz, uyarı işlemcilerine aktarılır.) */</text:span></text:span></text:span></text:span></text:span></text:span></text:span></text:span></text:span><text:span text:style-name="Teletype"><text:span text:style-name="Teletype"><text:span text:style-name="Teletype"><text:span text:style-name="Teletype"><text:span text:style-name="Teletype"><text:span text:style-name="Teletype"><text:span text:style-name="Teletype"><text:span text:style-name="T23"><text:line-break/>} ExecStatusType;</text:span></text:span></text:span></text:span></text:span></text:span></text:span></text:span></text:p>
      <text:p text:style-name="İşlev_20_Başlığı"><text:span text:style-name="Kod_20__28_Yazı_29_">char *<text:line-break/></text:span><text:span text:style-name="T37">PQresStatus</text:span><text:span text:style-name="Kod_20__28_Yazı_29_">(ExecStatusType durum);</text:span></text:p>
      <text:p text:style-name="Text_20_body"><text:span text:style-name="T8">PQresStatus()</text:span><text:span text:style-name="T38"> fonksiyonu, </text:span><text:span text:style-name="T8">PQresultStatus()</text:span><text:span text:style-name="T38"> tarafından döndürülen listece numaralandılırılmış (</text:span><text:span text:style-name="T9">enumarated</text:span><text:span text:style-name="T38">) durum değerlerinin, kelime katarı hallerini (</text:span><text:span text:style-name="T8">PGRES_EMPTY_QUERY</text:span><text:span text:style-name="T7">, </text:span><text:span text:style-name="Teletype"><text:span text:style-name="T8">PGRES_COMMAND_OK,</text:span></text:span><text:span text:style-name="T7"> vs. gibi)</text:span><text:span text:style-name="T38"> kendisini çağırana döndürür.</text:span></text:p>
      <text:p text:style-name="İşlev_20_Başlığı">char *<text:line-break/><text:span text:style-name="T4">PQresultErrorMessage</text:span>(const PGresult *sonuc);</text:p>
      <text:p text:style-name="Text_20_body"><text:span text:style-name="Kod_20__28_Yazı_29_">PQresultErrorMessage()</text:span> fonksiyonu, kendisine parametre olarak geçilen sonucun yapılan en son sorgulamasında herhangi bir hata oluşmuşsa, ilgili hata mesajını; sorgu sorunsuz gerçekleşmişse boş bir karakter katarını döndürür. (Dönen hata mesajı yeni satır karakteri içerecektir.)</text:p>
      <text:p text:style-name="Not"><text:span text:style-name="Kod_20__28_Yazı_29__20_Küçük">PQexec()</text:span> yada <text:span text:style-name="Kod_20__28_Yazı_29__20_Küçük">PQgetResult()</text:span> ile bir sorgu sonucunda oluşan hatanın hemen ardından <text:span text:style-name="Kod_20__28_Yazı_29__20_Küçük">PQerrorMessage()</text:span> fonksiyonu çağrısı, <text:span text:style-name="Kod_20__28_Yazı_29__20_Küçük">PQresultErrorMessage()</text:span> ile aynı hata mesajını döndürecektir. Fakat hata mesajının elde edildiği <text:span text:style-name="Kod_20__28_Yazı_29__20_Küçük">PGresult</text:span> yapısı bellekten bırakılana kadar sahip olduğu hata mesajını koruyacak olurken, <text:span text:style-name="Kod_20__28_Yazı_29__20_Küçük">PQerrorMessage()</text:span> fonksiyonunun tuttuğu mesaj her sorgu sonucunda değişecektir.</text:p>
      <text:p text:style-name="İşlev_20_Başlığı">char *<text:line-break/><text:span text:style-name="T4">PQresultErrorField</text:span>(const PGresult *sonuc, int alan_kodu);</text:p>
      <text:p text:style-name="Text_20_body"><text:span text:style-name="Kod_20__28_Yazı_29_">PQresultErrorField()</text:span> fonksiyonu, herhangi bir sorgulama sonucunda doğan hata sebebiyle oluşan hata metninin istenilen alanını kendisini çağırana döndürecektir. (Dönen hata mesajı yeni satır karakteri içermeyecektir.) Çağrı sonucu dönen bir <text:span text:style-name="Kod_20__28_Yazı_29_">NULL</text:span> değeri böyle bir hata alanı bulunmadığını, ya da parametre olarak gönderilen sorgulama sonucunda hata veya bir uyarının oluşmadığını belirtir.</text:p>
      <text:p text:style-name="Text_20_body">Fonksiyona parametre olarak göndermek üzere aşağıdaki alan kodlarını kullanabilirsiniz.</text:p>
      <table:table table:name="Table7" table:style-name="Table7">
        <table:table-column table:style-name="Table7.A"/>
        <table:table-column table:style-name="Table7.B"/>
        <table:table-row>
          <table:table-cell table:style-name="Table7.A1" office:value-type="string">
            <text:p text:style-name="Table_20_Contents"><text:span text:style-name="Kod_20__28_Yazı_29__20_Küçük">PG_DIAG_SEVERITY</text:span></text:p>
          </table:table-cell>
          <table:table-cell table:style-name="Table7.B1" office:value-type="string">
            <text:p text:style-name="Textformatvorlage"><text:span text:style-name="T42">Dönen mesajın önemini içerir. Eğer dönen bir hata mesajı ise </text:span><text:span text:style-name="Tablo_20_Küçük"><text:span text:style-name="T43">ERROR</text:span></text:span><text:span text:style-name="T44">, </text:span><text:span text:style-name="Tablo_20_Küçük"><text:span text:style-name="T43">FATAL</text:span></text:span><text:span text:style-name="T44">, </text:span><text:span text:style-name="Tablo_20_Küçük"><text:span text:style-name="T43">PANIC</text:span></text:span><text:span text:style-name="T44"> değerlerinden birini; bir uyarı mesajı ise </text:span><text:span text:style-name="Tablo_20_Küçük"><text:span text:style-name="T43">WARNING</text:span></text:span><text:span text:style-name="T44">, </text:span><text:span text:style-name="Tablo_20_Küçük"><text:span text:style-name="T43">NOTICE</text:span></text:span><text:span text:style-name="T44">, </text:span><text:span text:style-name="Tablo_20_Küçük"><text:span text:style-name="T43">DEBUG</text:span></text:span><text:span text:style-name="T44">, </text:span><text:span text:style-name="Tablo_20_Küçük"><text:span text:style-name="T43">INFO</text:span></text:span><text:span text:style-name="T44">, </text:span><text:span text:style-name="Tablo_20_Küçük"><text:span text:style-name="T43">LOG</text:span></text:span><text:span text:style-name="T44"> değerlerinden birini yada bunların yerel değişkenlerce tanımlanmış çevirilerini döndürür.</text:span></text:p>
          </table:table-cell>
        </table:table-row>
        <table:table-row>
          <table:table-cell table:style-name="Table7.A2" office:value-type="string">
            <text:p text:style-name="Table_20_Contents"><text:span text:style-name="Kod_20__28_Yazı_29__20_Küçük">PG_DIAG_SQLSTATE</text:span></text:p>
          </table:table-cell>
          <table:table-cell table:style-name="Table7.B2" office:value-type="string">
            <text:p text:style-name="P25"><text:span text:style-name="Tablo_20_Küçük">Hata yada uyarının </text:span><text:span text:style-name="Tablo_20_Küçük"><text:span text:style-name="Kod_20__28_Yazı_29__20_Küçük">SQLSTATE</text:span></text:span><text:span text:style-name="Tablo_20_Küçük"> kodunu</text:span><text:span text:style-name="Tablo_20_Küçük"><text:note text:id="ftn11" text:note-class="footnote"><text:note-citation>11</text:note-citation><text:note-body><text:p text:style-name="Footnote">T<text:span text:style-name="T27">üm bir kod listesi için kitabın arkasında yer alan PostgreSQL Hata Kodları kısmına bakabilirsiniz.</text:span></text:p></text:note-body></text:note></text:span><text:span text:style-name="Tablo_20_Küçük"> döndürür.</text:span></text:p>
          </table:table-cell>
        </table:table-row>
        <table:table-row>
          <table:table-cell table:style-name="Table7.A2" office:value-type="string">
            <text:p text:style-name="Table_20_Contents"><text:span text:style-name="Kod_20__28_Yazı_29__20_Küçük">PG_DIAG_MESSAGE_PRIMARY</text:span></text:p>
          </table:table-cell>
          <table:table-cell table:style-name="Table7.B2" office:value-type="string">
            <text:p text:style-name="P25"><text:span text:style-name="Tablo_20_Küçük">Kullanıcı tarafından anlaşılabilir tek satırlık açıklama.</text:span></text:p>
          </table:table-cell>
        </table:table-row>
        <table:table-row>
          <table:table-cell table:style-name="Table7.A2" office:value-type="string">
            <text:p text:style-name="Table_20_Contents"><text:span text:style-name="Kod_20__28_Yazı_29__20_Küçük">PG_DIAG_MESSAGE_DETAIL</text:span></text:p>
          </table:table-cell>
          <table:table-cell table:style-name="Table7.B2" office:value-type="string">
            <text:p text:style-name="P25"><text:span text:style-name="Tablo_20_Küçük">Sorun hakkında daha fazla bilgi içeren isteğe bağlı (genelde bir satırdan daha fazla olan) açıklama.</text:span></text:p>
          </table:table-cell>
        </table:table-row>
        <table:table-row>
          <table:table-cell table:style-name="Table7.A2" office:value-type="string">
            <text:p text:style-name="Table_20_Contents"><text:span text:style-name="Kod_20__28_Yazı_29__20_Küçük">PG_DIAG_MESSAGE_HINT</text:span></text:p>
          </table:table-cell>
          <table:table-cell table:style-name="Table7.B2" office:value-type="string">
            <text:p text:style-name="P25"><text:span text:style-name="Tablo_20_Küçük">Sorunun neden kaynaklı olup nasıl çözülebileceği hakkında ipucu. (Uzunluğu bir satırı aşabilir.)</text:span></text:p>
          </table:table-cell>
        </table:table-row>
        <table:table-row>
          <table:table-cell table:style-name="Table7.A2" office:value-type="string">
            <text:p text:style-name="Table_20_Contents"><text:span text:style-name="Kod_20__28_Yazı_29__20_Küçük">PG_DIAG_STATEMENT_POSITION</text:span></text:p>
          </table:table-cell>
          <table:table-cell table:style-name="Table7.B2" office:value-type="string">
            <text:p text:style-name="P25"><text:span text:style-name="Tablo_20_Küçük">Orjinal </text:span><text:span text:style-name="Tablo_20_Küçük"><text:span text:style-name="Yabancı_20_Italic_20_Küçük">SQL</text:span></text:span><text:span text:style-name="Tablo_20_Küçük"> komutu içinde hata ya da uyarının kaçıncı karakterde gözlendiği.</text:span></text:p>
          </table:table-cell>
        </table:table-row>
        <table:table-row>
          <table:table-cell table:style-name="Table7.A2" office:value-type="string">
            <text:p text:style-name="Table_20_Contents"><text:span text:style-name="Kod_20__28_Yazı_29__20_Küçük">PG_DIAG_INTERNAL_POSITION</text:span><text:span text:style-name="Kod_20__28_Yazı_29__20_Küçük"><text:note text:id="ftn12" text:note-class="footnote"><text:note-citation>12</text:note-citation><text:note-body><text:p text:style-name="Footnote">Bu özellik PostgreSQL 8.0 ve daha üstü sürümlerce desteklenmektedir.</text:p></text:note-body></text:note></text:span></text:p>
          </table:table-cell>
          <table:table-cell table:style-name="Table7.B2" office:value-type="string">
            <text:p text:style-name="Textformatvorlage"><text:span text:style-name="T44">Kullanıcının girdiği </text:span><text:span text:style-name="Tablo_20_Küçük"><text:span text:style-name="T45">SQL</text:span></text:span><text:span text:style-name="T44"> komutu yerine istemcinin kendi gönderdiği (iç mekanizma sonucu işletilen) komutta hatanın bulunduğu karakterinin indisi. (Bu indis tanımlı olduğu sürece, </text:span><text:span text:style-name="Tablo_20_Küçük"><text:span text:style-name="T46">PG_DIAG_INTERNAL_QUERY</text:span></text:span><text:span text:style-name="T42"> değeri de gözükecektir.</text:span><text:span text:style-name="T44">)</text:span></text:p>
          </table:table-cell>
        </table:table-row>
        <table:table-row>
          <table:table-cell table:style-name="Table7.A2" office:value-type="string">
            <text:p text:style-name="Table_20_Contents"><text:span text:style-name="Kod_20__28_Yazı_29__20_Küçük">PG_DIAG_INTERNAL_QUERY</text:span><text:span text:style-name="T26"><text:note-ref text:note-class="footnote" text:reference-format="text" text:ref-name="ftn12">12</text:note-ref></text:span></text:p>
          </table:table-cell>
          <table:table-cell table:style-name="Table7.B2" office:value-type="string">
            <text:p text:style-name="P25"><text:span text:style-name="Tablo_20_Küçük">İç mekanizma sonucu işletilen komutta meydana gelen hata metni. (Örneğin bir PL/pgSQL fonksiyonu tarafından çağrılan </text:span><text:span text:style-name="Tablo_20_Küçük"><text:span text:style-name="Yabancı_20_Italic_20_Küçük">SQL</text:span></text:span><text:span text:style-name="Tablo_20_Küçük"> sorgusu.)</text:span></text:p>
          </table:table-cell>
        </table:table-row>
        <table:table-row>
          <table:table-cell table:style-name="Table7.A2" office:value-type="string">
            <text:p text:style-name="Table_20_Contents"><text:span text:style-name="Kod_20__28_Yazı_29__20_Küçük">PG_DIAG_CONTEXT</text:span></text:p>
          </table:table-cell>
          <table:table-cell table:style-name="Table7.B2" office:value-type="string">
            <text:p text:style-name="P25"><text:span text:style-name="Tablo_20_Küçük">Hatanın oluştuğu komut bağlamının indislenerek satır satır görüntülenmesi.</text:span></text:p>
          </table:table-cell>
        </table:table-row>
        <table:table-row>
          <table:table-cell table:style-name="Table7.A2" office:value-type="string">
            <text:p text:style-name="Table_20_Contents"><text:span text:style-name="Kod_20__28_Yazı_29__20_Küçük">PG_DIAG_SOURCE_FILE</text:span></text:p>
          </table:table-cell>
          <table:table-cell table:style-name="Table7.B2" office:value-type="string">
            <text:p text:style-name="P25"><text:span text:style-name="Tablo_20_Küçük">Hatanın meydana geldiği kaynak dosyasının ismi.</text:span></text:p>
          </table:table-cell>
        </table:table-row>
        <table:table-row>
          <table:table-cell table:style-name="Table7.A2" office:value-type="string">
            <text:p text:style-name="Table_20_Contents"><text:span text:style-name="Kod_20__28_Yazı_29__20_Küçük">PG_DIAG_SOURCE_LINE</text:span></text:p>
          </table:table-cell>
          <table:table-cell table:style-name="Table7.B2" office:value-type="string">
            <text:p text:style-name="P25"><text:span text:style-name="Tablo_20_Küçük">Kaynak dosyasında hataya yol açan sorgunun bulunduğu satır.</text:span></text:p>
          </table:table-cell>
        </table:table-row>
        <table:table-row>
          <table:table-cell table:style-name="Table7.A2" office:value-type="string">
            <text:p text:style-name="Table_20_Contents"><text:span text:style-name="Kod_20__28_Yazı_29__20_Küçük">PG_DIAG_SOURCE_FUNCTION</text:span></text:p>
          </table:table-cell>
          <table:table-cell table:style-name="Table7.B2" office:value-type="string">
            <text:p text:style-name="P25"><text:span text:style-name="Tablo_20_Küçük">Kaynak dosyasında hatayı raporlayan fonksiyon.</text:span></text:p>
          </table:table-cell>
        </table:table-row>
      </table:table>
      <text:p text:style-name="Not">Alan kodları, sunucu ve istemci arasındaki hata iletiminde veri paylaşımını sağlamak için oluşturulmuş olup, kodların tam bir listesine <text:span text:style-name="Kod_20__28_Yazı_29__20_Küçük">include/postgres_ext.h</text:span> (ya da <text:span text:style-name="Kod_20__28_Yazı_29__20_Küçük">include/postgresql/server/postgres_ext.h</text:span>) dosyasından da ulaşabilirsiniz.</text:p>
      <text:h text:style-name="Heading_20_3" text:outline-level="3">Sonuç Hakkında Tablo/Satır/Sütun Bilgisi</text:h>
      <text:p text:style-name="Text_20_body">Herhangi bir sorgulama sonucu dönen <text:span text:style-name="Kod_20__28_Yazı_29_">PGresult</text:span> yapısı üzerinden tablo/satır/sütun bilgilerini bu bölümde tanıtılacak olan fonksiyonları kullanarak öğrenebilirsiniz.</text:p>
      <text:p text:style-name="İşlev_20_Başlığı">char *<text:line-break/><text:span text:style-name="T4">PQcmdStatus</text:span>(PGresult *sonuc);</text:p>
      <text:p text:style-name="Text_20_body"><text:span text:style-name="Kod_20__28_Yazı_29_">PQcmdStatus()</text:span> fonksiyonu, parametre olarak aldığı sorgu sonucunu oluşturan <text:span text:style-name="Yabancı_20_Italic">SQL</text:span> komutunun PostgreSQL tarafından aldığı son cevabı kendisini çağırana karakter katarı işaretçisi olarak döndürür. (Çıktı genellikle her komut için değişecek olup, psql ile herhangi bir sorgu sonrası en alt satırda yer alan durum bilgisi benzer gelir. Örneğin basit bir <text:span text:style-name="Kod_20__28_Yazı_29_">INSERT</text:span> komutu sonucunda <text:span text:style-name="Kod_20__28_Yazı_29_">PQcmdStatus()</text:span> fonksiyonunun döndürdüğü karakter katarı <text:span text:style-name="Kod_20__28_Yazı_29_">INSERT 17266 1</text:span> iken, basit bir <text:span text:style-name="Kod_20__28_Yazı_29_">SELECT</text:span> sorgusunu sonucunda sadece <text:span text:style-name="Kod_20__28_Yazı_29_">SELECT</text:span> döndürecektir.)</text:p>
      <text:p text:style-name="Not">Aşağıda tanıtılacak olan <text:span text:style-name="Kod_20__28_Yazı_29__20_Küçük">PQcmdTuples()</text:span>, <text:span text:style-name="Kod_20__28_Yazı_29__20_Küçük">PQoidValue()</text:span> ve <text:span text:style-name="Kod_20__28_Yazı_29__20_Küçük">PQoidStatus()</text:span> fonksiyonları, aslında <text:span text:style-name="Kod_20__28_Yazı_29__20_Küçük">PQcmdStatus()</text:span> fonksiyonundan dönecek çıktı üzerinde gerekli değişiklikleri yapan fonksiyonlardan ibarettir. Bu nedenle, benzer rutinleri kendi programınızda da yazmanız mümkün.</text:p>
      <text:p text:style-name="İşlev_20_Başlığı">char *<text:line-break/><text:span text:style-name="T4">PQcmdTuples</text:span>(PGresult *sonuc);</text:p>
      <text:p text:style-name="Text_20_body"><text:span text:style-name="Kod_20__28_Yazı_29_">PQcmdTuples()</text:span> fonksiyonu, parametre olarak aldığı sorgu sonucunda kaç satırın etkilendiğini kendisini çağırana karakter katarı olarak döndürecektir. Eğer sorgu sonucu, satırlarda herhangi bir etki yaratmamışsa, fonksiyon kendisini çağırana boş bir karakter katar döndürür.</text:p>
      <text:p text:style-name="Not">Herhangi bir sorgunun tablo satırlarını etkilemesi için bu sorguda <text:span text:style-name="Kod_20__28_Yazı_29__20_Küçük">INSERT</text:span>, <text:span text:style-name="Kod_20__28_Yazı_29__20_Küçük">DELETE</text:span>, <text:span text:style-name="Kod_20__28_Yazı_29__20_Küçük">FETCH</text:span>, <text:span text:style-name="Kod_20__28_Yazı_29__20_Küçük">MOVE</text:span>, <text:span text:style-name="Kod_20__28_Yazı_29__20_Küçük">UPDATE</text:span> komutlarından en az birinin <text:s/>kullanılmış olması ya da bu komutlardan en az birini içeren hazırlanmış bir sorgunun <text:span text:style-name="Kod_20__28_Yazı_29__20_Küçük">EXECUTE</text:span> ile çağrılması gerekmektedir.</text:p>
      <text:p text:style-name="İşlev_20_Başlığı">Oid<text:line-break/><text:span text:style-name="T4">PQoidValue</text:span>(const PGresult *sonuc);</text:p>
      <text:p text:style-name="Text_20_body"><text:span text:style-name="Kod_20__28_Yazı_29_">PQoidValues()</text:span> fonksiyonu, parametre olarak gönderilen sonucu greçekleştiren ilgili <text:span text:style-name="Yabancı_20_Italic">SQL</text:span> tümcesinde yer alan <text:span text:style-name="Kod_20__28_Yazı_29_">INSERT</text:span> komutunun (ya da <text:span text:style-name="Kod_20__28_Yazı_29_">INSERT</text:span> içeren hazırlanmış bir sorgunun <text:span text:style-name="Kod_20__28_Yazı_29_">EXECUTE</text:span> ile) çalıştırılması sonucu (<text:span text:style-name="Kod_20__28_Yazı_29_">OID</text:span> değerleri olan bir tabloya) sadece bir tek satır eklenmesi durumunda, fonksiyon kendisini çağırana bu eklenen satırın <text:span text:style-name="Kod_20__28_Yazı_29_">OID</text:span> değerini döndürür. Satırın eklendiği tablo herhangi bir <text:span text:style-name="Kod_20__28_Yazı_29_">OID</text:span> değeri içermiyorsa, fonksiyon <text:span text:style-name="Kod_20__28_Yazı_29_">InvalidOid</text:span> değeri döndürecektir.</text:p>
      <text:p text:style-name="İşlev_20_Başlığı">char *<text:line-break/><text:span text:style-name="T4">PQoidStatus</text:span>(const PGresult *sonuc);</text:p>
      <text:p text:style-name="Text_20_body"><text:span text:style-name="Kod_20__28_Yazı_29_">PQoidStatus()</text:span> fonksiyonu, bir üstte yer alan <text:span text:style-name="Kod_20__28_Yazı_29_">PQoidValue()</text:span> fonksiyonu ile aynı işleve (ve kısıtlamalara) sahip olup, döndürdüğü <text:span text:style-name="Kod_20__28_Yazı_29_">OID</text:span> değeri karakter katarı içinde gelir. Herhangi bir kısıtlama durumunda <text:span text:style-name="Kod_20__28_Yazı_29_">PQoidValue()</text:span> gibi <text:span text:style-name="Kod_20__28_Yazı_29_">InvalidOid</text:span> değeri döndürmek yerine, boş bir karakter katarı döndürecektir.</text:p>
      <text:p text:style-name="İşlev_20_Başlığı"><text:span text:style-name="Kod_20__28_Yazı_29_">Oid<text:line-break/></text:span><text:span text:style-name="T37">PQftable</text:span><text:span text:style-name="Kod_20__28_Yazı_29_">(const PGresult *sonuc, int sutun_numarasi);</text:span></text:p>
      <text:p text:style-name="Text_20_body"><text:span text:style-name="Kod_20__28_Yazı_29_">PQftable()</text:span> fonksiyonu, kendisine parametre olarak gönderilen sonuçtaki, ilgili sütunun geldiği tablonun sahip olduğu <text:span text:style-name="Kod_20__28_Yazı_29_">OID</text:span> değerini kendisini çağırana döndürür. Hatalı bir sütun numarası girildiğinde, 3.0 öncesi protokoller kullanıldığında ya da ilgili sütunun tek bir tablo tarafından oluşturulmadığı durumlarda fonksiyon <text:span text:style-name="Kod_20__28_Yazı_29_">InvalidOid</text:span> değerini döndürecektir.</text:p>
      <text:p text:style-name="Text_20_body">Dönecek olan <text:span text:style-name="Kod_20__28_Yazı_29_">OID</text:span> değerini kullanarak tablonun tam ismine şu yöntemlerden birini kullanarak ulaşabilirsiniz:</text:p>
      <text:p text:style-name="Kod"><text:span text:style-name="T3">-- Dönen tablo OID değerinin 18647 ve tablo<text:line-break/>-- adının ornektablo olduğunu farzedersek:</text:span><text:line-break/>=&gt; SELECT 18647::regclass;<text:line-break/> regclass <text:line-break/>----------<text:line-break/> ornektablo<text:line-break/>(1 row)<text:line-break/><text:line-break/><text:span text:style-name="Kod_20_-_20_Comment">-- Namespace değeri ile birlikte alıyoruz.</text:span><text:line-break/>=&gt; SELECT n.nspname, c.relname<text:line-break/>-&gt; <text:s text:c="2"/>FROM pg_catalog.pg_class AS c<text:line-break/>-&gt; <text:s text:c="4"/>LEFT JOIN pg_catalog.pg_namespace n ON n.oid = c.relnamespace<text:line-break/>-&gt; <text:s text:c="2"/>WHERE pg_catalog.pg_table_is_visible(c.oid)<text:line-break/>-&gt; <text:s text:c="4"/>AND c.oid = 18647;<text:line-break/> nspname | relname <text:line-break/>---------+---------<text:line-break/> public <text:s/>| ornektablo<text:line-break/>(1 row)</text:p>
      <text:p text:style-name="İşlev_20_Başlığı"><text:span text:style-name="Kod_20__28_Yazı_29_">int<text:line-break/></text:span><text:span text:style-name="T37">PQftablecol</text:span><text:span text:style-name="Kod_20__28_Yazı_29_">(const PGresult *sonuc, int sutun_numarasi);</text:span></text:p>
      <text:p text:style-name="Text_20_body"><text:span text:style-name="Kod_20__28_Yazı_29_">PQftablecol()</text:span> fonksiyonu, parametre olarak aldığı sonucun belirtilen sütununun, üretildiği tablodaki sütun indisini kendisini çağırana döndürecektir. Hatalı sütun numarası girildiği, 3.0 öncesi protokoller kullanıldığı ya da ilgili sütunun tek bir tablo tarafından oluşturulmadığı gibi durumlarda fonksiyon 0 sunucunu döndürür.</text:p>
      <text:p text:style-name="İşlev_20_Başlığı">Oid<text:line-break/><text:span text:style-name="T4">PQftype</text:span>(const PGresult *sonuc, int sutun_numarasi);</text:p>
      <text:p text:style-name="Text_20_body"><text:span text:style-name="Kod_20__28_Yazı_29_">PQftype()</text:span> fonksiyonu, parametre olarak aldığı sonucun, yine parametre olarak aldığı sütun numarasının hangi tablonun hangi sütunundan döndüğünü bulduktan sonra, o sütun tipinin <text:span text:style-name="Kod_20__28_Yazı_29_">OID</text:span> değerini kendisini çağırana döndürecektir.</text:p>
      <text:p text:style-name="Text_20_body">Sütun tipinin dönecek olan <text:span text:style-name="Kod_20__28_Yazı_29_">OID</text:span> değerine bakarak, tip ismini şu şekilde bulabilirsiniz:</text:p>
      <text:p text:style-name="Kod"><text:span text:style-name="T3">-- Örneğin bytea alanı 17 OID değerine sahiptir:</text:span><text:line-break/>=&gt; SELECT typname FROM pg_type WHERE oid = 17;<text:line-break/> typname <text:line-break/>---------<text:line-break/> bytea<text:line-break/>(1 row)</text:p>
      <text:p text:style-name="İşlev_20_Başlığı">int<text:line-break/><text:span text:style-name="T4">PQfmod</text:span>(const PGresult *sonuc, int sutun_numarasi);</text:p>
      <text:p text:style-name="Text_20_body"><text:span text:style-name="Kod_20__28_Yazı_29_">PQfmod()</text:span> fonksiyonu, sonucun üretildiği tablodaki, ilgili sütunun niteleyicisini döndürür. Niteleyiciler veri tiplerine bağlı olup, veri tipleri hakkında anlamlı rakam kesinliği (<text:span text:style-name="Yabancı_20_Italic">precision</text:span>) ve boyut sınırı bilgilerini içermelerine rağmen, şu an için çoğu veri tipinin niteleyicisi bulunmamaktadır. Bu durumda, çoğu veri tipi için <text:span text:style-name="Kod_20__28_Yazı_29_">PQfmod()</text:span> fonksiyonu -1 değerini dönecektir.</text:p>
      <text:p text:style-name="Text_20_body"><text:span text:style-name="Kod_20__28_Yazı_29_">PQfmod()</text:span> fonksiyonunu kullanarak bir tablo alanının boyut sınırı bilgilerini öğrenebileceğinizi belirtmiştik. Fakat boyut sınırı bilgilerinin ediniminde bir kaç istisnai durum bulunmaktadır. Şöyle ki:</text:p>
      <table:table table:name="Table8" table:style-name="Table8">
        <table:table-column table:style-name="Table8.A"/>
        <table:table-column table:style-name="Table8.B"/>
        <table:table-row>
          <table:table-cell table:style-name="Table8.A1" office:value-type="string">
            <text:p text:style-name="Standard"><text:span text:style-name="T47">Alan Tipi:</text:span></text:p>
          </table:table-cell>
          <table:table-cell table:style-name="Table8.B1" office:value-type="string">
            <text:p text:style-name="Standard"><text:span text:style-name="T48">PQfmod()</text:span><text:span text:style-name="T47"> sonucu dönecek olan uzunluk:</text:span></text:p>
          </table:table-cell>
        </table:table-row>
        <table:table-row>
          <table:table-cell table:style-name="Table8.A2" office:value-type="string">
            <text:p text:style-name="Standard"><text:span text:style-name="Kod_20__28_Yazı_29__20_Küçük">bit(n)<text:line-break/>bit varying(n)<text:line-break/>character(n)<text:line-break/>character varying(n)</text:span></text:p>
          </table:table-cell>
          <table:table-cell table:style-name="Table8.B2" office:value-type="string">
            <text:p text:style-name="Standard"><text:span text:style-name="Kod_20__28_Yazı_29__20_Küçük">n + VARHDRSZ</text:span></text:p>
          </table:table-cell>
        </table:table-row>
        <table:table-row>
          <table:table-cell table:style-name="Table8.A2" office:value-type="string">
            <text:p text:style-name="Standard"><text:span text:style-name="Kod_20__28_Yazı_29__20_Küçük">numeric(p, s)</text:span></text:p>
          </table:table-cell>
          <table:table-cell table:style-name="Table8.B2" office:value-type="string">
            <text:p text:style-name="Standard"><text:span text:style-name="Kod_20__28_Yazı_29__20_Küçük">(p &lt;&lt; 16) + s + VARHDRSZ</text:span></text:p>
          </table:table-cell>
        </table:table-row>
        <table:table-row>
          <table:table-cell table:style-name="Table8.A2" office:value-type="string">
            <text:p text:style-name="Standard"><text:span text:style-name="Kod_20__28_Yazı_29__20_Küçük">time(p)<text:line-break/>timestamp(p)</text:span></text:p>
          </table:table-cell>
          <table:table-cell table:style-name="Table8.B2" office:value-type="string">
            <text:p text:style-name="Standard"><text:span text:style-name="Kod_20__28_Yazı_29__20_Küçük">p</text:span></text:p>
          </table:table-cell>
        </table:table-row>
      </table:table>
      <text:p text:style-name="Text_20_body">Yukarıdaki tabloda <text:span text:style-name="Kod_20__28_Yazı_29_">VARHDRSZ</text:span> ile kast edilen, değişken başlıklarını tutmak için kullanılacak bellek alanının uzunluğudur ve (platformdan bağımsız olarak) daima 4 değeri dönecektir. <text:span text:style-name="Kod_20__28_Yazı_29_">include/postgresql/server/c.h</text:span> dosyasındaki ilgili satırlardan bazılarını kopyalayacak olursak:</text:p>
      <text:p text:style-name="Kod">#typedef signed int int32;<text:line-break/>...<text:line-break/><text:span text:style-name="T3">/* ----------------<text:line-break/> * <text:s text:c="5"/>Variable-length datatypes all share the 'struct varlena' header.<text:line-break/> *<text:line-break/> * NOTE: for TOASTable types, this is an oversimplification, since the value<text:line-break/> * may be compressed or moved out-of-line. <text:s/>However datatype-specific routines<text:line-break/> * are mostly content to deal with de-TOASTed values only, and of course<text:line-break/> * client-side routines should never see a TOASTed value. <text:s/>See postgres.h for<text:line-break/> * details of the TOASTed form.<text:line-break/> * ----------------<text:line-break/> */</text:span><text:line-break/>struct varlena<text:line-break/>{<text:line-break/> <text:s text:c="3"/>int32 <text:s/>vl_len;<text:line-break/> <text:s text:c="3"/>char <text:s text:c="2"/>vl_dat[1];<text:line-break/>};<text:line-break/>#define VARHDRSZ ((int32) sizeof(int32))</text:p>
      <text:p text:style-name="İşlev_20_Başlığı">char *<text:line-break/><text:span text:style-name="T4">PQfname</text:span>(const PGresult *sonuc, int sutun_indisi);</text:p>
      <text:p text:style-name="Text_20_body"><text:span text:style-name="Kod_20__28_Yazı_29_">PQfname()</text:span> fonksiyonu, parametre olarak aldığı sonucun belirtilen indise sahip sütunun başlığını döndürür. Belirtilen indis toplam sütun sayısından fazla ya da girilen sonuç geçersiz ise fonksiyon <text:span text:style-name="Kod_20__28_Yazı_29_">NULL</text:span> değeri döndürecektir.</text:p>
      <text:p text:style-name="İşlev_20_Başlığı">int<text:line-break/><text:span text:style-name="T4">PQfnumber</text:span>(const PGresult *sonuc, const char *sutun_basligi);</text:p>
      <text:p text:style-name="Text_20_body"><text:span text:style-name="Kod_20__28_Yazı_29_">PQfnumber()</text:span> fonksiyonu, başlığı girilen sütunun, sonuç tablosu içindeki indisini kendisini çağırana döndürür. Başlık ile örtüşen sütun değeri bulunmadığı taktirde -1 değeri dönecektir. Parametre olarak girilen sonuç tablosunda aynı başlığa sahip birden fazla alan bulunması durumunda fonksiyon bunlardan ilkinin indisini döndürecektir.</text:p>
      <text:p text:style-name="Not"><text:span text:style-name="Kod_20__28_Yazı_29__20_Küçük">PQfnumber()</text:span> fonksiyonu, girilen sütun başlığını bir SQL ifadesi içindeymişcesine işleyip, ona göre çift tırnak içine alınan değerleri ayrı değerlendirecektir. Fakat çift tırnak içine alınmayan karakterlerin küçük harfe çevrilmesi esnasında sunucu ve istemci tarafındaki farklı yerel (<text:span text:style-name="Kod_20__28_Yazı_29__20_Küçük">locale</text:span>) ayarları sorun yaratabilir.</text:p>
      <text:p text:style-name="Text_20_body">Fonksiyon her ne kadar açık olsa da, girilen sütun başlığı değerine göre öne çıkan bir kaç istisnai durum mevcuttur. Bunları bir örnek üzerinde gösterelim:</text:p>
      <text:p text:style-name="Kod">sonuc = <text:span text:style-name="T4">PQexec</text:span>(bag, "SELECT 1 as BASLIK1, 2 as \"basLIK2\"");<text:line-break/><text:line-break/><text:span text:style-name="T3">/* İlk önce indislerine göre cağırıyoruz. */</text:span><text:line-break/>printf(“%s\n”, <text:span text:style-name="T4">PQfname</text:span>(bag, 0)); <text:s text:c="15"/><text:span text:style-name="T3">/* baslik1 */</text:span><text:line-break/>printf(“%s\n”, <text:span text:style-name="T4">PQfname</text:span>(bag, 1)); <text:s text:c="15"/><text:span text:style-name="T3">/* BASLIK2 */</text:span><text:line-break/><text:line-break/><text:span text:style-name="T3">/* Şimdi ise başlığa göre çağırıp, indisini öğreniyoruz. */</text:span><text:line-break/>printf(“%d\n”, <text:span text:style-name="T4">PQfnumber</text:span>(sonuc, “BASLIK1”)); <text:s text:c="4"/><text:span text:style-name="T3">/* <text:s/>0 */</text:span><text:line-break/>printf(“%d\n”, <text:span text:style-name="T4">PQfnumber</text:span>(sonuc, “baslik1”)); <text:s text:c="4"/><text:span text:style-name="T3">/* <text:s/>0 */</text:span><text:line-break/>printf(“%d\n”, <text:span text:style-name="T4">PQfnumber</text:span>(sonuc, “BASLIK2”)); <text:s text:c="4"/><text:span text:style-name="T3">/* -1 */</text:span><text:line-break/>printf(“%d\n”, <text:span text:style-name="T4">PQfnumber</text:span>(sonuc, “\”basLIK2\””)); <text:span text:style-name="T3">/* <text:s/>1 */</text:span><text:line-break/>printf(“%d\n”, <text:span text:style-name="T4">PQfnumber</text:span>(sonuc, “bas\”LIK2\””)); <text:span text:style-name="T3">/* <text:s/>1 */</text:span><text:line-break/>printf(“%d\n”, <text:span text:style-name="T4">PQfnumber(</text:span>sonuc, “BAS\”LIK2\””)); <text:span text:style-name="T3">/* <text:s/>1 */</text:span></text:p>
      <text:p text:style-name="İşlev_20_Başlığı">int<text:line-break/><text:span text:style-name="T4">PQfsize</text:span>(const PGresult *sonuc, int sutun_numarasi);</text:p>
      <text:p text:style-name="Text_20_body"><text:span text:style-name="Kod_20__28_Yazı_29_">PQfsize()</text:span> fonksiyonu, parametre olarak girilen sonucun belirtilen sütununun sahip olduğu veri tipinin, veritabanının kendi iç gösterimi esnasında ne kadar yer kapladığını gösterir. Geri dönen negatif bir değer, veri tipinin değişken uzunlukta<text:note text:id="ftn13" text:note-class="footnote"><text:note-citation>13</text:note-citation><text:note-body><text:p text:style-name="Footnote">Burada değişken uzunluktaki tipler ile kast edilen, <text:span text:style-name="Kod_20__28_Yazı_29__20_Küçük">varlena</text:span> tipleridir. Değişken uzunluktaki tiplerin tam bir listesini <text:span text:style-name="Kod_20__28_Yazı_29__20_Küçük">pg_type</text:span> tablosunda <text:span text:style-name="Kod_20__28_Yazı_29__20_Küçük">typlen</text:span>'in -1 değerini aldığı satırları döndüren bir sorgu ile öğrenebilirsiniz.</text:p></text:note-body></text:note> olduğu anlamına gelecektir.</text:p>
      <text:p text:style-name="İşlev_20_Başlığı">int<text:line-break/><text:span text:style-name="T4">PQnfields</text:span>(const PGresult *sonuc);</text:p>
      <text:p text:style-name="Text_20_body"><text:span text:style-name="Kod_20__28_Yazı_29_">PQnfields()</text:span> fonksiyonu, parametre olarak aldığı sonuç tablosundaki toplam sütun sayısını kendisini çağırana döndürecektir.</text:p>
      <text:p text:style-name="İşlev_20_Başlığı"><text:span text:style-name="Kod_20__28_Yazı_29_">int<text:line-break/></text:span><text:span text:style-name="T37">PQntuples</text:span><text:span text:style-name="Kod_20__28_Yazı_29_">(const PGresult *sonuc);</text:span></text:p>
      <text:p text:style-name="Text_20_body"><text:span text:style-name="Kod_20__28_Yazı_29_">PQntuples()</text:span> fonksiyonu, sorgu sonucunda dönen toplam satır sayısını kendisini çağırana döndürecektir.</text:p>
      <text:p text:style-name="İşlev_20_Başlığı">int<text:line-break/><text:span text:style-name="T4">PQgetlength</text:span>(const PGresult *sonuc,<text:line-break/> <text:s text:c="11"/>int <text:s text:c="12"/>satir_numarasi,<text:line-break/> <text:s text:c="11"/>int <text:s text:c="12"/>sutun_numarasi);</text:p>
      <text:p text:style-name="Text_20_body"><text:span text:style-name="Kod_20__28_Yazı_29_">PQgetlength()</text:span> fonksiyonu, parametre olarak aldığı sonuç tablosu üzerindeki belirtilen satır ve sütunun boyutunu kendisini çağırana döndürür. Katar tipindeki alanlar için <text:span text:style-name="Kod_20__28_Yazı_29_">strlen()</text:span> fonksiyonu gibi işlev gösterirken, ikili biçimde veri içeren alanlar için ise alanın bayt cinsinden boyutunu gösterecektir.</text:p>
      <text:p text:style-name="İşlev_20_Başlığı">int<text:line-break/><text:span text:style-name="T4">PQbinaryTuples</text:span>(const PGresult *sonuc);</text:p>
      <text:p text:style-name="Text_20_body"><text:span text:style-name="Kod_20__28_Yazı_29_">PQbinaryTuples()</text:span> fonksiyonu, parametre olarak aldığı sonuç tablosunda dönen tüm değerler ikili biçimde ise 1 değerini döndürür. Aksi tüm durumlarda (sonucun karakter katarından oluşuyor olması ya da bazı sütunlarının karakter katarı olması durumunda) fonksiyon 0 değeri döndürecektir.</text:p>
      <text:p text:style-name="Not">Bir sonuçta hem karakter katarı, hem de ikili biçimde veri bulunabileceği düşünüldüğünde, <text:span text:style-name="Kod_20__28_Yazı_29__20_Küçük">PQbinaryTuples()</text:span> fonksiyonunun yetersiz kaldığı noktalar olmaktadır. Fakat bu PostgreSQL tarafından kullanılan protokolün bir kısıtlaması olmayıp, libpq tarafından arayüzü karmaşık hale getirmemek için geliştirilmemiştir.</text:p>
      <text:p text:style-name="İşlev_20_Başlığı">int<text:line-break/><text:span text:style-name="T4">PQgetisnull</text:span>(const PGresult *sonuc,<text:line-break/> <text:s text:c="11"/>int <text:s text:c="12"/>satir_numarasi,<text:line-break/> <text:s text:c="11"/>int <text:s text:c="12"/>sutun_numarasi);</text:p>
      <text:p text:style-name="P30"><text:span text:style-name="Kod_20__28_Yazı_29_">PQgetisnull()</text:span> fonksiyonu, belirtilen sonucun, ilgili satır ve sütunundaki değerin <text:span text:style-name="Kod_20__28_Yazı_29_">NULL</text:span> olması durumunda 1, aksi halde 0 döndürecektir.</text:p>
      <text:p text:style-name="İşlev_20_Başlığı">char *<text:line-break/><text:span text:style-name="T4">PQgetvalue</text:span>(const PGresult *sonuc,<text:line-break/> <text:s text:c="10"/>int <text:s text:c="12"/>satir_numarasi,<text:line-break/> <text:s text:c="10"/>int <text:s text:c="12"/>sutun_numarasi);</text:p>
      <text:p text:style-name="Text_20_body"><text:span text:style-name="Kod_20__28_Yazı_29_">PQgetvalue()</text:span> fonksiyonu, ilgili sonucun belirtilen satır ve sütunundaki değerini kendisini çağırana karakter katarı olarak döndürür.</text:p>
      <text:p text:style-name="Not">Eğer belirtilen satır ve sütündaki değer <text:span text:style-name="Kod_20__28_Yazı_29__20_Küçük">NULL</text:span> ise, fonksiyon boş bir karakter dizisi dödüreceğinden, bu tür bir örtüşmenin olmaması için ilgili sütunda <text:span text:style-name="Kod_20__28_Yazı_29__20_Küçük">NOT NULL</text:span> niteleyicisi bulundurulmalı ya da <text:span text:style-name="Kod_20__28_Yazı_29__20_Küçük">PQgetisnull()</text:span> fonksiyonu kullanılmalıdır.</text:p>
      <text:p text:style-name="Text_20_body">Karakter katarı biçiminde veri içeren alanlar için, <text:span text:style-name="Kod_20__28_Yazı_29_">EOF</text:span> (<text:span text:style-name="Kod_20__28_Yazı_29_">\0</text:span>) ile sonlandırılmış bir dize işaretçisi döndürülecektir. Belirtilen satırın ilgili sütunu içindeki veri ikili biçimde ise, geri dönecek değer, ilgili veri tipinin <text:span text:style-name="Kod_20__28_Yazı_29_">typsend</text:span><text:span text:style-name="T2"><text:note text:id="ftn14" text:note-class="footnote"><text:note-citation>14</text:note-citation><text:note-body><text:p text:style-name="Footnote"><text:span text:style-name="Kod_20__28_Yazı_29__20_Küçük">typsend</text:span> ve <text:span text:style-name="Kod_20__28_Yazı_29__20_Küçük">typreceive</text:span> fonksiyonları sunucunun istemci ile arasındaki veri iletişimde alınıp gönderilen verinin uygun biçime çevrilmesinde kullanılır. Hangi tipin hangi <text:span text:style-name="Kod_20__28_Yazı_29__20_Küçük">typsend</text:span> ve <text:span text:style-name="Kod_20__28_Yazı_29__20_Küçük">typreceive</text:span> fonksiyonlarına sahip olduğunu ise <text:span text:style-name="Kod_20__28_Yazı_29__20_Küçük">SELECT typsend, typreceive FROM pg_type WHERE typname = 'tip_ismi'</text:span> sorgusu ile öğrenebilirsiniz.</text:p></text:note-body></text:note></text:span> fonksiyonu ile belirlenip yine ikili biçimde geri döndürülecektir.</text:p>
      <text:p text:style-name="Text_20_body">PostgreSQL birçok veri tipini kendi içinde destekliyor olsa da, herhangi bir sorgu sonucu dönen verinin <text:span text:style-name="Yabancı_20_Italic">API</text:span> kullanarak alımında bu tiplerden sadece çok azı kullanılan programlama dilleri tarafından standart olarak desteklenmektedir. Örnek vermek gerekirse, şöyle bir tablomuz olduğunu varsayalım:</text:p>
      <text:p text:style-name="Kod"><text:span text:style-name="T3">-- PostgreSQL tarafından desteklenen, fakat verinin API kullanarak<text:line-break/>-- alımında kısıtlamalar yaratacak tipler içeren örnek tablo.</text:span><text:line-break/>=&gt; CREATE TABLE ornek_tipler (<text:line-break/>-&gt; <text:s text:c="2"/>daire <text:s text:c="5"/>circle,<text:line-break/>-&gt; <text:s text:c="2"/>mac_adresi macaddr,<text:line-break/>-&gt; <text:s text:c="2"/>ip_adresi <text:s/>cidr,<text:line-break/>-&gt; <text:s text:c="2"/>dizi <text:s text:c="6"/>int[3]<text:line-break/>-&gt; );<text:line-break/><text:line-break/><text:span text:style-name="T3">-- Tabloya örnek veri giriyoruz.</text:span><text:line-break/>=&gt; INSERT INTO ornek_tipler (daire, mac_adresi, ip_adresi, dizi)<text:line-break/>-&gt; VALUES (<text:line-break/>-&gt; <text:s text:c="2"/>'&lt;(1,2),3&gt;', <text:s text:c="27"/><text:span text:style-name="Kod_20_-_20_Comment">-- circle</text:span><text:line-break/>-&gt; <text:s text:c="2"/>'00:C0:49:D5:9D:8B', <text:s text:c="19"/><text:span text:style-name="Kod_20_-_20_Comment">-- macaddr</text:span><text:line-break/>-&gt; <text:s text:c="2"/>'2001:4f8:3:ba:2e0:81ff:fe22:d1f1/128', <text:span text:style-name="Kod_20_-_20_Comment">-- cidr</text:span><text:line-break/>-&gt; <text:s text:c="2"/>'{1,2,3}' <text:s text:c="30"/><text:span text:style-name="Kod_20_-_20_Comment">-- int[3]</text:span><text:line-break/>-&gt; );<text:line-break/><text:line-break/><text:span text:style-name="T40">-- </text:span><text:span text:style-name="T39">Tablonun son durumuna bakıyoruz.</text:span><text:line-break/>=&gt; \x<text:line-break/>Expanded display is on.<text:line-break/>=&gt; SELECT * FROM ornek_tipler;<text:line-break/>-[ RECORD 1 ]------------------------------------<text:line-break/>daire <text:s text:c="5"/>| &lt;(1,2),3&gt;<text:line-break/>mac_adresi | 00:c0:49:d5:9d:8b<text:line-break/>ip_adresi <text:s/>| 2001:4f8:3:ba:2e0:81ff:fe22:d1f1/128<text:line-break/>dizi <text:s text:c="6"/>| {1,2,3}</text:p>
      <text:p text:style-name="Text_20_body">Tablonun içinde ne kadar farklı tipte veri olursa olsun, biz bunları <text:span text:style-name="Kod_20__28_Yazı_29_">PQgetvalue()</text:span> ile sadece karakter katarı cinsinde elde edebiliyoruz. Aslında bu libpq'nun bir kısıtlamasından çok, kullanılan tiplerin standart C kütüphanelerince desteklenmemesinden kaynaklanıyor. Bu nedenle karakter katarı dışında alınacak veri tipleri <text:span text:style-name="Kod_20__28_Yazı_29_">PQgetvalue()</text:span> ile bir katar işaretçisine yazıldıktan sonra, onun üzerinde uygulamamızın ihtiyacına göre işlem yapmak zorunda kalıyoruz. (Örneğin <text:span text:style-name="Kod_20__28_Yazı_29_">atoi()</text:span>, <text:span text:style-name="Kod_20__28_Yazı_29_">atof()</text:span> fonksiyonlarını kullanmak gibi.)</text:p>
      <text:p text:style-name="Text_20_body">Diğer birçok <text:span text:style-name="Yabancı_20_Italic">API</text:span>'nin de arka tarafta libpq kullandığı düşünülecek olursa, aynı kısıtlama onlar için de geçerli hale geliyor. Fakat diğer programlama dillerinin sağladıkları arayüzler, alınan veriyi isteğe göre çeşitli tiplere uyarlamasını başarabilmektedir. (Örneğin, bir sonraki bölümüde üzerinde duracağımız PHP programlama dili, tam, reel ve ondalık sayıları otomatik olarak algılayabilme özelliğine sahiptir.)</text:p>
      <text:p text:style-name="Text_20_body">Peki madem karakter tipileri (<text:span text:style-name="Kod_20__28_Yazı_29_">varchar</text:span>, <text:span text:style-name="Kod_20__28_Yazı_29_">char</text:span>, <text:span text:style-name="Kod_20__28_Yazı_29_">text</text:span>, vs.) dışında kalan tipler, bu kadar çok kısıtlama içeriyorsa, neden veritabanında farklı tipler kullanalım ki? Sonuç itibari ile veriyi veritabanında saklamamızın nedeni, sonradan başka bir yerde onu alıp kullanacak olmamız; alım esnasında böyle bir kısıtlama olduktan sonra ne diye bu kadar çok farklı tip kullanarak vakit kaybedelim? Aslında tam aksine, uygun veri için uygun tipin kullanımı size çok büyük bir zaman kazancı sağlayacaktır. Farklı tipleri <text:span text:style-name="Variable">API</text:span> ile çağırırken tek bir biçimde dönüyor olması, bunların veritabanı içinde kullanımlarında da tekbir biçim baz alındığı anlamına gelmez. Örneğin sayıları büyüklük, küçüklük ve daha bir çok mantıksal operatör ile kıyaslayabilirken, aynı şeyi karakter katarları içine kayıtlı sayılar ile yapmanız epey zor olacaktır. Bu verilebilecek en basit ve yüzeysel örnek. Bunların çok daha karışık kombinasyonları da oluşturulabilir. Yine basit bir emsal vermek gerekirse:</text:p>
      <text:p text:style-name="Kod"><text:span text:style-name="T3">-- &lt;(3,2),1&gt; ve &lt;(7,8),2&gt; çemberleri arasındaki uzaklık</text:span><text:line-break/>=&gt; SELECT circle '&lt;(3,2),1&gt;' &lt;-&gt; circle '&lt;(7,8),2&gt;';<text:line-break/> <text:s text:c="4"/>?column?<text:line-break/>------------------<text:line-break/> 4.21110255092798<text:line-break/>(1 row)</text:p>
      <text:p text:style-name="Text_20_body">Durumu özetlemek gerekirse, veritabanı tasarımında bir alanın hangi tipte veri barındıracağı, hangi verinin hangi tablo altında saklanacağından sonra doğru atılması gereken en önemli adımdır. Aynı biçimde veri içerecek alanların uygun tipler altında saklanması durumunda, veritabanı tarafından sağlanan yardımcı araçları kullanılarak, çok daha komplike sorgu tümceleri oluşturulabeceği gibi, programcının boş yere bunları kendi başına işlemesi esnasında oluşacak zaman kaybından da kurtulunmuş olur.</text:p>
      <text:h text:style-name="Heading_20_3" text:outline-level="3">Sonuç Üzerinde İşlemler</text:h>
      <text:p text:style-name="Text_20_body">Başarılı bir sorgu sonucu dönen yapı üzerinde işlem yapmak için bu bölümde tanıtılacak olan fonksiyonları kullanabilirsiniz.</text:p>
      <text:p text:style-name="İşlev_20_Başlığı">void<text:line-break/><text:span text:style-name="T4">PQprint</text:span>(FILE <text:s text:c="12"/>*dosya,<text:line-break/> <text:s text:c="7"/>const PGresult <text:s text:c="2"/>*sonuc,<text:line-break/> <text:s text:c="7"/>const PQprintOpt *secenek);</text:p>
      <text:p text:style-name="Text_20_body">PQprint() fonksiyonunu, herhangi bir sorgu sonucu dönen sonuçları belirli bir biçimde dosyaya yazdırmak için kullanabilirsiniz.</text:p>
      <text:p text:style-name="Text_20_body">Fonksiyona <text:span text:style-name="Kod_20__28_Yazı_29_">PQprintOpt</text:span> tipinde parametre olarak göndereceğiniz seçenekler ile, alacağınız çıktının biçiminde çeşitli oynamalar <text:span text:style-name="T49">yapabilirsiniz. Bunların açıklamak için </text:span><text:span text:style-name="T50">PQprintOpt</text:span><text:span text:style-name="T49"> yapısına bakacak olursak:</text:span></text:p>
      <text:p text:style-name="Kod">typedef char pqbool;<text:line-break/>...<text:line-break/>typedef struct {<text:line-break/> <text:s text:c="3"/>pqbool <text:s text:c="3"/>header; <text:s text:c="5"/><text:span text:style-name="T3">/* Sütun başlıkları ile toplam satır sayısını da yazdır. */</text:span><text:line-break/> <text:s text:c="3"/>pqbool <text:s text:c="3"/>align; <text:s text:c="6"/><text:span text:style-name="T3">/* Sütunları hizala. */</text:span><text:line-break/> <text:s text:c="3"/>pqbool <text:s text:c="3"/>standard; <text:s text:c="3"/><text:span text:style-name="T3">/* Standart çıktı al. */</text:span><text:line-break/> <text:s text:c="3"/>pqbool <text:s text:c="3"/>html3; <text:s text:c="6"/><text:span text:style-name="T3">/* HTML tabloları kullan. */</text:span><text:line-break/> <text:s text:c="3"/>pqbool <text:s text:c="3"/>expanded; <text:s text:c="3"/><text:span text:style-name="T3">/* Tabloları veriye göre genişlet. */</text:span><text:line-break/> <text:s text:c="3"/>pqbool <text:s text:c="3"/>pager; <text:s text:c="6"/><text:span text:style-name="T3">/* Gerek duyulduğunda çıktıyı sayfalara ayır. */</text:span><text:line-break/> <text:s text:c="3"/>char <text:s text:c="4"/>*fieldSep; <text:s text:c="3"/><text:span text:style-name="T3">/* Kullanılacak alan ayıracı. */</text:span><text:line-break/> <text:s text:c="3"/>char <text:s text:c="4"/>*tableOpt; <text:s text:c="3"/><text:span text:style-name="T3">/* HTML tablosunda kullanılacak &lt;table&gt; için özellikler. */</text:span><text:line-break/> <text:s text:c="3"/>char <text:s text:c="4"/>*caption; <text:s text:c="4"/><text:span text:style-name="T3">/* HTML tablo başlığı. */</text:span><text:line-break/> <text:s text:c="3"/>char <text:s text:c="3"/>**fieldName; <text:s text:c="2"/><text:span text:style-name="T3">/* Sütun adlarının yazılı olduğu dizi. */</text:span><text:line-break/>} PQprintOpt;</text:p>
      <text:p text:style-name="Not"><text:span text:style-name="Kod_20__28_Yazı_29__20_Küçük">PQprint()</text:span> fonksiyonu tüm verinizin karakter katarı olduğunu farzedip, parametre olarak adlığı dosyaya o şekilde yazacaktır.</text:p>
      <text:p text:style-name="İşlev_20_Başlığı">void<text:line-break/><text:span text:style-name="T4">PQclear</text:span>(PGresult *sonuc);</text:p>
      <text:p text:style-name="Text_20_body"><text:span text:style-name="Kod_20__28_Yazı_29_">PQclear()</text:span> fonksiyonu, işi bitmiş bir sorgu sonucu işaretçisini bellekten boşaltmak için kullanılır. Bağlantıyı kapatsanız dahi, sonuç nesnesi (<text:span text:style-name="Kod_20__28_Yazı_29_">PGresult</text:span>) olduğu gibi kalacaktır. Bu yüzden herhangi bir sorgu sonucunu işiniz bittiği zaman bellekten temizlememeniz yazdığınız yazılımda hafıza açıklarına neden olabilir.</text:p>
      <text:h text:style-name="Heading_20_2" text:outline-level="2">Asenkron Uyarılma</text:h>
      <text:p text:style-name="Text_20_body"><text:span text:style-name="Kod_20__28_Yazı_29_">LISTEN</text:span> ve <text:span text:style-name="Kod_20__28_Yazı_29_">NOTIFY</text:span> komutlarını kullanarak veritabanına bağlı istemcilerin herhangi bir işlem sonrası (dinledikleri veritabanı nesnelerine göre) asenkron olarak uyarılmalarını sağlayabilirsiniz.</text:p>
      <text:p text:style-name="Text_20_body">Bu mekanizma daha çok, veritabanında yapılan bir değişiklik sonucu, değişikliğin yapıldığı nesneyi dinleyen istemcilerin uyarılması için kullanılır. (Örneğin belirli bir tabloya yeni bir satır eklenmesi sonucu, bu tabloyu dinleyen istemcilerin uyarılması gibi.) İstemcilere sadece bir uyarı mesajı yollanıp herhangi bir ek bilgi gönderilmeyecektir.</text:p>
      <text:p text:style-name="Not"><text:span text:style-name="Kod_20__28_Yazı_29__20_Küçük">LISTEN</text:span> ve <text:span text:style-name="Kod_20__28_Yazı_29__20_Küçük">NOTIFY</text:span> komutları hakkında ayrıntılı bilgi için kitabın ilgili bölümüne göz atınız.</text:p>
      <text:p text:style-name="Text_20_body">Asenkron uyarılma ile ilgili olarak libpq kütüphanesi bize <text:span text:style-name="Kod_20__28_Yazı_29_">PQnotifies()</text:span> fonksiyonunu sunmaktadır. <text:span text:style-name="Kod_20__28_Yazı_29_">PQnotifies()</text:span> kullanılarak, dinlenen yapıdan herhangi bir uyarı alınması durumunda, gelen uyarının istemci tarafından nasıl öğrenilebileceği hakkında bahsedelim.</text:p>
      <text:p text:style-name="İşlev_20_Başlığı">PGnotify *<text:line-break/><text:span text:style-name="T4">PQnotifies</text:span>(PGconn *baglanti);</text:p>
      <text:p text:style-name="Text_20_body"><text:span text:style-name="Kod_20__28_Yazı_29_">PQnotifies()</text:span> fonksiyonu, kurulu bağlantı üzerinden istemciye herhangi bir uyarı ulaşmışsa, kendisini çağırana <text:span text:style-name="Kod_20__28_Yazı_29_">PGnotify</text:span> yapısını, aksi halde <text:span text:style-name="Kod_20__28_Yazı_29_">NULL</text:span> değerini döndürecektir. </text:p>
      <text:p text:style-name="Not">Dönecek olan <text:span text:style-name="Kod_20__28_Yazı_29__20_Küçük">PGnotify</text:span> yapısı kullanıldıktan sonra <text:span text:style-name="Kod_20__28_Yazı_29__20_Küçük">PQfreemem()</text:span> ile bellekten bırakılmalıdır.</text:p>
      <text:p text:style-name="Text_20_body"><text:span text:style-name="Kod_20__28_Yazı_29_">PGnotify</text:span> yapısını inceleyecek olursak:</text:p>
      <text:p text:style-name="Kod">typedef struct pgNotify<text:line-break/>{<text:line-break/> <text:s text:c="3"/>char *relname; <text:s text:c="11"/><text:span text:style-name="T3">/* Uyarı ismi. */</text:span><text:line-break/> <text:s text:c="3"/>int <text:s text:c="2"/>be_pid; <text:s text:c="12"/><text:span text:style-name="T3">/* Sunucu tarafından yürütülen işlemin PID değeri. */</text:span><text:line-break/> <text:s text:c="3"/>char *extra; <text:s text:c="13"/><text:span text:style-name="T3">/* Uyarı seçenekleri. (Bu özellik şu an için<text:line-break/> <text:s text:c="32"/>sadece boş bir katar döndürecektir.) */</text:span><text:line-break/><text:line-break/> <text:s text:c="3"/>struct pgNotify *next; <text:s text:c="3"/><text:span text:style-name="T3">/* libpq kütüphanesinin kendi iç mekanizmasınca<text:line-break/> <text:s text:c="32"/>kullanılıp, daima NULL değeri dönecektir. */</text:span><text:line-break/>} PGnotify;</text:p>
      <text:p text:style-name="Text_20_body">Asenkron uyarılmada, sunucu tarafından gönderilen mesaj <text:span text:style-name="Kod_20__28_Yazı_29_">PQconsumeInput()</text:span> ile soket üzerinden bellekteki kütüphane yapılarına aktarılır. Ardından <text:span text:style-name="Kod_20__28_Yazı_29_">PQnotify()</text:span> döngüsel olarak çağrılarak, fonksiyon <text:span text:style-name="Kod_20__28_Yazı_29_">NULL</text:span> değeri dönene kadar ulaşmış uyarı mesajları elde edilir. Örnek olması açısından, asenkron uyarı mesajı alan basit bir program iskeleti:</text:p>
      <text:p text:style-name="Kod"><text:span text:style-name="T3">/* Soket üzerinde veri olup olmadığını kontrol ediyoruz. */</text:span><text:line-break/>while ((yoklamaSonucu = poll(...)))<text:line-break/>{<text:line-break/> <text:s text:c="3"/><text:span text:style-name="T3">/* Soket yoklanırken hata oluştu! */</text:span><text:line-break/> <text:s text:c="3"/>if (yoklamaSonucu == -1) { ... }<text:line-break/><text:line-break/> <text:s text:c="3"/><text:span text:style-name="T3">/* Soketin yoklanması esnasında hiçbir veri dönmeyip zaman aşımına uğrandı. */</text:span><text:line-break/> <text:s text:c="3"/>else if (yoklamaSonucu == 0) { ... }<text:line-break/><text:line-break/> <text:s text:c="3"/><text:span text:style-name="T3">/* Gelen veri, soket üzerinden bellekteki kütüphane yapılarına atılıyor. */</text:span><text:line-break/> <text:s text:c="3"/><text:span text:style-name="T4">PQconsumeInput</text:span>(baglanti);<text:line-break/><text:line-break/> <text:s text:c="3"/><text:span text:style-name="T3">/* Gelen asenkron uyarılar sıra ile alınıyor. */</text:span><text:line-break/> <text:s text:c="3"/>while ((asenk_uyari = <text:span text:style-name="T4">PQnotifies</text:span>(conn)) != NULL)<text:line-break/> <text:s text:c="3"/>{<text:line-break/> <text:s text:c="7"/>...<text:line-break/> <text:s text:c="3"/>}<text:line-break/>}</text:p>
      <text:p text:style-name="Not">Asenkron uyarılma konusunun daha iyi anlaşılması için, bölümün en sonunda yer alan <text:span text:style-name="Kod_20__28_Yazı_29__20_Küçük">asenkron_uyarilma.c</text:span> örneğine bakabilirsiniz.</text:p>
      <text:p text:style-name="Text_20_body">Buna ek olarak, herhangi bir sorgu sonucunda bizi ilgilendiren bir uyarının olup olmadığını, sorgunun tamamlanmasından hemen sonra çalıştıracağımız <text:span text:style-name="Kod_20__28_Yazı_29_">PQnotifies()</text:span> ile öğrenebiliriz. (Sorgu sonucunun alımı esnasında, <text:span text:style-name="Kod_20__28_Yazı_29_">PQconsumeInput()</text:span> fonksiyonunun bizim yerimize çalıştırılacağını hatırlayınız.)</text:p>
      <text:p text:style-name="Not"><text:span text:style-name="Kod_20__28_Yazı_29__20_Küçük">LISTEN</text:span> ile dinlenen bir uyarının, dinlenmesini iptal etmek için <text:span text:style-name="Kod_20__28_Yazı_29__20_Küçük">UNLISTEN</text:span> komutunu kullanabiliriz.</text:p>
      <text:h text:style-name="Heading_20_2" text:outline-level="2">Uyarı Mesajlarının İşlenmesi</text:h>
      <text:p text:style-name="Text_20_body">Veritabanından dönen <text:span text:style-name="Kod_20__28_Yazı_29_">PGRES_NONFATAL_ERROR</text:span> durumundaki sonuçlar ile ulaşan uyarı mesajlarının (sonuç yapısı içine gömülmek yerine) uyarı mesajı işlemcilerine aktarılacağından daha önceden bahsetmiştik. Bu sebeple, herhangi bir uyarı mesajına <text:span text:style-name="Kod_20__28_Yazı_29_">PQresultError()</text:span> ya da <text:span text:style-name="Kod_20__28_Yazı_29_">PQresultErrorField()</text:span> fonksiyonlarını kullanarak erişmek yerine, uyarıyı alıp işleyecek olan fonksiyonlar üzerinde değişiklik yapılarak ulaşılabilir. Bunu yaparaken de kullanılacak olan uyarı işlemci fonksiyonlarının öntanımlıları yerine kendi yazacağınız fonksiyonları devreye sokarak, uyarı mesajlarına erişebilirsiniz.</text:p>
      <text:p text:style-name="Text_20_body">Uyarı mesajlarının işlenmesinde, libpq kütüphanesinin eski sürümleri ile uyumluluğun sağlanması açısından, alıcı ve işleyici olmak üzere iki fonksiyon kullanılmaktadır. Alıcı fonksiyon uyarı mesajını oluşturun sonuç yapısını aldıktan sonra, işleyici fonksiyonu çağırarak uyarı mesajının işlenmesini sağlar.</text:p>
      <text:p text:style-name="Not">Uyarı mesajlarının işlenmesi her zaman bu sırada gerçekleşmek zorunda değildir. İlgili fonksiyonlar tanıtıldıktan sonra, bu durum üzerinde daha detaylı olarak durulacaktır.</text:p>
      <text:p text:style-name="Text_20_body">libpq kütüphanesince öntanımlı olarak sadece uyarı işleyici fonksiyon tanımlanmış olup, istemciye herhangi bir uyarı mesajı ulaşması durumunda da bunu sadece <text:span text:style-name="Kod_20__28_Yazı_29_">stderr</text:span>'e yazacak şekilde programlanmıştır. Şimdi, uyarı mesajlarını işleyecek kendi yazdığımız fonksiyonları, bu öntanımlı fonksiyonun yerine nasıl ayarlayabileceğimize bakalım:</text:p>
      <text:p text:style-name="Kod"><text:span text:style-name="T3">/*<text:line-break/> * İşaret edilen PQnoticeReceiver tipindeki fonksiyonun aslında void tipinde<text:line-break/> * (void tipinde bir argüman ile bağlantı sonucunu parametre olarak alan)<text:line-break/> * bir fonksiyon olacağı tanımlanıyor.<text:line-break/> */</text:span><text:line-break/>typedef void (*<text:span text:style-name="T4">PQnoticeReceiver</text:span>) (void *argumanlar, const <text:span text:style-name="T4">PGresult</text:span> *sonuc);<text:line-break/><text:line-break/><text:span text:style-name="T4">PQnoticeReceiver<text:line-break/>PQsetNoticeReceiver</text:span><text:span text:style-name="T51">(</text:span><text:span text:style-name="T4">PGconn</text:span><text:span text:style-name="T51"> <text:s text:c="10"/>*baglanti,<text:line-break/> <text:s text:c="19"/></text:span><text:span text:style-name="T4">PQnoticeReceiver</text:span><text:span text:style-name="T51"> <text:s/>aliciFonksiyon,<text:line-break/> <text:s text:c="19"/>void <text:s text:c="12"/>*argumanlar);</text:span></text:p>
      <text:p text:style-name="Text_20_body"><text:span text:style-name="Kod_20__28_Yazı_29_">PQsetNoticeReceiver()</text:span> fonksiyonu ile uyarıyı alacak olan fonksiyonu ve bu uyarıyı alacak olan fonksiyonun çağırılırken alacağı argümanları ayarlayabilirsiniz. (Bu ayarlanacak olan argümanlar, genelde programınızın kendi içindeki haberleşmesi ve birbirleri ile veri gönderiminde bulunmaları için kullanılır.)</text:p>
      <text:p text:style-name="Text_20_body">Benzer şekilde, uyarıyı işleyecek olan fonksiyon için kullanılacak olan <text:span text:style-name="Kod_20__28_Yazı_29_">PQsetNoticeProcessor()</text:span> fonksiyonu şu şekilde:</text:p>
      <text:p text:style-name="Kod">typedef void (*<text:span text:style-name="T4">PQnoticeProcessor</text:span>) (void *argumanlar, const char *uyari_mesaji);<text:line-break/><text:line-break/><text:span text:style-name="T4">PQnoticeProcessor<text:line-break/>PQsetNoticeProcessor</text:span>(<text:span text:style-name="T4">PGconn</text:span> <text:s text:c="11"/>*baglanti,<text:line-break/> <text:s text:c="20"/><text:span text:style-name="T4">PQnoticeProcessor</text:span> <text:s/>isleyiciFonksiyon,<text:line-break/> <text:s text:c="20"/>void <text:s text:c="13"/>*argumanlar);</text:p>
      <text:p text:style-name="Not">Uyarıyı işleyecek fonksiyona parametre olarak geçilen uyarı mesajı yeni satır karakteri içerecektir.</text:p>
      <text:p text:style-name="Text_20_body"><text:span text:style-name="Kod_20__28_Yazı_29_">PQsetNoticeReceiver()</text:span> ve <text:span text:style-name="Kod_20__28_Yazı_29_">PQsetNoticeProcessor()</text:span> fonksiyonları, parametre olarak belirtilen bağlantının geçersiz olması durumunda <text:span text:style-name="Kod_20__28_Yazı_29_">NULL</text:span>, başarı durumunda ise bir önceki tanımlı <text:span text:style-name="Kod_20__28_Yazı_29_">PQnoticeReceiver</text:span> ya da <text:span text:style-name="Kod_20__28_Yazı_29_">PQnoticeProcessor</text:span> fonksiyonunu kendisini çağırana geri döndürecektir.</text:p>
      <text:p text:style-name="Text_20_body">Uyarı fonksiyonların işlenmesinde iki adımın bulunduğunu ve isteğe bağlı olarak bu adımların sıralarının değişebileceğinden söz etmiştik. Şimdi bunun nasıl yapılabileceğini 2 tip üzerinde incelemeye çalışalım:</text:p>
      <text:list text:style-name="L7">
        <text:list-item>
          <text:p text:style-name="P31"><text:span text:style-name="Kod_20__28_Yazı_29_">PQsetNoticeProcessor()</text:span> ile uyarıyı işleyecek olan fonksiyon ayarlanır, ve herhangi bir uyarı durumunda sadece bu fonksiyon çağrılır.</text:p>
        </text:list-item>
        <text:list-item>
          <text:p text:style-name="P31"><text:span text:style-name="Kod_20__28_Yazı_29_">PQsetNoticeReceiver()</text:span> ile uyarıyı alacak olan fonksiyon ayarlanır. Herhangi bir uyarı esnasında çalıştırılan fonksiyon parametre olarak aldığı <text:span text:style-name="Kod_20__28_Yazı_29_">PGresult</text:span> sonuç yapısını kullanarak ilgili uyarı mesajını çıkarır (ve isterse bunu ayrıca tekrar uyarıyı işleyecek olan fonksiyona gönderebilir).</text:p>
        </text:list-item>
      </text:list>
      <text:p text:style-name="Text_20_body">Burada dikkat etmeniz gereken şöyle bir nokta var: Aynı anda alıcı ve işleyici fonksiyonların her ikisinin de libpq tarafından - sırası önemli olmamak üzere - otomatik olarak çağrılmasını sağlayamazsınız. <text:span text:style-name="Kod_20__28_Yazı_29_">PQsetNoticeProcessor()</text:span> ve <text:span text:style-name="Kod_20__28_Yazı_29_">PQsetNoticeReceiver()</text:span> fonksiyonlarının alt alta kullanımı sonucunda, herhangi bir uyarı durumunda işleyici fonksiyon değil, sadece alıcı çalıştırılacaktır. Her ikisinin de çalıştırılmasını istediğiniz bir durumda, alıcı fonksiyon içinden işleyici fonksiyonu çağırmalısınız.</text:p>
      <text:p text:style-name="Not">Uyarı mesajlarının nasıl işleneceği hakkında daha ayrıntılı bilgi için <text:span text:style-name="Kod_20__28_Yazı_29__20_Küçük">uyari_mesajlarinin_islenmesi.c</text:span> örneğine bakabilirsiniz.</text:p>
      <text:p text:style-name="Text_20_body">Sunucu veya istemci tarafından üretilen hata mesajlarını yakalamak dışında, kendi sorgularınızda da uyarı mesajları yaratarak sorgu akışının kontrolü için bu özellikten faydalanabilirsiniz. Örneğin, herhangi bir fonksiyon, yapılacak kontrol sonucunda ileride çalışacak bir <text:span text:style-name="Yabancı_20_Italic">SQL</text:span> sorgusunun çalıştırılmasına gerek kalmadığını fark ederek, bunu bir uyarı mesajı ile istemciye bildirebilir. Bu sayede istemci o adıma gelindiğinde ne yapılacağı hakkında daha sağlıklı bir karar verebilir. (Kim bilir, belki sistem kaynakları açısından bize çok pahalıya mal olabilecek bir sorgudan kurtulmuş oluruz.)</text:p>
      <text:h text:style-name="Heading_20_2" text:outline-level="2">Büyük Boyutlu Nesneler</text:h>
      <text:p text:style-name="Text_20_body">Veritabanında saklanacak veriler her zaman bir kaç yüz karakteri geçmeyen düz metin alanlarından ibaret olmayabilir. Kimi zaman ayrıntılı bir bölge haritası ya da aralarındaki farkların tarandığı bir kaç saat uzunluğundaki ses kayıtları gibi büyük boyutlu dosyaları veritabanında saklamak gerekebilir. Bu gibi durumlarda PostgreSQL tarafından sunulan <text:span text:style-name="Yabancı_20_Italic">Large Objects</text:span> tipindeki nesneleri kullanabiliriz. Bu noktada, <text:span text:style-name="Yabancı_20_Italic">LO</text:span> tipindeki alanlar 2 Gb boyutlarına kadar ulaşabilen verilerin veritabanında uygun algoritmalar ile saklanmasına olanak sağlamaktadırlar.</text:p>
      <text:p text:style-name="Not">PostgreSQL ile birlikte LO desteğini kullanabilmesi için, (<text:span text:style-name="Kod_20__28_Yazı_29__20_Küçük">--enable-largefiles</text:span> parametresi ile) veritabanının büyük dosyalar desteği etkinleştirilmiş halde derlenmiş olması gerekmektedir.</text:p>
      <text:p text:style-name="Text_20_body"><text:span text:style-name="Yabancı_20_Italic">LO</text:span> tipindeki alanlar ile normal bir tablo satırı arasındaki artı ve eksileri incelemeden önce, normal tablo satırlarının veri saklama kapasiteleri ile ilgili şöyle ufak bir altyapı vermeyi uygun bulduk:</text:p>
      <text:p text:style-name="P32">PostgreSQL 7.1 sürümünden önceki sürümlerde öntanımlı olarak 8 KB gibi sabit boyutta sayfalar kullanıldığından, verinin birden çok sayfaya taşması durumunda çeşitli kısıtlamalar ortaya çıkıyordu. 7.1 sürümü ile geliştirilen <text:span text:style-name="Kod_20__28_Yazı_29_">TOAST</text:span> mekanizması sayesinde, bu sınırlar ortadan kaldırıldı. Böylece, büyük boyuttaki satırlar sıkıştırılarak ya da parçalara ayrılarak fiziksel olarak birden fazla satırda - kendisini kullanıcıya tek bir satırmışcasına gösterecek şekilde - saklanabilir hale geldi. <text:span text:style-name="Kod_20__28_Yazı_29_">TOAST</text:span> mekanizması sayesinde normal bir tablo satırında 1 GB (2<text:span text:style-name="T52">32</text:span>-1 bayt) boyutlarına varabilen büyüklüklerde veri saklanmasına imkan tanınmış oldu.</text:p>
      <text:h text:style-name="Heading_20_3" text:outline-level="3">Neden LO?</text:h>
      <text:p text:style-name="Text_20_body">Tek bir satırda 1 Gb saklayabilecekken, <text:span text:style-name="Yabancı_20_Italic">LO</text:span> tipindeki veri alanlarında 2 Gb boyutlarına kadar veri saklayabiliyoruz. Bu durumuda bir kaç soru ile karşılaşıyoruz: <text:span text:style-name="Yabancı_20_Italic">LO</text:span> kayıtları, bize veri boyutu sınırlarını 2 Gb'ye taşımanın dışında başka hangi özellikleri sunmaktadır?</text:p>
      <text:list text:style-name="L8">
        <text:list-item>
          <text:p text:style-name="P33">Herbir <text:span text:style-name="Yabancı_20_Italic">LO</text:span> kaydı kendisine ait bir <text:span text:style-name="Kod_20__28_Yazı_29_">OID</text:span> değeri ile veritabanında tutulduğundan, nesneye erişilmek istendiğinde rahatlıkla <text:span text:style-name="Kod_20__28_Yazı_29_">OID</text:span> değeri referans gösterilerek çağırılabilir. Böylece büyük boyutlu nesneler tek bir noktada toplanmış olur.</text:p>
        </text:list-item>
        <text:list-item>
          <text:p text:style-name="P34"><text:span text:style-name="Yabancı_20_Italic">LO</text:span> kayıtları üzerinde (<text:span text:style-name="Yabancı_20_Italic">LO</text:span> fonksiyonlarını kullanarak) parça parça işlem yapmak, normal bir tablo satırının sütununda saklanan veri üzerinde işlem yapmaya kıyasla çok daha fazla kolaylık sağlayacaktır.</text:p>
        </text:list-item>
        <text:list-item>
          <text:p text:style-name="P34"><text:span text:style-name="Yabancı_20_Italic">LO</text:span> alanları yerine, normal tablo sütunlarında saklanan verininin sunumu (ve özellikle geri ayıklanması (<text:span text:style-name="Kod_20__28_Yazı_29_">unescape</text:span>) işlemi) sistem kaynakları açısından oldukça ciddi derecede yoğun işlemci ve bellek gücü gerektirmektedir.</text:p>
        </text:list-item>
      </text:list>
      <text:p text:style-name="Not">Verinin ayıklanması problemi, 3.0 protokolü ile tanıtılan parametre kullanımı ile aşılabilmektedir.</text:p>
      <text:list text:style-name="L8">
        <text:list-item>
          <text:p text:style-name="P34"><text:span text:style-name="Yabancı_20_Italic">LO</text:span> kaydı şeklinde tutulan veri, B ağaçları ile indekslenerek (<text:span text:style-name="Yabancı_20_Italic">B-Tree Indexing</text:span>) satırlar üzerinde parçalar halinde saklanır. Bu sayede verinin taranıp yazılması işlemlerinde hız artışları sağlanacaktır.</text:p>
        </text:list-item>
        <text:list-item>
          <text:p text:style-name="P34"><text:span text:style-name="Yabancı_20_Italic">TOAST</text:span> mekanizması LZ (Lempel-Ziv) ailesinden sıkıştırma algoritmaları ile desteklendiğinden, söz konusu büyük boyutta veriler olduğu için, bunların veritabanına yazılıp, veritabanından okunması gibi durumlarda yoğun işlemci kullanımından dolayı bir performans kaybı oluşacak olması muhtemeldir. Fakat aynı şey <text:span text:style-name="Yabancı_20_Italic">LO</text:span> kayıtları için geçerli değildir.</text:p>
        </text:list-item>
      </text:list>
      <text:p text:style-name="Text_20_body">Neden bu kadar büyük boyutta bir dosyayı veritabanında tutmak isteyelim ki? Verinin sunucuda yer alan dosya sistemi üzerinde tutulduktan sonra, sadece dosya adlarının veritabanında saklanıp, istendiği zaman dosya adlarına göre dosyaların çağrılması bize daha büyük bir kolaylık sağlayamacak mıdır?</text:p>
      <text:list text:style-name="L9">
        <text:list-item>
          <text:p text:style-name="P35">Dosyaların veritabanında saklanıyor olması, tüm bilginin tek bir noktada toplanmasını sağlayacaktır. Böylece uzaktan veritabanına erişen istemci uygulamaları, herhangi bir dosya sistemi (ya da NFS) derdine düşmeden de, istediği bilgiye rahatlıkla ulaşabilecektir.</text:p>
        </text:list-item>
        <text:list-item>
          <text:p text:style-name="P35">Dosyalar, veritabanlarının en büyük özelliği olan bütünlük ilkesi ile daha kararlı bir yapı altında tutulacaktır. Verinin herhangi bir hata görmesi durumunda, ilgili veritabanı kayıtları sayesinde veri kurtarımı kolaylıkla gerçekleştirilebilecektir.</text:p>
        </text:list-item>
        <text:list-item>
          <text:p text:style-name="P35"><text:span text:style-name="Yabancı_20_Italic">LO</text:span> kullamak yerine bazen sistem yöneticileri sadece dosya yollarını veritabanında saklayıp, dosyaların kendisini veritabanında saklama yoluna gidebiliyorlar. Böyle bir yöntem kullanıldığında ise, sistemdeki dosyalardan birinin silinmesi ya da isim değişikliği durumunda aynı dosyanın veritabanında geçtiği tüm satırların da güncellenmesi gerekebiliyor. Yani dosyaların sistem ile veritabanı arasındaki senkronizasyonu için de ayrı bir çaba gerekiyor. Bu şekilde düşünüldüğünde, dosyaların veritabanında saklanması sistem yöneticileri ve dosyaların bütünlüğü açısından büyük bir kolaylık sağlar hale geliyor.</text:p>
        </text:list-item>
      </text:list>
      <text:p text:style-name="Text_20_body"><text:span text:style-name="Yabancı_20_Italic">LO</text:span> kayıtlarının bahsi geçen artıları yanından, bazı eksileri de bulunmaktadır. Bunların birkaçını şu şekilde sıralamamız mümkün:</text:p>
      <text:list text:style-name="L10">
        <text:list-item>
          <text:p text:style-name="P36">KaydıA tutulan veriye ulaşılmak istendiğinde, doğrudan dosya sisteminden erişmek yerine, veritabanı aracılığı ile ulaşılacak olması belli bir hız kaybına sebebiyet verecektir.</text:p>
        </text:list-item>
      </text:list>
      <text:p text:style-name="Not">Böyle bir durumunda LO kayıtları ile şöyle bir yol izlenebilir: Arşiv için dosyalar LO alanlarında saklanıp, üretim için gerektiğinde ayrıca dosya sistemine açılabilirler. Bu sayede arşiv veritabanı üzerinde daima bütün yapısını korurken, üretim için gerekli çalışma, ilgili verilerin dosya sistemi üzerindeki kopyaları ile sağlanabilir.</text:p>
      <text:list text:style-name="L10">
        <text:list-item>
          <text:p text:style-name="P36"><text:span text:style-name="Yabancı_20_Italic">LO</text:span> kayıtları veritabanında apayrı bir tablo üzerinde tutulduğundan ve saklanırken de <text:span text:style-name="Kod_20__28_Yazı_29_">OID</text:span> değerleri hariç hiçbir özellikleri saklandıkları tablo üzerinde tutulamadığı için, çoğu zaman veritabanı yöneticilerinin gözünden kaçıp, hiç kullanılmadıkları halde veritabanında kayıtlı tutuldukları oluyor.</text:p>
        </text:list-item>
      </text:list>
      <text:p text:style-name="Not"><text:span text:style-name="Kod_20__28_Yazı_29__20_Küçük">pg_largeobject</text:span> tablosundaki kayıtlardan veritabanındaki diğer hiçbir tablo tarafından kullanılmıyor olanlarını silmek içik PostgreSQL kaynak kodu ile gelen <text:span text:style-name="Kod_20__28_Yazı_29__20_Küçük">contrib/vacuumlo</text:span> programını kullanabilirsiniz.</text:p>
      <text:list text:style-name="L10">
        <text:list-item>
          <text:p text:style-name="P36">Veritabanının yedeği alınırken <text:span text:style-name="Yabancı_20_Italic">LO</text:span> kayıtları için ayrı işlem yapılması gerektiği eklenince, dikkatli olunmadığı taktirde <text:span text:style-name="Yabancı_20_Italic">LO</text:span> kayıtlarının veritabanı üzerindeki kontrolleri zorlaşabiliyor.</text:p>
        </text:list-item>
      </text:list>
      <text:p text:style-name="Not">LO kayıtlarının nasıl yedek alınacağı hakkında ayrıntılı bilgi için Sık Karşılaşılan Problemler kısmındaki ilgili başlığa bakabilirsiniz.</text:p>
      <text:list text:style-name="L10">
        <text:list-item>
          <text:p text:style-name="P36"><text:span text:style-name="T53">LO</text:span><text:span text:style-name="T51"> kayıtları üzerinde yapılan değişiklikler - </text:span><text:span text:style-name="T53">LO</text:span><text:span text:style-name="T51"> kayıtlarının birden fazla satıra dağıtılarak veritabanı üzerinde kaydedildiği düşünüldüğünde - </text:span><text:span text:style-name="T53">MVCC</text:span><text:span text:style-name="T51"> (</text:span><text:span text:style-name="T53">Multiversion Concurrency Control</text:span><text:span text:style-name="T51">) mimarisi gereği </text:span><text:span text:style-name="T54">pg_largeobjects</text:span><text:span text:style-name="T51"> tablosu üzerinde </text:span><text:span text:style-name="T54">VACUUM</text:span><text:span text:style-name="T51"> işlemi gerçekleştirilmesini gerekli kılmaktadır. Eğer </text:span><text:span text:style-name="T53">LO</text:span><text:span text:style-name="T51"> kayıtlarınız üzerinde sık sık değişiklik yapılıyorsa, böyle bir durumda </text:span><text:span text:style-name="T54">VACUUM</text:span><text:span text:style-name="T51"> işlemi süresince sunucu üzerindeki yoğunluğun normal </text:span><text:span text:style-name="T54">VACUUM</text:span><text:span text:style-name="T51"> işlemine oranla daha fazla olacağı aşikardır.</text:span></text:p>
        </text:list-item>
      </text:list>
      <text:p text:style-name="P37">Listelenen karşılaştırma maddeleri dışında, veritabanında dosya saklanması ile ilgili olarak ayrıntılı bilgi için PHP, PostgreSQL Arayüzü için Sık Karşılaşılan Problemler kısmındaki <text:span text:style-name="Yabancı_20_Italic">Veritabanında nasıl resim, müzik dosyası gibi ikili biçimde veri saklayabilirim?</text:span> başlığına bakabilirsiniz.</text:p>
      <text:h text:style-name="Heading_20_3" text:outline-level="3">LO Nasıl?</text:h>
      <text:p text:style-name="Text_20_body">Peki PostgreSQL nasıl bir mekanizma izleyerek <text:span text:style-name="Yabancı_20_Italic">LO</text:span> alanlarına veritabanında bu boyutlarda yer açmayı başarabiliyor? PostgreSQL bunu yaparken veriyi <text:span text:style-name="Kod_20__28_Yazı_29_">LOBLKSIZE</text:span> boyutlarında parçalara ayırdıktan sonra, oluşan parçaları aynı loid değeri altında <text:span text:style-name="Kod_20__28_Yazı_29_">pg_largeobject</text:span> tablosunda saklıyor.</text:p>
      <text:p text:style-name="Not">Öntanımlı olarak, <text:span text:style-name="Kod_20__28_Yazı_29__20_Küçük">LOBLKSIZE</text:span> boyutu kaynak kodu içindeki <text:span text:style-name="Kod_20__28_Yazı_29__20_Küçük">include/storage/large_object.h</text:span> dosyasında <text:span text:style-name="Kod_20__28_Yazı_29__20_Küçük">BLCKSZ/4</text:span> bayt (genelde 2 KB), <text:span text:style-name="Kod_20__28_Yazı_29__20_Küçük">BLCKSZ</text:span> ise <text:span text:style-name="Kod_20__28_Yazı_29__20_Küçük">include/pg_config_manual.h</text:span> dosyasında 8192 bayt olarak tanımlanmıştır. Bu değerlerin her ikisi de (çeşitli kısıtlamalar gözönünde bulundurularak) isteğe bağlı olarak değiştirilebilmektedir. (Kısıtlamalar için ilgili başlık dosyalarında yer alan açıklama alanlarına göz atılabilir.)</text:p>
      <text:p text:style-name="Text_20_body">Basit bir örnek ile olayın daha da netleşeceğini düşünüyoruz:</text:p>
      <text:p text:style-name="Kod"><text:span text:style-name="T3"># Dosyanın boyutunu bayt cinsinden öğreniyoruz.</text:span><text:line-break/>$ find /tmp/ornek01.file -printf "%s\n"<text:line-break/>5351549<text:line-break/><text:line-break/><text:span text:style-name="T39"># Dosyayı 2 KB'lik parçalara böldüğümüzde karşımıza çıkacak parça sayısı.</text:span><text:span text:style-name="T40"> </text:span><text:line-break/>$ echo "scale=3; 5351549/2048" | bc<text:line-break/>2613.061<text:line-break/><text:span text:style-name="T3"># Görüldüğü üzere parça sayısı 2613.061 </text:span><text:span text:style-name="T55">≈ </text:span><text:span text:style-name="T3">2614 olacak. Bakalım gerçekten de öyle mi?</text:span><text:line-break/><text:line-break/>$ psql<text:line-break/>...<text:line-break/>=# SELECT lo_import('/tmp/ornek01.file');<text:line-break/> lo_import <text:line-break/>-----------<text:line-break/> <text:s text:c="4"/>18450<text:line-break/>(1 row)<text:line-break/><text:line-break/>=# SELECT count(pageno) FROM pg_largeobject WHERE loid = 18450;<text:line-break/> count <text:line-break/>-------<text:line-break/> <text:s/>2614<text:line-break/>(1 row)</text:p>
      <text:p text:style-name="Text_20_body">Gerçekten de görüldüğü üzere parça sayısı 2614 olarak karşımıza çıktı. Benzer şekilde <text:span text:style-name="Yabancı_20_Italic">LO</text:span> kaydı şeklindeki diğer veri dosyalarınız da parçalar halinde <text:span text:style-name="Kod_20__28_Yazı_29_">pg_largeobject</text:span> tablosunda tutulacaktır. Tablo alanları üzerinde tanımlanan B ağaçları ve yardımcı <text:span text:style-name="Yabancı_20_Italic">LO</text:span> fonksiyonları ile de bu dosyalar üzerinde işlem yapmak oldukça kolay hale gelmektedir.</text:p>
      <text:p text:style-name="Text_20_body"><text:span text:style-name="Yabancı_20_Italic">LO</text:span> kayıtlarının, veritabanında (kendilerine ait <text:span text:style-name="Kod_20__28_Yazı_29_">loid</text:span> değerleri ile) <text:span text:style-name="Kod_20__28_Yazı_29_">pg_largeobject</text:span> tablosunda tutulduklarından bahsetmiştik.</text:p>
      <text:p text:style-name="Kod">=&gt; \d pg_largeobject;<text:line-break/>Table "pg_catalog.pg_largeobject"<text:line-break/> Column | <text:s/>Type <text:s text:c="2"/>| Modifiers <text:line-break/>--------+---------+-----------<text:line-break/> loid <text:s text:c="2"/>| oid <text:s text:c="4"/>| not null<text:line-break/> pageno | integer | not null<text:line-break/> data <text:s text:c="2"/>| bytea <text:s text:c="2"/>| <text:line-break/>Indexes:<text:line-break/> <text:s text:c="3"/>"pg_largeobject_loid_pn_index" UNIQUE, btree (loid, pageno)</text:p>
      <text:p text:style-name="Text_20_body">Yukarıdaki çıktıdan da anlaşabileceği üzere, <text:span text:style-name="Yabancı_20_Italic">LO</text:span> kayıtları genelde diğer tablolardan <text:span text:style-name="Kod_20__28_Yazı_29_">loid</text:span> değerleri sayesinde referans verilerek çağrılırlar. Ek olarak, <text:span text:style-name="Kod_20__28_Yazı_29_">pg_largeobject</text:span> tablosunda asıl verinin saklandığı <text:span text:style-name="Kod_20__28_Yazı_29_">data</text:span> sütununun da <text:span text:style-name="Kod_20__28_Yazı_29_">bytea</text:span> tipinde olduğunu görüyoruz.</text:p>
      <text:h text:style-name="Heading_20_3" text:outline-level="3">Kütüphane LO Fonksiyonları</text:h>
      <text:p text:style-name="Text_20_body"><text:span text:style-name="Yabancı_20_Italic">LO</text:span> kayıtları üzerinde işlem yapmak için libpq kütüphanesi tarafından çeşitli fonksiyonlar sağlanmaktadır. Bu bölümde bu fonksiyonlar üzerinde durmaya çalışacağız.</text:p>
      <text:p text:style-name="Text_20_body">Kütüphanece sağlanan <text:span text:style-name="Yabancı_20_Italic">LO</text:span> fonksiyonlarının kullanılabilmesi için <text:span text:style-name="Kod_20__28_Yazı_29_">libpq-fe.h</text:span> yanında, <text:span text:style-name="Kod_20__28_Yazı_29_">libpq/libpq-fs.h</text:span> başlık dosyasının da C kodunca dahil edilmesi gerekmektedir. Aksi taktirde <text:span text:style-name="Yabancı_20_Italic">LO</text:span> fonksiyonlarını kullanmaya çalıştığınız zaman ilgili fonksiyonların olmadığına dair hata mesajı alırsınız.</text:p>
      <text:p text:style-name="Not"><text:span text:style-name="T4">Kütüphane LO fonksiyonları transaction blokları içinde kullanılmalıdır.</text:span> Aksi halde sunucu hata mesajı düşecektir.</text:p>
      <text:p text:style-name="İşlev_20_Başlığı"><text:bookmark-start text:name="DDE_LINK5"/>Oid<text:line-break/><text:span text:style-name="T4">lo_creat</text:span>(PGconn *baglanti, int secenekler);</text:p>
      <text:p text:style-name="Text_20_body"><text:span text:style-name="Kod_20__28_Yazı_29_">lo_creat()</text:span> fonksiyonu,<text:bookmark-end text:name="DDE_LINK5"/> parametre olarak geçilen bağlantının kurulu olduğu veritabanı üzerinde yeni bir <text:span text:style-name="Yabancı_20_Italic">LO</text:span> kaydı yaratır. Başarılı olması durumunda yaratılan nesnenin <text:span text:style-name="Kod_20__28_Yazı_29_">OID</text:span>, aksi halde <text:span text:style-name="Kod_20__28_Yazı_29_">InvalidOid</text:span> (0) değerini kendisini çağırana döndürecektir. Fonksiyona parametre olarak geçilebilecek seçenekler <text:bookmark-start text:name="DDE_LINK3"/><text:span text:style-name="Kod_20__28_Yazı_29_">INV_READ</text:span> ve <text:span text:style-name="Kod_20__28_Yazı_29_">INV_WRITE</text:span><text:bookmark-end text:name="DDE_LINK3"/> (ya da bunların <text:span text:style-name="Kod_20__28_Yazı_29_">OR</text:span> mantıksal operatörü ile birleştirilmiş halleri) olmasına karşın, bu değerlerin fonksiyona herhangi bir etkisi olmayacaktır. Sadece eski programlar ile uyumluluğun sağlanması için tutulmaktadır. Fakat, herhangi bir hata mesajı ile karşılaşmamak için, yine de her bağlantıda bunların kullanılması gerekir.</text:p>
      <text:p text:style-name="İşlev_20_Başlığı">Oid<text:line-break/><text:span text:style-name="T4">lo_create</text:span>(PGconn *baglanti, Oid loid);</text:p>
      <text:p text:style-name="Text_20_body"><text:span text:style-name="Kod_20__28_Yazı_29_">lo_create()</text:span> fonksiyonu, lo_creat() fonksiyonuna benzer şekilde veritabanında yeni bir <text:span text:style-name="Yabancı_20_Italic">LO</text:span> kaydı oluşturulmasını sağlar; ek olarak bunu yaparken oluşturulacak <text:span text:style-name="Yabancı_20_Italic">LO</text:span> nesnesinin alacağı <text:span text:style-name="Kod_20__28_Yazı_29_">OID</text:span> değerinin belirtilmesine olanak sağlamaktadır. Belirtilen <text:span text:style-name="Kod_20__28_Yazı_29_">loid</text:span> değerine sahip bir kayıt veritabanında hali hazırda mevcut ise ya da kaydın oluşturulması esnasında herhangi bir hata oluşması durumunda fonksiyon <text:span text:style-name="Kod_20__28_Yazı_29_">InvalidOid</text:span> değerini döndürecektir. Eğer <text:span text:style-name="Kod_20__28_Yazı_29_">loid</text:span> parametresi olarak <text:span text:style-name="Kod_20__28_Yazı_29_">InvalidOid</text:span> değeri girilecek olursa, fonksiyon, veritabanında bulduğu ilk boş <text:span text:style-name="Kod_20__28_Yazı_29_">loid</text:span> değerini kullanacaktır.</text:p>
      <text:p text:style-name="Not"><text:span text:style-name="Kod_20__28_Yazı_29__20_Küçük">lo_create()</text:span> fonksiyonu 8.1 sürümü ve sonraki sürümlerce desteklenmektedir.</text:p>
      <text:p text:style-name="İşlev_20_Başlığı">Oid<text:line-break/><text:span text:style-name="T4">lo_import</text:span>(PGconn *baglanti, const char *dosya_adi);</text:p>
      <text:p text:style-name="Text_20_body"><text:span text:style-name="Kod_20__28_Yazı_29_">lo_import()</text:span> fonksiyonu, sistemdeki bir dosyanın ilgili bağlantı üzerinden veritabanına <text:span text:style-name="Yabancı_20_Italic">LO</text:span> kaydı şeklinde aktarılması için kullanılmaktadır. Fonksiyon başarılı olması durumunda eklenen nesnenin <text:span text:style-name="Kod_20__28_Yazı_29_">OID</text:span>, aksi halde <text:span text:style-name="Kod_20__28_Yazı_29_">InvalidOid</text:span> değerini döndürecektir.</text:p>
      <text:p text:style-name="Not">İstemci taraflı <text:span text:style-name="Kod_20__28_Yazı_29__20_Küçük">lo_import()</text:span> fonksiyonu ile veritabanına eklenecek dosyanın istemcinin bulunduğu sistem üzerinde yer alması gerekmektedir.</text:p>
      <text:p text:style-name="Text_20_body">Aslında <text:span text:style-name="Kod_20__28_Yazı_29_">lo_import()</text:span> fonksiyonu, bizim bir kaç fonksiyon çağrısında yapacağımız bir işlemi tek adıma indirger. Bunu yaparken, <text:span text:style-name="Kod_20__28_Yazı_29_">lo_creat()</text:span> ile bir <text:span text:style-name="Yabancı_20_Italic">LO</text:span> kaydı oluşturduktan sonra, <text:span text:style-name="Kod_20__28_Yazı_29_">lo_write()</text:span> ile <text:span text:style-name="Kod_20__28_Yazı_29_">LO_BUFSIZE</text:span> (8192 bayt) boyutunda tampon bellekler içinde veriyi <text:span text:style-name="Yabancı_20_Italic">LO</text:span> alanına yazar.</text:p>
      <text:p text:style-name="İşlev_20_Başlığı">int<text:line-break/><text:span text:style-name="T4">lo_unlink</text:span>(PGconn *baglanti, Oid lo_nesnesi);</text:p>
      <text:p text:style-name="Text_20_body"><text:span text:style-name="Kod_20__28_Yazı_29_">lo_unlink()</text:span> fonksiyonu, parametre olarak aldığı bağlantının kurulu olduğu veritabanı üzerindeki belirtilen <text:span text:style-name="Kod_20__28_Yazı_29_">OID</text:span> değerine sahip <text:span text:style-name="Yabancı_20_Italic">LO</text:span> kaydının silinmesini sağlar. Başarılı olması durumunda 1, aksi halde -1 değeri döndürecektir.</text:p>
      <text:p text:style-name="İşlev_20_Başlığı"><text:span text:style-name="Kod_20__28_Yazı_29_">int<text:line-break/></text:span><text:span text:style-name="T37">lo_export</text:span><text:span text:style-name="Kod_20__28_Yazı_29_">(PGconn <text:s text:c="4"/>*baglanti,<text:line-break/> <text:s text:c="9"/>Oid <text:s text:c="8"/>lo_nesnesi,<text:line-break/> <text:s text:c="9"/>const char *dosya_adi);</text:span></text:p>
      <text:p text:style-name="Text_20_body"><text:span text:style-name="Kod_20__28_Yazı_29_">lo_export()</text:span> fonksiyonu, parametre olarak girilen bağlantı üzerinden belirtilen <text:span text:style-name="Kod_20__28_Yazı_29_">OID</text:span> değerine sahip <text:span text:style-name="Yabancı_20_Italic">LO</text:span> kaydının belirtilen dosya adında istemci tarafındaki sisteme aktarılmasını sağlar. Başarılı olması durumunda 1, aksi halde -1 değeri döndürecektir.</text:p>
      <text:p text:style-name="İşlev_20_Başlığı">int<text:line-break/><text:span text:style-name="T4">lo_open</text:span>(PGconn *baglanti, Oid lo_nesnesi, int secenekler);</text:p>
      <text:p text:style-name="Text_20_body"><text:span text:style-name="Kod_20__28_Yazı_29_">lo_open()</text:span> fonksiyonu, ilgili bağlantının gerçekleştiği veritabanındaki belirtilen <text:span text:style-name="Kod_20__28_Yazı_29_">OID</text:span> değerine sahip <text:span text:style-name="Yabancı_20_Italic">LO</text:span> kaydının (kayıt üzerinde ileride işlem yapılmak üzere) açılmasını sağlar. (Standart kütüphanedeki <text:span text:style-name="Kod_20__28_Yazı_29_">open()</text:span> fonksiyonuna eşdeğerdir.) Fonksiyona <text:span text:style-name="Kod_20__28_Yazı_29_">secenekler</text:span> kısmında parametre olarak geçebileceğiniz değerler ve açıklamaları şu <text:s/>şekilde:</text:p>
      <table:table table:name="Table31" table:style-name="Table31">
        <table:table-column table:style-name="Table31.A"/>
        <table:table-column table:style-name="Table31.B"/>
        <table:table-row>
          <table:table-cell table:style-name="Table31.A1" office:value-type="string">
            <text:p text:style-name="Table_20_Contents"><text:span text:style-name="Kod_20__28_Yazı_29__20_Küçük">INV_READ</text:span></text:p>
          </table:table-cell>
          <table:table-cell table:style-name="Table31.B1" office:value-type="string">
            <text:p text:style-name="Table_20_Contents"><text:span text:style-name="Yabancı_20_Italic_20_Küçük">LO</text:span><text:span text:style-name="Tablo_20_Küçük"> kaydı üzerinde sadece okuma işlemi gerçekleştirebilirsiniz. Ayrıca, dönecek olan </text:span><text:span text:style-name="Tablo_20_Küçük"><text:span text:style-name="Yabancı_20_Italic_20_Küçük">LO</text:span></text:span><text:span text:style-name="Tablo_20_Küçük"> kaydı dosya işaretçisi, </text:span><text:span text:style-name="Tablo_20_Küçük"><text:span text:style-name="Yabancı_20_Italic_20_Küçük">LO</text:span></text:span><text:span text:style-name="Tablo_20_Küçük"> nesnesinin ilgili </text:span><text:span text:style-name="Tablo_20_Küçük"><text:span text:style-name="Kod_20__28_Yazı_29__20_Küçük">lo_open()</text:span></text:span><text:span text:style-name="Tablo_20_Küçük"> komutunun çalıştırıldığı andaki kopyasını (</text:span><text:span text:style-name="Tablo_20_Küçük"><text:span text:style-name="Yabancı_20_Italic_20_Küçük">snapshot</text:span></text:span><text:span text:style-name="Tablo_20_Küçük">'ını) yansıtacak olup diğer </text:span><text:span text:style-name="Tablo_20_Küçük"><text:span text:style-name="Yabancı_20_Italic_20_Küçük">transaction</text:span></text:span><text:span text:style-name="Tablo_20_Küçük">'ların nesne üzerindeki değişikliklerini görüntülemeyecektir. (</text:span><text:span text:style-name="Tablo_20_Küçük"><text:span text:style-name="Yabancı_20_Italic_20_Küçük">Transaction</text:span></text:span><text:span text:style-name="Tablo_20_Küçük">'ların </text:span><text:span text:style-name="Tablo_20_Küçük"><text:span text:style-name="Kod_20__28_Yazı_29__20_Küçük">SERIALIZABLE</text:span></text:span><text:span text:style-name="Tablo_20_Küçük"> izolasyon seviyesinde olduğu gibi.)</text:span></text:p>
          </table:table-cell>
        </table:table-row>
        <table:table-row>
          <table:table-cell table:style-name="Table31.A2" office:value-type="string">
            <text:p text:style-name="Table_20_Contents"><text:span text:style-name="Kod_20__28_Yazı_29__20_Küçük">INV_WRITE<text:line-break/>INV_WRITE|INV_READ</text:span></text:p>
          </table:table-cell>
          <table:table-cell table:style-name="Table31.B2" office:value-type="string">
            <text:p text:style-name="Table_20_Contents"><text:span text:style-name="Yabancı_20_Italic_20_Küçük">LO</text:span><text:span text:style-name="Tablo_20_Küçük"> kaydı üzerinde okuma ve yazma işlemleri gerçekleştirebilecek olup, </text:span><text:span text:style-name="Tablo_20_Küçük"><text:span text:style-name="Yabancı_20_Italic_20_Küçük">LO</text:span></text:span><text:span text:style-name="Tablo_20_Küçük"> kaydı üzerinde diğer </text:span><text:span text:style-name="Tablo_20_Küçük"><text:span text:style-name="Yabancı_20_Italic_20_Küçük">transaction</text:span></text:span><text:span text:style-name="Tablo_20_Küçük">'lar tarafından </text:span><text:span text:style-name="Tablo_20_Küçük"><text:span text:style-name="Kod_20__28_Yazı_29__20_Küçük">COMMIT</text:span></text:span><text:span text:style-name="Tablo_20_Küçük"> edilecek değişiklikler yansıtılacaktır. (</text:span><text:span text:style-name="Tablo_20_Küçük"><text:span text:style-name="Yabancı_20_Italic_20_Küçük">Transaction</text:span></text:span><text:span text:style-name="Tablo_20_Küçük">'ların </text:span><text:span text:style-name="Tablo_20_Küçük"><text:span text:style-name="Kod_20__28_Yazı_29__20_Küçük">READ COMMITTED</text:span></text:span><text:span text:style-name="Tablo_20_Küçük"> izolasyon seviyesinde olduğu gibi.)</text:span></text:p>
          </table:table-cell>
        </table:table-row>
      </table:table>
      <text:p text:style-name="Text_20_body">Fonksiyon, başarılı olması durumunda (pozitif) bir dosya tanımlaycısı (<text:span text:style-name="Yabancı_20_Italic">file descriptor</text:span>) döndürecek olurken, hata durumunda -1 değeri döndürecektir.</text:p>
      <text:p text:style-name="Not"><text:span text:style-name="Kod_20__28_Yazı_29__20_Küçük">lo_open()</text:span> ile açılan bir LO kaydını kapatılmadan önce, bağlantının bitirilmemesi gerekir. Aksi halde, LO işlemlerinin transaction blokları içinde yapıldığı düşünülürse, yapılan değişiklikler <text:span text:style-name="Kod_20__28_Yazı_29__20_Küçük">COMMIT</text:span> edilmeyen bir transaction bloğu ile bir tutulup <text:span text:style-name="Kod_20__28_Yazı_29__20_Küçük">ROLLBACK</text:span> ile geri alınacaktır.</text:p>
      <text:p text:style-name="İşlev_20_Başlığı">int<text:line-break/><text:span text:style-name="T4">lo_write</text:span>(PGconn <text:s text:c="4"/>*baglanti,<text:line-break/> <text:s text:c="8"/>int <text:s text:c="8"/>dosya_tanimlayicisi,<text:line-break/> <text:s text:c="8"/>const char *katar,<text:line-break/> <text:s text:c="8"/>size_t <text:s text:c="5"/>uzunluk);</text:p>
      <text:p text:style-name="Text_20_body"><text:span text:style-name="Kod_20__28_Yazı_29_">lo_write()</text:span> fonksiyonu, ilgili bağlantı üzerinden açılan <text:span text:style-name="Yabancı_20_Italic">LO</text:span> kaydının üzerine parametre olarak aldığı katarın, belirtilen uzunluktaki kısmını yazar. (Standart kütüphanedeki <text:span text:style-name="Kod_20__28_Yazı_29_">write()</text:span> fonksiyonu ile eşdeğerdir.) Fonksiyon, başarı ile gerçekleşen bir yazma işleminin sonunda toplam yazılan katar uzunluğunu, hata durumunda ise -1 değerini kendisini çağırana döndürecektir.</text:p>
      <text:p text:style-name="İşlev_20_Başlığı">int<text:line-break/><text:span text:style-name="T4">lo_read</text:span>(PGconn *baglanti,<text:line-break/> <text:s text:c="7"/>int <text:s text:c="4"/>dosya_tanimlayicisi,<text:line-break/> <text:s text:c="7"/>char <text:s text:c="2"/>*katar,<text:line-break/> <text:s text:c="7"/>size_t <text:s/>uzunluk);</text:p>
      <text:p text:style-name="Text_20_body"><text:span text:style-name="Kod_20__28_Yazı_29_">lo_read()</text:span> fonksiyonu, aldığı bağlantı işaretçisi ve dosya tanımlayıcısından girilen uzunlukta karakter katarını okuyup, belirtilen katarın içerisine okunan veriyi yazacaktır. (Standart kütüphanedeki <text:span text:style-name="Kod_20__28_Yazı_29_">read()</text:span> fonksiyonu gibi.) Fonksiyon, başarılı olması durumunda toplam okunan bayt sayısını, hata durumunda ise -1 değerini döndürecektir.</text:p>
      <text:p text:style-name="Not">Parametre olarak geçilen katarın, belirtilen uzunluktaki okunan veriyi içinde tutabilecek kadar bellek alanına sahip olması, programcının sorumluluğu altında olup, <text:span text:style-name="Kod_20__28_Yazı_29__20_Küçük">lo_read()</text:span> bunu kontrol etmeyecektir.</text:p>
      <text:p text:style-name="İşlev_20_Başlığı">int<text:line-break/><text:span text:style-name="T4">lo_tell</text:span>(PGconn *baglanti,<text:line-break/> <text:s text:c="7"/>int <text:s text:c="4"/>dosya_tanimlayicisi);</text:p>
      <text:p text:style-name="Text_20_body"><text:span text:style-name="Kod_20__28_Yazı_29_">lo_tell()</text:span> fonksiyonu, parametre olarak aldığı bağlantının gerçekleştiği veritabanında açılan <text:span text:style-name="Yabancı_20_Italic">LO</text:span> kaydının dosya tanımlayıcısının (dosya başından itibaren olan) konumunu kendisini çağırana döndürür. Bağlantının geçersiz olduğu ya da olası diğer bir hata durumunda fonksiyon -1 değeri dödürecektir.</text:p>
      <text:p text:style-name="İşlev_20_Başlığı">int<text:line-break/><text:span text:style-name="T4">lo_lseek</text:span>(PGconn *baglanti,<text:line-break/> <text:s text:c="8"/>int <text:s text:c="4"/>dosya_tanimlayicisi,<text:line-break/> <text:s text:c="8"/>int <text:s text:c="4"/>ilerlenecek_uzunluk,<text:line-break/> <text:s text:c="8"/>int <text:s text:c="4"/>tarama_konumu);</text:p>
      <text:p text:style-name="Text_20_body"><text:span text:style-name="Kod_20__28_Yazı_29_">lo_lseek()</text:span> fonksiyonu, parametre olarak aldığı dosya tanımlayıcısının o anki konumunu belirtilen uzunlukta ilerletir. (Standart kütüphanedeki <text:span text:style-name="Kod_20__28_Yazı_29_">lseek()</text:span> fonksiyonu gibi.) Fonksiyon, herhangi bir hata durumunda -1 değeri döndürecektir.</text:p>
      <text:p text:style-name="Text_20_body">Tarama konumunda kullanabileceğiniz değişkenler şu şekilde:</text:p>
      <text:p text:style-name="Kod">SEEK_SET <text:s/><text:span text:style-name="T3">/* İşaretçiyi, dosyanın en başından ilerlet. <text:s text:c="10"/>*/</text:span><text:line-break/>SEEK_CUR <text:s/><text:span text:style-name="T3">/* <text:s text:c="12"/>o anki konumundan ilerlet. (Öntanımlı.) */</text:span><text:line-break/>SEEK_END <text:s/><text:span text:style-name="T3">/* <text:s text:c="12"/>dosyanın en sonundan ilerlet. <text:s text:c="10"/>*/</text:span></text:p>
      <text:p text:style-name="İşlev_20_Başlığı">int<text:line-break/><text:span text:style-name="T4">lo_close</text:span>(PGconn *baglanti, int dosya_tanimlayicisi);</text:p>
      <text:p text:style-name="Text_20_body"><text:span text:style-name="Kod_20__28_Yazı_29_">lo_close()</text:span> fonksiyonu, belirtilen bağlantı üzerinden <text:span text:style-name="Kod_20__28_Yazı_29_">lo_open()</text:span> ile açılmış <text:span text:style-name="Yabancı_20_Italic">LO</text:span> kaydının kapatılmasını sağlar. Başarılı olması durumunda 0, aksi halde -1 değerini döndürecektir.</text:p>
      <text:p text:style-name="Not">Oturum esnasında açılıp daha sonra kapatılmayan LO kayıtları, transaction sonlandığında otomatik olarak - yapılan değişiklikler <text:span text:style-name="Kod_20__28_Yazı_29__20_Küçük">ROLLBACK</text:span> ile geri alınarak - kapatılacaktır.</text:p>
      <text:h text:style-name="Heading_20_3" text:outline-level="3">Sunucu Taraflı LO Fonksiyonları</text:h>
      <text:p text:style-name="Text_20_body">Buraya kadar <text:span text:style-name="Yabancı_20_Italic">LO</text:span> kayıtlarının kullanımı için tanıtılan fonksiyonlar hep istemci taraflıydı. Bu bölümde ise benzer fonksiyonların sunucu tarafından <text:span text:style-name="Yabancı_20_Italic">SQL</text:span> komutları şeklinde kullanılabilecek olanları üzerinde duracağız.</text:p>
      <text:p text:style-name="Not">Sunucu taraflı LO fonksiyonları sadece veritabanındaki üst seviyeli kullanıcılar (superuser) tarafından kullanılabilecek olurken, istemci taraflı LO fonksiyonları libpq kütüphanesine erişimi olan herkes tarafından kullanılabilir.</text:p>
      <text:p text:style-name="Text_20_body">Veritabanına <text:span text:style-name="Yabancı_20_Italic">LO</text:span> tipinde veri olarak aktarmak istediğiniz bir dosya her zaman istemci tarafında olmak zorunda değildir. Bazı durumlarda sunucunun bulunduğu sistemdeki dosyaların da veritabanına <text:span text:style-name="Yabancı_20_Italic">LO</text:span> fonksiyonları kullanarak aktarılması gerektiği durumla olabilir. Yahut veritabanındaki herhangi bir sorgu sonucu dönen veri ile yeni bir <text:span text:style-name="Yabancı_20_Italic">LO</text:span> kaydı oluşturulması ya da varolan bir <text:span text:style-name="Yabancı_20_Italic">LO</text:span> kaydından alınan verinin sorgu içinde kullanılmasının gerektiği anlar olabilir. İşte böyle bir durumda sunucu taraflı <text:span text:style-name="Yabancı_20_Italic">LO</text:span> fonksiyonlarını rahatlıkla kullanabilirsiniz.</text:p>
      <text:p text:style-name="Text_20_body">Bahsi geçen bu fonksiyonlar, alacakları parametreler ve dönecek olan değerleri ile şu şekilde listelenebilir:</text:p>
      <text:p text:style-name="Kod"><text:s/>Fonksiyon | Sonuç Tipi | <text:s text:c="4"/>Parametre Tipleri <text:s text:c="4"/><text:line-break/>-----------+------------+---------------------------<text:line-break/> lo_close <text:s/>| integer <text:s text:c="3"/>| integer<text:line-break/> lo_creat <text:s/>| oid <text:s text:c="7"/>| integer<text:line-break/> lo_create | oid <text:s text:c="7"/>| oid<text:line-break/> lo_export | integer <text:s text:c="3"/>| oid, text<text:line-break/> lo_import | oid <text:s text:c="7"/>| text<text:line-break/> lo_lseek <text:s/>| integer <text:s text:c="3"/>| integer, integer, integer<text:line-break/> lo_open <text:s text:c="2"/>| integer <text:s text:c="3"/>| oid, integer<text:line-break/> lo_tell <text:s text:c="2"/>| integer <text:s text:c="3"/>| integer<text:line-break/> lo_unlink | integer <text:s text:c="3"/>| oid<text:line-break/> loread <text:s text:c="3"/>| bytea <text:s text:c="5"/>| integer, integer<text:line-break/> lowrite <text:s text:c="2"/>| integer <text:s text:c="3"/>| integer, bytea</text:p>
      <text:p text:style-name="Text_20_body">Sunucu taraflı <text:span text:style-name="Yabancı_20_Italic">LO</text:span> fonksiyonlarının kullanımı hakkında bir fikir edinebilmeniz için basit birkaç örnek vermeyi uygun bulduk:</text:p>
      <text:p text:style-name="Kod"><text:span text:style-name="T3">-- lo tablomuza göz atıyoruz.</text:span><text:line-break/>=# SELECT DISTINCT loid FROM pg_largeobject;<text:line-break/> loid <text:s/><text:line-break/>-------<text:line-break/> 18083<text:line-break/> 18084<text:line-break/>(2 rows)<text:line-break/><text:line-break/><text:span text:style-name="T3">-- Sunucu taraflı fonksiyonları kullanabilmek için<text:line-break/>-- veritabanına superuser olarak bağlandığımızdan emin<text:line-break/>-- olduktan sonra aşağıdaki komutları çalıştırmalıyız.</text:span><text:line-break/><text:line-break/><text:span text:style-name="T3">-- İlk LO kaydını silelim</text:span><text:line-break/>=# SELECT lo_unlink(18083);<text:line-break/> lo_unlink <text:line-break/>-----------<text:line-break/> <text:s text:c="8"/>1<text:line-break/>(1 row)<text:line-break/><text:span text:style-name="T3">-- Şimdi sadece 18084 OID değerli LO kaydı kaldı.</text:span><text:line-break/><text:line-break/><text:span text:style-name="T3">-- Yeni bir LO oluşturuyoruz.</text:span><text:line-break/>=# SELECT lo_creat(-1);<text:line-break/> lo_creat <text:line-break/>----------<text:line-break/> <text:s text:c="3"/>18099<text:line-break/>(1 row)<text:line-break/><text:span text:style-name="T3">-- lo_creat() fonksiyonu bize yeni eklenen LO kaydının OID değerini döndürdü.<text:line-break/>-- Yazılacak SQL prosedürlerinde bu değerler değişkenler içinde tutularak<text:line-break/>-- lo_open(), loread(), lowrite() fonksiyonlarına parametre olarak geçilebilir.</text:span><text:line-break/><text:line-break/><text:span text:style-name="T3">-- LO listesinin son durumu:</text:span><text:line-break/>=# SELECT loid FROM pg_largeobject;<text:line-break/> loid <text:s/><text:line-break/>-------<text:line-break/> 18084<text:line-break/> 18099<text:line-break/>(2 rows)<text:line-break/><text:line-break/><text:span text:style-name="T3">-- Veritabanında ilgili LO kaydını sisteme aktarıyoruz.</text:span><text:line-break/>=# SELECT lo_export(kayit.loid, '/backup/lo/' || kayit.loid)<text:line-break/>&gt; <text:s text:c="4"/>FROM pg_largeobject AS kayit<text:line-break/>&gt; <text:s text:c="4"/>WHERE kayit.loid = 18084;<text:line-break/> lo_export <text:line-break/>-----------<text:line-break/> <text:s text:c="8"/>1<text:line-break/>(1 row)<text:line-break/><text:span text:style-name="T39">-- Bu işlemi pg_largeobject tablosu üzerinde yapmak zorunda değildik.<text:line-break/>-- Benzer olarak loid alanlarına referans veren başka tablolar için<text:line-break/>-- de aynı işlem tekrarlanabilirdi.</text:span><text:span text:style-name="T40"><text:line-break/><text:line-break/></text:span><text:span text:style-name="T39">-- Sistem kataloglarına (dolayısıyla pg_largeobject kataloğuna da) referans<text:line-break/>-- verilemeyeceği göz önünde tutulacak olursa, girilen tüm LO kayıtlarının<text:line-break/>-- ayrı tek bir tablo üzerinde tutulup, diğer tabloların bu tablodaki<text:line-break/>-- satırlara referans vermesi bu kısıtlamaya güzel bir çözüm olabilir.</text:span><text:span text:style-name="T40"><text:line-break/><text:line-break/></text:span><text:span text:style-name="T39">-- LO kaydı saklayacak bir tablomuz olsun.</text:span><text:line-break/>=# \d lo_bulunur<text:line-break/> <text:s text:c="7"/>Table "public.lo_bulunur"<text:line-break/> <text:s/>Column <text:s/>| <text:s text:c="6"/>Type <text:s text:c="7"/>| Modifiers <text:line-break/>----------+-------------------+-----------<text:line-break/> aciklama | character varying | <text:line-break/> loref <text:s text:c="3"/>| oid <text:s text:c="14"/>|<text:line-break/><text:line-break/><text:span text:style-name="T3">-- Yeni bir LO kaydı çekiyoruz.</text:span><text:line-break/>=# INSERT INTO lo_bulunur VALUES (<text:line-break/>&gt; <text:s text:c="4"/>'Evrak Yedekleri',<text:line-break/>&gt; <text:s text:c="4"/>lo_import('/tmp/18084.lo')<text:line-break/>&gt; );<text:line-break/>INSERT 18111 1<text:line-break/><text:line-break/><text:span text:style-name="T3">-- LO kayıtlarının son durumu:</text:span><text:line-break/>=# SELECT loid FROM pg_largeobject;<text:line-break/> loid <text:s/><text:line-break/>-------<text:line-break/> 18084<text:line-break/> 18099<text:line-break/> 18110<text:line-break/>(3 rows)</text:p>
      <text:h text:style-name="Heading_20_2" text:outline-level="2">Diğer Fonksiyonlar</text:h>
      <text:p text:style-name="Text_20_body">Bu bölümde katagorize edemediğimiz libpq kütüphane fonksiyonlarına yer vermeye çalıştık.</text:p>
      <text:p text:style-name="İşlev_20_Başlığı">void<text:line-break/><text:span text:style-name="T4">PQtrace</text:span>(PGconn *baglanti, FILE *dosya_isaretcisi);</text:p>
      <text:p text:style-name="Text_20_body"><text:span text:style-name="Kod_20__28_Yazı_29_">PQtrace()</text:span> fonksiyonu, sunucu ile istemci arasındaki iletişim çıktısını parametre olarak aldığı dosya işaretçisine yazmaya çalışacaktır.</text:p>
      <text:p text:style-name="Not">Dosyanın açılıp açılmadığı ya da kullanıcının dosya üzerinde yazma haklarına sahip olup olmadığından programcı sorumludur. Kütüphane fonksiyonları direk <text:span text:style-name="Kod_20__28_Yazı_29__20_Küçük">fprintf()</text:span> fonksiyonu ile dosya üzerine yazmaya çalışacaktır. Bu yüzden dosya işaretçisi kontrolünün doğru yapılmadığı bir durumda program beklemeye sebebiyet verebilir.</text:p>
      <text:p text:style-name="İşlev_20_Başlığı">void<text:line-break/><text:span text:style-name="T4">PQuntrace</text:span>(PGconn *baglanti);</text:p>
      <text:p text:style-name="Text_20_body"><text:span text:style-name="Kod_20__28_Yazı_29_">PQuntrace()</text:span> fonksiyonu, <text:span text:style-name="Kod_20__28_Yazı_29_">PQtrace()</text:span> ile başlatılan bir bağlantı izlenimini sonlandırmak için kullanılır.</text:p>
      <text:p text:style-name="İşlev_20_Başlığı">PGresult *<text:line-break/><text:span text:style-name="T4">PQmakeEmptyPGresult</text:span>(PGconn <text:s text:c="8"/>*baglanti,<text:line-break/> <text:s text:c="19"/>ExecStatusType <text:s/>durum);</text:p>
      <text:p text:style-name="Text_20_body"><text:span text:style-name="Kod_20__28_Yazı_29_">PQmakeEmptyPGresult()</text:span> fonksiyonu, boş bir <text:span text:style-name="Kod_20__28_Yazı_29_">PGresult</text:span> nesnesi oluşturmak için kullanılmaktadır. Uygulamalar bu fonksiyonu daha çok istedikleri durumlarda (<text:span text:style-name="Kod_20__28_Yazı_29_">ExecStatusType</text:span>) sorgu sonuçları (<text:span text:style-name="Kod_20__28_Yazı_29_">PGresult</text:span>) oluşturmak için kullanırlar. Bazen bağlantının sorunsuz gözüktüğü, fakat sorgu durumunun hatalı döndüğü anlar olur. Böyle durumlarda boş bir <text:span text:style-name="Kod_20__28_Yazı_29_">PGresult</text:span> nesnesi oluşturursanız, içine geçerli bağlantı ile ilgili hata mesajı yerleştirilir.</text:p>
      <text:p text:style-name="Text_20_body"><text:span text:style-name="Kod_20__28_Yazı_29_">PQmakeEmptyPGresult()</text:span> fonksiyonu, parametre olarak aldığı bağlantının <text:span text:style-name="Kod_20__28_Yazı_29__20_Küçük">NULL</text:span> olmaması ve belirtilen durumun <text:span text:style-name="Kod_20__28_Yazı_29_">PGRES_BAD_RESPONSE</text:span>, <text:span text:style-name="Kod_20__28_Yazı_29_">PGRES_NONFATAL_ERROR</text:span> ya da <text:span text:style-name="Kod_20__28_Yazı_29_">PGRES_FATAL_ERROR</text:span> olması durumunda mevcut olan hata mesajını döndüreceği <text:span text:style-name="Kod_20__28_Yazı_29_">PGresult</text:span> nesnesi içine yazmaya çalışacaktır.</text:p>
      <text:p text:style-name="Not"><text:span text:style-name="Kod_20__28_Yazı_29__20_Küçük">PQmakeEmptyPGresult()</text:span> sonucu dönen <text:span text:style-name="Kod_20__28_Yazı_29__20_Küçük">PGresult</text:span> yapısı da diğer sorgu sonuçlarından farklı olmadığı için, işi bittiği zaman <text:span text:style-name="Kod_20__28_Yazı_29__20_Küçük">PQclear()</text:span> ile temizlenmelidir.</text:p>
      <text:p text:style-name="İşlev_20_Başlığı">size_t<text:line-break/><text:span text:style-name="T4">PQescapeString</text:span>(char <text:s text:c="6"/>*yeni_katar,<text:line-break/> <text:s text:c="14"/>const char *taranacak_SQL_komutu,<text:line-break/> <text:s text:c="14"/>size_t <text:s text:c="5"/>uzunluk);</text:p>
      <text:p text:style-name="Text_20_body"><text:span text:style-name="Kod_20__28_Yazı_29_">PQescapeString()</text:span> fonksiyonu, parametre olarak aldığı taranacak <text:span text:style-name="Yabancı_20_Italic">SQL</text:span> komut katarının belirtilen uzunluktaki kısmı içinde <text:span text:style-name="Kod_20__28_Yazı_29_">'</text:span> karakterini <text:span text:style-name="Kod_20__28_Yazı_29_">''</text:span> ile, <text:span text:style-name="Kod_20__28_Yazı_29_">\</text:span> karakterini <text:span text:style-name="Kod_20__28_Yazı_29_">\\</text:span> ile değiştirdikten sonra bunu belirtilen yeni katar içine atarak, yeni katarın uzunluğunu kendisini çağırana döndürecektir.</text:p>
      <text:p text:style-name="Not">Herhangi bir PostgreSQL sorgusunda <text:span text:style-name="Kod_20__28_Yazı_29__20_Küçük">'</text:span> işaretini, karakterin başına bir ters bölme işareti koyarak da (<text:span text:style-name="Kod_20__28_Yazı_29__20_Küçük">\'</text:span> şeklinde) ayıklayabilecek olup, bu sadece PostgreSQL'e özgü (SQL standartlarında yer almayan) bir durum olduğu için tercih edilmemektedir. Bu yüzden <text:span text:style-name="Kod_20__28_Yazı_29__20_Küçük">\'</text:span> yerine <text:span text:style-name="Kod_20__28_Yazı_29__20_Küçük">''</text:span> kullanılmaktadır. Programcıların yazacakları ifadelerde, bu durumu göz önünde bulundurmaları tavsiye olunur.</text:p>
      <text:p text:style-name="Not"><text:span text:style-name="Kod_20__28_Yazı_29__20_Küçük">PQescapeString()</text:span> ve <text:span text:style-name="Kod_20__28_Yazı_29__20_Küçük">PQescapeBytea()</text:span> fonksiyonlarının tam olarak görevi, SQL sorgu komutunda tırnak içinde yerleştirilecek verinin SQL Injection saldırılarına neden olmayacak şekilde ayıklanmasını sağlamaktır.</text:p>
      <text:p text:style-name="Text_20_body">Bunların dışında dikkat edilmesi gereken noktaları şu şekilde listeleyebiliriz:</text:p>
      <text:list text:style-name="L11">
        <text:list-item>
          <text:p text:style-name="P38">Taranacak <text:span text:style-name="Yabancı_20_Italic">SQL</text:span> komutu içinde, belirtilen uzunluğa ulaşmadan daha önce bir <text:span text:style-name="Kod_20__28_Yazı_29_">\0</text:span> (<text:span text:style-name="Kod_20__28_Yazı_29_">EOF</text:span>) karakterine rastlanırsa, tarama işlemi o karakterde sonlanacaktır.</text:p>
        </text:list-item>
        <text:list-item>
          <text:p text:style-name="P38">Kontrolden geçirilmiş <text:span text:style-name="Yabancı_20_Italic">SQL</text:span> komutunun kaydedileceği yeni katar, belirtilen komut uzunluğunun iki katından bir fazla uzunlukta olmalıdır ve bunun için gerekli bellek alanının ayrılması programcının sorumluluğundadır; <text:span text:style-name="Kod_20__28_Yazı_29_">PQescapeString()</text:span> bunu kendi başına kontrol etmeyecektir.</text:p>
        </text:list-item>
        <text:list-item>
          <text:p text:style-name="P38">Kontrolden geçirilmiş <text:span text:style-name="Yabancı_20_Italic">SQL</text:span> sorgusunu koyduğumuz yeni katarın sonuna bir <text:span text:style-name="Kod_20__28_Yazı_29_">\0</text:span> karakteri eklenecektir. Fakat fonksiyonun döndürdüğü katar uzunluğunda sondaki <text:span text:style-name="Kod_20__28_Yazı_29_">\0</text:span> karakteri sayılmayacaktır.</text:p>
        </text:list-item>
      </text:list>
      <text:p text:style-name="İşlev_20_Başlığı">unsigned char *<text:line-break/><text:span text:style-name="T4">PQescapeBytea</text:span>(const unsigned char *taranacak_ikili_katar,<text:line-break/> <text:s text:c="13"/>size_t <text:s text:c="14"/>girdinin_uzunlugu,<text:line-break/> <text:s text:c="13"/>size_t <text:s text:c="13"/>*ciktinin_uzunlugu);</text:p>
      <text:p text:style-name="Text_20_body"><text:span text:style-name="Kod_20__28_Yazı_29_">PQescapeBytea()</text:span> fonksiyonu, belirtilen (<text:span text:style-name="Kod_20__28_Yazı_29_">bytea</text:span> veri tipinde) ikili katar üzerindeki ayıklanması gereken ikili karakterleri herhangi bir <text:span text:style-name="Yabancı_20_Italic">SQL Injection</text:span> saldırısına yol açmayacak şekilde eşleri ile değiştirerek, çıktı uzunluğunu parametre olarak aldığı tamsayı işaretçisine atadıktan sonra, düzeltilmiş ikili katarın bellekte tuttuğu yerin işaretçisini kendisini çağırana döndürür. Fonksiyon, döndürülecek katar için yeterli bellek alanı ayrılamadığı zaman <text:span text:style-name="Kod_20__28_Yazı_29_">NULL</text:span> değeri döndürecektir.</text:p>
      <text:p text:style-name="Text_20_body"><text:span text:style-name="Kod_20__28_Yazı_29_">PQescapeBytea()</text:span> fonksiyonu kullanımında dikkat edilmesi gereken noktaları şu şekilde listeleyebiliriz:</text:p>
      <text:list text:style-name="L12">
        <text:list-item>
          <text:p text:style-name="P39">İkili bir veri içinde bir çok <text:span text:style-name="Kod_20__28_Yazı_29_">NULL</text:span> (<text:span text:style-name="Kod_20__28_Yazı_29_">\0</text:span>) karakteri olabileceği için, belirtilen katar taranırken herhangi bir <text:span text:style-name="Kod_20__28_Yazı_29_">\0</text:span> karakteri ayıklama işlemini kesmek için dikkate alınmayacaktır. Fonksiyon için tarama sınırı parametre olarak girilen girdi uzunluğundan oluşur.</text:p>
        </text:list-item>
        <text:list-item>
          <text:p text:style-name="P39">Kontrolden geçirilmiş ikili katar, fonksiyon tarafından ayrılan bellekte tutulacağından, katar ile işimiz bittiği zaman <text:span text:style-name="Kod_20__28_Yazı_29_">PQfreemem()</text:span> ile bellekten bırakılmalıdır.</text:p>
        </text:list-item>
        <text:list-item>
          <text:p text:style-name="P39">Kontrolden geçirilmiş ikili katarın sonunda bir <text:span text:style-name="Kod_20__28_Yazı_29_">\0</text:span> karakteri bulunacaktır ve çıktı uzunluğu hesaplanırken bu <text:span text:style-name="Kod_20__28_Yazı_29_">\0</text:span> karakteri de toplama dahil edilecektir.</text:p>
        </text:list-item>
      </text:list>
      <text:p text:style-name="Text_20_body">Yapılacak ayıklama işleminde çevrimler şu şekilde olacaktır.</text:p>
      <table:table table:name="Table9" table:style-name="Table9">
        <table:table-column table:style-name="Table9.A"/>
        <table:table-column table:style-name="Table9.B"/>
        <table:table-row>
          <table:table-cell table:style-name="Table9.A1" office:value-type="string">
            <text:p text:style-name="P14"><text:span text:style-name="Tablo_20_Küçük">Girdi</text:span></text:p>
          </table:table-cell>
          <table:table-cell table:style-name="Table9.B1" office:value-type="string">
            <text:p text:style-name="P14"><text:span text:style-name="Tablo_20_Küçük">Çıktı</text:span></text:p>
          </table:table-cell>
        </table:table-row>
        <table:table-row>
          <table:table-cell table:style-name="Table9.A2" office:value-type="string">
            <text:p text:style-name="P27"><text:span text:style-name="Kod_20__28_Yazı_29__20_Küçük">\0</text:span></text:p>
          </table:table-cell>
          <table:table-cell table:style-name="Table9.B2" office:value-type="string">
            <text:p text:style-name="P27"><text:span text:style-name="Kod_20__28_Yazı_29__20_Küçük">\\000</text:span></text:p>
          </table:table-cell>
        </table:table-row>
        <table:table-row>
          <table:table-cell table:style-name="Table9.A2" office:value-type="string">
            <text:p text:style-name="P27"><text:span text:style-name="Kod_20__28_Yazı_29__20_Küçük">\'</text:span></text:p>
          </table:table-cell>
          <table:table-cell table:style-name="Table9.B2" office:value-type="string">
            <text:p text:style-name="P27"><text:span text:style-name="Kod_20__28_Yazı_29__20_Küçük">\'</text:span></text:p>
          </table:table-cell>
        </table:table-row>
        <table:table-row>
          <table:table-cell table:style-name="Table9.A2" office:value-type="string">
            <text:p text:style-name="P27"><text:span text:style-name="Kod_20__28_Yazı_29__20_Küçük">\\</text:span></text:p>
          </table:table-cell>
          <table:table-cell table:style-name="Table9.B2" office:value-type="string">
            <text:p text:style-name="P27"><text:span text:style-name="Kod_20__28_Yazı_29__20_Küçük">\\\\</text:span></text:p>
          </table:table-cell>
        </table:table-row>
        <table:table-row>
          <table:table-cell table:style-name="Table9.A2" office:value-type="string">
            <text:p text:style-name="P27"><text:span text:style-name="Tablo_20_Küçük">0x20 - 0x7E aralığındaki karakterler</text:span></text:p>
          </table:table-cell>
          <table:table-cell table:style-name="Table9.B2" office:value-type="string">
            <text:p text:style-name="P27"><text:span text:style-name="Kod_20__28_Yazı_29__20_Küçük">\\VYZ</text:span><text:span text:style-name="Tablo_20_Küçük"> şeklinde sekizlik eşleri</text:span></text:p>
          </table:table-cell>
        </table:table-row>
      </table:table>
      <text:p text:style-name="İşlev_20_Başlığı">unsigned char *<text:line-break/><text:span text:style-name="T4">PQunescapeBytea</text:span>(const unsigned char *geri_ayiklanacak_katar,<text:line-break/> <text:s text:c="15"/>size_t <text:s text:c="13"/>*geri_ayiklanmis_uzunluk);</text:p>
      <text:p text:style-name="Text_20_body"><text:span text:style-name="Kod_20__28_Yazı_29_">PQunescapeBytea()</text:span> fonksiyonu, <text:span text:style-name="Kod_20__28_Yazı_29_">PQescapeBytea()</text:span> fonksiyonu ile ayıklanmış ya da <text:span text:style-name="Kod_20__28_Yazı_29_">PQgetvalue()</text:span> ile bir tablo satırının <text:span text:style-name="Kod_20__28_Yazı_29_">bytea</text:span> tipindeki bir sütunundan dönmüş (daha önceden ayıklanmış) ikili katarı eski ayıklanmamış haline geri çevirir. <text:span text:style-name="Kod_20__28_Yazı_29_">PQunescapeBytea()</text:span> fonksiyonu, geri ayıkladığı katarı kendi bellekte alıkoyduğu alana taşıyıp, oluşan bu yeni katarın uzunluğunu parametre olarak aldığı uzunluk işaretçisi gösterecek şekilde ayarladıktan sonra, kendisini çağırana geri ayıklanmış katarın işaretçisini döndürecektir.</text:p>
      <text:p text:style-name="Not"><text:span text:style-name="Kod_20__28_Yazı_29__20_Küçük">PQunescapeBytea()</text:span> sonucu dönen katar ile işimiz bittiğinde, bellekte alıkoyulan alan <text:span text:style-name="Kod_20__28_Yazı_29__20_Küçük">PQfreemem()</text:span> ile serbest bırakılmalıdır.</text:p>
      <text:p text:style-name="Text_20_body"><text:span text:style-name="Kod_20__28_Yazı_29_">PQunescapeBytea()</text:span> fonksiyonu tarafından yapılacak karakter yer değiştirmelerini şu şekilde listeleyebiliriz:</text:p>
      <table:table table:name="Table10" table:style-name="Table10">
        <table:table-column table:style-name="Table10.A"/>
        <table:table-column table:style-name="Table10.B"/>
        <table:table-row>
          <table:table-cell table:style-name="Table10.A1" office:value-type="string">
            <text:p text:style-name="Table_20_Contents"><text:span text:style-name="T47">Girdi</text:span></text:p>
          </table:table-cell>
          <table:table-cell table:style-name="Table10.B1" office:value-type="string">
            <text:p text:style-name="Table_20_Contents"><text:span text:style-name="T47">Çıktı</text:span></text:p>
          </table:table-cell>
        </table:table-row>
        <table:table-row>
          <table:table-cell table:style-name="Table10.A2" office:value-type="string">
            <text:p text:style-name="Table_20_Contents"><text:span text:style-name="Kod_20__28_Yazı_29__20_Küçük">\'</text:span></text:p>
          </table:table-cell>
          <table:table-cell table:style-name="Table10.B2" office:value-type="string">
            <text:p text:style-name="Table_20_Contents"><text:span text:style-name="Kod_20__28_Yazı_29__20_Küçük">'</text:span></text:p>
          </table:table-cell>
        </table:table-row>
        <table:table-row>
          <table:table-cell table:style-name="Table10.A2" office:value-type="string">
            <text:p text:style-name="Table_20_Contents"><text:span text:style-name="Kod_20__28_Yazı_29__20_Küçük">\\</text:span></text:p>
          </table:table-cell>
          <table:table-cell table:style-name="Table10.B2" office:value-type="string">
            <text:p text:style-name="Table_20_Contents"><text:span text:style-name="Kod_20__28_Yazı_29__20_Küçük">\</text:span></text:p>
          </table:table-cell>
        </table:table-row>
        <table:table-row>
          <table:table-cell table:style-name="Table10.A2" office:value-type="string">
            <text:p text:style-name="Table_20_Contents"><text:span text:style-name="Kod_20__28_Yazı_29__20_Küçük">\VYZ</text:span></text:p>
          </table:table-cell>
          <table:table-cell table:style-name="Table10.B2" office:value-type="string">
            <text:p text:style-name="Table_20_Contents"><text:span text:style-name="Kod_20__28_Yazı_29__20_Küçük">VYZ</text:span><text:span text:style-name="Tablo_20_Küçük"> sekizlik değerindeki karakter.</text:span></text:p>
          </table:table-cell>
        </table:table-row>
        <table:table-row>
          <table:table-cell table:style-name="Table10.A2" office:value-type="string">
            <text:p text:style-name="Table_20_Contents"><text:span text:style-name="Kod_20__28_Yazı_29__20_Küçük">\x</text:span></text:p>
          </table:table-cell>
          <table:table-cell table:style-name="Table10.B2" office:value-type="string">
            <text:p text:style-name="Table_20_Contents"><text:span text:style-name="Kod_20__28_Yazı_29__20_Küçük">x</text:span><text:span text:style-name="Tablo_20_Küçük"> (</text:span><text:span text:style-name="Tablo_20_Küçük"><text:span text:style-name="Kod_20__28_Yazı_29__20_Küçük">x</text:span></text:span><text:span text:style-name="Tablo_20_Küçük"> yukarıdaki kriterlere uymayan herhangi bir karakter.)</text:span></text:p>
          </table:table-cell>
        </table:table-row>
      </table:table>
      <text:p text:style-name="İşlev_20_Başlığı">void<text:line-break/><text:span text:style-name="T4">PQfreemem</text:span>(void *isaretci);</text:p>
      <text:p text:style-name="Text_20_body"><text:span text:style-name="T56">PQfreemem()</text:span><text:span text:style-name="T57"> fonksiyonu, </text:span><text:span text:style-name="Source_20_Text"><text:span text:style-name="T56">PQescapeBytea()</text:span></text:span><text:span text:style-name="T57">, </text:span><text:span text:style-name="Source_20_Text"><text:span text:style-name="T56">PQunescapeBytea()</text:span></text:span><text:span text:style-name="T57"> ve </text:span><text:span text:style-name="Source_20_Text"><text:span text:style-name="T56">PQnotifies()</text:span></text:span><text:span text:style-name="T57"> fonksiyonları sonucunda dönen katarların bellekte alıkoyduğu alanı serbest bırakmak için kullanılır.</text:span></text:p>
      <text:h text:style-name="Heading_20_2" text:outline-level="2">SSL Desteği</text:h>
      <text:p text:style-name="Text_20_body">Bağlantı kurulumunda <text:span text:style-name="Yabancı_20_Italic">SSL</text:span> kullanan bir uygulamada sunucu tarafı, ilgili sertifikaları talep ettiği zaman, libpq kütüphanesi tarafından sağlanan <text:span text:style-name="Yabancı_20_Italic">API</text:span> bunları kullanıcının ev dizini altında <text:span text:style-name="Kod_20__28_Yazı_29_">.postgresql</text:span> klasörü içinde aşağıdaki dosya adları ile arayacaktır:</text:p>
      <table:table table:name="Table18" table:style-name="Table18">
        <table:table-column table:style-name="Table18.A"/>
        <table:table-column table:style-name="Table18.B"/>
        <table:table-row>
          <table:table-cell table:style-name="Table18.A1" office:value-type="string">
            <text:p text:style-name="Table_20_Contents"><text:span text:style-name="Kod_20__28_Yazı_29__20_Küçük">~/.postgresql/postgresql.crt</text:span></text:p>
          </table:table-cell>
          <table:table-cell table:style-name="Table18.B1" office:value-type="string">
            <text:p text:style-name="Table_20_Contents"><text:span text:style-name="Tablo_20_Küçük">Sunucuya gönderilecek olan sertifika.</text:span></text:p>
          </table:table-cell>
        </table:table-row>
        <table:table-row>
          <table:table-cell table:style-name="Table18.A2" office:value-type="string">
            <text:p text:style-name="Table_20_Contents"><text:span text:style-name="Kod_20__28_Yazı_29__20_Küçük">~/.postgresql/postgresql.key</text:span></text:p>
          </table:table-cell>
          <table:table-cell table:style-name="Table18.B2" office:value-type="string">
            <text:p text:style-name="Table_20_Contents"><text:span text:style-name="Tablo_20_Küçük">Kişisel anahtarların bulunduğu dosya. (Sahibi dışındakiler için erişilemez olmasına dikkat ediniz.)</text:span></text:p>
          </table:table-cell>
        </table:table-row>
      </table:table>
      <text:p text:style-name="Text_20_body">Eğer <text:span text:style-name="Kod_20__28_Yazı_29_">~/.postgresql/</text:span> altında <text:span text:style-name="Kod_20__28_Yazı_29_">root.crt</text:span> dosyası da mevcutsa, libpq sertifikaları bu listeden arayacaktır.</text:p>
      <text:p text:style-name="P40">Sunucu tarafında herhangi bir sertifika mevcut değilse (Nasıl kurulacağını kitabın ilgili bölümünde bulabilirsiniz.) kimlik kontrolü başarısız olarak sonuçlanacaktır.</text:p>
      <text:p text:style-name="Not"><text:span text:style-name="T38">Microsoft Windows platformunda </text:span><text:span text:style-name="T25">~/.postgresql/ </text:span><text:span text:style-name="T38">dizini yerine genellikle geçerli kullanıcının ev dizini altındaki <text:s/></text:span><text:span text:style-name="T25">postgresql</text:span><text:span text:style-name="T7"> klasörü kullanılır.</text:span></text:p>
      <text:h text:style-name="Heading_20_2" text:outline-level="2"><text:span text:style-name="T7">Şifre Dosyası Kullanımı</text:span></text:h>
      <text:p text:style-name="Text_20_body"><text:span text:style-name="T7">Veritabanına bağlanacak olan kullanıcının ev dizini altında yer alan </text:span><text:span text:style-name="Teletype"><text:span text:style-name="T8">.pgpass</text:span></text:span><text:span text:style-name="T7"> dosyası tarafından tutulan kimlik bilgileri sayesinde, sunucu herhangi bir kimlik denetimi talep ettiği zaman, kullandığınız bağlantı fonksiyonunda (</text:span><text:span text:style-name="Teletype"><text:span text:style-name="T8">PQconnectdb()</text:span></text:span><text:span text:style-name="T7">, </text:span><text:span text:style-name="Teletype"><text:span text:style-name="T8">PQconnectStart()</text:span></text:span><text:span text:style-name="T7">, vs.) belirtmediğiniz parametrelerin (şifre, ya da şifre+kullanıcı adı, vs.) bu dosyadan alınmasını sağlayabilirsiniz.</text:span></text:p>
      <text:p text:style-name="P41">POSIX uyumlu sistemlerde bu dosya <text:span text:style-name="Kod_20__28_Yazı_29__20_Küçük">~/.pgpass</text:span> şeklinde yer alırken, Microsoft Windows sistemlerde kullanıcının ev dizini altındaki <text:span text:style-name="Kod_20__28_Yazı_29__20_Küçük">postgresql\pgpass.conf</text:span> dosyası şeklinde bulunmaktadır. Ayrıca, Çevre Değişkenleri bölümünde tanıtılan <text:span text:style-name="Kod_20__28_Yazı_29__20_Küçük">PGPASSFILE</text:span> değişkeni ile <text:span text:style-name="Kod_20__28_Yazı_29__20_Küçük">.pgpass</text:span> dosyasının sistemdeki yerini belirleyebilirsiniz.</text:p>
      <text:p text:style-name="Text_20_body"><text:span text:style-name="T7">Şifre dosyasının herbir satırı aşağıdaki biçimde bulunmalıdır:</text:span></text:p>
      <text:p text:style-name="Kod">host:port:dbname:user:password</text:p>
      <text:p text:style-name="Text_20_body"><text:span text:style-name="T8">host</text:span><text:span text:style-name="T7">, </text:span><text:span text:style-name="Teletype"><text:span text:style-name="T8">port</text:span></text:span><text:span text:style-name="T7">, </text:span><text:span text:style-name="Teletype"><text:span text:style-name="T8">dbname</text:span></text:span><text:span text:style-name="T7"> ve </text:span><text:span text:style-name="Teletype"><text:span text:style-name="T8">user</text:span></text:span><text:span text:style-name="T7"> alanında kullanmak istediğiniz değerlerin dışında, öntanımlı değerlerin kullanılmasını sağlamak için </text:span><text:span text:style-name="Teletype"><text:span text:style-name="T8">*</text:span></text:span><text:span text:style-name="T7"> girebilirsiniz. Bu alanların herhangi birinde üst üste iki nokta (</text:span><text:span text:style-name="Teletype"><text:span text:style-name="T8">:</text:span></text:span><text:span text:style-name="T7">) ya da ters bölme işareti (</text:span><text:span text:style-name="Teletype"><text:span text:style-name="T8">\</text:span></text:span><text:span text:style-name="T7">) kullanmak isterseniz, o karakterin önüne bir ters bölme işareti koyarak bunu belirtmelisiniz. Şöyle ki:</text:span></text:p>
      <text:p text:style-name="Kod"><text:span text:style-name="T24"># Örnek .pgpass girdisi:<text:line-break/># (Kullanılan şifrenin düz metin hali: `xİ:Ğ1\c9J')</text:span><text:span text:style-name="T23"><text:line-break/>$ cat .pgpass<text:line-break/>/tmp:*:ornekdb:knt:xİ\:Ğ1\\c9J</text:span></text:p>
      <text:p text:style-name="Text_20_body"><text:span text:style-name="T7">Herhangi bir bağlantıda sunucu tarafından kimlik denetimi talep edildiği zaman, ilk önce girdiğiniz bağlantı seçenekleri kullanıldıktan sonra, (gerek duyulduğu yerde) </text:span><text:span text:style-name="Teletype"><text:span text:style-name="T8">.pgpass</text:span></text:span><text:span text:style-name="T7"> dosyası ilk satırından itibaren taranarak, bağlantı seçenekleri ile örtüşen ilk satır kimlik denetimi için kullanılacaktır. (Bu nedenle </text:span><text:span text:style-name="Teletype"><text:span text:style-name="T8">.pgpass</text:span></text:span><text:span text:style-name="T7"> dosyasında kullanacağınız alanlarda ne kadar az </text:span><text:span text:style-name="Teletype"><text:span text:style-name="T8">*</text:span></text:span><text:span text:style-name="T7"> değeri kullanırsanız istenen satırın belirlenmesi açısından o kadar iyi olur.)</text:span></text:p>
      <text:p text:style-name="P42"><text:span text:style-name="T58">.pgpass</text:span><text:span text:style-name="T51"> dosyası şifrelerinizi tutan düz bir metin dosyasından oluştuğu için dosyanın okuma hakları dikkat edilerek ayarlanmalıdır. </text:span><text:span text:style-name="T58">.pgpass</text:span><text:span text:style-name="T51"> dosyası 0600'ün üstünde bir dosya hakkında sahip olduğunda, bağlantılarda hiçbir şekilde dikkate alınmayacaktır. (Microsoft Windows sistemlerde bu kontrol mekanizması henüz çalışmamaktadır.)</text:span></text:p>
      <text:h text:style-name="Heading_20_2" text:outline-level="2">Çevre Değişkenleri</text:h>
      <text:p text:style-name="Text_20_body"><text:span text:style-name="T38">Bazı çevre değişkenleri sayesinde bağlantı </text:span><text:span text:style-name="T20">fonksiyonlarında parametre olarak kullanılmayan seçeneklerin öntanımlı değerlerini rahatlıkla belirleyebiliriz. Aşağıdaki listede bu çevre değişkenlerini ve açıklamalarını bulabilirsiniz.</text:span></text:p>
      <table:table table:name="Table11" table:style-name="Table11">
        <table:table-column table:style-name="Table11.A"/>
        <table:table-column table:style-name="Table11.B"/>
        <table:table-header-rows>
          <table:table-row>
            <table:table-cell table:style-name="Table11.A1" office:value-type="string">
              <text:p text:style-name="Table_20_Contents"><text:span text:style-name="T59">PGHOST</text:span></text:p>
            </table:table-cell>
            <table:table-cell table:style-name="Table11.B1" office:value-type="string">
              <text:p text:style-name="Textformatvorlage"><text:span text:style-name="Tablo_20_Küçük"/></text:p>
            </table:table-cell>
          </table:table-row>
        </table:table-header-rows>
        <table:table-row>
          <table:table-cell table:style-name="Table11.A2" office:value-type="string">
            <text:p text:style-name="Table_20_Contents"><text:span text:style-name="T59">PGHOSTADDR</text:span></text:p>
          </table:table-cell>
          <table:table-cell table:style-name="Table11.B2" office:value-type="string">
            <text:p text:style-name="Textformatvorlage"><text:span text:style-name="Tablo_20_Küçük"/></text:p>
          </table:table-cell>
        </table:table-row>
        <table:table-row>
          <table:table-cell table:style-name="Table11.A2" office:value-type="string">
            <text:p text:style-name="Table_20_Contents"><text:span text:style-name="T59">PGPORT</text:span></text:p>
          </table:table-cell>
          <table:table-cell table:style-name="Table11.B2" office:value-type="string">
            <text:p text:style-name="Textformatvorlage"><text:span text:style-name="Tablo_20_Küçük"/></text:p>
          </table:table-cell>
        </table:table-row>
        <table:table-row>
          <table:table-cell table:style-name="Table11.A2" office:value-type="string">
            <text:p text:style-name="Table_20_Contents"><text:span text:style-name="T59">PGDATABASE</text:span></text:p>
          </table:table-cell>
          <table:table-cell table:style-name="Table11.B2" office:value-type="string">
            <text:p text:style-name="Textformatvorlage"><text:span text:style-name="Tablo_20_Küçük"/></text:p>
          </table:table-cell>
        </table:table-row>
        <table:table-row table:style-name="Table11.5">
          <table:table-cell table:style-name="Table11.A2" office:value-type="string">
            <text:p text:style-name="Table_20_Contents"><text:span text:style-name="T59">PGUSER</text:span></text:p>
          </table:table-cell>
          <table:table-cell table:style-name="Table11.B2" office:value-type="string">
            <text:p text:style-name="Textformatvorlage"><text:span text:style-name="Tablo_20_Küçük"/></text:p>
          </table:table-cell>
        </table:table-row>
        <table:table-row table:style-name="Table11.5">
          <table:table-cell table:style-name="Table11.A2" office:value-type="string">
            <text:p text:style-name="Table_20_Contents"><text:span text:style-name="T59">PGOPTIONS</text:span></text:p>
          </table:table-cell>
          <table:table-cell table:style-name="Table11.B2" office:value-type="string">
            <text:p text:style-name="Textformatvorlage"><text:span text:style-name="Tablo_20_Küçük"/></text:p>
          </table:table-cell>
        </table:table-row>
        <table:table-row table:style-name="Table11.5">
          <table:table-cell table:style-name="Table11.A2" office:value-type="string">
            <text:p text:style-name="Table_20_Contents"><text:span text:style-name="T59">PGSSLMODE</text:span></text:p>
          </table:table-cell>
          <table:table-cell table:style-name="Table11.B2" office:value-type="string">
            <text:p text:style-name="Textformatvorlage"><text:span text:style-name="Tablo_20_Küçük"/></text:p>
          </table:table-cell>
        </table:table-row>
        <table:table-row table:style-name="Table11.5">
          <table:table-cell table:style-name="Table11.A2" office:value-type="string">
            <text:p text:style-name="Table_20_Contents"><text:span text:style-name="T59">PGCONNECT_TIMEOUT</text:span></text:p>
          </table:table-cell>
          <table:table-cell table:style-name="Table11.B2" office:value-type="string">
            <text:p text:style-name="Textformatvorlage"><text:span text:style-name="Tablo_20_Küçük"/></text:p>
          </table:table-cell>
        </table:table-row>
        <table:table-row table:style-name="Table11.5">
          <table:table-cell table:style-name="Table11.A2" office:value-type="string">
            <text:p text:style-name="Table_20_Contents"><text:span text:style-name="Kod_20__28_Yazı_29__20_Küçük">PGPASSFILE</text:span></text:p>
          </table:table-cell>
          <table:table-cell table:style-name="Table11.B2" office:value-type="string">
            <text:p text:style-name="Textformatvorlage"><text:span text:style-name="Tablo_20_Küçük">libpq tarafından kullanılacak </text:span><text:span text:style-name="Tablo_20_Küçük"><text:span text:style-name="Kod_20__28_Yazı_29__20_Küçük">.pgpass</text:span></text:span><text:span text:style-name="Tablo_20_Küçük"> şifre dosyasının sistem üzerindeki yerini belirtir.</text:span></text:p>
          </table:table-cell>
        </table:table-row>
        <table:table-row>
          <table:table-cell table:style-name="Table11.A2" office:value-type="string">
            <text:p text:style-name="Table_20_Contents"><text:span text:style-name="T59">PGSERVICE</text:span></text:p>
          </table:table-cell>
          <table:table-cell table:style-name="Table11.B2" office:value-type="string">
            <text:p text:style-name="Textformatvorlage"><text:span text:style-name="Kod_20__28_Yazı_29__20_Küçük">pg_service.conf</text:span><text:span text:style-name="Tablo_20_Küçük"> dosyasında aranacak servis adını belirtir.</text:span></text:p>
          </table:table-cell>
        </table:table-row>
        <table:table-row>
          <table:table-cell table:style-name="Table11.A2" office:value-type="string">
            <text:p text:style-name="Table_20_Contents"><text:span text:style-name="T59">PGREALM</text:span></text:p>
          </table:table-cell>
          <table:table-cell table:style-name="Table11.B2" office:value-type="string">
            <text:p text:style-name="Textformatvorlage"><text:span text:style-name="Tablo_20_Küçük">Kerberos bölgesi tanımlamak için kullanılır. Öntanımlı olarak yerel bölge kullanılacaktır. </text:span><text:span text:style-name="Tablo_20_Küçük"><text:span text:style-name="Kod_20__28_Yazı_29__20_Küçük">PGREALM</text:span></text:span><text:span text:style-name="Tablo_20_Küçük"> değişkeni kullanıldığı taktirde, libpq bağlantı fonksiyonları, yerel sistem bölgesi yerine belirtilen Kerberos bölgesini kullanacaklardır. Sunucu kimlik kontrolü için Kerberos kullandığı zaman bu özellik devreye sokulur. (Örnek: </text:span><text:span text:style-name="Tablo_20_Küçük"><text:span text:style-name="Kod_20__28_Yazı_29__20_Küçük">CMF.NRL.NAVY.MIL</text:span></text:span><text:span text:style-name="Tablo_20_Küçük">, </text:span><text:span text:style-name="Tablo_20_Küçük"><text:span text:style-name="Kod_20__28_Yazı_29__20_Küçük">ATHENA.MIT.EDU</text:span></text:span><text:span text:style-name="Tablo_20_Küçük"> gibi.)</text:span></text:p>
          </table:table-cell>
        </table:table-row>
        <table:table-row>
          <table:table-cell table:style-name="Table11.A2" office:value-type="string">
            <text:p text:style-name="Table_20_Contents"><text:span text:style-name="T59">PGKRBSRVNAME</text:span></text:p>
          </table:table-cell>
          <table:table-cell table:style-name="Table11.B2" office:value-type="string">
            <text:p text:style-name="Textformatvorlage"><text:span text:style-name="Tablo_20_Küçük">Kerberos 5 kullanılarak yapılacak kimlik denetiminde kullanılacak olan Kerberos servisinin adını belirtir.</text:span></text:p>
          </table:table-cell>
        </table:table-row>
        <table:table-row>
          <table:table-cell table:style-name="Table11.A2" office:value-type="string">
            <text:p text:style-name="Table_20_Contents"><text:span text:style-name="T59">PGDATESTYLE</text:span><text:span text:style-name="T43"><text:note text:id="ftn15" text:note-class="footnote"><text:note-citation>15</text:note-citation><text:note-body><text:p text:style-name="Footnote">Değişkenler herbir oturum için ayrıca ayarlanabilir.</text:p></text:note-body></text:note></text:span></text:p>
          </table:table-cell>
          <table:table-cell table:style-name="Table11.B2" office:value-type="string">
            <text:p text:style-name="Textformatvorlage"><text:span text:style-name="Tablo_20_Küçük">Öntanımlı tarih/zaman gösterim biçimi. (</text:span><text:span text:style-name="Tablo_20_Küçük"><text:span text:style-name="Kod_20__28_Yazı_29__20_Küçük">SET datestyle TO 'ISO, MDY'</text:span></text:span><text:span text:style-name="Tablo_20_Küçük">)</text:span></text:p>
          </table:table-cell>
        </table:table-row>
        <table:table-row>
          <table:table-cell table:style-name="Table11.A2" office:value-type="string">
            <text:p text:style-name="Table_20_Contents"><text:span text:style-name="T59">PGTZ</text:span><text:bookmark-start text:name="DDE_LINK6"/><text:span text:style-name="T60"><text:note-ref text:note-class="footnote" text:reference-format="text" text:ref-name="ftn15">15</text:note-ref></text:span><text:bookmark-end text:name="DDE_LINK6"/></text:p>
          </table:table-cell>
          <table:table-cell table:style-name="Table11.B2" office:value-type="string">
            <text:p text:style-name="Textformatvorlage"><text:span text:style-name="Tablo_20_Küçük">Öntanımlı yerel saat (timezone) değeri. (</text:span><text:span text:style-name="Tablo_20_Küçük"><text:span text:style-name="Kod_20__28_Yazı_29__20_Küçük">SET timezone TO 'Europe/Istanbul'</text:span></text:span><text:span text:style-name="Tablo_20_Küçük">)</text:span></text:p>
          </table:table-cell>
        </table:table-row>
        <table:table-row>
          <table:table-cell table:style-name="Table11.A2" office:value-type="string">
            <text:p text:style-name="Table_20_Contents"><text:span text:style-name="T59">PGCLIENTENCODING</text:span><text:span text:style-name="Kod_20__28_Yazı_29__20_Küçük"><text:span text:style-name="T60"><text:note-ref text:note-class="footnote" text:reference-format="text" text:ref-name="ftn15">15</text:note-ref></text:span></text:span></text:p>
          </table:table-cell>
          <table:table-cell table:style-name="Table11.B2" office:value-type="string">
            <text:p text:style-name="Textformatvorlage"><text:span text:style-name="Tablo_20_Küçük">Öntanımlı istemci karakter kodlaması. (</text:span><text:span text:style-name="Tablo_20_Küçük"><text:span text:style-name="Kod_20__28_Yazı_29__20_Küçük">SET client_encoding TO 'UNICODE'</text:span></text:span><text:span text:style-name="Tablo_20_Küçük">)</text:span></text:p>
          </table:table-cell>
        </table:table-row>
        <table:table-row>
          <table:table-cell table:style-name="Table11.A2" office:value-type="string">
            <text:p text:style-name="Table_20_Contents"><text:span text:style-name="T59">PGGEQO</text:span><text:span text:style-name="Kod_20__28_Yazı_29__20_Küçük"><text:span text:style-name="T60"><text:note-ref text:note-class="footnote" text:reference-format="text" text:ref-name="ftn15">15</text:note-ref></text:span></text:span></text:p>
          </table:table-cell>
          <table:table-cell table:style-name="Table11.B2" office:value-type="string">
            <text:p text:style-name="Textformatvorlage"><text:span text:style-name="Tablo_20_Küçük">Öntanımlı genetik optimizasyon durumu. (</text:span><text:span text:style-name="Tablo_20_Küçük"><text:span text:style-name="Kod_20__28_Yazı_29__20_Küçük">SET geqo TO 'on'</text:span></text:span><text:span text:style-name="Tablo_20_Küçük">)</text:span></text:p>
          </table:table-cell>
        </table:table-row>
        <table:table-row>
          <table:table-cell table:style-name="Table11.A2" office:value-type="string">
            <text:p text:style-name="Table_20_Contents"><text:span text:style-name="T59">PGSYSCONFDIR</text:span></text:p>
          </table:table-cell>
          <table:table-cell table:style-name="Table11.B2" office:value-type="string">
            <text:p text:style-name="Textformatvorlage"><text:span text:style-name="Kod_20__28_Yazı_29__20_Küçük">pg_service.conf</text:span><text:span text:style-name="Tablo_20_Küçük"> dosyasının bulunduğu dizini belirtir.</text:span></text:p>
          </table:table-cell>
        </table:table-row>
        <table:table-row>
          <table:table-cell table:style-name="Table11.A2" office:value-type="string">
            <text:p text:style-name="Table_20_Contents"><text:span text:style-name="T59">PGLOCALEDIR</text:span></text:p>
          </table:table-cell>
          <table:table-cell table:style-name="Table11.B2" office:value-type="string">
            <text:p text:style-name="Textformatvorlage"><text:span text:style-name="Tablo_20_Küçük">Üretilen mesajların yerelleştirilmesinde kullanılacak </text:span><text:span text:style-name="Tablo_20_Küçük"><text:span text:style-name="Kod_20__28_Yazı_29__20_Küçük">locale</text:span></text:span><text:span text:style-name="Tablo_20_Küçük"> dosyalarının bulunduğu dizini belirtir.</text:span></text:p>
          </table:table-cell>
        </table:table-row>
      </table:table>
      <text:h text:style-name="Heading_20_2" text:outline-level="2"><text:span text:style-name="T7">Programların Derlenmesi</text:span></text:h>
      <text:p text:style-name="Text_20_body"><text:span text:style-name="T7">libpq arayüzünü kullanan programların derlenmesi ve kütüphanelerin bağlanması esnasında, kütüphane paylaşımlı nesnelerinin ve başlık dosyalarının bulunduğu dizinin kullanacağınız derleyiciye gösterilmesi ve </text:span><text:span text:style-name="Teletype"><text:span text:style-name="T7">ilgili başlık dosyalarının da programınıza eklenmesi </text:span></text:span><text:span text:style-name="T7">gerekmektedir. Bu gerekli adımların yapılmamaları sonucunda doğacak olası hata çıktıları hakkında bahsetmeye çalışacağız bu bölümde.</text:span></text:p>
      <text:p text:style-name="Text_20_body"><text:span text:style-name="T7">libpq arayüzünü kullanan bir uygulamada, çağrılacak olan fonksiyonların ve kullanılan </text:span><text:span text:style-name="Teletype"><text:span text:style-name="T9">API</text:span></text:span><text:span text:style-name="T7"> tip ve değişkenlerinin tanımlandığı başlık dosyası olan </text:span><text:span text:style-name="Teletype"><text:span text:style-name="T25">libpq-fe.h</text:span></text:span><text:span text:style-name="T7"> dosyasını programınızın en başında yer alan başlık dosyalarının bulunduğu bölüme </text:span><text:span text:style-name="Teletype"><text:span text:style-name="T8">include</text:span></text:span><text:span text:style-name="T7"> ifadesi ile eklemelisiniz.</text:span></text:p>
      <text:p text:style-name="Text_20_body"><text:span text:style-name="T7">libpq kütüphane fonksiyonlarını kullanmanıza rağmen, başlık dosyasını unutup programı derlemeye çalıştığınızda, karşınıza şuna benzer bir hata mesajı çıkacaktır:</text:span></text:p>
      <text:p text:style-name="Kod"><text:span text:style-name="T23">example.c: In function `main':<text:line-break/>...<text:line-break/>example.c:53: `PGconn' undeclared (first use in this function)<text:line-break/></text:span><text:span text:style-name="Teletype"><text:span text:style-name="T23">example.c:54: `PGresult' undeclared (first use in this function)</text:span></text:span><text:span text:style-name="T23"><text:line-break/>...<text:line-break/>example.c:71: `</text:span><text:span text:style-name="Teletype"><text:span text:style-name="T23">PGRES_NONFATAL_ERROR</text:span></text:span><text:span text:style-name="T23">' undeclared (first use in this function)<text:line-break/>...</text:span></text:p>
      <text:p text:style-name="Text_20_body"><text:span text:style-name="T30">libpq başlık dosyaları genelde sisteminizde çoğu derleyicinin öntanımlı olarak baktığı dizinler altına yerleştirildikleri halde, bazı özel kurulumlarda bu başlık dosyalarının derleyiciler tarafından bulunamadığı da olur.</text:span><text:span text:style-name="T29"> Böyle durumlarda libpq başlık dosyalarının bulunduğu dizini kullandığınız derleyiciye göstermeniz gerekmektedir.</text:span></text:p>
      <text:p text:style-name="Kod"><text:span text:style-name="T39"># Başlık dosyalarının bulunduğu dizini derleyiciye parametre olarak geçiyoruz.</text:span><text:span text:style-name="T40"><text:line-break/></text:span>$ cc -I/usr/local/pgsql/include -c ornek-uygulama.c</text:p>
      <text:p text:style-name="Kod"><text:span text:style-name="T3"># Eğer Makefile dosyaları kullanıyorsak, başlık dosyalarının bulunduğu dizini<text:line-break/># C önişlemcisinin sistem çevre değişkeni olan CPPFLAGS değişkenine eklemeliyiz.</text:span><text:line-break/>$ CPPFLAGS += -I/usr/local/pgsql/include</text:p>
      <text:p text:style-name="Text_20_body">Ek olarak, <text:span text:style-name="Kod_20__28_Yazı_29_">libpq-fe.h</text:span> başlık dosyasının derleyici tarafından bulunamadığı bir durumda alacağınız olası hata mesajı ise aşağıdakine benzer olacaktır:</text:p>
      <text:p text:style-name="Kod">ornek-uygulama.c:41:22: libpq-fe.h: No such file or directory</text:p>
      <text:p text:style-name="Text_20_body">Bahsi geçen başlık dosyalarının PostgreSQL kurulumunda nereye kopyalandığını <text:span text:style-name="Kod_20__28_Yazı_29_">pg_config</text:span> komutuna <text:span text:style-name="Kod_20__28_Yazı_29_">--includedir</text:span> parametresi vererek öğrenebilirsiniz.</text:p>
      <text:p text:style-name="Kod"><text:span text:style-name="T3"># pg_config komutundan libpq başlık dosyalarının nerede olduklarını öğreniyoruz.</text:span><text:line-break/>$ pg_config --includedir<text:line-break/>/usr/local/pgsql/include</text:p>
      <text:p text:style-name="Text_20_body">Son olarak, derlenen programın paylaşımlı kütüphane dosyaları ile bağlanması gerekmektedir. Bunun için derleyicinize <text:span text:style-name="Kod_20__28_Yazı_29_">-lpq</text:span> parametresi ile libpq kütüphanesinin de bağlanacağını bildirmeniz gerekmektedir.</text:p>
      <text:p text:style-name="Kod"><text:span text:style-name="Kod_20_-_20_Comment"># Son olarak libpq kütüphanesini oluşturduğumuz ornek-uygulama.o dosyasına bağlıyoruz.</text:span><text:line-break/>$ cc -lpq -o ornek_uygulama ornek-uygulama.o</text:p>
      <text:p text:style-name="Text_20_body">libpq kütüphanesinin programa bağlanacağı bildiriminin (<text:span text:style-name="Kod_20__28_Yazı_29_">-lpq</text:span> parametresinin) unutulması durumunda derleyici şuna benzer bir hata mesajı verecektir:</text:p>
      <text:p text:style-name="Kod">...<text:line-break/>testlibpq.o(.text+0x4a): undefined reference to `PQconnectStart'<text:line-break/>testlibpq.o(.text+0x52): undefined reference to `PQconnectPoll'<text:line-break/>testlibpq.o(.text+0xf3): undefined reference to `PQgetResult'<text:line-break/>...</text:p>
      <text:p text:style-name="Text_20_body">Paylaşımlı libpq kütüphanelerin bulunamaması gibi bir durumda aşağıdaki çıktıya benzer bir hata mesajı ile karşılaşılacaktır:</text:p>
      <text:p text:style-name="Kod">/usr/bin/ld: cannot find -lpq</text:p>
      <text:p text:style-name="Text_20_body">Böyle bir durumda derleyiciye libpq paylaşımlı kütüphane dosyalarının yerinin elle girilmesi gerekmektedir.</text:p>
      <text:p text:style-name="Kod"><text:span text:style-name="T3"># pg_config komutundan kütüphane dosyalarının nerede olduklarını öğreniyoruz.</text:span><text:line-break/>$ pg_config --libdir<text:line-break/>/usr/local/pgsql/lib<text:line-break/><text:line-break/>$ cc -L/usr/local/pgsql/lib -lpq -o ornek-uygulama ornek-uygulama.o</text:p>
      <text:h text:style-name="Heading_20_2" text:outline-level="2"><text:span text:style-name="T21">Yiv Korunaklı Programlama</text:span></text:h>
      <text:p text:style-name="Text_20_body"><text:span text:style-name="T21">Aynı anda birden fazla yivin çalıştığı programlarda, kaynakların yivler arası paylaşımı bir takım sorunları da beraberinde getirmektedir. Ortak kullanılan bellek alanlarının yivler arası paylaşımı ana program tarafından doğru bir şekilde düzenlenmediği sürece yarış koşulları (</text:span><text:span text:style-name="Source_20_Text"><text:span text:style-name="T9">race condition</text:span></text:span><text:span text:style-name="T21">), yiv kilitlenmeleri (</text:span><text:span text:style-name="Source_20_Text"><text:span text:style-name="T9">deadlock</text:span></text:span><text:span text:style-name="T21">), öncelik terslikleri (</text:span><text:span text:style-name="Source_20_Text"><text:span text:style-name="T9">priority inversion</text:span></text:span><text:span text:style-name="T21">) gibi bir çok sorunun ortaya çıkması oldukça olasıdır. Bu bölümde, libpq kütüphanesini kullanarak geliştirdiğiniz yazılımlarda bu gibi potansiyel sorunlara karşı ne gibi önlemlerin alınabileceği üzerinde durmaya çalışacağız.</text:span></text:p>
      <text:p text:style-name="Text_20_body"><text:span text:style-name="T21">Her şeyden önce, yivler arası libpq çağrıları (ve bunlar sonucu oluşan yapıların) kullanımında kütüphane dosyalarının yiv korunaklı seçeneği aktif hale getirilerek derlenmiş olması gerekmektedir. Bunun için PostgreSQL derlenirken </text:span><text:span text:style-name="Source_20_Text"><text:span text:style-name="T8">configure</text:span></text:span><text:span text:style-name="T21"> betiğine </text:span><text:span text:style-name="Source_20_Text"><text:span text:style-name="T8">--enaable-thread-safety</text:span></text:span><text:span text:style-name="T21"> parametresinin verilmiş olması gerekmektedir. Bu sayede, libpq yivler arası paylaşımda sorun yaratacak çağrıları kilitler ve diğer uygun yöntemler ile yiv korunaklı bir şekilde sunacaktır.</text:span></text:p>
      <text:p text:style-name="Text_20_body"><text:span text:style-name="T21">libpq tarafından yiv korunaklı hale getirilen önemli çağrılardan bazıları, kullanılan sistem tarafından sağlanan </text:span><text:span text:style-name="Source_20_Text"><text:span text:style-name="T8">strerror()</text:span></text:span><text:span text:style-name="T21">, </text:span><text:span text:style-name="Source_20_Text"><text:span text:style-name="T8">getpwuid()</text:span></text:span><text:span text:style-name="T21"> ve </text:span><text:span text:style-name="Source_20_Text"><text:span text:style-name="T8">gethostbyname()</text:span></text:span><text:span text:style-name="T21"> fonksiyonlarıdır. libpq </text:span><text:span text:style-name="Source_20_Text"><text:span text:style-name="T8">configure</text:span></text:span><text:span text:style-name="T21"> esnasında yaptığı kontroller ile eğer mevcutsa bunların sistem tarafından sağlanan yiv korunaklı alternatiflerini (</text:span><text:span text:style-name="Source_20_Text"><text:span text:style-name="T8">strerror_r()</text:span></text:span><text:span text:style-name="T21"> gibi) kullanacaktır. Aksi halde kendi oluşturduğu kilitler ile bunların yiv korunaklı türevlerini oluşturacaktır.</text:span></text:p>
      <text:p text:style-name="Not">libpq tarafından kullanılacak sistem çağrılarınızın yiv korunaklı olup olmadığını kontrol etmek için PostgreSQL ile birlikte gelen <text:span text:style-name="Kod_20__28_Yazı_29__20_Küçük">src/tools/thread</text:span> programını kullanabilirsiniz.</text:p>
      <text:p text:style-name="Text_20_body"><text:span text:style-name="T21">Bunun dışında libpq tarafından sağlanan bazı nesnelerin yiv korunaklı olarak nasıl kullanılabileceklerini şu şekilde listeleyebiliriz:</text:span></text:p>
      <table:table table:name="Table28" table:style-name="Table28">
        <table:table-column table:style-name="Table28.A"/>
        <table:table-column table:style-name="Table28.B"/>
        <table:table-row>
          <table:table-cell table:style-name="Table28.A1" office:value-type="string">
            <text:p text:style-name="Table_20_Contents"><text:span text:style-name="Kod_20__28_Yazı_29__20_Küçük">PGconn</text:span></text:p>
          </table:table-cell>
          <table:table-cell table:style-name="Table28.B1" office:value-type="string">
            <text:p text:style-name="P43"><text:span text:style-name="Tablo_20_Küçük">Farklı yivler tarafından aynı bağlantıyı gösteren </text:span><text:span text:style-name="Tablo_20_Küçük"><text:span text:style-name="Kod_20__28_Yazı_29__20_Küçük">PGconn</text:span></text:span><text:span text:style-name="Tablo_20_Küçük"> nesnelerinin kullanımı istemci tarafından tutarsızlık yaratacağından, programcının bunu kendi belirleyeceği metodlar ile (örneğin </text:span><text:span text:style-name="Tablo_20_Küçük"><text:span text:style-name="Kod_20__28_Yazı_29__20_Küçük">mutex</text:span></text:span><text:span text:style-name="Tablo_20_Küçük"> ile kilitleyerek) yiv korunaklı halde yivler arası paylaştırması gerektirmektedir.</text:span></text:p>
            <text:p text:style-name="P43"><text:span text:style-name="Tablo_20_Küçük">Aynı anda iki yiv tarafından sorgu yapılmasına ihtiyaç duyulan durumlarda, veritabanına birden fazla bağlantı kurularak - ya da bağlantı havuzu oluşturularak – sorgular farklı bağlantılar üzerinden gönderilmedilir.</text:span></text:p>
          </table:table-cell>
        </table:table-row>
        <table:table-row>
          <table:table-cell table:style-name="Table28.A2" office:value-type="string">
            <text:p text:style-name="Table_20_Contents"><text:span text:style-name="Kod_20__28_Yazı_29__20_Küçük">PGresult</text:span></text:p>
          </table:table-cell>
          <table:table-cell table:style-name="Table28.B2" office:value-type="string">
            <text:p text:style-name="Table_20_Contents"><text:span text:style-name="Tablo_20_Küçük">Sorgu sonucu dönecek olan </text:span><text:span text:style-name="Tablo_20_Küçük"><text:span text:style-name="Kod_20__28_Yazı_29__20_Küçük">PGresult</text:span></text:span><text:span text:style-name="Tablo_20_Küçük"> yapıları istemci belleği üzerinde sadece okumaya müsade edecek şekilde (</text:span><text:span text:style-name="Tablo_20_Küçük"><text:span text:style-name="Yabancı_20_Italic_20_Küçük">read-only</text:span></text:span><text:span text:style-name="Tablo_20_Küçük">) saklandığından, bu yapıların yivler arası kullanımı herhangi bir sorun teşkil etmemektedir.</text:span></text:p>
          </table:table-cell>
        </table:table-row>
      </table:table>
      <text:p text:style-name="Text_20_body"><text:span text:style-name="T21">Yukarıdakilere ek olarak, Kerberos kimlik denetimi kullanılarak gerçekleştirilmeye çalışılan veritabanı bağlantılarında Kerberos çağrıları yiv korunaklı olmadığından, bu çağrılar programcı tarafından ayrıca kilitlenerek gerçekleştirilmelidir. Kerberos çağrıları esnasında programınızda kullandığınız kilitleme mekanizmalarını libpq'nun Kerberos kimlik kontrolü esnasında kullandığı kilitlere de uygulamak için </text:span><text:span text:style-name="Source_20_Text"><text:span text:style-name="T8">PQregisterThreadLock()</text:span></text:span><text:span text:style-name="T21"> fonksiyonunu kullanabilirsiniz. Fonksiyonun nasıl kullanıldığına dair fikir edinmeniz açısında ilgili dosyalardan şu satırları verebiliriz:</text:span></text:p>
      <text:p text:style-name="Kod"><text:span text:style-name="T39">/* pgthreadlock_t tipinde bir fonksiyon işaretçisi oluşturuluyor. */</text:span><text:span text:style-name="T40"><text:line-break/></text:span>typedef void (*<text:span text:style-name="T4">pgthreadlock_t</text:span>) (int acquire);</text:p>
      <text:p text:style-name="Kod"><text:span text:style-name="T39">/*<text:line-break/> * Kerberos kimlik denetimi ensasında kullanılacak olan<text:line-break/> * pg_g_threadlock fonksiyonu işaretçisi tanımlanıyor.<text:line-break/> */</text:span><text:span text:style-name="T40"><text:line-break/></text:span>extern <text:span text:style-name="T51">pgthreadlock_t</text:span> <text:span text:style-name="T4">pg_g_threadlock</text:span>;</text:p>
      <text:p text:style-name="Kod"><text:span text:style-name="T39">/*<text:line-break/> * PQregisterThreadLock() fonksiyonuna işaretçi olarak geçeceğiniz fonksiyon aldığı<text:line-break/> * boolean parametre değerine göre yivler genelinde oluşturulan kiliti açıp kapayacak.<text:line-break/> */</text:span><text:span text:style-name="T40"><text:line-break/></text:span>#define pglock_thread() <text:s text:c="4"/><text:span text:style-name="T4">pg_g_threadlock</text:span>(true)<text:line-break/>#define pgunlock_thread() <text:s text:c="2"/><text:span text:style-name="T4">pg_g_threadlock</text:span>(false)</text:p>
      <text:p text:style-name="Kod"><text:span text:style-name="T39">/*<text:line-break/> * Bahsi geçen PQregisterThreadLock() fonksiyonu, parametre olarak aldığı<text:line-break/> * kilit fonksiyonunu kütüphane tarafından kullanılacak olan pg_g_threadlock<text:line-break/> * işaretçisine atayacak.<text:line-break/> */</text:span><text:span text:style-name="T40"><text:line-break/></text:span>pgthreadlock_t<text:line-break/><text:span text:style-name="T4">PQregisterThreadLock</text:span>(pgthreadlock_t newhandler)<text:line-break/>{<text:line-break/> <text:s text:c="3"/>pgthreadlock_t prev = <text:span text:style-name="T4">pg_g_threadlock</text:span>;<text:line-break/><text:line-break/> <text:s text:c="3"/>if (newhandler)<text:line-break/> <text:s text:c="7"/>pg_g_threadlock = newhandler;<text:line-break/> <text:s text:c="3"/>else<text:line-break/> <text:s text:c="7"/>pg_g_threadlock = <text:span text:style-name="T4">default_threadlock</text:span>;<text:line-break/><text:line-break/> <text:s text:c="3"/>return prev;<text:line-break/>}</text:p>
      <text:p text:style-name="Text_20_body">Yukarıdaki gibi, <text:span text:style-name="Kod_20__28_Yazı_29_">PQregisterThreadLock()</text:span> fonksiyonunu kullanarak programınızda kullandığınız yiv kilitleme mekanizmasının libpq kütüphanesinin Kerberos kimlik denetimi esnasında da kullanmasını sağlayabilirsiniz.</text:p>
      <text:p text:style-name="Not"><text:span text:style-name="Kod_20__28_Yazı_29__20_Küçük">PQregisterThreadLock()</text:span> ile libpq kütüphanesine kullanım için bir kilit fonksiyonu belirtmediğiniz taktirde dahi kütüphane bunu kendi içindeki öntanımlı <text:span text:style-name="Kod_20__28_Yazı_29__20_Küçük">default_threadlock()</text:span> fonksiyonu ile gerçekleştirecektir.</text:p>
      <text:h text:style-name="Heading_20_2" text:outline-level="2"><text:span text:style-name="T21">Fonksiyon Tablosu</text:span></text:h>
      <text:p text:style-name="Text_20_body"><text:span text:style-name="T21">PostgreSQL C programlama arayüzü içinde incelenmiş fonksiyonların kısa birer açıklama satırı ile birlikte tam bir listesini aşağıdaki tabloda bulabilirsiniz.</text:span></text:p>
      <table:table table:name="Table29" table:style-name="Table29">
        <table:table-column table:style-name="Table29.A"/>
        <table:table-column table:style-name="Table29.B"/>
        <table:table-row>
          <table:table-cell table:style-name="Table29.A1" office:value-type="string">
            <text:p text:style-name="Table_20_Contents"><text:span text:style-name="T47">Fonksiyon</text:span></text:p>
          </table:table-cell>
          <table:table-cell table:style-name="Table29.B1" office:value-type="string">
            <text:p text:style-name="Table_20_Contents"><text:span text:style-name="T47">Açıklama</text:span></text:p>
          </table:table-cell>
        </table:table-row>
        <table:table-row>
          <table:table-cell table:style-name="Table29.A2" office:value-type="string">
            <text:p text:style-name="Table_20_Contents"><text:span text:style-name="Kod_20__28_Yazı_29__20_Küçük">PQconnectdb<text:line-break/>PQsetdbLogin<text:line-break/>PQsetdb</text:span></text:p>
          </table:table-cell>
          <table:table-cell table:style-name="Table29.B2" office:value-type="string">
            <text:p text:style-name="P43"><text:span text:style-name="Tablo_20_Küçük">Veritabanına senkron bağlantı fonksiyonları.</text:span></text:p>
          </table:table-cell>
        </table:table-row>
        <table:table-row>
          <table:table-cell table:style-name="Table29.A2" office:value-type="string">
            <text:p text:style-name="Table_20_Contents"><text:span text:style-name="Kod_20__28_Yazı_29__20_Küçük">PQconnectStart<text:line-break/>PQconnectPoll</text:span></text:p>
          </table:table-cell>
          <table:table-cell table:style-name="Table29.B2" office:value-type="string">
            <text:p text:style-name="P43"><text:span text:style-name="Tablo_20_Küçük">Asenkron bağlantı fonksiyonları.</text:span></text:p>
          </table:table-cell>
        </table:table-row>
        <table:table-row>
          <table:table-cell table:style-name="Table29.A2" office:value-type="string">
            <text:p text:style-name="Table_20_Contents"><text:span text:style-name="Kod_20__28_Yazı_29__20_Küçük">PQstatus</text:span></text:p>
          </table:table-cell>
          <table:table-cell table:style-name="Table29.B2" office:value-type="string">
            <text:p text:style-name="P43"><text:span text:style-name="Tablo_20_Küçük">Bağlantı durumu.</text:span></text:p>
          </table:table-cell>
        </table:table-row>
        <table:table-row>
          <table:table-cell table:style-name="Table29.A2" office:value-type="string">
            <text:p text:style-name="Table_20_Contents"><text:span text:style-name="Kod_20__28_Yazı_29__20_Küçük">PQprotocolVersion</text:span></text:p>
          </table:table-cell>
          <table:table-cell table:style-name="Table29.B2" office:value-type="string">
            <text:p text:style-name="P43"><text:span text:style-name="Tablo_20_Küçük">Bağlantıda kullanılan protokol versiyonu.</text:span></text:p>
          </table:table-cell>
        </table:table-row>
        <table:table-row>
          <table:table-cell table:style-name="Table29.A2" office:value-type="string">
            <text:p text:style-name="Table_20_Contents"><text:span text:style-name="Kod_20__28_Yazı_29__20_Küçük">PQconndefaults</text:span></text:p>
          </table:table-cell>
          <table:table-cell table:style-name="Table29.B2" office:value-type="string">
            <text:p text:style-name="P43"><text:span text:style-name="Tablo_20_Küçük">Bağlantı özellikleri.</text:span></text:p>
          </table:table-cell>
        </table:table-row>
        <table:table-row>
          <table:table-cell table:style-name="Table29.A2" office:value-type="string">
            <text:p text:style-name="Table_20_Contents"><text:span text:style-name="Kod_20__28_Yazı_29__20_Küçük">PQhost<text:line-break/>PQuser<text:line-break/>PQpass<text:line-break/>PQdb<text:line-break/>PQport<text:line-break/>PQoptions</text:span></text:p>
          </table:table-cell>
          <table:table-cell table:style-name="Table29.B2" office:value-type="string">
            <text:p text:style-name="P43"><text:span text:style-name="Tablo_20_Küçük">Bağlantıda kullanılan seçenekler.</text:span></text:p>
          </table:table-cell>
        </table:table-row>
        <table:table-row>
          <table:table-cell table:style-name="Table29.A2" office:value-type="string">
            <text:p text:style-name="Table_20_Contents"><text:span text:style-name="Kod_20__28_Yazı_29__20_Küçük">PQgetssl</text:span></text:p>
          </table:table-cell>
          <table:table-cell table:style-name="Table29.B2" office:value-type="string">
            <text:p text:style-name="P43"><text:span text:style-name="Tablo_20_Küçük">Bağlantıda (</text:span><text:span text:style-name="Tablo_20_Küçük"><text:span text:style-name="Yabancı_20_Italic_20_Küçük">SSL</text:span></text:span><text:span text:style-name="Tablo_20_Küçük"> kullanılmışsa) kullanılan </text:span><text:span text:style-name="Tablo_20_Küçük"><text:span text:style-name="Yabancı_20_Italic_20_Küçük">SSL</text:span></text:span><text:span text:style-name="Tablo_20_Küçük"> yapısı.</text:span></text:p>
          </table:table-cell>
        </table:table-row>
        <table:table-row>
          <table:table-cell table:style-name="Table29.A2" office:value-type="string">
            <text:p text:style-name="Table_20_Contents"><text:span text:style-name="Kod_20__28_Yazı_29__20_Küçük">PQsocket</text:span></text:p>
          </table:table-cell>
          <table:table-cell table:style-name="Table29.B2" office:value-type="string">
            <text:p text:style-name="P43"><text:span text:style-name="Tablo_20_Küçük">Bağlantı soketi.</text:span></text:p>
          </table:table-cell>
        </table:table-row>
        <table:table-row>
          <table:table-cell table:style-name="Table29.A2" office:value-type="string">
            <text:p text:style-name="Table_20_Contents"><text:span text:style-name="Kod_20__28_Yazı_29__20_Küçük">PQclientEncoding</text:span></text:p>
          </table:table-cell>
          <table:table-cell table:style-name="Table29.B2" office:value-type="string">
            <text:p text:style-name="P43"><text:span text:style-name="Tablo_20_Küçük">Bağlantıda kullanılan istemci karakter kodlaması.</text:span></text:p>
          </table:table-cell>
        </table:table-row>
        <table:table-row>
          <table:table-cell table:style-name="Table29.A2" office:value-type="string">
            <text:p text:style-name="Table_20_Contents"><text:span text:style-name="Kod_20__28_Yazı_29__20_Küçük">PQtransactionStatus</text:span></text:p>
          </table:table-cell>
          <table:table-cell table:style-name="Table29.B2" office:value-type="string">
            <text:p text:style-name="P43"><text:span text:style-name="Tablo_20_Küçük">Transaction durumu.</text:span></text:p>
          </table:table-cell>
        </table:table-row>
        <table:table-row>
          <table:table-cell table:style-name="Table29.A2" office:value-type="string">
            <text:p text:style-name="Table_20_Contents"><text:span text:style-name="Kod_20__28_Yazı_29__20_Küçük">PQisBusy</text:span></text:p>
          </table:table-cell>
          <table:table-cell table:style-name="Table29.B2" office:value-type="string">
            <text:p text:style-name="P43"><text:span text:style-name="Tablo_20_Küçük">Sunucunun o an bir sorgu üzerinde çalışıp çalışmadığının durumu.</text:span></text:p>
          </table:table-cell>
        </table:table-row>
        <table:table-row>
          <table:table-cell table:style-name="Table29.A2" office:value-type="string">
            <text:p text:style-name="Table_20_Contents"><text:span text:style-name="Kod_20__28_Yazı_29__20_Küçük">PQisnonblocking</text:span></text:p>
          </table:table-cell>
          <table:table-cell table:style-name="Table29.B2" office:value-type="string">
            <text:p text:style-name="P43"><text:span text:style-name="Tablo_20_Küçük">Kullanılan bağlantı tipinin programı bloke edip etmeyeceği.</text:span></text:p>
          </table:table-cell>
        </table:table-row>
        <table:table-row>
          <table:table-cell table:style-name="Table29.A2" office:value-type="string">
            <text:p text:style-name="Table_20_Contents"><text:span text:style-name="Kod_20__28_Yazı_29__20_Küçük">PQerrorMessage</text:span></text:p>
          </table:table-cell>
          <table:table-cell table:style-name="Table29.B2" office:value-type="string">
            <text:p text:style-name="P43"><text:span text:style-name="Tablo_20_Küçük">Bağlantıda gerçekleşen en son hata mesajı.</text:span></text:p>
          </table:table-cell>
        </table:table-row>
        <table:table-row>
          <table:table-cell table:style-name="Table29.A2" office:value-type="string">
            <text:p text:style-name="Table_20_Contents"><text:span text:style-name="Kod_20__28_Yazı_29__20_Küçük">PQparameterStatus</text:span></text:p>
          </table:table-cell>
          <table:table-cell table:style-name="Table29.B2" office:value-type="string">
            <text:p text:style-name="P43"><text:span text:style-name="Tablo_20_Küçük">Sunucu seçenekleri.</text:span></text:p>
          </table:table-cell>
        </table:table-row>
        <table:table-row>
          <table:table-cell table:style-name="Table29.A2" office:value-type="string">
            <text:p text:style-name="Table_20_Contents"><text:span text:style-name="Kod_20__28_Yazı_29__20_Küçük">PQserverVersion</text:span></text:p>
          </table:table-cell>
          <table:table-cell table:style-name="Table29.B2" office:value-type="string">
            <text:p text:style-name="P43"><text:span text:style-name="Tablo_20_Küçük">Bağlantının kurulu olduğu sunucunun sürüm numarası.</text:span></text:p>
          </table:table-cell>
        </table:table-row>
        <table:table-row>
          <table:table-cell table:style-name="Table29.A2" office:value-type="string">
            <text:p text:style-name="Table_20_Contents"><text:span text:style-name="Kod_20__28_Yazı_29__20_Küçük">PQbackendPID</text:span></text:p>
          </table:table-cell>
          <table:table-cell table:style-name="Table29.B2" office:value-type="string">
            <text:p text:style-name="P43"><text:span text:style-name="Tablo_20_Küçük">Bağlantıyı sağlayan sunucu işleminin </text:span><text:span text:style-name="Tablo_20_Küçük"><text:span text:style-name="Yabancı_20_Italic_20_Küçük">PID</text:span></text:span><text:span text:style-name="Tablo_20_Küçük"> değeri.</text:span></text:p>
          </table:table-cell>
        </table:table-row>
        <table:table-row>
          <table:table-cell table:style-name="Table29.A2" office:value-type="string">
            <text:p text:style-name="Table_20_Contents"><text:span text:style-name="Kod_20__28_Yazı_29__20_Küçük">PQsetClientEncoding</text:span></text:p>
          </table:table-cell>
          <table:table-cell table:style-name="Table29.B2" office:value-type="string">
            <text:p text:style-name="P43"><text:span text:style-name="Tablo_20_Küçük">İstemci karakter kodlamasının ayarlanması.</text:span></text:p>
          </table:table-cell>
        </table:table-row>
        <table:table-row>
          <table:table-cell table:style-name="Table29.A2" office:value-type="string">
            <text:p text:style-name="Table_20_Contents"><text:span text:style-name="Kod_20__28_Yazı_29__20_Küçük">PQsetErrorVerbosity</text:span></text:p>
          </table:table-cell>
          <table:table-cell table:style-name="Table29.B2" office:value-type="string">
            <text:p text:style-name="P43"><text:span text:style-name="Tablo_20_Küçük">Dönen hata mesajı duyarlılığının ayarlanması.</text:span></text:p>
          </table:table-cell>
        </table:table-row>
        <table:table-row>
          <table:table-cell table:style-name="Table29.A2" office:value-type="string">
            <text:p text:style-name="Table_20_Contents"><text:span text:style-name="Kod_20__28_Yazı_29__20_Küçük">PQsetnonblocking</text:span></text:p>
          </table:table-cell>
          <table:table-cell table:style-name="Table29.B2" office:value-type="string">
            <text:p text:style-name="P43"><text:span text:style-name="Tablo_20_Küçük">Kullanılan bağlantı tipinin programı bloke edip etmeyeceğinin ayarlanması.</text:span></text:p>
          </table:table-cell>
        </table:table-row>
        <table:table-row>
          <table:table-cell table:style-name="Table29.A2" office:value-type="string">
            <text:p text:style-name="Table_20_Contents"><text:span text:style-name="Kod_20__28_Yazı_29__20_Küçük">PQconsumeInput</text:span></text:p>
          </table:table-cell>
          <table:table-cell table:style-name="Table29.B2" office:value-type="string">
            <text:p text:style-name="P43"><text:span text:style-name="Tablo_20_Küçük">Sunucudan dönen verinin istemci soketi üzerinden alınması.</text:span></text:p>
          </table:table-cell>
        </table:table-row>
        <table:table-row>
          <table:table-cell table:style-name="Table29.A2" office:value-type="string">
            <text:p text:style-name="Table_20_Contents"><text:span text:style-name="Kod_20__28_Yazı_29__20_Küçük">PQflush</text:span></text:p>
          </table:table-cell>
          <table:table-cell table:style-name="Table29.B2" office:value-type="string">
            <text:p text:style-name="P43"><text:span text:style-name="Tablo_20_Küçük">İstemci soketindeki verinin sunucuya gönderilmek üzere temizlenmesi.</text:span></text:p>
          </table:table-cell>
        </table:table-row>
        <table:table-row>
          <table:table-cell table:style-name="Table29.A2" office:value-type="string">
            <text:p text:style-name="Table_20_Contents"><text:span text:style-name="Kod_20__28_Yazı_29__20_Küçük">PQfinish</text:span></text:p>
          </table:table-cell>
          <table:table-cell table:style-name="Table29.B2" office:value-type="string">
            <text:p text:style-name="P43"><text:span text:style-name="Tablo_20_Küçük">Bağlantının kapatılması.</text:span></text:p>
          </table:table-cell>
        </table:table-row>
        <table:table-row>
          <table:table-cell table:style-name="Table29.A2" office:value-type="string">
            <text:p text:style-name="Table_20_Contents"><text:span text:style-name="Kod_20__28_Yazı_29__20_Küçük">PQregisterThreadLock</text:span></text:p>
          </table:table-cell>
          <table:table-cell table:style-name="Table29.B2" office:value-type="string">
            <text:p text:style-name="P43"><text:span text:style-name="Tablo_20_Küçük">Bağlantı fonksiyonları tarafından kullanılmak üzere yivler arası kilit sağlayacak fonksiyonun bildirimi.</text:span></text:p>
          </table:table-cell>
        </table:table-row>
        <table:table-row>
          <table:table-cell table:style-name="Table29.A2" office:value-type="string">
            <text:p text:style-name="Table_20_Contents"><text:span text:style-name="Kod_20__28_Yazı_29__20_Küçük">PQreset</text:span></text:p>
          </table:table-cell>
          <table:table-cell table:style-name="Table29.B2" office:value-type="string">
            <text:p text:style-name="P43"><text:span text:style-name="Tablo_20_Küçük">Senkron bir bağlantının sıfırlanıp tekrar kurulması.</text:span></text:p>
          </table:table-cell>
        </table:table-row>
        <table:table-row>
          <table:table-cell table:style-name="Table29.A2" office:value-type="string">
            <text:p text:style-name="Table_20_Contents"><text:span text:style-name="Kod_20__28_Yazı_29__20_Küçük">PQresetStart<text:line-break/>PQresetPoll</text:span></text:p>
          </table:table-cell>
          <table:table-cell table:style-name="Table29.B2" office:value-type="string">
            <text:p text:style-name="P43"><text:span text:style-name="Tablo_20_Küçük">As</text:span><text:span text:style-name="Tablo_20_Küçük"><text:span text:style-name="Tablo_20_Küçük">enkron bir bağlantının sıfırlanıp tekrar kurulması.</text:span></text:span></text:p>
          </table:table-cell>
        </table:table-row>
        <table:table-row>
          <table:table-cell table:style-name="Table29.A2" office:value-type="string">
            <text:p text:style-name="Table_20_Contents"><text:span text:style-name="Kod_20__28_Yazı_29__20_Küçük">PQexec<text:line-break/>PQexecParams</text:span></text:p>
          </table:table-cell>
          <table:table-cell table:style-name="Table29.B2" office:value-type="string">
            <text:p text:style-name="P43"><text:span text:style-name="Tablo_20_Küçük">Senkron sorgu işletimi.</text:span></text:p>
          </table:table-cell>
        </table:table-row>
        <table:table-row>
          <table:table-cell table:style-name="Table29.A2" office:value-type="string">
            <text:p text:style-name="Table_20_Contents"><text:span text:style-name="Kod_20__28_Yazı_29__20_Küçük">PQprepare<text:line-break/>PQexecPrepared</text:span></text:p>
          </table:table-cell>
          <table:table-cell table:style-name="Table29.B2" office:value-type="string">
            <text:p text:style-name="P43"><text:span text:style-name="Tablo_20_Küçük">Senkron olarak sorgunun hazırlanıp, daha önceden hazırlanan bir sorgunun yine senkron olarak işletilmesi.</text:span></text:p>
          </table:table-cell>
        </table:table-row>
        <table:table-row>
          <table:table-cell table:style-name="Table29.A2" office:value-type="string">
            <text:p text:style-name="Table_20_Contents"><text:span text:style-name="Kod_20__28_Yazı_29__20_Küçük">PQsendQuery<text:line-break/>PQsendQueryParams</text:span></text:p>
          </table:table-cell>
          <table:table-cell table:style-name="Table29.B2" office:value-type="string">
            <text:p text:style-name="P43"><text:span text:style-name="Tablo_20_Küçük">Asenkron sorgu işletimi.</text:span></text:p>
          </table:table-cell>
        </table:table-row>
        <table:table-row>
          <table:table-cell table:style-name="Table29.A2" office:value-type="string">
            <text:p text:style-name="Table_20_Contents"><text:span text:style-name="Kod_20__28_Yazı_29__20_Küçük">PQsendPrepare<text:line-break/>PQsendQueryPrepared</text:span></text:p>
          </table:table-cell>
          <table:table-cell table:style-name="Table29.B2" office:value-type="string">
            <text:p text:style-name="P43"><text:span text:style-name="Tablo_20_Küçük">Asenkron sorgu hazırlanması ve işletimi.</text:span></text:p>
          </table:table-cell>
        </table:table-row>
        <table:table-row>
          <table:table-cell table:style-name="Table29.A2" office:value-type="string">
            <text:p text:style-name="Table_20_Contents"><text:span text:style-name="Kod_20__28_Yazı_29__20_Küçük">PQgetResult</text:span></text:p>
          </table:table-cell>
          <table:table-cell table:style-name="Table29.B2" office:value-type="string">
            <text:p text:style-name="P43"><text:span text:style-name="Tablo_20_Küçük">Asenkron sorgu sonuçlarının toplanması.</text:span></text:p>
          </table:table-cell>
        </table:table-row>
        <table:table-row>
          <table:table-cell table:style-name="Table29.A2" office:value-type="string">
            <text:p text:style-name="Table_20_Contents"><text:span text:style-name="Kod_20__28_Yazı_29__20_Küçük">PQgetCopyData<text:line-break/>PQputCopyData<text:line-break/>PQendCopyData</text:span></text:p>
          </table:table-cell>
          <table:table-cell table:style-name="Table29.B2" office:value-type="string">
            <text:p text:style-name="P43"><text:span text:style-name="Kod_20__28_Yazı_29__20_Küçük">COPY</text:span><text:span text:style-name="Tablo_20_Küçük"> sorgusu için yardımcı fonksiyonlar.</text:span></text:p>
          </table:table-cell>
        </table:table-row>
        <table:table-row>
          <table:table-cell table:style-name="Table29.A2" office:value-type="string">
            <text:p text:style-name="Table_20_Contents"><text:span text:style-name="Kod_20__28_Yazı_29__20_Küçük">PQgetCancel<text:line-break/>PQfreeCancel<text:line-break/>PQcancel<text:line-break/>PQrequestCancel</text:span></text:p>
          </table:table-cell>
          <table:table-cell table:style-name="Table29.B2" office:value-type="string">
            <text:p text:style-name="P43"><text:span text:style-name="Tablo_20_Küçük">Sorgu iptali için yardımcı fonksiyonlar.</text:span></text:p>
          </table:table-cell>
        </table:table-row>
        <table:table-row>
          <table:table-cell table:style-name="Table29.A2" office:value-type="string">
            <text:p text:style-name="Table_20_Contents"><text:span text:style-name="Kod_20__28_Yazı_29__20_Küçük">PQresultStatus<text:line-break/>PQresStatus</text:span></text:p>
          </table:table-cell>
          <table:table-cell table:style-name="Table29.B2" office:value-type="string">
            <text:p text:style-name="P43"><text:span text:style-name="Tablo_20_Küçük">Sorgu durumu.</text:span></text:p>
          </table:table-cell>
        </table:table-row>
        <table:table-row>
          <table:table-cell table:style-name="Table29.A2" office:value-type="string">
            <text:p text:style-name="Table_20_Contents"><text:span text:style-name="Kod_20__28_Yazı_29__20_Küçük">PQresultErrorMessage<text:line-break/>PQresultErrorField</text:span></text:p>
          </table:table-cell>
          <table:table-cell table:style-name="Table29.B2" office:value-type="string">
            <text:p text:style-name="P43"><text:span text:style-name="Tablo_20_Küçük">Başarısız sorgu sonucu dönecek hata mesajlarının alımı.</text:span></text:p>
          </table:table-cell>
        </table:table-row>
        <table:table-row>
          <table:table-cell table:style-name="Table29.A2" office:value-type="string">
            <text:p text:style-name="Table_20_Contents"><text:span text:style-name="Kod_20__28_Yazı_29__20_Küçük">PQcmdStatus</text:span></text:p>
          </table:table-cell>
          <table:table-cell table:style-name="Table29.B2" office:value-type="string">
            <text:p text:style-name="P43"><text:span text:style-name="Tablo_20_Küçük">Sorgu sonucu istemciye dönen cevap.</text:span></text:p>
          </table:table-cell>
        </table:table-row>
        <table:table-row>
          <table:table-cell table:style-name="Table29.A2" office:value-type="string">
            <text:p text:style-name="Table_20_Contents"><text:span text:style-name="Kod_20__28_Yazı_29__20_Küçük">PQcmdTuples</text:span></text:p>
          </table:table-cell>
          <table:table-cell table:style-name="Table29.B2" office:value-type="string">
            <text:p text:style-name="P43"><text:span text:style-name="Tablo_20_Küçük">Sorgu sonucu etkilenen satır sayısı.</text:span></text:p>
          </table:table-cell>
        </table:table-row>
        <table:table-row>
          <table:table-cell table:style-name="Table29.A2" office:value-type="string">
            <text:p text:style-name="Table_20_Contents"><text:span text:style-name="Kod_20__28_Yazı_29__20_Küçük">PQoidValue<text:line-break/>PQoidStatus</text:span></text:p>
          </table:table-cell>
          <table:table-cell table:style-name="Table29.B2" office:value-type="string">
            <text:p text:style-name="P43"><text:span text:style-name="Tablo_20_Küçük">Sorgu sonucu hakkında ilgili </text:span><text:span text:style-name="Tablo_20_Küçük"><text:span text:style-name="Yabancı_20_Italic_20_Küçük">OID</text:span></text:span><text:span text:style-name="Tablo_20_Küçük"> değerleri.</text:span></text:p>
          </table:table-cell>
        </table:table-row>
        <table:table-row>
          <table:table-cell table:style-name="Table29.A2" office:value-type="string">
            <text:p text:style-name="Table_20_Contents"><text:span text:style-name="Kod_20__28_Yazı_29__20_Küçük">PQftable<text:line-break/>PQftablecol<text:line-break/>PQftype<text:line-break/>PQfmod<text:line-break/>PQfname<text:line-break/>PQfnumber<text:line-break/>PQfsize<text:line-break/>PQgetlength<text:line-break/>PQisnull</text:span></text:p>
          </table:table-cell>
          <table:table-cell table:style-name="Table29.B2" office:value-type="string">
            <text:p text:style-name="P43"><text:span text:style-name="Tablo_20_Küçük">Sorgu sonucu dönen bir sütun hakkında ilgili bilgi.</text:span></text:p>
          </table:table-cell>
        </table:table-row>
        <table:table-row>
          <table:table-cell table:style-name="Table29.A2" office:value-type="string">
            <text:p text:style-name="Table_20_Contents"><text:span text:style-name="Kod_20__28_Yazı_29__20_Küçük">PQnfields<text:line-break/>PQntuples</text:span></text:p>
          </table:table-cell>
          <table:table-cell table:style-name="Table29.B2" office:value-type="string">
            <text:p text:style-name="P43"><text:span text:style-name="Tablo_20_Küçük">Sorgu sonucunun kaç satır ve sütundan oluştuğu.</text:span></text:p>
          </table:table-cell>
        </table:table-row>
        <table:table-row>
          <table:table-cell table:style-name="Table29.A2" office:value-type="string">
            <text:p text:style-name="Table_20_Contents"><text:span text:style-name="Kod_20__28_Yazı_29__20_Küçük">PQbinaryTuples</text:span></text:p>
          </table:table-cell>
          <table:table-cell table:style-name="Table29.B2" office:value-type="string">
            <text:p text:style-name="P43"><text:span text:style-name="Tablo_20_Küçük">Sorgu sonucunun ikili biçimde veri içerip içermediği.</text:span></text:p>
          </table:table-cell>
        </table:table-row>
        <table:table-row>
          <table:table-cell table:style-name="Table29.A2" office:value-type="string">
            <text:p text:style-name="Table_20_Contents"><text:span text:style-name="Kod_20__28_Yazı_29__20_Küçük">PQgetvalue</text:span></text:p>
          </table:table-cell>
          <table:table-cell table:style-name="Table29.B2" office:value-type="string">
            <text:p text:style-name="P43"><text:span text:style-name="Tablo_20_Küçük">Sorgu sonucunun belirtilen satır ve sütundaki değerinin alınması.</text:span></text:p>
          </table:table-cell>
        </table:table-row>
        <table:table-row>
          <table:table-cell table:style-name="Table29.A2" office:value-type="string">
            <text:p text:style-name="Table_20_Contents"><text:span text:style-name="Kod_20__28_Yazı_29__20_Küçük">PQprint</text:span></text:p>
          </table:table-cell>
          <table:table-cell table:style-name="Table29.B2" office:value-type="string">
            <text:p text:style-name="P43"><text:span text:style-name="Tablo_20_Küçük">Sorgu sonucunun belirtilen dosya işaretçisine yazılması.</text:span></text:p>
          </table:table-cell>
        </table:table-row>
        <table:table-row>
          <table:table-cell table:style-name="Table29.A2" office:value-type="string">
            <text:p text:style-name="Table_20_Contents"><text:span text:style-name="Kod_20__28_Yazı_29__20_Küçük">PQclear</text:span></text:p>
          </table:table-cell>
          <table:table-cell table:style-name="Table29.B2" office:value-type="string">
            <text:p text:style-name="P43"><text:span text:style-name="Tablo_20_Küçük">Sorgu sonucunun istemci belleğinden temizlenmesi.</text:span></text:p>
          </table:table-cell>
        </table:table-row>
        <table:table-row>
          <table:table-cell table:style-name="Table29.A2" office:value-type="string">
            <text:p text:style-name="Table_20_Contents"><text:span text:style-name="Kod_20__28_Yazı_29__20_Küçük">PQnotifies</text:span></text:p>
          </table:table-cell>
          <table:table-cell table:style-name="Table29.B2" office:value-type="string">
            <text:p text:style-name="P43"><text:span text:style-name="Tablo_20_Küçük">Asenkron uyarılma için yardımcı fonksiyon.</text:span></text:p>
          </table:table-cell>
        </table:table-row>
        <table:table-row>
          <table:table-cell table:style-name="Table29.A2" office:value-type="string">
            <text:p text:style-name="Table_20_Contents"><text:span text:style-name="Kod_20__28_Yazı_29__20_Küçük">PQsetNoticeProcessor<text:line-break/>PQsetNoticeReceiver</text:span></text:p>
          </table:table-cell>
          <table:table-cell table:style-name="Table29.B2" office:value-type="string">
            <text:p text:style-name="P43"><text:span text:style-name="Tablo_20_Küçük">Uyarı mesajlarının alınıp işlenmesini sağlayacak fonksiyonların atanması.</text:span></text:p>
          </table:table-cell>
        </table:table-row>
        <table:table-row>
          <table:table-cell table:style-name="Table29.A2" office:value-type="string">
            <text:p text:style-name="Table_20_Contents"><text:span text:style-name="Kod_20__28_Yazı_29__20_Küçük">lo_creat</text:span></text:p>
          </table:table-cell>
          <table:table-cell table:style-name="Table29.B2" office:value-type="string">
            <text:p text:style-name="P43"><text:span text:style-name="Yabancı_20_Italic_20_Küçük">LO</text:span><text:span text:style-name="Tablo_20_Küçük"> kaydının oluşturulması.</text:span></text:p>
          </table:table-cell>
        </table:table-row>
        <table:table-row>
          <table:table-cell table:style-name="Table29.A2" office:value-type="string">
            <text:p text:style-name="Table_20_Contents"><text:span text:style-name="Kod_20__28_Yazı_29__20_Küçük">lo_unlink</text:span></text:p>
          </table:table-cell>
          <table:table-cell table:style-name="Table29.B2" office:value-type="string">
            <text:p text:style-name="P43"><text:span text:style-name="Yabancı_20_Italic_20_Küçük">LO</text:span><text:span text:style-name="Tablo_20_Küçük"> kaydının silinmesi.</text:span></text:p>
          </table:table-cell>
        </table:table-row>
        <table:table-row>
          <table:table-cell table:style-name="Table29.A2" office:value-type="string">
            <text:p text:style-name="Table_20_Contents"><text:span text:style-name="Kod_20__28_Yazı_29__20_Küçük">lo_export</text:span></text:p>
          </table:table-cell>
          <table:table-cell table:style-name="Table29.B2" office:value-type="string">
            <text:p text:style-name="P43"><text:span text:style-name="Yabancı_20_Italic_20_Küçük">LO</text:span><text:span text:style-name="Tablo_20_Küçük"> kaydının aktarılması.</text:span></text:p>
          </table:table-cell>
        </table:table-row>
        <table:table-row>
          <table:table-cell table:style-name="Table29.A2" office:value-type="string">
            <text:p text:style-name="Table_20_Contents"><text:span text:style-name="Kod_20__28_Yazı_29__20_Küçük">lo_open<text:line-break/>lo_write<text:line-break/>lo_read<text:line-break/>lo_tell<text:line-break/>lo_lseek<text:line-break/>lo_close</text:span></text:p>
          </table:table-cell>
          <table:table-cell table:style-name="Table29.B2" office:value-type="string">
            <text:p text:style-name="P43"><text:span text:style-name="Yabancı_20_Italic_20_Küçük">LO</text:span><text:span text:style-name="Tablo_20_Küçük"> kaydına ulaşılması.</text:span></text:p>
          </table:table-cell>
        </table:table-row>
        <table:table-row>
          <table:table-cell table:style-name="Table29.A2" office:value-type="string">
            <text:p text:style-name="Table_20_Contents"><text:span text:style-name="Kod_20__28_Yazı_29__20_Küçük">PQtrace<text:line-break/>PQuntrace</text:span></text:p>
          </table:table-cell>
          <table:table-cell table:style-name="Table29.B2" office:value-type="string">
            <text:p text:style-name="P43"><text:span text:style-name="Tablo_20_Küçük">Bağlantının dinlenip, kayıtların belirtilen dosya işaretçisine yazılması.</text:span></text:p>
          </table:table-cell>
        </table:table-row>
        <table:table-row>
          <table:table-cell table:style-name="Table29.A2" office:value-type="string">
            <text:p text:style-name="Table_20_Contents"><text:span text:style-name="Kod_20__28_Yazı_29__20_Küçük">PQmakeEmptyPGresult</text:span></text:p>
          </table:table-cell>
          <table:table-cell table:style-name="Table29.B2" office:value-type="string">
            <text:p text:style-name="P43"><text:span text:style-name="Tablo_20_Küçük">Boş bir sonuç yapısının oluşturulması.</text:span></text:p>
          </table:table-cell>
        </table:table-row>
        <table:table-row>
          <table:table-cell table:style-name="Table29.A2" office:value-type="string">
            <text:p text:style-name="Table_20_Contents"><text:span text:style-name="Kod_20__28_Yazı_29__20_Küçük">PQescapeString<text:line-break/>PQescapeBytea<text:line-break/>PQunescapeString</text:span></text:p>
          </table:table-cell>
          <table:table-cell table:style-name="Table29.B2" office:value-type="string">
            <text:p text:style-name="P43"><text:span text:style-name="Tablo_20_Küçük">Karakter katarlarının </text:span><text:span text:style-name="Tablo_20_Küçük"><text:span text:style-name="Yabancı_20_Italic_20_Küçük">SQL-Injection</text:span></text:span><text:span text:style-name="Tablo_20_Küçük">'a karşı ayıklanması.</text:span></text:p>
          </table:table-cell>
        </table:table-row>
        <table:table-row>
          <table:table-cell table:style-name="Table29.A2" office:value-type="string">
            <text:p text:style-name="Table_20_Contents"><text:span text:style-name="Kod_20__28_Yazı_29__20_Küçük">PQfreemem</text:span></text:p>
          </table:table-cell>
          <table:table-cell table:style-name="Table29.B2" office:value-type="string">
            <text:p text:style-name="P43"><text:span text:style-name="Kod_20__28_Yazı_29__20_Küçük">PGnotify</text:span><text:span text:style-name="Tablo_20_Küçük"> yapısı ve ayıklanmış karakter katarlarının istemci belleğinden temizlenmesi.</text:span></text:p>
          </table:table-cell>
        </table:table-row>
      </table:table>
      <text:h text:style-name="Heading_20_2" text:outline-level="2"><text:span text:style-name="T21">Örnekler</text:span></text:h>
      <text:p text:style-name="Text_20_body"><text:span text:style-name="T21">Buraya kadar yer vermeye çalıştığımız tüm libpq kütüphane fonksiyonlarına aşağıdaki örneklerde yer vermeye çalıştık.</text:span></text:p>
      <text:p text:style-name="Kod_20__28_Dosyadan_29_"><text:span text:style-name="Kod_20_-_20_Comment">/*</text:span></text:p>
      <text:p text:style-name="Kod_20__28_Dosyadan_29_"><text:span text:style-name="Kod_20_-_20_Comment"><text:s/>* Dosya <text:s text:c="2"/>: tanitim_uygulamasi.c</text:span></text:p>
      <text:p text:style-name="Kod_20__28_Dosyadan_29_"><text:span text:style-name="Kod_20_-_20_Comment"><text:s/>* Açıklama: PostgreSQL C API kütüphanesine (libpq) giriş amaçlı bir örnek.</text:span></text:p>
      <text:p text:style-name="Kod_20__28_Dosyadan_29_"><text:span text:style-name="Kod_20_-_20_Comment"><text:s/>* <text:s text:c="10"/>Yaratılan bir ürün tablosu ve çeşitli Pl/PgSQL prosedürleri</text:span></text:p>
      <text:p text:style-name="Kod_20__28_Dosyadan_29_"><text:span text:style-name="Kod_20_-_20_Comment"><text:s/>* <text:s text:c="10"/>yardımıyla tabloya girdi eklenip üzerinde düzenleme</text:span></text:p>
      <text:p text:style-name="Kod_20__28_Dosyadan_29_"><text:span text:style-name="Kod_20_-_20_Comment"><text:s/>* <text:s text:c="10"/>yapılmasını sağlıyor.</text:span></text:p>
      <text:p text:style-name="Kod_20__28_Dosyadan_29_"><text:span text:style-name="Kod_20_-_20_Comment"><text:s/>*</text:span></text:p>
      <text:p text:style-name="Kod_20__28_Dosyadan_29_"><text:span text:style-name="Kod_20_-_20_Comment"><text:s/>* Kullanılan kütüphane fonksiyonları:</text:span></text:p>
      <text:p text:style-name="Kod_20__28_Dosyadan_29_"><text:span text:style-name="Kod_20_-_20_Comment"><text:s/>* - Örnek ile ilgili : PQconnectdb PQerrorMessage PQexec PQfinish PQgetvalue</text:span></text:p>
      <text:p text:style-name="Kod_20__28_Dosyadan_29_"><text:span text:style-name="Kod_20_-_20_Comment"><text:s/>* <text:s text:c="21"/>PQntuples PQresultErrorMessage PQresultStatus PQstatus</text:span></text:p>
      <text:p text:style-name="Kod_20__28_Dosyadan_29_"><text:span text:style-name="Kod_20_-_20_Comment"><text:s/>*/</text:span></text:p>
      <text:p text:style-name="Kod_20__28_Dosyadan_29_"/>
      <text:p text:style-name="Kod_20__28_Dosyadan_29_">#include &lt;stdio.h&gt;</text:p>
      <text:p text:style-name="Kod_20__28_Dosyadan_29_">#include &lt;stdlib.h&gt;</text:p>
      <text:p text:style-name="Kod_20__28_Dosyadan_29_">#include &lt;string.h&gt;</text:p>
      <text:p text:style-name="Kod_20__28_Dosyadan_29_"/>
      <text:p text:style-name="Kod_20__28_Dosyadan_29_">#include “libpq-fe.h”</text:p>
      <text:p text:style-name="Kod_20__28_Dosyadan_29_"/>
      <text:p text:style-name="Kod_20__28_Dosyadan_29_"><text:span text:style-name="Kod_20_-_20_Comment">/* Karakter dizileri için maksimum büyüklük. */</text:span></text:p>
      <text:p text:style-name="Kod_20__28_Dosyadan_29_">#define MAX_TAMPON <text:s text:c="5"/>1024</text:p>
      <text:p text:style-name="Kod_20__28_Dosyadan_29_"/>
      <text:p text:style-name="Kod_20__28_Dosyadan_29_"><text:span text:style-name="Kod_20_-_20_Comment">/*</text:span></text:p>
      <text:p text:style-name="Kod_20__28_Dosyadan_29_"><text:span text:style-name="Kod_20_-_20_Comment"><text:s/>* Pl/PgSQL prosedürlerinden dönecek cevapların anlamı.</text:span></text:p>
      <text:p text:style-name="Kod_20__28_Dosyadan_29_"><text:span text:style-name="Kod_20_-_20_Comment"><text:s/>* (İlk 8 bitten sonrası ekbilgi olarak işlenecek.)</text:span></text:p>
      <text:p text:style-name="Kod_20__28_Dosyadan_29_"><text:span text:style-name="Kod_20_-_20_Comment"><text:s/>*/</text:span></text:p>
      <text:p text:style-name="Kod_20__28_Dosyadan_29_">#define TAMAM <text:s text:c="10"/>1 &lt;&lt; 0</text:p>
      <text:p text:style-name="Kod_20__28_Dosyadan_29_">#define YANLIS_ADET <text:s text:c="4"/>1 &lt;&lt; 1</text:p>
      <text:p text:style-name="Kod_20__28_Dosyadan_29_">#define KAYIT_MEVCUT <text:s text:c="3"/>1 &lt;&lt; 2</text:p>
      <text:p text:style-name="Kod_20__28_Dosyadan_29_">#define KAYIT_YOK <text:s text:c="6"/>1 &lt;&lt; 3</text:p>
      <text:p text:style-name="Kod_20__28_Dosyadan_29_">#define ADET_YETERSIZ <text:s text:c="2"/>1 &lt;&lt; 4</text:p>
      <text:p text:style-name="Kod_20__28_Dosyadan_29_">#define BILINMEYEN_HATA 1 &lt;&lt; 5</text:p>
      <text:p text:style-name="Kod_20__28_Dosyadan_29_"/>
      <text:p text:style-name="Kod_20__28_Dosyadan_29_"><text:span text:style-name="Kod_20_-_20_Comment">/* Menü işlemlerini numaralandırıyoruz. */</text:span></text:p>
      <text:p text:style-name="Kod_20__28_Dosyadan_29_">enum</text:p>
      <text:p text:style-name="Kod_20__28_Dosyadan_29_">{</text:p>
      <text:p text:style-name="Kod_20__28_Dosyadan_29_"><text:s text:c="4"/>URUN_LISTELE = 1,</text:p>
      <text:p text:style-name="Kod_20__28_Dosyadan_29_"><text:s text:c="4"/>URUN_EKLE,</text:p>
      <text:p text:style-name="Kod_20__28_Dosyadan_29_"><text:s text:c="4"/>URUN_CIKAR,</text:p>
      <text:p text:style-name="Kod_20__28_Dosyadan_29_"><text:s text:c="4"/>ADET_EKLE,</text:p>
      <text:p text:style-name="Kod_20__28_Dosyadan_29_"><text:s text:c="4"/>ADET_CIKAR,</text:p>
      <text:p text:style-name="Kod_20__28_Dosyadan_29_"><text:s text:c="4"/>PROG_CIKIS</text:p>
      <text:p text:style-name="Kod_20__28_Dosyadan_29_">};</text:p>
      <text:p text:style-name="Kod_20__28_Dosyadan_29_"/>
      <text:p text:style-name="Kod_20__28_Dosyadan_29_">void <text:s text:c="4"/>Cik(PGconn *);</text:p>
      <text:p text:style-name="Kod_20__28_Dosyadan_29_">PGconn <text:s/>*BaglantiKur(const char *);</text:p>
      <text:p text:style-name="Kod_20__28_Dosyadan_29_">int <text:s text:c="5"/>SorguKontrol(PGresult *);</text:p>
      <text:p text:style-name="Kod_20__28_Dosyadan_29_">int <text:s text:c="5"/>SatirOku(char *, size_t, int);</text:p>
      <text:p text:style-name="Kod_20__28_Dosyadan_29_">int <text:s text:c="5"/>DurumAciklama(int);</text:p>
      <text:p text:style-name="Kod_20__28_Dosyadan_29_">int <text:s text:c="5"/>Menu(void);</text:p>
      <text:p text:style-name="Kod_20__28_Dosyadan_29_"/>
      <text:p text:style-name="Kod_20__28_Dosyadan_29_"/>
      <text:p text:style-name="Kod_20__28_Dosyadan_29_"><text:span text:style-name="Kod_20_-_20_Comment">/* Beklenmedik bir durumuda bağlantıyı kapatıp hata kodu ile çıkılacak. */</text:span></text:p>
      <text:p text:style-name="Kod_20__28_Dosyadan_29_">void</text:p>
      <text:p text:style-name="Kod_20__28_Dosyadan_29_">Cik(PGconn *bag)</text:p>
      <text:p text:style-name="Kod_20__28_Dosyadan_29_">{</text:p>
      <text:p text:style-name="Kod_20__28_Dosyadan_29_"><text:s text:c="4"/>PQfinish(bag);</text:p>
      <text:p text:style-name="Kod_20__28_Dosyadan_29_"><text:s text:c="4"/>exit(1);</text:p>
      <text:p text:style-name="Kod_20__28_Dosyadan_29_">}</text:p>
      <text:p text:style-name="Kod_20__28_Dosyadan_29_"/>
      <text:p text:style-name="Kod_20__28_Dosyadan_29_"><text:span text:style-name="Kod_20_-_20_Comment">/*</text:span></text:p>
      <text:p text:style-name="Kod_20__28_Dosyadan_29_"><text:span text:style-name="Kod_20_-_20_Comment"><text:s/>* Veritabanı ile bağlantı kurmaya çalışıp ilgili</text:span></text:p>
      <text:p text:style-name="Kod_20__28_Dosyadan_29_"><text:span text:style-name="Kod_20_-_20_Comment"><text:s/>* kontrolleri gerçekleştirecek fonksiyon.</text:span></text:p>
      <text:p text:style-name="Kod_20__28_Dosyadan_29_"><text:span text:style-name="Kod_20_-_20_Comment"><text:s/>*/</text:span></text:p>
      <text:p text:style-name="Kod_20__28_Dosyadan_29_">PGconn *</text:p>
      <text:p text:style-name="Kod_20__28_Dosyadan_29_">BaglantiKur(const char *ozellikler)</text:p>
      <text:p text:style-name="Kod_20__28_Dosyadan_29_">{</text:p>
      <text:p text:style-name="Kod_20__28_Dosyadan_29_"><text:s text:c="4"/>PGconn *bag;</text:p>
      <text:p text:style-name="Kod_20__28_Dosyadan_29_"/>
      <text:p text:style-name="Kod_20__28_Dosyadan_29_"><text:s text:c="4"/>bag = PQconnectdb(ozellikler);</text:p>
      <text:p text:style-name="Kod_20__28_Dosyadan_29_"><text:s text:c="4"/>if (PQstatus(bag) != CONNECTION_OK)</text:p>
      <text:p text:style-name="Kod_20__28_Dosyadan_29_"><text:s text:c="4"/>{</text:p>
      <text:p text:style-name="Kod_20__28_Dosyadan_29_"><text:s text:c="8"/>fprintf(stderr, "Bağlantı kurulurken bir hata oluştu!\n");</text:p>
      <text:p text:style-name="Kod_20__28_Dosyadan_29_"><text:s text:c="8"/>fprintf(stderr, "Hata mesajı:\n%s", PQerrorMessage(bag));</text:p>
      <text:p text:style-name="Kod_20__28_Dosyadan_29_"><text:s text:c="8"/>Cik(bag);</text:p>
      <text:p text:style-name="Kod_20__28_Dosyadan_29_"><text:s text:c="4"/>}</text:p>
      <text:p text:style-name="Kod_20__28_Dosyadan_29_"/>
      <text:p text:style-name="Kod_20__28_Dosyadan_29_"><text:s text:c="4"/>return bag;</text:p>
      <text:p text:style-name="Kod_20__28_Dosyadan_29_">}</text:p>
      <text:p text:style-name="Kod_20__28_Dosyadan_29_"/>
      <text:p text:style-name="Kod_20__28_Dosyadan_29_"><text:span text:style-name="Kod_20_-_20_Comment">/*</text:span></text:p>
      <text:p text:style-name="Kod_20__28_Dosyadan_29_"><text:span text:style-name="Kod_20_-_20_Comment"><text:s/>* Parametre olarak aldığı prosedürlerden dönen sorgu sonucunu durumuna</text:span></text:p>
      <text:p text:style-name="Kod_20__28_Dosyadan_29_"><text:span text:style-name="Kod_20_-_20_Comment"><text:s/>* göre değerlendirip, cevabı kendisine çağırana iletecek olan fonksiyon.</text:span></text:p>
      <text:p text:style-name="Kod_20__28_Dosyadan_29_"><text:span text:style-name="Kod_20_-_20_Comment"><text:s/>* (En sonda PQclear() ile sonucun bir daha kullanılmamak üzere bellekten</text:span></text:p>
      <text:p text:style-name="Kod_20__28_Dosyadan_29_"><text:span text:style-name="Kod_20_-_20_Comment"><text:s/>* bırakılmasını sağlıyor.)</text:span></text:p>
      <text:p text:style-name="Kod_20__28_Dosyadan_29_"><text:span text:style-name="Kod_20_-_20_Comment"><text:s/>*/</text:span></text:p>
      <text:p text:style-name="Kod_20__28_Dosyadan_29_">int</text:p>
      <text:p text:style-name="Kod_20__28_Dosyadan_29_">SorguKontrol(PGresult *sonuc)</text:p>
      <text:p text:style-name="Kod_20__28_Dosyadan_29_">{</text:p>
      <text:p text:style-name="Kod_20__28_Dosyadan_29_"><text:s text:c="4"/>int durum;</text:p>
      <text:p text:style-name="Kod_20__28_Dosyadan_29_"/>
      <text:p text:style-name="Kod_20__28_Dosyadan_29_"><text:s text:c="4"/>if (PQresultStatus(sonuc) != PGRES_TUPLES_OK)</text:p>
      <text:p text:style-name="Kod_20__28_Dosyadan_29_"><text:s text:c="4"/>{</text:p>
      <text:p text:style-name="Kod_20__28_Dosyadan_29_"><text:s text:c="8"/>fprintf(stderr, " <text:s/>Sorgu sonucu beklenmeyen bir hata oluştu!\n");</text:p>
      <text:p text:style-name="Kod_20__28_Dosyadan_29_"><text:s text:c="8"/>fprintf(stderr, " <text:s/>Hata mesajı:\n%s", PQresultErrorMessage(sonuc));</text:p>
      <text:p text:style-name="Kod_20__28_Dosyadan_29_"/>
      <text:p text:style-name="Kod_20__28_Dosyadan_29_"><text:s text:c="8"/>durum = 0;</text:p>
      <text:p text:style-name="Kod_20__28_Dosyadan_29_"><text:s text:c="4"/>}</text:p>
      <text:p text:style-name="Kod_20__28_Dosyadan_29_"><text:s text:c="4"/>else</text:p>
      <text:p text:style-name="Kod_20__28_Dosyadan_29_"><text:s text:c="8"/>durum = atoi(PQgetvalue(sonuc, 0, 0));</text:p>
      <text:p text:style-name="Kod_20__28_Dosyadan_29_"/>
      <text:p text:style-name="Kod_20__28_Dosyadan_29_"><text:s text:c="4"/>PQclear(sonuc);</text:p>
      <text:p text:style-name="Kod_20__28_Dosyadan_29_"><text:s text:c="4"/>return durum;</text:p>
      <text:p text:style-name="Kod_20__28_Dosyadan_29_">}</text:p>
      <text:p text:style-name="Kod_20__28_Dosyadan_29_"/>
      <text:p text:style-name="Kod_20__28_Dosyadan_29_"><text:span text:style-name="Kod_20_-_20_Comment">/* Kullanıcıdan girdi almak için kullanacağımız fonksiyon. */</text:span></text:p>
      <text:p text:style-name="Kod_20__28_Dosyadan_29_">int</text:p>
      <text:p text:style-name="Kod_20__28_Dosyadan_29_">SatirOku(char *tampon, size_t uzunluk, int isnumeric)</text:p>
      <text:p text:style-name="Kod_20__28_Dosyadan_29_">{</text:p>
      <text:p text:style-name="Kod_20__28_Dosyadan_29_"><text:s text:c="4"/>fgets(tampon, uzunluk, stdin);</text:p>
      <text:p text:style-name="Kod_20__28_Dosyadan_29_"><text:s text:c="4"/>return (isnumeric) ? atoi(tampon) : 0;</text:p>
      <text:p text:style-name="Kod_20__28_Dosyadan_29_">}</text:p>
      <text:p text:style-name="Kod_20__28_Dosyadan_29_"/>
      <text:p text:style-name="Kod_20__28_Dosyadan_29_"><text:span text:style-name="Kod_20_-_20_Comment">/* Kullanıcı menüsünü ekrana basacak olan fonksiyon. */</text:span></text:p>
      <text:p text:style-name="Kod_20__28_Dosyadan_29_">int</text:p>
      <text:p text:style-name="Kod_20__28_Dosyadan_29_">Menu(void)</text:p>
      <text:p text:style-name="Kod_20__28_Dosyadan_29_">{</text:p>
      <text:p text:style-name="Kod_20__28_Dosyadan_29_"><text:s text:c="4"/>int <text:s text:c="8"/>girdi;</text:p>
      <text:p text:style-name="Kod_20__28_Dosyadan_29_"><text:s text:c="4"/>static char tampon[MAX_TAMPON];</text:p>
      <text:p text:style-name="Kod_20__28_Dosyadan_29_"/>
      <text:p text:style-name="Kod_20__28_Dosyadan_29_"><text:s text:c="4"/>while (1)</text:p>
      <text:p text:style-name="Kod_20__28_Dosyadan_29_"><text:s text:c="4"/>{</text:p>
      <text:p text:style-name="Kod_20__28_Dosyadan_29_"><text:s text:c="8"/>printf("\nAşağıdaki menüden yapmak istediğiniz işlemi seçiniz:\n");</text:p>
      <text:p text:style-name="Kod_20__28_Dosyadan_29_"><text:s text:c="8"/>printf("\t%d <text:s/>Ürünleri Listele\n", URUN_LISTELE);</text:p>
      <text:p text:style-name="Kod_20__28_Dosyadan_29_"><text:s text:c="8"/>printf("\t%d <text:s/>Ürün Ekle\n", URUN_EKLE);</text:p>
      <text:p text:style-name="Kod_20__28_Dosyadan_29_"><text:s text:c="8"/>printf("\t%d <text:s/>Ürün Çıkar\n", URUN_CIKAR);</text:p>
      <text:p text:style-name="Kod_20__28_Dosyadan_29_"><text:s text:c="8"/>printf("\t%d <text:s/>Adet Ekle\n", ADET_EKLE);</text:p>
      <text:p text:style-name="Kod_20__28_Dosyadan_29_"><text:s text:c="8"/>printf("\t%d <text:s/>Adet Çıkar\n", ADET_CIKAR);</text:p>
      <text:p text:style-name="Kod_20__28_Dosyadan_29_"><text:s text:c="8"/>printf("\t%d <text:s/>Programdan Çıkış\n", PROG_CIKIS);</text:p>
      <text:p text:style-name="Kod_20__28_Dosyadan_29_"/>
      <text:p text:style-name="Kod_20__28_Dosyadan_29_"><text:s text:c="8"/>printf("Girdi: "); girdi = SatirOku(tampon, MAX_TAMPON, 1);</text:p>
      <text:p text:style-name="Kod_20__28_Dosyadan_29_"><text:s text:c="8"/>if ( girdi &lt; URUN_LISTELE || girdi &gt; PROG_CIKIS )</text:p>
      <text:p text:style-name="Kod_20__28_Dosyadan_29_"><text:s text:c="8"/>{</text:p>
      <text:p text:style-name="Kod_20__28_Dosyadan_29_"><text:s text:c="12"/>fprintf(stderr, "Yanlış menü numarası!\n");</text:p>
      <text:p text:style-name="Kod_20__28_Dosyadan_29_"><text:s text:c="12"/>continue;</text:p>
      <text:p text:style-name="Kod_20__28_Dosyadan_29_"><text:s text:c="8"/>}</text:p>
      <text:p text:style-name="Kod_20__28_Dosyadan_29_"><text:s text:c="8"/>break;</text:p>
      <text:p text:style-name="Kod_20__28_Dosyadan_29_"><text:s text:c="4"/>}</text:p>
      <text:p text:style-name="Kod_20__28_Dosyadan_29_"/>
      <text:p text:style-name="Kod_20__28_Dosyadan_29_"><text:s text:c="4"/>return girdi;</text:p>
      <text:p text:style-name="Kod_20__28_Dosyadan_29_">}</text:p>
      <text:p text:style-name="Kod_20__28_Dosyadan_29_"/>
      <text:p text:style-name="Kod_20__28_Dosyadan_29_"><text:span text:style-name="Kod_20_-_20_Comment">/*</text:span></text:p>
      <text:p text:style-name="Kod_20__28_Dosyadan_29_"><text:span text:style-name="Kod_20_-_20_Comment"><text:s/>* Prosedürlerden dönen kodların açıklamasını ekrana yazıp,</text:span></text:p>
      <text:p text:style-name="Kod_20__28_Dosyadan_29_"><text:span text:style-name="Kod_20_-_20_Comment"><text:s/>* duruma göre ilgili ek bilgiyi geri döndürecek olan fonksiyon.</text:span></text:p>
      <text:p text:style-name="Kod_20__28_Dosyadan_29_"><text:span text:style-name="Kod_20_-_20_Comment"><text:s/>*/</text:span></text:p>
      <text:p text:style-name="Kod_20__28_Dosyadan_29_">int</text:p>
      <text:p text:style-name="Kod_20__28_Dosyadan_29_">DurumAciklama(int durum)</text:p>
      <text:p text:style-name="Kod_20__28_Dosyadan_29_">{</text:p>
      <text:p text:style-name="Kod_20__28_Dosyadan_29_"><text:s text:c="4"/>int ekbilgi = -1;</text:p>
      <text:p text:style-name="Kod_20__28_Dosyadan_29_"/>
      <text:p text:style-name="Kod_20__28_Dosyadan_29_"><text:s text:c="4"/>if (!durum)</text:p>
      <text:p text:style-name="Kod_20__28_Dosyadan_29_"><text:s text:c="8"/>printf("Hata oluştu!\n");</text:p>
      <text:p text:style-name="Kod_20__28_Dosyadan_29_"><text:s text:c="4"/>else if ((durum&amp;TAMAM))</text:p>
      <text:p text:style-name="Kod_20__28_Dosyadan_29_"><text:s text:c="4"/>{</text:p>
      <text:p text:style-name="Kod_20__28_Dosyadan_29_"><text:s text:c="8"/>printf("Sorgu başarı ile gerçekleşti.\n");</text:p>
      <text:p text:style-name="Kod_20__28_Dosyadan_29_"><text:s text:c="8"/>ekbilgi = durum &gt;&gt; 8;</text:p>
      <text:p text:style-name="Kod_20__28_Dosyadan_29_"><text:s text:c="4"/>}</text:p>
      <text:p text:style-name="Kod_20__28_Dosyadan_29_"><text:s text:c="4"/>else if ((durum&amp;YANLIS_ADET))</text:p>
      <text:p text:style-name="Kod_20__28_Dosyadan_29_"><text:s text:c="8"/>printf("Girilen adet pozitif bir tamsayı olmalı!\n");</text:p>
      <text:p text:style-name="Kod_20__28_Dosyadan_29_"><text:s text:c="4"/>else if ((durum&amp;KAYIT_MEVCUT))</text:p>
      <text:p text:style-name="Kod_20__28_Dosyadan_29_"><text:s text:c="4"/>{</text:p>
      <text:p text:style-name="Kod_20__28_Dosyadan_29_"><text:s text:c="8"/>printf("Eklenmek istenen model zaten mevcut.\n");</text:p>
      <text:p text:style-name="Kod_20__28_Dosyadan_29_"><text:s text:c="8"/>ekbilgi = durum &gt;&gt; 8;</text:p>
      <text:p text:style-name="Kod_20__28_Dosyadan_29_"><text:s text:c="4"/>}</text:p>
      <text:p text:style-name="Kod_20__28_Dosyadan_29_"><text:s text:c="4"/>else if ((durum&amp;KAYIT_YOK))</text:p>
      <text:p text:style-name="Kod_20__28_Dosyadan_29_"><text:s text:c="8"/>printf("Böyle bir ürün mevcut değil!\n");</text:p>
      <text:p text:style-name="Kod_20__28_Dosyadan_29_"><text:s text:c="4"/>else if ((durum&amp;ADET_YETERSIZ))</text:p>
      <text:p text:style-name="Kod_20__28_Dosyadan_29_"><text:s text:c="4"/>{</text:p>
      <text:p text:style-name="Kod_20__28_Dosyadan_29_"><text:s text:c="8"/>printf("Mevcut ürün sayısı istenen adetin altında.\n");</text:p>
      <text:p text:style-name="Kod_20__28_Dosyadan_29_"><text:s text:c="8"/>ekbilgi = durum &gt;&gt; 8;</text:p>
      <text:p text:style-name="Kod_20__28_Dosyadan_29_"><text:s text:c="4"/>}</text:p>
      <text:p text:style-name="Kod_20__28_Dosyadan_29_"/>
      <text:p text:style-name="Kod_20__28_Dosyadan_29_"><text:s text:c="4"/>return ekbilgi;</text:p>
      <text:p text:style-name="Kod_20__28_Dosyadan_29_">}</text:p>
      <text:p text:style-name="Kod_20__28_Dosyadan_29_"/>
      <text:p text:style-name="Kod_20__28_Dosyadan_29_">int</text:p>
      <text:p text:style-name="Kod_20__28_Dosyadan_29_">main(void)</text:p>
      <text:p text:style-name="Kod_20__28_Dosyadan_29_">{</text:p>
      <text:p text:style-name="Kod_20__28_Dosyadan_29_"><text:s text:c="4"/>PGconn <text:s text:c="5"/>*bag;</text:p>
      <text:p text:style-name="Kod_20__28_Dosyadan_29_"><text:s text:c="4"/>PGresult <text:s text:c="3"/>*sonuc;</text:p>
      <text:p text:style-name="Kod_20__28_Dosyadan_29_"><text:s text:c="4"/>int <text:s text:c="9"/>menu, urun, adet, durum, ekbilgi;</text:p>
      <text:p text:style-name="Kod_20__28_Dosyadan_29_"><text:s text:c="4"/>char <text:s text:c="8"/>tampon[MAX_TAMPON], komut[MAX_TAMPON];</text:p>
      <text:p text:style-name="Kod_20__28_Dosyadan_29_"><text:s text:c="4"/>int <text:s text:c="9"/>i, j;</text:p>
      <text:p text:style-name="Kod_20__28_Dosyadan_29_"/>
      <text:p text:style-name="Kod_20__28_Dosyadan_29_"><text:s text:c="4"/>bag = BaglantiKur("dbname=test");</text:p>
      <text:p text:style-name="Kod_20__28_Dosyadan_29_"/>
      <text:p text:style-name="Kod_20__28_Dosyadan_29_"><text:s text:c="4"/>while ((menu = Menu()))</text:p>
      <text:p text:style-name="Kod_20__28_Dosyadan_29_"><text:s text:c="4"/>{</text:p>
      <text:p text:style-name="Kod_20__28_Dosyadan_29_"><text:s text:c="8"/>switch (menu)</text:p>
      <text:p text:style-name="Kod_20__28_Dosyadan_29_"><text:s text:c="8"/>{</text:p>
      <text:p text:style-name="Kod_20__28_Dosyadan_29_"><text:s text:c="12"/>case URUN_LISTELE:</text:p>
      <text:p text:style-name="Kod_20__28_Dosyadan_29_"><text:s text:c="16"/>printf("Ürünler listeleniyor:\n");</text:p>
      <text:p text:style-name="Kod_20__28_Dosyadan_29_"><text:s text:c="16"/>sonuc = PQexec(bag, "SELECT urun, model, adet FROM urunler");</text:p>
      <text:p text:style-name="Kod_20__28_Dosyadan_29_"><text:s text:c="16"/>durum = PQresultStatus(sonuc);</text:p>
      <text:p text:style-name="Kod_20__28_Dosyadan_29_"><text:s text:c="16"/>if (durum == PGRES_TUPLES_OK)</text:p>
      <text:p text:style-name="Kod_20__28_Dosyadan_29_"><text:s text:c="16"/>{</text:p>
      <text:p text:style-name="Kod_20__28_Dosyadan_29_"><text:s text:c="20"/>i = PQntuples(sonuc);</text:p>
      <text:p text:style-name="Kod_20__28_Dosyadan_29_"><text:s text:c="20"/>if (!i)</text:p>
      <text:p text:style-name="Kod_20__28_Dosyadan_29_"><text:s text:c="24"/>printf(" <text:s/>Şu an kayıtlı hiçbir ürün bulunmamakta.\n");</text:p>
      <text:p text:style-name="Kod_20__28_Dosyadan_29_"><text:s text:c="20"/>else</text:p>
      <text:p text:style-name="Kod_20__28_Dosyadan_29_"><text:s text:c="20"/>{</text:p>
      <text:p text:style-name="Kod_20__28_Dosyadan_29_"><text:s text:c="24"/>printf(" <text:s text:c="2"/>Ürün (ID) | Model <text:s text:c="10"/>| Adet\n");</text:p>
      <text:p text:style-name="Kod_20__28_Dosyadan_29_"><text:s text:c="24"/>printf(" <text:s/>-----------+-----------------+------\n");</text:p>
      <text:p text:style-name="Kod_20__28_Dosyadan_29_"><text:s text:c="24"/>for (j = 0; j &lt; i; j++)</text:p>
      <text:p text:style-name="Kod_20__28_Dosyadan_29_"><text:s text:c="28"/>printf(" <text:s text:c="2"/>%9s | %15s | %s\n",</text:p>
      <text:p text:style-name="Kod_20__28_Dosyadan_29_"><text:s text:c="35"/>PQgetvalue(sonuc, j, 0),</text:p>
      <text:p text:style-name="Kod_20__28_Dosyadan_29_"><text:s text:c="35"/>PQgetvalue(sonuc, j, 1),</text:p>
      <text:p text:style-name="Kod_20__28_Dosyadan_29_"><text:s text:c="35"/>PQgetvalue(sonuc, j, 2));</text:p>
      <text:p text:style-name="Kod_20__28_Dosyadan_29_"><text:s text:c="20"/>}</text:p>
      <text:p text:style-name="Kod_20__28_Dosyadan_29_"><text:s text:c="16"/>}</text:p>
      <text:p text:style-name="Kod_20__28_Dosyadan_29_"><text:s text:c="16"/>else</text:p>
      <text:p text:style-name="Kod_20__28_Dosyadan_29_"><text:s text:c="16"/>{</text:p>
      <text:p text:style-name="Kod_20__28_Dosyadan_29_"><text:s text:c="20"/>fprintf(stderr, "Sorgu sonucunda beklenmeyen bir cevap döndü!\n");</text:p>
      <text:p text:style-name="Kod_20__28_Dosyadan_29_"><text:s text:c="20"/>fprintf(stderr, "Sorgu durumu: %s\n", PQresStatus(PQresultStatus(sonuc)));</text:p>
      <text:p text:style-name="Kod_20__28_Dosyadan_29_"><text:s text:c="20"/>fprintf(stderr, "İlgili hata mesajı: %s", PQresultErrorMessage(sonuc));</text:p>
      <text:p text:style-name="Kod_20__28_Dosyadan_29_"><text:s text:c="16"/>}</text:p>
      <text:p text:style-name="Kod_20__28_Dosyadan_29_"><text:s text:c="16"/>PQclear(sonuc);</text:p>
      <text:p text:style-name="Kod_20__28_Dosyadan_29_"><text:s text:c="16"/>break;</text:p>
      <text:p text:style-name="Kod_20__28_Dosyadan_29_"/>
      <text:p text:style-name="Kod_20__28_Dosyadan_29_"><text:s text:c="12"/>case URUN_EKLE:</text:p>
      <text:p text:style-name="Kod_20__28_Dosyadan_29_"><text:s text:c="16"/>printf("Yeni ürün ekleniyor:\n");</text:p>
      <text:p text:style-name="Kod_20__28_Dosyadan_29_"><text:s text:c="16"/>printf(" <text:s/>Ürün modelini girin: ");</text:p>
      <text:p text:style-name="Kod_20__28_Dosyadan_29_"><text:s text:c="16"/>SatirOku(tampon, (MAX_TAMPON/2), 0);</text:p>
      <text:p text:style-name="Kod_20__28_Dosyadan_29_"><text:s text:c="16"/>printf(" <text:s/>Ürün adetini girin : ");</text:p>
      <text:p text:style-name="Kod_20__28_Dosyadan_29_"><text:s text:c="16"/>adet = SatirOku(tampon+(MAX_TAMPON/2), (MAX_TAMPON/2), 1);</text:p>
      <text:p text:style-name="Kod_20__28_Dosyadan_29_"><text:s text:c="16"/>sprintf(komut, "SELECT urun_ekle('%s', %d)", tampon, adet);</text:p>
      <text:p text:style-name="Kod_20__28_Dosyadan_29_"><text:s text:c="16"/>sonuc = PQexec(bag, komut);</text:p>
      <text:p text:style-name="Kod_20__28_Dosyadan_29_"><text:s text:c="16"/>durum = SorguKontrol(sonuc);</text:p>
      <text:p text:style-name="Kod_20__28_Dosyadan_29_"><text:s text:c="16"/>printf(" <text:s/>Son durum <text:s text:c="9"/>: ");</text:p>
      <text:p text:style-name="Kod_20__28_Dosyadan_29_"><text:s text:c="16"/>ekbilgi = DurumAciklama(durum);</text:p>
      <text:p text:style-name="Kod_20__28_Dosyadan_29_"><text:s text:c="16"/>if (ekbilgi != -1)</text:p>
      <text:p text:style-name="Kod_20__28_Dosyadan_29_"><text:s text:c="20"/>printf(" <text:s/>Ürün ID değeri <text:s text:c="4"/>: %d\n", ekbilgi);</text:p>
      <text:p text:style-name="Kod_20__28_Dosyadan_29_"><text:s text:c="16"/>break;</text:p>
      <text:p text:style-name="Kod_20__28_Dosyadan_29_"/>
      <text:p text:style-name="Kod_20__28_Dosyadan_29_"><text:s text:c="12"/>case URUN_CIKAR:</text:p>
      <text:p text:style-name="Kod_20__28_Dosyadan_29_"><text:s text:c="16"/>printf("Ürün çıkarılıyor:\n");</text:p>
      <text:p text:style-name="Kod_20__28_Dosyadan_29_"><text:s text:c="16"/>printf(" <text:s/>Ürün ID değerini girin: ");</text:p>
      <text:p text:style-name="Kod_20__28_Dosyadan_29_"><text:s text:c="16"/>urun = SatirOku(tampon, MAX_TAMPON, 1);</text:p>
      <text:p text:style-name="Kod_20__28_Dosyadan_29_"><text:s text:c="16"/>sprintf(komut, "SELECT urun_cikar(%d)", urun);</text:p>
      <text:p text:style-name="Kod_20__28_Dosyadan_29_"><text:s text:c="16"/>sonuc = PQexec(bag, komut);</text:p>
      <text:p text:style-name="Kod_20__28_Dosyadan_29_"><text:s text:c="16"/>durum = SorguKontrol(sonuc);</text:p>
      <text:p text:style-name="Kod_20__28_Dosyadan_29_"><text:s text:c="16"/>printf(" <text:s/>Son durum <text:s text:c="9"/>: ");</text:p>
      <text:p text:style-name="Kod_20__28_Dosyadan_29_"><text:s text:c="16"/>ekbilgi = DurumAciklama(durum);</text:p>
      <text:p text:style-name="Kod_20__28_Dosyadan_29_"><text:s text:c="16"/>break;</text:p>
      <text:p text:style-name="Kod_20__28_Dosyadan_29_"/>
      <text:p text:style-name="Kod_20__28_Dosyadan_29_"><text:s text:c="12"/>case ADET_EKLE:</text:p>
      <text:p text:style-name="Kod_20__28_Dosyadan_29_"><text:s text:c="16"/>printf("Tabloya adet ekleniyor:\n");</text:p>
      <text:p text:style-name="Kod_20__28_Dosyadan_29_"><text:s text:c="16"/>printf(" <text:s/>Ürün ID değerini girin: ");</text:p>
      <text:p text:style-name="Kod_20__28_Dosyadan_29_"><text:s text:c="16"/>urun = SatirOku(tampon, MAX_TAMPON, 1);</text:p>
      <text:p text:style-name="Kod_20__28_Dosyadan_29_"><text:s text:c="16"/>printf(" <text:s/>Ürün adetini girin <text:s text:c="3"/>: ");</text:p>
      <text:p text:style-name="Kod_20__28_Dosyadan_29_"><text:s text:c="16"/>adet = SatirOku(tampon, MAX_TAMPON, 1);</text:p>
      <text:p text:style-name="Kod_20__28_Dosyadan_29_"><text:s text:c="16"/>sprintf(komut, "SELECT adet_ekle(%d, %d)", urun, adet);</text:p>
      <text:p text:style-name="Kod_20__28_Dosyadan_29_"><text:s text:c="16"/>sonuc = PQexec(bag, komut);</text:p>
      <text:p text:style-name="Kod_20__28_Dosyadan_29_"><text:s text:c="16"/>durum = SorguKontrol(sonuc);</text:p>
      <text:p text:style-name="Kod_20__28_Dosyadan_29_"><text:s text:c="16"/>printf(" <text:s/>Son durum <text:s text:c="12"/>: ");</text:p>
      <text:p text:style-name="Kod_20__28_Dosyadan_29_"><text:s text:c="16"/>ekbilgi = DurumAciklama(durum);</text:p>
      <text:p text:style-name="Kod_20__28_Dosyadan_29_"><text:s text:c="16"/>if (ekbilgi != -1)</text:p>
      <text:p text:style-name="Kod_20__28_Dosyadan_29_"><text:s text:c="20"/>printf(" <text:s/>Yeni ürün adeti <text:s text:c="6"/>: %d\n", ekbilgi);</text:p>
      <text:p text:style-name="Kod_20__28_Dosyadan_29_"><text:s text:c="16"/>break;</text:p>
      <text:p text:style-name="Kod_20__28_Dosyadan_29_"/>
      <text:p text:style-name="Kod_20__28_Dosyadan_29_"><text:s text:c="12"/>case ADET_CIKAR:</text:p>
      <text:p text:style-name="Kod_20__28_Dosyadan_29_"><text:s text:c="16"/>printf("Tablodan ürün alınıyor:\n");</text:p>
      <text:p text:style-name="Kod_20__28_Dosyadan_29_"><text:s text:c="16"/>printf(" <text:s/>Ürün ID değerini girin: ");</text:p>
      <text:p text:style-name="Kod_20__28_Dosyadan_29_"><text:s text:c="16"/>urun = SatirOku(tampon, MAX_TAMPON, 1);</text:p>
      <text:p text:style-name="Kod_20__28_Dosyadan_29_"><text:s text:c="16"/>printf(" <text:s/>İstenen adeti girin <text:s text:c="2"/>: ");</text:p>
      <text:p text:style-name="Kod_20__28_Dosyadan_29_"><text:s text:c="16"/>adet = SatirOku(tampon, MAX_TAMPON, 1);</text:p>
      <text:p text:style-name="Kod_20__28_Dosyadan_29_"><text:s text:c="16"/>sprintf(komut, "SELECT adet_cikar(%d, %d)", urun, adet);</text:p>
      <text:p text:style-name="Kod_20__28_Dosyadan_29_"><text:s text:c="16"/>sonuc = PQexec(bag, komut);</text:p>
      <text:p text:style-name="Kod_20__28_Dosyadan_29_"><text:s text:c="16"/>durum = SorguKontrol(sonuc);</text:p>
      <text:p text:style-name="Kod_20__28_Dosyadan_29_"><text:s text:c="16"/>printf(" <text:s/>Son durum <text:s text:c="12"/>: ");</text:p>
      <text:p text:style-name="Kod_20__28_Dosyadan_29_"><text:s text:c="16"/>ekbilgi = DurumAciklama(durum);</text:p>
      <text:p text:style-name="Kod_20__28_Dosyadan_29_"><text:s text:c="16"/>if (ekbilgi != -1)</text:p>
      <text:p text:style-name="Kod_20__28_Dosyadan_29_"><text:s text:c="20"/>printf(" <text:s/>Kalan ürün adeti <text:s text:c="5"/>: %d\n", ekbilgi);</text:p>
      <text:p text:style-name="Kod_20__28_Dosyadan_29_"><text:s text:c="16"/>break;</text:p>
      <text:p text:style-name="Kod_20__28_Dosyadan_29_"/>
      <text:p text:style-name="Kod_20__28_Dosyadan_29_"><text:s text:c="12"/>case PROG_CIKIS:</text:p>
      <text:p text:style-name="Kod_20__28_Dosyadan_29_"><text:s text:c="16"/>printf("Programdan çıkılıyor...\n");</text:p>
      <text:p text:style-name="Kod_20__28_Dosyadan_29_"><text:s text:c="16"/>PQfinish(bag);</text:p>
      <text:p text:style-name="Kod_20__28_Dosyadan_29_"><text:s text:c="16"/>return 0;</text:p>
      <text:p text:style-name="Kod_20__28_Dosyadan_29_"><text:s text:c="8"/>}</text:p>
      <text:p text:style-name="Kod_20__28_Dosyadan_29_"><text:s text:c="4"/>}</text:p>
      <text:p text:style-name="Kod_20__28_Dosyadan_29_"/>
      <text:p text:style-name="Kod_20__28_Dosyadan_29_"><text:s text:c="4"/>PQfinish(bag);</text:p>
      <text:p text:style-name="Kod_20__28_Dosyadan_29_"><text:s text:c="4"/>return 0;</text:p>
      <text:p text:style-name="Kod_20__28_Dosyadan_29_">}</text:p>
      <text:p text:style-name="Kod"/>
      <text:p text:style-name="Kod_20__28_Dosyadan_29_"><text:span text:style-name="Kod_20_-_20_Comment">/*</text:span></text:p>
      <text:p text:style-name="Kod_20__28_Dosyadan_29_"><text:span text:style-name="Kod_20_-_20_Comment"><text:s/>* Dosya <text:s text:c="2"/>: senkron_baglanti_ve_durum_bilgisi.c</text:span></text:p>
      <text:p text:style-name="Kod_20__28_Dosyadan_29_"><text:span text:style-name="Kod_20_-_20_Comment"><text:s/>* Açıklama: Tanıtılan tüm senkron bağlantı ve durum bilgisi</text:span></text:p>
      <text:p text:style-name="Kod_20__28_Dosyadan_29_"><text:span text:style-name="Kod_20_-_20_Comment"><text:s/>* <text:s text:c="10"/>fonksiyonlarının örnek kullanımları.</text:span></text:p>
      <text:p text:style-name="Kod_20__28_Dosyadan_29_"><text:span text:style-name="Kod_20_-_20_Comment"><text:s/>*</text:span></text:p>
      <text:p text:style-name="Kod_20__28_Dosyadan_29_"><text:span text:style-name="Kod_20_-_20_Comment"><text:s/>* Kullanılan kütüphane fonksiyonları:</text:span></text:p>
      <text:p text:style-name="Kod_20__28_Dosyadan_29_"><text:span text:style-name="Kod_20_-_20_Comment"><text:s/>* - Örnek ile ilgili : PQbackendPID PQconndefaults PQdb PQgetssl PQhost</text:span></text:p>
      <text:p text:style-name="Kod_20__28_Dosyadan_29_"><text:span text:style-name="Kod_20_-_20_Comment"><text:s/>* <text:s text:c="21"/>PQoptions PQparameterStatus PQpass PQport</text:span></text:p>
      <text:p text:style-name="Kod_20__28_Dosyadan_29_"><text:span text:style-name="Kod_20_-_20_Comment"><text:s/>* <text:s text:c="21"/>PQprotocolVersion PQserverVersion</text:span></text:p>
      <text:p text:style-name="Kod_20__28_Dosyadan_29_"><text:span text:style-name="Kod_20_-_20_Comment"><text:s/>* <text:s text:c="21"/>PQtransactionStatus PQtty PQuser</text:span></text:p>
      <text:p text:style-name="Kod_20__28_Dosyadan_29_"><text:span text:style-name="Kod_20_-_20_Comment"><text:s/>* - Sık kullanılanlar: PQconnectdb PQerrorMessage PQfinish PQstatus</text:span></text:p>
      <text:p text:style-name="Kod_20__28_Dosyadan_29_"><text:span text:style-name="Kod_20_-_20_Comment"><text:s/>*/</text:span></text:p>
      <text:p text:style-name="Kod_20__28_Dosyadan_29_"/>
      <text:p text:style-name="Kod_20__28_Dosyadan_29_">#include &lt;stdio.h&gt;</text:p>
      <text:p text:style-name="Kod_20__28_Dosyadan_29_">#include &lt;stdlib.h&gt;</text:p>
      <text:p text:style-name="Kod_20__28_Dosyadan_29_">#include &lt;string.h&gt;</text:p>
      <text:p text:style-name="Kod_20__28_Dosyadan_29_"/>
      <text:p text:style-name="Kod_20__28_Dosyadan_29_">#include “libpq-fe.h”</text:p>
      <text:p text:style-name="Kod_20__28_Dosyadan_29_"/>
      <text:p text:style-name="Kod_20__28_Dosyadan_29_">int</text:p>
      <text:p text:style-name="Kod_20__28_Dosyadan_29_">main(void)</text:p>
      <text:p text:style-name="Kod_20__28_Dosyadan_29_">{</text:p>
      <text:p text:style-name="Kod_20__28_Dosyadan_29_"><text:s text:c="4"/><text:span text:style-name="Kod_20_-_20_Comment">/* Bağlantı katarı. */</text:span></text:p>
      <text:p text:style-name="Kod_20__28_Dosyadan_29_"><text:s text:c="4"/>const char *bagKatari = "dbname=template1";</text:p>
      <text:p text:style-name="Kod_20__28_Dosyadan_29_"/>
      <text:p text:style-name="Kod_20__28_Dosyadan_29_"><text:s text:c="4"/><text:span text:style-name="Kod_20_-_20_Comment">/* Öntanımlı bağlantı değişkenleri. */</text:span></text:p>
      <text:p text:style-name="Kod_20__28_Dosyadan_29_"><text:s text:c="4"/>PQconninfoOption *ontanimliBagDeg;</text:p>
      <text:p text:style-name="Kod_20__28_Dosyadan_29_"/>
      <text:p text:style-name="Kod_20__28_Dosyadan_29_"><text:s text:c="4"/><text:span text:style-name="Kod_20_-_20_Comment">/* Bağlantı değişkeni. */</text:span></text:p>
      <text:p text:style-name="Kod_20__28_Dosyadan_29_"><text:s text:c="4"/>PGconn *bag;</text:p>
      <text:p text:style-name="Kod_20__28_Dosyadan_29_"/>
      <text:p text:style-name="Kod_20__28_Dosyadan_29_"><text:s text:c="4"/><text:span text:style-name="Kod_20_-_20_Comment">/* Bağlantı kurmaya çalışıyoruz... */</text:span></text:p>
      <text:p text:style-name="Kod_20__28_Dosyadan_29_"><text:s text:c="4"/>printf("Bağlantı kuruluyor... ");</text:p>
      <text:p text:style-name="Kod_20__28_Dosyadan_29_"><text:s text:c="4"/>bag = PQconnectdb(bagKatari);</text:p>
      <text:p text:style-name="Kod_20__28_Dosyadan_29_"><text:s text:c="4"/>if (PQstatus(bag) != CONNECTION_OK)</text:p>
      <text:p text:style-name="Kod_20__28_Dosyadan_29_"><text:s text:c="4"/>{</text:p>
      <text:p text:style-name="Kod_20__28_Dosyadan_29_"><text:s text:c="8"/>printf("hata!\n");</text:p>
      <text:p text:style-name="Kod_20__28_Dosyadan_29_"><text:s text:c="8"/>fprintf(stderr, "Bağlantı kurulmaya çalışırken hata oluştu. "</text:p>
      <text:p text:style-name="Kod_20__28_Dosyadan_29_"><text:s text:c="16"/>"İlgili hata mesajı: %s", PQerrorMessage(bag));</text:p>
      <text:p text:style-name="Kod_20__28_Dosyadan_29_"><text:s text:c="8"/><text:span text:style-name="Kod_20_-_20_Comment">/* <text:s text:c="9"/></text:span></text:p>
      <text:p text:style-name="Kod_20__28_Dosyadan_29_"><text:span text:style-name="Kod_20_-_20_Comment"><text:s text:c="9"/>* Her seferinde (hata oluşsa dahi) bağlantıyı kapatıyoruz ki</text:span></text:p>
      <text:p text:style-name="Kod_20__28_Dosyadan_29_"><text:span text:style-name="Kod_20_-_20_Comment"><text:s text:c="9"/>* bağlantı için bellekte kullanılan bir çok tampon alan</text:span></text:p>
      <text:p text:style-name="Kod_20__28_Dosyadan_29_"><text:span text:style-name="Kod_20_-_20_Comment"><text:s text:c="9"/>* serbest bırakılsın. (Buna bağlantı değişkeni ve hata mesajları</text:span></text:p>
      <text:p text:style-name="Kod_20__28_Dosyadan_29_"><text:span text:style-name="Kod_20_-_20_Comment"><text:s text:c="9"/>* için tutulan alan da dahil olmak üzre.)</text:span></text:p>
      <text:p text:style-name="Kod_20__28_Dosyadan_29_"><text:span text:style-name="Kod_20_-_20_Comment"><text:s text:c="9"/>*/</text:span></text:p>
      <text:p text:style-name="Kod_20__28_Dosyadan_29_"><text:s text:c="8"/>PQfinish(bag);</text:p>
      <text:p text:style-name="Kod_20__28_Dosyadan_29_"/>
      <text:p text:style-name="Kod_20__28_Dosyadan_29_"><text:s text:c="8"/>exit(1);</text:p>
      <text:p text:style-name="Kod_20__28_Dosyadan_29_"><text:s text:c="4"/>}</text:p>
      <text:p text:style-name="Kod_20__28_Dosyadan_29_"><text:s text:c="4"/>else</text:p>
      <text:p text:style-name="Kod_20__28_Dosyadan_29_"><text:s text:c="8"/>printf("tamam.\n");</text:p>
      <text:p text:style-name="Kod_20__28_Dosyadan_29_"/>
      <text:p text:style-name="Kod_20__28_Dosyadan_29_"><text:s text:c="4"/><text:span text:style-name="Kod_20_-_20_Comment">/* Bakalım bağlanırken ne gibi bağlantı seçenekleri kullanmışız. */</text:span></text:p>
      <text:p text:style-name="Kod_20__28_Dosyadan_29_"><text:s text:c="4"/>printf("Bağlantıda kullanılan `dbname' <text:s text:c="2"/>: %s\n", PQdb(bag));</text:p>
      <text:p text:style-name="Kod_20__28_Dosyadan_29_"><text:s text:c="4"/>printf(" <text:s text:c="17"/>... `user' <text:s text:c="4"/>: %s\n", PQuser(bag));</text:p>
      <text:p text:style-name="Kod_20__28_Dosyadan_29_"><text:s text:c="4"/>printf(" <text:s text:c="17"/>... `password' : %s\n", PQpass(bag));</text:p>
      <text:p text:style-name="Kod_20__28_Dosyadan_29_"><text:s text:c="4"/>printf(" <text:s text:c="17"/>... `host' <text:s text:c="4"/>: %s\n", PQhost(bag));</text:p>
      <text:p text:style-name="Kod_20__28_Dosyadan_29_"><text:s text:c="4"/>printf(" <text:s text:c="17"/>... `port' <text:s text:c="4"/>: %s\n", PQport(bag));</text:p>
      <text:p text:style-name="Kod_20__28_Dosyadan_29_"><text:s text:c="4"/>printf(" <text:s text:c="17"/>... `tty' <text:s text:c="5"/>: %s\n", PQtty(bag));</text:p>
      <text:p text:style-name="Kod_20__28_Dosyadan_29_"><text:s text:c="4"/>printf(" <text:s text:c="17"/>... `options' <text:s/>: %s\n", PQoptions(bag));</text:p>
      <text:p text:style-name="Kod_20__28_Dosyadan_29_"/>
      <text:p text:style-name="Kod_20__28_Dosyadan_29_"><text:s text:c="4"/><text:span text:style-name="Kod_20_-_20_Comment">/* Öntanımlı bağlantı değişkenleri. */</text:span></text:p>
      <text:p text:style-name="Kod_20__28_Dosyadan_29_"><text:s text:c="4"/>ontanimliBagDeg = PQconndefaults();</text:p>
      <text:p text:style-name="Kod_20__28_Dosyadan_29_"><text:s text:c="4"/>printf("\nÖntanımlı bağlantı değişkenleri:\n\n");</text:p>
      <text:p text:style-name="Kod_20__28_Dosyadan_29_"><text:s text:c="4"/>while (ontanimliBagDeg-&gt;keyword != NULL)</text:p>
      <text:p text:style-name="Kod_20__28_Dosyadan_29_"><text:s text:c="4"/>{</text:p>
      <text:p text:style-name="Kod_20__28_Dosyadan_29_"><text:s text:c="8"/>printf("\tkeyword <text:s/>: %s\n", ontanimliBagDeg-&gt;keyword);</text:p>
      <text:p text:style-name="Kod_20__28_Dosyadan_29_"><text:s text:c="8"/>printf("\tenvvar <text:s text:c="2"/>: %s\n", ontanimliBagDeg-&gt;envvar);</text:p>
      <text:p text:style-name="Kod_20__28_Dosyadan_29_"><text:s text:c="8"/>printf("\tcompiled : %s\n", ontanimliBagDeg-&gt;compiled);</text:p>
      <text:p text:style-name="Kod_20__28_Dosyadan_29_"><text:s text:c="8"/>printf("\tval <text:s text:c="5"/>: %s\n", ontanimliBagDeg-&gt;val);</text:p>
      <text:p text:style-name="Kod_20__28_Dosyadan_29_"><text:s text:c="8"/>printf("\tlabel <text:s text:c="3"/>: %s\n", ontanimliBagDeg-&gt;label);</text:p>
      <text:p text:style-name="Kod_20__28_Dosyadan_29_"><text:s text:c="8"/>printf("\tdispchar : %s\n", ontanimliBagDeg-&gt;dispchar);</text:p>
      <text:p text:style-name="Kod_20__28_Dosyadan_29_"><text:s text:c="8"/>printf("\tdispsize : %d\n", ontanimliBagDeg-&gt;dispsize);</text:p>
      <text:p text:style-name="Kod_20__28_Dosyadan_29_"><text:s text:c="8"/>putchar('\n');</text:p>
      <text:p text:style-name="Kod_20__28_Dosyadan_29_"><text:s text:c="8"/>++ontanimliBagDeg;</text:p>
      <text:p text:style-name="Kod_20__28_Dosyadan_29_"><text:s text:c="4"/>}</text:p>
      <text:p text:style-name="Kod_20__28_Dosyadan_29_"/>
      <text:p text:style-name="Kod_20__28_Dosyadan_29_"><text:s text:c="4"/><text:span text:style-name="Kod_20_-_20_Comment">/* Bağlantının kurulu olduğu sunucu hakkında bilgi dökümü. */</text:span></text:p>
      <text:p text:style-name="Kod_20__28_Dosyadan_29_"><text:s text:c="4"/>printf("Kullanılan bağlantı protokolünün "</text:p>
      <text:p text:style-name="Kod_20__28_Dosyadan_29_"><text:s text:c="11"/>"versiyonu: %d\n", PQprotocolVersion(bag));</text:p>
      <text:p text:style-name="Kod_20__28_Dosyadan_29_"><text:s text:c="4"/>printf("Veritabanı sunucusunun versiyonu: %d\n", PQserverVersion(bag));</text:p>
      <text:p text:style-name="Kod_20__28_Dosyadan_29_"><text:s text:c="4"/>printf("Bağlantıyı oluşturan işlemin PID'i: %d\n", PQbackendPID(bag));</text:p>
      <text:p text:style-name="Kod_20__28_Dosyadan_29_"/>
      <text:p text:style-name="Kod_20__28_Dosyadan_29_"><text:s text:c="4"/>printf("Veritabanı sunucusunun çalıştırılması "</text:p>
      <text:p text:style-name="Kod_20__28_Dosyadan_29_"><text:s text:c="11"/>"esnasında kullanılan parametreler:\n");</text:p>
      <text:p text:style-name="Kod_20__28_Dosyadan_29_"><text:s text:c="4"/>printf(" <text:s/>server_version <text:s text:c="7"/>: %s\n",</text:p>
      <text:p text:style-name="Kod_20__28_Dosyadan_29_"><text:s text:c="11"/>PQparameterStatus(bag, "server_version"));</text:p>
      <text:p text:style-name="Kod_20__28_Dosyadan_29_"><text:s text:c="4"/>printf(" <text:s/>server_encoding <text:s text:c="6"/>: %s\n",</text:p>
      <text:p text:style-name="Kod_20__28_Dosyadan_29_"><text:s text:c="11"/>PQparameterStatus(bag, "server_encoding"));</text:p>
      <text:p text:style-name="Kod_20__28_Dosyadan_29_"><text:s text:c="4"/>printf(" <text:s/>client_encoding <text:s text:c="6"/>: %s\n",</text:p>
      <text:p text:style-name="Kod_20__28_Dosyadan_29_"><text:s text:c="11"/>PQparameterStatus(bag, "client_encoding"));</text:p>
      <text:p text:style-name="Kod_20__28_Dosyadan_29_"><text:s text:c="4"/>printf(" <text:s/>is_superuser <text:s text:c="9"/>: %s\n",</text:p>
      <text:p text:style-name="Kod_20__28_Dosyadan_29_"><text:s text:c="11"/>PQparameterStatus(bag, "is_superuser"));</text:p>
      <text:p text:style-name="Kod_20__28_Dosyadan_29_"><text:s text:c="4"/>printf(" <text:s/>session_authorization : %s\n",</text:p>
      <text:p text:style-name="Kod_20__28_Dosyadan_29_"><text:s text:c="11"/>PQparameterStatus(bag, "session_authorization"));</text:p>
      <text:p text:style-name="Kod_20__28_Dosyadan_29_"><text:s text:c="4"/>printf(" <text:s/>DateStyle <text:s text:c="12"/>: %s\n",</text:p>
      <text:p text:style-name="Kod_20__28_Dosyadan_29_"><text:s text:c="11"/>PQparameterStatus(bag, "DateStyle"));</text:p>
      <text:p text:style-name="Kod_20__28_Dosyadan_29_"><text:s text:c="4"/>printf(" <text:s/>TimeZone <text:s text:c="13"/>: %s\n",</text:p>
      <text:p text:style-name="Kod_20__28_Dosyadan_29_"><text:s text:c="11"/>PQparameterStatus(bag, "TimeZone"));</text:p>
      <text:p text:style-name="Kod_20__28_Dosyadan_29_"><text:s text:c="4"/>printf(" <text:s/>integer_datetimes <text:s text:c="4"/>: %s\n",</text:p>
      <text:p text:style-name="Kod_20__28_Dosyadan_29_"><text:s text:c="11"/>PQparameterStatus(bag, "integer_datetimes"));</text:p>
      <text:p text:style-name="Kod_20__28_Dosyadan_29_"/>
      <text:p text:style-name="Kod_20__28_Dosyadan_29_"><text:s text:c="4"/><text:span text:style-name="Kod_20_-_20_Comment">/* Bağlantının SSL desteğine sahip olup olmadığına bakılıyor. */</text:span></text:p>
      <text:p text:style-name="Kod_20__28_Dosyadan_29_"><text:s text:c="4"/>printf("Bağlantı SSL desteğine sahip mi? ");</text:p>
      <text:p text:style-name="Kod_20__28_Dosyadan_29_"><text:s text:c="4"/>if (PQgetssl(bag) != NULL)</text:p>
      <text:p text:style-name="Kod_20__28_Dosyadan_29_"><text:s text:c="8"/>printf("Evet.\n");</text:p>
      <text:p text:style-name="Kod_20__28_Dosyadan_29_"><text:s text:c="4"/>else</text:p>
      <text:p text:style-name="Kod_20__28_Dosyadan_29_"><text:s text:c="8"/>printf("Hayır!\n");</text:p>
      <text:p text:style-name="Kod_20__28_Dosyadan_29_"/>
      <text:p text:style-name="Kod_20__28_Dosyadan_29_"><text:s text:c="4"/><text:span text:style-name="Kod_20_-_20_Comment">/* Veritabanımız ne durumda? */</text:span></text:p>
      <text:p text:style-name="Kod_20__28_Dosyadan_29_"><text:s text:c="4"/>printf("Veritabanı transaction durumu: ");</text:p>
      <text:p text:style-name="Kod_20__28_Dosyadan_29_"><text:s text:c="4"/>switch (PQtransactionStatus(bag)) {</text:p>
      <text:p text:style-name="Kod_20__28_Dosyadan_29_"><text:s text:c="8"/>case PQTRANS_IDLE: printf("IDLE\n"); break;</text:p>
      <text:p text:style-name="Kod_20__28_Dosyadan_29_"><text:s text:c="8"/>case PQTRANS_ACTIVE: printf("ACTIVE\n"); break;</text:p>
      <text:p text:style-name="Kod_20__28_Dosyadan_29_"><text:s text:c="8"/>case PQTRANS_INTRANS: printf("INTRANS\n"); break;</text:p>
      <text:p text:style-name="Kod_20__28_Dosyadan_29_"><text:s text:c="8"/>case PQTRANS_INERROR: printf("INERROR\n"); break;</text:p>
      <text:p text:style-name="Kod_20__28_Dosyadan_29_"><text:s text:c="8"/>case PQTRANS_UNKNOWN: printf("PQTRANS_UNKNOWN\n"); break;</text:p>
      <text:p text:style-name="Kod_20__28_Dosyadan_29_"><text:s text:c="8"/>default: printf("Bilinmiyor!\n");</text:p>
      <text:p text:style-name="Kod_20__28_Dosyadan_29_"><text:s text:c="4"/>}</text:p>
      <text:p text:style-name="Kod_20__28_Dosyadan_29_"/>
      <text:p text:style-name="Kod_20__28_Dosyadan_29_"><text:s text:c="4"/><text:span text:style-name="Kod_20_-_20_Comment">/* Bağlantıyı kapatıyoruz. */</text:span></text:p>
      <text:p text:style-name="Kod_20__28_Dosyadan_29_"><text:s text:c="4"/>PQfinish(bag);</text:p>
      <text:p text:style-name="Kod_20__28_Dosyadan_29_"/>
      <text:p text:style-name="Kod_20__28_Dosyadan_29_"><text:s text:c="4"/>return 0;</text:p>
      <text:p text:style-name="Kod_20__28_Dosyadan_29_">}</text:p>
      <text:p text:style-name="Kod"/>
      <text:p text:style-name="Kod_20__28_Dosyadan_29_"><text:span text:style-name="Kod_20_-_20_Comment">/*</text:span></text:p>
      <text:p text:style-name="Kod_20__28_Dosyadan_29_"><text:span text:style-name="Kod_20_-_20_Comment"><text:s/>* Dosya <text:s text:c="2"/>: senkron_sorgu_isletimi.c</text:span></text:p>
      <text:p text:style-name="Kod_20__28_Dosyadan_29_"><text:span text:style-name="Kod_20_-_20_Comment"><text:s/>* Açıklama: Sırasıyla şu adımları gerçekleştirmeye çalışacağız:</text:span></text:p>
      <text:p text:style-name="Kod_20__28_Dosyadan_29_"><text:span text:style-name="Kod_20_-_20_Comment"><text:s/>*</text:span></text:p>
      <text:p text:style-name="Kod_20__28_Dosyadan_29_"><text:span text:style-name="Kod_20_-_20_Comment"><text:s/>* <text:s text:c="15"/>i. Veritabanı ile senkron bir bağlantı kur.</text:span></text:p>
      <text:p text:style-name="Kod_20__28_Dosyadan_29_"><text:span text:style-name="Kod_20_-_20_Comment"><text:s/>* <text:s text:c="14"/>ii. Bağlantı üzerinden kullanacağımız geçici tabloyu yarat.</text:span></text:p>
      <text:p text:style-name="Kod_20__28_Dosyadan_29_"><text:span text:style-name="Kod_20_-_20_Comment"><text:s/>* <text:s text:c="13"/>iii. Yaratılan tablo üzerine rastgele veriler gir.</text:span></text:p>
      <text:p text:style-name="Kod_20__28_Dosyadan_29_"><text:span text:style-name="Kod_20_-_20_Comment"><text:s/>* <text:s text:c="14"/>iv. Girilen verileri tablodan okuyup ekrana yaz.</text:span></text:p>
      <text:p text:style-name="Kod_20__28_Dosyadan_29_"><text:span text:style-name="Kod_20_-_20_Comment"><text:s/>* <text:s text:c="13"/>vi. Bağlantıyı kopar.</text:span></text:p>
      <text:p text:style-name="Kod_20__28_Dosyadan_29_"><text:span text:style-name="Kod_20_-_20_Comment"><text:s/>*</text:span></text:p>
      <text:p text:style-name="Kod_20__28_Dosyadan_29_"><text:span text:style-name="Kod_20_-_20_Comment"><text:s/>* Hazırlık: Program içinde bağlantı hareketleri, programın çalıştırılacağı</text:span></text:p>
      <text:p text:style-name="Kod_20__28_Dosyadan_29_"><text:span text:style-name="Kod_20_-_20_Comment"><text:s/>* <text:s text:c="13"/>dizin altındaki KAYIT_DOSYASI içine yazılacaktır. (Programı</text:span></text:p>
      <text:p text:style-name="Kod_20__28_Dosyadan_29_"><text:span text:style-name="Kod_20_-_20_Comment"><text:s/>* <text:s text:c="13"/>çalıştırmadan önce bu dosyayı oluşturmalısınız.) Programı</text:span></text:p>
      <text:p text:style-name="Kod_20__28_Dosyadan_29_"><text:span text:style-name="Kod_20_-_20_Comment"><text:s/>* <text:s text:c="13"/>çalıştırdıktan sonra kayıt dosyasına, bağlantıda geçen iletişimi</text:span></text:p>
      <text:p text:style-name="Kod_20__28_Dosyadan_29_"><text:span text:style-name="Kod_20_-_20_Comment"><text:s/>* <text:s text:c="13"/>gözlemlemek için bakabilirsiniz.</text:span></text:p>
      <text:p text:style-name="Kod_20__28_Dosyadan_29_"><text:span text:style-name="Kod_20_-_20_Comment"><text:s/>*</text:span></text:p>
      <text:p text:style-name="Kod_20__28_Dosyadan_29_"><text:span text:style-name="Kod_20_-_20_Comment"><text:s/>* Kullanılan kütüphane fonksiyonları:</text:span></text:p>
      <text:p text:style-name="Kod_20__28_Dosyadan_29_"><text:span text:style-name="Kod_20_-_20_Comment"><text:s/>* - Örnek ile ilgili : PQexec PQfname PQgetvalue PQnfields PQntuples</text:span></text:p>
      <text:p text:style-name="Kod_20__28_Dosyadan_29_"><text:span text:style-name="Kod_20_-_20_Comment"><text:s/>* <text:s text:c="21"/>PQtrace PQuntrace</text:span></text:p>
      <text:p text:style-name="Kod_20__28_Dosyadan_29_"><text:span text:style-name="Kod_20_-_20_Comment"><text:s/>* - Sık kullanılanlar: PQclear PQconnectdb PQerrorMessage PQfinish</text:span></text:p>
      <text:p text:style-name="Kod_20__28_Dosyadan_29_"><text:span text:style-name="Kod_20_-_20_Comment"><text:s/>* <text:s text:c="21"/>PQresultErrorMessage PQresultStatus PQstatus</text:span></text:p>
      <text:p text:style-name="Kod_20__28_Dosyadan_29_"><text:span text:style-name="Kod_20_-_20_Comment"><text:s/>*/</text:span></text:p>
      <text:p text:style-name="Kod_20__28_Dosyadan_29_"/>
      <text:p text:style-name="Kod_20__28_Dosyadan_29_">#include &lt;stdio.h&gt;</text:p>
      <text:p text:style-name="Kod_20__28_Dosyadan_29_">#include &lt;stdlib.h&gt;</text:p>
      <text:p text:style-name="Kod_20__28_Dosyadan_29_">#include &lt;string.h&gt;</text:p>
      <text:p text:style-name="Kod_20__28_Dosyadan_29_">#include &lt;errno.h&gt;<text:line-break/></text:p>
      <text:p text:style-name="Kod_20__28_Dosyadan_29_">#include “libpq-fe.h”</text:p>
      <text:p text:style-name="Kod_20__28_Dosyadan_29_"/>
      <text:p text:style-name="Kod_20__28_Dosyadan_29_"><text:span text:style-name="Kod_20_-_20_Comment">/*</text:span></text:p>
      <text:p text:style-name="Kod_20__28_Dosyadan_29_"><text:span text:style-name="Kod_20_-_20_Comment"><text:s/>* SQL komutlarının saklanmasında (programı uzatmamak için) sınırlı</text:span></text:p>
      <text:p text:style-name="Kod_20__28_Dosyadan_29_"><text:span text:style-name="Kod_20_-_20_Comment"><text:s/>* bir katar kullanacağız. Katarın sınırlarını burada belirliyoruz.</text:span></text:p>
      <text:p text:style-name="Kod_20__28_Dosyadan_29_"><text:span text:style-name="Kod_20_-_20_Comment"><text:s/>*/</text:span></text:p>
      <text:p text:style-name="Kod_20__28_Dosyadan_29_">#define MAX_SORGU_UZ 128</text:p>
      <text:p text:style-name="Kod_20__28_Dosyadan_29_"/>
      <text:p text:style-name="Kod_20__28_Dosyadan_29_"><text:span text:style-name="Kod_20_-_20_Comment">/* Kaç adet satırı veri olarak gireceğimiz. */</text:span></text:p>
      <text:p text:style-name="Kod_20__28_Dosyadan_29_">#define MAX_SATIR_SAY 10</text:p>
      <text:p text:style-name="Kod_20__28_Dosyadan_29_"/>
      <text:p text:style-name="Kod_20__28_Dosyadan_29_"><text:span text:style-name="Kod_20_-_20_Comment">/*</text:span></text:p>
      <text:p text:style-name="Kod_20__28_Dosyadan_29_"><text:span text:style-name="Kod_20_-_20_Comment"><text:s/>* Aşağıda kullanacağımız türkçe karakter(ler) için sunucu ile</text:span></text:p>
      <text:p text:style-name="Kod_20__28_Dosyadan_29_"><text:span text:style-name="Kod_20_-_20_Comment"><text:s/>* aramızdaki karakter kodlamasını ayarlıyoruz. (Ben bu C dosyasını</text:span></text:p>
      <text:p text:style-name="Kod_20__28_Dosyadan_29_"><text:span text:style-name="Kod_20_-_20_Comment"><text:s/>* yazarken LATIN5 karakter setini kullandığımdan bağlantı için de</text:span></text:p>
      <text:p text:style-name="Kod_20__28_Dosyadan_29_"><text:span text:style-name="Kod_20_-_20_Comment"><text:s/>* karakter kodu olarak LATIN5 kullanacağım. Siz isteğinize bağlı</text:span></text:p>
      <text:p text:style-name="Kod_20__28_Dosyadan_29_"><text:span text:style-name="Kod_20_-_20_Comment"><text:s/>* olarak UTF-8 de kullanabilirsiniz.)</text:span></text:p>
      <text:p text:style-name="Kod_20__28_Dosyadan_29_"><text:span text:style-name="Kod_20_-_20_Comment"><text:s/>*/</text:span></text:p>
      <text:p text:style-name="Kod_20__28_Dosyadan_29_">#define KAR_KODLAMASI "LATIN5"</text:p>
      <text:p text:style-name="Kod_20__28_Dosyadan_29_"/>
      <text:p text:style-name="Kod_20__28_Dosyadan_29_"><text:span text:style-name="Kod_20_-_20_Comment">/* Bağlantı hareketlerinin kaydının tutulacağı dosya. */</text:span></text:p>
      <text:p text:style-name="Kod_20__28_Dosyadan_29_">#define KAYIT_DOSYASI "baglanti_kaydi.txt"</text:p>
      <text:p text:style-name="Kod_20__28_Dosyadan_29_"/>
      <text:p text:style-name="Kod_20__28_Dosyadan_29_">void <text:s text:c="8"/>sisCikis(PGconn *, int);</text:p>
      <text:p text:style-name="Kod_20__28_Dosyadan_29_">void <text:s text:c="8"/>hataliSonucCikis(PGconn *, PGresult *, int);</text:p>
      <text:p text:style-name="Kod_20__28_Dosyadan_29_">PGresult <text:s text:c="3"/>*sorgula(PGconn *, const char *, const char *, ExecStatusType);</text:p>
      <text:p text:style-name="Kod_20__28_Dosyadan_29_"/>
      <text:p text:style-name="Kod_20__28_Dosyadan_29_"><text:span text:style-name="Kod_20_-_20_Comment">/* Sistemden çıkış için kullanacağımız fonksiyon. */</text:span></text:p>
      <text:p text:style-name="Kod_20__28_Dosyadan_29_">void</text:p>
      <text:p text:style-name="Kod_20__28_Dosyadan_29_">sisCikis(PGconn *bag, int hatanu)</text:p>
      <text:p text:style-name="Kod_20__28_Dosyadan_29_">{</text:p>
      <text:p text:style-name="Kod_20__28_Dosyadan_29_"><text:s text:c="4"/>if (PQstatus(bag) != CONNECTION_OK)</text:p>
      <text:p text:style-name="Kod_20__28_Dosyadan_29_"><text:s text:c="8"/>fprintf(stderr, "Bağlantı hata mesajı: %s", PQerrorMessage(bag));</text:p>
      <text:p text:style-name="Kod_20__28_Dosyadan_29_"><text:s text:c="4"/>PQfinish(bag);</text:p>
      <text:p text:style-name="Kod_20__28_Dosyadan_29_"/>
      <text:p text:style-name="Kod_20__28_Dosyadan_29_"><text:s text:c="4"/>if (hatanu)</text:p>
      <text:p text:style-name="Kod_20__28_Dosyadan_29_"><text:s text:c="4"/>{</text:p>
      <text:p text:style-name="Kod_20__28_Dosyadan_29_"><text:s text:c="8"/>printf("Sistem hata kodu açıklaması: %s\n", strerror(hatanu));</text:p>
      <text:p text:style-name="Kod_20__28_Dosyadan_29_"><text:s text:c="8"/>exit(hatanu);</text:p>
      <text:p text:style-name="Kod_20__28_Dosyadan_29_"><text:s text:c="4"/>}</text:p>
      <text:p text:style-name="Kod_20__28_Dosyadan_29_"><text:s text:c="4"/>else</text:p>
      <text:p text:style-name="Kod_20__28_Dosyadan_29_"><text:s text:c="8"/>exit(1);</text:p>
      <text:p text:style-name="Kod_20__28_Dosyadan_29_">}</text:p>
      <text:p text:style-name="Kod_20__28_Dosyadan_29_"/>
      <text:p text:style-name="Kod_20__28_Dosyadan_29_"><text:span text:style-name="Kod_20_-_20_Comment">/* Beklenmeyen bir sonuç nedeniyle çıkış. */</text:span></text:p>
      <text:p text:style-name="Kod_20__28_Dosyadan_29_">void</text:p>
      <text:p text:style-name="Kod_20__28_Dosyadan_29_">hataliSonucCikis(PGconn *bag, PGresult *sonuc, int hatanu)</text:p>
      <text:p text:style-name="Kod_20__28_Dosyadan_29_">{</text:p>
      <text:p text:style-name="Kod_20__28_Dosyadan_29_"><text:s text:c="4"/>fprintf(stderr, "Beklenmeyen bir hata oluştu.\n");</text:p>
      <text:p text:style-name="Kod_20__28_Dosyadan_29_"><text:s text:c="4"/>fprintf(stderr, "PGresult yapısının son durumu: `%s'.\n",</text:p>
      <text:p text:style-name="Kod_20__28_Dosyadan_29_"><text:s text:c="12"/>PQresStatus(PQresultStatus(sonuc)));</text:p>
      <text:p text:style-name="Kod_20__28_Dosyadan_29_"><text:s text:c="4"/>fprintf(stderr, "Dönen sonuç için hata mesajı:\n%s",</text:p>
      <text:p text:style-name="Kod_20__28_Dosyadan_29_"><text:s text:c="12"/>PQresultErrorMessage(sonuc));</text:p>
      <text:p text:style-name="Kod_20__28_Dosyadan_29_"/>
      <text:p text:style-name="Kod_20__28_Dosyadan_29_"><text:s text:c="4"/>fprintf(stderr, "Transaction iptal ediliyor... ");</text:p>
      <text:p text:style-name="Kod_20__28_Dosyadan_29_"><text:s text:c="4"/>sonuc = PQexec(bag, "ROLLBACK");</text:p>
      <text:p text:style-name="Kod_20__28_Dosyadan_29_"><text:s text:c="4"/>if (PQresultStatus(sonuc) == PGRES_COMMAND_OK)</text:p>
      <text:p text:style-name="Kod_20__28_Dosyadan_29_"><text:s text:c="8"/>printf("tamam.\n");</text:p>
      <text:p text:style-name="Kod_20__28_Dosyadan_29_"><text:s text:c="4"/>else</text:p>
      <text:p text:style-name="Kod_20__28_Dosyadan_29_"><text:s text:c="8"/>printf("hata!\n");</text:p>
      <text:p text:style-name="Kod_20__28_Dosyadan_29_"/>
      <text:p text:style-name="Kod_20__28_Dosyadan_29_"><text:s text:c="4"/>PQclear(sonuc);</text:p>
      <text:p text:style-name="Kod_20__28_Dosyadan_29_"><text:s text:c="4"/>sisCikis(bag, hatanu);</text:p>
      <text:p text:style-name="Kod_20__28_Dosyadan_29_">}</text:p>
      <text:p text:style-name="Kod_20__28_Dosyadan_29_"/>
      <text:p text:style-name="Kod_20__28_Dosyadan_29_"><text:span text:style-name="Kod_20_-_20_Comment">/*</text:span></text:p>
      <text:p text:style-name="Kod_20__28_Dosyadan_29_"><text:span text:style-name="Kod_20_-_20_Comment"><text:s/>* Yapacağımız bir çok sorgulama işlemi için her seferinde</text:span></text:p>
      <text:p text:style-name="Kod_20__28_Dosyadan_29_"><text:span text:style-name="Kod_20_-_20_Comment"><text:s/>* tekrar edeceğimiz kontrol mekanizmalarını tek bir</text:span></text:p>
      <text:p text:style-name="Kod_20__28_Dosyadan_29_"><text:span text:style-name="Kod_20_-_20_Comment"><text:s/>* fonksiyonda topluyoruz.</text:span></text:p>
      <text:p text:style-name="Kod_20__28_Dosyadan_29_"><text:span text:style-name="Kod_20_-_20_Comment"><text:s/>*/</text:span></text:p>
      <text:p text:style-name="Kod_20__28_Dosyadan_29_">PGresult *</text:p>
      <text:p text:style-name="Kod_20__28_Dosyadan_29_">sorgula(PGconn *bag, const char *aciklama,</text:p>
      <text:p text:style-name="Kod_20__28_Dosyadan_29_"><text:s text:c="8"/>const char *sorguKat, ExecStatusType beklenenDurum)</text:p>
      <text:p text:style-name="Kod_20__28_Dosyadan_29_">{</text:p>
      <text:p text:style-name="Kod_20__28_Dosyadan_29_"><text:s text:c="4"/>int <text:s text:c="7"/>hatanu = 0;</text:p>
      <text:p text:style-name="Kod_20__28_Dosyadan_29_"><text:s text:c="4"/>PGresult <text:s/>*sonuc;</text:p>
      <text:p text:style-name="Kod_20__28_Dosyadan_29_"/>
      <text:p text:style-name="Kod_20__28_Dosyadan_29_"><text:s text:c="4"/>printf("%s... ", aciklama);</text:p>
      <text:p text:style-name="Kod_20__28_Dosyadan_29_"><text:s text:c="4"/>sonuc = PQexec(bag, sorguKat);</text:p>
      <text:p text:style-name="Kod_20__28_Dosyadan_29_"><text:s text:c="4"/>if (PQresultStatus(sonuc) != beklenenDurum)</text:p>
      <text:p text:style-name="Kod_20__28_Dosyadan_29_"><text:s text:c="4"/>{</text:p>
      <text:p text:style-name="Kod_20__28_Dosyadan_29_"><text:s text:c="8"/>hatanu = errno;</text:p>
      <text:p text:style-name="Kod_20__28_Dosyadan_29_"><text:s text:c="8"/>printf("hata!\n");</text:p>
      <text:p text:style-name="Kod_20__28_Dosyadan_29_"><text:s text:c="8"/>hataliSonucCikis(bag, sonuc, hatanu);</text:p>
      <text:p text:style-name="Kod_20__28_Dosyadan_29_"><text:s text:c="4"/>}</text:p>
      <text:p text:style-name="Kod_20__28_Dosyadan_29_"><text:s text:c="4"/>else</text:p>
      <text:p text:style-name="Kod_20__28_Dosyadan_29_"><text:s text:c="8"/>printf("tamam.\n");</text:p>
      <text:p text:style-name="Kod_20__28_Dosyadan_29_"/>
      <text:p text:style-name="Kod_20__28_Dosyadan_29_"><text:s text:c="4"/>return sonuc;</text:p>
      <text:p text:style-name="Kod_20__28_Dosyadan_29_">}</text:p>
      <text:p text:style-name="Kod_20__28_Dosyadan_29_"/>
      <text:p text:style-name="Kod_20__28_Dosyadan_29_">int</text:p>
      <text:p text:style-name="Kod_20__28_Dosyadan_29_">main(void)</text:p>
      <text:p text:style-name="Kod_20__28_Dosyadan_29_">{</text:p>
      <text:p text:style-name="Kod_20__28_Dosyadan_29_"><text:s text:c="4"/><text:span text:style-name="Kod_20_-_20_Comment">/* Hata numarasını saklayacağımız değişken. */</text:span></text:p>
      <text:p text:style-name="Kod_20__28_Dosyadan_29_"><text:s text:c="4"/>int <text:s text:c="12"/>hatanu = 0;</text:p>
      <text:p text:style-name="Kod_20__28_Dosyadan_29_"/>
      <text:p text:style-name="Kod_20__28_Dosyadan_29_"><text:s text:c="4"/><text:span text:style-name="Kod_20_-_20_Comment">/* İçinde SQL komutlarını tutacağımız katar. */</text:span></text:p>
      <text:p text:style-name="Kod_20__28_Dosyadan_29_"><text:s text:c="4"/>char <text:s text:c="11"/>sorguKat[MAX_SORGU_UZ];</text:p>
      <text:p text:style-name="Kod_20__28_Dosyadan_29_"/>
      <text:p text:style-name="Kod_20__28_Dosyadan_29_"><text:s text:c="4"/>PGconn <text:s text:c="8"/>*bag;</text:p>
      <text:p text:style-name="Kod_20__28_Dosyadan_29_"><text:s text:c="4"/>PGresult <text:s text:c="6"/>*sonuc;</text:p>
      <text:p text:style-name="Kod_20__28_Dosyadan_29_"/>
      <text:p text:style-name="Kod_20__28_Dosyadan_29_"><text:s text:c="4"/><text:span text:style-name="Kod_20_-_20_Comment">/* Bağlantı hareketlerinin kaydedileceği dosya işaretçisi. */</text:span></text:p>
      <text:p text:style-name="Kod_20__28_Dosyadan_29_"><text:s text:c="4"/>FILE <text:s text:c="10"/>*kayitDosyasi;</text:p>
      <text:p text:style-name="Kod_20__28_Dosyadan_29_"/>
      <text:p text:style-name="Kod_20__28_Dosyadan_29_"><text:s text:c="4"/>register int <text:s text:c="3"/>i, j;</text:p>
      <text:p text:style-name="Kod_20__28_Dosyadan_29_"><text:s text:c="4"/>int <text:s text:c="12"/>sutunSayisi, satirSayisi;</text:p>
      <text:p text:style-name="Kod_20__28_Dosyadan_29_"/>
      <text:p text:style-name="Kod_20__28_Dosyadan_29_"><text:s text:c="4"/>printf("Veritabanı ile senkron bağlantı kuruluyor... ");</text:p>
      <text:p text:style-name="Kod_20__28_Dosyadan_29_"><text:s text:c="4"/>bag = PQconnectdb("dbname=test");</text:p>
      <text:p text:style-name="Kod_20__28_Dosyadan_29_"><text:s text:c="4"/>if (PQstatus(bag) != CONNECTION_OK)</text:p>
      <text:p text:style-name="Kod_20__28_Dosyadan_29_"><text:s text:c="4"/>{</text:p>
      <text:p text:style-name="Kod_20__28_Dosyadan_29_"><text:s text:c="8"/>hatanu = errno;</text:p>
      <text:p text:style-name="Kod_20__28_Dosyadan_29_"><text:s text:c="8"/>printf("hata!\n");</text:p>
      <text:p text:style-name="Kod_20__28_Dosyadan_29_"><text:s text:c="8"/>sisCikis(bag, hatanu);</text:p>
      <text:p text:style-name="Kod_20__28_Dosyadan_29_"><text:s text:c="4"/>}</text:p>
      <text:p text:style-name="Kod_20__28_Dosyadan_29_"><text:s text:c="4"/>else</text:p>
      <text:p text:style-name="Kod_20__28_Dosyadan_29_"><text:s text:c="8"/>printf("tamam.\n");</text:p>
      <text:p text:style-name="Kod_20__28_Dosyadan_29_"/>
      <text:p text:style-name="Kod_20__28_Dosyadan_29_"><text:s text:c="4"/>printf("Kayıt dosyası açılıyor... ");</text:p>
      <text:p text:style-name="Kod_20__28_Dosyadan_29_"><text:s text:c="4"/>kayitDosyasi = fopen(KAYIT_DOSYASI, "r+");</text:p>
      <text:p text:style-name="Kod_20__28_Dosyadan_29_"><text:s text:c="4"/>if (kayitDosyasi == NULL)</text:p>
      <text:p text:style-name="Kod_20__28_Dosyadan_29_"><text:s text:c="4"/>{</text:p>
      <text:p text:style-name="Kod_20__28_Dosyadan_29_"><text:s text:c="8"/>hatanu = errno;</text:p>
      <text:p text:style-name="Kod_20__28_Dosyadan_29_"><text:s text:c="8"/>printf("hata!\n");</text:p>
      <text:p text:style-name="Kod_20__28_Dosyadan_29_"><text:s text:c="8"/>sisCikis(bag, hatanu);</text:p>
      <text:p text:style-name="Kod_20__28_Dosyadan_29_"><text:s text:c="4"/>}</text:p>
      <text:p text:style-name="Kod_20__28_Dosyadan_29_"><text:s text:c="4"/>else</text:p>
      <text:p text:style-name="Kod_20__28_Dosyadan_29_"><text:s text:c="4"/>{</text:p>
      <text:p text:style-name="Kod_20__28_Dosyadan_29_"><text:s text:c="8"/>printf("tamam.\n");</text:p>
      <text:p text:style-name="Kod_20__28_Dosyadan_29_"><text:s text:c="8"/>PQtrace(bag, kayitDosyasi);</text:p>
      <text:p text:style-name="Kod_20__28_Dosyadan_29_"><text:s text:c="4"/>}</text:p>
      <text:p text:style-name="Kod_20__28_Dosyadan_29_"/>
      <text:p text:style-name="Kod_20__28_Dosyadan_29_"><text:s text:c="4"/><text:span text:style-name="Kod_20_-_20_Comment">/* Hata mesajı duyarlılığı ayarlanıyor. */</text:span></text:p>
      <text:p text:style-name="Kod_20__28_Dosyadan_29_"><text:s text:c="4"/>PQsetErrorVerbosity(bag, PQERRORS_VERBOSE);</text:p>
      <text:p text:style-name="Kod_20__28_Dosyadan_29_"/>
      <text:p text:style-name="Kod_20__28_Dosyadan_29_"><text:s text:c="4"/>snprintf(sorguKat, MAX_SORGU_UZ,</text:p>
      <text:p text:style-name="Kod_20__28_Dosyadan_29_"><text:s text:c="12"/>"SET client_encoding TO '%s'", KAR_KODLAMASI);</text:p>
      <text:p text:style-name="Kod_20__28_Dosyadan_29_"><text:s text:c="4"/>PQclear(sorgula(bag, "Karakter kodlaması ayarlanıyor",</text:p>
      <text:p text:style-name="Kod_20__28_Dosyadan_29_"><text:s text:c="12"/>sorguKat, PGRES_COMMAND_OK));</text:p>
      <text:p text:style-name="Kod_20__28_Dosyadan_29_"/>
      <text:p text:style-name="Kod_20__28_Dosyadan_29_"><text:s text:c="4"/>PQclear(sorgula(bag, "Transaction başlatılıyor",</text:p>
      <text:p text:style-name="Kod_20__28_Dosyadan_29_"><text:s text:c="12"/>"BEGIN", PGRES_COMMAND_OK));</text:p>
      <text:p text:style-name="Kod_20__28_Dosyadan_29_"/>
      <text:p text:style-name="Kod_20__28_Dosyadan_29_"><text:s text:c="4"/>PQclear(sorgula(bag, "Tablo oluşturuluyor",</text:p>
      <text:p text:style-name="Kod_20__28_Dosyadan_29_"><text:s text:c="12"/>"CREATE TEMPORARY TABLE ornek_tablo ("</text:p>
      <text:p text:style-name="Kod_20__28_Dosyadan_29_"><text:s text:c="12"/>" <text:s/>nu SMALLINT, "</text:p>
      <text:p text:style-name="Kod_20__28_Dosyadan_29_"><text:s text:c="12"/>" <text:s/>veri VARCHAR(128)"</text:p>
      <text:p text:style-name="Kod_20__28_Dosyadan_29_"><text:s text:c="12"/>")",</text:p>
      <text:p text:style-name="Kod_20__28_Dosyadan_29_"><text:s text:c="12"/>PGRES_COMMAND_OK));</text:p>
      <text:p text:style-name="Kod_20__28_Dosyadan_29_"/>
      <text:p text:style-name="Kod_20__28_Dosyadan_29_"><text:s text:c="4"/>printf("Tabloya veri giriliyor... [");</text:p>
      <text:p text:style-name="Kod_20__28_Dosyadan_29_"><text:s text:c="4"/>for (i = 0; i &lt; MAX_SATIR_SAY; i++)</text:p>
      <text:p text:style-name="Kod_20__28_Dosyadan_29_"><text:s text:c="4"/>{</text:p>
      <text:p text:style-name="Kod_20__28_Dosyadan_29_"><text:s text:c="8"/>printf("%d,", i);</text:p>
      <text:p text:style-name="Kod_20__28_Dosyadan_29_"><text:s text:c="8"/>snprintf(sorguKat, MAX_SORGU_UZ,</text:p>
      <text:p text:style-name="Kod_20__28_Dosyadan_29_"><text:s text:c="17"/>"INSERT INTO ornek_tablo VALUES "</text:p>
      <text:p text:style-name="Kod_20__28_Dosyadan_29_"><text:s text:c="17"/>"(%d, '%d tas has hoşaf.')", i, i);</text:p>
      <text:p text:style-name="Kod_20__28_Dosyadan_29_"><text:s text:c="8"/>sonuc = PQexec(bag, sorguKat);</text:p>
      <text:p text:style-name="Kod_20__28_Dosyadan_29_"><text:s text:c="8"/>if (PQresultStatus(sonuc) == PGRES_COMMAND_OK)</text:p>
      <text:p text:style-name="Kod_20__28_Dosyadan_29_"><text:s text:c="12"/>PQclear(sonuc);</text:p>
      <text:p text:style-name="Kod_20__28_Dosyadan_29_"><text:s text:c="8"/>else</text:p>
      <text:p text:style-name="Kod_20__28_Dosyadan_29_"><text:s text:c="8"/>{</text:p>
      <text:p text:style-name="Kod_20__28_Dosyadan_29_"><text:s text:c="12"/>hatanu = errno;</text:p>
      <text:p text:style-name="Kod_20__28_Dosyadan_29_"><text:s text:c="12"/>printf("\b] hata!\n");</text:p>
      <text:p text:style-name="Kod_20__28_Dosyadan_29_"><text:s text:c="12"/>hataliSonucCikis(bag, sonuc, hatanu);</text:p>
      <text:p text:style-name="Kod_20__28_Dosyadan_29_"><text:s text:c="8"/>}</text:p>
      <text:p text:style-name="Kod_20__28_Dosyadan_29_"><text:s text:c="4"/>}</text:p>
      <text:p text:style-name="Kod_20__28_Dosyadan_29_"><text:s text:c="4"/>printf("\b] tamam.\n");</text:p>
      <text:p text:style-name="Kod_20__28_Dosyadan_29_"/>
      <text:p text:style-name="Kod_20__28_Dosyadan_29_"><text:s text:c="4"/>sonuc = sorgula(bag, "Tablodan veri okunuyor",</text:p>
      <text:p text:style-name="Kod_20__28_Dosyadan_29_"><text:s text:c="20"/>"SELECT * FROM ornek_tablo", PGRES_TUPLES_OK);</text:p>
      <text:p text:style-name="Kod_20__28_Dosyadan_29_"/>
      <text:p text:style-name="Kod_20__28_Dosyadan_29_"><text:s text:c="4"/>satirSayisi = PQntuples(sonuc);</text:p>
      <text:p text:style-name="Kod_20__28_Dosyadan_29_"><text:s text:c="4"/>sutunSayisi = PQnfields(sonuc);</text:p>
      <text:p text:style-name="Kod_20__28_Dosyadan_29_"><text:s text:c="4"/>printf("\nToplam satır sayısı: %d\n", satirSayisi);</text:p>
      <text:p text:style-name="Kod_20__28_Dosyadan_29_"><text:s text:c="4"/>printf(" <text:s text:c="6"/>sütun sayısı: %d\n\n", sutunSayisi);</text:p>
      <text:p text:style-name="Kod_20__28_Dosyadan_29_"/>
      <text:p text:style-name="Kod_20__28_Dosyadan_29_"><text:s text:c="4"/>printf("Sütun başlıkları:\n");</text:p>
      <text:p text:style-name="Kod_20__28_Dosyadan_29_"><text:s text:c="4"/>for (j = 0; j &lt; sutunSayisi; j++)</text:p>
      <text:p text:style-name="Kod_20__28_Dosyadan_29_"><text:s text:c="8"/>printf(" <text:s/>%d: %s\n",</text:p>
      <text:p text:style-name="Kod_20__28_Dosyadan_29_"><text:s text:c="15"/>PQfnumber(sonuc, PQfname(sonuc, j)),</text:p>
      <text:p text:style-name="Kod_20__28_Dosyadan_29_"><text:s text:c="15"/>PQfname(sonuc, j));</text:p>
      <text:p text:style-name="Kod_20__28_Dosyadan_29_"><text:s text:c="4"/>putchar('\n');</text:p>
      <text:p text:style-name="Kod_20__28_Dosyadan_29_"/>
      <text:p text:style-name="Kod_20__28_Dosyadan_29_"><text:s text:c="4"/>printf("Okunan veri:\n");</text:p>
      <text:p text:style-name="Kod_20__28_Dosyadan_29_"><text:s text:c="4"/>for (i = 0; i &lt; satirSayisi; i++)</text:p>
      <text:p text:style-name="Kod_20__28_Dosyadan_29_"><text:s text:c="4"/>{</text:p>
      <text:p text:style-name="Kod_20__28_Dosyadan_29_"><text:s text:c="8"/>for (j = 0; j &lt; sutunSayisi; j++)</text:p>
      <text:p text:style-name="Kod_20__28_Dosyadan_29_"><text:s text:c="12"/>printf("`%s' ", PQgetvalue(sonuc, i, j));</text:p>
      <text:p text:style-name="Kod_20__28_Dosyadan_29_"><text:s text:c="8"/>putchar('\n');</text:p>
      <text:p text:style-name="Kod_20__28_Dosyadan_29_"><text:s text:c="4"/>}</text:p>
      <text:p text:style-name="Kod_20__28_Dosyadan_29_"><text:s text:c="4"/>putchar('\n');</text:p>
      <text:p text:style-name="Kod_20__28_Dosyadan_29_"/>
      <text:p text:style-name="Kod_20__28_Dosyadan_29_"><text:s text:c="4"/>PQclear(sonuc);</text:p>
      <text:p text:style-name="Kod_20__28_Dosyadan_29_"/>
      <text:p text:style-name="Kod_20__28_Dosyadan_29_"><text:s text:c="4"/>PQclear(sorgula(bag, "Transaction sonlandırılıyor",</text:p>
      <text:p text:style-name="Kod_20__28_Dosyadan_29_"><text:s text:c="12"/>"COMMIT", PGRES_COMMAND_OK));</text:p>
      <text:p text:style-name="Kod_20__28_Dosyadan_29_"/>
      <text:p text:style-name="Kod_20__28_Dosyadan_29_"><text:s text:c="4"/><text:span text:style-name="Kod_20_-_20_Comment">/* Bağlantı hareket kaydını kapatıyoruz. */</text:span></text:p>
      <text:p text:style-name="Kod_20__28_Dosyadan_29_"><text:s text:c="4"/>PQuntrace(bag);</text:p>
      <text:p text:style-name="Kod_20__28_Dosyadan_29_"/>
      <text:p text:style-name="Kod_20__28_Dosyadan_29_"><text:s text:c="4"/>PQfinish(bag);</text:p>
      <text:p text:style-name="Kod_20__28_Dosyadan_29_"/>
      <text:p text:style-name="Kod_20__28_Dosyadan_29_"><text:s text:c="4"/>return 0;</text:p>
      <text:p text:style-name="Kod_20__28_Dosyadan_29_">}</text:p>
      <text:p text:style-name="Kod"/>
      <text:p text:style-name="Kod_20__28_Dosyadan_29_"><text:span text:style-name="Kod_20_-_20_Comment">/*</text:span></text:p>
      <text:p text:style-name="Kod_20__28_Dosyadan_29_"><text:span text:style-name="Kod_20_-_20_Comment"><text:s/>* [asenkron_baglanti.c]</text:span></text:p>
      <text:p text:style-name="Kod_20__28_Dosyadan_29_"><text:span text:style-name="Kod_20_-_20_Comment"><text:s/>* Veritabanı ile asenkron bir bağlantı kurmak için,</text:span></text:p>
      <text:p text:style-name="Kod_20__28_Dosyadan_29_"><text:span text:style-name="Kod_20_-_20_Comment"><text:s/>* sunucunun nasıl yoklanacağına dair ufak bir örnek.</text:span></text:p>
      <text:p text:style-name="Kod_20__28_Dosyadan_29_"><text:span text:style-name="Kod_20_-_20_Comment"><text:s/>*</text:span></text:p>
      <text:p text:style-name="Kod_20__28_Dosyadan_29_"><text:span text:style-name="Kod_20_-_20_Comment"><text:s/>* Kullanılan kütüphane fonksiyonları:</text:span></text:p>
      <text:p text:style-name="Kod_20__28_Dosyadan_29_"><text:span text:style-name="Kod_20_-_20_Comment"><text:s/>* - Örnek ile ilgili : PQconnectPoll PQconnectStart PQsocket</text:span></text:p>
      <text:p text:style-name="Kod_20__28_Dosyadan_29_"><text:span text:style-name="Kod_20_-_20_Comment"><text:s/>* - Sık kullanılanlar: PQerrorMessage PQfinish PQstatus</text:span></text:p>
      <text:p text:style-name="Kod_20__28_Dosyadan_29_"><text:span text:style-name="Kod_20_-_20_Comment"><text:s/>*/</text:span></text:p>
      <text:p text:style-name="Kod_20__28_Dosyadan_29_"/>
      <text:p text:style-name="Kod_20__28_Dosyadan_29_">#include &lt;stdio.h&gt;</text:p>
      <text:p text:style-name="Kod_20__28_Dosyadan_29_">#include &lt;unistd.h&gt;</text:p>
      <text:p text:style-name="Kod_20__28_Dosyadan_29_">#include &lt;time.h&gt;</text:p>
      <text:p text:style-name="Kod_20__28_Dosyadan_29_">#include &lt;stdlib.h&gt;</text:p>
      <text:p text:style-name="Kod_20__28_Dosyadan_29_">#include &lt;sys/poll.h&gt;</text:p>
      <text:p text:style-name="Kod_20__28_Dosyadan_29_"/>
      <text:p text:style-name="Kod_20__28_Dosyadan_29_">#include “libpq-fe.h”</text:p>
      <text:p text:style-name="Kod_20__28_Dosyadan_29_"/>
      <text:p text:style-name="Kod_20__28_Dosyadan_29_">void <text:s text:c="3"/>Cikis(PGconn *);</text:p>
      <text:p text:style-name="Kod_20__28_Dosyadan_29_">void <text:s text:c="3"/>Yaz_BaglantiDurumu(PGconn *);</text:p>
      <text:p text:style-name="Kod_20__28_Dosyadan_29_">void <text:s text:c="3"/>Yaz_YoklamaDurumu(PGconn *, int);</text:p>
      <text:p text:style-name="Kod_20__28_Dosyadan_29_">int <text:s text:c="4"/>SoketDinle(int, int, int, time_t);</text:p>
      <text:p text:style-name="Kod_20__28_Dosyadan_29_"/>
      <text:p text:style-name="Kod_20__28_Dosyadan_29_">void</text:p>
      <text:p text:style-name="Kod_20__28_Dosyadan_29_">Cikis(PGconn *bag)</text:p>
      <text:p text:style-name="Kod_20__28_Dosyadan_29_">{</text:p>
      <text:p text:style-name="Kod_20__28_Dosyadan_29_"><text:s text:c="4"/>if (PQstatus(bag) != CONNECTION_OK)</text:p>
      <text:p text:style-name="Kod_20__28_Dosyadan_29_"><text:s text:c="8"/>fprintf(stderr, "Bağlantı hata mesajı: %s", PQerrorMessage(bag));</text:p>
      <text:p text:style-name="Kod_20__28_Dosyadan_29_"/>
      <text:p text:style-name="Kod_20__28_Dosyadan_29_"><text:s text:c="4"/>PQfinish(bag);</text:p>
      <text:p text:style-name="Kod_20__28_Dosyadan_29_"><text:s text:c="4"/>exit(1);</text:p>
      <text:p text:style-name="Kod_20__28_Dosyadan_29_">}</text:p>
      <text:p text:style-name="Kod_20__28_Dosyadan_29_"/>
      <text:p text:style-name="Kod_20__28_Dosyadan_29_"><text:span text:style-name="Kod_20_-_20_Comment">/* Bağlantı durumunu ekrana yazdır. */</text:span></text:p>
      <text:p text:style-name="Kod_20__28_Dosyadan_29_">void</text:p>
      <text:p text:style-name="Kod_20__28_Dosyadan_29_">Yaz_BaglantiDurumu(PGconn *bag)</text:p>
      <text:p text:style-name="Kod_20__28_Dosyadan_29_">{</text:p>
      <text:p text:style-name="Kod_20__28_Dosyadan_29_"><text:s text:c="4"/>printf("Bağlantı durumu: ");</text:p>
      <text:p text:style-name="Kod_20__28_Dosyadan_29_"><text:s text:c="4"/>switch (PQstatus(bag))</text:p>
      <text:p text:style-name="Kod_20__28_Dosyadan_29_"><text:s text:c="4"/>{</text:p>
      <text:p text:style-name="Kod_20__28_Dosyadan_29_"><text:s text:c="8"/>case CONNECTION_OK: printf("OK\n"); break;</text:p>
      <text:p text:style-name="Kod_20__28_Dosyadan_29_"><text:s text:c="8"/>case CONNECTION_BAD: printf("BAD\n"); Cikis(bag); break;</text:p>
      <text:p text:style-name="Kod_20__28_Dosyadan_29_"><text:s text:c="8"/>case CONNECTION_STARTED: printf("STARTED\n"); break;</text:p>
      <text:p text:style-name="Kod_20__28_Dosyadan_29_"><text:s text:c="8"/>case CONNECTION_MADE: printf("MADE\n"); break;</text:p>
      <text:p text:style-name="Kod_20__28_Dosyadan_29_"><text:s text:c="8"/>case CONNECTION_AWAITING_RESPONSE: printf("AWAITING_RESPONSE\n"); break;</text:p>
      <text:p text:style-name="Kod_20__28_Dosyadan_29_"><text:s text:c="8"/>case CONNECTION_AUTH_OK: printf("AUTH_OK\n"); break;</text:p>
      <text:p text:style-name="Kod_20__28_Dosyadan_29_"><text:s text:c="8"/>case CONNECTION_SETENV: printf("SETENV\n"); break;</text:p>
      <text:p text:style-name="Kod_20__28_Dosyadan_29_"><text:s text:c="8"/>case CONNECTION_SSL_STARTUP: printf("SSL_STARTUP\n"); break;</text:p>
      <text:p text:style-name="Kod_20__28_Dosyadan_29_"><text:s text:c="8"/>case CONNECTION_NEEDED: printf("NEEDED\n"); break;</text:p>
      <text:p text:style-name="Kod_20__28_Dosyadan_29_"><text:s text:c="8"/>default: printf("UNKNOWN\n"); Cikis(bag);</text:p>
      <text:p text:style-name="Kod_20__28_Dosyadan_29_"><text:s text:c="4"/>}</text:p>
      <text:p text:style-name="Kod_20__28_Dosyadan_29_">}</text:p>
      <text:p text:style-name="Kod_20__28_Dosyadan_29_"/>
      <text:p text:style-name="Kod_20__28_Dosyadan_29_"><text:span text:style-name="Kod_20_-_20_Comment">/* Yoklama durumunu ekrana yazdır. */</text:span></text:p>
      <text:p text:style-name="Kod_20__28_Dosyadan_29_">void</text:p>
      <text:p text:style-name="Kod_20__28_Dosyadan_29_">Yaz_YoklamaDurumu(PGconn *bag, int yoklama_sonucu)</text:p>
      <text:p text:style-name="Kod_20__28_Dosyadan_29_">{</text:p>
      <text:p text:style-name="Kod_20__28_Dosyadan_29_"><text:s text:c="4"/>printf("Yoklama durumu: ");</text:p>
      <text:p text:style-name="Kod_20__28_Dosyadan_29_"><text:s text:c="4"/>switch (yoklama_sonucu)</text:p>
      <text:p text:style-name="Kod_20__28_Dosyadan_29_"><text:s text:c="4"/>{</text:p>
      <text:p text:style-name="Kod_20__28_Dosyadan_29_"><text:s text:c="8"/>case PGRES_POLLING_OK: printf("OK\n"); break;</text:p>
      <text:p text:style-name="Kod_20__28_Dosyadan_29_"><text:s text:c="8"/>case PGRES_POLLING_READING: printf("READING\n"); break;</text:p>
      <text:p text:style-name="Kod_20__28_Dosyadan_29_"><text:s text:c="8"/>case PGRES_POLLING_WRITING: printf("WRITING\n"); break;</text:p>
      <text:p text:style-name="Kod_20__28_Dosyadan_29_"><text:s text:c="8"/>case PGRES_POLLING_ACTIVE: printf("ACTIVE\n"); break;</text:p>
      <text:p text:style-name="Kod_20__28_Dosyadan_29_"><text:s text:c="8"/>case PGRES_POLLING_FAILED: printf("FAILED\n"); Cik(bag);</text:p>
      <text:p text:style-name="Kod_20__28_Dosyadan_29_"><text:s text:c="8"/>default: printf("UNKNOWN\n"); Cikis(bag);</text:p>
      <text:p text:style-name="Kod_20__28_Dosyadan_29_"><text:s text:c="4"/>}</text:p>
      <text:p text:style-name="Kod_20__28_Dosyadan_29_">}</text:p>
      <text:p text:style-name="Kod_20__28_Dosyadan_29_"/>
      <text:p text:style-name="Kod_20__28_Dosyadan_29_"><text:span text:style-name="Kod_20_-_20_Comment">/*</text:span></text:p>
      <text:p text:style-name="Kod_20__28_Dosyadan_29_"><text:span text:style-name="Kod_20_-_20_Comment"><text:s/>* İlgili soketin belirtilen kipte (okuma ve/veya yazma)</text:span></text:p>
      <text:p text:style-name="Kod_20__28_Dosyadan_29_"><text:span text:style-name="Kod_20_-_20_Comment"><text:s/>* dinlenmesi için kullanılacak olan fonksiyon.</text:span></text:p>
      <text:p text:style-name="Kod_20__28_Dosyadan_29_"><text:span text:style-name="Kod_20_-_20_Comment"><text:s/>*/</text:span></text:p>
      <text:p text:style-name="Kod_20__28_Dosyadan_29_">int</text:p>
      <text:p text:style-name="Kod_20__28_Dosyadan_29_">SoketDinle(int soket, int okuma, int yazma, time_t zaman_asimi)</text:p>
      <text:p text:style-name="Kod_20__28_Dosyadan_29_">{</text:p>
      <text:p text:style-name="Kod_20__28_Dosyadan_29_"><text:s text:c="4"/>struct pollfd girdi_dt;</text:p>
      <text:p text:style-name="Kod_20__28_Dosyadan_29_"/>
      <text:p text:style-name="Kod_20__28_Dosyadan_29_"><text:s text:c="4"/>girdi_dt.fd = soket;</text:p>
      <text:p text:style-name="Kod_20__28_Dosyadan_29_"><text:s text:c="4"/>girdi_dt.events = POLLERR;</text:p>
      <text:p text:style-name="Kod_20__28_Dosyadan_29_"><text:s text:c="4"/>if (okuma) girdi_dt.events |= POLLIN;</text:p>
      <text:p text:style-name="Kod_20__28_Dosyadan_29_"><text:s text:c="4"/>if (yazma) girdi_dt.events |= POLLOUT;</text:p>
      <text:p text:style-name="Kod_20__28_Dosyadan_29_"><text:s text:c="4"/>girdi_dt.revents = 0;</text:p>
      <text:p text:style-name="Kod_20__28_Dosyadan_29_"/>
      <text:p text:style-name="Kod_20__28_Dosyadan_29_"><text:s text:c="4"/><text:span text:style-name="Kod_20_-_20_Comment">/*</text:span></text:p>
      <text:p text:style-name="Kod_20__28_Dosyadan_29_"><text:span text:style-name="Kod_20_-_20_Comment"><text:s text:c="5"/>* Soketi dinlerken standart kütüphane tarafından sağlanan</text:span></text:p>
      <text:p text:style-name="Kod_20__28_Dosyadan_29_"><text:span text:style-name="Kod_20_-_20_Comment"><text:s text:c="5"/>* poll() fonksiyonunu kullandık. (İsteğe bağlı olarak</text:span></text:p>
      <text:p text:style-name="Kod_20__28_Dosyadan_29_"><text:span text:style-name="Kod_20_-_20_Comment"><text:s text:c="5"/>* select() de kullanılabilir.)</text:span></text:p>
      <text:p text:style-name="Kod_20__28_Dosyadan_29_"><text:span text:style-name="Kod_20_-_20_Comment"><text:s text:c="5"/>*/</text:span></text:p>
      <text:p text:style-name="Kod_20__28_Dosyadan_29_"><text:s text:c="4"/>return poll(&amp;girdi_dt, 1, zaman_asimi);</text:p>
      <text:p text:style-name="Kod_20__28_Dosyadan_29_">}</text:p>
      <text:p text:style-name="Kod_20__28_Dosyadan_29_"/>
      <text:p text:style-name="Kod_20__28_Dosyadan_29_">int</text:p>
      <text:p text:style-name="Kod_20__28_Dosyadan_29_">main(void)</text:p>
      <text:p text:style-name="Kod_20__28_Dosyadan_29_">{</text:p>
      <text:p text:style-name="Kod_20__28_Dosyadan_29_"><text:s text:c="4"/>PGconn <text:s text:c="4"/>*bag;</text:p>
      <text:p text:style-name="Kod_20__28_Dosyadan_29_"><text:s text:c="4"/>const char <text:s/>bag_secenekleri[] = "dbname=test";</text:p>
      <text:p text:style-name="Kod_20__28_Dosyadan_29_"><text:s text:c="4"/>int <text:s text:c="8"/>yoklama_durumu;</text:p>
      <text:p text:style-name="Kod_20__28_Dosyadan_29_"><text:s text:c="4"/>int <text:s text:c="8"/>soket;</text:p>
      <text:p text:style-name="Kod_20__28_Dosyadan_29_"/>
      <text:p text:style-name="Kod_20__28_Dosyadan_29_"><text:s text:c="4"/>time_t <text:s text:c="5"/>toplam_bekleme_suresi = 3000000; /* 3.0 saniye. */</text:p>
      <text:p text:style-name="Kod_20__28_Dosyadan_29_"><text:s text:c="4"/>time_t <text:s text:c="5"/>bekleme_suresi = 300000; <text:s text:c="8"/>/* 0.3 saniye. */</text:p>
      <text:p text:style-name="Kod_20__28_Dosyadan_29_"><text:s text:c="4"/>time_t <text:s text:c="5"/>gecen_sure = 0;</text:p>
      <text:p text:style-name="Kod_20__28_Dosyadan_29_"/>
      <text:p text:style-name="Kod_20__28_Dosyadan_29_"><text:s text:c="4"/>bag = PQconnectStart(bagSecenekleri);</text:p>
      <text:p text:style-name="Kod_20__28_Dosyadan_29_"><text:s text:c="4"/>if (!bag)</text:p>
      <text:p text:style-name="Kod_20__28_Dosyadan_29_"><text:s text:c="4"/>{</text:p>
      <text:p text:style-name="Kod_20__28_Dosyadan_29_"><text:s text:c="8"/>fprintf(stderr, "Bağlantı yapısı için yeterli bellek ayrılamadı!\n");</text:p>
      <text:p text:style-name="Kod_20__28_Dosyadan_29_"><text:s text:c="8"/>Cik(bag);</text:p>
      <text:p text:style-name="Kod_20__28_Dosyadan_29_"><text:s text:c="4"/>}</text:p>
      <text:p text:style-name="Kod_20__28_Dosyadan_29_"><text:s text:c="4"/>else</text:p>
      <text:p text:style-name="Kod_20__28_Dosyadan_29_"><text:s text:c="8"/>printf("tamam.\n");</text:p>
      <text:p text:style-name="Kod_20__28_Dosyadan_29_"/>
      <text:p text:style-name="Kod_20__28_Dosyadan_29_"><text:s text:c="4"/><text:span text:style-name="Kod_20_-_20_Comment">/*</text:span></text:p>
      <text:p text:style-name="Kod_20__28_Dosyadan_29_"><text:span text:style-name="Kod_20_-_20_Comment"><text:s text:c="5"/>* Asenkron işleyişi bloke etmek ile ilgili olan uyarıyı</text:span></text:p>
      <text:p text:style-name="Kod_20__28_Dosyadan_29_"><text:span text:style-name="Kod_20_-_20_Comment"><text:s text:c="5"/>* hatırlayıp, kullanacağımız soketi öğrenip ekrana yazdırıyoruz.</text:span></text:p>
      <text:p text:style-name="Kod_20__28_Dosyadan_29_"><text:span text:style-name="Kod_20_-_20_Comment"><text:s text:c="5"/>*/</text:span></text:p>
      <text:p text:style-name="Kod_20__28_Dosyadan_29_"><text:s text:c="4"/>soket = PQsocket(bag);</text:p>
      <text:p text:style-name="Kod_20__28_Dosyadan_29_"><text:s text:c="4"/>if (soket &lt; 0)</text:p>
      <text:p text:style-name="Kod_20__28_Dosyadan_29_"><text:s text:c="4"/>{</text:p>
      <text:p text:style-name="Kod_20__28_Dosyadan_29_"><text:s text:c="8"/>fprintf(stderr, "Bağlantı soketinde hata oluştu!\n");</text:p>
      <text:p text:style-name="Kod_20__28_Dosyadan_29_"><text:s text:c="8"/>Cik(bag);</text:p>
      <text:p text:style-name="Kod_20__28_Dosyadan_29_"><text:s text:c="4"/>}</text:p>
      <text:p text:style-name="Kod_20__28_Dosyadan_29_"><text:s text:c="4"/>else</text:p>
      <text:p text:style-name="Kod_20__28_Dosyadan_29_"><text:s text:c="8"/>printf("Bağlantı soketi: %d\n", soket);</text:p>
      <text:p text:style-name="Kod_20__28_Dosyadan_29_"/>
      <text:p text:style-name="Kod_20__28_Dosyadan_29_"><text:s text:c="4"/><text:span text:style-name="Kod_20_-_20_Comment">/*</text:span></text:p>
      <text:p text:style-name="Kod_20__28_Dosyadan_29_"><text:span text:style-name="Kod_20_-_20_Comment"><text:s text:c="5"/>* İlk yoklama sonucu olarak değer atayıp,</text:span></text:p>
      <text:p text:style-name="Kod_20__28_Dosyadan_29_"><text:span text:style-name="Kod_20_-_20_Comment"><text:s text:c="5"/>* bu değer ile döngüye gireceğiz.</text:span></text:p>
      <text:p text:style-name="Kod_20__28_Dosyadan_29_"><text:span text:style-name="Kod_20_-_20_Comment"><text:s text:c="5"/>*/</text:span></text:p>
      <text:p text:style-name="Kod_20__28_Dosyadan_29_"><text:s text:c="4"/>yoklamaDurumu = PGRES_POLLING_WRITING;</text:p>
      <text:p text:style-name="Kod_20__28_Dosyadan_29_"><text:s text:c="4"/>for (;;)</text:p>
      <text:p text:style-name="Kod_20__28_Dosyadan_29_"><text:s text:c="4"/>{</text:p>
      <text:p text:style-name="Kod_20__28_Dosyadan_29_"><text:s text:c="8"/><text:span text:style-name="Kod_20_-_20_Comment">/* Zaman aşımı kontrolü. */</text:span></text:p>
      <text:p text:style-name="Kod_20__28_Dosyadan_29_"><text:s text:c="8"/>if (gecenSure == toplamBeklemeSuresi)</text:p>
      <text:p text:style-name="Kod_20__28_Dosyadan_29_"><text:s text:c="8"/>{</text:p>
      <text:p text:style-name="Kod_20__28_Dosyadan_29_"><text:s text:c="12"/>fprintf(stderr, "Toplam bekleme süresi (%f saniye) aşıldı!\n",</text:p>
      <text:p text:style-name="Kod_20__28_Dosyadan_29_"><text:s text:c="20"/>((float) toplamBeklemeSuresi / 1000000));</text:p>
      <text:p text:style-name="Kod_20__28_Dosyadan_29_"><text:s text:c="12"/>Cik(bag);</text:p>
      <text:p text:style-name="Kod_20__28_Dosyadan_29_"><text:s text:c="8"/>}</text:p>
      <text:p text:style-name="Kod_20__28_Dosyadan_29_"><text:s text:c="8"/>printf("Toplam geçen süre : %.3f saniye.\n",</text:p>
      <text:p text:style-name="Kod_20__28_Dosyadan_29_"><text:s text:c="15"/>((float) gecenSure / 1000000));</text:p>
      <text:p text:style-name="Kod_20__28_Dosyadan_29_"/>
      <text:p text:style-name="Kod_20__28_Dosyadan_29_"><text:s text:c="8"/><text:span text:style-name="Kod_20_-_20_Comment">/* Son durumu ekrana yazdır. */</text:span></text:p>
      <text:p text:style-name="Kod_20__28_Dosyadan_29_"><text:s text:c="8"/>yoklamaDurumKatari(bag, yoklamaDurumu);</text:p>
      <text:p text:style-name="Kod_20__28_Dosyadan_29_"><text:s text:c="8"/>baglantiDurumKatari(bag);</text:p>
      <text:p text:style-name="Kod_20__28_Dosyadan_29_"><text:s text:c="8"/>putchar('\n');</text:p>
      <text:p text:style-name="Kod_20__28_Dosyadan_29_"/>
      <text:p text:style-name="Kod_20__28_Dosyadan_29_"><text:s text:c="8"/>switch (yoklamaDurumu)</text:p>
      <text:p text:style-name="Kod_20__28_Dosyadan_29_"><text:s text:c="8"/>{</text:p>
      <text:p text:style-name="Kod_20__28_Dosyadan_29_"><text:s text:c="12"/>case PGRES_POLLING_OK:</text:p>
      <text:p text:style-name="Kod_20__28_Dosyadan_29_"><text:s text:c="16"/>printf("Bağlantı başarı ile gerçekleştirildi.\n");</text:p>
      <text:p text:style-name="Kod_20__28_Dosyadan_29_"><text:s text:c="16"/>goto dongudenCik;</text:p>
      <text:p text:style-name="Kod_20__28_Dosyadan_29_"/>
      <text:p text:style-name="Kod_20__28_Dosyadan_29_"><text:s text:c="12"/>case PGRES_POLLING_READING:</text:p>
      <text:p text:style-name="Kod_20__28_Dosyadan_29_"><text:s text:c="16"/>if (soketDinle(soket, 1, 0, beklemeSuresi) &lt; 0)</text:p>
      <text:p text:style-name="Kod_20__28_Dosyadan_29_"><text:s text:c="20"/>Cik(bag);</text:p>
      <text:p text:style-name="Kod_20__28_Dosyadan_29_"><text:s text:c="16"/>break;</text:p>
      <text:p text:style-name="Kod_20__28_Dosyadan_29_"/>
      <text:p text:style-name="Kod_20__28_Dosyadan_29_"><text:s text:c="12"/>case PGRES_POLLING_WRITING:</text:p>
      <text:p text:style-name="Kod_20__28_Dosyadan_29_"><text:s text:c="16"/>if (soketDinle(soket, 0, 1, beklemeSuresi) &lt; 0)</text:p>
      <text:p text:style-name="Kod_20__28_Dosyadan_29_"><text:s text:c="20"/>Cik(bag);</text:p>
      <text:p text:style-name="Kod_20__28_Dosyadan_29_"><text:s text:c="16"/>break;</text:p>
      <text:p text:style-name="Kod_20__28_Dosyadan_29_"/>
      <text:p text:style-name="Kod_20__28_Dosyadan_29_"><text:s text:c="12"/>default:</text:p>
      <text:p text:style-name="Kod_20__28_Dosyadan_29_"><text:s text:c="16"/>fprintf(stderr, "Beklenmeyen bir hata oluştu.");</text:p>
      <text:p text:style-name="Kod_20__28_Dosyadan_29_"><text:s text:c="16"/>Cik(bag);</text:p>
      <text:p text:style-name="Kod_20__28_Dosyadan_29_"><text:s text:c="8"/>}</text:p>
      <text:p text:style-name="Kod_20__28_Dosyadan_29_"/>
      <text:p text:style-name="Kod_20__28_Dosyadan_29_"><text:s text:c="8"/><text:span text:style-name="Kod_20_-_20_Comment">/* Geçen süreyi hesaplayıp, sunucuyu terar yokluyoruz. */</text:span></text:p>
      <text:p text:style-name="Kod_20__28_Dosyadan_29_"><text:s text:c="8"/>gecenSure += beklemeSuresi;</text:p>
      <text:p text:style-name="Kod_20__28_Dosyadan_29_"><text:s text:c="8"/>yoklamaDurumu = PQconnectPoll(bag);</text:p>
      <text:p text:style-name="Kod_20__28_Dosyadan_29_"><text:s text:c="4"/>}</text:p>
      <text:p text:style-name="Kod_20__28_Dosyadan_29_"/>
      <text:p text:style-name="Kod_20__28_Dosyadan_29_">dongudenCik:</text:p>
      <text:p text:style-name="Kod_20__28_Dosyadan_29_"/>
      <text:p text:style-name="Kod_20__28_Dosyadan_29_"><text:s text:c="4"/>PQfinish(bag);</text:p>
      <text:p text:style-name="Kod_20__28_Dosyadan_29_"><text:s text:c="4"/>return 0;</text:p>
      <text:p text:style-name="Kod_20__28_Dosyadan_29_">}</text:p>
      <text:p text:style-name="Kod"/>
      <text:p text:style-name="Kod_20__28_Dosyadan_29_"><text:span text:style-name="Kod_20_-_20_Comment">/*</text:span></text:p>
      <text:p text:style-name="Kod_20__28_Dosyadan_29_"><text:span text:style-name="Kod_20_-_20_Comment"><text:s/>* Dosya <text:s text:c="2"/>: asenkron_veri_alimi.c</text:span></text:p>
      <text:p text:style-name="Kod_20__28_Dosyadan_29_"><text:span text:style-name="Kod_20_-_20_Comment"><text:s/>* Açıklama: Asenkron olarak, sunucu tarafından verinin</text:span></text:p>
      <text:p text:style-name="Kod_20__28_Dosyadan_29_"><text:span text:style-name="Kod_20_-_20_Comment"><text:s/>* <text:s text:c="10"/>beklenip, uygun olunduğunda alınması.</text:span></text:p>
      <text:p text:style-name="Kod_20__28_Dosyadan_29_"><text:span text:style-name="Kod_20_-_20_Comment"><text:s/>* </text:span></text:p>
      <text:p text:style-name="Kod_20__28_Dosyadan_29_"><text:span text:style-name="Kod_20_-_20_Comment"><text:s/>* Hazırlık: Aşağıdaki örnekte kullanacağımız ornektablo'nun</text:span></text:p>
      <text:p text:style-name="Kod_20__28_Dosyadan_29_"><text:span text:style-name="Kod_20_-_20_Comment"><text:s/>* <text:s text:c="13"/>yapısı şu şekilde olacak:</text:span></text:p>
      <text:p text:style-name="Kod_20__28_Dosyadan_29_"><text:span text:style-name="Kod_20_-_20_Comment"><text:s/>*</text:span></text:p>
      <text:p text:style-name="Kod_20__28_Dosyadan_29_"><text:span text:style-name="Kod_20_-_20_Comment"><text:s/>* <text:s text:c="13"/>=&gt; CREATE TABLE ornektablo (</text:span></text:p>
      <text:p text:style-name="Kod_20__28_Dosyadan_29_"><text:span text:style-name="Kod_20_-_20_Comment"><text:s/>* <text:s text:c="13"/>-&gt; numara int2</text:span></text:p>
      <text:p text:style-name="Kod_20__28_Dosyadan_29_"><text:span text:style-name="Kod_20_-_20_Comment"><text:s/>* <text:s text:c="13"/>-&gt; <text:s text:c="2"/>NOT NULL</text:span></text:p>
      <text:p text:style-name="Kod_20__28_Dosyadan_29_"><text:span text:style-name="Kod_20_-_20_Comment"><text:s/>* <text:s text:c="13"/>-&gt; <text:s text:c="2"/>DEFAULT 0,</text:span></text:p>
      <text:p text:style-name="Kod_20__28_Dosyadan_29_"><text:span text:style-name="Kod_20_-_20_Comment"><text:s/>* <text:s text:c="13"/>-&gt; veri varchar(32)</text:span></text:p>
      <text:p text:style-name="Kod_20__28_Dosyadan_29_"><text:span text:style-name="Kod_20_-_20_Comment"><text:s/>* <text:s text:c="13"/>-&gt; <text:s text:c="2"/>NOT NULL</text:span></text:p>
      <text:p text:style-name="Kod_20__28_Dosyadan_29_"><text:span text:style-name="Kod_20_-_20_Comment"><text:s/>* <text:s text:c="13"/>-&gt; <text:s text:c="2"/>DEFAULT ''::character varying</text:span></text:p>
      <text:p text:style-name="Kod_20__28_Dosyadan_29_"><text:span text:style-name="Kod_20_-_20_Comment"><text:s/>* <text:s text:c="13"/>-&gt; );</text:span></text:p>
      <text:p text:style-name="Kod_20__28_Dosyadan_29_"><text:span text:style-name="Kod_20_-_20_Comment"><text:s/>*</text:span></text:p>
      <text:p text:style-name="Kod_20__28_Dosyadan_29_"><text:span text:style-name="Kod_20_-_20_Comment"><text:s/>* <text:s text:c="13"/>Ve tablomuzun içine kullanılmak üzere bir</text:span></text:p>
      <text:p text:style-name="Kod_20__28_Dosyadan_29_"><text:span text:style-name="Kod_20_-_20_Comment"><text:s/>* <text:s text:c="13"/>kaç satır ekliyoruz:</text:span></text:p>
      <text:p text:style-name="Kod_20__28_Dosyadan_29_"><text:span text:style-name="Kod_20_-_20_Comment"><text:s/>*</text:span></text:p>
      <text:p text:style-name="Kod_20__28_Dosyadan_29_"><text:span text:style-name="Kod_20_-_20_Comment"><text:s/>* <text:s text:c="13"/>=&gt; SELECT numara,veri FROM ornektablo;</text:span></text:p>
      <text:p text:style-name="Kod_20__28_Dosyadan_29_"><text:span text:style-name="Kod_20_-_20_Comment"><text:s/>* <text:s text:c="14"/>numara | veri <text:s/></text:span></text:p>
      <text:p text:style-name="Kod_20__28_Dosyadan_29_"><text:span text:style-name="Kod_20_-_20_Comment"><text:s/>* <text:s text:c="13"/>--------+-------</text:span></text:p>
      <text:p text:style-name="Kod_20__28_Dosyadan_29_"><text:span text:style-name="Kod_20_-_20_Comment"><text:s/>* <text:s text:c="19"/>1 | veri1</text:span></text:p>
      <text:p text:style-name="Kod_20__28_Dosyadan_29_"><text:span text:style-name="Kod_20_-_20_Comment"><text:s/>* <text:s text:c="19"/>2 | veri2</text:span></text:p>
      <text:p text:style-name="Kod_20__28_Dosyadan_29_"><text:span text:style-name="Kod_20_-_20_Comment"><text:s/>* <text:s text:c="19"/>3 | veri3</text:span></text:p>
      <text:p text:style-name="Kod_20__28_Dosyadan_29_"><text:span text:style-name="Kod_20_-_20_Comment"><text:s/>* <text:s text:c="19"/>4 | veri4</text:span></text:p>
      <text:p text:style-name="Kod_20__28_Dosyadan_29_"><text:span text:style-name="Kod_20_-_20_Comment"><text:s/>* <text:s text:c="19"/>5 | veri5</text:span></text:p>
      <text:p text:style-name="Kod_20__28_Dosyadan_29_"><text:span text:style-name="Kod_20_-_20_Comment"><text:s/>* <text:s text:c="19"/>6 | veri6</text:span></text:p>
      <text:p text:style-name="Kod_20__28_Dosyadan_29_"><text:span text:style-name="Kod_20_-_20_Comment"><text:s/>* <text:s text:c="10"/>(6 rows)</text:span></text:p>
      <text:p text:style-name="Kod_20__28_Dosyadan_29_"><text:span text:style-name="Kod_20_-_20_Comment"><text:s/>* </text:span></text:p>
      <text:p text:style-name="Kod_20__28_Dosyadan_29_"><text:span text:style-name="Kod_20_-_20_Comment"><text:s/>* Kullanılan kütüphane fonksiyonları:</text:span></text:p>
      <text:p text:style-name="Kod_20__28_Dosyadan_29_"><text:span text:style-name="Kod_20_-_20_Comment"><text:s/>* - Örnek ile ilgili : PQconsumeInput PQgetResult PQisBusy PQsendQuery</text:span></text:p>
      <text:p text:style-name="Kod_20__28_Dosyadan_29_"><text:span text:style-name="Kod_20_-_20_Comment"><text:s/>* <text:s text:c="21"/>PQsocket</text:span></text:p>
      <text:p text:style-name="Kod_20__28_Dosyadan_29_"><text:span text:style-name="Kod_20_-_20_Comment"><text:s/>* - Sık kullanılanlar: PQconnectdb PQclear PQerrorMessage PQfinish</text:span></text:p>
      <text:p text:style-name="Kod_20__28_Dosyadan_29_"><text:span text:style-name="Kod_20_-_20_Comment"><text:s/>* <text:s text:c="21"/>PQresultErrorMessage PQresultStatus PQstatus</text:span></text:p>
      <text:p text:style-name="Kod_20__28_Dosyadan_29_"><text:span text:style-name="Kod_20_-_20_Comment"><text:s/>*/</text:span></text:p>
      <text:p text:style-name="Kod_20__28_Dosyadan_29_"/>
      <text:p text:style-name="Kod_20__28_Dosyadan_29_">#include &lt;stdio.h&gt;</text:p>
      <text:p text:style-name="Kod_20__28_Dosyadan_29_">#include &lt;errno.h&gt;</text:p>
      <text:p text:style-name="Kod_20__28_Dosyadan_29_">#include &lt;stdlib.h&gt;</text:p>
      <text:p text:style-name="Kod_20__28_Dosyadan_29_">#include &lt;string.h&gt;</text:p>
      <text:p text:style-name="Kod_20__28_Dosyadan_29_"/>
      <text:p text:style-name="Kod_20__28_Dosyadan_29_">#include &lt;sys/time.h&gt;</text:p>
      <text:p text:style-name="Kod_20__28_Dosyadan_29_">#include &lt;sys/types.h&gt;</text:p>
      <text:p text:style-name="Kod_20__28_Dosyadan_29_">#include &lt;unistd.h&gt;</text:p>
      <text:p text:style-name="Kod_20__28_Dosyadan_29_"/>
      <text:p text:style-name="Kod_20__28_Dosyadan_29_">#include “libpq-fe.h”</text:p>
      <text:p text:style-name="Kod_20__28_Dosyadan_29_"/>
      <text:p text:style-name="Kod_20__28_Dosyadan_29_">void <text:s text:c="3"/>sisCikis(PGconn *);</text:p>
      <text:p text:style-name="Kod_20__28_Dosyadan_29_"/>
      <text:p text:style-name="Kod_20__28_Dosyadan_29_"><text:span text:style-name="Kod_20_-_20_Comment">/*</text:span></text:p>
      <text:p text:style-name="Kod_20__28_Dosyadan_29_"><text:span text:style-name="Kod_20_-_20_Comment"><text:s/>* Herhangi bir hata durumunda bağlantıyı kapatıp çıkmak</text:span></text:p>
      <text:p text:style-name="Kod_20__28_Dosyadan_29_"><text:span text:style-name="Kod_20_-_20_Comment"><text:s/>* için kullanacağımız fonksiyon.</text:span></text:p>
      <text:p text:style-name="Kod_20__28_Dosyadan_29_"><text:span text:style-name="Kod_20_-_20_Comment"><text:s/>*/</text:span></text:p>
      <text:p text:style-name="Kod_20__28_Dosyadan_29_">void</text:p>
      <text:p text:style-name="Kod_20__28_Dosyadan_29_">sisCikis(PGconn *baglanti)</text:p>
      <text:p text:style-name="Kod_20__28_Dosyadan_29_">{</text:p>
      <text:p text:style-name="Kod_20__28_Dosyadan_29_"><text:s text:c="4"/>if (PQstatus(baglanti) != CONNECTION_OK)</text:p>
      <text:p text:style-name="Kod_20__28_Dosyadan_29_"><text:s text:c="8"/>fprintf(stderr, "Bağlantı hata mesajı: %s", PQerrorMessage(baglanti));</text:p>
      <text:p text:style-name="Kod_20__28_Dosyadan_29_"/>
      <text:p text:style-name="Kod_20__28_Dosyadan_29_"><text:s text:c="4"/>PQfinish(baglanti);</text:p>
      <text:p text:style-name="Kod_20__28_Dosyadan_29_"><text:s text:c="4"/>exit(1);</text:p>
      <text:p text:style-name="Kod_20__28_Dosyadan_29_">}</text:p>
      <text:p text:style-name="Kod_20__28_Dosyadan_29_"/>
      <text:p text:style-name="Kod_20__28_Dosyadan_29_">int</text:p>
      <text:p text:style-name="Kod_20__28_Dosyadan_29_">main(void)</text:p>
      <text:p text:style-name="Kod_20__28_Dosyadan_29_">{</text:p>
      <text:p text:style-name="Kod_20__28_Dosyadan_29_"><text:s text:c="4"/>const char <text:s text:c="4"/>bagSecenekleri[] = "dbname=template1";</text:p>
      <text:p text:style-name="Kod_20__28_Dosyadan_29_"><text:s text:c="4"/>PGconn <text:s text:c="7"/>*bag;</text:p>
      <text:p text:style-name="Kod_20__28_Dosyadan_29_"><text:s text:c="4"/>PGresult <text:s text:c="5"/>*sonuc;</text:p>
      <text:p text:style-name="Kod_20__28_Dosyadan_29_"/>
      <text:p text:style-name="Kod_20__28_Dosyadan_29_"><text:s text:c="4"/><text:span text:style-name="Kod_20_-_20_Comment">/* Soketin dinlenmesinde kullanılacak olan değişkenler. */</text:span></text:p>
      <text:p text:style-name="Kod_20__28_Dosyadan_29_"><text:s text:c="4"/>int <text:s text:c="11"/>soket;</text:p>
      <text:p text:style-name="Kod_20__28_Dosyadan_29_"><text:s text:c="4"/>fd_set <text:s text:c="8"/>girdi;</text:p>
      <text:p text:style-name="Kod_20__28_Dosyadan_29_"/>
      <text:p text:style-name="Kod_20__28_Dosyadan_29_"><text:s text:c="4"/>printf("Bağlantı kuruluyor... ");</text:p>
      <text:p text:style-name="Kod_20__28_Dosyadan_29_"><text:s text:c="4"/>bag = PQconnectdb(bagSecenekleri);</text:p>
      <text:p text:style-name="Kod_20__28_Dosyadan_29_"><text:s text:c="4"/>if (PQstatus(bag) != CONNECTION_OK)</text:p>
      <text:p text:style-name="Kod_20__28_Dosyadan_29_"><text:s text:c="4"/>{</text:p>
      <text:p text:style-name="Kod_20__28_Dosyadan_29_"><text:s text:c="8"/>printf("hata!\n");</text:p>
      <text:p text:style-name="Kod_20__28_Dosyadan_29_"><text:s text:c="8"/>fprintf(stderr, "Bağlantı kurulurken beklenmedik bir hata oluştu!\n");</text:p>
      <text:p text:style-name="Kod_20__28_Dosyadan_29_"><text:s text:c="8"/>sisCikis(bag);</text:p>
      <text:p text:style-name="Kod_20__28_Dosyadan_29_"><text:s text:c="4"/>}</text:p>
      <text:p text:style-name="Kod_20__28_Dosyadan_29_"><text:s text:c="4"/>else</text:p>
      <text:p text:style-name="Kod_20__28_Dosyadan_29_"><text:s text:c="8"/>printf("tamam.\n");</text:p>
      <text:p text:style-name="Kod_20__28_Dosyadan_29_"/>
      <text:p text:style-name="Kod_20__28_Dosyadan_29_"><text:s text:c="4"/><text:span text:style-name="Kod_20_-_20_Comment">/* Sorgu karşı tarafa gönderiliyor. */</text:span></text:p>
      <text:p text:style-name="Kod_20__28_Dosyadan_29_"><text:s text:c="4"/>if (PQsendQuery(bag, "SELECT numara,veri FROM ornektablo") != 1)</text:p>
      <text:p text:style-name="Kod_20__28_Dosyadan_29_"><text:s text:c="4"/>{</text:p>
      <text:p text:style-name="Kod_20__28_Dosyadan_29_"><text:s text:c="8"/>fprintf(stderr, "Sorgu gönderiminde hata oluştu!\n");</text:p>
      <text:p text:style-name="Kod_20__28_Dosyadan_29_"><text:s text:c="8"/>sisCikis(bag);</text:p>
      <text:p text:style-name="Kod_20__28_Dosyadan_29_"><text:s text:c="4"/>}</text:p>
      <text:p text:style-name="Kod_20__28_Dosyadan_29_"/>
      <text:p text:style-name="Kod_20__28_Dosyadan_29_"><text:s text:c="4"/><text:span text:style-name="Kod_20_-_20_Comment">/* Bağlantı soketi alınıyor. */</text:span></text:p>
      <text:p text:style-name="Kod_20__28_Dosyadan_29_"><text:s text:c="4"/>soket = PQsocket(bag);</text:p>
      <text:p text:style-name="Kod_20__28_Dosyadan_29_"><text:s text:c="4"/>if (soket &lt; 0 )</text:p>
      <text:p text:style-name="Kod_20__28_Dosyadan_29_"><text:s text:c="4"/>{</text:p>
      <text:p text:style-name="Kod_20__28_Dosyadan_29_"><text:s text:c="8"/>fprintf(stderr, "Bağlantı soketinde hata oluştu!\n");</text:p>
      <text:p text:style-name="Kod_20__28_Dosyadan_29_"><text:s text:c="8"/>sisCikis(bag);</text:p>
      <text:p text:style-name="Kod_20__28_Dosyadan_29_"><text:s text:c="4"/>}</text:p>
      <text:p text:style-name="Kod_20__28_Dosyadan_29_"><text:s text:c="4"/>else</text:p>
      <text:p text:style-name="Kod_20__28_Dosyadan_29_"><text:s text:c="8"/>printf("Bağlantı soketi: %d\n", soket);</text:p>
      <text:p text:style-name="Kod_20__28_Dosyadan_29_"/>
      <text:p text:style-name="Kod_20__28_Dosyadan_29_"><text:s text:c="4"/><text:span text:style-name="Kod_20_-_20_Comment">/* select() için kullanacağımız yapılar hazırlanıyor. */</text:span></text:p>
      <text:p text:style-name="Kod_20__28_Dosyadan_29_"><text:s text:c="4"/>FD_ZERO(&amp;girdi);</text:p>
      <text:p text:style-name="Kod_20__28_Dosyadan_29_"><text:s text:c="4"/>FD_SET(soket, &amp;girdi);</text:p>
      <text:p text:style-name="Kod_20__28_Dosyadan_29_"/>
      <text:p text:style-name="Kod_20__28_Dosyadan_29_"><text:s text:c="4"/>for (;;)</text:p>
      <text:p text:style-name="Kod_20__28_Dosyadan_29_"><text:s text:c="4"/>{</text:p>
      <text:p text:style-name="Kod_20__28_Dosyadan_29_"><text:s text:c="8"/><text:span text:style-name="Kod_20_-_20_Comment">/* Girdi soketinde veri olup olmadığını dinliyoruz. */</text:span></text:p>
      <text:p text:style-name="Kod_20__28_Dosyadan_29_"><text:s text:c="8"/>printf("Veri bekleniyor... ");</text:p>
      <text:p text:style-name="Kod_20__28_Dosyadan_29_"><text:s text:c="8"/>if (select(soket+1, &amp;girdi, NULL, NULL, NULL) &lt; 0) {</text:p>
      <text:p text:style-name="Kod_20__28_Dosyadan_29_"><text:s text:c="12"/>printf("hata!\n");</text:p>
      <text:p text:style-name="Kod_20__28_Dosyadan_29_"><text:s text:c="12"/>fprintf(stderr, "select() esnasında hata oluştu!\n"</text:p>
      <text:p text:style-name="Kod_20__28_Dosyadan_29_"><text:s text:c="20"/>"İlgili hata mesajı: [%d] %s\n",</text:p>
      <text:p text:style-name="Kod_20__28_Dosyadan_29_"><text:s text:c="20"/>errno, strerror(errno));</text:p>
      <text:p text:style-name="Kod_20__28_Dosyadan_29_"><text:s text:c="12"/>sisCikis(bag);</text:p>
      <text:p text:style-name="Kod_20__28_Dosyadan_29_"><text:s text:c="8"/>}</text:p>
      <text:p text:style-name="Kod_20__28_Dosyadan_29_"><text:s text:c="8"/>else</text:p>
      <text:p text:style-name="Kod_20__28_Dosyadan_29_"><text:s text:c="12"/>printf("alındı.\n");</text:p>
      <text:p text:style-name="Kod_20__28_Dosyadan_29_"/>
      <text:p text:style-name="Kod_20__28_Dosyadan_29_"><text:s text:c="8"/><text:span text:style-name="Kod_20_-_20_Comment">/* Soket üzerinden veriyi çekiyoruz. */</text:span></text:p>
      <text:p text:style-name="Kod_20__28_Dosyadan_29_"><text:s text:c="8"/>PQconsumeInput(bag);</text:p>
      <text:p text:style-name="Kod_20__28_Dosyadan_29_"/>
      <text:p text:style-name="Kod_20__28_Dosyadan_29_"><text:s text:c="8"/><text:span text:style-name="Kod_20_-_20_Comment">/* Eğer sunucu hala işlem yapıyorsa, daha veri gelecek demektir. */</text:span></text:p>
      <text:p text:style-name="Kod_20__28_Dosyadan_29_"><text:s text:c="8"/>if (!PQisBusy(bag))</text:p>
      <text:p text:style-name="Kod_20__28_Dosyadan_29_"><text:s text:c="12"/>break;</text:p>
      <text:p text:style-name="Kod_20__28_Dosyadan_29_"><text:s text:c="4"/>}</text:p>
      <text:p text:style-name="Kod_20__28_Dosyadan_29_"/>
      <text:p text:style-name="Kod_20__28_Dosyadan_29_"><text:s text:c="4"/><text:span text:style-name="Kod_20_-_20_Comment">/*</text:span></text:p>
      <text:p text:style-name="Kod_20__28_Dosyadan_29_"><text:span text:style-name="Kod_20_-_20_Comment"><text:s text:c="5"/>* Gelecek olan verinin dinlenip, uygun olunduğunda alınması genelde</text:span></text:p>
      <text:p text:style-name="Kod_20__28_Dosyadan_29_"><text:span text:style-name="Kod_20_-_20_Comment"><text:s text:c="5"/>* bu şekilde yapılmamakla birlikte, bu örnekte sadece soketin nasıl</text:span></text:p>
      <text:p text:style-name="Kod_20__28_Dosyadan_29_"><text:span text:style-name="Kod_20_-_20_Comment"><text:s text:c="5"/>* dinlenip, verinin nasıl alınabileceğini anlatmak amacıyla ana</text:span></text:p>
      <text:p text:style-name="Kod_20__28_Dosyadan_29_"><text:span text:style-name="Kod_20_-_20_Comment"><text:s text:c="5"/>* hatların altı çizilmeye çalışılmıştır. Genelde gerçek bir uygulamada</text:span></text:p>
      <text:p text:style-name="Kod_20__28_Dosyadan_29_"><text:span text:style-name="Kod_20_-_20_Comment"><text:s text:c="5"/>* ana bir döngü soket üzerinde dinleme işlemini gerçekleştirip, aldığı</text:span></text:p>
      <text:p text:style-name="Kod_20__28_Dosyadan_29_"><text:span text:style-name="Kod_20_-_20_Comment"><text:s text:c="5"/>* veriye göre yivler aracılığı ile program akışının kontrolünü ve</text:span></text:p>
      <text:p text:style-name="Kod_20__28_Dosyadan_29_"><text:span text:style-name="Kod_20_-_20_Comment"><text:s text:c="5"/>* alınan verinin işlenmesini sağlar.</text:span></text:p>
      <text:p text:style-name="Kod_20__28_Dosyadan_29_"><text:span text:style-name="Kod_20_-_20_Comment"><text:s text:c="5"/>*/</text:span></text:p>
      <text:p text:style-name="Kod_20__28_Dosyadan_29_"/>
      <text:p text:style-name="Kod_20__28_Dosyadan_29_"><text:s text:c="4"/><text:span text:style-name="Kod_20_-_20_Comment">/* PGresult yapısı oluşturacak kadar veri ulaştı elimize. */</text:span></text:p>
      <text:p text:style-name="Kod_20__28_Dosyadan_29_"><text:s text:c="4"/>sonuc = PQgetResult(bag);</text:p>
      <text:p text:style-name="Kod_20__28_Dosyadan_29_"/>
      <text:p text:style-name="Kod_20__28_Dosyadan_29_"><text:s text:c="4"/><text:span text:style-name="Kod_20_-_20_Comment">/* Alınan sonucun durumuna bakılıyor. */</text:span></text:p>
      <text:p text:style-name="Kod_20__28_Dosyadan_29_"><text:s text:c="4"/>if (PQresultStatus(sonuc) == PGRES_TUPLES_OK)</text:p>
      <text:p text:style-name="Kod_20__28_Dosyadan_29_"><text:s text:c="4"/>{</text:p>
      <text:p text:style-name="Kod_20__28_Dosyadan_29_"><text:s text:c="8"/>printf("Sorgu başarı ile gerçekleşti.\n");</text:p>
      <text:p text:style-name="Kod_20__28_Dosyadan_29_"/>
      <text:p text:style-name="Kod_20__28_Dosyadan_29_"><text:s text:c="8"/><text:span text:style-name="Kod_20_-_20_Comment">/* Şu an için sonuç ile hiçbir işimiz yok. */</text:span></text:p>
      <text:p text:style-name="Kod_20__28_Dosyadan_29_"><text:s text:c="8"/>PQclear(sonuc);</text:p>
      <text:p text:style-name="Kod_20__28_Dosyadan_29_"><text:s text:c="4"/>}</text:p>
      <text:p text:style-name="Kod_20__28_Dosyadan_29_"><text:s text:c="4"/>else</text:p>
      <text:p text:style-name="Kod_20__28_Dosyadan_29_"><text:s text:c="4"/>{</text:p>
      <text:p text:style-name="Kod_20__28_Dosyadan_29_"><text:s text:c="8"/>fprintf(stderr, "Sorgu sonucunda hata oluştu!\n");</text:p>
      <text:p text:style-name="Kod_20__28_Dosyadan_29_"><text:s text:c="8"/>fprintf(stderr, "İlgili hata mesajı: %s", PQresultErrorMessage(sonuc));</text:p>
      <text:p text:style-name="Kod_20__28_Dosyadan_29_"><text:s text:c="8"/>PQclear(sonuc);</text:p>
      <text:p text:style-name="Kod_20__28_Dosyadan_29_"><text:s text:c="8"/>sisCikis(bag);</text:p>
      <text:p text:style-name="Kod_20__28_Dosyadan_29_"><text:s text:c="4"/>}</text:p>
      <text:p text:style-name="Kod_20__28_Dosyadan_29_"/>
      <text:p text:style-name="Kod_20__28_Dosyadan_29_"><text:s text:c="4"/>PQfinish(bag);</text:p>
      <text:p text:style-name="Kod_20__28_Dosyadan_29_"><text:s text:c="4"/>return 0;</text:p>
      <text:p text:style-name="Kod_20__28_Dosyadan_29_">}</text:p>
      <text:p text:style-name="Kod"/>
      <text:p text:style-name="Kod_20__28_Dosyadan_29_"><text:span text:style-name="Kod_20_-_20_Comment">/*</text:span></text:p>
      <text:p text:style-name="Kod_20__28_Dosyadan_29_"><text:span text:style-name="Kod_20_-_20_Comment"><text:s/>* Dosya <text:s text:c="2"/>: lo_fonksiyonlari.c</text:span></text:p>
      <text:p text:style-name="Kod_20__28_Dosyadan_29_"><text:span text:style-name="Kod_20_-_20_Comment"><text:s/>* Açıklama: `Large Object' fonksiyonlarının kullanımı</text:span></text:p>
      <text:p text:style-name="Kod_20__28_Dosyadan_29_"><text:span text:style-name="Kod_20_-_20_Comment"><text:s/>* <text:s text:c="10"/>hakkında basit bir örnek.</text:span></text:p>
      <text:p text:style-name="Kod_20__28_Dosyadan_29_"><text:span text:style-name="Kod_20_-_20_Comment"><text:s/>*</text:span></text:p>
      <text:p text:style-name="Kod_20__28_Dosyadan_29_"><text:span text:style-name="Kod_20_-_20_Comment"><text:s/>* Kullanılan kütüphane fonksiyonları:</text:span></text:p>
      <text:p text:style-name="Kod_20__28_Dosyadan_29_"><text:span text:style-name="Kod_20_-_20_Comment"><text:s/>* - Örnek ile ilgili : lo_creat, lo_import</text:span></text:p>
      <text:p text:style-name="Kod_20__28_Dosyadan_29_"><text:span text:style-name="Kod_20_-_20_Comment"><text:s/>* - Sık kullanılanlar: PQclear PQconnectdb PQerrorMessage PQexec</text:span></text:p>
      <text:p text:style-name="Kod_20__28_Dosyadan_29_"><text:span text:style-name="Kod_20_-_20_Comment"><text:s/>* <text:s text:c="21"/>PQfinish PQresultErrorMessage PQresultStatus</text:span></text:p>
      <text:p text:style-name="Kod_20__28_Dosyadan_29_"><text:span text:style-name="Kod_20_-_20_Comment"><text:s/>* <text:s text:c="21"/>PQstatus</text:span></text:p>
      <text:p text:style-name="Kod_20__28_Dosyadan_29_"><text:span text:style-name="Kod_20_-_20_Comment"><text:s/>*/</text:span></text:p>
      <text:p text:style-name="Kod_20__28_Dosyadan_29_"/>
      <text:p text:style-name="Kod_20__28_Dosyadan_29_">#include &lt;stdio.h&gt;</text:p>
      <text:p text:style-name="Kod_20__28_Dosyadan_29_">#include &lt;stdlib.h&gt;</text:p>
      <text:p text:style-name="Kod_20__28_Dosyadan_29_">#include &lt;errno.h&gt;</text:p>
      <text:p text:style-name="Kod_20__28_Dosyadan_29_">#include &lt;string.h&gt;</text:p>
      <text:p text:style-name="Kod_20__28_Dosyadan_29_">#include &lt;sys/types.h&gt;</text:p>
      <text:p text:style-name="Kod_20__28_Dosyadan_29_">#include &lt;sys/stat.h&gt;</text:p>
      <text:p text:style-name="Kod_20__28_Dosyadan_29_">#include &lt;fcntl.h&gt;</text:p>
      <text:p text:style-name="Kod_20__28_Dosyadan_29_">#include &lt;unistd.h&gt;</text:p>
      <text:p text:style-name="Kod_20__28_Dosyadan_29_"/>
      <text:p text:style-name="Kod_20__28_Dosyadan_29_">#include “libpq-fe.h”</text:p>
      <text:p text:style-name="Kod_20__28_Dosyadan_29_">#include “postgres_ext.h” <text:s text:c="7"/><text:span text:style-name="Kod_20_-_20_Comment">/* Oid tipi için */</text:span></text:p>
      <text:p text:style-name="Kod_20__28_Dosyadan_29_">#include “libpq/libpq-fs.h” <text:s text:c="5"/><text:span text:style-name="Kod_20_-_20_Comment">/* lo fonksiyonları için */</text:span></text:p>
      <text:p text:style-name="Kod_20__28_Dosyadan_29_"/>
      <text:p text:style-name="Kod_20__28_Dosyadan_29_">void <text:s text:c="3"/>sisCikis(PGconn *, int);</text:p>
      <text:p text:style-name="Kod_20__28_Dosyadan_29_">void <text:s text:c="3"/>dosyaCek(PGconn *);</text:p>
      <text:p text:style-name="Kod_20__28_Dosyadan_29_">void <text:s text:c="3"/>dosyayiKendinOlustur(PGconn *);</text:p>
      <text:p text:style-name="Kod_20__28_Dosyadan_29_">void <text:s text:c="3"/>sorgula(PGconn *, char *, char *, int);</text:p>
      <text:p text:style-name="Kod_20__28_Dosyadan_29_"/>
      <text:p text:style-name="Kod_20__28_Dosyadan_29_"><text:span text:style-name="Kod_20_-_20_Comment">/* Veritabanına eklenecek olan dosya. */</text:span></text:p>
      <text:p text:style-name="Kod_20__28_Dosyadan_29_">#define DOSYA_ADI "ornek_metin_dosyasi.txt"</text:p>
      <text:p text:style-name="Kod_20__28_Dosyadan_29_"/>
      <text:p text:style-name="Kod_20__28_Dosyadan_29_"><text:span text:style-name="Kod_20_-_20_Comment">/* Verinin okunup yazılmasından kullanılacak olan tampon bellek boyutu. */</text:span></text:p>
      <text:p text:style-name="Kod_20__28_Dosyadan_29_">#define TAMPON <text:s text:c="3"/>8192</text:p>
      <text:p text:style-name="Kod_20__28_Dosyadan_29_"/>
      <text:p text:style-name="Kod_20__28_Dosyadan_29_"><text:span text:style-name="Kod_20_-_20_Comment">/* Sistemden çıkmak için kullanacağımız fonksiyon. */</text:span></text:p>
      <text:p text:style-name="Kod_20__28_Dosyadan_29_">void</text:p>
      <text:p text:style-name="Kod_20__28_Dosyadan_29_">sisCikis(PGconn *bag, int hatanu)</text:p>
      <text:p text:style-name="Kod_20__28_Dosyadan_29_">{</text:p>
      <text:p text:style-name="Kod_20__28_Dosyadan_29_"><text:s text:c="4"/>if (PQstatus(bag) != CONNECTION_OK)</text:p>
      <text:p text:style-name="Kod_20__28_Dosyadan_29_"><text:s text:c="8"/>fprintf(stderr, "Bağlantı hata mesajı: %s", PQerrorMessage(bag));</text:p>
      <text:p text:style-name="Kod_20__28_Dosyadan_29_"><text:s text:c="4"/>PQfinish(bag);</text:p>
      <text:p text:style-name="Kod_20__28_Dosyadan_29_"/>
      <text:p text:style-name="Kod_20__28_Dosyadan_29_"><text:s text:c="4"/>if (hatanu)</text:p>
      <text:p text:style-name="Kod_20__28_Dosyadan_29_"><text:s text:c="4"/>{</text:p>
      <text:p text:style-name="Kod_20__28_Dosyadan_29_"><text:s text:c="8"/>fprintf(stderr, "Sistem hata kodu açıklaması: [%d] %s\n",</text:p>
      <text:p text:style-name="Kod_20__28_Dosyadan_29_"><text:s text:c="16"/>hatanu, strerror(hatanu));</text:p>
      <text:p text:style-name="Kod_20__28_Dosyadan_29_"><text:s text:c="8"/>exit(hatanu);</text:p>
      <text:p text:style-name="Kod_20__28_Dosyadan_29_"><text:s text:c="4"/>}</text:p>
      <text:p text:style-name="Kod_20__28_Dosyadan_29_"><text:s text:c="4"/>else</text:p>
      <text:p text:style-name="Kod_20__28_Dosyadan_29_"><text:s text:c="8"/>exit(1);</text:p>
      <text:p text:style-name="Kod_20__28_Dosyadan_29_">}</text:p>
      <text:p text:style-name="Kod_20__28_Dosyadan_29_"/>
      <text:p text:style-name="Kod_20__28_Dosyadan_29_"><text:span text:style-name="Kod_20_-_20_Comment">/* lo_import() komutu ile dosyayı veritabanına aktaracağız. */</text:span></text:p>
      <text:p text:style-name="Kod_20__28_Dosyadan_29_">void</text:p>
      <text:p text:style-name="Kod_20__28_Dosyadan_29_">dosyaCek(PGconn *bag)</text:p>
      <text:p text:style-name="Kod_20__28_Dosyadan_29_">{</text:p>
      <text:p text:style-name="Kod_20__28_Dosyadan_29_"><text:s text:c="4"/>int hatanu;</text:p>
      <text:p text:style-name="Kod_20__28_Dosyadan_29_"><text:s text:c="4"/>Oid yeni_lo;</text:p>
      <text:p text:style-name="Kod_20__28_Dosyadan_29_"/>
      <text:p text:style-name="Kod_20__28_Dosyadan_29_"><text:s text:c="4"/>printf("Dosya lo_import() ile veritabanına aktarılıyor... ");</text:p>
      <text:p text:style-name="Kod_20__28_Dosyadan_29_"><text:s text:c="4"/>yeni_lo = lo_import(bag, DOSYA_ADI);</text:p>
      <text:p text:style-name="Kod_20__28_Dosyadan_29_"><text:s text:c="4"/>if (yeni_lo == InvalidOid)</text:p>
      <text:p text:style-name="Kod_20__28_Dosyadan_29_"><text:s text:c="4"/>{</text:p>
      <text:p text:style-name="Kod_20__28_Dosyadan_29_"><text:s text:c="8"/>hatanu = errno;</text:p>
      <text:p text:style-name="Kod_20__28_Dosyadan_29_"><text:s text:c="8"/>printf("hata!\n");</text:p>
      <text:p text:style-name="Kod_20__28_Dosyadan_29_"><text:s text:c="8"/>sisCikis(bag, hatanu);</text:p>
      <text:p text:style-name="Kod_20__28_Dosyadan_29_"><text:s text:c="4"/>}</text:p>
      <text:p text:style-name="Kod_20__28_Dosyadan_29_"><text:s text:c="4"/>else</text:p>
      <text:p text:style-name="Kod_20__28_Dosyadan_29_"><text:s text:c="4"/>{</text:p>
      <text:p text:style-name="Kod_20__28_Dosyadan_29_"><text:s text:c="8"/>printf("tamam.\n");</text:p>
      <text:p text:style-name="Kod_20__28_Dosyadan_29_"><text:s text:c="8"/>printf("Yeni nesnenin OID değeri: %d.\n\n", yeni_lo);</text:p>
      <text:p text:style-name="Kod_20__28_Dosyadan_29_"><text:s text:c="4"/>}</text:p>
      <text:p text:style-name="Kod_20__28_Dosyadan_29_">}</text:p>
      <text:p text:style-name="Kod_20__28_Dosyadan_29_"/>
      <text:p text:style-name="Kod_20__28_Dosyadan_29_"><text:span text:style-name="Kod_20_-_20_Comment">/*</text:span></text:p>
      <text:p text:style-name="Kod_20__28_Dosyadan_29_"><text:span text:style-name="Kod_20_-_20_Comment"><text:s/>* Bu sefer lo_import() fonksiyonunu kullanmaktansa, burada kendi</text:span></text:p>
      <text:p text:style-name="Kod_20__28_Dosyadan_29_"><text:span text:style-name="Kod_20_-_20_Comment"><text:s/>* yazacağımız kod ile sistem üzerindeki bir dosyayı okuduktan sonra</text:span></text:p>
      <text:p text:style-name="Kod_20__28_Dosyadan_29_"><text:span text:style-name="Kod_20_-_20_Comment"><text:s/>* veritabanında oluşturduğumuz lo alanı içine atacağız.</text:span></text:p>
      <text:p text:style-name="Kod_20__28_Dosyadan_29_"><text:span text:style-name="Kod_20_-_20_Comment"><text:s/>*</text:span></text:p>
      <text:p text:style-name="Kod_20__28_Dosyadan_29_"><text:span text:style-name="Kod_20_-_20_Comment"><text:s/>* Takip edilecek işlem sırası tersine çevrildiğinde ise, lo_export()</text:span></text:p>
      <text:p text:style-name="Kod_20__28_Dosyadan_29_"><text:span text:style-name="Kod_20_-_20_Comment"><text:s/>* fonksiyonunun işlevi ile karşılaşırız. Böyle bir durumda ise veritabanı</text:span></text:p>
      <text:p text:style-name="Kod_20__28_Dosyadan_29_"><text:span text:style-name="Kod_20_-_20_Comment"><text:s/>* üzerindeki belirli bir lo kaydını lo_open() ile açıp lo_read()</text:span></text:p>
      <text:p text:style-name="Kod_20__28_Dosyadan_29_"><text:span text:style-name="Kod_20_-_20_Comment"><text:s/>* ile okuduktan sonra standart kütüphanedeki open(), write()</text:span></text:p>
      <text:p text:style-name="Kod_20__28_Dosyadan_29_"><text:span text:style-name="Kod_20_-_20_Comment"><text:s/>* fonksiyonlarını kullanarak ilgili dosyaya aktarabiliriz.</text:span></text:p>
      <text:p text:style-name="Kod_20__28_Dosyadan_29_"><text:span text:style-name="Kod_20_-_20_Comment"><text:s/>*/</text:span></text:p>
      <text:p text:style-name="Kod_20__28_Dosyadan_29_">void</text:p>
      <text:p text:style-name="Kod_20__28_Dosyadan_29_">dosyayiKendinOlustur(PGconn *bag)</text:p>
      <text:p text:style-name="Kod_20__28_Dosyadan_29_">{</text:p>
      <text:p text:style-name="Kod_20__28_Dosyadan_29_"><text:s text:c="4"/>Oid <text:s text:c="4"/>lo_oid;</text:p>
      <text:p text:style-name="Kod_20__28_Dosyadan_29_"><text:s text:c="4"/>char <text:s text:c="3"/>satir[TAMPON];</text:p>
      <text:p text:style-name="Kod_20__28_Dosyadan_29_"><text:s text:c="4"/>int <text:s text:c="4"/>hatanu;</text:p>
      <text:p text:style-name="Kod_20__28_Dosyadan_29_"><text:s text:c="4"/>int <text:s text:c="4"/>dt, lo_dt;</text:p>
      <text:p text:style-name="Kod_20__28_Dosyadan_29_"><text:s text:c="4"/>int <text:s text:c="4"/>okunan, yazilan;</text:p>
      <text:p text:style-name="Kod_20__28_Dosyadan_29_"/>
      <text:p text:style-name="Kod_20__28_Dosyadan_29_"><text:s text:c="4"/>printf("Aktarımı gerçekleşecek dosya açılıyor... ");</text:p>
      <text:p text:style-name="Kod_20__28_Dosyadan_29_"><text:s text:c="4"/>dt = open(DOSYA_ADI, O_RDONLY, S_IRUSR|S_IRGRP|S_IROTH);</text:p>
      <text:p text:style-name="Kod_20__28_Dosyadan_29_"><text:s text:c="4"/>if (dt &lt; 0)</text:p>
      <text:p text:style-name="Kod_20__28_Dosyadan_29_"><text:s text:c="4"/>{</text:p>
      <text:p text:style-name="Kod_20__28_Dosyadan_29_"><text:s text:c="8"/>hatanu = errno;</text:p>
      <text:p text:style-name="Kod_20__28_Dosyadan_29_"><text:s text:c="8"/>printf("hata!\n");</text:p>
      <text:p text:style-name="Kod_20__28_Dosyadan_29_"><text:s text:c="8"/>sisCikis(bag, hatanu);</text:p>
      <text:p text:style-name="Kod_20__28_Dosyadan_29_"><text:s text:c="4"/>}</text:p>
      <text:p text:style-name="Kod_20__28_Dosyadan_29_"><text:s text:c="4"/>else</text:p>
      <text:p text:style-name="Kod_20__28_Dosyadan_29_"><text:s text:c="8"/>printf("tamam.\n");</text:p>
      <text:p text:style-name="Kod_20__28_Dosyadan_29_"/>
      <text:p text:style-name="Kod_20__28_Dosyadan_29_"><text:s text:c="4"/>printf("Yeni lo oluşturuluyor... ");</text:p>
      <text:p text:style-name="Kod_20__28_Dosyadan_29_"><text:s text:c="4"/>lo_oid = lo_creat(bag, INV_READ|INV_WRITE);</text:p>
      <text:p text:style-name="Kod_20__28_Dosyadan_29_"><text:s text:c="4"/>if (lo_oid == InvalidOid) {</text:p>
      <text:p text:style-name="Kod_20__28_Dosyadan_29_"><text:s text:c="8"/>hatanu = errno;</text:p>
      <text:p text:style-name="Kod_20__28_Dosyadan_29_"><text:s text:c="8"/>printf("hata!\n");</text:p>
      <text:p text:style-name="Kod_20__28_Dosyadan_29_"><text:s text:c="8"/>sisCikis(bag, hatanu);</text:p>
      <text:p text:style-name="Kod_20__28_Dosyadan_29_"><text:s text:c="4"/>}</text:p>
      <text:p text:style-name="Kod_20__28_Dosyadan_29_"><text:s text:c="4"/>else</text:p>
      <text:p text:style-name="Kod_20__28_Dosyadan_29_"><text:s text:c="8"/>printf("tamam. [OID: %d]\n", lo_oid);</text:p>
      <text:p text:style-name="Kod_20__28_Dosyadan_29_"/>
      <text:p text:style-name="Kod_20__28_Dosyadan_29_"><text:s text:c="4"/>printf("Oluşturulan lo açılıyor... ");</text:p>
      <text:p text:style-name="Kod_20__28_Dosyadan_29_"><text:s text:c="4"/>lo_dt = lo_open(bag, lo_oid, INV_WRITE);</text:p>
      <text:p text:style-name="Kod_20__28_Dosyadan_29_"><text:s text:c="4"/>if (lo_dt &lt; 0)</text:p>
      <text:p text:style-name="Kod_20__28_Dosyadan_29_"><text:s text:c="4"/>{</text:p>
      <text:p text:style-name="Kod_20__28_Dosyadan_29_"><text:s text:c="8"/>hatanu = errno;</text:p>
      <text:p text:style-name="Kod_20__28_Dosyadan_29_"><text:s text:c="8"/>printf("hata!\n");</text:p>
      <text:p text:style-name="Kod_20__28_Dosyadan_29_"/>
      <text:p text:style-name="Kod_20__28_Dosyadan_29_"><text:s text:c="8"/>lo_close(bag, lo_dt);</text:p>
      <text:p text:style-name="Kod_20__28_Dosyadan_29_"><text:s text:c="8"/>close(dt);</text:p>
      <text:p text:style-name="Kod_20__28_Dosyadan_29_"><text:s text:c="8"/>sisCikis(bag, hatanu);</text:p>
      <text:p text:style-name="Kod_20__28_Dosyadan_29_"><text:s text:c="4"/>}</text:p>
      <text:p text:style-name="Kod_20__28_Dosyadan_29_"><text:s text:c="4"/>else</text:p>
      <text:p text:style-name="Kod_20__28_Dosyadan_29_"><text:s text:c="8"/>printf("tamam.\n");</text:p>
      <text:p text:style-name="Kod_20__28_Dosyadan_29_"/>
      <text:p text:style-name="Kod_20__28_Dosyadan_29_"><text:s text:c="4"/>printf("Dosya lo nesnesi içine yazdırılıyor... ");</text:p>
      <text:p text:style-name="Kod_20__28_Dosyadan_29_"><text:s text:c="4"/>while ((okunan = read(dt, satir, TAMPON)) &gt; 0)</text:p>
      <text:p text:style-name="Kod_20__28_Dosyadan_29_"><text:s text:c="8"/>if ((yazilan = lo_write(bag, lo_dt, satir, okunan)) &lt; okunan)</text:p>
      <text:p text:style-name="Kod_20__28_Dosyadan_29_"><text:s text:c="8"/>{</text:p>
      <text:p text:style-name="Kod_20__28_Dosyadan_29_"><text:s text:c="12"/>hatanu = errno;</text:p>
      <text:p text:style-name="Kod_20__28_Dosyadan_29_"><text:s text:c="12"/>printf("hata!\n");</text:p>
      <text:p text:style-name="Kod_20__28_Dosyadan_29_"><text:s text:c="12"/>fprintf(stderr, "Yazılan: %d/%d\n", yazilan, okunan);</text:p>
      <text:p text:style-name="Kod_20__28_Dosyadan_29_"/>
      <text:p text:style-name="Kod_20__28_Dosyadan_29_"><text:s text:c="12"/>lo_close(bag, lo_dt);</text:p>
      <text:p text:style-name="Kod_20__28_Dosyadan_29_"><text:s text:c="12"/>close(dt);</text:p>
      <text:p text:style-name="Kod_20__28_Dosyadan_29_"><text:s text:c="12"/>sisCikis(bag, hatanu);</text:p>
      <text:p text:style-name="Kod_20__28_Dosyadan_29_"><text:s text:c="8"/>}</text:p>
      <text:p text:style-name="Kod_20__28_Dosyadan_29_"><text:s text:c="4"/>printf("tamam.\n");</text:p>
      <text:p text:style-name="Kod_20__28_Dosyadan_29_"/>
      <text:p text:style-name="Kod_20__28_Dosyadan_29_"><text:s text:c="4"/>close(dt);</text:p>
      <text:p text:style-name="Kod_20__28_Dosyadan_29_"><text:s text:c="4"/>lo_close(bag, lo_dt);</text:p>
      <text:p text:style-name="Kod_20__28_Dosyadan_29_">}</text:p>
      <text:p text:style-name="Kod_20__28_Dosyadan_29_"/>
      <text:p text:style-name="Kod_20__28_Dosyadan_29_"><text:span text:style-name="Kod_20_-_20_Comment">/*</text:span></text:p>
      <text:p text:style-name="Kod_20__28_Dosyadan_29_"><text:span text:style-name="Kod_20_-_20_Comment"><text:s/>* Aynı satırları birkaç kez tekrarlamaktansa, hepsini bizim</text:span></text:p>
      <text:p text:style-name="Kod_20__28_Dosyadan_29_"><text:span text:style-name="Kod_20_-_20_Comment"><text:s/>* yerimize bir tek fonksiyonda toplayacak bir sorgu fonksiyonu.</text:span></text:p>
      <text:p text:style-name="Kod_20__28_Dosyadan_29_"><text:span text:style-name="Kod_20_-_20_Comment"><text:s/>*/</text:span></text:p>
      <text:p text:style-name="Kod_20__28_Dosyadan_29_">void</text:p>
      <text:p text:style-name="Kod_20__28_Dosyadan_29_">sorgula(PGconn *bag, char *mesaj, char *komut, int durum)</text:p>
      <text:p text:style-name="Kod_20__28_Dosyadan_29_">{</text:p>
      <text:p text:style-name="Kod_20__28_Dosyadan_29_"><text:s text:c="4"/>PGresult <text:s text:c="3"/>*sonuc;</text:p>
      <text:p text:style-name="Kod_20__28_Dosyadan_29_"><text:s text:c="4"/>int <text:s text:c="9"/>hatanu;</text:p>
      <text:p text:style-name="Kod_20__28_Dosyadan_29_"/>
      <text:p text:style-name="Kod_20__28_Dosyadan_29_"><text:s text:c="4"/>printf("%s... ", mesaj);</text:p>
      <text:p text:style-name="Kod_20__28_Dosyadan_29_"><text:s text:c="4"/>sonuc = PQexec(bag, komut);</text:p>
      <text:p text:style-name="Kod_20__28_Dosyadan_29_"><text:s text:c="4"/>if (PQresultStatus(sonuc) != durum)</text:p>
      <text:p text:style-name="Kod_20__28_Dosyadan_29_"><text:s text:c="4"/>{</text:p>
      <text:p text:style-name="Kod_20__28_Dosyadan_29_"><text:s text:c="8"/>hatanu = errno;</text:p>
      <text:p text:style-name="Kod_20__28_Dosyadan_29_"><text:s text:c="8"/>printf("hata!\n");</text:p>
      <text:p text:style-name="Kod_20__28_Dosyadan_29_"><text:s text:c="8"/>fprintf(stderr, "Sorgu hata mesajı: %s", PQresultErrorMessage(sonuc));</text:p>
      <text:p text:style-name="Kod_20__28_Dosyadan_29_"><text:s text:c="8"/>PQclear(sonuc);</text:p>
      <text:p text:style-name="Kod_20__28_Dosyadan_29_"/>
      <text:p text:style-name="Kod_20__28_Dosyadan_29_"><text:s text:c="8"/>if (PQstatus(bag) == CONNECTION_OK)</text:p>
      <text:p text:style-name="Kod_20__28_Dosyadan_29_"><text:s text:c="12"/>PQclear(PQexec(bag, "ROLLBACK"));</text:p>
      <text:p text:style-name="Kod_20__28_Dosyadan_29_"/>
      <text:p text:style-name="Kod_20__28_Dosyadan_29_"><text:s text:c="8"/>sisCikis(bag, hatanu);</text:p>
      <text:p text:style-name="Kod_20__28_Dosyadan_29_"><text:s text:c="4"/>}</text:p>
      <text:p text:style-name="Kod_20__28_Dosyadan_29_"><text:s text:c="4"/>else</text:p>
      <text:p text:style-name="Kod_20__28_Dosyadan_29_"><text:s text:c="4"/>{</text:p>
      <text:p text:style-name="Kod_20__28_Dosyadan_29_"><text:s text:c="8"/>printf("tamam.\n");</text:p>
      <text:p text:style-name="Kod_20__28_Dosyadan_29_"><text:s text:c="8"/>PQclear(sonuc);</text:p>
      <text:p text:style-name="Kod_20__28_Dosyadan_29_"><text:s text:c="4"/>}</text:p>
      <text:p text:style-name="Kod_20__28_Dosyadan_29_">}</text:p>
      <text:p text:style-name="Kod_20__28_Dosyadan_29_"/>
      <text:p text:style-name="Kod_20__28_Dosyadan_29_">int</text:p>
      <text:p text:style-name="Kod_20__28_Dosyadan_29_">main(void)</text:p>
      <text:p text:style-name="Kod_20__28_Dosyadan_29_">{</text:p>
      <text:p text:style-name="Kod_20__28_Dosyadan_29_"><text:s text:c="4"/>PGconn <text:s text:c="3"/>*bag;</text:p>
      <text:p text:style-name="Kod_20__28_Dosyadan_29_"/>
      <text:p text:style-name="Kod_20__28_Dosyadan_29_"><text:s text:c="4"/>printf("Veritabanı ile bağlantı kuruluyor... ");</text:p>
      <text:p text:style-name="Kod_20__28_Dosyadan_29_"><text:s text:c="4"/>bag = PQconnectdb("dbname=template1");</text:p>
      <text:p text:style-name="Kod_20__28_Dosyadan_29_"><text:s text:c="4"/>if (PQstatus(bag) != CONNECTION_OK) {</text:p>
      <text:p text:style-name="Kod_20__28_Dosyadan_29_"><text:s text:c="8"/>printf("hata!\n");</text:p>
      <text:p text:style-name="Kod_20__28_Dosyadan_29_"><text:s text:c="8"/>sisCikis(bag, 0);</text:p>
      <text:p text:style-name="Kod_20__28_Dosyadan_29_"><text:s text:c="4"/>}</text:p>
      <text:p text:style-name="Kod_20__28_Dosyadan_29_"><text:s text:c="4"/>else</text:p>
      <text:p text:style-name="Kod_20__28_Dosyadan_29_"><text:s text:c="8"/>printf("tamam.\n");</text:p>
      <text:p text:style-name="Kod_20__28_Dosyadan_29_"/>
      <text:p text:style-name="Kod_20__28_Dosyadan_29_"><text:s text:c="4"/><text:span text:style-name="Kod_20_-_20_Comment">/*</text:span></text:p>
      <text:p text:style-name="Kod_20__28_Dosyadan_29_"><text:span text:style-name="Kod_20_-_20_Comment"><text:s text:c="5"/>* lo fonksiyonlarının trasnaction blokları içinde kullanıldığını</text:span></text:p>
      <text:p text:style-name="Kod_20__28_Dosyadan_29_"><text:span text:style-name="Kod_20_-_20_Comment"><text:s text:c="5"/>* hatırlayarak, bir transaction başlatıyoruz.</text:span></text:p>
      <text:p text:style-name="Kod_20__28_Dosyadan_29_"><text:span text:style-name="Kod_20_-_20_Comment"><text:s text:c="5"/>*/</text:span></text:p>
      <text:p text:style-name="Kod_20__28_Dosyadan_29_"><text:s text:c="4"/>sorgula(bag, "Transaction bloğu açılıyor",</text:p>
      <text:p text:style-name="Kod_20__28_Dosyadan_29_"><text:s text:c="12"/>"BEGIN", PGRES_COMMAND_OK);</text:p>
      <text:p text:style-name="Kod_20__28_Dosyadan_29_"/>
      <text:p text:style-name="Kod_20__28_Dosyadan_29_"><text:s text:c="4"/><text:span text:style-name="Kod_20_-_20_Comment">/* Dosyayı lo_import() ile alacağız. */</text:span></text:p>
      <text:p text:style-name="Kod_20__28_Dosyadan_29_"><text:s text:c="4"/>dosyaCek(bag);</text:p>
      <text:p text:style-name="Kod_20__28_Dosyadan_29_"/>
      <text:p text:style-name="Kod_20__28_Dosyadan_29_"><text:s text:c="4"/><text:span text:style-name="Kod_20_-_20_Comment">/*</text:span></text:p>
      <text:p text:style-name="Kod_20__28_Dosyadan_29_"><text:span text:style-name="Kod_20_-_20_Comment"><text:s text:c="5"/>* Dosyayı kendimiz okuyup, yine kendimizin</text:span></text:p>
      <text:p text:style-name="Kod_20__28_Dosyadan_29_"><text:span text:style-name="Kod_20_-_20_Comment"><text:s text:c="5"/>* oluşturduğu lo içine atacağız.</text:span></text:p>
      <text:p text:style-name="Kod_20__28_Dosyadan_29_"><text:span text:style-name="Kod_20_-_20_Comment"><text:s text:c="5"/>*/</text:span></text:p>
      <text:p text:style-name="Kod_20__28_Dosyadan_29_"><text:s text:c="4"/>dosyayiKendinOlustur(bag);</text:p>
      <text:p text:style-name="Kod_20__28_Dosyadan_29_"/>
      <text:p text:style-name="Kod_20__28_Dosyadan_29_"><text:s text:c="4"/>sorgula(bag, "Transaction bloğu kapatılıyor",</text:p>
      <text:p text:style-name="Kod_20__28_Dosyadan_29_"><text:s text:c="12"/>"COMMIT", PGRES_COMMAND_OK);</text:p>
      <text:p text:style-name="Kod_20__28_Dosyadan_29_"/>
      <text:p text:style-name="Kod_20__28_Dosyadan_29_"><text:s text:c="4"/>PQfinish(bag);</text:p>
      <text:p text:style-name="Kod_20__28_Dosyadan_29_"><text:s text:c="4"/>return 0;</text:p>
      <text:p text:style-name="Kod_20__28_Dosyadan_29_">}</text:p>
      <text:p text:style-name="Kod"/>
      <text:p text:style-name="Kod_20__28_Dosyadan_29_"><text:span text:style-name="Kod_20_-_20_Comment">/*</text:span></text:p>
      <text:p text:style-name="Kod_20__28_Dosyadan_29_"><text:span text:style-name="Kod_20_-_20_Comment"><text:s/>* Dosya <text:s text:c="2"/>: sql_injection.c</text:span></text:p>
      <text:p text:style-name="Kod_20__28_Dosyadan_29_"><text:span text:style-name="Kod_20_-_20_Comment"><text:s/>* Açıklama: SQL-Injection saldırılarının nasıl gerçekleşebileceği</text:span></text:p>
      <text:p text:style-name="Kod_20__28_Dosyadan_29_"><text:span text:style-name="Kod_20_-_20_Comment"><text:s/>* <text:s text:c="10"/>ve bu saldırılara karşı sorgu komutlarının nasıl kontrol</text:span></text:p>
      <text:p text:style-name="Kod_20__28_Dosyadan_29_"><text:span text:style-name="Kod_20_-_20_Comment"><text:s/>* <text:s text:c="10"/>edileceği hakkında kısa bir program.</text:span></text:p>
      <text:p text:style-name="Kod_20__28_Dosyadan_29_"><text:span text:style-name="Kod_20_-_20_Comment"><text:s/>*</text:span></text:p>
      <text:p text:style-name="Kod_20__28_Dosyadan_29_"><text:span text:style-name="Kod_20_-_20_Comment"><text:s/>* Hazırlık: Programı çalıştırmadan önce aşağıdaki işlemleri</text:span></text:p>
      <text:p text:style-name="Kod_20__28_Dosyadan_29_"><text:span text:style-name="Kod_20_-_20_Comment"><text:s/>* <text:s text:c="12"/>bağlanacağınız veritabanında gerçekleştirdiğinizden</text:span></text:p>
      <text:p text:style-name="Kod_20__28_Dosyadan_29_"><text:span text:style-name="Kod_20_-_20_Comment"><text:s/>* <text:s text:c="12"/>emin olun:</text:span></text:p>
      <text:p text:style-name="Kod_20__28_Dosyadan_29_"><text:span text:style-name="Kod_20_-_20_Comment"><text:s/>*</text:span></text:p>
      <text:p text:style-name="Kod_20__28_Dosyadan_29_"><text:span text:style-name="Kod_20_-_20_Comment"><text:s/>* <text:s text:c="12"/>=&gt; CREATE TABLE kullanici_kayitlari (</text:span></text:p>
      <text:p text:style-name="Kod_20__28_Dosyadan_29_"><text:span text:style-name="Kod_20_-_20_Comment"><text:s/>* <text:s text:c="12"/>-&gt; <text:s text:c="4"/>kullanici VARCHAR(64) PRIMARY KEY,</text:span></text:p>
      <text:p text:style-name="Kod_20__28_Dosyadan_29_"><text:span text:style-name="Kod_20_-_20_Comment"><text:s/>* <text:s text:c="12"/>-&gt; <text:s text:c="4"/>parola VARCHAR(32) NOT NULL,</text:span></text:p>
      <text:p text:style-name="Kod_20__28_Dosyadan_29_"><text:span text:style-name="Kod_20_-_20_Comment"><text:s/>* <text:s text:c="12"/>-&gt; <text:s text:c="4"/>gizli_bilgi TEXT NOT NULL</text:span></text:p>
      <text:p text:style-name="Kod_20__28_Dosyadan_29_"><text:span text:style-name="Kod_20_-_20_Comment"><text:s/>* <text:s text:c="12"/>-&gt; );</text:span></text:p>
      <text:p text:style-name="Kod_20__28_Dosyadan_29_"><text:span text:style-name="Kod_20_-_20_Comment"><text:s/>*</text:span></text:p>
      <text:p text:style-name="Kod_20__28_Dosyadan_29_"><text:span text:style-name="Kod_20_-_20_Comment"><text:s/>* <text:s text:c="12"/>=&gt; INSERT INTO kullanici_kayitlari VALUES</text:span></text:p>
      <text:p text:style-name="Kod_20__28_Dosyadan_29_"><text:span text:style-name="Kod_20_-_20_Comment"><text:s/>* <text:s text:c="12"/>-&gt; <text:s text:c="4"/>('volkan', 'parolam', 'Banka hesap şifrem...');</text:span></text:p>
      <text:p text:style-name="Kod_20__28_Dosyadan_29_"><text:span text:style-name="Kod_20_-_20_Comment"><text:s/>*</text:span></text:p>
      <text:p text:style-name="Kod_20__28_Dosyadan_29_"><text:span text:style-name="Kod_20_-_20_Comment"><text:s/>* Kullanılan kütüphane fonksiyonları:</text:span></text:p>
      <text:p text:style-name="Kod_20__28_Dosyadan_29_"><text:span text:style-name="Kod_20_-_20_Comment"><text:s/>* - Örnek ile ilgili : PQescapeString PQexecParams</text:span></text:p>
      <text:p text:style-name="Kod_20__28_Dosyadan_29_"><text:span text:style-name="Kod_20_-_20_Comment"><text:s/>* - Sık kullanılanlar: PQclear PQconnectdb PQerrorMessage PQexec</text:span></text:p>
      <text:p text:style-name="Kod_20__28_Dosyadan_29_"><text:span text:style-name="Kod_20_-_20_Comment"><text:s/>* <text:s text:c="21"/>PQfinish PQntuples PQresultErrorMessage</text:span></text:p>
      <text:p text:style-name="Kod_20__28_Dosyadan_29_"><text:span text:style-name="Kod_20_-_20_Comment"><text:s/>* <text:s text:c="21"/>PQresultStatus PQsetErrorVerbosity PQstatus</text:span></text:p>
      <text:p text:style-name="Kod_20__28_Dosyadan_29_"><text:span text:style-name="Kod_20_-_20_Comment"><text:s/>*/</text:span></text:p>
      <text:p text:style-name="Kod_20__28_Dosyadan_29_"/>
      <text:p text:style-name="Kod_20__28_Dosyadan_29_">#include &lt;stdio.h&gt;</text:p>
      <text:p text:style-name="Kod_20__28_Dosyadan_29_">#include &lt;errno.h&gt;</text:p>
      <text:p text:style-name="Kod_20__28_Dosyadan_29_">#include &lt;string.h&gt;</text:p>
      <text:p text:style-name="Kod_20__28_Dosyadan_29_">#include &lt;stdlib.h&gt;</text:p>
      <text:p text:style-name="Kod_20__28_Dosyadan_29_"/>
      <text:p text:style-name="Kod_20__28_Dosyadan_29_">#include “libpq-fe.h”</text:p>
      <text:p text:style-name="Kod_20__28_Dosyadan_29_"/>
      <text:p text:style-name="Kod_20__28_Dosyadan_29_"><text:span text:style-name="Kod_20_-_20_Comment">/* Bir sorgu komutunda girilebilecek en fazla karakter sayısı. */</text:span></text:p>
      <text:p text:style-name="Kod_20__28_Dosyadan_29_">#define MAX_KATAR_UZ 512</text:p>
      <text:p text:style-name="Kod_20__28_Dosyadan_29_"/>
      <text:p text:style-name="Kod_20__28_Dosyadan_29_">void <text:s text:c="3"/>sisCikis(PGconn *, int);</text:p>
      <text:p text:style-name="Kod_20__28_Dosyadan_29_">void <text:s text:c="3"/>hataliCikis(PGconn *, PGresult *, int);</text:p>
      <text:p text:style-name="Kod_20__28_Dosyadan_29_">void <text:s text:c="3"/>sonucuKontrolEt(const char *, PGconn *, PGresult *, int);</text:p>
      <text:p text:style-name="Kod_20__28_Dosyadan_29_"/>
      <text:p text:style-name="Kod_20__28_Dosyadan_29_"><text:span text:style-name="Kod_20_-_20_Comment">/* Sistemden çıkış. */</text:span></text:p>
      <text:p text:style-name="Kod_20__28_Dosyadan_29_">void</text:p>
      <text:p text:style-name="Kod_20__28_Dosyadan_29_">sisCikis(PGconn *bag, int hatanu)</text:p>
      <text:p text:style-name="Kod_20__28_Dosyadan_29_">{</text:p>
      <text:p text:style-name="Kod_20__28_Dosyadan_29_"><text:s text:c="4"/>if (PQstatus(bag) != CONNECTION_OK)</text:p>
      <text:p text:style-name="Kod_20__28_Dosyadan_29_"><text:s text:c="8"/>fprintf(stderr, "-&gt; Bağlantı hata mesajı: %s", PQerrorMessage(bag));</text:p>
      <text:p text:style-name="Kod_20__28_Dosyadan_29_"><text:s text:c="4"/>PQfinish(bag);</text:p>
      <text:p text:style-name="Kod_20__28_Dosyadan_29_"/>
      <text:p text:style-name="Kod_20__28_Dosyadan_29_"><text:s text:c="4"/>if (hatanu)</text:p>
      <text:p text:style-name="Kod_20__28_Dosyadan_29_"><text:s text:c="4"/>{</text:p>
      <text:p text:style-name="Kod_20__28_Dosyadan_29_"><text:s text:c="8"/>printf("Sistem hata kodu açıklaması: %s\n", strerror(hatanu));</text:p>
      <text:p text:style-name="Kod_20__28_Dosyadan_29_"><text:s text:c="8"/>exit(hatanu);</text:p>
      <text:p text:style-name="Kod_20__28_Dosyadan_29_"><text:s text:c="4"/>}</text:p>
      <text:p text:style-name="Kod_20__28_Dosyadan_29_"><text:s text:c="4"/>else</text:p>
      <text:p text:style-name="Kod_20__28_Dosyadan_29_"><text:s text:c="8"/>exit(1);</text:p>
      <text:p text:style-name="Kod_20__28_Dosyadan_29_">}</text:p>
      <text:p text:style-name="Kod_20__28_Dosyadan_29_"/>
      <text:p text:style-name="Kod_20__28_Dosyadan_29_"><text:span text:style-name="Kod_20_-_20_Comment">/*</text:span></text:p>
      <text:p text:style-name="Kod_20__28_Dosyadan_29_"><text:span text:style-name="Kod_20_-_20_Comment"><text:s/>* Sorgu sonucu başarılı değilse, programdan</text:span></text:p>
      <text:p text:style-name="Kod_20__28_Dosyadan_29_"><text:span text:style-name="Kod_20_-_20_Comment"><text:s/>* çıkmak için kullanacağımız fonksiyon.</text:span></text:p>
      <text:p text:style-name="Kod_20__28_Dosyadan_29_"><text:span text:style-name="Kod_20_-_20_Comment"><text:s/>*/</text:span></text:p>
      <text:p text:style-name="Kod_20__28_Dosyadan_29_">void</text:p>
      <text:p text:style-name="Kod_20__28_Dosyadan_29_">hataliCikis(PGconn *bag, PGresult *sonuc, int hatanu)</text:p>
      <text:p text:style-name="Kod_20__28_Dosyadan_29_">{</text:p>
      <text:p text:style-name="Kod_20__28_Dosyadan_29_"><text:s text:c="4"/>if (sonuc)</text:p>
      <text:p text:style-name="Kod_20__28_Dosyadan_29_"><text:s text:c="4"/>{</text:p>
      <text:p text:style-name="Kod_20__28_Dosyadan_29_"><text:s text:c="8"/>fprintf(stderr, "-&gt; PGresult yapısının son durumu: `%s'.\n",</text:p>
      <text:p text:style-name="Kod_20__28_Dosyadan_29_"><text:s text:c="16"/>PQresStatus(PQresultStatus(sonuc)));</text:p>
      <text:p text:style-name="Kod_20__28_Dosyadan_29_"><text:s text:c="8"/>fprintf(stderr, "-&gt; Dönen hata mesajı: %s",</text:p>
      <text:p text:style-name="Kod_20__28_Dosyadan_29_"><text:s text:c="16"/>PQresultErrorMessage(sonuc));</text:p>
      <text:p text:style-name="Kod_20__28_Dosyadan_29_"><text:s text:c="4"/>}</text:p>
      <text:p text:style-name="Kod_20__28_Dosyadan_29_"><text:s text:c="4"/>PQclear(sonuc);</text:p>
      <text:p text:style-name="Kod_20__28_Dosyadan_29_"/>
      <text:p text:style-name="Kod_20__28_Dosyadan_29_"><text:s text:c="4"/>sisCikis(bag, hatanu);</text:p>
      <text:p text:style-name="Kod_20__28_Dosyadan_29_">}</text:p>
      <text:p text:style-name="Kod_20__28_Dosyadan_29_"/>
      <text:p text:style-name="Kod_20__28_Dosyadan_29_"><text:span text:style-name="Kod_20_-_20_Comment">/*</text:span></text:p>
      <text:p text:style-name="Kod_20__28_Dosyadan_29_"><text:span text:style-name="Kod_20_-_20_Comment"><text:s/>* PGresult yapılarından dönen sonuçları kontrol ediyoruz. Bakalım</text:span></text:p>
      <text:p text:style-name="Kod_20__28_Dosyadan_29_"><text:span text:style-name="Kod_20_-_20_Comment"><text:s/>* SQL-Injection saldırısı önlenmiş mi yoksa başarılı mı olmuş?</text:span></text:p>
      <text:p text:style-name="Kod_20__28_Dosyadan_29_"><text:span text:style-name="Kod_20_-_20_Comment"><text:s/>*/</text:span></text:p>
      <text:p text:style-name="Kod_20__28_Dosyadan_29_">void</text:p>
      <text:p text:style-name="Kod_20__28_Dosyadan_29_">sonucuKontrolEt(const char *mesaj, PGconn *bag,</text:p>
      <text:p text:style-name="Kod_20__28_Dosyadan_29_"><text:s text:c="21"/>PGresult *sonuc, int hatanu)</text:p>
      <text:p text:style-name="Kod_20__28_Dosyadan_29_">{</text:p>
      <text:p text:style-name="Kod_20__28_Dosyadan_29_"><text:s text:c="4"/>ExecStatusType durum = PQresultStatus(sonuc);</text:p>
      <text:p text:style-name="Kod_20__28_Dosyadan_29_"/>
      <text:p text:style-name="Kod_20__28_Dosyadan_29_"><text:s text:c="4"/>printf("%s\n", mesaj);</text:p>
      <text:p text:style-name="Kod_20__28_Dosyadan_29_"/>
      <text:p text:style-name="Kod_20__28_Dosyadan_29_"><text:s text:c="4"/>if (durum == PGRES_TUPLES_OK)</text:p>
      <text:p text:style-name="Kod_20__28_Dosyadan_29_"><text:s text:c="4"/>{</text:p>
      <text:p text:style-name="Kod_20__28_Dosyadan_29_"><text:s text:c="8"/>if (PQntuples(sonuc) == 0)</text:p>
      <text:p text:style-name="Kod_20__28_Dosyadan_29_"><text:s text:c="12"/>printf("=&gt; Saldırı başarısız oldu.\n");</text:p>
      <text:p text:style-name="Kod_20__28_Dosyadan_29_"><text:s text:c="8"/>else</text:p>
      <text:p text:style-name="Kod_20__28_Dosyadan_29_"><text:s text:c="12"/>printf("=&gt; Saldırı başarılı oldu!\n");</text:p>
      <text:p text:style-name="Kod_20__28_Dosyadan_29_"><text:s text:c="4"/>}</text:p>
      <text:p text:style-name="Kod_20__28_Dosyadan_29_"><text:s text:c="4"/>else</text:p>
      <text:p text:style-name="Kod_20__28_Dosyadan_29_"><text:s text:c="4"/>{</text:p>
      <text:p text:style-name="Kod_20__28_Dosyadan_29_"><text:s text:c="8"/>fprintf(stderr, "-&gt; Beklenmeyen bir hata oluştu!\n");</text:p>
      <text:p text:style-name="Kod_20__28_Dosyadan_29_"><text:s text:c="8"/>hataliCikis(bag, sonuc, hatanu);</text:p>
      <text:p text:style-name="Kod_20__28_Dosyadan_29_"><text:s text:c="4"/>}</text:p>
      <text:p text:style-name="Kod_20__28_Dosyadan_29_"/>
      <text:p text:style-name="Kod_20__28_Dosyadan_29_"><text:s text:c="4"/>PQclear(sonuc);</text:p>
      <text:p text:style-name="Kod_20__28_Dosyadan_29_">}</text:p>
      <text:p text:style-name="Kod_20__28_Dosyadan_29_"/>
      <text:p text:style-name="Kod_20__28_Dosyadan_29_">int</text:p>
      <text:p text:style-name="Kod_20__28_Dosyadan_29_">main(void)</text:p>
      <text:p text:style-name="Kod_20__28_Dosyadan_29_">{</text:p>
      <text:p text:style-name="Kod_20__28_Dosyadan_29_"><text:s text:c="4"/>PGconn <text:s text:c="4"/>*bag;</text:p>
      <text:p text:style-name="Kod_20__28_Dosyadan_29_"><text:s text:c="4"/>PGresult <text:s text:c="2"/>*sonuc;</text:p>
      <text:p text:style-name="Kod_20__28_Dosyadan_29_"/>
      <text:p text:style-name="Kod_20__28_Dosyadan_29_"><text:s text:c="4"/><text:span text:style-name="Kod_20_-_20_Comment">/* Sistem hata kodu. */</text:span></text:p>
      <text:p text:style-name="Kod_20__28_Dosyadan_29_"><text:s text:c="4"/>int <text:s text:c="8"/>hatanu = 0;</text:p>
      <text:p text:style-name="Kod_20__28_Dosyadan_29_"/>
      <text:p text:style-name="Kod_20__28_Dosyadan_29_"><text:s text:c="4"/><text:span text:style-name="Kod_20_-_20_Comment">/* Kullanıcı bilgileri. */</text:span></text:p>
      <text:p text:style-name="Kod_20__28_Dosyadan_29_"><text:s text:c="4"/>const char <text:s/>kullanici[] = "volkan";</text:p>
      <text:p text:style-name="Kod_20__28_Dosyadan_29_"><text:s text:c="4"/>const char <text:s/>parola[] = "tehlikeliParola' OR '' = '";</text:p>
      <text:p text:style-name="Kod_20__28_Dosyadan_29_"/>
      <text:p text:style-name="Kod_20__28_Dosyadan_29_"><text:s text:c="4"/><text:span text:style-name="Kod_20_-_20_Comment">/* PQescapeString() fonksiyonu için gerekli katarlar. */</text:span></text:p>
      <text:p text:style-name="Kod_20__28_Dosyadan_29_"><text:s text:c="4"/>char <text:s text:c="6"/>*kontrolEdilmis_Kullanici;</text:p>
      <text:p text:style-name="Kod_20__28_Dosyadan_29_"><text:s text:c="4"/>char <text:s text:c="6"/>*kontrolEdilmis_Parola;</text:p>
      <text:p text:style-name="Kod_20__28_Dosyadan_29_"/>
      <text:p text:style-name="Kod_20__28_Dosyadan_29_"><text:s text:c="4"/><text:span text:style-name="Kod_20_-_20_Comment">/* PQexecParams() fonksiyonunda değerleri taşıyacak olan dizi. */</text:span></text:p>
      <text:p text:style-name="Kod_20__28_Dosyadan_29_"><text:s text:c="4"/>const char *degerler[2];</text:p>
      <text:p text:style-name="Kod_20__28_Dosyadan_29_"/>
      <text:p text:style-name="Kod_20__28_Dosyadan_29_"><text:s text:c="4"/><text:span text:style-name="Kod_20_-_20_Comment">/* SQL sorgu komutlarımızı içine yazacağımız katar. */</text:span></text:p>
      <text:p text:style-name="Kod_20__28_Dosyadan_29_"><text:s text:c="4"/>char <text:s text:c="7"/>komut[MAX_KATAR_UZ];</text:p>
      <text:p text:style-name="Kod_20__28_Dosyadan_29_"/>
      <text:p text:style-name="Kod_20__28_Dosyadan_29_"><text:s text:c="4"/>printf("-&gt; Veritabanı ile bağlantı kuruluyor... ");</text:p>
      <text:p text:style-name="Kod_20__28_Dosyadan_29_"><text:s text:c="4"/>bag = PQconnectdb("dbname=test");</text:p>
      <text:p text:style-name="Kod_20__28_Dosyadan_29_"><text:s text:c="4"/>if (PQstatus(bag) != CONNECTION_OK)</text:p>
      <text:p text:style-name="Kod_20__28_Dosyadan_29_"><text:s text:c="4"/>{</text:p>
      <text:p text:style-name="Kod_20__28_Dosyadan_29_"><text:s text:c="8"/>hatanu = errno;</text:p>
      <text:p text:style-name="Kod_20__28_Dosyadan_29_"><text:s text:c="8"/>printf("hata!\n");</text:p>
      <text:p text:style-name="Kod_20__28_Dosyadan_29_"><text:s text:c="8"/>sisCikis(bag, hatanu);</text:p>
      <text:p text:style-name="Kod_20__28_Dosyadan_29_"><text:s text:c="4"/>}</text:p>
      <text:p text:style-name="Kod_20__28_Dosyadan_29_"><text:s text:c="4"/>else</text:p>
      <text:p text:style-name="Kod_20__28_Dosyadan_29_"><text:s text:c="8"/>printf("tamam.\n\n");</text:p>
      <text:p text:style-name="Kod_20__28_Dosyadan_29_"/>
      <text:p text:style-name="Kod_20__28_Dosyadan_29_"><text:s text:c="4"/><text:span text:style-name="Kod_20_-_20_Comment">/* Hata mesajı duyarlılığı ayarlanıyor. */</text:span></text:p>
      <text:p text:style-name="Kod_20__28_Dosyadan_29_"><text:s text:c="4"/>PQsetErrorVerbosity(bag, PQERRORS_VERBOSE);</text:p>
      <text:p text:style-name="Kod_20__28_Dosyadan_29_"/>
      <text:p text:style-name="Kod_20__28_Dosyadan_29_"><text:s text:c="4"/><text:span text:style-name="Kod_20_-_20_Comment">/*</text:span></text:p>
      <text:p text:style-name="Kod_20__28_Dosyadan_29_"><text:span text:style-name="Kod_20_-_20_Comment"><text:s text:c="5"/>* Hiçbir kontrolden geçirmeden, girdileri komutta</text:span></text:p>
      <text:p text:style-name="Kod_20__28_Dosyadan_29_"><text:span text:style-name="Kod_20_-_20_Comment"><text:s text:c="5"/>* yerine koyup aynen sorguyu çalıştırıyoruz.</text:span></text:p>
      <text:p text:style-name="Kod_20__28_Dosyadan_29_"><text:span text:style-name="Kod_20_-_20_Comment"><text:s text:c="5"/>*/</text:span></text:p>
      <text:p text:style-name="Kod_20__28_Dosyadan_29_"><text:s text:c="4"/>snprintf(komut, MAX_KATAR_UZ,</text:p>
      <text:p text:style-name="Kod_20__28_Dosyadan_29_"><text:s text:c="13"/>"SELECT gizli_bilgi FROM kullanici_kayitlari WHERE "</text:p>
      <text:p text:style-name="Kod_20__28_Dosyadan_29_"><text:s text:c="13"/>"kullanici = '%s' AND parola = '%s'",</text:p>
      <text:p text:style-name="Kod_20__28_Dosyadan_29_"><text:s text:c="13"/>kullanici, parola);</text:p>
      <text:p text:style-name="Kod_20__28_Dosyadan_29_"><text:s text:c="4"/>printf("-&gt; Çalıştırılacak olan komut: %s\n", komut);</text:p>
      <text:p text:style-name="Kod_20__28_Dosyadan_29_"><text:s text:c="4"/>sonuc = PQexec(bag, komut);</text:p>
      <text:p text:style-name="Kod_20__28_Dosyadan_29_"><text:s text:c="4"/>sonucuKontrolEt("-&gt; Kullanıcı girdileri snprintf() ile sorgu komutu "</text:p>
      <text:p text:style-name="Kod_20__28_Dosyadan_29_"><text:s text:c="20"/>"içine alındı.", bag, sonuc, errno);</text:p>
      <text:p text:style-name="Kod_20__28_Dosyadan_29_"><text:s text:c="4"/>putchar('\n');</text:p>
      <text:p text:style-name="Kod_20__28_Dosyadan_29_"/>
      <text:p text:style-name="Kod_20__28_Dosyadan_29_"><text:s text:c="4"/><text:span text:style-name="Kod_20_-_20_Comment">/*</text:span></text:p>
      <text:p text:style-name="Kod_20__28_Dosyadan_29_"><text:span text:style-name="Kod_20_-_20_Comment"><text:s text:c="5"/>* Girdileri PQescapeString() ile ayıkladıktan</text:span></text:p>
      <text:p text:style-name="Kod_20__28_Dosyadan_29_"><text:span text:style-name="Kod_20_-_20_Comment"><text:s text:c="5"/>* sonra komutta yerine koyup sorgulamaya geçiyoruz.</text:span></text:p>
      <text:p text:style-name="Kod_20__28_Dosyadan_29_"><text:span text:style-name="Kod_20_-_20_Comment"><text:s text:c="5"/>*/</text:span></text:p>
      <text:p text:style-name="Kod_20__28_Dosyadan_29_"/>
      <text:p text:style-name="Kod_20__28_Dosyadan_29_"><text:s text:c="4"/><text:span text:style-name="Kod_20_-_20_Comment">/* Değişkenler için gerekecek bellek alanı tahsis ediliyor. */</text:span></text:p>
      <text:p text:style-name="Kod_20__28_Dosyadan_29_"><text:s text:c="4"/>kontrolEdilmis_Kullanici = malloc(2 * strlen(kullanici) + 1);</text:p>
      <text:p text:style-name="Kod_20__28_Dosyadan_29_"><text:s text:c="4"/>kontrolEdilmis_Parola = malloc(2 * strlen(parola) + 1);</text:p>
      <text:p text:style-name="Kod_20__28_Dosyadan_29_"><text:s text:c="4"/>if (!kontrolEdilmis_Kullanici || !kontrolEdilmis_Parola)</text:p>
      <text:p text:style-name="Kod_20__28_Dosyadan_29_"><text:s text:c="4"/>{</text:p>
      <text:p text:style-name="Kod_20__28_Dosyadan_29_"><text:s text:c="8"/>hatanu = errno;</text:p>
      <text:p text:style-name="Kod_20__28_Dosyadan_29_"><text:s text:c="8"/>fprintf(stderr, "Değişkenler için gerekli bellek alanı ayrılamadı.");</text:p>
      <text:p text:style-name="Kod_20__28_Dosyadan_29_"><text:s text:c="8"/>SisCikis(bag, hatanu);</text:p>
      <text:p text:style-name="Kod_20__28_Dosyadan_29_"><text:s text:c="4"/>}</text:p>
      <text:p text:style-name="Kod_20__28_Dosyadan_29_"/>
      <text:p text:style-name="Kod_20__28_Dosyadan_29_"><text:s text:c="4"/><text:span text:style-name="Kod_20_-_20_Comment">/* Kullanıcı adı ve parola ayıklanıyor. */</text:span></text:p>
      <text:p text:style-name="Kod_20__28_Dosyadan_29_"><text:s text:c="4"/>PQescapeString(kontrolEdilmis_Kullanici, kullanici, strlen(kullanici));</text:p>
      <text:p text:style-name="Kod_20__28_Dosyadan_29_"><text:s text:c="4"/>PQescapeString(kontrolEdilmis_Parola, parola, strlen(parola));</text:p>
      <text:p text:style-name="Kod_20__28_Dosyadan_29_"/>
      <text:p text:style-name="Kod_20__28_Dosyadan_29_"><text:s text:c="4"/>snprintf(komut, MAX_KATAR_UZ,</text:p>
      <text:p text:style-name="Kod_20__28_Dosyadan_29_"><text:s text:c="13"/>"SELECT gizli_bilgi FROM kullanici_kayitlari WHERE "</text:p>
      <text:p text:style-name="Kod_20__28_Dosyadan_29_"><text:s text:c="13"/>"kullanici = '%s' AND parola = '%s'",</text:p>
      <text:p text:style-name="Kod_20__28_Dosyadan_29_"><text:s text:c="13"/>kontrolEdilmis_Kullanici, kontrolEdilmis_Parola);</text:p>
      <text:p text:style-name="Kod_20__28_Dosyadan_29_"><text:s text:c="4"/>printf("-&gt; Çalıştırılacak olan komut: %s\n", komut);</text:p>
      <text:p text:style-name="Kod_20__28_Dosyadan_29_"><text:s text:c="4"/>sonuc = PQexec(bag, komut);</text:p>
      <text:p text:style-name="Kod_20__28_Dosyadan_29_"><text:s text:c="4"/>sonucuKontrolEt("-&gt; Kullanıcı girdileri PQescapeString() ile "</text:p>
      <text:p text:style-name="Kod_20__28_Dosyadan_29_"><text:s text:c="20"/>"temizlendikten sonra sorgu komutu içine alındı.",</text:p>
      <text:p text:style-name="Kod_20__28_Dosyadan_29_"><text:s text:c="20"/>bag, sonuc, errno);</text:p>
      <text:p text:style-name="Kod_20__28_Dosyadan_29_"><text:s text:c="4"/>putchar('\n');</text:p>
      <text:p text:style-name="Kod_20__28_Dosyadan_29_"/>
      <text:p text:style-name="Kod_20__28_Dosyadan_29_"><text:s text:c="4"/>free(kontrolEdilmis_Kullanici);</text:p>
      <text:p text:style-name="Kod_20__28_Dosyadan_29_"><text:s text:c="4"/>free(kontrolEdilmis_Parola);</text:p>
      <text:p text:style-name="Kod_20__28_Dosyadan_29_"/>
      <text:p text:style-name="Kod_20__28_Dosyadan_29_"><text:s text:c="4"/><text:span text:style-name="Kod_20_-_20_Comment">/*</text:span></text:p>
      <text:p text:style-name="Kod_20__28_Dosyadan_29_"><text:span text:style-name="Kod_20_-_20_Comment"><text:s text:c="5"/>* Sorgulamayı (girdileri ayıklamadan)</text:span></text:p>
      <text:p text:style-name="Kod_20__28_Dosyadan_29_"><text:span text:style-name="Kod_20_-_20_Comment"><text:s text:c="5"/>* PQexecParams() kullanarak gerçekleştiriyoruz.</text:span></text:p>
      <text:p text:style-name="Kod_20__28_Dosyadan_29_"><text:span text:style-name="Kod_20_-_20_Comment"><text:s text:c="5"/>*/</text:span></text:p>
      <text:p text:style-name="Kod_20__28_Dosyadan_29_"/>
      <text:p text:style-name="Kod_20__28_Dosyadan_29_"><text:s text:c="4"/>degerler[0] = kullanici;</text:p>
      <text:p text:style-name="Kod_20__28_Dosyadan_29_"><text:s text:c="4"/>degerler[1] = parola;</text:p>
      <text:p text:style-name="Kod_20__28_Dosyadan_29_"/>
      <text:p text:style-name="Kod_20__28_Dosyadan_29_"><text:s text:c="4"/><text:span text:style-name="Kod_20_-_20_Comment">/*</text:span></text:p>
      <text:p text:style-name="Kod_20__28_Dosyadan_29_"><text:span text:style-name="Kod_20_-_20_Comment"><text:s text:c="5"/>* PQexecParams() ile girilen komutta parametrelerin</text:span></text:p>
      <text:p text:style-name="Kod_20__28_Dosyadan_29_"><text:span text:style-name="Kod_20_-_20_Comment"><text:s text:c="5"/>* etrafına ' işareti konmadığına dikkat edin.</text:span></text:p>
      <text:p text:style-name="Kod_20__28_Dosyadan_29_"><text:span text:style-name="Kod_20_-_20_Comment"><text:s text:c="5"/>*/</text:span></text:p>
      <text:p text:style-name="Kod_20__28_Dosyadan_29_"><text:s text:c="4"/>sonuc = PQexecParams(bag,</text:p>
      <text:p text:style-name="Kod_20__28_Dosyadan_29_"><text:s text:c="25"/>"SELECT gizli_bilgi FROM kullanici_kayitlari "</text:p>
      <text:p text:style-name="Kod_20__28_Dosyadan_29_"><text:s text:c="25"/>"WHERE kullanici = $1 AND parola = $2",</text:p>
      <text:p text:style-name="Kod_20__28_Dosyadan_29_"><text:s text:c="25"/>2, NULL, degerler, NULL, NULL, 0);</text:p>
      <text:p text:style-name="Kod_20__28_Dosyadan_29_"><text:s text:c="4"/>sonucuKontrolEt("-&gt; Kullanıcı girdileri PQexecParams() ile "</text:p>
      <text:p text:style-name="Kod_20__28_Dosyadan_29_"><text:s text:c="20"/>"sorgulandı.", bag, sonuc, errno);</text:p>
      <text:p text:style-name="Kod_20__28_Dosyadan_29_"/>
      <text:p text:style-name="Kod_20__28_Dosyadan_29_"><text:s text:c="4"/>PQfinish(bag);</text:p>
      <text:p text:style-name="Kod_20__28_Dosyadan_29_"><text:s text:c="4"/>return 0;</text:p>
      <text:p text:style-name="Kod_20__28_Dosyadan_29_">}</text:p>
      <text:p text:style-name="Kod"/>
      <text:p text:style-name="Kod_20__28_Dosyadan_29_"><text:span text:style-name="Kod_20_-_20_Comment">/*</text:span></text:p>
      <text:p text:style-name="Kod_20__28_Dosyadan_29_"><text:span text:style-name="Kod_20_-_20_Comment"><text:s/>* Dosya <text:s text:c="2"/>: uyari_mesajlarinin_islenmesi.c</text:span></text:p>
      <text:p text:style-name="Kod_20__28_Dosyadan_29_"><text:span text:style-name="Kod_20_-_20_Comment"><text:s/>* Açıklama: Sunucudan gelen uyarı mesajlarının (iki adımda ve tek adımda</text:span></text:p>
      <text:p text:style-name="Kod_20__28_Dosyadan_29_"><text:span text:style-name="Kod_20_-_20_Comment"><text:s/>* <text:s text:c="10"/>olmak üzere) iki yolla da nasıl işleneceğine dair basit</text:span></text:p>
      <text:p text:style-name="Kod_20__28_Dosyadan_29_"><text:span text:style-name="Kod_20_-_20_Comment"><text:s/>* <text:s text:c="10"/>bir örnek.</text:span></text:p>
      <text:p text:style-name="Kod_20__28_Dosyadan_29_"><text:span text:style-name="Kod_20_-_20_Comment"><text:s/>*</text:span></text:p>
      <text:p text:style-name="Kod_20__28_Dosyadan_29_"><text:span text:style-name="Kod_20_-_20_Comment"><text:s/>* Hazırlık: Uyarı mesajlarının oluşturulmasında örnek içinde kullanılacak</text:span></text:p>
      <text:p text:style-name="Kod_20__28_Dosyadan_29_"><text:span text:style-name="Kod_20_-_20_Comment"><text:s/>* <text:s text:c="10"/>aşağıdaki fonksiyonun, bağlanılacak veritabanı üzerinde</text:span></text:p>
      <text:p text:style-name="Kod_20__28_Dosyadan_29_"><text:span text:style-name="Kod_20_-_20_Comment"><text:s/>* <text:s text:c="10"/>oluşturulması gerekmektedir.</text:span></text:p>
      <text:p text:style-name="Kod_20__28_Dosyadan_29_"><text:span text:style-name="Kod_20_-_20_Comment"><text:s/>*</text:span></text:p>
      <text:p text:style-name="Kod_20__28_Dosyadan_29_"><text:span text:style-name="Kod_20_-_20_Comment"><text:s/>* <text:s text:c="10"/>CREATE OR REPLACE FUNCTION uyari_uret () RETURNS integer AS $$</text:span></text:p>
      <text:p text:style-name="Kod_20__28_Dosyadan_29_"><text:span text:style-name="Kod_20_-_20_Comment"><text:s/>* <text:s text:c="10"/>BEGIN</text:span></text:p>
      <text:p text:style-name="Kod_20__28_Dosyadan_29_"><text:span text:style-name="Kod_20_-_20_Comment"><text:s/>* <text:s text:c="14"/>RAISE NOTICE 'NOTICE derecesinde örnek mesaj.';</text:span></text:p>
      <text:p text:style-name="Kod_20__28_Dosyadan_29_"><text:span text:style-name="Kod_20_-_20_Comment"><text:s/>* <text:s text:c="14"/>RAISE WARNING 'WARNING derecesinde örnek mesaj.';</text:span></text:p>
      <text:p text:style-name="Kod_20__28_Dosyadan_29_"><text:span text:style-name="Kod_20_-_20_Comment"><text:s/>* <text:s text:c="14"/></text:span></text:p>
      <text:p text:style-name="Kod_20__28_Dosyadan_29_"><text:span text:style-name="Kod_20_-_20_Comment"><text:s/>* <text:s text:c="14"/>RETURN 0;</text:span></text:p>
      <text:p text:style-name="Kod_20__28_Dosyadan_29_"><text:span text:style-name="Kod_20_-_20_Comment"><text:s/>* <text:s text:c="10"/>END</text:span></text:p>
      <text:p text:style-name="Kod_20__28_Dosyadan_29_"><text:span text:style-name="Kod_20_-_20_Comment"><text:s/>* <text:s text:c="10"/>$$ LANGUAGE 'plpgsql';</text:span></text:p>
      <text:p text:style-name="Kod_20__28_Dosyadan_29_"><text:span text:style-name="Kod_20_-_20_Comment"><text:s/>*</text:span></text:p>
      <text:p text:style-name="Kod_20__28_Dosyadan_29_"><text:span text:style-name="Kod_20_-_20_Comment"><text:s/>* Kullanılan kütüphane fonksiyonları:</text:span></text:p>
      <text:p text:style-name="Kod_20__28_Dosyadan_29_"><text:span text:style-name="Kod_20_-_20_Comment"><text:s/>* - Örnek ile ilgili : PQsetNoticeProcessor PQsetNoticeReceiver</text:span></text:p>
      <text:p text:style-name="Kod_20__28_Dosyadan_29_"><text:span text:style-name="Kod_20_-_20_Comment"><text:s/>* - Sık kullanılanlar: PQclear PQconnectdb PQexec PQfinish</text:span></text:p>
      <text:p text:style-name="Kod_20__28_Dosyadan_29_"><text:span text:style-name="Kod_20_-_20_Comment"><text:s/>* <text:s text:c="21"/>PQresultErrorField PQresultErrorMessage</text:span></text:p>
      <text:p text:style-name="Kod_20__28_Dosyadan_29_"><text:span text:style-name="Kod_20_-_20_Comment"><text:s/>* <text:s text:c="21"/>PQresultStatus PQstatus</text:span></text:p>
      <text:p text:style-name="Kod_20__28_Dosyadan_29_"><text:span text:style-name="Kod_20_-_20_Comment"><text:s/>*/</text:span></text:p>
      <text:p text:style-name="Kod_20__28_Dosyadan_29_"/>
      <text:p text:style-name="Kod_20__28_Dosyadan_29_">#include &lt;stdio.h&gt;</text:p>
      <text:p text:style-name="Kod_20__28_Dosyadan_29_">#include &lt;stdlib.h&gt;</text:p>
      <text:p text:style-name="Kod_20__28_Dosyadan_29_"/>
      <text:p text:style-name="Kod_20__28_Dosyadan_29_">#include “libpq-fe.h”</text:p>
      <text:p text:style-name="Kod_20__28_Dosyadan_29_"/>
      <text:p text:style-name="Kod_20__28_Dosyadan_29_">void <text:s text:c="3"/>sisCikis(PGconn *);</text:p>
      <text:p text:style-name="Kod_20__28_Dosyadan_29_">void <text:s text:c="3"/>uyariyiIsle(const char *, const char *);</text:p>
      <text:p text:style-name="Kod_20__28_Dosyadan_29_">void <text:s text:c="3"/>uyariAldiktanSonraIsle(void *, const PGresult *);</text:p>
      <text:p text:style-name="Kod_20__28_Dosyadan_29_">void <text:s text:c="3"/>banaGuzelBirUyariUret(PGconn *);</text:p>
      <text:p text:style-name="Kod_20__28_Dosyadan_29_"/>
      <text:p text:style-name="Kod_20__28_Dosyadan_29_"><text:span text:style-name="Kod_20_-_20_Comment">/*</text:span></text:p>
      <text:p text:style-name="Kod_20__28_Dosyadan_29_"><text:span text:style-name="Kod_20_-_20_Comment"><text:s/>* Bağlantı nesnesini bellekten bırakıp,</text:span></text:p>
      <text:p text:style-name="Kod_20__28_Dosyadan_29_"><text:span text:style-name="Kod_20_-_20_Comment"><text:s/>* programdan hata kodu ile çıkacak fonksiyon.</text:span></text:p>
      <text:p text:style-name="Kod_20__28_Dosyadan_29_"><text:span text:style-name="Kod_20_-_20_Comment"><text:s/>*/</text:span></text:p>
      <text:p text:style-name="Kod_20__28_Dosyadan_29_">void</text:p>
      <text:p text:style-name="Kod_20__28_Dosyadan_29_">sisCikis(PGconn *bag)</text:p>
      <text:p text:style-name="Kod_20__28_Dosyadan_29_">{</text:p>
      <text:p text:style-name="Kod_20__28_Dosyadan_29_"><text:s text:c="4"/>if (PQstatus(bag) != CONNECTION_OK)</text:p>
      <text:p text:style-name="Kod_20__28_Dosyadan_29_"><text:s text:c="8"/>fprintf(stderr, "!&gt; Bağlantı hata mesajı: %s", PQerrorMessage(bag));</text:p>
      <text:p text:style-name="Kod_20__28_Dosyadan_29_"><text:s text:c="4"/>PQfinish(bag);</text:p>
      <text:p text:style-name="Kod_20__28_Dosyadan_29_"/>
      <text:p text:style-name="Kod_20__28_Dosyadan_29_"><text:s text:c="4"/>exit(1);</text:p>
      <text:p text:style-name="Kod_20__28_Dosyadan_29_">}</text:p>
      <text:p text:style-name="Kod_20__28_Dosyadan_29_"/>
      <text:p text:style-name="Kod_20__28_Dosyadan_29_"><text:span text:style-name="Kod_20_-_20_Comment">/* (1. tip) Uyarıyı işleyecek olan fonksiyon. */</text:span></text:p>
      <text:p text:style-name="Kod_20__28_Dosyadan_29_">void</text:p>
      <text:p text:style-name="Kod_20__28_Dosyadan_29_">uyariyiIsle(const char *arguman, const char *uyariMesaji)</text:p>
      <text:p text:style-name="Kod_20__28_Dosyadan_29_">{</text:p>
      <text:p text:style-name="Kod_20__28_Dosyadan_29_"><text:s text:c="4"/>printf("#&gt; uyariyiTekBasinaIsle:\n");</text:p>
      <text:p text:style-name="Kod_20__28_Dosyadan_29_"><text:s text:c="4"/>printf("-&gt; Gelen argüman: %s\n", arguman);</text:p>
      <text:p text:style-name="Kod_20__28_Dosyadan_29_"><text:s text:c="4"/>printf("-&gt; Gelen uyarı mesajı: %s", uyariMesaji);</text:p>
      <text:p text:style-name="Kod_20__28_Dosyadan_29_">}</text:p>
      <text:p text:style-name="Kod_20__28_Dosyadan_29_"/>
      <text:p text:style-name="Kod_20__28_Dosyadan_29_"><text:span text:style-name="Kod_20_-_20_Comment">/*</text:span></text:p>
      <text:p text:style-name="Kod_20__28_Dosyadan_29_"><text:span text:style-name="Kod_20_-_20_Comment"><text:s/>* (2. tip) Uyarıyı aldıktan sonra, uyarıyı işleyecek</text:span></text:p>
      <text:p text:style-name="Kod_20__28_Dosyadan_29_"><text:span text:style-name="Kod_20_-_20_Comment"><text:s/>* olan fonksiyonu çağıracak olan fonksiyon.</text:span></text:p>
      <text:p text:style-name="Kod_20__28_Dosyadan_29_"><text:span text:style-name="Kod_20_-_20_Comment"><text:s/>*/</text:span></text:p>
      <text:p text:style-name="Kod_20__28_Dosyadan_29_">void</text:p>
      <text:p text:style-name="Kod_20__28_Dosyadan_29_">uyariAldiktanSonraIsle(void *argumanlar, const PGresult *sonuc)</text:p>
      <text:p text:style-name="Kod_20__28_Dosyadan_29_">{</text:p>
      <text:p text:style-name="Kod_20__28_Dosyadan_29_"><text:s text:c="4"/>printf("#&gt; uyariAldiktanSonraIsle:\n");</text:p>
      <text:p text:style-name="Kod_20__28_Dosyadan_29_"><text:s text:c="4"/>printf("-&gt; PGresult yapısından elde edilen "</text:p>
      <text:p text:style-name="Kod_20__28_Dosyadan_29_"><text:s text:c="11"/>"hata mesajı: %s", PQresultErrorMessage(sonuc));</text:p>
      <text:p text:style-name="Kod_20__28_Dosyadan_29_"><text:s text:c="4"/>printf("-&gt; Şimdi uyarıyı işleyecek olan fonksiyon çağrılıyor.\n");</text:p>
      <text:p text:style-name="Kod_20__28_Dosyadan_29_"/>
      <text:p text:style-name="Kod_20__28_Dosyadan_29_"><text:s text:c="4"/><text:span text:style-name="Kod_20_-_20_Comment">/*</text:span></text:p>
      <text:p text:style-name="Kod_20__28_Dosyadan_29_"><text:span text:style-name="Kod_20_-_20_Comment"><text:s text:c="5"/>* Burada daha ayrıntılı sonuç almak için</text:span></text:p>
      <text:p text:style-name="Kod_20__28_Dosyadan_29_"><text:span text:style-name="Kod_20_-_20_Comment"><text:s text:c="5"/>* PQresultErrorField() fonksiyonunu da kullanabilirsiniz.</text:span></text:p>
      <text:p text:style-name="Kod_20__28_Dosyadan_29_"><text:span text:style-name="Kod_20_-_20_Comment"><text:s text:c="5"/>*/</text:span></text:p>
      <text:p text:style-name="Kod_20__28_Dosyadan_29_"><text:s text:c="4"/>uyariyiIsle("uyariAldiktanSonraIsle() fonksiyonundan geldi.",</text:p>
      <text:p text:style-name="Kod_20__28_Dosyadan_29_"><text:s text:c="16"/>PQresultErrorMessage(sonuc));</text:p>
      <text:p text:style-name="Kod_20__28_Dosyadan_29_">}</text:p>
      <text:p text:style-name="Kod_20__28_Dosyadan_29_"/>
      <text:p text:style-name="Kod_20__28_Dosyadan_29_"><text:span text:style-name="Kod_20_-_20_Comment">/*</text:span></text:p>
      <text:p text:style-name="Kod_20__28_Dosyadan_29_"><text:span text:style-name="Kod_20_-_20_Comment"><text:s/>* Uyarı işleyecek fonksiyonlarımız için birbirinden güzel</text:span></text:p>
      <text:p text:style-name="Kod_20__28_Dosyadan_29_"><text:span text:style-name="Kod_20_-_20_Comment"><text:s/>* uyarılar üretecek olan sorguları çalıştıracak fonksiyonumuz.</text:span></text:p>
      <text:p text:style-name="Kod_20__28_Dosyadan_29_"><text:span text:style-name="Kod_20_-_20_Comment"><text:s/>*/</text:span></text:p>
      <text:p text:style-name="Kod_20__28_Dosyadan_29_">void</text:p>
      <text:p text:style-name="Kod_20__28_Dosyadan_29_">banaGuzelBirUyariUret(PGconn *bag)</text:p>
      <text:p text:style-name="Kod_20__28_Dosyadan_29_">{</text:p>
      <text:p text:style-name="Kod_20__28_Dosyadan_29_"><text:s text:c="4"/>PGresult *sonuc;</text:p>
      <text:p text:style-name="Kod_20__28_Dosyadan_29_"/>
      <text:p text:style-name="Kod_20__28_Dosyadan_29_"><text:s text:c="4"/>printf("&amp;&gt; banaGuzelBirUyariUret:\n");</text:p>
      <text:p text:style-name="Kod_20__28_Dosyadan_29_"><text:s text:c="4"/>sonuc = PQexec(bag, "SELECT uyari_uret()");</text:p>
      <text:p text:style-name="Kod_20__28_Dosyadan_29_"><text:s text:c="4"/>if (PQresultStatus(sonuc) != PGRES_TUPLES_OK)</text:p>
      <text:p text:style-name="Kod_20__28_Dosyadan_29_"><text:s text:c="4"/>{</text:p>
      <text:p text:style-name="Kod_20__28_Dosyadan_29_"><text:s text:c="8"/>fprintf(stderr, "!&gt; Komut sorgulanırken hata oluştu! (%s)\n",</text:p>
      <text:p text:style-name="Kod_20__28_Dosyadan_29_"><text:s text:c="16"/>PQresStatus(PQresultStatus(sonuc)));</text:p>
      <text:p text:style-name="Kod_20__28_Dosyadan_29_"><text:s text:c="8"/>fprintf(stderr, "!&gt; İlgili hata mesajı: %s", PQresultErrorMessage(sonuc));</text:p>
      <text:p text:style-name="Kod_20__28_Dosyadan_29_"/>
      <text:p text:style-name="Kod_20__28_Dosyadan_29_"><text:s text:c="8"/>PQclear(sonuc);</text:p>
      <text:p text:style-name="Kod_20__28_Dosyadan_29_"><text:s text:c="8"/>sisCikis(bag);</text:p>
      <text:p text:style-name="Kod_20__28_Dosyadan_29_"><text:s text:c="4"/>}</text:p>
      <text:p text:style-name="Kod_20__28_Dosyadan_29_"/>
      <text:p text:style-name="Kod_20__28_Dosyadan_29_"><text:s text:c="4"/>PQclear(sonuc);</text:p>
      <text:p text:style-name="Kod_20__28_Dosyadan_29_"><text:s text:c="4"/>putchar('\n');</text:p>
      <text:p text:style-name="Kod_20__28_Dosyadan_29_">}</text:p>
      <text:p text:style-name="Kod_20__28_Dosyadan_29_"/>
      <text:p text:style-name="Kod_20__28_Dosyadan_29_">int</text:p>
      <text:p text:style-name="Kod_20__28_Dosyadan_29_">main(void)</text:p>
      <text:p text:style-name="Kod_20__28_Dosyadan_29_">{</text:p>
      <text:p text:style-name="Kod_20__28_Dosyadan_29_"><text:s text:c="4"/>PGconn *bag;</text:p>
      <text:p text:style-name="Kod_20__28_Dosyadan_29_"/>
      <text:p text:style-name="Kod_20__28_Dosyadan_29_"><text:s text:c="4"/>bag = PQconnectdb("dbname=test");</text:p>
      <text:p text:style-name="Kod_20__28_Dosyadan_29_"><text:s text:c="4"/>if (PQstatus(bag) != CONNECTION_OK)</text:p>
      <text:p text:style-name="Kod_20__28_Dosyadan_29_"><text:s text:c="4"/>{</text:p>
      <text:p text:style-name="Kod_20__28_Dosyadan_29_"><text:s text:c="8"/>fprintf(stderr, "!&gt; Bağlantı kurulumunda hata oluştu!\n");</text:p>
      <text:p text:style-name="Kod_20__28_Dosyadan_29_"><text:s text:c="8"/>sisCikis(bag);</text:p>
      <text:p text:style-name="Kod_20__28_Dosyadan_29_"><text:s text:c="4"/>}</text:p>
      <text:p text:style-name="Kod_20__28_Dosyadan_29_"/>
      <text:p text:style-name="Kod_20__28_Dosyadan_29_"><text:s text:c="4"/><text:span text:style-name="Kod_20_-_20_Comment">/* (1. tip) Sadece uyarıyı işleyecek olan fonksiyonu çağır. */</text:span></text:p>
      <text:p text:style-name="Kod_20__28_Dosyadan_29_"><text:s text:c="4"/>PQsetNoticeProcessor(bag,</text:p>
      <text:p text:style-name="Kod_20__28_Dosyadan_29_"><text:s text:c="25"/>(PQnoticeProcessor) uyariyiIsle,</text:p>
      <text:p text:style-name="Kod_20__28_Dosyadan_29_"><text:s text:c="25"/>(void *) "PQsetNoticeProcessor() tarafıyla geldi.");</text:p>
      <text:p text:style-name="Kod_20__28_Dosyadan_29_"><text:s text:c="4"/>banaGuzelBirUyariUret(bag);</text:p>
      <text:p text:style-name="Kod_20__28_Dosyadan_29_"/>
      <text:p text:style-name="Kod_20__28_Dosyadan_29_"/>
      <text:p text:style-name="Kod_20__28_Dosyadan_29_"><text:s text:c="4"/><text:span text:style-name="Kod_20_-_20_Comment">/*</text:span></text:p>
      <text:p text:style-name="Kod_20__28_Dosyadan_29_"><text:span text:style-name="Kod_20_-_20_Comment"><text:s text:c="5"/>* (2. tip) Uyarıyı alacak olan fonksiyonu çağırıyoruz.</text:span></text:p>
      <text:p text:style-name="Kod_20__28_Dosyadan_29_"><text:span text:style-name="Kod_20_-_20_Comment"><text:s text:c="5"/>* Fonksiyon kendi içinde daha sonra uyarıyı işleyecek</text:span></text:p>
      <text:p text:style-name="Kod_20__28_Dosyadan_29_"><text:span text:style-name="Kod_20_-_20_Comment"><text:s text:c="5"/>* olan fonksiyonu çağırıyor.</text:span></text:p>
      <text:p text:style-name="Kod_20__28_Dosyadan_29_"><text:span text:style-name="Kod_20_-_20_Comment"><text:s text:c="5"/>*/</text:span></text:p>
      <text:p text:style-name="Kod_20__28_Dosyadan_29_"><text:s text:c="4"/>PQsetNoticeReceiver(bag,</text:p>
      <text:p text:style-name="Kod_20__28_Dosyadan_29_"><text:s text:c="24"/>(PQnoticeReceiver) uyariAldiktanSonraIsle,</text:p>
      <text:p text:style-name="Kod_20__28_Dosyadan_29_"><text:s text:c="24"/>NULL);</text:p>
      <text:p text:style-name="Kod_20__28_Dosyadan_29_"><text:s text:c="4"/>banaGuzelBirUyariUret(bag);</text:p>
      <text:p text:style-name="Kod_20__28_Dosyadan_29_"/>
      <text:p text:style-name="Kod_20__28_Dosyadan_29_"><text:s text:c="4"/>PQfinish(bag);</text:p>
      <text:p text:style-name="Kod_20__28_Dosyadan_29_"><text:s text:c="4"/>return 0;</text:p>
      <text:p text:style-name="Kod_20__28_Dosyadan_29_">}</text:p>
      <text:p text:style-name="Kod"/>
      <text:p text:style-name="Kod_20__28_Dosyadan_29_"><text:span text:style-name="Kod_20_-_20_Comment">/*</text:span></text:p>
      <text:p text:style-name="Kod_20__28_Dosyadan_29_"><text:span text:style-name="Kod_20_-_20_Comment"><text:s/>* Dosya <text:s text:c="2"/>: asenkron_uyarilma.c</text:span></text:p>
      <text:p text:style-name="Kod_20__28_Dosyadan_29_"><text:span text:style-name="Kod_20_-_20_Comment"><text:s/>* Açıklama: Asenkron uyarı alımı için örnek program.</text:span></text:p>
      <text:p text:style-name="Kod_20__28_Dosyadan_29_"><text:span text:style-name="Kod_20_-_20_Comment"><text:s/>* </text:span></text:p>
      <text:p text:style-name="Kod_20__28_Dosyadan_29_"><text:span text:style-name="Kod_20_-_20_Comment"><text:s/>* Hazırlık: Programı denemek için derledikten sonra, bir terminalden</text:span></text:p>
      <text:p text:style-name="Kod_20__28_Dosyadan_29_"><text:span text:style-name="Kod_20_-_20_Comment"><text:s/>* <text:s text:c="10"/>programı çalıştırırken, diğer bir terminalden şu komutları</text:span></text:p>
      <text:p text:style-name="Kod_20__28_Dosyadan_29_"><text:span text:style-name="Kod_20_-_20_Comment"><text:s/>* <text:s text:c="10"/>veriniz:</text:span></text:p>
      <text:p text:style-name="Kod_20__28_Dosyadan_29_"><text:span text:style-name="Kod_20_-_20_Comment"><text:s/>*</text:span></text:p>
      <text:p text:style-name="Kod_20__28_Dosyadan_29_"><text:span text:style-name="Kod_20_-_20_Comment"><text:s/>* <text:s text:c="10"/>-- Normal bir uyarı</text:span></text:p>
      <text:p text:style-name="Kod_20__28_Dosyadan_29_"><text:span text:style-name="Kod_20_-_20_Comment"><text:s/>* <text:s text:c="10"/>=&gt; NOTIFY uyari1;</text:span></text:p>
      <text:p text:style-name="Kod_20__28_Dosyadan_29_"><text:span text:style-name="Kod_20_-_20_Comment"><text:s/>*</text:span></text:p>
      <text:p text:style-name="Kod_20__28_Dosyadan_29_"><text:span text:style-name="Kod_20_-_20_Comment"><text:s/>* <text:s text:c="10"/>-- Uyarı tekrarı</text:span></text:p>
      <text:p text:style-name="Kod_20__28_Dosyadan_29_"><text:span text:style-name="Kod_20_-_20_Comment"><text:s/>* <text:s text:c="10"/>=&gt; NOTIFY uyari1;</text:span></text:p>
      <text:p text:style-name="Kod_20__28_Dosyadan_29_"><text:span text:style-name="Kod_20_-_20_Comment"><text:s/>*</text:span></text:p>
      <text:p text:style-name="Kod_20__28_Dosyadan_29_"><text:span text:style-name="Kod_20_-_20_Comment"><text:s/>* <text:s text:c="10"/>-- Çıkış sinyali</text:span></text:p>
      <text:p text:style-name="Kod_20__28_Dosyadan_29_"><text:span text:style-name="Kod_20_-_20_Comment"><text:s/>* <text:s text:c="10"/>=&gt; NOTIFY uyari2;</text:span></text:p>
      <text:p text:style-name="Kod_20__28_Dosyadan_29_"><text:span text:style-name="Kod_20_-_20_Comment"><text:s/>* </text:span></text:p>
      <text:p text:style-name="Kod_20__28_Dosyadan_29_"><text:span text:style-name="Kod_20_-_20_Comment"><text:s/>* Kullanılan kütüphane fonksiyonları:</text:span></text:p>
      <text:p text:style-name="Kod_20__28_Dosyadan_29_"><text:span text:style-name="Kod_20_-_20_Comment"><text:s/>* - Örnek ile ilgili : PQconsumeInput PQfreemem PQnotifies PQsocket</text:span></text:p>
      <text:p text:style-name="Kod_20__28_Dosyadan_29_"><text:span text:style-name="Kod_20_-_20_Comment"><text:s/>* - Sık kullanılanlar: PQclear PQconnectdb PQerrorMessage PQexec</text:span></text:p>
      <text:p text:style-name="Kod_20__28_Dosyadan_29_"><text:span text:style-name="Kod_20_-_20_Comment"><text:s/>* <text:s text:c="21"/>PQfinish PQresultErrorMessage PQresultStatus</text:span></text:p>
      <text:p text:style-name="Kod_20__28_Dosyadan_29_"><text:span text:style-name="Kod_20_-_20_Comment"><text:s/>* <text:s text:c="21"/>PQstatus</text:span></text:p>
      <text:p text:style-name="Kod_20__28_Dosyadan_29_"><text:span text:style-name="Kod_20_-_20_Comment"><text:s/>*/</text:span></text:p>
      <text:p text:style-name="Kod_20__28_Dosyadan_29_"/>
      <text:p text:style-name="Kod_20__28_Dosyadan_29_">#include &lt;stdio.h&gt;</text:p>
      <text:p text:style-name="Kod_20__28_Dosyadan_29_">#include &lt;errno.h&gt;</text:p>
      <text:p text:style-name="Kod_20__28_Dosyadan_29_">#include &lt;stdlib.h&gt;</text:p>
      <text:p text:style-name="Kod_20__28_Dosyadan_29_">#include &lt;string.h&gt;</text:p>
      <text:p text:style-name="Kod_20__28_Dosyadan_29_"/>
      <text:p text:style-name="Kod_20__28_Dosyadan_29_">#include &lt;sys/time.h&gt;</text:p>
      <text:p text:style-name="Kod_20__28_Dosyadan_29_">#include &lt;sys/types.h&gt;</text:p>
      <text:p text:style-name="Kod_20__28_Dosyadan_29_">#include &lt;unistd.h&gt;</text:p>
      <text:p text:style-name="Kod_20__28_Dosyadan_29_"/>
      <text:p text:style-name="Kod_20__28_Dosyadan_29_">#include “libpq-fe.h”</text:p>
      <text:p text:style-name="Kod_20__28_Dosyadan_29_"/>
      <text:p text:style-name="Kod_20__28_Dosyadan_29_"><text:span text:style-name="Kod_20_-_20_Comment">/* Sorgu tümcelerini yerleştireceğimiz tampon bellek boyutu. */</text:span></text:p>
      <text:p text:style-name="Kod_20__28_Dosyadan_29_">#define MAX_SORGU_UZ <text:s text:c="3"/>512</text:p>
      <text:p text:style-name="Kod_20__28_Dosyadan_29_"/>
      <text:p text:style-name="Kod_20__28_Dosyadan_29_">void <text:s text:c="3"/>sisCikis(PGconn *, int);</text:p>
      <text:p text:style-name="Kod_20__28_Dosyadan_29_">void <text:s text:c="3"/>sorguHata(PGconn *, PGresult *, int);</text:p>
      <text:p text:style-name="Kod_20__28_Dosyadan_29_">void <text:s text:c="3"/>dinlemeyeAl(PGconn *, const char *);</text:p>
      <text:p text:style-name="Kod_20__28_Dosyadan_29_"/>
      <text:p text:style-name="Kod_20__28_Dosyadan_29_"><text:span text:style-name="Kod_20_-_20_Comment">/*</text:span></text:p>
      <text:p text:style-name="Kod_20__28_Dosyadan_29_"><text:span text:style-name="Kod_20_-_20_Comment"><text:s/>* Herhangi bir bağlantı hatası durumunda bağlantı hata mesajını</text:span></text:p>
      <text:p text:style-name="Kod_20__28_Dosyadan_29_"><text:span text:style-name="Kod_20_-_20_Comment"><text:s/>* ekrana yazdırıp, bağlantıyı kapattıktan sonra sistemden çıkmak</text:span></text:p>
      <text:p text:style-name="Kod_20__28_Dosyadan_29_"><text:span text:style-name="Kod_20_-_20_Comment"><text:s/>* için kullanacağımız fonksiyon.</text:span></text:p>
      <text:p text:style-name="Kod_20__28_Dosyadan_29_"><text:span text:style-name="Kod_20_-_20_Comment"><text:s/>*/</text:span></text:p>
      <text:p text:style-name="Kod_20__28_Dosyadan_29_">void</text:p>
      <text:p text:style-name="Kod_20__28_Dosyadan_29_">sisCikis(PGconn *bag, int hatanu)</text:p>
      <text:p text:style-name="Kod_20__28_Dosyadan_29_">{</text:p>
      <text:p text:style-name="Kod_20__28_Dosyadan_29_"><text:s text:c="4"/>if (PQstatus(bag) != CONNECTION_OK)</text:p>
      <text:p text:style-name="Kod_20__28_Dosyadan_29_"><text:s text:c="8"/>fprintf(stderr, "-&gt; Bağlantı hata mesajı: %s", PQerrorMessage(bag));</text:p>
      <text:p text:style-name="Kod_20__28_Dosyadan_29_"><text:s text:c="4"/>PQfinish(bag);</text:p>
      <text:p text:style-name="Kod_20__28_Dosyadan_29_"/>
      <text:p text:style-name="Kod_20__28_Dosyadan_29_"><text:s text:c="4"/>if (hatanu)</text:p>
      <text:p text:style-name="Kod_20__28_Dosyadan_29_"><text:s text:c="4"/>{</text:p>
      <text:p text:style-name="Kod_20__28_Dosyadan_29_"><text:s text:c="8"/>fprintf(stderr, "-&gt; Sistem hata kodu açıklaması: %s\n",</text:p>
      <text:p text:style-name="Kod_20__28_Dosyadan_29_"><text:s text:c="16"/>strerror(hatanu));</text:p>
      <text:p text:style-name="Kod_20__28_Dosyadan_29_"><text:s text:c="8"/>exit(hatanu);</text:p>
      <text:p text:style-name="Kod_20__28_Dosyadan_29_"><text:s text:c="4"/>} else</text:p>
      <text:p text:style-name="Kod_20__28_Dosyadan_29_"><text:s text:c="8"/>exit(1);</text:p>
      <text:p text:style-name="Kod_20__28_Dosyadan_29_">}</text:p>
      <text:p text:style-name="Kod_20__28_Dosyadan_29_"/>
      <text:p text:style-name="Kod_20__28_Dosyadan_29_"><text:span text:style-name="Kod_20_-_20_Comment">/*</text:span></text:p>
      <text:p text:style-name="Kod_20__28_Dosyadan_29_"><text:span text:style-name="Kod_20_-_20_Comment"><text:s/>* Herhangi bir sorgu hatası sonucunda ilgili hata mesajını ekrana</text:span></text:p>
      <text:p text:style-name="Kod_20__28_Dosyadan_29_"><text:span text:style-name="Kod_20_-_20_Comment"><text:s/>* yazdırıp, sisCikis() cagrisi için kullancağımız fonksiyon.</text:span></text:p>
      <text:p text:style-name="Kod_20__28_Dosyadan_29_"><text:span text:style-name="Kod_20_-_20_Comment"><text:s/>*/</text:span></text:p>
      <text:p text:style-name="Kod_20__28_Dosyadan_29_">void</text:p>
      <text:p text:style-name="Kod_20__28_Dosyadan_29_">sorguHata(PGconn *bag, PGresult *sonuc, int hatanu)</text:p>
      <text:p text:style-name="Kod_20__28_Dosyadan_29_">{</text:p>
      <text:p text:style-name="Kod_20__28_Dosyadan_29_"><text:s text:c="4"/>fprintf(stderr, "-&gt; Sorgu hata mesajı: %s", PQresultErrorMessage(sonuc));</text:p>
      <text:p text:style-name="Kod_20__28_Dosyadan_29_"><text:s text:c="4"/>PQclear(sonuc);</text:p>
      <text:p text:style-name="Kod_20__28_Dosyadan_29_"/>
      <text:p text:style-name="Kod_20__28_Dosyadan_29_"><text:s text:c="4"/>sisCikis(bag, hatanu);</text:p>
      <text:p text:style-name="Kod_20__28_Dosyadan_29_">}</text:p>
      <text:p text:style-name="Kod_20__28_Dosyadan_29_"/>
      <text:p text:style-name="Kod_20__28_Dosyadan_29_"><text:span text:style-name="Kod_20_-_20_Comment">/* Herhangi bir uyarıyı aşağıdaki fonksiyon ile dinlemeye alacağız. */</text:span></text:p>
      <text:p text:style-name="Kod_20__28_Dosyadan_29_">void</text:p>
      <text:p text:style-name="Kod_20__28_Dosyadan_29_">dinlemeyeAl(PGconn *bag, const char *uyariAdi)</text:p>
      <text:p text:style-name="Kod_20__28_Dosyadan_29_">{</text:p>
      <text:p text:style-name="Kod_20__28_Dosyadan_29_"><text:s text:c="4"/>int <text:s text:c="13"/>hatanu = 0;</text:p>
      <text:p text:style-name="Kod_20__28_Dosyadan_29_"><text:s text:c="4"/>static PGresult *sonuc;</text:p>
      <text:p text:style-name="Kod_20__28_Dosyadan_29_"><text:s text:c="4"/>static char <text:s text:c="5"/>sorguKomutu[MAX_SORGU_UZ];</text:p>
      <text:p text:style-name="Kod_20__28_Dosyadan_29_"><text:s text:c="4"/>size_t <text:s text:c="10"/>sorguUzunlugu;</text:p>
      <text:p text:style-name="Kod_20__28_Dosyadan_29_"/>
      <text:p text:style-name="Kod_20__28_Dosyadan_29_"><text:s text:c="4"/>snprintf(sorguKomutu, MAX_SORGU_UZ, "LISTEN %s", uyariAdi);</text:p>
      <text:p text:style-name="Kod_20__28_Dosyadan_29_"/>
      <text:p text:style-name="Kod_20__28_Dosyadan_29_"><text:s text:c="4"/>printf("-&gt; `%s' dinlemeye alınıyor... ", uyariAdi);</text:p>
      <text:p text:style-name="Kod_20__28_Dosyadan_29_"><text:s text:c="4"/>sonuc = PQexec(bag, sorguKomutu);</text:p>
      <text:p text:style-name="Kod_20__28_Dosyadan_29_"><text:s text:c="4"/>if (PQresultStatus(sonuc) != PGRES_COMMAND_OK)</text:p>
      <text:p text:style-name="Kod_20__28_Dosyadan_29_"><text:s text:c="4"/>{</text:p>
      <text:p text:style-name="Kod_20__28_Dosyadan_29_"><text:s text:c="8"/>hatanu = errno;</text:p>
      <text:p text:style-name="Kod_20__28_Dosyadan_29_"><text:s text:c="8"/>printf("hata!\n");</text:p>
      <text:p text:style-name="Kod_20__28_Dosyadan_29_"><text:s text:c="8"/>sorguHata(bag, sonuc, hatanu);</text:p>
      <text:p text:style-name="Kod_20__28_Dosyadan_29_"><text:s text:c="4"/>}</text:p>
      <text:p text:style-name="Kod_20__28_Dosyadan_29_"><text:s text:c="4"/>else</text:p>
      <text:p text:style-name="Kod_20__28_Dosyadan_29_"><text:s text:c="4"/>{</text:p>
      <text:p text:style-name="Kod_20__28_Dosyadan_29_"><text:s text:c="8"/>printf("tamam.\n");</text:p>
      <text:p text:style-name="Kod_20__28_Dosyadan_29_"><text:s text:c="8"/>PQclear(sonuc);</text:p>
      <text:p text:style-name="Kod_20__28_Dosyadan_29_"><text:s text:c="4"/>}</text:p>
      <text:p text:style-name="Kod_20__28_Dosyadan_29_">}</text:p>
      <text:p text:style-name="Kod_20__28_Dosyadan_29_"/>
      <text:p text:style-name="Kod_20__28_Dosyadan_29_">int</text:p>
      <text:p text:style-name="Kod_20__28_Dosyadan_29_">main(void)</text:p>
      <text:p text:style-name="Kod_20__28_Dosyadan_29_">{</text:p>
      <text:p text:style-name="Kod_20__28_Dosyadan_29_"><text:s text:c="4"/><text:span text:style-name="Kod_20_-_20_Comment">/* Sistem hata numarasının tutulacağı değişken. */</text:span></text:p>
      <text:p text:style-name="Kod_20__28_Dosyadan_29_"><text:s text:c="4"/>int <text:s text:c="11"/>hatanu = 0;</text:p>
      <text:p text:style-name="Kod_20__28_Dosyadan_29_"/>
      <text:p text:style-name="Kod_20__28_Dosyadan_29_"><text:s text:c="4"/>PGconn <text:s text:c="7"/>*bag;</text:p>
      <text:p text:style-name="Kod_20__28_Dosyadan_29_"><text:s text:c="4"/>PGnotify <text:s text:c="5"/>*uyari;</text:p>
      <text:p text:style-name="Kod_20__28_Dosyadan_29_"/>
      <text:p text:style-name="Kod_20__28_Dosyadan_29_"><text:s text:c="4"/><text:span text:style-name="Kod_20_-_20_Comment">/* Soket yapısında kullanacağımız değişkenler. */</text:span></text:p>
      <text:p text:style-name="Kod_20__28_Dosyadan_29_"><text:s text:c="4"/>int <text:s text:c="11"/>soket;</text:p>
      <text:p text:style-name="Kod_20__28_Dosyadan_29_"><text:s text:c="4"/>fd_set <text:s text:c="8"/>girdi;</text:p>
      <text:p text:style-name="Kod_20__28_Dosyadan_29_"/>
      <text:p text:style-name="Kod_20__28_Dosyadan_29_"><text:s text:c="4"/>printf("-&gt; Veritabanı ile bağlantı kuruluyor... ");</text:p>
      <text:p text:style-name="Kod_20__28_Dosyadan_29_"><text:s text:c="4"/>bag = PQconnectdb("dbname=template1");</text:p>
      <text:p text:style-name="Kod_20__28_Dosyadan_29_"><text:s text:c="4"/>if (PQstatus(bag) != CONNECTION_OK)</text:p>
      <text:p text:style-name="Kod_20__28_Dosyadan_29_"><text:s text:c="4"/>{</text:p>
      <text:p text:style-name="Kod_20__28_Dosyadan_29_"><text:s text:c="8"/>hatanu = errno;</text:p>
      <text:p text:style-name="Kod_20__28_Dosyadan_29_"><text:s text:c="8"/>printf("hata!\n");</text:p>
      <text:p text:style-name="Kod_20__28_Dosyadan_29_"><text:s text:c="8"/>sisCikis(bag, hatanu);</text:p>
      <text:p text:style-name="Kod_20__28_Dosyadan_29_"><text:s text:c="4"/>}</text:p>
      <text:p text:style-name="Kod_20__28_Dosyadan_29_"><text:s text:c="4"/>else</text:p>
      <text:p text:style-name="Kod_20__28_Dosyadan_29_"><text:s text:c="8"/>printf("tamam.\n\n");</text:p>
      <text:p text:style-name="Kod_20__28_Dosyadan_29_"/>
      <text:p text:style-name="Kod_20__28_Dosyadan_29_"><text:s text:c="4"/><text:span text:style-name="Kod_20_-_20_Comment">/*</text:span></text:p>
      <text:p text:style-name="Kod_20__28_Dosyadan_29_"><text:span text:style-name="Kod_20_-_20_Comment"><text:s text:c="5"/>* Bağlantı soketi belirlenip, soket</text:span></text:p>
      <text:p text:style-name="Kod_20__28_Dosyadan_29_"><text:span text:style-name="Kod_20_-_20_Comment"><text:s text:c="5"/>* değişkenleri ayarlanıyor.</text:span></text:p>
      <text:p text:style-name="Kod_20__28_Dosyadan_29_"><text:span text:style-name="Kod_20_-_20_Comment"><text:s text:c="5"/>*/</text:span></text:p>
      <text:p text:style-name="Kod_20__28_Dosyadan_29_"><text:s text:c="4"/>soket = PQsocket(bag);</text:p>
      <text:p text:style-name="Kod_20__28_Dosyadan_29_"><text:s text:c="4"/>if (soket &lt; 0)</text:p>
      <text:p text:style-name="Kod_20__28_Dosyadan_29_"><text:s text:c="4"/>{</text:p>
      <text:p text:style-name="Kod_20__28_Dosyadan_29_"><text:s text:c="8"/>hatanu = errno;</text:p>
      <text:p text:style-name="Kod_20__28_Dosyadan_29_"><text:s text:c="8"/>fprintf(stderr, "-&gt; Bağlantı soketini almaya çalışırken "</text:p>
      <text:p text:style-name="Kod_20__28_Dosyadan_29_"><text:s text:c="16"/>"beklenmedik bir hata oluştu!\n");</text:p>
      <text:p text:style-name="Kod_20__28_Dosyadan_29_"><text:s text:c="8"/>sisCikis(bag, hatanu);</text:p>
      <text:p text:style-name="Kod_20__28_Dosyadan_29_"><text:s text:c="4"/>}</text:p>
      <text:p text:style-name="Kod_20__28_Dosyadan_29_"><text:s text:c="4"/>else</text:p>
      <text:p text:style-name="Kod_20__28_Dosyadan_29_"><text:s text:c="8"/>printf("Soket dosyası tanımlayıcısı: %d\n", soket);</text:p>
      <text:p text:style-name="Kod_20__28_Dosyadan_29_"/>
      <text:p text:style-name="Kod_20__28_Dosyadan_29_"><text:s text:c="4"/><text:span text:style-name="Kod_20_-_20_Comment">/*</text:span></text:p>
      <text:p text:style-name="Kod_20__28_Dosyadan_29_"><text:span text:style-name="Kod_20_-_20_Comment"><text:s text:c="5"/>* girdi değişkeni sıfırlandıktan sonra, dinlenecek</text:span></text:p>
      <text:p text:style-name="Kod_20__28_Dosyadan_29_"><text:span text:style-name="Kod_20_-_20_Comment"><text:s text:c="5"/>* soketi tutacak şekilde ayarlanıyor.</text:span></text:p>
      <text:p text:style-name="Kod_20__28_Dosyadan_29_"><text:span text:style-name="Kod_20_-_20_Comment"><text:s text:c="5"/>*/</text:span></text:p>
      <text:p text:style-name="Kod_20__28_Dosyadan_29_"><text:s text:c="4"/>FD_ZERO(&amp;girdi);</text:p>
      <text:p text:style-name="Kod_20__28_Dosyadan_29_"><text:s text:c="4"/>FD_SET(soket, &amp;girdi);</text:p>
      <text:p text:style-name="Kod_20__28_Dosyadan_29_"/>
      <text:p text:style-name="Kod_20__28_Dosyadan_29_"><text:s text:c="4"/>dinlemeyeAl(bag, "uyari1");</text:p>
      <text:p text:style-name="Kod_20__28_Dosyadan_29_"><text:s text:c="4"/>dinlemeyeAl(bag, "uyari2");</text:p>
      <text:p text:style-name="Kod_20__28_Dosyadan_29_"><text:s text:c="4"/>putchar('\n');</text:p>
      <text:p text:style-name="Kod_20__28_Dosyadan_29_"/>
      <text:p text:style-name="Kod_20__28_Dosyadan_29_"><text:s text:c="4"/>for (;;)</text:p>
      <text:p text:style-name="Kod_20__28_Dosyadan_29_"><text:s text:c="4"/>{</text:p>
      <text:p text:style-name="Kod_20__28_Dosyadan_29_"><text:s text:c="8"/><text:span text:style-name="Kod_20_-_20_Comment">/* Bağlantı soketi dinleniyor. */</text:span></text:p>
      <text:p text:style-name="Kod_20__28_Dosyadan_29_"><text:s text:c="8"/>if (select(soket + 1, &amp;girdi, NULL, NULL, NULL) &lt; 0)</text:p>
      <text:p text:style-name="Kod_20__28_Dosyadan_29_"><text:s text:c="8"/>{</text:p>
      <text:p text:style-name="Kod_20__28_Dosyadan_29_"><text:s text:c="12"/>hatanu = errno;</text:p>
      <text:p text:style-name="Kod_20__28_Dosyadan_29_"><text:s text:c="12"/>fprintf(stderr, "select() işlemi başarısız sonuçlandı!\n");</text:p>
      <text:p text:style-name="Kod_20__28_Dosyadan_29_"><text:s text:c="12"/>sisCikis(bag, hatanu);</text:p>
      <text:p text:style-name="Kod_20__28_Dosyadan_29_"><text:s text:c="8"/>}</text:p>
      <text:p text:style-name="Kod_20__28_Dosyadan_29_"/>
      <text:p text:style-name="Kod_20__28_Dosyadan_29_"><text:s text:c="8"/><text:span text:style-name="Kod_20_-_20_Comment">/* Soket üzerindeki mevcut veriyi okuyoruz. */</text:span></text:p>
      <text:p text:style-name="Kod_20__28_Dosyadan_29_"><text:s text:c="8"/>PQconsumeInput(bag);</text:p>
      <text:p text:style-name="Kod_20__28_Dosyadan_29_"/>
      <text:p text:style-name="Kod_20__28_Dosyadan_29_"><text:s text:c="8"/><text:span text:style-name="Kod_20_-_20_Comment">/*</text:span></text:p>
      <text:p text:style-name="Kod_20__28_Dosyadan_29_"><text:span text:style-name="Kod_20_-_20_Comment"><text:s text:c="9"/>* Gelen veri üzerinde bizi ilgilendiren bir uyarı olup</text:span></text:p>
      <text:p text:style-name="Kod_20__28_Dosyadan_29_"><text:span text:style-name="Kod_20_-_20_Comment"><text:s text:c="9"/>* olmadığını kontrol ediyoruz.</text:span></text:p>
      <text:p text:style-name="Kod_20__28_Dosyadan_29_"><text:span text:style-name="Kod_20_-_20_Comment"><text:s text:c="9"/>*/</text:span></text:p>
      <text:p text:style-name="Kod_20__28_Dosyadan_29_"><text:s text:c="8"/>while ((uyari = PQnotifies(bag)) != NULL) {</text:p>
      <text:p text:style-name="Kod_20__28_Dosyadan_29_"><text:s text:c="12"/>if (strcmp(uyari-&gt;relname, "uyari1") == 0)</text:p>
      <text:p text:style-name="Kod_20__28_Dosyadan_29_"><text:s text:c="12"/>{</text:p>
      <text:p text:style-name="Kod_20__28_Dosyadan_29_"><text:s text:c="16"/>printf("[%d] Uyarı1\n", uyari-&gt;be_pid);</text:p>
      <text:p text:style-name="Kod_20__28_Dosyadan_29_"><text:s text:c="16"/>PQfreemem(uyari);</text:p>
      <text:p text:style-name="Kod_20__28_Dosyadan_29_"><text:s text:c="12"/>}</text:p>
      <text:p text:style-name="Kod_20__28_Dosyadan_29_"><text:s text:c="12"/>else</text:p>
      <text:p text:style-name="Kod_20__28_Dosyadan_29_"><text:s text:c="12"/>{</text:p>
      <text:p text:style-name="Kod_20__28_Dosyadan_29_"><text:s text:c="16"/>printf("[%d] Uyarı2 (Çıkış İsteği)\n", uyari-&gt;be_pid);</text:p>
      <text:p text:style-name="Kod_20__28_Dosyadan_29_"><text:s text:c="16"/>PQfreemem(uyari);</text:p>
      <text:p text:style-name="Kod_20__28_Dosyadan_29_"><text:s text:c="16"/>goto dongudenCik;</text:p>
      <text:p text:style-name="Kod_20__28_Dosyadan_29_"><text:s text:c="12"/>}</text:p>
      <text:p text:style-name="Kod_20__28_Dosyadan_29_"><text:s text:c="8"/>}</text:p>
      <text:p text:style-name="Kod_20__28_Dosyadan_29_"><text:s text:c="4"/>}</text:p>
      <text:p text:style-name="Kod_20__28_Dosyadan_29_"/>
      <text:p text:style-name="Kod_20__28_Dosyadan_29_">dongudenCik:</text:p>
      <text:p text:style-name="Kod_20__28_Dosyadan_29_"/>
      <text:p text:style-name="Kod_20__28_Dosyadan_29_"><text:s text:c="4"/>PQfinish(bag);</text:p>
      <text:p text:style-name="Kod_20__28_Dosyadan_29_"><text:s text:c="4"/>return 0;</text:p>
      <text:p text:style-name="Kod_20__28_Dosyadan_29_">}</text:p>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row>
        <table:table-row table:style-name="Table38.2">
          <table:table-cell table:style-name="Table38.A2" office:value-type="string">
            <text:h text:style-name="Heading_20_1" text:outline-level="1">PHP Arayüzü</text:h>
          </table:table-cell>
          <table:table-cell table:style-name="Table38.B2" office:value-type="string">
            <text:p text:style-name="Table_20_Contents"/>
          </table:table-cell>
          <table:table-cell table:style-name="Table38.A2" office:value-type="string">
            <text:p text:style-name="Table_20_Contents"/>
          </table:table-cell>
        </table:table-row>
        <table:table-row>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row>
      </table:table>
      <text:p text:style-name="Text_20_body">Bu bölümde, PHP programlama dilini kullanarak PostgreSQL veritabanına nasıl bağlanıp, üzerinde sorgulamalarımız gerçekleştirdikten sonra, sonuçlarını nasıl alabileceğimiz üzerinde durmaya çalışacağız.</text:p>
      <text:p text:style-name="Text_20_body">PHP ile PostgreSQL veritabanı üzerinde gerçekleştirilecek işlemler için kullanılan PHP kurulumunda PostgreSQL desteği etkinleştirilmiş olmalı. Aksi halde, bu bölümde anlatılacak olan fonksiyonlar çağrılmaya çalışıldığında, PHP, öyle bir fonksiyon bulunamadığına dair hata verecektir.</text:p>
      <text:p text:style-name="Not">PHP, PostgreSQL Programlama Arayüzü, artalanda libpq kütüphanesini kullandığından dolayı tanıtılacak fonksiyonlar hakkında ayrıntılı bilgi için ilgili fonksiyonların libpq kütüphanesindeki eşdeğerlerinin incelendiği kısımlara göz atabilirsiniz. (Hangi PHP fonksiyonunun, libpq kütüphanesindeki hangi fonksiyon ile eşdeğer olduğunu bölümün en sonunda yer alan Fonksiyon Tablosu başlığından öğrenebilirsiniz.)</text:p>
      <text:h text:style-name="Heading_20_2" text:outline-level="2">PostgreSQL Desteğinin Etkileştirilmesi</text:h>
      <text:p text:style-name="Text_20_body">PHP kurulumunda <text:span text:style-name="Kod_20__28_Yazı_29_">./configure</text:span> işlemine vereceğiniz bir <text:span text:style-name="Kod_20__28_Yazı_29_">--with-pgsql</text:span> parametresi ile PHP'nin PostgreSQL desteğini etkinleştirebilirsiniz.</text:p>
      <text:p text:style-name="Not"><text:span text:style-name="Kod_20__28_Yazı_29__20_Küçük_20_Italic">--with-pgsql</text:span> parametresine herhangi bir değer girmediğiniz taktirde öntanımlı olarak, <text:span text:style-name="Kod_20__28_Yazı_29__20_Küçük_20_Italic">/usr/local/pgsql</text:span> dizini PostgreSQL'in kurulu olduğu dizin olarak kullanılacaktır.</text:p>
      <text:p text:style-name="Text_20_body">Eğer PHP kurulumunuz hazır derlenmiş paketler kullanan bir işletim sisteminin paket yöneticisi tarafından gerçekleştirilmişse, PostgreSQL desteği modül halinde eklenmiş olmalıdır. Bu nedenle, eğer PostgreSQL desteği, kurduğunuz PHP paketleri sonucunda hala mevcut değilse, PHP PostgreSQL modüllerinin bulunduğu paketi de kurmanız gerekmektedir. </text:p>
      <text:p text:style-name="Not"><text:span text:style-name="Kod_20__28_Yazı_29__20_Küçük">RPM</text:span> ve <text:span text:style-name="Kod_20__28_Yazı_29__20_Küçük">DEB</text:span> paketlerinin kullanan Linux dağıtımlarında PHP PostgreSQL modüllerinin bulunduğu paket, genellikle <text:span text:style-name="Kod_20__28_Yazı_29__20_Küçük">php-pgsql</text:span> adı ile geçmektedir.</text:p>
      <text:p text:style-name="Text_20_body">Bunun yanında, <text:span text:style-name="Kod_20__28_Yazı_29_">php.ini</text:span> dosyasındaki ilgili satırın başında bulunan `;' (noktalı vürgül) işaretini kaldırıp, <text:span text:style-name="Kod_20__28_Yazı_29_">pgsql</text:span> modülü etkin hale getirilmelidir.</text:p>
      <text:p text:style-name="Text_20_body">Sisteminizde o an kurulu PHP sürümündeki PostgreSQL desteğinin etkin olup olmadığını öğrenmek için aşağıdaki yöntemlerden birini kullanabilirsiniz:</text:p>
      <text:list text:style-name="L13">
        <text:list-item>
          <text:p text:style-name="P44">Kurulum esnasında <text:span text:style-name="Kod_20__28_Yazı_29_">--with-pgsql</text:span> parametresinin kullanılıp kullanılmadığını öğrenmek için <text:span text:style-name="Kod_20__28_Yazı_29_">phpinfo()</text:span> fonksiyonu sonucu çıkacak olan tablo listesinde <text:span text:style-name="Yabancı_20_Italic">Configure Command</text:span> başlıklı satıra (ya da mevcutsa pgsql başlıklı bölüme) bakabilirsiniz.</text:p>
        </text:list-item>
        <text:list-item>
          <text:p text:style-name="P44"><text:span text:style-name="T61">get_loaded_extensions()</text:span><text:span text:style-name="T62"> fonksiyonunu kullanarak o an etkin halde olan eklentileri listeleyebilirsiniz. </text:span><text:span text:style-name="Source_20_Text"><text:span text:style-name="T62">(Komut satırında </text:span></text:span><text:span text:style-name="Source_20_Text"><text:span text:style-name="Source_20_Text"><text:span text:style-name="T61">php -m</text:span></text:span></text:span><text:span text:style-name="Source_20_Text"><text:span text:style-name="T62"> komutu </text:span></text:span><text:span text:style-name="Source_20_Text"><text:span text:style-name="Source_20_Text"><text:span text:style-name="T61">get_loaded_extensions()</text:span></text:span></text:span><text:span text:style-name="Source_20_Text"><text:span text:style-name="Source_20_Text"><text:span text:style-name="T62"> ile aynı işleve sahiptir.) </text:span></text:span></text:span><text:span text:style-name="T62">Veyahut sadece tek bir modülün etkinleştirilip etkinleştirilmediğini öğrenmek için </text:span><text:span text:style-name="Source_20_Text"><text:span text:style-name="T61">extension_loaded()</text:span></text:span><text:span text:style-name="T62"> fonksiyonunu da kullanabilirsiniz.</text:span></text:p>
        </text:list-item>
      </text:list>
      <text:p text:style-name="Not"><text:span text:style-name="T63">php.ini</text:span><text:span text:style-name="T62"> dosyasında PostgreSQL ile ilgili ayarlamalar için ekler bölümünde yer alacak olan </text:span><text:span text:style-name="Source_20_Text"><text:span text:style-name="T63">php.ini</text:span></text:span><text:span text:style-name="T62"> dosyasının yapılandırılması başlıklı alt bölümü okuyabilirsiniz.</text:span></text:p>
      <text:p text:style-name="Text_20_body"><text:span text:style-name="T62">Unutulmaması gereken bir diğer nokta ise, PHP tarafından sağlanan PostgreSQL desteğinin yaptığı işin aslında sisteminizde kurulu olan libpq kütüphane fonksiyonları ile programcı arasında bir ara katman oluşturmaktan ibaret olduğudur. Hal böyle olunca, PHP tarafından arayüz sağlanan fonksiyonlar, kurulu libpq kütüphaneniz tarafından desteklenmiyorsa, desteklenmeyen bu fonksiyonların PHP tarafından da kullanımı olanaksızlaşır. Bu nedenle, ileriki başlıklarda t</text:span><text:span text:style-name="Source_20_Text"><text:span text:style-name="T62">anıtılacak olan fonksiyonların hepsi kullandığınız sistemde çalışmayabilir.</text:span></text:span></text:p>
      <text:p text:style-name="Not"><text:span text:style-name="T62">Bu alt bölümden sonraki adımlarda sisteminizde kullandığınız PHP kurulumunun PostgreSQL desteğine sahip olduğu varsayılıp, buna göre hareket edilecektir.</text:span></text:p>
      <text:h text:style-name="Heading_20_2" text:outline-level="2">Tanıtım Uygulaması</text:h>
      <text:p text:style-name="Text_20_body">PHP tarafından sağlanan PostgreSQL fonksiyonlarının tanıtımına geçmeden önce, okuyucuya genel bir fikir vermesi açısından, PHP ile PostgreSQL veritabanı üzerinde nasıl işlem yapılabileceğini kabataslak da olsa daha iyi ifade etmesi açısından basit bir tanıtım uygulaması ile giriş yapacağız.</text:p>
      <text:p text:style-name="Text_20_body">Yazacağımız uygulamada bir markette yer alan ürünlerin satış kayıtları ile birlikte market raflarındaki yerleşimleri veritabanındaki tablolar üzerinde tutulacak. Ardından yazacağımız PHP betiği ile belirli bir zamanda satılan bir ürünün bulunduğu rafın yanındaki raflarda yer alan diğer ürünlerin de bu satışlardan etkilenip etkilenmediği kontrol edilecek.</text:p>
      <text:p text:style-name="Not">Bunun ile aynı katagoride ortalama bir veri madenciliği uygulamasında bile çok daha karmaşık tablo ilişkileri, sorgular ve bu sorgulamalar esnasında başarım kazancı sağlayacak değişik algoritmalar kullanılmaktadır. Burada konunun izahı esnasında yardımcı olabileceğini düşündüğümüz çok basit bir örnekleme ele alınmıştır.</text:p>
      <text:p text:style-name="Text_20_body">İlk olarak, analizin gerçekleşeceği tabloları oluşturalım.</text:p>
      <text:p text:style-name="Kod">CREATE TABLE urunler<text:line-break/>(<text:line-break/> <text:s/>id <text:s text:c="5"/>serial PRIMARY KEY,<text:line-break/> <text:s/>marka <text:s text:c="2"/>varchar NOT NULL,<text:line-break/> <text:s/>urun <text:s text:c="3"/>varchar NOT NULL<text:line-break/>);<text:line-break/>CREATE UNIQUE INDEX urunler_id_idx ON urunler (id);<text:line-break/>CREATE UNIQUE INDEX urunler_marka_urun_idx ON urunler (marka, urun);</text:p>
      <text:p text:style-name="Text_20_body">Ürünler tablosunda tutulacak herbir ürünün kendisine ait bir <text:span text:style-name="Kod_20__28_Yazı_29_">id</text:span> değeri ve markası olacak. Marka ve ürün alanlarında oluşturduğumuz <text:span text:style-name="Kod_20__28_Yazı_29_">UNIQUE INDEX</text:span> sayesinde, aynı marka ve ürüne sahip bir malın, tabloya iki kez eklenme olasılığından sakınmış olacağız. <text:span text:style-name="Kod_20__28_Yazı_29_">id</text:span> alanlarını oluştururken ise basit bir <text:span text:style-name="Kod_20__28_Yazı_29_">SEQUENCE</text:span> tipinden yararlanıyoruz.</text:p>
      <text:p text:style-name="Kod">CREATE TABLE satislar<text:line-break/>(<text:line-break/> <text:s/>tarih <text:s text:c="2"/>timestamp without time zone DEFAULT CURRENT_TIMESTAMP NOT NULL ,<text:line-break/> <text:s/>id <text:s text:c="5"/>bigint REFERENCES urunler (id)<text:line-break/>);</text:p>
      <text:p text:style-name="Text_20_body">Satışlar tablosunda, kasalarda gerçekleşen ürün satışlarının tarihlenmiş kayıtları tutulacak. (Böyle bir tablonun ne kadar hızla büyüyebileceği, bu konunun adının neden veri madenciliği olduğu hakkında belirgin bir cevap sunmakta.)</text:p>
      <text:p text:style-name="Kod">CREATE TABLE yerlesim<text:line-break/>(<text:line-break/> <text:s/>tarih <text:s text:c="2"/>timestamp without time zone DEFAULT CURRENT_TIMESTAMP NOT NULL,<text:line-break/> <text:s/>id <text:s text:c="5"/>bigint REFERENCES urunler (id),<text:line-break/> <text:s/>dolap <text:s text:c="2"/>integer NOT NULL<text:line-break/> <text:s/>raf <text:s text:c="4"/>integer NOT NULL<text:line-break/>);<text:line-break/>CREATE UNIQUE INDEX yerlesim_raf_bolme_idx ON yerlesim (dolap, raf);</text:p>
      <text:p text:style-name="Text_20_body">Yer alan ürünlerin marketteki raflar üzerinde yerleşimleri burada iki ayrı alt katagoriye indirgenmiştir: dolap ve raf. Her dolap, belirli sayıda raftan oluşacak şekilde düşünülmüştür.</text:p>
      <text:p text:style-name="Text_20_body">Şimdi bu tablolar eldesiyle, yapacağımız işlemin adımlarını şu şekilde özetleyebiliriz:</text:p>
      <text:list text:style-name="L14">
        <text:list-item>
          <text:p text:style-name="P45">Son bir ay içinde raflarda en çok satılan ürünlerin listesi çıkarılacak.</text:p>
        </text:list-item>
        <text:list-item>
          <text:p text:style-name="P45">En çok satılan ürünlerin bulunduğu dolapta ve bu dolabın yanındaki diğer dolaplardaki ürünlerin listesi çıkarılacak.</text:p>
        </text:list-item>
        <text:list-item>
          <text:p text:style-name="P45">Listesi elde edilen bu ürünlerin son bir ay içindeki satışları ile bir önceki ay içindeki satışlarının karşılaştırılması yapılacak.</text:p>
        </text:list-item>
      </text:list>
      <text:p text:style-name="Text_20_body">Yardımcı bileşenleri çıkardığımıza göre, artık programımızı yazabiliriz:</text:p>
      <text:p text:style-name="Kod">$bag = <text:span text:style-name="T4">pg_connect</text:span>("dbname=test")<text:line-break/> <text:s text:c="6"/>or die("Veritabanına bağlanırken bir hata oluştu!");<text:line-break/><text:line-break/>$zaman_araligi = "'1 month'::interval"; <text:span text:style-name="T3">/* Çok satanlara bakacağımız zaman aralığı. */</text:span><text:line-break/>$cok_satan_sayisi = 10; <text:span text:style-name="T3">/* En çok kaç tane çok satan ürün listeleyeceğiz? */</text:span><text:line-break/><text:line-break/><text:span text:style-name="T3">/*<text:line-break/> * Kitap satışlarını, en çok satandan en aza doğru, marka, ürün,<text:line-break/> * dolap, raf satış sayısı bilgileri ile birlikte listeliyoruz.<text:line-break/> */</text:span><text:line-break/>$komut = &lt;&lt;&lt;EOF<text:line-break/>SELECT id, u.marka, u.urun, y.dolap, y.raf, count(s.id) AS satis_sayisi<text:line-break/> <text:s/>FROM urunler u<text:line-break/> <text:s/>LEFT JOIN satislar s USING (id)<text:line-break/> <text:s/>LEFT JOIN yerlesim y USING (id)<text:line-break/> <text:s/>WHERE s.tarih &gt; now() - $zaman_araligi<text:line-break/> <text:s/>GROUP BY id, u.marka, u.urun, y.dolap, y.raf<text:line-break/> <text:s/>ORDER BY satis_sayisi DESC<text:line-break/> <text:s/>LIMIT $cok_satan_sayisi<text:line-break/>EOF;<text:line-break/>$sorgu1 = <text:span text:style-name="T4">pg_query(</text:span>$bag, $komut)<text:line-break/> <text:s text:c="9"/>or die("Sorgulama esnasında bir hata oluştu: ".<text:span text:style-name="T4">pg_last_error</text:span>());<text:line-break/><text:line-break/>print &lt;&lt;&lt;EOF<text:line-break/>&lt;table border="1"&gt;<text:line-break/>&lt;tr style="background: #EDEDED"&gt;<text:line-break/> <text:s text:c="3"/>&lt;td&gt;ID&lt;/td&gt;<text:line-break/> <text:s text:c="3"/>&lt;td&gt;Marka&lt;/td&gt;<text:line-break/> <text:s text:c="3"/>&lt;td&gt;Ürün&lt;/td&gt;<text:line-break/> <text:s text:c="3"/>&lt;td&gt;Dolap&lt;/td&gt;<text:line-break/> <text:s text:c="3"/>&lt;td&gt;Raf&lt;/td&gt;<text:line-break/> <text:s text:c="3"/>&lt;td&gt;Önceki Satış Sayısı&lt;/td&gt;<text:line-break/> <text:s text:c="3"/>&lt;td&gt;Satış Sayısı&lt;/td&gt;<text:line-break/>&lt;/tr&gt;<text:line-break/>EOF;<text:line-break/><text:line-break/>while ($urun = <text:span text:style-name="T4">pg_fetch_array</text:span>($sorgu1))<text:line-break/>{<text:line-break/> <text:s text:c="3"/>print &lt;&lt;&lt; EOF<text:line-break/>&lt;tr style="background: #EFEFEF"&gt;<text:line-break/> <text:s text:c="3"/>&lt;td&gt;{$urun["id"]}&lt;/td&gt;<text:line-break/> <text:s text:c="3"/>&lt;td&gt;{$urun["marka"]}&lt;/td&gt;<text:line-break/> <text:s text:c="3"/>&lt;td&gt;{$urun["urun"]}&lt;/td&gt;<text:line-break/> <text:s text:c="3"/>&lt;td&gt;{$urun["dolap"]}&lt;/td&gt;<text:line-break/> <text:s text:c="3"/>&lt;td&gt;{$urun["raf"]}&lt;/td&gt;<text:line-break/> <text:s text:c="3"/>&lt;td&gt;-&lt;/td&gt;<text:line-break/> <text:s text:c="3"/>&lt;td&gt;{$urun["satis_sayisi"]}&lt;/td&gt;<text:line-break/>&lt;/tr&gt;<text:line-break/>EOF;<text:line-break/><text:line-break/><text:span text:style-name="T64"> <text:s text:c="3"/></text:span><text:span text:style-name="T65">/*<text:line-break/> <text:s text:c="4"/>* Şu an (foreach döngüsü ile) bakmakta olduğumuz ürünün yer aldığı dolabın<text:line-break/> <text:s text:c="4"/>* yanındaki (yani dolap numarası kendisininkinden bir fazla ve bir eksik<text:line-break/> <text:s text:c="4"/>* numaralı) dolaplarda yer alan ürünlerin, o dolaba yerleştirilme tarihinden<text:line-break/> <text:s text:c="4"/>* önceki ve sonraki satış sayılarını buluyoruz.<text:line-break/> <text:s text:c="4"/>* Ürünün önceki satış sayısını bulurken şöyle bir filtreleme uyguluyoruz:<text:line-break/> <text:s text:c="4"/>* Satış tarihi dolaba yerleştirilme tarihinden küçük; ürün, dolaba<text:line-break/> <text:s text:c="4"/>* yerleştirilme tarihi ile şu ana kadar olan zaman farkı kadar eski olacak.<text:line-break/> <text:s text:c="4"/>* Bir örnek vermek gerekirse, eğer ürün o dolapta 1 ayden beri yer alıyorsa,<text:line-break/> <text:s text:c="4"/>* önceki satış sayısını hesaplarken YerlestirilmeTarihi - 1ay zaman aralığını<text:line-break/> <text:s text:c="4"/>* kullanıyoruz.<text:line-break/> <text:s text:c="4"/>*/</text:span><text:line-break/> <text:s text:c="3"/>$onceki <text:s/>= $urun["dolap"] - 1;<text:line-break/> <text:s text:c="3"/>$sonraki = $urun["dolap"] + 1;<text:line-break/> <text:s text:c="3"/>$komut <text:s text:c="2"/>= &lt;&lt;&lt;EOF<text:line-break/>SELECT u.id, u.marka, u.urun, y.dolap, y.raf<text:line-break/> <text:s/>(SELECT count(id) FROM satislar WHERE id = y.id<text:line-break/> <text:s text:c="3"/>AND tarih &lt; y.tarih<text:line-break/> <text:s text:c="3"/>AND tarih &gt; (y.tarih - (now() - y.tarih))) AS onceki_satis_sayisi,<text:line-break/> <text:s/>(SELECT count(id) FROM satislar WHERE id = y.id<text:line-break/> <text:s text:c="3"/>AND tarih &gt;= y.tarih) AS satis_sayisi<text:line-break/> <text:s/>FROM yerlesim y<text:line-break/> <text:s/>LEFT JOIN urunler u USING (id)<text:line-break/> <text:s/>WHERE y.dolap = $onceki OR y.dolap = $sonraki<text:line-break/> <text:s/>ORDER BY satis_sayisi DESC<text:line-break/>EOF;<text:line-break/> <text:s text:c="3"/>$sorgu2 = <text:span text:style-name="T4">pg_query</text:span>($bag, $komut)<text:line-break/> <text:s text:c="13"/>or die("Sorgulama esnasında bir hata oluştu: ".<text:span text:style-name="T4">pg_last_error</text:span>());<text:line-break/><text:line-break/> <text:s text:c="3"/>while ($yan_raftaki = <text:span text:style-name="T4">pg_fetch_array(</text:span>$sorgu2))<text:line-break/> <text:s text:c="7"/>print &lt;&lt;&lt;EOF<text:line-break/>&lt;tr&gt;<text:line-break/> <text:s text:c="3"/>&lt;td&gt;{$yan_raftaki["id"]}&lt;/td&gt;<text:line-break/> <text:s text:c="3"/>&lt;td&gt;{$yan_raftaki["marka"]}&lt;/td&gt;<text:line-break/> <text:s text:c="3"/>&lt;td&gt;{$yan_raftaki["urun"]}&lt;/td&gt;<text:line-break/> <text:s text:c="3"/>&lt;td&gt;{$yan_raftaki["dolap"]}&lt;/td&gt;<text:line-break/> <text:s text:c="3"/>&lt;td&gt;{$yan_raftaki["raf"]}&lt;/td&gt;<text:line-break/> <text:s text:c="3"/>&lt;td&gt;{$yan_raftaki["onceki_satis_sayisi"]}&lt;/td&gt;<text:line-break/> <text:s text:c="3"/>&lt;td&gt;{$yan_raftaki["satis_sayisi"]}&lt;/td&gt;<text:line-break/>&lt;/tr&gt;<text:line-break/>EOF;<text:line-break/>}<text:line-break/><text:line-break/>print "\n\n&lt;/table&gt;\n";</text:p>
      <text:p text:style-name="Text_20_body">PHP'nin kendi veritabanı arayüzlerini oluştururken izlediği standart biçim duyarlılığından ötürü, sağladığı veritabanı fonksiyonlarının çok büyük bir kısmı birbirine benzerdir ve bir veritabanı için sağlanan bir fonksiyonun, çok benzer bir isimle başka bir veritabanı için de desteklenmesi olasılığı oldukça fazladır. Bu sebepten ötürü, PHP ile daha önceden herhangi bir veritabanı ile sorgulama yapmış biri için yukarıdaki kod parçası oldukça tanıdık gelecektir. Yine de yukarıda kullandığımız veritabanı fonksiyonlarını kısa bir şekilde açıklamamız gerekirse:</text:p>
      <text:list text:style-name="L15">
        <text:list-item>
          <text:p text:style-name="P46"><text:span text:style-name="Kod_20__28_Yazı_29_">pg_connect()</text:span> fonksiyonu, belirtilen PostgreSQL veritabanı ile bağlantı kurulmasını sağlar.</text:p>
        </text:list-item>
        <text:list-item>
          <text:p text:style-name="P46"><text:span text:style-name="Kod_20__28_Yazı_29_">pg_query()</text:span> fonksiyonu, parametre olarak aldığı komutun sorgusunu geçerli ya da belirtilen veritabanı bağlantısı üzerinden gerçekleştirmek için kullanılır.</text:p>
        </text:list-item>
        <text:list-item>
          <text:p text:style-name="P46"><text:span text:style-name="Kod_20__28_Yazı_29_">pg_last_error()</text:span> fonksiyonu, parametre olarak aldığı ya da geçerli veritabanı bağlantısı üzerinde gerçekleşmiş en son hataya ait mesajı kendisini çağırana döndürür.</text:p>
        </text:list-item>
        <text:list-item>
          <text:p text:style-name="P46"><text:span text:style-name="Kod_20__28_Yazı_29_">pg_fetch_array()</text:span> fonksiyonu, parametre olarak aldığı sonucun herhangi bir veri içermesi durumunda, ilgili verinin her çağrılışında bir satırını kendisini çağırana dizi (<text:span text:style-name="Kod_20__28_Yazı_29_">array</text:span>) olarak döndürecektir.</text:p>
        </text:list-item>
      </text:list>
      <text:p text:style-name="Text_20_body">Genelde veritabanı ile etkileşime geçen PHP betiklerinde yukarıdakine benzer bir yapı izlenmektedir: Veritabanı bağlantısı gerçekleştirildikten sonra gereken sorgu tümceleri oluşturulup ilgili sorgulamalar ile istenilen sonuçlar karşılaştırılıp bir sonraki adıma karar verilir. Fonksiyon ve bu fonksiyonların aldıkları parametrelerin sözdizim yapıları da sabit olduğundan, yazılan program ister istemez genel bir biçim içinde ortaya konur. Fakat bu ve benzeri detaylara kitabın ilerki bölümlerinde değineceğiz.</text:p>
      <text:p text:style-name="Text_20_body">Yazdığımız PHP betiğini çalıştırdığımızda karşımıza (bizim bu örneği uygularken oluşturduğumuz tablo verilerine göre) şuna benzer bir tablo çıkacak:</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style-name="Table17.1">
          <table:table-cell table:style-name="Table17.A1" office:value-type="string">
            <text:p text:style-name="P47"><text:span text:style-name="Tablo_20_Küçük">ID</text:span></text:p>
          </table:table-cell>
          <table:table-cell table:style-name="Table17.A1" office:value-type="string">
            <text:p text:style-name="P47"><text:span text:style-name="Tablo_20_Küçük">Marka</text:span></text:p>
          </table:table-cell>
          <table:table-cell table:style-name="Table17.A1" office:value-type="string">
            <text:p text:style-name="P47"><text:span text:style-name="Tablo_20_Küçük">Ürün</text:span></text:p>
          </table:table-cell>
          <table:table-cell table:style-name="Table17.A1" office:value-type="string">
            <text:p text:style-name="P47"><text:span text:style-name="Tablo_20_Küçük">Dolap</text:span></text:p>
          </table:table-cell>
          <table:table-cell table:style-name="Table17.A1" office:value-type="string">
            <text:p text:style-name="P47"><text:span text:style-name="Tablo_20_Küçük">Raf</text:span></text:p>
          </table:table-cell>
          <table:table-cell table:style-name="Table17.A1" office:value-type="string">
            <text:p text:style-name="P47"><text:span text:style-name="Tablo_20_Küçük">Önceki Satış Sayısı</text:span></text:p>
          </table:table-cell>
          <table:table-cell table:style-name="Table17.G1" office:value-type="string">
            <text:p text:style-name="P47"><text:span text:style-name="Tablo_20_Küçük">Satış Sayısı</text:span></text:p>
          </table:table-cell>
        </table:table-row>
        <table:table-row table:style-name="Table17.2">
          <table:table-cell table:style-name="Table17.A2" office:value-type="string">
            <text:p text:style-name="P47"><text:span text:style-name="Tablo_20_Küçük">4</text:span></text:p>
          </table:table-cell>
          <table:table-cell table:style-name="Table17.A2" office:value-type="string">
            <text:p text:style-name="P47"><text:span text:style-name="Tablo_20_Küçük">Kabalcı Yayınevi</text:span></text:p>
          </table:table-cell>
          <table:table-cell table:style-name="Table17.A2" office:value-type="string">
            <text:p text:style-name="P47"><text:span text:style-name="Tablo_20_Küçük">Gödel, Escher, Bach</text:span></text:p>
          </table:table-cell>
          <table:table-cell table:style-name="Table17.A2" office:value-type="string">
            <text:p text:style-name="P47"><text:span text:style-name="Tablo_20_Küçük">2</text:span></text:p>
          </table:table-cell>
          <table:table-cell table:style-name="Table17.A2" office:value-type="string">
            <text:p text:style-name="P47"><text:span text:style-name="Tablo_20_Küçük">3</text:span></text:p>
          </table:table-cell>
          <table:table-cell table:style-name="Table17.A2" office:value-type="string">
            <text:p text:style-name="P47"><text:span text:style-name="Tablo_20_Küçük">-</text:span></text:p>
          </table:table-cell>
          <table:table-cell table:style-name="Table17.G2" office:value-type="string">
            <text:p text:style-name="P47"><text:span text:style-name="Tablo_20_Küçük">16</text:span></text:p>
          </table:table-cell>
        </table:table-row>
        <table:table-row>
          <table:table-cell table:style-name="Table17.A2" office:value-type="string">
            <text:p text:style-name="P47"><text:span text:style-name="Tablo_20_Küçük">2</text:span></text:p>
          </table:table-cell>
          <table:table-cell table:style-name="Table17.A2" office:value-type="string">
            <text:p text:style-name="P47"><text:span text:style-name="Tablo_20_Küçük">Çikita</text:span></text:p>
          </table:table-cell>
          <table:table-cell table:style-name="Table17.A2" office:value-type="string">
            <text:p text:style-name="P47"><text:span text:style-name="Tablo_20_Küçük">Muz</text:span></text:p>
          </table:table-cell>
          <table:table-cell table:style-name="Table17.A2" office:value-type="string">
            <text:p text:style-name="P47"><text:span text:style-name="Tablo_20_Küçük">1</text:span></text:p>
          </table:table-cell>
          <table:table-cell table:style-name="Table17.A2" office:value-type="string">
            <text:p text:style-name="P47"><text:span text:style-name="Tablo_20_Küçük">4</text:span></text:p>
          </table:table-cell>
          <table:table-cell table:style-name="Table17.A2" office:value-type="string">
            <text:p text:style-name="P47"><text:span text:style-name="Tablo_20_Küçük">5</text:span></text:p>
          </table:table-cell>
          <table:table-cell table:style-name="Table17.G2" office:value-type="string">
            <text:p text:style-name="P47"><text:span text:style-name="Tablo_20_Küçük">8</text:span></text:p>
          </table:table-cell>
        </table:table-row>
        <table:table-row>
          <table:table-cell table:style-name="Table17.A2" office:value-type="string">
            <text:p text:style-name="P47"><text:span text:style-name="Tablo_20_Küçük">3</text:span></text:p>
          </table:table-cell>
          <table:table-cell table:style-name="Table17.A2" office:value-type="string">
            <text:p text:style-name="P47"><text:span text:style-name="Tablo_20_Küçük">Casio</text:span></text:p>
          </table:table-cell>
          <table:table-cell table:style-name="Table17.A2" office:value-type="string">
            <text:p text:style-name="P47"><text:span text:style-name="Tablo_20_Küçük">Algebra GX 2.0</text:span></text:p>
          </table:table-cell>
          <table:table-cell table:style-name="Table17.A2" office:value-type="string">
            <text:p text:style-name="P47"><text:span text:style-name="Tablo_20_Küçük">3</text:span></text:p>
          </table:table-cell>
          <table:table-cell table:style-name="Table17.A2" office:value-type="string">
            <text:p text:style-name="P47"><text:span text:style-name="Tablo_20_Küçük">2</text:span></text:p>
          </table:table-cell>
          <table:table-cell table:style-name="Table17.A2" office:value-type="string">
            <text:p text:style-name="P47"><text:span text:style-name="Tablo_20_Küçük">5</text:span></text:p>
          </table:table-cell>
          <table:table-cell table:style-name="Table17.G2" office:value-type="string">
            <text:p text:style-name="P47"><text:span text:style-name="Tablo_20_Küçük">0</text:span></text:p>
          </table:table-cell>
        </table:table-row>
        <table:table-row>
          <table:table-cell table:style-name="Table17.A2" office:value-type="string">
            <text:p text:style-name="P47"><text:span text:style-name="Tablo_20_Küçük">5</text:span></text:p>
          </table:table-cell>
          <table:table-cell table:style-name="Table17.A2" office:value-type="string">
            <text:p text:style-name="P47"><text:span text:style-name="Tablo_20_Küçük">Ülker</text:span></text:p>
          </table:table-cell>
          <table:table-cell table:style-name="Table17.A2" office:value-type="string">
            <text:p text:style-name="P47"><text:span text:style-name="Tablo_20_Küçük">İçim Süt</text:span></text:p>
          </table:table-cell>
          <table:table-cell table:style-name="Table17.A2" office:value-type="string">
            <text:p text:style-name="P47"><text:span text:style-name="Tablo_20_Küçük">1</text:span></text:p>
          </table:table-cell>
          <table:table-cell table:style-name="Table17.A2" office:value-type="string">
            <text:p text:style-name="P47"><text:span text:style-name="Tablo_20_Küçük">3</text:span></text:p>
          </table:table-cell>
          <table:table-cell table:style-name="Table17.A2" office:value-type="string">
            <text:p text:style-name="P47"><text:span text:style-name="Tablo_20_Küçük">0</text:span></text:p>
          </table:table-cell>
          <table:table-cell table:style-name="Table17.G2" office:value-type="string">
            <text:p text:style-name="P47"><text:span text:style-name="Tablo_20_Küçük">0</text:span></text:p>
          </table:table-cell>
        </table:table-row>
        <table:table-row table:style-name="Table17.2">
          <table:table-cell table:style-name="Table17.A2" office:value-type="string">
            <text:p text:style-name="P47"><text:span text:style-name="Tablo_20_Küçük">2</text:span></text:p>
          </table:table-cell>
          <table:table-cell table:style-name="Table17.A2" office:value-type="string">
            <text:p text:style-name="P47"><text:span text:style-name="Tablo_20_Küçük">Çikita</text:span></text:p>
          </table:table-cell>
          <table:table-cell table:style-name="Table17.A2" office:value-type="string">
            <text:p text:style-name="P47"><text:span text:style-name="Tablo_20_Küçük">Muz</text:span></text:p>
          </table:table-cell>
          <table:table-cell table:style-name="Table17.A2" office:value-type="string">
            <text:p text:style-name="P47"><text:span text:style-name="Tablo_20_Küçük">1</text:span></text:p>
          </table:table-cell>
          <table:table-cell table:style-name="Table17.A2" office:value-type="string">
            <text:p text:style-name="P47"><text:span text:style-name="Tablo_20_Küçük">4</text:span></text:p>
          </table:table-cell>
          <table:table-cell table:style-name="Table17.A2" office:value-type="string">
            <text:p text:style-name="P47"><text:span text:style-name="Tablo_20_Küçük">-</text:span></text:p>
          </table:table-cell>
          <table:table-cell table:style-name="Table17.G2" office:value-type="string">
            <text:p text:style-name="P47"><text:span text:style-name="Tablo_20_Küçük">13</text:span></text:p>
          </table:table-cell>
        </table:table-row>
        <table:table-row>
          <table:table-cell table:style-name="Table17.A2" office:value-type="string">
            <text:p text:style-name="P47"><text:span text:style-name="Tablo_20_Küçük">4</text:span></text:p>
          </table:table-cell>
          <table:table-cell table:style-name="Table17.A2" office:value-type="string">
            <text:p text:style-name="P47"><text:span text:style-name="Tablo_20_Küçük">Kabalcı Yayınevi</text:span></text:p>
          </table:table-cell>
          <table:table-cell table:style-name="Table17.A2" office:value-type="string">
            <text:p text:style-name="P47"><text:span text:style-name="Tablo_20_Küçük">Gödel, Escher, Bach</text:span></text:p>
          </table:table-cell>
          <table:table-cell table:style-name="Table17.A2" office:value-type="string">
            <text:p text:style-name="P47"><text:span text:style-name="Tablo_20_Küçük">2</text:span></text:p>
          </table:table-cell>
          <table:table-cell table:style-name="Table17.A2" office:value-type="string">
            <text:p text:style-name="P47"><text:span text:style-name="Tablo_20_Küçük">3</text:span></text:p>
          </table:table-cell>
          <table:table-cell table:style-name="Table17.A2" office:value-type="string">
            <text:p text:style-name="P47"><text:span text:style-name="Tablo_20_Küçük">16</text:span></text:p>
          </table:table-cell>
          <table:table-cell table:style-name="Table17.G2" office:value-type="string">
            <text:p text:style-name="P47"><text:span text:style-name="Tablo_20_Küçük">0</text:span></text:p>
          </table:table-cell>
        </table:table-row>
        <table:table-row table:style-name="Table17.2">
          <table:table-cell table:style-name="Table17.A2" office:value-type="string">
            <text:p text:style-name="P47"><text:span text:style-name="Tablo_20_Küçük">3</text:span></text:p>
          </table:table-cell>
          <table:table-cell table:style-name="Table17.A2" office:value-type="string">
            <text:p text:style-name="P47"><text:span text:style-name="Tablo_20_Küçük">Casio</text:span></text:p>
          </table:table-cell>
          <table:table-cell table:style-name="Table17.A2" office:value-type="string">
            <text:p text:style-name="P47"><text:span text:style-name="Tablo_20_Küçük">Algebra GX 2.0</text:span></text:p>
          </table:table-cell>
          <table:table-cell table:style-name="Table17.A2" office:value-type="string">
            <text:p text:style-name="P47"><text:span text:style-name="Tablo_20_Küçük">3</text:span></text:p>
          </table:table-cell>
          <table:table-cell table:style-name="Table17.A2" office:value-type="string">
            <text:p text:style-name="P47"><text:span text:style-name="Tablo_20_Küçük">2</text:span></text:p>
          </table:table-cell>
          <table:table-cell table:style-name="Table17.A2" office:value-type="string">
            <text:p text:style-name="P47"><text:span text:style-name="Tablo_20_Küçük">-</text:span></text:p>
          </table:table-cell>
          <table:table-cell table:style-name="Table17.G2" office:value-type="string">
            <text:p text:style-name="P47"><text:span text:style-name="Tablo_20_Küçük">5</text:span></text:p>
          </table:table-cell>
        </table:table-row>
        <table:table-row>
          <table:table-cell table:style-name="Table17.A2" office:value-type="string">
            <text:p text:style-name="P47"><text:span text:style-name="Tablo_20_Küçük">1</text:span></text:p>
          </table:table-cell>
          <table:table-cell table:style-name="Table17.A2" office:value-type="string">
            <text:p text:style-name="P47"><text:span text:style-name="Tablo_20_Küçük">Ülker</text:span></text:p>
          </table:table-cell>
          <table:table-cell table:style-name="Table17.A2" office:value-type="string">
            <text:p text:style-name="P47"><text:span text:style-name="Tablo_20_Küçük">Sütlü Çikolata</text:span></text:p>
          </table:table-cell>
          <table:table-cell table:style-name="Table17.A2" office:value-type="string">
            <text:p text:style-name="P47"><text:span text:style-name="Tablo_20_Küçük">4</text:span></text:p>
          </table:table-cell>
          <table:table-cell table:style-name="Table17.A2" office:value-type="string">
            <text:p text:style-name="P47"><text:span text:style-name="Tablo_20_Küçük">1</text:span></text:p>
          </table:table-cell>
          <table:table-cell table:style-name="Table17.A2" office:value-type="string">
            <text:p text:style-name="P47"><text:span text:style-name="Tablo_20_Küçük">5</text:span></text:p>
          </table:table-cell>
          <table:table-cell table:style-name="Table17.G2" office:value-type="string">
            <text:p text:style-name="P47"><text:span text:style-name="Tablo_20_Küçük">0</text:span></text:p>
          </table:table-cell>
        </table:table-row>
        <table:table-row>
          <table:table-cell table:style-name="Table17.A2" office:value-type="string">
            <text:p text:style-name="P47"><text:span text:style-name="Tablo_20_Küçük">4</text:span></text:p>
          </table:table-cell>
          <table:table-cell table:style-name="Table17.A2" office:value-type="string">
            <text:p text:style-name="P47"><text:span text:style-name="Tablo_20_Küçük">Kabalcı Yayınevi</text:span></text:p>
          </table:table-cell>
          <table:table-cell table:style-name="Table17.A2" office:value-type="string">
            <text:p text:style-name="P47"><text:span text:style-name="Tablo_20_Küçük">Gödel, Escher, Bach</text:span></text:p>
          </table:table-cell>
          <table:table-cell table:style-name="Table17.A2" office:value-type="string">
            <text:p text:style-name="P47"><text:span text:style-name="Tablo_20_Küçük">2</text:span></text:p>
          </table:table-cell>
          <table:table-cell table:style-name="Table17.A2" office:value-type="string">
            <text:p text:style-name="P47"><text:span text:style-name="Tablo_20_Küçük">3</text:span></text:p>
          </table:table-cell>
          <table:table-cell table:style-name="Table17.A2" office:value-type="string">
            <text:p text:style-name="P47"><text:span text:style-name="Tablo_20_Küçük">16</text:span></text:p>
          </table:table-cell>
          <table:table-cell table:style-name="Table17.G2" office:value-type="string">
            <text:p text:style-name="P47"><text:span text:style-name="Tablo_20_Küçük">0</text:span></text:p>
          </table:table-cell>
        </table:table-row>
        <table:table-row table:style-name="Table17.2">
          <table:table-cell table:style-name="Table17.A2" office:value-type="string">
            <text:p text:style-name="P47"><text:span text:style-name="Tablo_20_Küçük">1</text:span></text:p>
          </table:table-cell>
          <table:table-cell table:style-name="Table17.A2" office:value-type="string">
            <text:p text:style-name="P47"><text:span text:style-name="Tablo_20_Küçük">Ülker</text:span></text:p>
          </table:table-cell>
          <table:table-cell table:style-name="Table17.A2" office:value-type="string">
            <text:p text:style-name="P47"><text:span text:style-name="Tablo_20_Küçük">Sütlü Çikolata</text:span></text:p>
          </table:table-cell>
          <table:table-cell table:style-name="Table17.A2" office:value-type="string">
            <text:p text:style-name="P47"><text:span text:style-name="Tablo_20_Küçük">4</text:span></text:p>
          </table:table-cell>
          <table:table-cell table:style-name="Table17.A2" office:value-type="string">
            <text:p text:style-name="P47"><text:span text:style-name="Tablo_20_Küçük">1</text:span></text:p>
          </table:table-cell>
          <table:table-cell table:style-name="Table17.A2" office:value-type="string">
            <text:p text:style-name="P47"><text:span text:style-name="Tablo_20_Küçük">-</text:span></text:p>
          </table:table-cell>
          <table:table-cell table:style-name="Table17.G2" office:value-type="string">
            <text:p text:style-name="P47"><text:span text:style-name="Tablo_20_Küçük">5</text:span></text:p>
          </table:table-cell>
        </table:table-row>
        <table:table-row>
          <table:table-cell table:style-name="Table17.A2" office:value-type="string">
            <text:p text:style-name="P47"><text:span text:style-name="Tablo_20_Küçük">3</text:span></text:p>
          </table:table-cell>
          <table:table-cell table:style-name="Table17.A2" office:value-type="string">
            <text:p text:style-name="P47"><text:span text:style-name="Tablo_20_Küçük">Casio</text:span></text:p>
          </table:table-cell>
          <table:table-cell table:style-name="Table17.A2" office:value-type="string">
            <text:p text:style-name="P47"><text:span text:style-name="Tablo_20_Küçük">Algebra GX 2.0</text:span></text:p>
          </table:table-cell>
          <table:table-cell table:style-name="Table17.A2" office:value-type="string">
            <text:p text:style-name="P47"><text:span text:style-name="Tablo_20_Küçük">3</text:span></text:p>
          </table:table-cell>
          <table:table-cell table:style-name="Table17.A2" office:value-type="string">
            <text:p text:style-name="P47"><text:span text:style-name="Tablo_20_Küçük">2</text:span></text:p>
          </table:table-cell>
          <table:table-cell table:style-name="Table17.A2" office:value-type="string">
            <text:p text:style-name="P47"><text:span text:style-name="Tablo_20_Küçük">5</text:span></text:p>
          </table:table-cell>
          <table:table-cell table:style-name="Table17.G2" office:value-type="string">
            <text:p text:style-name="P47"><text:span text:style-name="Tablo_20_Küçük">0</text:span></text:p>
          </table:table-cell>
        </table:table-row>
      </table:table>
      <text:p text:style-name="Text_20_body">Bu tabloya bakarak, sanal marketimizdeki satış istatistiğinden çok, yazarın o an ki psiklojisini uygun veri madenciliği teknikleri ile açıklığa kavuşturmayı okuyucunun kişisel beceri ve ilgi alanı doğrultusunda ayrı bir ödev olarak bırakıyoruz.</text:p>
      <text:h text:style-name="Heading_20_2" text:outline-level="2">Bağlantı Kurulumu</text:h>
      <text:p text:style-name="Text_20_body">Bu bölümde veritabanı ile nasıl bağlantı kurulacağı hakkında bahsedip, bunun için PHP tarafından sağlanan fonksiyonlar üzerinde durmaya çalışacağız.</text:p>
      <text:p text:style-name="İşlev_20_Başlığı">resource <text:span text:style-name="T4">pg_connect</text:span> ( <text:s text:c="2"/>string baglanti_secenekleri<text:line-break/> <text:s text:c="21"/>[,int <text:s text:c="3"/>baglanti_tipi] )</text:p>
      <text:p text:style-name="Text_20_body"><text:span text:style-name="Kod_20__28_Yazı_29_">pg_connect()</text:span> fonksiyonu, parametre olarak aldığı bağlantı seçeneklerini kullanarak veritabanına ile bağlantı kurulmasını sağlar. Başarılı bir bağlantı sonucunda, kendisini çağırana (diğer PostgreSQL fonksiyonları tarafından kullanılacak olan) veritabanı kaynağını döndürecektir. Herhangi bir hata durumunda <text:span text:style-name="Kod_20__28_Yazı_29_">FALSE</text:span> değeri döndürür.</text:p>
      <text:p text:style-name="Not">Fonksiyon tarafından kullanılan bağlantı seçenekleri, libpq kütüphanesi tarafından sağlanan bağlantı fonksiyonlarınca (<text:span text:style-name="Kod_20__28_Yazı_29__20_Küçük_20_Italic">PQconnectdb()</text:span>, ...) kullanılan bağlantı seçenekleri ile aynı yapıya (ve kısıtlamalara) sahiptir.</text:p>
      <text:p text:style-name="Text_20_body">Bağlantı tipi <text:span text:style-name="Kod_20__28_Yazı_29_">PQSQL_CONNECT_FORCE_NEW</text:span> olarak belirtilmediği sürece, aynı bağlantı seçenekleri ile ikinci bir <text:span text:style-name="Kod_20__28_Yazı_29_">pg_connect()</text:span> çağrısı yapıldığında, fonksiyon varolan bağlantının kaynağını döndürecektir. Bunun dışında, <text:span text:style-name="Kod_20__28_Yazı_29_">PQSQL_CONNECT_FORCE_NEW</text:span> değeri bağlantı tipi olarak fonksiyona parametre ile belirtildiğinde, ikinci bir <text:span text:style-name="Kod_20__28_Yazı_29_">pg_connect()</text:span> çağrısında yeni bir veritabanı bağlantısı döndürülecektir.</text:p>
      <text:p text:style-name="Not">Yapılabilecek en fazla bağlantı sayısını <text:span text:style-name="Kod_20__28_Yazı_29__20_Küçük_20_Italic">php.ini</text:span> dosyasındaki <text:span text:style-name="Kod_20__28_Yazı_29__20_Küçük_20_Italic">pgsql.max_links</text:span> ile ayarlayabilirsiniz. (-1 değeri herhangi bir sınır olmadığı anlamına gelir.)</text:p>
      <text:p text:style-name="İşlev_20_Başlığı">resource <text:span text:style-name="T4">pg_pconnect</text:span> ( <text:s text:c="2"/>string baglanti_secenkeleri<text:line-break/> <text:s text:c="22"/>[,int <text:s text:c="3"/>baglanti_tipi] )</text:p>
      <text:p text:style-name="Text_20_body"><text:span text:style-name="Kod_20__28_Yazı_29_">pg_pconnect()</text:span> fonksiyonu, <text:span text:style-name="Kod_20__28_Yazı_29_">pg_connect()</text:span> fonksiyonu ile aynı özelliklere (ve kısıtlamalara) sahip olup, veritabanı ile kalıcı<text:span text:style-name="T66"><text:note text:id="ftn16" text:note-class="footnote"><text:note-citation>16</text:note-citation><text:note-body><text:p text:style-name="Footnote">Kalıcı bağlantıların ne olup, nasıl bir durumunda kullanılması gerektiği hakkında daha ayrntılı bilgi için sık karşılaşılan sorunlar kısmındaki ilgili başlığa göz atabilirsiniz.</text:p></text:note-body></text:note></text:span> (<text:span text:style-name="Yabancı_20_Italic">persistent</text:span>) bir bağlantı kurulmasını sağlar.</text:p>
      <text:p text:style-name="Not">Veritabanı ile kalıcı bir bağlantı kurabilmek için <text:span text:style-name="Kod_20__28_Yazı_29__20_Küçük_20_Italic">php.ini</text:span> dosyasındaki <text:span text:style-name="Kod_20__28_Yazı_29__20_Küçük_20_Italic">pgsql.allow_persistent</text:span> değişkeni açık durumda bulunmalıdır. <text:span text:style-name="Kod_20__28_Yazı_29__20_Küçük_20_Italic">pgsql.max_persistent</text:span> INI değişkeni ile de veritabanı ile kurulabilecek en fazla kalıcı bağlantı sayısını ayarlayabilirsiniz.</text:p>
      <text:h text:style-name="Heading_20_2" text:outline-level="2">Bağlantı Üzerinde İşlemler</text:h>
      <text:p text:style-name="Text_20_body">Veritabanı ile kurulan başarılı bir bağlantı sonucunda, dönen bağlantı kaynağını kullanarak bağlantı ve sunucu hakkından bilgi edinip, bağlantı üzerinde değişiklikler yapmak için bu bölümde tanıtılacak olan fonksiyonları kullanabilirsiniz.</text:p>
      <text:h text:style-name="Heading_20_3" text:outline-level="3">Bağlantı Hakkında Bilgi Edinme</text:h>
      <text:p text:style-name="Text_20_body">Varolan bir bağlantı hakkında bilgi edinmek için bu bölümde tanıtılacak olan fonksiyonları kullanabilirsiniz.</text:p>
      <text:p text:style-name="İşlev_20_Başlığı">int <text:span text:style-name="T4">pg_connection_status</text:span> ( resource baglanti )</text:p>
      <text:p text:style-name="Text_20_body"><text:span text:style-name="Kod_20__28_Yazı_29_">pg_connection_status()</text:span> fonksiyonu, parametre olarak aldığı bağlantı kaynağının durumunu kendisini çağırana döndürür. libpq kütüphanesi tarafından sağlanan <text:span text:style-name="Kod_20__28_Yazı_29_">PQstatus()</text:span> fonksiyonu için bir ara katman oluşturuyor olsa da, döneceği değerler yalnızca (başarılı bir bağlantı durumunda) <text:span text:style-name="Kod_20__28_Yazı_29_">PGSQL_CONNECTION_OK</text:span> (0 değerine sahiptir) ve (bağlantının sorunlu olduğu bir durumda da) <text:span text:style-name="Kod_20__28_Yazı_29_">PGSQL_CONNECTION_BAD</text:span> değerlerinden ibaret olacaktır.</text:p>
      <text:p text:style-name="Not"><text:span text:style-name="Kod_20__28_Yazı_29__20_Küçük_20_Italic">pg_connection_status()</text:span> fonksiyonunun, <text:span text:style-name="Kod_20__28_Yazı_29__20_Küçük_20_Italic">PQstatus()</text:span> fonksiyonundan dönecek olan cevabı kendisini çağırana döndüreceği düşünüldüğünde, neden sadece 2 tane durum değeri döndürdüğü, bağlantının senkron olması ile cevaplanabilir. Bu yüzden ara safhalardaki diğer <text:span text:style-name="Kod_20__28_Yazı_29__20_Küçük_20_Italic">PQstatus()</text:span> değerleri gözlemlenemeyecektir.</text:p>
      <text:p text:style-name="İşlev_20_Başlığı">string <text:span text:style-name="T4">pg_dbname</text:span> ( [resource baglanti] )</text:p>
      <text:p text:style-name="Text_20_body"><text:span text:style-name="Kod_20__28_Yazı_29_">pg_dbname()</text:span> fonksiyonu, geçerli bağlantının kurulu olduğu veritabanı adını kendisini çağırana döndürür. Geçerli bir bağlantının olmadığı durumda fonksiyon <text:span text:style-name="Kod_20__28_Yazı_29_">FALSE</text:span> değeri döndürecektir.</text:p>
      <text:p text:style-name="İşlev_20_Başlığı">string <text:span text:style-name="T4">pg_host</text:span> ( [resource baglanti] )</text:p>
      <text:p text:style-name="Text_20_body"><text:span text:style-name="Kod_20__28_Yazı_29_">pg_host()</text:span> fonksiyonu, parametre olarak aldığı bağlantının bağlı olduğu sunucu adını, bağlantının geçerli olmadığı bir durumda ise <text:span text:style-name="Kod_20__28_Yazı_29_">FALSE</text:span> değerini kendisini çağırana döndürür.</text:p>
      <text:p text:style-name="İşlev_20_Başlığı">string <text:span text:style-name="T4">pg_options</text:span> ( [resource baglanti] )</text:p>
      <text:p text:style-name="Text_20_body"><text:span text:style-name="Kod_20__28_Yazı_29_">pg_options()</text:span> fonksiyonu, belirtilen bağlantıda kullanılan bağlantı seçenekleri arasındaki <text:span text:style-name="Kod_20__28_Yazı_29_">options</text:span> değişkeninin değerini kendisini çağırana döndürür. Geçerli bir bağlantının olmadığı durumda fonksiyon <text:span text:style-name="Kod_20__28_Yazı_29_">FALSE</text:span> değeri döndürecektir.</text:p>
      <text:p text:style-name="İşlev_20_Başlığı">int <text:span text:style-name="T4">pg_port</text:span> ( [resource baglanti] )</text:p>
      <text:p text:style-name="Text_20_body"><text:span text:style-name="Kod_20__28_Yazı_29_">pg_port()</text:span> fonksiyonu, parametre olarak aldığı bağlantıda kullanılan <text:span text:style-name="Kod_20__28_Yazı_29_">port</text:span> değişkenin değerini kendisini çağırana döndürür. Fonksiyon, bağlantının geçerli olmadığı bir durumda <text:span text:style-name="Kod_20__28_Yazı_29_">FALSE</text:span> değeri döndürecektir.</text:p>
      <text:p text:style-name="İşlev_20_Başlığı">string <text:span text:style-name="T4">pg_client_encoding</text:span> ( [resource baglanti] )</text:p>
      <text:p text:style-name="Text_20_body"><text:span text:style-name="Kod_20__28_Yazı_29_">pg_client_encoding()</text:span> fonksiyonu, istemci tarafından kullanılan karakter kodlamasının kendisini çağırana karakter katarı halinde döndürür. Geçerli bağlantının bulunamaması durumunda <text:span text:style-name="Kod_20__28_Yazı_29_">FALSE</text:span> değeri dönecektir.</text:p>
      <text:p text:style-name="İşlev_20_Başlığı">int <text:span text:style-name="T4">pg_transaction_status</text:span> ( resource baglanti )</text:p>
      <text:p text:style-name="Text_20_body"><text:span text:style-name="T67">pg_transaction_status()</text:span><text:span text:style-name="T68"> fonksiyonu, parametre olarak aldığı veritabanı bağlantısında o anda gerçekleşmekte olan </text:span><text:span text:style-name="T69">transaction</text:span><text:span text:style-name="T68"> durumunu kendisini çağırana döndürecektir. Döndüreceği değerleri şu şekilde sıralayabiliriz:</text:span></text:p>
      <table:table table:name="Table27" table:style-name="Table27">
        <table:table-column table:style-name="Table27.A" table:number-columns-repeated="2"/>
        <table:table-column table:style-name="Table27.C"/>
        <table:table-row>
          <table:table-cell office:value-type="string">
            <text:p text:style-name="Standard"><text:span text:style-name="Kod_20__28_Yazı_29__20_Küçük">PGSQL_TRANSACTION_IDLE<text:line-break/>PGSQL_TRANSACTION_ACTIVE</text:span></text:p>
          </table:table-cell>
          <table:table-cell office:value-type="string">
            <text:p text:style-name="Standard"><text:span text:style-name="Kod_20__28_Yazı_29__20_Küçük">PGSQL_TRANSACTION_INTRANS<text:line-break/>PGSQL_TRANSACTION_INERROR</text:span></text:p>
          </table:table-cell>
          <table:table-cell office:value-type="string">
            <text:p text:style-name="Standard"><text:span text:style-name="Kod_20__28_Yazı_29__20_Küçük">PGSQL_TRANSACTION_UNKNOWN</text:span></text:p>
          </table:table-cell>
        </table:table-row>
      </table:table>
      <text:p text:style-name="İşlev_20_Başlığı">string <text:span text:style-name="T4">pg_last_error</text:span> ( [resource baglanti] )</text:p>
      <text:p text:style-name="Text_20_body"><text:span text:style-name="Kod_20__28_Yazı_29_">pg_last_error()</text:span> fonksiyonu, geçerli ya da belirtilen bağlantı üzerinde gerçekleşen en son hata mesajını kendisini çağırana döndürecektir.</text:p>
      <text:p text:style-name="Not"><text:span text:style-name="Kod_20__28_Yazı_29__20_Küçük_20_Italic">pg_last_error()</text:span> fonksiyonunun, libpq kütüphanesindeki <text:span text:style-name="Kod_20__28_Yazı_29__20_Küçük_20_Italic">PQerrorMessage()</text:span> ile aynı özelliklere (ve kısıtlamalara) sahip olduğundan, bağlantı üzerinde aynı anda birden fazla hata gerçekleşmesi durumunda döndüreceği hata mesajının sabit kalmayacağını hatırlatırız.</text:p>
      <text:p text:style-name="İşlev_20_Başlığı">string <text:span text:style-name="T4">pg_last_notice</text:span> ( resource baglanti )</text:p>
      <text:p text:style-name="Text_20_body"><text:span text:style-name="Kod_20__28_Yazı_29_">pg_last_notice()</text:span> fonksiyonu, parametre olarak aldığı veritabanı bağlantısı üzerinde oluşan uyarı mesajlarını kendisini çağırana döndürecektir.</text:p>
      <text:p text:style-name="Not">4.0.3 ve daha düşük PHP sürümlerinde <text:span text:style-name="Kod_20__28_Yazı_29__20_Küçük_20_Italic">pg_last_notice()</text:span> fonksiyonu ile ilgili önemli bir açık bulunduğundan, <text:span text:style-name="Kod_20__28_Yazı_29__20_Küçük_20_Italic">pg_last_notice()</text:span> fonksiyonunu kullanacak geliştiricilerin PHP 4.1.0 ya da daha üst bir sürümü tercih etmeleri tavsiye olunur.</text:p>
      <text:p text:style-name="Text_20_body">PHP 4.3.0 sürümünden itibaren <text:span text:style-name="Kod_20__28_Yazı_29_">php.ini</text:span> dosyasındaki <text:span text:style-name="Kod_20__28_Yazı_29_">pgsql.ignore_notice</text:span> seçeneğini etkinleştirerek, uyarı mesajlarını kapatabilirsiniz. Benzer şekilde, 4.3.0 sürümünden itibaren <text:span text:style-name="Kod_20__28_Yazı_29_">pgsq.log_notice</text:span> seçeneği ile uyarı mesajlarının kaydının tutulmasını sağlayabilirsiniz. Fakat aşikardır ki, <text:span text:style-name="Kod_20__28_Yazı_29_">pgsql.ignore_notice</text:span> seçeneği etkin olduğu sürece <text:span text:style-name="Kod_20__28_Yazı_29_">pgsql.log_notice</text:span> işlev göstermeyecektir.</text:p>
      <text:h text:style-name="Heading_20_3" text:outline-level="3">Sunucu Hakkında Bilgi Edinme</text:h>
      <text:p text:style-name="Text_20_body">Varolan bir bağlantı kullanılarak, diğer uçtaki PostgreSQL veritabanı sunucusu hakkında bilgi edinmek için bu bölümde tanıtılacak olan fonksiyonları kullanabilirsiniz.</text:p>
      <text:p text:style-name="İşlev_20_Başlığı">bool <text:span text:style-name="T4">pg_connection_busy</text:span> ( [resource baglanti] )</text:p>
      <text:p text:style-name="Text_20_body"><text:span text:style-name="Kod_20__28_Yazı_29_">pg_connection_busy()</text:span> fonksiyonu, geçerli bağlantının kurulu olduğu sunucu eğer o an ilgili istemci tarafından gönderilen herhangi bir işlem üzerinde meşgul ise <text:span text:style-name="Kod_20__28_Yazı_29_">TRUE</text:span>, aksi halde <text:span text:style-name="Kod_20__28_Yazı_29_">FALSE</text:span> değerini döndürür.</text:p>
      <text:p text:style-name="İşlev_20_Başlığı">string <text:span text:style-name="T4">pg_parameter_status</text:span> ( [resource baglanti,]string parametre )</text:p>
      <text:p text:style-name="Text_20_body"><text:span text:style-name="Kod_20__28_Yazı_29_">pg_parameter_status()</text:span> fonksiyonu, bağlantının gerçekleştiği sunucunun belirtilen parametresinin değerini, bağlantının geçerli olmadığı ya da belirtilen parametrenin bulunmadığı bir durumda <text:span text:style-name="Kod_20__28_Yazı_29_">FALSE</text:span> değerini kendisini çağırana döndürecektir.</text:p>
      <text:p text:style-name="Text_20_body"><text:span text:style-name="T34">Belirtebileceğiniz sunucu parametreleri: </text:span><text:span text:style-name="T35">server_version</text:span><text:span text:style-name="T34">, </text:span><text:span text:style-name="T35">server_encoding</text:span><text:span text:style-name="Kod_20__28_Yazı_29_"><text:span text:style-name="T70"><text:note text:id="ftn17" text:note-class="footnote"><text:note-citation>17</text:note-citation><text:note-body><text:p text:style-name="Footnote"><text:span text:style-name="T71">PostgreSQL 8.0 ve sonrası sürümlerce desteklenmektedir.</text:span></text:p></text:note-body></text:note></text:span></text:span><text:span text:style-name="T34">, </text:span><text:span text:style-name="T35">client_encoding</text:span><text:span text:style-name="T34">, </text:span><text:span text:style-name="T35">is_superuser</text:span><text:span text:style-name="T34">, </text:span><text:span text:style-name="T35">session_authorization</text:span><text:span text:style-name="T34">, </text:span><text:span text:style-name="T35">DateStyle</text:span><text:span text:style-name="T34">, </text:span><text:span text:style-name="T35">TimeZone</text:span><text:span text:style-name="T72">*</text:span><text:span text:style-name="T34"> ve </text:span><text:span text:style-name="T35">integer_datetimes</text:span><text:span text:style-name="T72">*</text:span><text:span text:style-name="T71"> şeklindedir.</text:span></text:p>
      <text:p text:style-name="İşlev_20_Başlığı">array <text:span text:style-name="T4">pg_version</text:span> ( [resource baglanti] )</text:p>
      <text:p text:style-name="Text_20_body"><text:span text:style-name="Kod_20__28_Yazı_29_">pg_version()</text:span> fonksiyonu, geçerli bağlantının diğer ucundaki sunucu versiyon bilgilerini kendisini çağırana dizi halinde, herhangi bir hata durumunda ise <text:span text:style-name="Kod_20__28_Yazı_29_">FALSE</text:span> değerini döndürecektir.</text:p>
      <text:p text:style-name="Text_20_body">Dönen dizi <text:span text:style-name="Yabancı_20_Italic">client</text:span> (istemci sürüm numarası), <text:span text:style-name="Yabancı_20_Italic">protocol</text:span> (kullanılan protokol sürümü) ve <text:span text:style-name="Yabancı_20_Italic">server</text:span> (sunucu sürüm numarası) anahtar değişkenlerini içerecektir.</text:p>
      <text:p text:style-name="İşlev_20_Başlığı">int <text:span text:style-name="T4">pg_get_pid</text:span> ( resource baglanti )</text:p>
      <text:p text:style-name="Text_20_body"><text:span text:style-name="Kod_20__28_Yazı_29_">pg_get_pid()</text:span> fonksiyonu, bağlantının sağlandığı sunucunun o anki kurulu bağlantıyı sağlayan işleminin <text:span text:style-name="Kod_20__28_Yazı_29_">PID</text:span> değerini kendisini çağırana döndürecektir. Fonksiyon, bağlantının geçerli olmadığı bir durumda <text:span text:style-name="Kod_20__28_Yazı_29_">FALSE</text:span> değeri döndürür.</text:p>
      <text:h text:style-name="Heading_20_3" text:outline-level="3">Kurulu Bağlantı Üzerinde İşlemler</text:h>
      <text:p text:style-name="Text_20_body">Herhangi bir veritabanı bağlantısını kullanarak, geçerli bağlantılar üzerinde çeşitli değişiklikler yapmak için bu bölümde incelenecek olan fonksiyonları kullanabilirsiniz.</text:p>
      <text:p text:style-name="İşlev_20_Başlığı">int <text:span text:style-name="T4">pg_set_client_encoding</text:span> ( [resource baglanti,] string kodlama )</text:p>
      <text:p text:style-name="Text_20_body"><text:span text:style-name="Kod_20__28_Yazı_29_">pg_set_client_encoding()</text:span> fonksiyonu, geçerli bağlantının karakter kodlamasını belirtilen değer olarak değiştirir. Başarılı olması durumunda 0, aksi halde -1 değeri döndürecektir.</text:p>
      <text:p text:style-name="İşlev_20_Başlığı">int <text:span text:style-name="T4">pg_set_error_verbosity</text:span> ( [resource baglanti,] int duyarlilik )</text:p>
      <text:p text:style-name="Text_20_body"><text:span text:style-name="Kod_20__28_Yazı_29_">pg_set_error_verbosity()</text:span> fonksiyonu, geçerli (ya da parametre olarak girilen) bağlantının hata mesajı duyarlılığını belirtilen duyarlılığa ayarlar. Fonksiyon ile birlikte kullanabilecek duyarlılık dereceleri şu şekilde:</text:p>
      <table:table table:name="Table26" table:style-name="Table26">
        <table:table-column table:style-name="Table26.A" table:number-columns-repeated="2"/>
        <table:table-column table:style-name="Table26.C"/>
        <table:table-row>
          <table:table-cell table:style-name="Table26.A1" office:value-type="string">
            <text:p text:style-name="Standard"><text:span text:style-name="Kod_20__28_Yazı_29__20_Küçük">PGSQL_ERRORS_TERSE</text:span></text:p>
          </table:table-cell>
          <table:table-cell table:style-name="Table26.A1" office:value-type="string">
            <text:p text:style-name="Standard"><text:span text:style-name="Kod_20__28_Yazı_29__20_Küçük">PGSQL_ERRORS_DEFAULT</text:span></text:p>
          </table:table-cell>
          <table:table-cell table:style-name="Table26.A1" office:value-type="string">
            <text:p text:style-name="Standard"><text:span text:style-name="Kod_20__28_Yazı_29__20_Küçük">PGSQL_ERRORS_VERBOSE</text:span></text:p>
          </table:table-cell>
        </table:table-row>
      </table:table>
      <text:p text:style-name="İşlev_20_Başlığı">bool <text:span text:style-name="T4">pg_close</text:span> ( [resource baglanti] )</text:p>
      <text:p text:style-name="P48"><text:span text:style-name="Kod_20__28_Yazı_29_">pg_close()</text:span> fonksiyonu, geçerli kalıcı olmayan bağlantının kapatılmasını sağlar. Başarılı olduğu durumda <text:span text:style-name="Kod_20__28_Yazı_29_">TRUE</text:span>, aksi halde <text:span text:style-name="Kod_20__28_Yazı_29_">FALSE</text:span> değeri döndürecektir.</text:p>
      <text:p text:style-name="Not">Program işleyişinin sonuna gelindiğinde, kalıcı olmayan bağlantılar PHP tarafından otomatik olarak kapatılacaktır.</text:p>
      <text:p text:style-name="İşlev_20_Başlığı">bool <text:span text:style-name="T4">pg_connection_reset</text:span> ( [resource baglanti] )</text:p>
      <text:p text:style-name="P48"><text:span text:style-name="Kod_20__28_Yazı_29_">pg_connection_reset()</text:span> fonksiyonu, geçerli bağlantının koparılıp, eski bağlantı seçenekleri ile tekrardan kurulmasını sağlar.</text:p>
      <text:p text:style-name="Not"><text:span text:style-name="Kod_20__28_Yazı_29__20_Küçük_20_Italic">pg_connection_reset() </text:span>fonksiyonu, daha çok herhangi bir bağlantı kopması durumunda, hatayı tespit etmek için kullanılır. Bu yolla bağlantı tekrar kurulmaya çalışılarak, tekrar başarısız olunması durumunda gerekli hata mesajı elde edilir.</text:p>
      <text:h text:style-name="Heading_20_2" text:outline-level="2">Sorgu İşletimi</text:h>
      <text:p text:style-name="Text_20_body">Bu bölümde incelenecek olan fonksiyonları kullanarak, varolan bir veritabanı bağlantısı üzerinde ilgili sorgulamalarımızı gerçekleştirebiliriz.</text:p>
      <text:h text:style-name="Heading_20_3" text:outline-level="3">Senkron Sorgu İşletimi</text:h>
      <text:p text:style-name="Text_20_body">Geçerli bir bağlantıyı kullanarak, veritabanı üzerinde sorgulamalarınızı senkron olarak gerçekleştirmek için kullanabileceğiniz fonksiyonlar hakkında bu bölümde bahsedilecektir.</text:p>
      <text:p text:style-name="İşlev_20_Başlığı">resource <text:span text:style-name="T4">pg_query</text:span> ( [resource baglanti,] string komut )</text:p>
      <text:p text:style-name="Text_20_body"><text:span text:style-name="Kod_20__28_Yazı_29_">pg_query()</text:span> komutu ile geçerli veritabanı bağlantısı üzerinden, fonksiyona parametre olarak gireceğiniz <text:span text:style-name="Yabancı_20_Italic">SQL</text:span> sorgulamalarınızı gerçekleştirebilirsiniz.</text:p>
      <text:p text:style-name="Text_20_body">Herhangi bir hata oluşması durumunda fonksiyon <text:span text:style-name="Kod_20__28_Yazı_29_">FALSE</text:span> değeri döndürecektir. Dönecek olan sonucun durumunu öğrenmek için <text:span text:style-name="Kod_20__28_Yazı_29_">pg_result_status()</text:span> fonksiyonunu kullanabilirsiniz.</text:p>
      <text:p text:style-name="Kod">$sorgu = <text:span text:style-name="T4">pg_query</text:span>($baglanti, $sql_komutu)<text:line-break/> <text:s text:c="8"/>or die (“Sorgu gerçekleştiriminde bir hata oluştu: ”.<text:span text:style-name="T4">pg_last_error</text:span>($baglanti));</text:p>
      <text:p text:style-name="İşlev_20_Başlığı">resource <text:span text:style-name="T4">pg_query_params</text:span> ( [resource baglanti,]<text:line-break/> <text:s text:c="27"/>string <text:s text:c="2"/>komut,<text:line-break/> <text:s text:c="27"/>array <text:s text:c="3"/>parametreler )</text:p>
      <text:p text:style-name="Text_20_body"><text:span text:style-name="Kod_20__28_Yazı_29_">pg_query_params()</text:span> fonksiyonu, belirtilen parametre değerlerine sahip sorgunun geçerli bağlantı üzerinde çalıştırılmasını sağlar. Fonksiyon, herhangi bir hata durumunda <text:span text:style-name="Kod_20__28_Yazı_29_">FALSE</text:span> değeri dönecektir.</text:p>
      <text:p text:style-name="Kod"><text:span text:style-name="Kod_20_-_20_Comment">/* Parametrelerin etrafında tırnak kullanılmadığına dikkat ediniz. */</text:span><text:line-break/>$sql_komutu = “SELECT adet FROM stok WHERE urun_adi = $1 AND urun_tipi = $2”;<text:line-break/><text:line-break/>$parametreler = array(“Çikolata”, “Bitter”);<text:line-break/>$sorgu = <text:span text:style-name="T4">pg_query_params</text:span>($baglanti, $sql_komutu, $parametreler);</text:p>
      <text:p text:style-name="İşlev_20_Başlığı">resource <text:span text:style-name="T4">pg_prepare</text:span> ( [resource baglanti,]<text:line-break/> <text:s text:c="22"/>string <text:s text:c="2"/>sorgu_adi,<text:line-break/> <text:s text:c="22"/>string <text:s text:c="2"/>komutu )</text:p>
      <text:p text:style-name="Text_20_body"><text:span text:style-name="Kod_20__28_Yazı_29_">pg_prepare()</text:span> fonksiyonu, geçerli bağlantının kurulu olduğu sunucu üzerinde, belirtilen sorgu adı ve komut doğrultusunda, daha sonradan çağrılmak üzere bekleyen hazır bir sorgu oluşturulmasını sağlar. Fonksiyon, hata durumunda <text:span text:style-name="Kod_20__28_Yazı_29_">FALSE</text:span> değeri döndürecektir.</text:p>
      <text:p text:style-name="İşlev_20_Başlığı">resource <text:span text:style-name="T4">pg_execute</text:span> ( [resource baglanti,]<text:line-break/> <text:s text:c="22"/>string <text:s text:c="2"/>sorgu_adi,<text:line-break/> <text:s text:c="22"/>array <text:s text:c="3"/>parametreler )</text:p>
      <text:p text:style-name="Text_20_body"><text:span text:style-name="Kod_20__28_Yazı_29_">pg_execute()</text:span> fonksiyonu, geçerli bağlantının kurulu olduğu sunucu üzerinde belirtilen ada sahip hazır sorgunun gösterilen parametre değerleri ile çalıştırılmasını sağlar. Fonksiyon herhangi bir hata durumunda kendisini çağırana <text:span text:style-name="Kod_20__28_Yazı_29_">FALSE</text:span> değeri döndürecektir.</text:p>
      <text:p text:style-name="Kod"><text:span text:style-name="Kod_20_-_20_Comment">/* Daha sonradan kullanılacak olan sorgu hazırlanıyor. */</text:span><text:line-break/>$sorgu_adi = “urun”;<text:line-break/><text:span text:style-name="T4">pg_prepare</text:span>($baglanti, $sorgu_adi, “SELECT urun FROM urunler WHERE id = $1”);<text:line-break/><text:line-break/><text:span text:style-name="Kod_20_-_20_Comment">/* Belirtilen bir array içinde yer alan ID değerlerine sahip ürünler listeleniyor. */</text:span><text:line-break/>foreach ($id_listesi as $id)<text:line-break/>{<text:line-break/> <text:s text:c="3"/>$sorgu = <text:span text:style-name="T4">pg_execute</text:span>($baglanti, $sorgu_adi, array($id));<text:line-break/> <text:s text:c="3"/>...<text:line-break/>}</text:p>
      <text:h text:style-name="Heading_20_2" text:outline-level="2">Asenkron Sorgu İşletimi</text:h>
      <text:p text:style-name="Text_20_body">Veritabanı üzerinde asenkron olarak sorgu işletimi için bu bölümde tanıtılacak olan fonksiyonları kullanabilirsiniz.</text:p>
      <text:p text:style-name="Not">Bölüm altında tanıtılacak olan fonksiyonlara geçmeden önce, okuyucunun öncellikle (asenkron sorgu işletiminin ne gibi özelliklere sahip olduğu hakkında daha ayrıntılı bilgi için) libpq kütüphanesinin tanıtımında yer alan ilgili başlık altındaki bölümü okumasını önemle tavsiye ederiz. Aksi halde çalışma mantığı yanlış anlaşılmış bir asenkron sorgu işlemi, programda istenmeyen sonuçlara yol açabileceği gibi kodun gereksiz yere uzamasına da sebebiyet verecektir.</text:p>
      <text:p text:style-name="İşlev_20_Başlığı">bool <text:span text:style-name="T4">pg_send_query</text:span> ( resource baglanti, string komut )</text:p>
      <text:p text:style-name="Text_20_body"><text:span text:style-name="Kod_20__28_Yazı_29_">pg_send_query()</text:span> fonksiyonu, geçerli bağlantı üzerinden parametre olarak girilen komutun (sonucu beklemeksizin) sunucuya gönderimini sağlar. Bu sayede program akışına, cevabın gelmesini beklemeye gerek kalmadan devam edilebilinir. Fonksiyon herhangi bir hata durumunda <text:span text:style-name="Kod_20__28_Yazı_29_">FALSE</text:span> değerini döndürecektir.</text:p>
      <text:p text:style-name="İşlev_20_Başlığı">bool <text:span text:style-name="T4">pg_send_query_params</text:span> ( resource baglanti,<text:line-break/> <text:s text:c="27"/>string <text:s text:c="2"/>komut,<text:line-break/> <text:s text:c="27"/>array <text:s text:c="3"/>parametreler )</text:p>
      <text:p text:style-name="Text_20_body"><text:span text:style-name="Kod_20__28_Yazı_29_">pg_send_query_params()</text:span> fonksiyonu, <text:span text:style-name="Kod_20__28_Yazı_29_">pg_query_params()</text:span> fonksiyonunun asenkron işleyişe sahip olan türevidir. Dolayısıyla, fonksiyonun aldığı parametreler <text:span text:style-name="Kod_20__28_Yazı_29_">pg_query_params()</text:span> fonksiyonundaki eşleri ile aynıdır.</text:p>
      <text:p text:style-name="İşlev_20_Başlığı"><text:span text:style-name="Kod_20__28_Yazı_29_">bool </text:span><text:span text:style-name="T37">pg_send_prepare</text:span><text:span text:style-name="Kod_20__28_Yazı_29_"> ( resource baglanti,<text:line-break/> <text:s text:c="22"/>string <text:s text:c="2"/>sorgu_adi,<text:line-break/> <text:s text:c="22"/>string <text:s text:c="2"/>komut )</text:span></text:p>
      <text:p text:style-name="Text_20_body"><text:span text:style-name="Kod_20__28_Yazı_29_">pg_send_prepare()</text:span> fonksiyonu, <text:span text:style-name="Kod_20__28_Yazı_29_">pg_prepare()</text:span> fonksiyonunun asenkron işleyişe sahip türevidir.</text:p>
      <text:p text:style-name="İşlev_20_Başlığı">bool <text:span text:style-name="T4">pg_send_execute</text:span> ( resource baglanti,<text:line-break/> <text:s text:c="22"/>string <text:s text:c="2"/>ifade_ismi,<text:line-break/> <text:s text:c="22"/>array <text:s text:c="3"/>parametreler )</text:p>
      <text:p text:style-name="Text_20_body"><text:span text:style-name="Kod_20__28_Yazı_29_">pg_send_execute()</text:span> fonksiyonu, <text:span text:style-name="Kod_20__28_Yazı_29_">pg_send_prepare()</text:span> fonksiyonu ya da diğer bir <text:span text:style-name="Kod_20__28_Yazı_29_">PREPARE</text:span> sorgusu ile sunucu tarafında oluşturulmuş olan bir hazır sorgunun (cevabını beklemeden) çağırılmasını sağlar.</text:p>
      <text:p text:style-name="İşlev_20_Başlığı">resource <text:span text:style-name="T4">pg_get_result</text:span> ( resource baglanti )</text:p>
      <text:p text:style-name="Text_20_body"><text:span text:style-name="Kod_20__28_Yazı_29_">pg_get_result()</text:span> fonksiyonu, <text:span text:style-name="Kod_20__28_Yazı_29_">pg_send_query()</text:span>, <text:span text:style-name="Kod_20__28_Yazı_29_">pg_send_params()</text:span> ya da <text:span text:style-name="Kod_20__28_Yazı_29_">pg_send_execute()</text:span> ile sunucu tarafında asenkron olarak işletilmekte olan sorgunun sonucunu almak için kullanılır. Birden fazla sorgunun işletilmesi sonucu oluşacak sonuçların cevabını alırken ardarda (sunucu üzerinde sonuç kalmayana kadar) <text:span text:style-name="Kod_20__28_Yazı_29_">pg_get_result()</text:span> fonksiyonunu çağırmanız gerekir. Şu da unutulmamalıdır ki, <text:span text:style-name="Yabancı_20_Italic">FIFO</text:span> <text:s/>(<text:span text:style-name="Yabancı_20_Italic">First In, First Out</text:span>/İlk Giren, İlk Çıkar) mantığıyla, herbir sorgunun sonucunu teker teker sırayla almanız gerekmektedir. Sunucu üzerinde herhangi bir sonuç kalmadığında, fonksiyon <text:span text:style-name="Kod_20__28_Yazı_29_">FALSE</text:span> değeri döndürecektir.</text:p>
      <text:p text:style-name="Text_20_body">Asenkron sorgu işletiminde, sorgunun işlenmesi karşı tarafta bittikten sonra sonuç <text:span text:style-name="Kod_20__28_Yazı_29_">pg_get_result()</text:span> ile alınabilir duruma gelecektir. Genelde bunun için, sokete veri ulaşıp ulaşmadığına dair haber almada kullanılan <text:span text:style-name="Kod_20__28_Yazı_29_">select()</text:span> ailesi fonksiyonlarından biri ile bağlantı soketi dinlenir. Fakat PHP bize bağlantı soketine herhangi bir ulaşım hakkı tanımadığından, böyle bir özellik henüz sağlanmamaktadır. Bunun için <text:span text:style-name="Kod_20__28_Yazı_29_">pg_connection_busy()</text:span> fonksiyonu ile - <text:span text:style-name="Kod_20__28_Yazı_29_">usleep()</text:span> ya da <text:span text:style-name="Kod_20__28_Yazı_29_">sleep()</text:span> çağrıları ile arada yeterince ufak zaman aralıkları bırakılara - döngüye girilir. Bu pek de hoş olmayan bir yöntem olmasına karşın, şu an için önümüzdeki tek çözüm yoludur.</text:p>
      <text:p text:style-name="Kod">if (<text:span text:style-name="T4">pg_connection_busy</text:span>($baglanti))<text:line-break/>{<text:line-break/> <text:s text:c="3"/><text:span text:style-name="Kod_20_-_20_Comment">/*<text:line-break/> <text:s text:c="4"/>* Yeni bir sorgu gönderimi, bir önceki sorgunun sonucunu bellekten<text:line-break/> <text:s text:c="4"/>* temizleyeceğinden, ilk öne o sorgunun bitmesini bekliyoruz.<text:line-break/> <text:s text:c="4"/>*/</text:span><text:line-break/>}<text:line-break/><text:line-break/><text:span text:style-name="Kod_20_-_20_Comment">/* Asenkron sorgu gönderiminde bulunuyoruz. */</text:span><text:line-break/>$gonderim = <text:span text:style-name="T4">pg_send_query</text:span>($baglanti, “SELECT ...”);<text:line-break/>if (!$gonderim)<text:line-break/> <text:s text:c="3"/><text:span text:style-name="Kod_20_-_20_Comment">/*<text:line-break/> <text:s text:c="4"/>* Sorgu gönderimi esnasında hata oluştu.<text:line-break/> <text:s text:c="4"/>* (pg_last_error() ile hata hakkında bilgi sahibi olabiliriz.<text:line-break/> <text:s text:c="4"/>*/</text:span><text:line-break/><text:line-break/><text:span text:style-name="Kod_20_-_20_Comment">/*<text:line-break/> * Sorgunun sonucunu beklemeye gerek kalmadan, o süre zarfı<text:line-break/> * içinde istediğimiz diğer işlemlerimizi gerçekleştiriyoruz.<text:line-break/> */</text:span><text:line-break/><text:line-break/><text:span text:style-name="Kod_20_-_20_Comment">/*<text:line-break/> * Sunucunun işini bitirip bitirmediğine bakıyoruz. Eğer<text:line-break/> * sorgu hala devam ediyorsa, onun sonlanmasını bekliyoruz.<text:line-break/> */</text:span><text:line-break/>while (!<text:span text:style-name="T4">pg_connection_busy</text:span>($baglanti))<text:line-break/> <text:s text:c="3"/><text:span text:style-name="Kod_20_-_20_Comment">/*<text:line-break/> <text:s text:c="4"/>* İsteğe bağlı olarak programcının kendi seçeceği bir<text:line-break/> <text:s text:c="4"/>* yöntem ile belirli bir süre beklenecek burada.<text:line-break/> <text:s text:c="4"/>*/</text:span><text:line-break/><text:line-break/>$sonuc = <text:span text:style-name="T4">pg_get_result</text:span>($baglanti);<text:line-break/>if (!$sonuc)<text:line-break/> <text:s text:c="3"/><text:span text:style-name="Kod_20_-_20_Comment">/* Sorgu sonucunu alınırken bir hata oluştu. */</text:span><text:line-break/><text:line-break/><text:span text:style-name="Kod_20_-_20_Comment">/* Sorgu sonucu başarı ile alındı. */</text:span></text:p>
      <text:h text:style-name="Heading_20_3" text:outline-level="3">COPY Komutu Kullanımı</text:h>
      <text:p text:style-name="Text_20_body">Veritabanına yapılacak yüklü veri transferlerinde <text:span text:style-name="Kod_20__28_Yazı_29_">COPY</text:span><text:span text:style-name="Kod_20__28_Yazı_29_"><text:note text:id="ftn18" text:note-class="footnote"><text:note-citation>18</text:note-citation><text:note-body><text:p text:style-name="Footnote"><text:span text:style-name="Kod_20__28_Yazı_29__20_Küçük">COPY</text:span> komutu hakkında ayrıntılı bilgi için kitabın ilgili bölümüne bakabilirsiniz.</text:p></text:note-body></text:note></text:span> komutu büyük hız artışlarına olanak sağlamaktadır. Komutun kullanımında oluşturacağınız kendi <text:span text:style-name="Kod_20__28_Yazı_29_">COPY</text:span> içeren sorgularınıza ek olarak, <text:span text:style-name="Kod_20__28_Yazı_29_">COPY</text:span> komutuna yardımcı olması için kütüphane tarafından bir kaç fonksiyon sunulmaktadır. Bu bölümde bu fonksiyonlar üzerinde duracağız.</text:p>
      <text:p text:style-name="İşlev_20_Başlığı">array <text:span text:style-name="T4">pg_copy_to</text:span> ( <text:s text:c="2"/>resource baglanti,<text:line-break/> <text:s text:c="20"/>string <text:s text:c="2"/>tablo_adi<text:line-break/> <text:s text:c="17"/>[, string <text:s text:c="2"/>ayrac<text:line-break/> <text:s text:c="18"/>[,string <text:s text:c="2"/>null_alan]] )</text:p>
      <text:p text:style-name="Text_20_body"><text:span text:style-name="Kod_20__28_Yazı_29_">pg_copy_to()</text:span> fonksiyonu, geçerli bağlantı üzerinden belirtilen tablodaki herbir satırı dizi içine atıp, kendisini çağırana bu diziyi döndürür. Herhangi bir hata durumunda fonksiyon <text:span text:style-name="Kod_20__28_Yazı_29_">FALSE</text:span> değeri döndürecektir.</text:p>
      <text:p text:style-name="Text_20_body">Döndürülen dizide her bir satır ilgili tablo satırına karşılık gelecek olurken, tablo alanları belirtilen ayraç ile ayırılacaktır. (Öntanımlı ayraç değeri <text:span text:style-name="Kod_20__28_Yazı_29_">\t</text:span> karakteridir.) <text:span text:style-name="Kod_20__28_Yazı_29_">NULL</text:span> alanlarının belirtilmesi için herhangi bir parametre girilmediği taktirde <text:span text:style-name="Kod_20__28_Yazı_29_">NULL</text:span> değeri olan <text:span text:style-name="Kod_20__28_Yazı_29_">\N</text:span> kullanılacaktır. Eğer <text:span text:style-name="Kod_20__28_Yazı_29_">NULL</text:span> alanların da boş karakter katarı ile bir tutulmasını istiyorsanız, ayraç olarak boş bir karakter katarı da (<text:span text:style-name="Kod_20__28_Yazı_29_">“”</text:span> gibi) kullanabilirsiniz.</text:p>
      <text:p text:style-name="İşlev_20_Başlığı">bool <text:span text:style-name="T4">pg_copy_from</text:span> ( <text:s text:c="2"/>resource baglanti,<text:line-break/> <text:s text:c="21"/>string <text:s text:c="2"/>tablo_adi,<text:line-break/> <text:s text:c="21"/>array <text:s text:c="3"/>deger_dizisi<text:line-break/> <text:s text:c="18"/>[, string <text:s text:c="2"/>ayrac<text:line-break/> <text:s text:c="19"/>[,string <text:s text:c="2"/>null_alan]] )</text:p>
      <text:p text:style-name="Text_20_body"><text:span text:style-name="Kod_20__28_Yazı_29_">pg_copy_from()</text:span> fonksiyonu, parametre olarak aldığı dizi içindeki satırları, veritabanındaki ilgili tabloya eklemek için kullanılır.</text:p>
      <text:p text:style-name="Text_20_body">Parametre olarak geçilecek olan ayraç ve <text:span text:style-name="Kod_20__28_Yazı_29_">NULL</text:span> alanı değerlerinin kullanımı <text:span text:style-name="Kod_20__28_Yazı_29_">pg_copy_to()</text:span> fonksiyonundaki eşleri ile aynıdır.</text:p>
      <text:p text:style-name="İşlev_20_Başlığı">bool <text:span text:style-name="T4">pg_put_line</text:span> ( [resource baglanti,] string veri )</text:p>
      <text:p text:style-name="Text_20_body"><text:span text:style-name="Kod_20__28_Yazı_29_">pg_put_line()</text:span> fonksiyonu, geçerli bağlantı üzerinden parametre olarak aldığı verinin <text:span text:style-name="Kod_20__28_Yazı_29_">COPY_IN</text:span> durumundaki veritabanına aktarılmasını sağlar.</text:p>
      <text:p text:style-name="Kod">COPY ornektablo FROM stdin;</text:p>
      <text:p text:style-name="Text_20_body">şeklinde standart girdiden veri okunacak şekilde aktarıma başlandığı zaman, her bir satırdan sonra yeni satır karakteri yer almalı. Fakat yer alacak yeni satır karakterinin her gönderimde tek bir kez kullanılma gibi bir zorunluluğu yoktur. İsteğe bağlı olarak, bir tek <text:span text:style-name="Kod_20__28_Yazı_29_">PQputline()</text:span> çağrısında aynı anda birden fazla satır gönderiminde bulunulabilinir.</text:p>
      <text:p text:style-name="Text_20_body"><text:span text:style-name="Kod_20__28_Yazı_29_">pg_put_line()</text:span> fonksiyonu ile başlanan veri gönderiminde aktarılacak olan veri bittiğinde, en son olarak sunucuya aktarımın bittiğini bildirmek üzere bir <text:span text:style-name="Kod_20__28_Yazı_29_">\.</text:span><text:span text:style-name="Kod_20__28_Yazı_29_"><text:note text:id="ftn19" text:note-class="footnote"><text:note-citation>19</text:note-citation><text:note-body><text:p text:style-name="Footnote">3.0 protokolünün kullanılmaya başlanmasıyla birlikte veri aktarımı bittiğinde <text:span text:style-name="Kod_20__28_Yazı_29__20_Küçük">pg_end_copy()</text:span> fonksiyonundan önce <text:span text:style-name="Kod_20__28_Yazı_29__20_Küçük">\.</text:span> karakteri gönderimi isteğe bağlı bir hale gelmiş olup kullanım zorunluluğu ortadan kalkmıştır.</text:p></text:note-body></text:note></text:span> karakteri gönderildikten sonra <text:span text:style-name="Kod_20__28_Yazı_29_">COPY</text:span> işlemi sonlandırılmak için <text:span text:style-name="Kod_20__28_Yazı_29_">pg_end_copy()</text:span> fonksiyonu çağırılır.</text:p>
      <text:p text:style-name="İşlev_20_Başlığı">bool <text:span text:style-name="T4">pg_end_copy</text:span> ( [resource baglanti] )</text:p>
      <text:p text:style-name="Text_20_body"><text:span text:style-name="Kod_20__28_Yazı_29_">pg_end_copy()</text:span> fonksiyonunu, <text:span text:style-name="Kod_20__28_Yazı_29_">COPY</text:span> komutu ile başlatılan herhangi bir veri aktarımının sonunun geldiğini bildirmek için kullanabilirsiniz.</text:p>
      <text:p text:style-name="Kod">$tablo_adi = “ornek_tablo”;<text:line-break/><text:line-break/><text:span text:style-name="Kod_20_-_20_Comment">/*<text:line-break/> * pg_copy_from() kullanılarak, belirtilen tabloya<text:line-break/> * dizi içindeki değerler aktarılıyor.<text:line-break/> */</text:span><text:line-break/><text:span text:style-name="T4">pg_copy_from</text:span>($baglanti, $tablo_adi,<text:line-break/> <text:s text:c="12"/>array(“11\t12\t13\n”, <text:s text:c="6"/><text:span text:style-name="Kod_20_-_20_Comment">/* Burada \n kullanımı isteğe bağlı. */</text:span><text:line-break/> <text:s text:c="18"/>“21\t22\t23”,<text:line-break/> <text:s text:c="18"/>“31\t32\t33”,<text:line-break/> <text:s text:c="18"/>“41\t\\N\t43” <text:s text:c="8"/><text:span text:style-name="Kod_20_-_20_Comment">/* Örnek NULL değer giriyoruz. */</text:span><text:line-break/> <text:s text:c="12"/>));<text:line-break/><text:line-break/>/* pg_put_line() kullanılarak gönderim gerçekleştiriliyor. */<text:line-break/><text:span text:style-name="T4">pg_query</text:span>($baglanti, “COPY $tablo_adi FROM stdin”);<text:line-break/><text:span text:style-name="T4">pg_put_line</text:span>($baglanti, “51\t52\t53\n”); <text:s/><text:span text:style-name="Kod_20_-_20_Comment">/* Bir seferde tek satır. */</text:span><text:line-break/><text:span text:style-name="T4">pg_put_line</text:span>($baglanti, “61\t62\t63\n”. <text:s text:c="2"/><text:span text:style-name="Kod_20_-_20_Comment">/* Tek seferde iki satır. */</text:span><text:line-break/> <text:s text:c="22"/>“71\t72\t73\n”);<text:line-break/><text:span text:style-name="T4">pg_put_line</text:span>($baglanti, “81\t\\N\t83\n”); <text:span text:style-name="Kod_20_-_20_Comment">/* Örnek NULL değeri. */</text:span><text:line-break/><text:span text:style-name="T4">pg_put_line</text:span>($baglanti, “\.\n”); <text:s text:c="9"/><text:span text:style-name="Kod_20_-_20_Comment">/* Sonlandırıcı karakter. */</text:span><text:line-break/><text:span text:style-name="T4">pg_end_copy</text:span>($baglanti); <text:s text:c="17"/><text:span text:style-name="Kod_20_-_20_Comment">/* Veri transferini sonlandırıyoruz. */</text:span><text:line-break/><text:line-break/><text:span text:style-name="Kod_20_-_20_Comment">/* Tüm gönderdiğimiz değerleri pg_copy_to() ile alıyoruz. */</text:span><text:line-break/>$dizi = <text:span text:style-name="T4">pg_copy_to</text:span>($baglanti, $tablo_adi);<text:line-break/><text:line-break/><text:span text:style-name="Kod_20_-_20_Comment">/*<text:line-break/> * print_r($dizi) çıktısı:<text:line-break/> *<text:line-break/> * Array<text:line-break/> * (<text:line-break/> * <text:s text:c="4"/>[0] =&gt; 11 <text:s text:c="2"/>12 <text:s text:c="2"/>13<text:line-break/> * <text:s text:c="4"/>[1] =&gt; 21 <text:s text:c="2"/>22 <text:s text:c="2"/>23<text:line-break/> * <text:s text:c="4"/>[2] =&gt; 31 <text:s text:c="2"/>32 <text:s text:c="2"/>33<text:line-break/> * <text:s text:c="4"/>[3] =&gt; 41 <text:s text:c="2"/>\N <text:s text:c="2"/>43<text:line-break/> * <text:s text:c="4"/>[4] =&gt; 51 <text:s text:c="2"/>52 <text:s text:c="2"/>53<text:line-break/> * <text:s text:c="4"/>[5] =&gt; 61 <text:s text:c="2"/>62 <text:s text:c="2"/>63<text:line-break/> * <text:s text:c="4"/>[6] =&gt; 71 <text:s text:c="2"/>72 <text:s text:c="2"/>73<text:line-break/> * <text:s text:c="4"/>[7] =&gt; 81 <text:s text:c="2"/>\N <text:s text:c="2"/>83<text:line-break/> * )<text:line-break/> */</text:span></text:p>
      <text:h text:style-name="Heading_20_3" text:outline-level="3">İşletilen Sorgunun İptal Edilmesi</text:h>
      <text:p text:style-name="Text_20_body">Asenkron olarak (<text:span text:style-name="Kod_20__28_Yazı_29_">pg_send_query()</text:span> ve <text:span text:style-name="Kod_20__28_Yazı_29_">pg_send_execute()</text:span> fonksiyonları) ile gönderilen uzun sorgulamalarda, program belirli bir anda sorgunun iptalini isteyebilir. Bunun için <text:span text:style-name="Kod_20__28_Yazı_29_">pg_cancel_query()</text:span> fonksiyonunu kullanabilirsiniz.</text:p>
      <text:p text:style-name="İşlev_20_Başlığı">bool <text:span text:style-name="T4">pg_cancel_query</text:span> ( resource baglanti )</text:p>
      <text:p text:style-name="Text_20_body"><text:span text:style-name="Kod_20__28_Yazı_29_">pg_cancel_query()</text:span> fonksiyonu, belirtilen bağlantı üzerinde o an gerçekleşmekte olan asenkron sorgulamanın işlem ortasında iptal edilmesini sağlar.</text:p>
      <text:p text:style-name="Kod"><text:span text:style-name="Kod_20_-_20_Comment">/*<text:line-break/> * İlk önce bağlantıyı sağlayan sunucu işleminin<text:line-break/> * bekleme konumunda olduğundan emin oluyoruz.<text:line-break/> */</text:span><text:line-break/>if (!<text:span text:style-name="T4">pg_connection_busy</text:span>($baglanti))<text:line-break/> <text:s text:c="3"/><text:span text:style-name="Kod_20_-_20_Comment">/*<text:line-break/> <text:s text:c="4"/>* Bağlantının sorgu gönderimine uygun olduğunu öğrendikten sonra,<text:line-break/> <text:s text:c="4"/>* ilgili sorgunun gönderimini asenkron olarak gerçekleştiriyoruz.<text:line-break/> <text:s text:c="4"/>*/</text:span><text:line-break/> <text:s text:c="3"/><text:span text:style-name="T4">pg_send_query</text:span>($baglanti, “SELECT ...”);<text:line-break/><text:line-break/><text:span text:style-name="Kod_20_-_20_Comment">/*<text:line-break/> * Belirli bir duruma bağlı olarak, programın herhangi<text:line-break/> * bir noktasında sorgunun iptali isteniyor.<text:line-break/> */</text:span><text:line-break/><text:span text:style-name="T4">pg_cancel_query</text:span>($baglanti);</text:p>
      <text:p text:style-name="Text_20_body"><text:span text:style-name="Kod_20__28_Yazı_29_">pg_cancel_query()</text:span> fonksiyonunun, parametre olarak aldığı bağlantıyı sağlayan sunucu işlemi üzerinde gerçekleşmekte olan sorgunun iptalini istediğine dikkat edilmelidir. İptal istemi sunucuya ulaşmadan önce sorgu işletiminin sonuçlanmış olması durumunda, iptal istemi başarısızlık ile sonuçlanacaktır. Başarılı bir sorgu iptalinde ise, iptali gerçekleşmiş olan sorgu sonucu işlemin tamamlanamadığına dair hata döndürecektir.</text:p>
      <text:h text:style-name="Heading_20_3" text:outline-level="3">Diğer Sorgu Fonksiyonları</text:h>
      <text:p text:style-name="Text_20_body">Sorgu fonksiyonları başlığı altında katagorize edemediğimiz diğer ilgili fonksiyonları bu bölümde tanıtmaya çalışacağız.</text:p>
      <text:p text:style-name="İşlev_20_Başlığı">array <text:span text:style-name="T4">pg_meta_data</text:span> ( resource baglanti, string tablo_adi )</text:p>
      <text:p text:style-name="Text_20_body"><text:span text:style-name="Kod_20__28_Yazı_29_">pg_meta_data()</text:span> fonksiyonu, parametre olarak aldığı bağlantı üzerinden belirtilen tablo hakkında çeşitli bilgileri kendisine çağırana dizi halinde döndürür. Fonksiyon herhangi bir hata durumunda <text:span text:style-name="Kod_20__28_Yazı_29_">FALSE</text:span> değeri döndürecektir.</text:p>
      <text:p text:style-name="Text_20_body"><text:span text:style-name="Kod_20__28_Yazı_29_">pg_meta_data()</text:span> fonksiyonunun yaptığı iş, kullanıcı için aşağıdaki <text:span text:style-name="Yabancı_20_Italic">SQL</text:span> komutunun sorgusunu gerçekleştirip, topladığı çeşitli değerleri dizi içinde döndürmekten ibarettir.</text:p>
      <text:p text:style-name="Kod">SELECT a.attname, a.attnum, t.typname, a.attlen, a.attnotNULL, a.atthasdef, a.attndims<text:line-break/> <text:s/>FROM pg_class AS c, pg_attribute AS a, pg_type AS t<text:line-break/> <text:s/>WHERE<text:line-break/> <text:s text:c="3"/>a.attnum &gt; 0 AND a.attrelid = c.oid AND c.relname = '&lt;tablo_adi&gt;'<text:line-break/> <text:s text:c="3"/>AND a.atttypid = t.oid<text:line-break/> <text:s/>ORDER BY a.attnum;</text:p>
      <text:h text:style-name="Heading_20_2" text:outline-level="2">Sorgu Sonuçları Üzerinde İşlemler</text:h>
      <text:p text:style-name="Text_20_body">Bu bölüme kadar veritabanı ile program arasında nasıl başarılı bir bağlantı kurup, kurulu bağlantı durumu hakkında bilgi aldıktan sonra ilgili sorgulamalarımızı nasıl gerçekleştirebileceğimiz üzerinde durduk. Bu bölümde ise dönen sorgu sonuçları üzerinde işlem yapmak için kullanabileceğimiz fonksiyonlar üzerinde durulmaya çalışacağız.</text:p>
      <text:h text:style-name="Heading_20_3" text:outline-level="3">Sonuç Hakkında Durum Bilgisi</text:h>
      <text:p text:style-name="Text_20_body">Veritabanı üzerinde gerçekleştirilen herhangi bir sorgunun sonucunda dönecek olan değerler hakkında durum bilgisi edinmek için bu bölümde tanıtılacak olan fonksiyonları kullanabilirsiniz.</text:p>
      <text:p text:style-name="İşlev_20_Başlığı">mixed <text:span text:style-name="T4">pg_result_status</text:span> ( resource sonuc [,int donecek_deger_tipi] )</text:p>
      <text:p text:style-name="Text_20_body"><text:span text:style-name="Kod_20__28_Yazı_29_">pg_result_status()</text:span> fonksiyonu, parametre olarak aldığı sorgunun sonucunu kendisini çağırana döndürecektir.</text:p>
      <text:p text:style-name="Text_20_body">Fonksiyonun kendisini çağırana döndürecek olduğu değeri, parametre olarak aşağıdaki değişkenleri kullanarak ayarlayabilirsiniz:</text:p>
      <text:p text:style-name="P49">PGSQL_STATUS_LONG <text:s text:c="3"/><text:span text:style-name="T3">/* Durum kodunu döndür. (Öntanımlı seçenek) */</text:span><text:line-break/>PGSQL_STATUS_STRING <text:s/><text:span text:style-name="T3">/* Durum kodunun değişken adını döndürür. */</text:span></text:p>
      <text:p text:style-name="Text_20_body"><text:span text:style-name="Kod_20__28_Yazı_29_">pg_result_status()</text:span> fonksiyonu sonucu dönecek olan durum kodlarının listesine aşağıdaki tablodan ulaşabilirsiniz.</text:p>
      <table:table table:name="Table33" table:style-name="Table33">
        <table:table-column table:style-name="Table33.A" table:number-columns-repeated="2"/>
        <table:table-column table:style-name="Table33.C"/>
        <table:table-row>
          <table:table-cell table:style-name="Table33.A1" office:value-type="string">
            <text:p text:style-name="Standard"><text:span text:style-name="Kod_20__28_Yazı_29__20_Küçük">PGSQL_EMPTY_QUERY<text:line-break/>PGSQL_COMMAND_OK<text:line-break/>PGSQL_TUPLES_OK</text:span></text:p>
          </table:table-cell>
          <table:table-cell table:style-name="Table33.A1" office:value-type="string">
            <text:p text:style-name="Standard"><text:span text:style-name="Kod_20__28_Yazı_29__20_Küçük">PGSQL_COPY_TO<text:line-break/></text:span><text:span text:style-name="Kod_20__28_Yazı_29__20_Küçük"><text:span text:style-name="Kod_20__28_Yazı_29__20_Küçük">PGSQL_COPY_FROM<text:line-break/>PGSQL_BAD_RESPONSE</text:span></text:span></text:p>
          </table:table-cell>
          <table:table-cell table:style-name="Table33.C1" office:value-type="string">
            <text:p text:style-name="Standard"><text:span text:style-name="Kod_20__28_Yazı_29__20_Küçük">PGSQL_NONFATAL_ERROR<text:line-break/>PGSQL_FATAL_ERROR</text:span></text:p>
          </table:table-cell>
        </table:table-row>
      </table:table>
      <text:p text:style-name="İşlev_20_Başlığı">string <text:span text:style-name="T4">pg_result_error</text:span> ( resource sonuc )</text:p>
      <text:p text:style-name="Text_20_body"><text:span text:style-name="Kod_20__28_Yazı_29_">pg_result_error()</text:span> fonksiyonu, hatalı bir sorgu sonucunda oluşan hata mesajını kendisini çağırana döndürür.</text:p>
      <text:p text:style-name="Text_20_body">Asenkron sorgu işletiminde yapılan sorgulamalar yiv mantığı ile çalıştığından, sunucu üzerindeki hata mesajı sürekli değişmektedir. Dolayısıyla, herhangi bir sorgu sonrasında oluşan hata mesajını öğrenmek için kullandığınız <text:span text:style-name="Kod_20__28_Yazı_29_">pg_last_error()</text:span> fonksiyonu beklediğinizden başka (daha sonra oluşmuş olan) bir hata mesajını döndürebilir. Bu nedenle belirli bir sorgu sonucunun hata mesajını almak için <text:span text:style-name="Kod_20__28_Yazı_29_">pg_result_error()</text:span> ya da <text:span text:style-name="Kod_20__28_Yazı_29_">pg_result_error_field()</text:span> fonksiyonları kullanılır.</text:p>
      <text:p text:style-name="Not">Senkron sorgu işletim fonksiyonları, hata durumunda <text:span text:style-name="Kod_20__28_Yazı_29__20_Küçük">FALSE</text:span> değeri döndürdüğü için elimize herhangi bir sonuç yapısı ulaşmamaktadır. Dolayısıyla bu tür fonksiyonların sonuçları üzerinde <text:span text:style-name="Kod_20__28_Yazı_29__20_Küçük">pg_result_error()</text:span> ve <text:span text:style-name="Kod_20__28_Yazı_29__20_Küçük">pg_result_error_field()</text:span> fonksiyonlarını kullanamayız. Bu nedenle, bir sonuç yapısına ihtiyaç duyan fonksiyonları, asenkron bir sorgu işletiminden sonra <text:s/><text:span text:style-name="Kod_20__28_Yazı_29__20_Küçük">pg_get_result()</text:span> fonksiyonundan elde edilecek sonuç yapısı ile birlikte kullanabiliriz ancak.</text:p>
      <text:p text:style-name="İşlev_20_Başlığı">string <text:span text:style-name="T4">pg_result_error_field</text:span> ( resource sonuc,<text:line-break/> <text:s text:c="30"/>int <text:s text:c="5"/>hata_alan_kodu )</text:p>
      <text:p text:style-name="Text_20_body"><text:span text:style-name="Kod_20__28_Yazı_29_">pg_result_error_field()</text:span> fonksiyonu, parametre olarak girilen sonuç yapısı içindeki belirtilen hata mesajı alanını kendisini çağırana döndürür. Fonksiyon ile birlikte kullanabileceğiniz hata alan kodlarını aşağıdaki tabloda bulabilirsiniz.</text:p>
      <table:table table:name="Table24" table:style-name="Table24">
        <table:table-column table:style-name="Table24.A"/>
        <table:table-column table:style-name="Table24.B"/>
        <table:table-row>
          <table:table-cell table:style-name="Table24.A1" office:value-type="string">
            <text:p text:style-name="Standard"><text:span text:style-name="Kod_20__28_Yazı_29__20_Küçük">PGSQL_DIAG_SEVERITY<text:line-break/>PGSQL_DIAG_SQLSTATE<text:line-break/>PGSQL_DIAG_MESSAGE_PRIMARY<text:line-break/>PGSQL_DIAG_MESSAGE_DETAIL<text:line-break/>PGSQL_DIAG_MESSAGE_HINT<text:line-break/>PGSQL_DIAG_STATEMENT_POSITION</text:span></text:p>
          </table:table-cell>
          <table:table-cell table:style-name="Table24.A1" office:value-type="string">
            <text:p text:style-name="Standard"><text:span text:style-name="Kod_20__28_Yazı_29__20_Küçük">PGSQL_DIAG_SEVERITY<text:line-break/>PGSQL_DIAG_SQLSTATE<text:line-break/>PGSQL_DIAG_MESSAGE_PRIMARY<text:line-break/>PGSQL_DIAG_MESSAGE_DETAIL<text:line-break/>PGSQL_DIAG_MESSAGE_HINT</text:span></text:p>
          </table:table-cell>
        </table:table-row>
      </table:table>
      <text:p text:style-name="Kod"><text:span text:style-name="Kod_20_-_20_Comment">/* Veritabanı üzerinde asenkron bir sorgu gerçekleştiriyoruz. */</text:span><text:line-break/>pg_send_query($baglanti, “SELECT ...”);<text:line-break/><text:line-break/><text:span text:style-name="Kod_20_-_20_Comment">/* Dönen sorgu sonucunu alıyoruz. */</text:span><text:line-break/>$sonuc = pg_get_result($baglanti);<text:line-break/><text:line-break/><text:span text:style-name="Kod_20_-_20_Comment">/* Sorgu sonucunun son durumuna bakıyoruz. */</text:span><text:line-break/>if (pg_result_status($sonuc) != PGSQL_TUPLES_OK)<text:line-break/>{<text:line-break/> <text:s text:c="3"/><text:span text:style-name="Kod_20_-_20_Comment">/* Sorgu sonucu beklediğimiz satırlar dönmemiş. */</text:span><text:line-break/><text:line-break/> <text:s text:c="3"/><text:span text:style-name="Kod_20_-_20_Comment">/* Sonuç hata mesajını yazdırıyoruz. */</text:span><text:line-break/> <text:s text:c="3"/>print “Sorgu sonucu hata döndü!\n”;<text:line-break/> <text:s text:c="3"/>print pg_result_error($sonuc);<text:line-break/>}</text:p>
      <text:h text:style-name="Heading_20_3" text:outline-level="3">Sonuç Hakkında Tablo/Satır/Sütun Bilgisi</text:h>
      <text:p text:style-name="Text_20_body">Başarılı bir sorgu sonucu üzerinde bu bölümde tanıtılacak olan fonksiyonları kullanarak, çeşitli tablo, satır ve sütun bilgilerine ulaşabilirsiniz.</text:p>
      <text:p text:style-name="İşlev_20_Başlığı">int <text:span text:style-name="T4">pg_affected_rows</text:span> ( resource sonuc )</text:p>
      <text:p text:style-name="Text_20_body"><text:span text:style-name="Kod_20__28_Yazı_29_">pg_affected_rows()</text:span> fonksiyonu, parametre olarak aldığı sonuçtan etkilenen sütun sayısını kendisini çağırana döndürecektir.</text:p>
      <text:p text:style-name="İşlev_20_Başlığı">int <text:span text:style-name="T4">pg_num_fields</text:span> ( resource sonuc )</text:p>
      <text:p text:style-name="Text_20_body"><text:span text:style-name="Kod_20__28_Yazı_29_">pg_num_fields()</text:span> fonksiyonu, parametre olarak aldığı sonucun kaç sütundan oluştuğunu kendisini çağırana döndürür. Herhangi bir hata durumunda fonksiyon -1 değeri döndürecektir.</text:p>
      <text:p text:style-name="İşlev_20_Başlığı">int <text:span text:style-name="T4">pg_num_rows</text:span> ( resource sonuc )</text:p>
      <text:p text:style-name="Text_20_body"><text:span text:style-name="Kod_20__28_Yazı_29_">pg_num_rows()</text:span> fonksiyonu, parametre olarak aldığı sonucun toplam kaç satırdan oluştuğunu kendisini çağırana döndürür. Herhangi bir hata durumunda fonksiyon -1 değeri döndürecektir.</text:p>
      <text:p text:style-name="İşlev_20_Başlığı">int <text:span text:style-name="T4">pg_field_is_null</text:span> ( resource sonuc, int satir, mixed sutun )</text:p>
      <text:p text:style-name="Text_20_body"><text:span text:style-name="Kod_20__28_Yazı_29_">pg_field_is_null()</text:span> fonksiyonu, parametre olarak aldığı sonucun, belirtilen satır ve sütunundaki alanın değerinin <text:span text:style-name="Kod_20__28_Yazı_29_">NULL</text:span> olması durumunda 1, aksi halde 0 değeri döndürür.</text:p>
      <text:p text:style-name="Text_20_body">Sütun kısmına, ilgili sütünun indisini girebileceğiniz gibi, başlığını da girebilirsiniz.</text:p>
      <text:p text:style-name="İşlev_20_Başlığı">string <text:span text:style-name="T4">pg_field_name</text:span> ( resource sonuc, int sutun )</text:p>
      <text:p text:style-name="Text_20_body"><text:span text:style-name="Kod_20__28_Yazı_29_">pg_field_name()</text:span> fonksiyonu, belirtilen sonuç tablosundaki, parametre olarak girilen sütununun başlığını kendisini çağırana döndürür.</text:p>
      <text:p text:style-name="İşlev_20_Başlığı">int <text:span text:style-name="T4">pg_field_num</text:span> ( resource sonuc, string alan_adi )</text:p>
      <text:p text:style-name="Text_20_body"><text:span text:style-name="Kod_20__28_Yazı_29_">pg_field_num()</text:span> fonksiyonu, parametre olarak aldığı sonucun belirtilen alan adının sütun indisini kendisini çağırana döndürür. Herhangi bir hata durumunda fonksiyon -1 döndürecektir.</text:p>
      <text:p text:style-name="İşlev_20_Başlığı">int <text:span text:style-name="T4">pg_field_prtlen</text:span> ( resource sonuc, int satir, mixed sutun )</text:p>
      <text:p text:style-name="Text_20_body"><text:span text:style-name="Kod_20__28_Yazı_29_">pg_field_prtlen()</text:span> fonksiyonu, parametre olarak aldığı sonuçtaki belirtilen satır ve sütunda bulunan verinin uzunluğunu kendisini çağırana döndürür.</text:p>
      <text:p text:style-name="İşlev_20_Başlığı">int <text:span text:style-name="T4">pg_field_size</text:span> ( resource sonuc, int sutun )</text:p>
      <text:p text:style-name="Text_20_body"><text:span text:style-name="Kod_20__28_Yazı_29_">pg_field_size()</text:span> fonksiyonu, parametre olarak aldığı sonucun belirtilen sütununun tipinin boyutunu kendisini çağırana döndürür.</text:p>
      <text:p text:style-name="İşlev_20_Başlığı">int <text:span text:style-name="T4">pg_field_type_oid</text:span> ( resource sonuc, int sutun )</text:p>
      <text:p text:style-name="Text_20_body"><text:span text:style-name="Kod_20__28_Yazı_29_">pg_field_type_oid()</text:span> fonksiyonu, parametre olarak aldığı bağlantının belirtilen sütunun tipininin <text:span text:style-name="Kod_20__28_Yazı_29_">OID</text:span> değerini kendisini çağırana döndürür.</text:p>
      <text:p text:style-name="İşlev_20_Başlığı">string <text:span text:style-name="T4">pg_field_type</text:span> ( resource sonuc, int sutun )</text:p>
      <text:p text:style-name="Text_20_body"><text:span text:style-name="Kod_20__28_Yazı_29_">pg_field_type()</text:span> fonksiyonu, parametre olarak aldığı sonucun ilgili sütununun tipini kendisini çağırana karakter katarı olarak döndürür.</text:p>
      <text:p text:style-name="Text_20_body"><text:span text:style-name="Kod_20__28_Yazı_29_">pg_field_type()</text:span> fonksiyonu, sizin yerinize <text:span text:style-name="Kod_20__28_Yazı_29_">pg_field_type_oid()</text:span> fonksiyonundaki rutinleri kullanarak elde ettiği <text:span text:style-name="Yabancı_20_Italic">OID</text:span> değeri ile aşağıdaki <text:span text:style-name="Yabancı_20_Italic">SQL</text:span> sorgusunu gerçekleştirir.</text:p>
      <text:p text:style-name="Kod">SELECT typname FROM pg_type WHERE oid = &lt;OID&gt;;</text:p>
      <text:h text:style-name="Heading_20_2" text:outline-level="2">Veri Alımı</text:h>
      <text:p text:style-name="Text_20_body">Bu bölümde başarı ile gerçekleşen bir sorgu sonucunda dönecek olan sonuç kaynağından verilerin alınmasında kullanılacak olan fonksiyonları incelemeye çalışacağız.</text:p>
      <text:p text:style-name="Not">Bir çok veri tipi PostgreSQL tarafından destekleniyor olsa da (Bkz. <text:span text:style-name="Kod_20__28_Yazı_29__20_Küçük">SELECT typname FROM pg_type</text:span>) sadece temel bir kaç tip PHP tarafından aynı tipce desteklenmektedir. Bunlar arasında, tüm tamsayı değerler <text:span text:style-name="Kod_20__28_Yazı_29__20_Küçük">integer</text:span> tipi, ondalık ve reel sayılar <text:span text:style-name="Kod_20__28_Yazı_29__20_Küçük">float</text:span> tipi şeklinde çağrıldıkları değişkenlere dönüş yapacaklardır. <text:span text:style-name="Kod_20__28_Yazı_29__20_Küçük">boolean</text:span> tipi ise doğru için <text:span text:style-name="Kod_20__28_Yazı_29__20_Küçük">t</text:span>, yanlış için <text:span text:style-name="Kod_20__28_Yazı_29__20_Küçük">f</text:span> döndürecektir. Bunun dışında kalan diğer tüm tipler, karakter katarı halinde dönüş yapacaktır. (Bu konu hakkında ayrıntılı bilgi için libpq kütüphanesinde incelenen PQgetvalue() fonksiyonuna bakınız.)</text:p>
      <text:p text:style-name="İşlev_20_Başlığı">mixed <text:span text:style-name="T4">pg_fetch_result</text:span> ( resource sonuc, [int satir,] mixed sutun )</text:p>
      <text:p text:style-name="Text_20_body"><text:span text:style-name="Kod_20__28_Yazı_29_">pg_fetch_result()</text:span> fonksiyonu, parametre olarak aldığı sonucun, belirtilen satır ve sütundaki değeri kendisini çağırana döndürür. Sütun parametresi olarak isteğe bağlı olarak ilgili sütunun indisini ya da başlığını kullanabilirsiniz.</text:p>
      <text:p text:style-name="İşlev_20_Başlığı">array <text:span text:style-name="T4">pg_fetch_all</text:span> ( resource sonuc )</text:p>
      <text:p text:style-name="Text_20_body"><text:span text:style-name="Kod_20__28_Yazı_29_">pg_fetch_all()</text:span> fonksiyonu, parametre olarak aldığı sonucu dizi halinde içinde toparlayıp kendisini çağırana döndürür. Tablodaki <text:span text:style-name="Kod_20__28_Yazı_29_">NULL</text:span> alan değerleri için PHP'nin kendi içinde tanımlanmış <text:span text:style-name="Kod_20__28_Yazı_29_">NULL</text:span> değeri kullanılacaktır. Fonksiyon, parametre olarak aldığı sonuç satır içermediği zaman <text:span text:style-name="Kod_20__28_Yazı_29_">FALSE</text:span> değeri döndürücektir.</text:p>
      <text:p text:style-name="Not">Tablonun çok büyük olduğu durumlarda dizi oluşturulurken <text:span text:style-name="Kod_20__28_Yazı_29__20_Küçük_20_Italic">php.ini</text:span> dosyasında tanımlanmış kaynak sınırlarına (<text:span text:style-name="Kod_20__28_Yazı_29__20_Küçük_20_Italic">memory_limit</text:span> gibi) dikkat etmelisiniz. Aksi halde tablonun tamamının diziye aktarımı gerçekleşmeyebilir.</text:p>
      <text:p text:style-name="İşlev_20_Başlığı">array <text:span text:style-name="T4">pg_fetch_array</text:span> ( <text:s text:c="2"/>resource sonuc<text:line-break/> <text:s text:c="21"/>[, int <text:s text:c="5"/>satir<text:line-break/> <text:s text:c="22"/>[,int <text:s text:c="5"/>dizi_tipi]] )</text:p>
      <text:p text:style-name="Text_20_body"><text:span text:style-name="Kod_20__28_Yazı_29_">pg_fetch_array()</text:span> fonksiyonu, parametre olarak aldığı sorgu sonucunun belirtilen satırını gösterilen dizi tipinde kendisini çağırana döndürür. Tablodaki <text:span text:style-name="Kod_20__28_Yazı_29_">NULL</text:span> alan değerleri için PHP'nin kendi içinde tanımlanmış <text:span text:style-name="Kod_20__28_Yazı_29_">NULL</text:span> değeri kullanılacaktır.</text:p>
      <text:p text:style-name="Text_20_body">Herhangi bir satır belirtilmediği taktirde, <text:span text:style-name="Kod_20__28_Yazı_29_">pg_fetch_array()</text:span> sonuç üzerinden bir sonraki satırı kendisini çağırana döndürecektir. Bu şekilde döngü yapıları (<text:span text:style-name="Kod_20__28_Yazı_29_">for</text:span>, <text:span text:style-name="Kod_20__28_Yazı_29_">while</text:span>, vs. gibi) içinde ardarda çağrılmak suretiyle fonksiyon rahatlıkla kullanılabilir.</text:p>
      <text:p text:style-name="Text_20_body">Sonuç tipinde kullanılabilecek olan değerlere aşağıdaki listeden ulaşabilirsiniz.</text:p>
      <text:p text:style-name="Kod">PGSQL_ASSOC <text:s/><text:span text:style-name="T3">/* Dizinin anahtar değerlerini sütun başlıkları oluştursun. */</text:span><text:line-break/>PGSQL_NUM <text:s text:c="3"/><text:span text:style-name="T3">/* <text:s text:c="28"/>sütun indisleri oluştursun. */</text:span><text:line-break/>PGSQL_BOTH <text:s text:c="2"/><text:span text:style-name="T3">/* Anahtar değerler hem sütun başlıkları, hem de sütun indisileri<text:line-break/> <text:s text:c="15"/>ile ayrı ayrı oluşturulsun. (Öntanımlı seçenek.) */</text:span></text:p>
      <text:p text:style-name="Text_20_body">Dizi tipinin belirtilmek istendiği, fakat satır sayısının kullanılmak istenmediği durumlarda, <text:span text:style-name="Kod_20__28_Yazı_29_">satir</text:span> parametresi yerine <text:span text:style-name="Kod_20__28_Yazı_29_">NULL</text:span> girdikten sonra <text:span text:style-name="Kod_20__28_Yazı_29_">dizi_tipi</text:span> değerini yazabilirsiniz.</text:p>
      <text:p text:style-name="Text_20_body"><text:span text:style-name="Kod_20__28_Yazı_29_">pg_fetch_array()</text:span> fonksiyonu, <text:span text:style-name="Kod_20__28_Yazı_29_">pg_fetch_row()</text:span> fonksiyonuna oranla çok daha kullanışlı olmasına karşı, kullanıcılar genelde sütun başlıklarının alınırken ayrı birer sorgu yapıldığını zannedip bunun performansı düşürebileceğinden dolayı <text:span text:style-name="Kod_20__28_Yazı_29_">pg_fetch_array()</text:span> yerine <text:span text:style-name="Kod_20__28_Yazı_29_">pg_fetch_row()</text:span> fonksiyonunu tercih etmektedirler. Bunun aksine, sütun başlıkları zaten sonuç yapısı ile beraber döndüğünden dolayı bunların ayrıca alımı, yok denecek kadar az derecede bir performans kaybına yol açmaktadır.</text:p>
      <text:p text:style-name="İşlev_20_Başlığı">array <text:span text:style-name="T4">pg_fetch_assoc</text:span> ( resource sonuc [,int satir] )</text:p>
      <text:p text:style-name="Text_20_body"><text:span text:style-name="Kod_20__28_Yazı_29_">pg_fetch_assoc()</text:span> fonksiyonu, <text:span text:style-name="Kod_20__28_Yazı_29_">pg_fetch_array(sonuc, [satir,] PGSQL_ASSOC)</text:span> şeklinde, <text:span text:style-name="Kod_20__28_Yazı_29_">pg_fetch_array()</text:span> fonksiyonunun parametreleri kısaltılmış bir türevidir.</text:p>
      <text:p text:style-name="İşlev_20_Başlığı">array <text:span text:style-name="T4">pg_fetch_row</text:span> ( resource sonuc [,int satir] )</text:p>
      <text:p text:style-name="Text_20_body"><text:span text:style-name="Kod_20__28_Yazı_29_">pg_fetch_assoc()</text:span> fonksiyonu, <text:span text:style-name="Kod_20__28_Yazı_29_">pg_fetch_array(sonuc[, satir], PGSQL_NUM)</text:span> şeklinde, <text:span text:style-name="Kod_20__28_Yazı_29_">pg_fetch_array()</text:span> fonksiyonunun parametreleri kısaltılmış bir türevidir.</text:p>
      <text:p text:style-name="İşlev_20_Başlığı">object <text:span text:style-name="T4">pg_fetch_object</text:span> ( <text:s text:c="2"/>resource sonuc<text:line-break/> <text:s text:c="23"/>[, int <text:s text:c="5"/>satir<text:line-break/> <text:s text:c="24"/>[,int <text:s text:c="5"/>sonuc_tipi]] )</text:p>
      <text:p text:style-name="Text_20_body"><text:span text:style-name="Kod_20__28_Yazı_29_">pg_fetch_object()</text:span> fonksiyonu, <text:span text:style-name="Kod_20__28_Yazı_29_">pg_fetch_array()</text:span> fonksiyonuna benzer olarak işlev gösterip, ondan farklı olarak kendisini çağırana sonuç değelerini bir dizi içinde değil de, nesne içinde döndürecektir.</text:p>
      <text:p text:style-name="Text_20_body">Sonuç tipi öntanımlı olarak <text:span text:style-name="Kod_20__28_Yazı_29_">PGSQL_ASSOC</text:span> şeklinde olup, sonuç tipinde kullanıcının herhangi bir değer girmesine izin verilmemektedir. Bu özellik, PHP'nin eski sürümleri ile yazılmış programlar ile uyumluluğu sağlamak için barındırılmaktadır.</text:p>
      <text:p text:style-name="İşlev_20_Başlığı">bool <text:span text:style-name="T4">pg_result_seek</text:span> ( resource sonuc, int baslangic_satiri )</text:p>
      <text:p text:style-name="Text_20_body"><text:span text:style-name="Kod_20__28_Yazı_29_">pg_result_seek()</text:span> fonksiyonu, sonuç alımında kullanılacak olan başlangıç konumunu belirtilen satıra öteler.</text:p>
      <text:p text:style-name="Kod"><text:span text:style-name="Kod_20_-_20_Comment">/* Örnek tablo, v0, v1, v2... şeklinde değerler barındıran c sütununa sahip. */</text:span><text:line-break/><text:line-break/>$komut = &lt;&lt;&lt;EOF<text:line-break/>SELECT<text:line-break/> <text:s/>'1' || c AS “1. Sütun”,<text:line-break/> <text:s/>'2' || c AS “2. Sütun”,<text:line-break/> <text:s/>'3' || c AS “3. Sütun”<text:line-break/>FROM<text:line-break/> <text:s/>ornek_tablo<text:line-break/>EOF;<text:line-break/>$sonuc = <text:span text:style-name="T4">pg_query</text:span>($baglanti, $komut);<text:line-break/>if (!$sonuc)<text:line-break/> <text:s text:c="3"/><text:span text:style-name="Kod_20_-_20_Comment">/* Sorgu başarısız oldu. */</text:span><text:line-break/><text:line-break/>$satir_sayisi = <text:span text:style-name="T4">pg_num_rows</text:span>($sonuc);<text:line-break/>$sutun_sayisi = <text:span text:style-name="T4">pg_num_fields</text:span>($sonuc);<text:line-break/><text:line-break/><text:span text:style-name="Kod_20_-_20_Comment">/* Başlıkları yazdırıyoruz. */</text:span><text:line-break/>for ($j = 0; $j &lt; $sutun_sayisi; $j++)<text:line-break/> <text:s text:c="3"/>print “$j: ”.<text:span text:style-name="T4">pg_field_name</text:span>($sonuc, $j).”\n”;<text:line-break/><text:line-break/><text:span text:style-name="Kod_20_-_20_Comment">/* İlk 3 satırı yazdırıyoruz. */</text:span><text:line-break/>for ($i = 0; $i &lt; 3; $i++)<text:line-break/>{<text:line-break/> <text:s text:c="3"/>$satir = <text:span text:style-name="T4">pg_fetch_row</text:span>($sonuc, $i, PGSQL_NUM);<text:line-break/> <text:s text:c="3"/>for ($j = 0; $j &lt; $sutun_sayisi; $j++)<text:line-break/> <text:s text:c="7"/>print "[$i][$j]: $satir[$j]\n";<text:line-break/>}<text:line-break/><text:line-break/><text:span text:style-name="Kod_20_-_20_Comment">/* 2 satır ilerletiyoruz konumumuzu. */</text:span><text:line-break/><text:span text:style-name="T4">pg_result_seek</text:span>($sonuc, 2);<text:line-break/><text:line-break/><text:span text:style-name="Kod_20_-_20_Comment">/* Varılan konumdaki satırı yazdırıyoruz. */</text:span><text:line-break/>$satir = <text:span text:style-name="T4">pg_fetch_array</text:span>($sonuc, NULL, PGSQL_ASSOC);<text:line-break/>print "C1: ".$satir["1. Sütun"]."\n".<text:line-break/> <text:s text:c="5"/>"C2: ".$satir["2. Sütun"]."\n".<text:line-break/> <text:s text:c="5"/>"C3: ".$satir["3. Sütun"]."\n";</text:p>
      <text:p text:style-name="Text_20_body">Bu ufak programın çıktısı aşağıdaki gibi olacaktır.</text:p>
      <text:p text:style-name="Kod">0: 1. Sütun<text:line-break/>1: 2. Sütun<text:line-break/>2: 3. Sütun<text:line-break/>[0][0]: 1v0<text:line-break/>[0][1]: 2v0<text:line-break/>[0][2]: 3v0<text:line-break/>[1][0]: 1v1<text:line-break/>[1][1]: 2v1<text:line-break/>[1][2]: 3v1<text:line-break/>[2][0]: 1v2<text:line-break/>[2][1]: 2v2<text:line-break/>[2][2]: 3v2<text:line-break/>C1: 1v5<text:line-break/>C2: 2v5<text:line-break/>C3: 3v5</text:p>
      <text:h text:style-name="Heading_20_2" text:outline-level="2">Büyük Boyutlu Nesneler</text:h>
      <text:p text:style-name="Text_20_body">Bu bölümde, PostgreSQL <text:span text:style-name="Yabancı_20_Italic">LO</text:span> (<text:span text:style-name="Yabancı_20_Italic">Large Objects</text:span>) kayıtları üzerinde işlem yapmak için PHP tarafından sağlanan fonksiyonları tanıtmaya çalışacağız.</text:p>
      <text:p text:style-name="Text_20_body">Fonksiyonların tanıtımına geçmeden önce, <text:span text:style-name="Yabancı_20_Italic">LO</text:span> hakkında daha ayrıntılı bilgi için öncelikli olarak libpq kütüphanesinin tanıtımında yer alan ilgili bölüme göz atılmasını tavsiye ederiz. Aksi halde bahsi geçecek olan fonksiyonlar, bunları ilk defa görecek biri için pek bir anlam ifade etmeyecektir.</text:p>
      <text:p text:style-name="Not">LO fonksiyonlarını kullanabilmek için, komutları <text:span text:style-name="Kod_20__28_Yazı_29__20_Küçük_20_Italic">transaction</text:span> blokları içinde göndermeniz gerekmektedir.</text:p>
      <text:p text:style-name="Text_20_body">Bu bölümde tanıtılacak olan fonksiyonların istemci taraflı olduğuna dikkat ediniz. Yani, gerçekleştirilecek işlemlerde kullanılacak dosya sistemi, istemcininki olacaktır. Örneğin, herhangi bir dosya gönderileceği (ya da kaydedileceği) zaman, istemci dosya sisteminden alınacaktır (ya da istemci dosya sistemine kaydedilecektir).</text:p>
      <text:p text:style-name="İşlev_20_Başlığı">int <text:span text:style-name="T4">pg_lo_create</text:span> ( [resource baglanti] )</text:p>
      <text:p text:style-name="Text_20_body"><text:span text:style-name="Kod_20__28_Yazı_29_">pg_lo_create()</text:span> fonksiyonu, geçerli bağlantının sağlandığı veritabanı üzerinde yeni bir <text:span text:style-name="Yabancı_20_Italic">LO</text:span> kaydı oluşturulmasını sağlar. Başarılı olması durumunda oluşturulan yeni <text:span text:style-name="Yabancı_20_Italic">LO</text:span> kaydının <text:span text:style-name="Kod_20__28_Yazı_29_">loid</text:span> değerini, aksi halde <text:span text:style-name="Kod_20__28_Yazı_29_">FALSE</text:span> değeri döndürecektir.</text:p>
      <text:p text:style-name="İşlev_20_Başlığı">int <text:span text:style-name="T4">pg_lo_import</text:span> ( resource baglanti, string dosya_yolu )</text:p>
      <text:p text:style-name="Text_20_body"><text:span text:style-name="Kod_20__28_Yazı_29_">pg_lo_import()</text:span> fonksiyonu, istemci üzerinde yolu belirtilen dosyanın geçerli bağlantının kurulu olduğu sunucuda oluşturulan <text:span text:style-name="Yabancı_20_Italic">LO</text:span> içine kaydedilmesini sağlar. Fonksiyon başarılı olması durumunda oluşturulan <text:span text:style-name="Yabancı_20_Italic">LO</text:span> kaydının <text:span text:style-name="Kod_20__28_Yazı_29_">loid</text:span>, aksi halde <text:span text:style-name="Kod_20__28_Yazı_29_">FALSE</text:span> değerini döndürecektir.</text:p>
      <text:p text:style-name="Not">LO içinde kaydedilecek dosyanın istemci tarafından alınıp, bağlantının diğer ucundaki veritabanına gönderileceğine dikkat ediniz.</text:p>
      <text:p text:style-name="Not"><text:span text:style-name="Kod_20__28_Yazı_29__20_Küçük_20_Italic">php.ini</text:span> dosyasında tanımlanan <text:span text:style-name="Kod_20__28_Yazı_29__20_Küçük_20_Italic">safe_modu</text:span> seçeneğinin etkin olması durumunda, <text:span text:style-name="Kod_20__28_Yazı_29__20_Küçük_20_Italic">pg_lo_import()</text:span> fonksiyonu ile aktarılacak dosyanın ve fonksiyonu çalıştıran kullanıcının aynı <text:span text:style-name="Kod_20__28_Yazı_29__20_Küçük_20_Italic">UID</text:span> değerine sahip olması şartı koşulacaktır.</text:p>
      <text:p text:style-name="İşlev_20_Başlığı">bool <text:span text:style-name="T4">pg_lo_unlink</text:span> ( resource baglanti, int loid )</text:p>
      <text:p text:style-name="Text_20_body"><text:span text:style-name="Kod_20__28_Yazı_29_">pg_lo_unlink()</text:span> fonksiyonu, geçerli bağlantının kurulu olduğu veritabanı sunucusu üzerinde belirtilen <text:span text:style-name="Kod_20__28_Yazı_29_">loid</text:span> değerine sahip <text:span text:style-name="Yabancı_20_Italic">LO</text:span> kaydını silecektir.</text:p>
      <text:p text:style-name="İşlev_20_Başlığı">bool <text:span text:style-name="T4">pg_lo_export</text:span> ( resource baglanti, int loid, string dosya_yolu )</text:p>
      <text:p text:style-name="Text_20_body"><text:span text:style-name="Kod_20__28_Yazı_29_">pg_lo_export()</text:span> fonksiyonu, bağlantının gerçekleştiği veritabanı üzerindeki berlitilen <text:span text:style-name="Kod_20__28_Yazı_29_">loid</text:span> değerine sahip <text:span text:style-name="Yabancı_20_Italic">LO</text:span> kaydının, istemci dosya sistemindeki girilen dosya yoluna aktarılmasını sağlar.</text:p>
      <text:p text:style-name="İşlev_20_Başlığı">resource <text:span text:style-name="T4">pg_lo_open</text:span> ( resource baglanti, int loid, string bicim )</text:p>
      <text:p text:style-name="Text_20_body"><text:span text:style-name="Kod_20__28_Yazı_29_">pl_lo_open()</text:span> fonksiyonu, geçerli bağlantının sağlandığı veritabanı üzerindeki ilgili <text:span text:style-name="Kod_20__28_Yazı_29_">loid</text:span> değerine sahip <text:span text:style-name="Yabancı_20_Italic">LO</text:span> kaydının belirtilen biçimde açılmasını sağlar. Başarılı olması durumunda açılan <text:span text:style-name="Yabancı_20_Italic">LO</text:span> kaydının kullanımı için gerekli dosya yapısı işaretçisini, aksi halde <text:span text:style-name="Kod_20__28_Yazı_29_">FALSE</text:span> değerini döndürecektir.</text:p>
      <text:p text:style-name="Not"><text:span text:style-name="Kod_20__28_Yazı_29__20_Küçük_20_Italic">lo_open()</text:span> ile açılan bir LO kaydını kapatmadan önce, bağlantıyı bitirmemelisiniz. Aksi halde, yaptığınız tüm değişiklikler (transaction içinde olduğunuzdan dolayı) <text:span text:style-name="Kod_20__28_Yazı_29__20_Küçük_20_Italic">ROLLBACK</text:span> ile geri alınacaktır.</text:p>
      <text:p text:style-name="İşlev_20_Başlığı">string <text:span text:style-name="T4">pg_lo_read</text:span> ( resource lo_kaydi [,int uzunluk] )</text:p>
      <text:p text:style-name="Text_20_body"><text:span text:style-name="Kod_20__28_Yazı_29_">pg_lo_read()</text:span> fonksiyonu, belirtilen (daha önceden açılmış) <text:span text:style-name="Yabancı_20_Italic">LO</text:span> kaydı üzerinden parametre olarak girilen (ya da öntanımlı olarak 8192 bayt) uzunluktaki veriyi okuyarak, okunan veriyi kendisini çağırana karakter katarı olarak döndürür. Herhangi bir hata durumunda fonksiyon <text:span text:style-name="Kod_20__28_Yazı_29_">FALSE</text:span> değeri döndürecektir.</text:p>
      <text:p text:style-name="İşlev_20_Başlığı">int <text:span text:style-name="T4">pg_lo_read_all</text:span> ( resource lo_kaydi )</text:p>
      <text:p text:style-name="Text_20_body"><text:span text:style-name="Kod_20__28_Yazı_29_">pg_lo_read_all()</text:span> fonksiyonu, daha önce <text:span text:style-name="Kod_20__28_Yazı_29_">pg_lo_open()</text:span> ile açılmış olan <text:span text:style-name="Yabancı_20_Italic">LO</text:span> kaydını veritabanından (<text:span text:style-name="Kod_20__28_Yazı_29_">lo_read()</text:span> ile 8192 baytlık bloklar halinde) okuyarak, ekrana yazdırır. Sonuç olarak toplam okunan karakter sayısını, herhangi bir hata durumunda ise <text:span text:style-name="Kod_20__28_Yazı_29_">FALSE</text:span> değerini kendisini çağırana döndürecektir.</text:p>
      <text:p text:style-name="İşlev_20_Başlığı">bool <text:span text:style-name="T4">pg_lo_seek</text:span> ( <text:s/>resource lo_kaydi,<text:line-break/> <text:s text:c="18"/>int <text:s text:c="5"/>ilerlenecek_uzunluk<text:line-break/> <text:s text:c="17"/>[,int <text:s text:c="4"/>tarama_konumu] )</text:p>
      <text:p text:style-name="Text_20_body"><text:span text:style-name="Kod_20__28_Yazı_29_">pg_lo_seek()</text:span> fonksiyonu, girilen (daha önceden <text:span text:style-name="Kod_20__28_Yazı_29_">pg_lo_open()</text:span> ile açılmış) <text:span text:style-name="Yabancı_20_Italic">LO</text:span> kaydı üzerindeki geçerli işaretçiyi belirtilen uzunlukta ilerletmek için kullanılır. Tarama konumu olarak girebileceğiniz değerler şu şekilde:</text:p>
      <text:p text:style-name="Kod">PGSQL_SEEK_SET <text:s/><text:span text:style-name="T3">/* İşaretçiyi, dosyanın en başından ilerlet. <text:s text:c="10"/>*/</text:span><text:line-break/>PGSQL_SEEK_CUR <text:s/><text:span text:style-name="T3">/* <text:s text:c="12"/>o anki konumundan ilerlet. (Öntanımlı.) */</text:span><text:line-break/>PGSQL_SEEK_END <text:s/><text:span text:style-name="T3">/* <text:s text:c="12"/>dosyanın en sonundan ilerlet. <text:s text:c="10"/>*/</text:span></text:p>
      <text:p text:style-name="İşlev_20_Başlığı">int <text:span text:style-name="T4">pg_lo_tell</text:span> ( resource lo_kaydi )</text:p>
      <text:p text:style-name="Text_20_body"><text:span text:style-name="Kod_20__28_Yazı_29_">pg_lo_tell()</text:span> fonksiyonu, parametre olarak aldığı (daha önceden <text:span text:style-name="Kod_20__28_Yazı_29_">pg_lo_open()</text:span> ile açılmış) <text:span text:style-name="Yabancı_20_Italic">LO</text:span> kaydı üzerindeki dosya işaretçisinin (dosyanın başından itibaren olan) konumunu kendisini çağırana döndürür.</text:p>
      <text:p text:style-name="İşlev_20_Başlığı">int <text:span text:style-name="T4">pg_lo_write</text:span> ( resource lo_kaydi, string katar [,int uzunluk] )</text:p>
      <text:p text:style-name="Text_20_body"><text:span text:style-name="Kod_20__28_Yazı_29_">pg_lo_write()</text:span> fonksiyonu, parametre olarak aldığı (daha önceden <text:span text:style-name="Kod_20__28_Yazı_29_">pg_lo_open()</text:span> ile açılmış) <text:span text:style-name="Yabancı_20_Italic">LO</text:span> kaydı üzerinde bulunan dosya işaretçisinin konumundan itibaren, belirtilen karakter katarını <text:span text:style-name="Yabancı_20_Italic">LO</text:span> kaydı üzerine yazacaktır. Sonuç olarak toplam yazılan karakter uzunluğunu, herhangi bir hata gerçekleşmesi durumunda ise <text:span text:style-name="Kod_20__28_Yazı_29_">FALSE</text:span> değerini kendisini çağırana döndürecektir.</text:p>
      <text:p text:style-name="İşlev_20_Başlığı">bool <text:span text:style-name="T4">pg_lo_close</text:span> ( resource lo_kaydi )</text:p>
      <text:p text:style-name="Text_20_body"><text:span text:style-name="Kod_20__28_Yazı_29_">pg_lo_close()</text:span> fonksiyonu, parametre olarak girilen <text:span text:style-name="Kod_20__28_Yazı_29_">pg_lo_open()</text:span> ile açılmış <text:span text:style-name="Yabancı_20_Italic">LO</text:span> kaydının kapatılmasını sağlar.</text:p>
      <text:h text:style-name="Heading_20_2" text:outline-level="2">Diğer Fonksiyonlar</text:h>
      <text:p text:style-name="Text_20_body">Önceki bölümlerde katagorize edemediğimiz fonksiyonları bu bölüm altında toparlamaya çalıştık.</text:p>
      <text:p text:style-name="İşlev_20_Başlığı">array <text:span text:style-name="T4">pg_get_notify</text:span> ( resource baglanti [,int sonuc_tipi] )</text:p>
      <text:p text:style-name="Text_20_body"><text:span text:style-name="Kod_20__28_Yazı_29_">pg_get_notify()</text:span> fonksiyonu, geçerli bağlantı üzerinde (<text:span text:style-name="Kod_20__28_Yazı_29_">LISTEN</text:span> komutu ile) dinlenmekte olan uyaranlardan <text:span text:style-name="Kod_20__28_Yazı_29_">NOTIFY</text:span> komutu ile herhangi bir uyarının istemciye ulaşması durumunda, uyarının bulunduğu diziyi kendisini çağırana döndürür. Herhangi bir uyarının bulunmadığı durumda fonksiyon <text:span text:style-name="Kod_20__28_Yazı_29_">FALSE</text:span> değeri döndürecektir.</text:p>
      <text:p text:style-name="Not">Birden fazla uyaranın dinlendiği durumda, fonksiyon <text:span text:style-name="Kod_20__28_Yazı_29__20_Küçük_20_Italic">FALSE</text:span> değeri dönene kadar döngü içinde birden çok kez çağırılarak ulaşan tüm uyarılar teker teker alınabilir.</text:p>
      <text:p text:style-name="Text_20_body">Sonuç tipinde kullanılabilecek olan değerleri şu şekilde listeleyebiliriz.</text:p>
      <text:p text:style-name="Kod">PGSQL_ASSOC <text:span text:style-name="T3">/* Dizinin anahtar değerlerini sütun başlıkları oluştursun. (Öntanımlı) */</text:span><text:line-break/>PGSQL_NUM <text:s text:c="2"/><text:span text:style-name="T3">/* <text:s text:c="34"/>indisleri oluştursun. */</text:span><text:line-break/>PGSQL_BOTH <text:s/><text:span text:style-name="T3">/* Dizinin anahtar değerler olarak hem sütun başlıkları, hem<text:line-break/> <text:s text:c="14"/>de indisileri kullanılsın. */</text:span></text:p>
      <text:p text:style-name="Text_20_body">Dönecek olan diziye örnek vermek gerekirse:</text:p>
      <text:p text:style-name="Kod"><text:span text:style-name="T3">/*<text:line-break/> * `test' isimli uyarının pg_get_notify($baglanti, PGSQL_BOTH)<text:line-break/> * ile alınıp var_dump() ile ekrana dökümü.<text:line-break/> */</text:span><text:line-break/>array(4) {<text:line-break/> <text:s/>[0]=&gt; <text:s text:c="16"/><text:span text:style-name="Kod_20_-_20_Comment">/* PGSQL_NUM kısmı. */</text:span><text:line-break/> <text:s/>string(1) "test"<text:line-break/> <text:s/>[1]=&gt;<text:line-break/> <text:s/>int(2317)<text:line-break/> <text:s/>["message"]=&gt; <text:s text:c="8"/><text:span text:style-name="Kod_20_-_20_Comment">/* PGSQL_ASSOC kısmı. */</text:span><text:line-break/> <text:s/>string(1) "test"<text:line-break/> <text:s/>["pid"]=&gt;<text:line-break/> <text:s/>int(2317)<text:line-break/>}</text:p>
      <text:p text:style-name="İşlev_20_Başlığı">string <text:span text:style-name="T4">pg_last_notice</text:span> ( resource baglanti )</text:p>
      <text:p text:style-name="Text_20_body"><text:span text:style-name="Kod_20__28_Yazı_29_">pg_last_notice()</text:span> fonksiyonu, geçerli bağlantı üzerinde meydana gelen en son uyarı mesajını, herhangi bir hata durumunda ise <text:span text:style-name="Kod_20__28_Yazı_29_">FALSE</text:span> değerini kendisini çağırana <text:s/>döndürecektir.</text:p>
      <text:p text:style-name="Text_20_body"><text:span text:style-name="Kod_20__28_Yazı_29_">pg_last_notice()</text:span> fonksiyonu, libpq kütüphanesindeki uyarı işlemcilerine bir arayüz sağlamasına rağmen, tıpatıp aynı işlev göstermez. Şöyle ki, uyarı işlemcileri herhangi bir uyarı durumunda direk çağrıldıkları halde, <text:span text:style-name="Kod_20__28_Yazı_29_">pg_last_notice()</text:span> sadece program akışı içinde isteğe bağlı olarak çağrılır ve sunucuda o ana kadar gerçekleşmiş olan en son uyarı mesajını döndürür. Yani o an bir uyarı mesajı gelmiş olmasa dahi, sunucudan istemciye daha önceden bir uyarı mesajı ulaşmışsa <text:span text:style-name="Kod_20__28_Yazı_29_">pg_last_notice()</text:span> onu döndürecektir. Ya da benzer olarak aynı anda birden fazla uyarı mesajı gelmesi durumunda, <text:span text:style-name="Kod_20__28_Yazı_29_">pg_last_notice()</text:span> sadece en sonuncusunun mesajını kendisini çağırana döndürecektir.</text:p>
      <text:p text:style-name="Text_20_body">Uyarı mesajlarının gözardı edilip edilmeyeceğini <text:span text:style-name="Kod_20__28_Yazı_29_">php.ini</text:span> dosyasındaki <text:span text:style-name="Kod_20__28_Yazı_29_">pgsql.ignore_notice</text:span> parametresi ile ayarlayabilirsiniz. Ek olarak, <text:span text:style-name="Kod_20__28_Yazı_29_">pgsql.ignore_notice</text:span> parametresi etkin olduğu durumda, <text:span text:style-name="Kod_20__28_Yazı_29_">pgsql.log_notice</text:span> parametresinin ayarlanması ile isteğe bağlı olarak uyarı mesajları kayıt dosyalarında tutulabilir.</text:p>
      <text:p text:style-name="İşlev_20_Başlığı">bool <text:span text:style-name="T4">pg_free_result</text:span> ( resource sonuc )</text:p>
      <text:p text:style-name="Text_20_body"><text:span text:style-name="Kod_20__28_Yazı_29_">pg_free_result()</text:span> fonksiyonu, parametre olarak aldığı sorgu sonucunun bellekten bırakılmasını sağlar. Şu da unutulmamalıdır ki, bellekten serbest bırakılan bir sonuç tekrar kullanılamaz hale gelecektir.</text:p>
      <text:p text:style-name="Not">PHP, programınız sonladığı zaman betiğin çalışması esnasında kullanılan yapılarca harcanan tüm ayrılmış bellek alanını zaten serbest bırakacaktır. Bu nedenle <text:span text:style-name="Kod_20__28_Yazı_29__20_Küçük_20_Italic">pg_free_result()</text:span> sadece program akışı içinde çok fazla bellek kullanımını gerektiren sorgulamaların yer aldığı durumlarda çalıştırılmalıdır.</text:p>
      <text:p text:style-name="İşlev_20_Başlığı">bool <text:span text:style-name="T4">pg_trace</text:span> ( <text:s text:c="2"/>string <text:s text:c="2"/>dosya_yolu<text:line-break/> <text:s text:c="14"/>[, string <text:s text:c="2"/>dosya_acma_bicimi<text:line-break/> <text:s text:c="15"/>[,resource baglanti]] )</text:p>
      <text:p text:style-name="Text_20_body"><text:span text:style-name="Kod_20__28_Yazı_29_">pg_trace()</text:span> fonksiyonu, geçerli bağlantı esnasında sunucu ile istemci arasındaki iletişim kaydının belirtilen dosyaya tutulmasını sağlar.</text:p>
      <text:p text:style-name="Text_20_body"><text:span text:style-name="Kod_20__28_Yazı_29_">pg_trace()</text:span> fonksiyonu libpq kütüphanesindeki <text:span text:style-name="Kod_20__28_Yazı_29_">PQtrace()</text:span> fonksiyonuna bir arayüz sağladığından, <text:span text:style-name="Kod_20__28_Yazı_29_">PQtrace()</text:span> için gerekli dosya işaretçisi PHP tarafından oluşturulur. Bu sayede, isteğe bağlı olarak <text:span text:style-name="Kod_20__28_Yazı_29_">pg_trace()</text:span> fonksiyonuna PHP kütüphanesinde yer alan <text:span text:style-name="Kod_20__28_Yazı_29_">fopen()</text:span> dosya açma biçimi parametrelerinden (<text:span text:style-name="Kod_20__28_Yazı_29_">r</text:span>, <text:span text:style-name="Kod_20__28_Yazı_29_">r+</text:span>, <text:span text:style-name="Kod_20__28_Yazı_29_">w</text:span>, <text:span text:style-name="Kod_20__28_Yazı_29_">w+</text:span>, <text:span text:style-name="Kod_20__28_Yazı_29_">a</text:span>, <text:span text:style-name="Kod_20__28_Yazı_29_">a+</text:span>, <text:span text:style-name="Kod_20__28_Yazı_29_">x</text:span> ve <text:span text:style-name="Kod_20__28_Yazı_29_">x+</text:span>) biri verilebilir. (Öntanımlı dosya açma biçimi olarak <text:span text:style-name="Kod_20__28_Yazı_29_">w</text:span> kullanılmaktadır.)</text:p>
      <text:p text:style-name="İşlev_20_Başlığı">bool <text:span text:style-name="T4">pg_untrace</text:span> ( [resource baglanti] )</text:p>
      <text:p text:style-name="Text_20_body"><text:span text:style-name="Kod_20__28_Yazı_29_">pg_untrace()</text:span> fonksiyonu, sunucu ile istemci arasında tutulan iletişim raporlamasının kapatılmasını sağlar.</text:p>
      <text:p text:style-name="İşlev_20_Başlığı">bool <text:span text:style-name="T4">pg_ping</text:span> ( [resource baglanti] )</text:p>
      <text:p text:style-name="Text_20_body"><text:span text:style-name="Kod_20__28_Yazı_29_">pg_ping()</text:span> fonksiyonu, geçerli veritabanı bağlantısının kontrol edilip, bağlantının kopuk bulunması durumunda tekrar bağlanılması için kullanılır.</text:p>
      <text:p text:style-name="Not"><text:span text:style-name="Kod_20__28_Yazı_29__20_Küçük">pg_ping()</text:span> fonksiyonunu geçerli veritabanı bağlantısı üzerinde bir <text:span text:style-name="Kod_20__28_Yazı_29__20_Küçük">SELECT 1</text:span> sorgusu çalıştırdıktan sonra, bağlantı durumunun <text:span text:style-name="Kod_20__28_Yazı_29__20_Küçük">CONNECTION_OK</text:span> olması durumunda <text:span text:style-name="Kod_20__28_Yazı_29__20_Küçük">TRUE</text:span> değeri döndürecektir. Aksi, halde <text:span text:style-name="Kod_20__28_Yazı_29__20_Küçük">PQreset()</text:span> ile bağlantıyı tekrar kurmaya çalışıp sonucun başarı olması durumunda <text:span text:style-name="Kod_20__28_Yazı_29__20_Küçük">TRUE</text:span>, başarısız olması durumunda ise <text:span text:style-name="Kod_20__28_Yazı_29__20_Küçük">FALSE</text:span> değeri döndürecektir.</text:p>
      <text:p text:style-name="İşlev_20_Başlığı">array <text:span text:style-name="T4">pg_convert</text:span> ( <text:s text:c="2"/>resource baglanti,<text:line-break/> <text:s text:c="20"/>string <text:s text:c="2"/>tablo_adi,<text:line-break/> <text:s text:c="20"/>array <text:s text:c="3"/>dizi<text:line-break/> <text:s text:c="18"/>[,int <text:s text:c="5"/>secenekler] )</text:p>
      <text:p text:style-name="Text_20_body"><text:span text:style-name="Kod_20__28_Yazı_29_">pg_convert()</text:span> fonksiyonu, parametre olarak aldığı dizi elemanlarını, belirtilen tablodaki dizi anahtar değerleri ile örtüşen alanların tipi için <text:span text:style-name="Yabancı_20_Italic">SQL</text:span> cümlesinde kullanılabilecek hale sokarak, yeni bir dizi halinde kendisini çağırana döndürecektir. (Örneğin PostgreSQL'in <text:span text:style-name="Kod_20__28_Yazı_29_">bool</text:span> tipi için, gönderdiğiniz dizideki PHP'nin <text:span text:style-name="Kod_20__28_Yazı_29_">TRUE</text:span> ya da <text:span text:style-name="Kod_20__28_Yazı_29_">FALSE</text:span> değeri yerine, PostgreSQL tarafından anlaşılabilecek <text:span text:style-name="Kod_20__28_Yazı_29_">t</text:span> ya da <text:span text:style-name="Kod_20__28_Yazı_29_">f</text:span> karakterlerini kullanacaktır.)</text:p>
      <text:p text:style-name="Text_20_body">Önkoşul olarak, belirtilen tablonun parametre olarak girilen bağlantının diğer ucundaki veritabanında yer alıyor olmasının yanısıra, girilen dizinin anahtar değerlerinin tablodaki alan adları ile örtüşüyor ve dizi değerlerinin ilgili alan tipleri ile uyuşuyor olması gerekmektedir.</text:p>
      <text:p text:style-name="Text_20_body">Fonksiyon ile kullanılabilecek seçenekler şu şekilde:</text:p>
      <text:p text:style-name="Kod">PGSQL_CONV_IGNORE_DEFAULT <text:s text:c="2"/><text:span text:style-name="T3">/* Alanın öntanımlı değeri mevcutsa onu kullan. */</text:span><text:line-break/>PGSQL_CONV_FORCE_NULL <text:s text:c="6"/><text:span text:style-name="T3">/* Boş katarları NULL tipine çevir. */</text:span><text:line-break/>PGSQL_CONV_IGNORE_NOT_NULL <text:s/><text:span text:style-name="T3">/* NOT NULL bağımlılığını gözardı et. */</text:span></text:p>
      <text:p text:style-name="İşlev_20_Başlığı">string <text:span text:style-name="T4">pg_escape_string</text:span> ( string katar )</text:p>
      <text:p text:style-name="Text_20_body"><text:span text:style-name="Kod_20__28_Yazı_29_">pg_escape_string()</text:span> fonksiyonu, güvensiz bir kaynaktan alınan karakter katarının, veritabanına gönderileceği sorgu içine yerleştirilmeden önce olası <text:span text:style-name="Yabancı_20_Italic">SQL Injection</text:span> saldırılarına karşı ayıklanması için kullanılır.</text:p>
      <text:p text:style-name="İşlev_20_Başlığı">string <text:span text:style-name="T4">pg_escape_bytea</text:span> ( string veri )</text:p>
      <text:p text:style-name="Text_20_body"><text:span text:style-name="Kod_20__28_Yazı_29_">pg_escape_bytea()</text:span> fonksiyonu, veritabanında saklanacak ikili verinin ayıklanması için kullanılır.</text:p>
      <text:p text:style-name="İşlev_20_Başlığı">string <text:span text:style-name="T4">pg_unescape_bytea</text:span> ( string veri )</text:p>
      <text:p text:style-name="Text_20_body"><text:span text:style-name="Kod_20__28_Yazı_29_">pg_unescape_bytea()</text:span> fonksiyonu, daha önceden ayıklanmış <text:span text:style-name="Kod_20__28_Yazı_29_">bytea</text:span> tipindeki verinin tekrar geri ayıklanmasını için kullanılır. Fonksiyon, ayıklanarak veri tabanı üzerine kaydedilmiş bir verinin, tekrar okunduktan sonra kullanılacağı zaman işletilir.</text:p>
      <text:h text:style-name="Heading_20_2" text:outline-level="2">Çalışma Anı (INI) Ayarları</text:h>
      <text:p text:style-name="Text_20_body">Programın çalışma esnasında, bu bölümde tanıtılacak olan PostgreSQL ile ilgili PHP'nin <text:span text:style-name="Yabancı_20_Italic">INI</text:span> değerlerini isteğe bağlı olarak değiştirebilirsiniz.</text:p>
      <text:p text:style-name="Not">Herhangi bir INI ayarı için gerekli değişikliği sunucu dosya sistemi üzerindeki <text:span text:style-name="Kod_20__28_Yazı_29__20_Küçük_20_Italic">php.ini</text:span> dosyasından yapabileceğiniz gibi; herhangi bir INI ayarının geçerli değerini <text:span text:style-name="Kod_20__28_Yazı_29__20_Küçük_20_Italic">ini_get()</text:span> fonksiyonu ile alıp, <text:span text:style-name="Kod_20__28_Yazı_29__20_Küçük_20_Italic">ini_set()</text:span> fonksiyonu ile de ayarlayabilirsiniz. (Bunun dışında <text:span text:style-name="Kod_20__28_Yazı_29__20_Küçük_20_Italic">ini_restore()</text:span> ve <text:span text:style-name="Kod_20__28_Yazı_29__20_Küçük_20_Italic">get_cfg_var()</text:span> fonksiyonlarına da göz atabilirsiniz.)</text:p>
      <table:table table:name="Table13" table:style-name="Table13">
        <table:table-column table:style-name="Table13.A"/>
        <table:table-column table:style-name="Table13.B" table:number-columns-repeated="2"/>
        <table:table-column table:style-name="Table13.D"/>
        <table:table-column table:style-name="Table13.E"/>
        <table:table-row>
          <table:table-cell table:style-name="Table13.A1" office:value-type="string">
            <text:p text:style-name="P50">Ayar Değişkeni</text:p>
          </table:table-cell>
          <table:table-cell table:style-name="Table13.A1" office:value-type="string">
            <text:p text:style-name="P50">Değişken Tipi</text:p>
          </table:table-cell>
          <table:table-cell table:style-name="Table13.A1" office:value-type="string">
            <text:p text:style-name="P11">Öntanımlı Değeri</text:p>
          </table:table-cell>
          <table:table-cell table:style-name="Table13.A1" office:value-type="string">
            <text:p text:style-name="P11">Geçerliliği</text:p>
          </table:table-cell>
          <table:table-cell table:style-name="Table13.E1" office:value-type="string">
            <text:p text:style-name="P11">Açıklama</text:p>
          </table:table-cell>
        </table:table-row>
        <table:table-row>
          <table:table-cell table:style-name="Table13.A2" office:value-type="string">
            <text:p text:style-name="Table_20_Contents"><text:span text:style-name="Kod_20__28_Yazı_29__20_Küçük">pgsql.allow_persistent</text:span></text:p>
          </table:table-cell>
          <table:table-cell table:style-name="Table13.A2" office:value-type="string">
            <text:p text:style-name="P51"><text:span text:style-name="Kod_20__28_Yazı_29__20_Küçük">boolean</text:span></text:p>
          </table:table-cell>
          <table:table-cell table:style-name="Table13.C2" office:value-type="float" office:value="1">
            <text:p text:style-name="P51"><text:span text:style-name="Kod_20__28_Yazı_29__20_Küçük">1</text:span></text:p>
          </table:table-cell>
          <table:table-cell table:style-name="Table13.A2" office:value-type="string">
            <text:p text:style-name="P51"><text:span text:style-name="Kod_20__28_Yazı_29__20_Küçük">PHP_INI_SYSTEM</text:span></text:p>
          </table:table-cell>
          <table:table-cell table:style-name="Table13.E2" office:value-type="string">
            <text:p text:style-name="P52">Kalıcı bağlantı izni.</text:p>
          </table:table-cell>
        </table:table-row>
        <table:table-row>
          <table:table-cell table:style-name="Table13.A2" office:value-type="string">
            <text:p text:style-name="Table_20_Contents"><text:span text:style-name="Kod_20__28_Yazı_29__20_Küçük">pgsql.max_persistent</text:span></text:p>
          </table:table-cell>
          <table:table-cell table:style-name="Table13.A2" office:value-type="string">
            <text:p text:style-name="P51"><text:span text:style-name="Kod_20__28_Yazı_29__20_Küçük">integer</text:span></text:p>
          </table:table-cell>
          <table:table-cell table:style-name="Table13.C2" office:value-type="float" office:value="-1">
            <text:p text:style-name="P51"><text:span text:style-name="Kod_20__28_Yazı_29__20_Küçük">-1</text:span></text:p>
          </table:table-cell>
          <table:table-cell table:style-name="Table13.A2" office:value-type="string">
            <text:p text:style-name="P51"><text:span text:style-name="Kod_20__28_Yazı_29__20_Küçük">PHP_INI_SYSTEM</text:span></text:p>
          </table:table-cell>
          <table:table-cell table:style-name="Table13.E2" office:value-type="string">
            <text:p text:style-name="P52">Her işlem başına yapılabilecek en çok kalıcı bağlantı sayısı.</text:p>
          </table:table-cell>
        </table:table-row>
        <table:table-row>
          <table:table-cell table:style-name="Table13.A2" office:value-type="string">
            <text:p text:style-name="Table_20_Contents"><text:span text:style-name="Kod_20__28_Yazı_29__20_Küçük">pgsql.max_links</text:span></text:p>
          </table:table-cell>
          <table:table-cell table:style-name="Table13.A2" office:value-type="string">
            <text:p text:style-name="P51"><text:span text:style-name="Kod_20__28_Yazı_29__20_Küçük">integer</text:span></text:p>
          </table:table-cell>
          <table:table-cell table:style-name="Table13.C2" office:value-type="float" office:value="-1">
            <text:p text:style-name="P51"><text:span text:style-name="Kod_20__28_Yazı_29__20_Küçük">-1</text:span></text:p>
          </table:table-cell>
          <table:table-cell table:style-name="Table13.A2" office:value-type="string">
            <text:p text:style-name="P51"><text:span text:style-name="Kod_20__28_Yazı_29__20_Küçük">PHP_INI_SYSTEM</text:span></text:p>
          </table:table-cell>
          <table:table-cell table:style-name="Table13.E2" office:value-type="string">
            <text:p text:style-name="P52">Her işlem başına yapılabilecek (kalıcı bağlantılar da dahil olmak üzere) en çok bağlantı sayısı.</text:p>
          </table:table-cell>
        </table:table-row>
        <table:table-row>
          <table:table-cell table:style-name="Table13.A2" office:value-type="string">
            <text:p text:style-name="Table_20_Contents"><text:span text:style-name="Kod_20__28_Yazı_29__20_Küçük">pgsql.auto_reset_persistent</text:span></text:p>
          </table:table-cell>
          <table:table-cell table:style-name="Table13.A2" office:value-type="string">
            <text:p text:style-name="P51"><text:span text:style-name="Kod_20__28_Yazı_29__20_Küçük">integer</text:span></text:p>
          </table:table-cell>
          <table:table-cell table:style-name="Table13.C2" office:value-type="float" office:value="0">
            <text:p text:style-name="P51"><text:span text:style-name="Kod_20__28_Yazı_29__20_Küçük">0</text:span></text:p>
          </table:table-cell>
          <table:table-cell table:style-name="Table13.A2" office:value-type="string">
            <text:p text:style-name="P51"><text:span text:style-name="Kod_20__28_Yazı_29__20_Küçük">PHP_INI_SYSTEM</text:span></text:p>
          </table:table-cell>
          <table:table-cell table:style-name="Table13.E2" office:value-type="string">
            <text:p text:style-name="P52">Kopan kalıcı bağlantıların otomatik olarak onarılması.</text:p>
          </table:table-cell>
        </table:table-row>
        <table:table-row>
          <table:table-cell table:style-name="Table13.A2" office:value-type="string">
            <text:p text:style-name="Table_20_Contents"><text:span text:style-name="Kod_20__28_Yazı_29__20_Küçük">pgsql.ignore_notice</text:span></text:p>
          </table:table-cell>
          <table:table-cell table:style-name="Table13.A2" office:value-type="string">
            <text:p text:style-name="P51"><text:span text:style-name="Kod_20__28_Yazı_29__20_Küçük">integer</text:span></text:p>
          </table:table-cell>
          <table:table-cell table:style-name="Table13.C2" office:value-type="float" office:value="0">
            <text:p text:style-name="P51"><text:span text:style-name="Kod_20__28_Yazı_29__20_Küçük">0</text:span></text:p>
          </table:table-cell>
          <table:table-cell table:style-name="Table13.A2" office:value-type="string">
            <text:p text:style-name="P51"><text:span text:style-name="Kod_20__28_Yazı_29__20_Küçük">PHP_INI_ALL</text:span></text:p>
          </table:table-cell>
          <table:table-cell table:style-name="Table13.E2" office:value-type="string">
            <text:p text:style-name="P52">Uyarı mesajlarının gözardı edilmesi.</text:p>
          </table:table-cell>
        </table:table-row>
        <table:table-row>
          <table:table-cell table:style-name="Table13.A2" office:value-type="string">
            <text:p text:style-name="Table_20_Contents"><text:span text:style-name="Kod_20__28_Yazı_29__20_Küçük">pgsql.log_notice</text:span></text:p>
          </table:table-cell>
          <table:table-cell table:style-name="Table13.A2" office:value-type="string">
            <text:p text:style-name="P51"><text:span text:style-name="Kod_20__28_Yazı_29__20_Küçük">integer</text:span></text:p>
          </table:table-cell>
          <table:table-cell table:style-name="Table13.C2" office:value-type="float" office:value="0">
            <text:p text:style-name="P51"><text:span text:style-name="Kod_20__28_Yazı_29__20_Küçük">0</text:span></text:p>
          </table:table-cell>
          <table:table-cell table:style-name="Table13.A2" office:value-type="string">
            <text:p text:style-name="P51"><text:span text:style-name="Kod_20__28_Yazı_29__20_Küçük">PHP_INI_ALL</text:span></text:p>
          </table:table-cell>
          <table:table-cell table:style-name="Table13.E2" office:value-type="string">
            <text:p text:style-name="P52">Uyarı mesajlarının (<text:span text:style-name="Kod_20__28_Yazı_29__20_Küçük">pgsql.ignore_notice</text:span> kapalı olduğu zaman) kaydının tutulması.</text:p>
          </table:table-cell>
        </table:table-row>
      </table:table>
      <text:p text:style-name="Text_20_body">Geçerliliğin bulunduğu sütunda yer alan değerlerin açıklaması ise şu şekilde:</text:p>
      <table:table table:name="Table14" table:style-name="Table14">
        <table:table-column table:style-name="Table14.A"/>
        <table:table-column table:style-name="Table14.B"/>
        <table:table-row>
          <table:table-cell table:style-name="Table14.A1" office:value-type="string">
            <text:p text:style-name="P11">Geçerlilik</text:p>
          </table:table-cell>
          <table:table-cell table:style-name="Table14.B1" office:value-type="string">
            <text:p text:style-name="P11">Açıklama</text:p>
          </table:table-cell>
        </table:table-row>
        <table:table-row>
          <table:table-cell table:style-name="Table14.A2" office:value-type="string">
            <text:p text:style-name="P21"><text:span text:style-name="Kod_20__28_Yazı_29__20_Küçük">PHP_INI_SYSTEM</text:span></text:p>
          </table:table-cell>
          <table:table-cell table:style-name="Table14.B2" office:value-type="string">
            <text:p text:style-name="P12">İlgili ayar <text:span text:style-name="Kod_20__28_Yazı_29__20_Küçük">php.ini</text:span> ve <text:span text:style-name="Kod_20__28_Yazı_29__20_Küçük">httpd.conf</text:span> dosyalarından yapılandırılabilir.</text:p>
          </table:table-cell>
        </table:table-row>
        <table:table-row>
          <table:table-cell table:style-name="Table14.A2" office:value-type="string">
            <text:p text:style-name="P21"><text:span text:style-name="Kod_20__28_Yazı_29__20_Küçük">PHP_INI_ALL</text:span></text:p>
          </table:table-cell>
          <table:table-cell table:style-name="Table14.B2" office:value-type="string">
            <text:p text:style-name="P12">İlgili ayar <text:span text:style-name="Kod_20__28_Yazı_29__20_Küçük">php.ini</text:span>, <text:span text:style-name="Kod_20__28_Yazı_29__20_Küçük">httpd.conf</text:span>, <text:span text:style-name="Kod_20__28_Yazı_29__20_Küçük">.htaccess</text:span>, kullanıcı betikleri (<text:span text:style-name="Kod_20__28_Yazı_29__20_Küçük">ini_set()</text:span> fonksiyonu ile) ve Windows kayıtlarından (<text:span text:style-name="Yabancı_20_Italic_20_Küçük">registry</text:span>) yapılandırılabilir.</text:p>
          </table:table-cell>
        </table:table-row>
      </table:table>
      <text:h text:style-name="Heading_20_2" text:outline-level="2">Fonksiyon Tablosu</text:h>
      <text:p text:style-name="Text_20_body">Buraya kadar tanıtılan PHP tarafından sağlanan PostgreSQL fonksiyonlarının kısa birer açıklama ile birlikte tam bir listesini aşağıdaki tabloda bulabilirsiniz.</text:p>
      <table:table table:name="Table30" table:style-name="Table30">
        <table:table-column table:style-name="Table30.A"/>
        <table:table-column table:style-name="Table30.B"/>
        <table:table-column table:style-name="Table30.C"/>
        <table:table-row>
          <table:table-cell table:style-name="Table30.A1" office:value-type="string">
            <text:p text:style-name="Table_20_Contents"><text:span text:style-name="T47">Fonksiyon</text:span></text:p>
          </table:table-cell>
          <table:table-cell table:style-name="Table30.A1" office:value-type="string">
            <text:p text:style-name="Table_20_Contents"><text:span text:style-name="T47">Açıklama</text:span></text:p>
          </table:table-cell>
          <table:table-cell table:style-name="Table30.C1" office:value-type="string">
            <text:p text:style-name="Table_20_Contents"><text:span text:style-name="T47">libpq Kütüphanesindeki Eşdeğeri</text:span></text:p>
          </table:table-cell>
        </table:table-row>
        <table:table-row>
          <table:table-cell table:style-name="Table30.A2" office:value-type="string">
            <text:p text:style-name="Table_20_Contents"><text:span text:style-name="Kod_20__28_Yazı_29__20_Küçük">pg_connect<text:line-break/>pg_pconnect</text:span></text:p>
          </table:table-cell>
          <table:table-cell table:style-name="Table30.A2" office:value-type="string">
            <text:p text:style-name="P43"><text:span text:style-name="Tablo_20_Küçük">Bağlantı kurulumu.</text:span></text:p>
          </table:table-cell>
          <table:table-cell table:style-name="Table30.C2" office:value-type="string">
            <text:p text:style-name="P43"><text:span text:style-name="Kod_20__28_Yazı_29__20_Küçük">PQconnectdb</text:span></text:p>
          </table:table-cell>
        </table:table-row>
        <table:table-row>
          <table:table-cell table:style-name="Table30.A2" office:value-type="string">
            <text:p text:style-name="Table_20_Contents"><text:span text:style-name="Kod_20__28_Yazı_29__20_Küçük">pg_connection_status</text:span></text:p>
          </table:table-cell>
          <table:table-cell table:style-name="Table30.A2" office:value-type="string">
            <text:p text:style-name="P43"><text:span text:style-name="Tablo_20_Küçük">Bağlantı durumu.</text:span></text:p>
          </table:table-cell>
          <table:table-cell table:style-name="Table30.C2" office:value-type="string">
            <text:p text:style-name="P43"><text:span text:style-name="Kod_20__28_Yazı_29__20_Küçük">PQstatus</text:span></text:p>
          </table:table-cell>
        </table:table-row>
        <table:table-row>
          <table:table-cell table:style-name="Table30.A2" office:value-type="string">
            <text:p text:style-name="Table_20_Contents"><text:span text:style-name="Kod_20__28_Yazı_29__20_Küçük">pg_connection_busy</text:span></text:p>
          </table:table-cell>
          <table:table-cell table:style-name="Table30.A2" office:value-type="string">
            <text:p text:style-name="P43"><text:span text:style-name="Tablo_20_Küçük">Sunucunun o anki geçerli bağlantı üzerinde bir işlem ile uğraşıp uğraşmadığı.</text:span></text:p>
          </table:table-cell>
          <table:table-cell table:style-name="Table30.C2" office:value-type="string">
            <text:p text:style-name="P43"><text:span text:style-name="Kod_20__28_Yazı_29__20_Küçük">PQisBusy</text:span></text:p>
          </table:table-cell>
        </table:table-row>
        <table:table-row>
          <table:table-cell table:style-name="Table30.A2" office:value-type="string">
            <text:p text:style-name="Table_20_Contents"><text:span text:style-name="Kod_20__28_Yazı_29__20_Küçük">pg_dbname<text:line-break/>pg_host<text:line-break/>pg_options<text:line-break/>pg_port</text:span></text:p>
          </table:table-cell>
          <table:table-cell table:style-name="Table30.A2" office:value-type="string">
            <text:p text:style-name="P43"><text:span text:style-name="Tablo_20_Küçük">İlgili bağlantı seçenekleri.</text:span></text:p>
          </table:table-cell>
          <table:table-cell table:style-name="Table30.C2" office:value-type="string">
            <text:p text:style-name="P43"><text:span text:style-name="Kod_20__28_Yazı_29__20_Küçük">PQdbname<text:line-break/>PQhost<text:line-break/>PQoptions<text:line-break/>PQport</text:span></text:p>
          </table:table-cell>
        </table:table-row>
        <table:table-row>
          <table:table-cell table:style-name="Table30.A2" office:value-type="string">
            <text:p text:style-name="Table_20_Contents"><text:span text:style-name="Kod_20__28_Yazı_29__20_Küçük">pg_client_encoding</text:span></text:p>
          </table:table-cell>
          <table:table-cell table:style-name="Table30.A2" office:value-type="string">
            <text:p text:style-name="P43"><text:span text:style-name="Tablo_20_Küçük">Bağlantıda kullanılan istemci karakter kodlaması.</text:span></text:p>
          </table:table-cell>
          <table:table-cell table:style-name="Table30.C2" office:value-type="string">
            <text:p text:style-name="P43"><text:span text:style-name="Kod_20__28_Yazı_29__20_Küçük">PQclientEncoding</text:span></text:p>
          </table:table-cell>
        </table:table-row>
        <table:table-row>
          <table:table-cell table:style-name="Table30.A2" office:value-type="string">
            <text:p text:style-name="Table_20_Contents"><text:span text:style-name="Kod_20__28_Yazı_29__20_Küçük">pg_transaction_status</text:span></text:p>
          </table:table-cell>
          <table:table-cell table:style-name="Table30.A2" office:value-type="string">
            <text:p text:style-name="P43"><text:span text:style-name="Yabancı_20_Italic_20_Küçük">Transaction</text:span><text:span text:style-name="Tablo_20_Küçük"> durumu.</text:span></text:p>
          </table:table-cell>
          <table:table-cell table:style-name="Table30.C2" office:value-type="string">
            <text:p text:style-name="P43"><text:span text:style-name="Kod_20__28_Yazı_29__20_Küçük">PQtransactionStatus</text:span></text:p>
          </table:table-cell>
        </table:table-row>
        <table:table-row>
          <table:table-cell table:style-name="Table30.A2" office:value-type="string">
            <text:p text:style-name="Table_20_Contents"><text:span text:style-name="Kod_20__28_Yazı_29__20_Küçük">pg_last_error</text:span></text:p>
          </table:table-cell>
          <table:table-cell table:style-name="Table30.A2" office:value-type="string">
            <text:p text:style-name="P43"><text:span text:style-name="Tablo_20_Küçük">Sunucudan dönen en son hata ve uyarı mesajı.</text:span></text:p>
          </table:table-cell>
          <table:table-cell table:style-name="Table30.C2" office:value-type="string">
            <text:p text:style-name="P43"><text:span text:style-name="Kod_20__28_Yazı_29__20_Küçük">PQerrorMessage</text:span></text:p>
          </table:table-cell>
        </table:table-row>
        <table:table-row>
          <table:table-cell table:style-name="Table30.A2" office:value-type="string">
            <text:p text:style-name="Table_20_Contents"><text:span text:style-name="Kod_20__28_Yazı_29__20_Küçük">pg_parameter_status</text:span></text:p>
          </table:table-cell>
          <table:table-cell table:style-name="Table30.A2" office:value-type="string">
            <text:p text:style-name="P43"><text:span text:style-name="Tablo_20_Küçük">Sunucu seçenekleri.</text:span></text:p>
          </table:table-cell>
          <table:table-cell table:style-name="Table30.C2" office:value-type="string">
            <text:p text:style-name="P43"><text:span text:style-name="Kod_20__28_Yazı_29__20_Küçük">PQparameterStatus</text:span></text:p>
          </table:table-cell>
        </table:table-row>
        <table:table-row>
          <table:table-cell table:style-name="Table30.A2" office:value-type="string">
            <text:p text:style-name="Table_20_Contents"><text:span text:style-name="Kod_20__28_Yazı_29__20_Küçük">pg_version</text:span></text:p>
          </table:table-cell>
          <table:table-cell table:style-name="Table30.A2" office:value-type="string">
            <text:p text:style-name="P43"><text:span text:style-name="Tablo_20_Küçük">Sunucu sürüm numarası.</text:span></text:p>
          </table:table-cell>
          <table:table-cell table:style-name="Table30.C2" office:value-type="string">
            <text:p text:style-name="P43"><text:span text:style-name="Kod_20__28_Yazı_29__20_Küçük">PQparameterStatus<text:line-break/>PQprotocolVersion</text:span></text:p>
          </table:table-cell>
        </table:table-row>
        <table:table-row>
          <table:table-cell table:style-name="Table30.A2" office:value-type="string">
            <text:p text:style-name="Table_20_Contents"><text:span text:style-name="Kod_20__28_Yazı_29__20_Küçük">pg_get_pid</text:span></text:p>
          </table:table-cell>
          <table:table-cell table:style-name="Table30.A2" office:value-type="string">
            <text:p text:style-name="P43"><text:span text:style-name="Tablo_20_Küçük">Sunucunun istemci bağlantısını sağlayan işleminin </text:span><text:span text:style-name="Tablo_20_Küçük"><text:span text:style-name="Yabancı_20_Italic_20_Küçük">PID</text:span></text:span><text:span text:style-name="Tablo_20_Küçük"> değeri.</text:span></text:p>
          </table:table-cell>
          <table:table-cell table:style-name="Table30.C2" office:value-type="string">
            <text:p text:style-name="P43"><text:span text:style-name="Kod_20__28_Yazı_29__20_Küçük">PQbackendPID</text:span></text:p>
          </table:table-cell>
        </table:table-row>
        <table:table-row>
          <table:table-cell table:style-name="Table30.A2" office:value-type="string">
            <text:p text:style-name="Table_20_Contents"><text:span text:style-name="Kod_20__28_Yazı_29__20_Küçük">pg_set_client_encoding</text:span></text:p>
          </table:table-cell>
          <table:table-cell table:style-name="Table30.A2" office:value-type="string">
            <text:p text:style-name="P43"><text:span text:style-name="Tablo_20_Küçük">İstemci karakter kodlamasının ayarlanması.</text:span></text:p>
          </table:table-cell>
          <table:table-cell table:style-name="Table30.C2" office:value-type="string">
            <text:p text:style-name="P43"><text:span text:style-name="Kod_20__28_Yazı_29__20_Küçük">PQsetClientEncoding</text:span></text:p>
          </table:table-cell>
        </table:table-row>
        <table:table-row>
          <table:table-cell table:style-name="Table30.A2" office:value-type="string">
            <text:p text:style-name="Table_20_Contents"><text:span text:style-name="Kod_20__28_Yazı_29__20_Küçük">pg_set_error_verbosity</text:span></text:p>
          </table:table-cell>
          <table:table-cell table:style-name="Table30.A2" office:value-type="string">
            <text:p text:style-name="P43"><text:span text:style-name="Tablo_20_Küçük">İstemciye dönecek hata mesajı duyarlılığının ayarlanması.</text:span></text:p>
          </table:table-cell>
          <table:table-cell table:style-name="Table30.C2" office:value-type="string">
            <text:p text:style-name="P43"><text:span text:style-name="Kod_20__28_Yazı_29__20_Küçük">PQsetErrorVerbosity</text:span></text:p>
          </table:table-cell>
        </table:table-row>
        <table:table-row>
          <table:table-cell table:style-name="Table30.A2" office:value-type="string">
            <text:p text:style-name="Table_20_Contents"><text:span text:style-name="Kod_20__28_Yazı_29__20_Küçük">pg_close</text:span></text:p>
          </table:table-cell>
          <table:table-cell table:style-name="Table30.A2" office:value-type="string">
            <text:p text:style-name="P43"><text:span text:style-name="Tablo_20_Küçük">Bağlantının kapatılması.</text:span></text:p>
          </table:table-cell>
          <table:table-cell table:style-name="Table30.C2" office:value-type="string">
            <text:p text:style-name="P43"><text:span text:style-name="Kod_20__28_Yazı_29__20_Küçük">PQfinish</text:span></text:p>
          </table:table-cell>
        </table:table-row>
        <table:table-row>
          <table:table-cell table:style-name="Table30.A2" office:value-type="string">
            <text:p text:style-name="Table_20_Contents"><text:span text:style-name="Kod_20__28_Yazı_29__20_Küçük">pg_connection_reset</text:span></text:p>
          </table:table-cell>
          <table:table-cell table:style-name="Table30.A2" office:value-type="string">
            <text:p text:style-name="P43"><text:span text:style-name="Tablo_20_Küçük">Bağlantının sıfırlanıp, baştan kurulması.</text:span></text:p>
          </table:table-cell>
          <table:table-cell table:style-name="Table30.C2" office:value-type="string">
            <text:p text:style-name="P43"><text:span text:style-name="Kod_20__28_Yazı_29__20_Küçük">PQreset</text:span></text:p>
          </table:table-cell>
        </table:table-row>
        <table:table-row>
          <table:table-cell table:style-name="Table30.A2" office:value-type="string">
            <text:p text:style-name="Table_20_Contents"><text:span text:style-name="Kod_20__28_Yazı_29__20_Küçük">pg_query<text:line-break/>pg_query_params</text:span></text:p>
          </table:table-cell>
          <table:table-cell table:style-name="Table30.A2" office:value-type="string">
            <text:p text:style-name="P43"><text:span text:style-name="Tablo_20_Küçük">Senkron sorgu işletimi.</text:span></text:p>
          </table:table-cell>
          <table:table-cell table:style-name="Table30.C2" office:value-type="string">
            <text:p text:style-name="P43"><text:span text:style-name="Kod_20__28_Yazı_29__20_Küçük">PQexec<text:line-break/>PQexecParams</text:span></text:p>
          </table:table-cell>
        </table:table-row>
        <table:table-row>
          <table:table-cell table:style-name="Table30.A2" office:value-type="string">
            <text:p text:style-name="Table_20_Contents"><text:span text:style-name="Kod_20__28_Yazı_29__20_Küçük">pg_prepare<text:line-break/>pg_execute</text:span></text:p>
          </table:table-cell>
          <table:table-cell table:style-name="Table30.A2" office:value-type="string">
            <text:p text:style-name="P43"><text:span text:style-name="Tablo_20_Küçük">Senkron sorgu hazırlanıp işletimi.</text:span></text:p>
          </table:table-cell>
          <table:table-cell table:style-name="Table30.C2" office:value-type="string">
            <text:p text:style-name="P43"><text:span text:style-name="Kod_20__28_Yazı_29__20_Küçük">PQprepare<text:line-break/>PQexecPrepared</text:span></text:p>
          </table:table-cell>
        </table:table-row>
        <table:table-row>
          <table:table-cell table:style-name="Table30.A2" office:value-type="string">
            <text:p text:style-name="Table_20_Contents"><text:span text:style-name="Kod_20__28_Yazı_29__20_Küçük">pg_send_query<text:line-break/>pg_send_query_params</text:span></text:p>
          </table:table-cell>
          <table:table-cell table:style-name="Table30.A2" office:value-type="string">
            <text:p text:style-name="P43"><text:span text:style-name="Tablo_20_Küçük">Asenkron sorgu işletimi.</text:span></text:p>
          </table:table-cell>
          <table:table-cell table:style-name="Table30.C2" office:value-type="string">
            <text:p text:style-name="P43"><text:span text:style-name="Kod_20__28_Yazı_29__20_Küçük">PQsendQuery<text:line-break/>PQsendQueryParams</text:span></text:p>
          </table:table-cell>
        </table:table-row>
        <table:table-row>
          <table:table-cell table:style-name="Table30.A2" office:value-type="string">
            <text:p text:style-name="Table_20_Contents"><text:span text:style-name="Kod_20__28_Yazı_29__20_Küçük">pg_send_prepare<text:line-break/>pg_send_execute</text:span></text:p>
          </table:table-cell>
          <table:table-cell table:style-name="Table30.A2" office:value-type="string">
            <text:p text:style-name="P43"><text:span text:style-name="Tablo_20_Küçük">Asenkron sorgu hazırlanıp, hazırlanan sorgunun işletilmesi.</text:span></text:p>
          </table:table-cell>
          <table:table-cell table:style-name="Table30.C2" office:value-type="string">
            <text:p text:style-name="P43"><text:span text:style-name="Kod_20__28_Yazı_29__20_Küçük">PQsendPrepare<text:line-break/>PQsendQueryPrepared</text:span></text:p>
          </table:table-cell>
        </table:table-row>
        <table:table-row>
          <table:table-cell table:style-name="Table30.A2" office:value-type="string">
            <text:p text:style-name="Table_20_Contents"><text:span text:style-name="Kod_20__28_Yazı_29__20_Küçük">pg_get_result</text:span></text:p>
          </table:table-cell>
          <table:table-cell table:style-name="Table30.A2" office:value-type="string">
            <text:p text:style-name="P43"><text:span text:style-name="Tablo_20_Küçük">Asenkron sorgu sonuçlarının alınması.</text:span></text:p>
          </table:table-cell>
          <table:table-cell table:style-name="Table30.C2" office:value-type="string">
            <text:p text:style-name="P43"><text:span text:style-name="Kod_20__28_Yazı_29__20_Küçük">PQgetResult</text:span></text:p>
          </table:table-cell>
        </table:table-row>
        <table:table-row>
          <table:table-cell table:style-name="Table30.A2" office:value-type="string">
            <text:p text:style-name="Table_20_Contents"><text:span text:style-name="Kod_20__28_Yazı_29__20_Küçük">pg_copy_to<text:line-break/>pg_copy_from<text:line-break/>pg_put_line<text:line-break/>pg_end_copy</text:span></text:p>
          </table:table-cell>
          <table:table-cell table:style-name="Table30.A2" office:value-type="string">
            <text:p text:style-name="P43"><text:span text:style-name="Kod_20__28_Yazı_29__20_Küçük">COPY</text:span><text:span text:style-name="Tablo_20_Küçük"> komutuna yardımcı fonksiyonlar.</text:span></text:p>
          </table:table-cell>
          <table:table-cell table:style-name="Table30.C2" office:value-type="string">
            <text:p text:style-name="P43"><text:span text:style-name="Kod_20__28_Yazı_29__20_Küçük">PQgetCopyData<text:line-break/>PQputCopyData<text:line-break/>PQputCopyEnd</text:span></text:p>
          </table:table-cell>
        </table:table-row>
        <table:table-row>
          <table:table-cell table:style-name="Table30.A2" office:value-type="string">
            <text:p text:style-name="Table_20_Contents"><text:span text:style-name="Kod_20__28_Yazı_29__20_Küçük">pg_cancel_query</text:span></text:p>
          </table:table-cell>
          <table:table-cell table:style-name="Table30.A2" office:value-type="string">
            <text:p text:style-name="P43"><text:span text:style-name="Tablo_20_Küçük">Sorgu iptali.</text:span></text:p>
          </table:table-cell>
          <table:table-cell table:style-name="Table30.C2" office:value-type="string">
            <text:p text:style-name="P43"><text:span text:style-name="Kod_20__28_Yazı_29__20_Küçük">PQrequestCancel</text:span></text:p>
          </table:table-cell>
        </table:table-row>
        <table:table-row>
          <table:table-cell table:style-name="Table30.A2" office:value-type="string">
            <text:p text:style-name="Table_20_Contents"><text:span text:style-name="Kod_20__28_Yazı_29__20_Küçük">pg_meta_data</text:span></text:p>
          </table:table-cell>
          <table:table-cell table:style-name="Table30.A2" office:value-type="string">
            <text:p text:style-name="P43"><text:span text:style-name="Tablo_20_Küçük">Belirtilen tablo hakkında bilgi.</text:span></text:p>
          </table:table-cell>
          <table:table-cell table:style-name="Table30.C2" office:value-type="string">
            <text:p text:style-name="P43"><text:span text:style-name="Kod_20__28_Yazı_29__20_Küçük"/></text:p>
          </table:table-cell>
        </table:table-row>
        <table:table-row>
          <table:table-cell table:style-name="Table30.A2" office:value-type="string">
            <text:p text:style-name="Table_20_Contents"><text:span text:style-name="Kod_20__28_Yazı_29__20_Küçük">pg_result_status</text:span></text:p>
          </table:table-cell>
          <table:table-cell table:style-name="Table30.A2" office:value-type="string">
            <text:p text:style-name="P43"><text:span text:style-name="Tablo_20_Küçük">Sunucudan dönen bir sonucun durumu.</text:span></text:p>
          </table:table-cell>
          <table:table-cell table:style-name="Table30.C2" office:value-type="string">
            <text:p text:style-name="P43"><text:span text:style-name="Kod_20__28_Yazı_29__20_Küçük">PQresultStatus</text:span></text:p>
          </table:table-cell>
        </table:table-row>
        <table:table-row>
          <table:table-cell table:style-name="Table30.A2" office:value-type="string">
            <text:p text:style-name="Table_20_Contents"><text:span text:style-name="Kod_20__28_Yazı_29__20_Küçük">pg_result_error<text:line-break/>pg_result_error_field</text:span></text:p>
          </table:table-cell>
          <table:table-cell table:style-name="Table30.A2" office:value-type="string">
            <text:p text:style-name="P43"><text:span text:style-name="Tablo_20_Küçük">Başarısız bir sorgu sonucu dönen hata mesajı.</text:span></text:p>
          </table:table-cell>
          <table:table-cell table:style-name="Table30.C2" office:value-type="string">
            <text:p text:style-name="P43"><text:span text:style-name="Kod_20__28_Yazı_29__20_Küçük">PQresultErrorMessage<text:line-break/>PQresultErrorField</text:span></text:p>
          </table:table-cell>
        </table:table-row>
        <table:table-row>
          <table:table-cell table:style-name="Table30.A2" office:value-type="string">
            <text:p text:style-name="Table_20_Contents"><text:span text:style-name="Kod_20__28_Yazı_29__20_Küçük">pg_affected_rows</text:span></text:p>
          </table:table-cell>
          <table:table-cell table:style-name="Table30.A2" office:value-type="string">
            <text:p text:style-name="P43"><text:span text:style-name="Tablo_20_Küçük">Sorgu sonucu etkilenen satır sayısı.</text:span></text:p>
          </table:table-cell>
          <table:table-cell table:style-name="Table30.C2" office:value-type="string">
            <text:p text:style-name="P43"><text:span text:style-name="Kod_20__28_Yazı_29__20_Küçük">PQcmdTuples</text:span></text:p>
          </table:table-cell>
        </table:table-row>
        <table:table-row>
          <table:table-cell table:style-name="Table30.A2" office:value-type="string">
            <text:p text:style-name="Table_20_Contents"><text:span text:style-name="Kod_20__28_Yazı_29__20_Küçük">pg_num_fields<text:line-break/>pg_num_rows</text:span></text:p>
          </table:table-cell>
          <table:table-cell table:style-name="Table30.A2" office:value-type="string">
            <text:p text:style-name="P43"><text:span text:style-name="Tablo_20_Küçük">Sorgu sonucunun kaç satır ve sütundan oluştuğu.</text:span></text:p>
          </table:table-cell>
          <table:table-cell table:style-name="Table30.C2" office:value-type="string">
            <text:p text:style-name="P43"><text:span text:style-name="Kod_20__28_Yazı_29__20_Küçük">PQnfields<text:line-break/>PQntuples</text:span></text:p>
          </table:table-cell>
        </table:table-row>
        <table:table-row>
          <table:table-cell table:style-name="Table30.A2" office:value-type="string">
            <text:p text:style-name="Table_20_Contents"><text:span text:style-name="Kod_20__28_Yazı_29__20_Küçük">pg_field_is_null<text:line-break/>pg_field_name<text:line-break/>pg_field_num<text:line-break/>pg_field_prtlen<text:line-break/>pg_field_size<text:line-break/>pg_field_type</text:span></text:p>
          </table:table-cell>
          <table:table-cell table:style-name="Table30.A2" office:value-type="string">
            <text:p text:style-name="P43"><text:span text:style-name="Tablo_20_Küçük">Belirtilen sorgu sonucu alanı hakkında ilgili bilgi.</text:span></text:p>
          </table:table-cell>
          <table:table-cell table:style-name="Table30.C2" office:value-type="string">
            <text:p text:style-name="P43"><text:span text:style-name="Kod_20__28_Yazı_29__20_Küçük">PQisnull<text:line-break/>PQfname<text:line-break/>PQfnumber<text:line-break/>PQgetlength<text:line-break/>PQfsize<text:line-break/>PQftype</text:span></text:p>
          </table:table-cell>
        </table:table-row>
        <table:table-row>
          <table:table-cell table:style-name="Table30.A2" office:value-type="string">
            <text:p text:style-name="Table_20_Contents"><text:span text:style-name="Kod_20__28_Yazı_29__20_Küçük">pg_result_seek</text:span></text:p>
          </table:table-cell>
          <table:table-cell table:style-name="Table30.A2" office:value-type="string">
            <text:p text:style-name="P43"><text:span text:style-name="Tablo_20_Küçük">Sorgu sonucunun belirli bir satırına geçmek için.</text:span></text:p>
          </table:table-cell>
          <table:table-cell table:style-name="Table30.C2" office:value-type="string">
            <text:p text:style-name="P43"><text:span text:style-name="Kod_20__28_Yazı_29__20_Küçük"/></text:p>
          </table:table-cell>
        </table:table-row>
        <table:table-row>
          <table:table-cell table:style-name="Table30.A2" office:value-type="string">
            <text:p text:style-name="Table_20_Contents"><text:span text:style-name="Kod_20__28_Yazı_29__20_Küçük">pg_fetch_all<text:line-break/>pg_fetch_all<text:line-break/>pg_fetch_array<text:line-break/>pg_fetch_assoc<text:line-break/>pg_fetch_row<text:line-break/>pg_fetch_object</text:span></text:p>
          </table:table-cell>
          <table:table-cell table:style-name="Table30.A2" office:value-type="string">
            <text:p text:style-name="P43"><text:span text:style-name="Tablo_20_Küçük">Sorgu sonucunun belirtilen kısmını almak için.</text:span></text:p>
          </table:table-cell>
          <table:table-cell table:style-name="Table30.C2" office:value-type="string">
            <text:p text:style-name="P43"><text:span text:style-name="Kod_20__28_Yazı_29__20_Küçük">PQgetvalue</text:span></text:p>
          </table:table-cell>
        </table:table-row>
        <table:table-row>
          <table:table-cell table:style-name="Table30.A2" office:value-type="string">
            <text:p text:style-name="Table_20_Contents"><text:span text:style-name="Kod_20__28_Yazı_29__20_Küçük">pg_lo_create</text:span></text:p>
          </table:table-cell>
          <table:table-cell table:style-name="Table30.A2" office:value-type="string">
            <text:p text:style-name="P43"><text:span text:style-name="Yabancı_20_Italic_20_Küçük">LO</text:span><text:span text:style-name="Tablo_20_Küçük"> oluşturulması.</text:span></text:p>
          </table:table-cell>
          <table:table-cell table:style-name="Table30.C2" office:value-type="string">
            <text:p text:style-name="P43"><text:span text:style-name="Kod_20__28_Yazı_29__20_Küçük">lo_creat<text:line-break/>lo_create</text:span></text:p>
          </table:table-cell>
        </table:table-row>
        <table:table-row>
          <table:table-cell table:style-name="Table30.A2" office:value-type="string">
            <text:p text:style-name="Table_20_Contents"><text:span text:style-name="Kod_20__28_Yazı_29__20_Küçük">pg_lo_import</text:span></text:p>
          </table:table-cell>
          <table:table-cell table:style-name="Table30.A2" office:value-type="string">
            <text:p text:style-name="P43"><text:span text:style-name="Yabancı_20_Italic_20_Küçük">LO</text:span><text:span text:style-name="Tablo_20_Küçük"> kaydının belirli bir noktaya aktarılması.</text:span></text:p>
          </table:table-cell>
          <table:table-cell table:style-name="Table30.C2" office:value-type="string">
            <text:p text:style-name="P43"><text:span text:style-name="Kod_20__28_Yazı_29__20_Küçük">lo_import</text:span></text:p>
          </table:table-cell>
        </table:table-row>
        <table:table-row>
          <table:table-cell table:style-name="Table30.A2" office:value-type="string">
            <text:p text:style-name="Table_20_Contents"><text:span text:style-name="Kod_20__28_Yazı_29__20_Küçük">pg_lo_unlink</text:span></text:p>
          </table:table-cell>
          <table:table-cell table:style-name="Table30.A2" office:value-type="string">
            <text:p text:style-name="P43"><text:span text:style-name="Yabancı_20_Italic_20_Küçük">LO</text:span><text:span text:style-name="Tablo_20_Küçük"> kaydının silinmesi.</text:span></text:p>
          </table:table-cell>
          <table:table-cell table:style-name="Table30.C2" office:value-type="string">
            <text:p text:style-name="P43"><text:span text:style-name="Kod_20__28_Yazı_29__20_Küçük">lo_unlink</text:span></text:p>
          </table:table-cell>
        </table:table-row>
        <table:table-row>
          <table:table-cell table:style-name="Table30.A2" office:value-type="string">
            <text:p text:style-name="Table_20_Contents"><text:span text:style-name="Kod_20__28_Yazı_29__20_Küçük">pg_lo_export</text:span></text:p>
          </table:table-cell>
          <table:table-cell table:style-name="Table30.A2" office:value-type="string">
            <text:p text:style-name="P43"><text:span text:style-name="Tablo_20_Küçük">Belirli bir veri kaynağının </text:span><text:span text:style-name="Tablo_20_Küçük"><text:span text:style-name="Yabancı_20_Italic_20_Küçük">LO</text:span></text:span><text:span text:style-name="Tablo_20_Küçük"> olarak aktarılması.</text:span></text:p>
          </table:table-cell>
          <table:table-cell table:style-name="Table30.C2" office:value-type="string">
            <text:p text:style-name="P43"><text:span text:style-name="Kod_20__28_Yazı_29__20_Küçük">lo_export</text:span></text:p>
          </table:table-cell>
        </table:table-row>
        <table:table-row>
          <table:table-cell table:style-name="Table30.A2" office:value-type="string">
            <text:p text:style-name="Table_20_Contents"><text:span text:style-name="Kod_20__28_Yazı_29__20_Küçük">pg_lo_open<text:line-break/></text:span><text:span text:style-name="Kod_20__28_Yazı_29__20_Küçük"><text:span text:style-name="Kod_20__28_Yazı_29__20_Küçük">pg_</text:span></text:span><text:span text:style-name="Kod_20__28_Yazı_29__20_Küçük">lo_read<text:line-break/></text:span><text:span text:style-name="Kod_20__28_Yazı_29__20_Küçük"><text:span text:style-name="Kod_20__28_Yazı_29__20_Küçük">pg_</text:span></text:span><text:span text:style-name="Kod_20__28_Yazı_29__20_Küçük">lo_read_all<text:line-break/></text:span><text:span text:style-name="Kod_20__28_Yazı_29__20_Küçük"><text:span text:style-name="Kod_20__28_Yazı_29__20_Küçük">pg_</text:span></text:span><text:span text:style-name="Kod_20__28_Yazı_29__20_Küçük">lo_seek<text:line-break/></text:span><text:span text:style-name="Kod_20__28_Yazı_29__20_Küçük"><text:span text:style-name="Kod_20__28_Yazı_29__20_Küçük">pg_</text:span></text:span><text:span text:style-name="Kod_20__28_Yazı_29__20_Küçük">lo_tell<text:line-break/></text:span><text:span text:style-name="Kod_20__28_Yazı_29__20_Küçük"><text:span text:style-name="Kod_20__28_Yazı_29__20_Küçük">pg_</text:span></text:span><text:span text:style-name="Kod_20__28_Yazı_29__20_Küçük">lo_write<text:line-break/></text:span><text:span text:style-name="Kod_20__28_Yazı_29__20_Küçük"><text:span text:style-name="Kod_20__28_Yazı_29__20_Küçük">pg_</text:span></text:span><text:span text:style-name="Kod_20__28_Yazı_29__20_Küçük">lo_close</text:span></text:p>
          </table:table-cell>
          <table:table-cell table:style-name="Table30.A2" office:value-type="string">
            <text:p text:style-name="P43"><text:span text:style-name="Yabancı_20_Italic_20_Küçük">LO</text:span><text:span text:style-name="Tablo_20_Küçük"> kaydının açılıp, okuma/yazma işlemleri gerçekleştirilmesi için yardımcı fonksiyonlar.</text:span></text:p>
          </table:table-cell>
          <table:table-cell table:style-name="Table30.C2" office:value-type="string">
            <text:p text:style-name="P43"><text:span text:style-name="Kod_20__28_Yazı_29__20_Küçük">lo_open<text:line-break/>lo_read<text:line-break/>lo_lseek<text:line-break/>lo_tell<text:line-break/>lo_write<text:line-break/>lo_close</text:span></text:p>
          </table:table-cell>
        </table:table-row>
        <table:table-row>
          <table:table-cell table:style-name="Table30.A2" office:value-type="string">
            <text:p text:style-name="Table_20_Contents"><text:span text:style-name="Kod_20__28_Yazı_29__20_Küçük">pg_get_notify</text:span></text:p>
          </table:table-cell>
          <table:table-cell table:style-name="Table30.A2" office:value-type="string">
            <text:p text:style-name="P43"><text:span text:style-name="Tablo_20_Küçük">Asenkron uyarı mesajlarının alınması.</text:span></text:p>
          </table:table-cell>
          <table:table-cell table:style-name="Table30.C2" office:value-type="string">
            <text:p text:style-name="P43"><text:span text:style-name="Kod_20__28_Yazı_29__20_Küçük">PQnotifies</text:span></text:p>
          </table:table-cell>
        </table:table-row>
        <table:table-row>
          <table:table-cell table:style-name="Table30.A2" office:value-type="string">
            <text:p text:style-name="Table_20_Contents"><text:span text:style-name="Kod_20__28_Yazı_29__20_Küçük">pg_last_notice</text:span></text:p>
          </table:table-cell>
          <table:table-cell table:style-name="Table30.A2" office:value-type="string">
            <text:p text:style-name="P43"><text:span text:style-name="Tablo_20_Küçük">Sunucudan dönen en son uyarı mesajı.</text:span></text:p>
          </table:table-cell>
          <table:table-cell table:style-name="Table30.C2" office:value-type="string">
            <text:p text:style-name="P43"><text:span text:style-name="Kod_20__28_Yazı_29__20_Küçük">PQnoticeReceiver<text:line-break/>PQnoticeProcessor</text:span></text:p>
          </table:table-cell>
        </table:table-row>
        <table:table-row>
          <table:table-cell table:style-name="Table30.A2" office:value-type="string">
            <text:p text:style-name="Table_20_Contents"><text:span text:style-name="Kod_20__28_Yazı_29__20_Küçük">pg_free_result</text:span></text:p>
          </table:table-cell>
          <table:table-cell table:style-name="Table30.A2" office:value-type="string">
            <text:p text:style-name="P43"><text:span text:style-name="Tablo_20_Küçük">Sorgu sonucunun istemci belleğinden temizlenmesi.</text:span></text:p>
          </table:table-cell>
          <table:table-cell table:style-name="Table30.C2" office:value-type="string">
            <text:p text:style-name="P43"><text:span text:style-name="Kod_20__28_Yazı_29__20_Küçük">PQclear</text:span></text:p>
          </table:table-cell>
        </table:table-row>
        <table:table-row>
          <table:table-cell table:style-name="Table30.A2" office:value-type="string">
            <text:p text:style-name="Table_20_Contents"><text:span text:style-name="Kod_20__28_Yazı_29__20_Küçük">pg_trace<text:line-break/>pg_untrace</text:span></text:p>
          </table:table-cell>
          <table:table-cell table:style-name="Table30.A2" office:value-type="string">
            <text:p text:style-name="P43"><text:span text:style-name="Tablo_20_Küçük">Bağlantının trafiğinin dinlenip belirli bir yere kaydedilmesi için yardımcı fonksiyonlar.</text:span></text:p>
          </table:table-cell>
          <table:table-cell table:style-name="Table30.C2" office:value-type="string">
            <text:p text:style-name="P43"><text:span text:style-name="Kod_20__28_Yazı_29__20_Küçük">PQtrace<text:line-break/>PQuntrace</text:span></text:p>
          </table:table-cell>
        </table:table-row>
        <table:table-row>
          <table:table-cell table:style-name="Table30.A2" office:value-type="string">
            <text:p text:style-name="Table_20_Contents"><text:span text:style-name="Kod_20__28_Yazı_29__20_Küçük">pg_ping</text:span></text:p>
          </table:table-cell>
          <table:table-cell table:style-name="Table30.A2" office:value-type="string">
            <text:p text:style-name="P43"><text:span text:style-name="Tablo_20_Küçük">Bağlantının durumunu kontrol etmek için </text:span><text:span text:style-name="Tablo_20_Küçük"><text:span text:style-name="Kod_20__28_Yazı_29__20_Küçük">PING</text:span></text:span><text:span text:style-name="Tablo_20_Küçük"> işlemi.</text:span></text:p>
          </table:table-cell>
          <table:table-cell table:style-name="Table30.C2" office:value-type="string">
            <text:p text:style-name="P43"><text:span text:style-name="Kod_20__28_Yazı_29__20_Küçük"/></text:p>
          </table:table-cell>
        </table:table-row>
        <table:table-row>
          <table:table-cell table:style-name="Table30.A2" office:value-type="string">
            <text:p text:style-name="Table_20_Contents"><text:span text:style-name="Kod_20__28_Yazı_29__20_Küçük">pg_convert</text:span></text:p>
          </table:table-cell>
          <table:table-cell table:style-name="Table30.A2" office:value-type="string">
            <text:p text:style-name="P43"><text:span text:style-name="Tablo_20_Küçük">Gönderilecek verinin ilgili tablo alanları tipine uyarlanması.</text:span></text:p>
          </table:table-cell>
          <table:table-cell table:style-name="Table30.C2" office:value-type="string">
            <text:p text:style-name="P43"><text:span text:style-name="Kod_20__28_Yazı_29__20_Küçük"/></text:p>
          </table:table-cell>
        </table:table-row>
        <table:table-row>
          <table:table-cell table:style-name="Table30.A2" office:value-type="string">
            <text:p text:style-name="Table_20_Contents"><text:span text:style-name="Kod_20__28_Yazı_29__20_Küçük">pg_escape_string<text:line-break/>pg_escape_bytea<text:line-break/>pg_unescape_bytea</text:span></text:p>
          </table:table-cell>
          <table:table-cell table:style-name="Table30.A2" office:value-type="string">
            <text:p text:style-name="P43"><text:span text:style-name="Yabancı_20_Italic_20_Küçük">SQL Injection</text:span><text:span text:style-name="Tablo_20_Küçük"> saldırılarına karşı gönderilecek verinin ayıklanması.</text:span></text:p>
          </table:table-cell>
          <table:table-cell table:style-name="Table30.C2" office:value-type="string">
            <text:p text:style-name="P43"><text:span text:style-name="Kod_20__28_Yazı_29__20_Küçük">PQescapeString<text:line-break/>PQescapeBytea<text:line-break/>PQunescapeBytea</text:span></text:p>
          </table:table-cell>
        </table:table-row>
      </table:table>
      <text:p text:style-name="Text_20_body"/>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Table_20_Contents"/>
          </table:table-cell>
          <table:table-cell table:style-name="Table39.A1" office:value-type="string">
            <text:p text:style-name="Table_20_Contents"/>
          </table:table-cell>
          <table:table-cell table:style-name="Table39.A1" office:value-type="string">
            <text:p text:style-name="Table_20_Contents"/>
          </table:table-cell>
        </table:table-row>
        <table:table-row table:style-name="Table39.2">
          <table:table-cell table:style-name="Table39.A2" office:value-type="string">
            <text:h text:style-name="Heading_20_1" text:outline-level="1">Python Arayüzü</text:h>
          </table:table-cell>
          <table:table-cell table:style-name="Table39.B2" office:value-type="string">
            <text:p text:style-name="Table_20_Contents"/>
          </table:table-cell>
          <table:table-cell table:style-name="Table39.A2" office:value-type="string">
            <text:p text:style-name="Table_20_Contents"/>
          </table:table-cell>
        </table:table-row>
        <table:table-row>
          <table:table-cell table:style-name="Table39.A1" office:value-type="string">
            <text:p text:style-name="Table_20_Contents"/>
          </table:table-cell>
          <table:table-cell table:style-name="Table39.A1" office:value-type="string">
            <text:p text:style-name="Table_20_Contents"/>
          </table:table-cell>
          <table:table-cell table:style-name="Table39.A1" office:value-type="string">
            <text:p text:style-name="Table_20_Contents"/>
          </table:table-cell>
        </table:table-row>
      </table:table>
      <text:p text:style-name="Text_20_body">Python programlama dili ile PostgreSQL veritabanına bağlanmak istediğimizde, uygulama arayüzü (<text:span text:style-name="Yabancı_20_Italic">API</text:span>) olarak karşımıza bir kaç seçenek çıkmaktadır. Bu arayüzler arasından, zaman içinde gelişimin sürdürmüş ve yaygın olarak kullanılmakta olanlarının dışında, birçoğu miladını doldurduğu için gelişimi durmuştur. Biz bu kitapta, psycopg uygulama arayüzü hakkında bahsedip, psycopg kullanarak PostgreSQL veritabanı ile nasıl etkileşime geçebileceğimiz üzerinde durmaya çalışacağız.</text:p>
      <text:h text:style-name="Heading_20_2" text:outline-level="2">Neden psycopg?</text:h>
      <text:p text:style-name="Text_20_body">psycopg, gelişimi öncesi belirlenmiş işlevsel, başarımı yüksek ve kararlı tasarımı sayesinde, bugün bir çok alternatifine oranla çok daha olgun bir yapıya sahiptir. psycopg, barındırdığı Python <text:span text:style-name="Yabancı_20_Italic">DB-API</text:span> v2.0 uyumluluğunun yanısıra, yoğun çoklu yiv desteği, sık imleç kullanımı için önbellek oluşturması, PostgreSQL veri tiplerini Python dilindeki doğal eşlerine dönüştürmesi gibi bir çok özelliği sağlamaktadır. Bunun yanında, çoğu Zope<text:span text:style-name="T2"><text:note text:id="ftn20" text:note-class="footnote"><text:note-citation>20</text:note-citation><text:note-body><text:p text:style-name="Footnote">Zope, içerik yönetim sistemleri, iç ağlar, portal siteleri ve genel uygulamalar için açık kaynak kodlu çok gelişmiş bir uygulama sunucusudur. Ayrıntılı bilgi için http://www.zope.org/ adresine bakabilirsiniz.</text:p></text:note-body></text:note></text:span> kullanıcısı PostgreSQL veritabanı arayüzü olarak psycopg'yi tercih etmektedir.</text:p>
      <text:p text:style-name="Text_20_body">Python DB-API 2.0, Python Geliştirme Önergeleri<text:span text:style-name="T2"><text:note text:id="ftn21" text:note-class="footnote"><text:note-citation>21</text:note-citation><text:note-body><text:p text:style-name="Footnote">Tüm bir PEP içeriğine http://www.python.org/peps/ adresinden ulaşabilirsiniz.</text:p></text:note-body></text:note></text:span> (<text:span text:style-name="Yabancı_20_Italic">Python Enhancement Proposals</text:span>, kısaca <text:span text:style-name="Yabancı_20_Italic">PEP</text:span>) içerisinde yer alan Veritabanı <text:span text:style-name="Yabancı_20_Italic">API</text:span>'si Teknik Özellikleri (<text:span text:style-name="Yabancı_20_Italic">Database API Specification</text:span>) önergesinin 2.0 sürümüdür. <text:span text:style-name="Yabancı_20_Italic">PEP</text:span>'ler, Python için geliştirilecek programların bir standarta bağlanmasını sağlamış olmanın yanısıra, bir yazılımın farklı ortamlarda çalışması için çok kritik bir önem teşkil etmektedir. Python <text:span text:style-name="Yabancı_20_Italic">DB-API</text:span> uyumlu bir veritabanı arayüzü kullanarak geliştirdiğiniz herhangi bir uygulama, SQL sorguları standarda uygun olduğu sürece, <text:span text:style-name="Yabancı_20_Italic">DB-API</text:span> uyumlu diğer veritabanı arayüzlerinde de çalışacaktır. Örnek vererek anlatmak gerekirse: Python <text:span text:style-name="Yabancı_20_Italic">DB-API</text:span> uyumlu bir PostgreSQL <text:span text:style-name="Yabancı_20_Italic">API</text:span>'sinde yazdığınız yazılımı, uygun olarak kodlandığı sürece, yine Python <text:span text:style-name="Yabancı_20_Italic">DB-API</text:span> uyumlu bir Firebird <text:span text:style-name="Yabancı_20_Italic">API</text:span>'sine taşıyabilirsiniz. Bu sayede uygulamanız, isteğe bağlı olarak farklı veritabanları ile birlikte sorunsuzca çalışabilir duruma gelecektir, hem de bunun için ayrıca oturup tüm veritabanı sorgularının baştan yazılmasına gerek duyulmadan.</text:p>
      <text:p text:style-name="Not">Buna ek olarak psycopg, PEP 246 ile tanımlanmış nesne adaptasyonunu (Object Adaptation) da (kısmi olarak) desteklemektedir. Bunun ile ilgili bir örnek Sık Karşılaşılan Problemler kısmında incelenecektir.</text:p>
      <text:p text:style-name="Text_20_body">Çoklu yiv desteğine sahip programlarda, her bir yiv için ayrı bir bağlantı oluşturmak oldukça kaynak tüketen bir tasarım olmanın yanında, neredeyse çok nadir durumlar dışında asla tercih edilmez. Bunun yerine varolan belirli sayıdaki bağlantı yapısı, yivler arası paylaştırılarak kaynak tasarrufu sağlanır. (Bunun, başarım artışını da beraberinde getireceği aşikardır.) Fakat bu işlem, kullanılacak arayüzün yiv-korunaklı (<text:span text:style-name="Yabancı_20_Italic">thread-safe</text:span>) olmasını gerektirir. Bunun ile kasıt şudur: Uygulama arayüzü tarafından sağlanan herhangi bir yapıya, aynı anda birden çok işlemin farklı yivler aracılığı ile erişmeye çalışması durumunda, program akışında hiçbir sorun olmadan her şey yolunda gitmelidir. Konumuzla ilgili olarak, psycopg, bağlantı yapılarının yivler arası kullanımında <text:s/>herhangi bir sorun çıkarmayacak şekilde tasarlanmıştır. Bu nedenle psycopg, (çok yoğun erişim altında dahi) kararlı bir yiv-korunaklı yapı sunmaktadır.</text:p>
      <text:p text:style-name="Text_20_body">Bir veritabanı uygulamasında imleçlerin (<text:span text:style-name="Kod_20__28_Yazı_29_">CURSOR</text:span>) açılıp kapatılması, sık tekrarlanan bir rutindir. Bu nedenle, bir arayüzün imleç tasarımı ne derece iyiyse, bu yazılım performansına o kadar artış şeklinde yansıyacaktır. Bu noktada psycopg, en önemli özelliklerinden biri olan imleç havuzları ile bir adım öne çıkmaktadır. Yivler arası paylaştırılan imleçler yiv sonlanarak kapatıldığında, yivin veritbanı ile olan fiziksel bağlantısı koparılmaz. Başka bir yiv, aynı bağlantı üzerinde tekrar bir imleç isteği bildirdiğinde ise, havuzda bulunan mevcut imleçler arasından kendisini çağırana bir tane gönderilir. Bu sayede, yivler arası imleç kullanımında çok yüksek bir performans sağlanır.</text:p>
      <text:p text:style-name="Text_20_body">libpq kütüphanesinde, <text:span text:style-name="Kod_20__28_Yazı_29_">PQgetvalue()</text:span> fonksiyonunu incelerken kütüphane tarafından dönecek olan tüm verilerin karakter katarı ya da ikili biçimde olacağından bahsetmiştik. PostgreSQL'in birbirinden farklı onlarca tipi desteklediği ve bir de buna kullanılcıların kendi tiplerini oluşturabileceği eklendiğinde, bir verinin sadece tek bir biçimde dönecek olması, programcı için bazen çok büyük bir kısıtlama haline gelebilir. Bu esnada psycopg, Python tarafından desteklenen tiplerin gücünü de arkasına alarak, bu sıkıntıyı en aza indirgemeyi başarıyor. Bunu yaparken, sunucudan dönen verinin geldiği sütunun tipine bakarak, bunu Python tarafından doğal olarak desteklenen tipler ile eşleştirir<text:note text:id="ftn22" text:note-class="footnote"><text:note-citation>22</text:note-citation><text:note-body><text:p text:style-name="Footnote">PostgreSQL veri tiplerinin, kullanılan programlama dili tarafından destekleniyor olması programcı açısından göz ardı edilemeyecek bir kolaylık sağlar. psycopg'de bu kolaylığı programcısına vermek için bir kaç seçenek sunmaktadır. Bunun dışında kendiniz de biraz uğraşarak yazacağınız psycopg yamaları ile PostgreSQL veri tiplerini Python içinde rahatlıkla kullanabilirsiniz. (Bunun ile ilgili bir örneği psycopg'nin internet sayfasında bulabilirsiniz.)</text:p></text:note-body></text:note>. Bu sayede programcıya Python dili tarafından sunulan tiplerden istediği gibi yararlanma fırsatı tanınmış olur.</text:p>
      <text:p text:style-name="Text_20_body">Tüm bu sayılan özelliklerin yanısıra, internette bulabileceğiniz bir çok karşılaştırmada, psycopg'nin alternatiflerine oranla ne derece yüksek performans sergilediğini gözlemleyebilirsiniz. Bu, kendi tasarımı ile birlikte gelen üstün yiv ve imleç havuzu özelliklerinin beraberinde sağladığı aşikar bir getiridir.</text:p>
      <text:p text:style-name="Text_20_body">Kuşkusuz ki, kullanılacak bir yazılım için, o yazılımın barındırdığı özelliklerden sonra olması beklenen en önemli özellik, yazılımın teknik desteğidir. Bu konuda psycopg'nin hiç de haksız olmadığı bir üne sahip olduğunu söylememiz pek de abartı olmaz. psycopg ile ile yaşadığınız herhangi bir problem hakkında posta listelerini başvurabilirsiniz. Özellikle arayüzün iç işleyişi ile ilgili olan sorunlarda en geç 1-2 saat içinde yanıt almanız oldukça olasıdır.</text:p>
      <text:h text:style-name="Heading_20_2" text:outline-level="2">psycopg Kurulumu</text:h>
      <text:p text:style-name="Text_20_body">Bu bölümde, psycopg'nin kaynak kodundan nasıl yükleneceğini inceleyeceğiz.</text:p>
      <text:p text:style-name="Not">psycopg de, bir çok PostgreSQL arayüzü gibi libpq kütüphanesine ihtiyaç duymaktadır. Bu nedenle, psycopg'yi yüklemeden önce sisteminizde libpq kütüphanesinin kurulu olup olmadığını kontrol ediniz.</text:p>
      <text:p text:style-name="Text_20_body">Python için yazılan bir çok veritabanı arayüzü, tarih ve zaman tiplemeleri için eGenix mxDateTime<text:span text:style-name="T2"><text:note text:id="ftn23" text:note-class="footnote"><text:note-citation>23</text:note-citation><text:note-body><text:p text:style-name="Footnote">eGenix mxDateTime paketine http://www.egenix.com/files/python/mxDateTime.html adresinden ulaşabilirsiniz.</text:p></text:note-body></text:note></text:span> paketini kullanmaktadır. psycopg de 1.x sürümlerinde bu bağımlılığı gösteren arayüzlerden biri olduğu için, kurulum esnasında mxDateTime paketine ihtiyaç duyulmaktadır. Fakat bu bağımlılık 2.x sürümleri ile birlikte pyDateTime seçeneği sayesinde isteğe bağlı olarak ortadan kalkmıştır.</text:p>
      <text:p text:style-name="Not">psycopg 2.0 bu kitabın geliştirilmekte olduğu tarih itibari ile halen beta sürümlerinde olsa da, gerek 1.x sürümlerine getirdiği yenilikler açısından, gerekse en kısa zamanda kararlı sürüme ulaşacak olmasından biz de bu kitapta bu sürümü kullanacağız.</text:p>
      <text:p text:style-name="Text_20_body">psycopg 1.x, şuan için kararlı olarak tabir edilen sürüm olduğundan, çoğu Linux ve BSD dağıtımı, paket sisteminde bu versiyona yer vermektedir. psycopg 1.x sürümünün ikili paketlerine şu adreslerden ulaşabilirsiniz.</text:p>
      <table:table table:name="Table15" table:style-name="Table15">
        <table:table-column table:style-name="Table15.A"/>
        <table:table-column table:style-name="Table15.B"/>
        <table:table-row>
          <table:table-cell table:style-name="Table15.A1" office:value-type="string">
            <text:p text:style-name="P11">Paket Biçimi</text:p>
          </table:table-cell>
          <table:table-cell table:style-name="Table15.B1" office:value-type="string">
            <text:p text:style-name="P53">Adres</text:p>
          </table:table-cell>
        </table:table-row>
        <table:table-row>
          <table:table-cell table:style-name="Table15.A2" office:value-type="string">
            <text:p text:style-name="P12">RPM</text:p>
          </table:table-cell>
          <table:table-cell table:style-name="Table15.B2" office:value-type="string">
            <text:p text:style-name="P52">http://download.fedora.redhat.com/pub/fedora/linux/extras/4/i386/</text:p>
          </table:table-cell>
        </table:table-row>
        <table:table-row>
          <table:table-cell table:style-name="Table15.A2" office:value-type="string">
            <text:p text:style-name="P12">DEB</text:p>
          </table:table-cell>
          <table:table-cell table:style-name="Table15.B2" office:value-type="string">
            <text:p text:style-name="P52">python2.3-psycopg paketini Debian GNU/Linux yansılarının herhangi birinden edinebilirsiniz.</text:p>
          </table:table-cell>
        </table:table-row>
        <table:table-row>
          <table:table-cell table:style-name="Table15.A2" office:value-type="string">
            <text:p text:style-name="P12">pkgsrc</text:p>
          </table:table-cell>
          <table:table-cell table:style-name="Table15.B2" office:value-type="string">
            <text:p text:style-name="P52">NetBSD pkgsrc CVS ağacında databases/py-psycopg altında bulabilirsiniz.</text:p>
          </table:table-cell>
        </table:table-row>
        <table:table-row>
          <table:table-cell table:style-name="Table15.A2" office:value-type="string">
            <text:p text:style-name="P12">TAR</text:p>
          </table:table-cell>
          <table:table-cell table:style-name="Table15.B2" office:value-type="string">
            <text:p text:style-name="P52">psycopg'yi kaynak kodlarından derlemek için http://initd.org/pub/software/psycopg/ adresindeki sıkıştırılmış TAR paketlerinden birini kullanabilirsiniz.</text:p>
          </table:table-cell>
        </table:table-row>
      </table:table>
      <text:p text:style-name="Not">Microsoft Windows kullanıcıları psycopg'yi kaynak kodundan derleyebilecekleri gibi, Jason Erickson tarafından <text:a xlink:type="simple" xlink:href="" text:style-name="Internet_20_link">http://stickpeople.com/projects/python/win-psycopg/</text:a> adresinde sağlanan paketleri de kullanabilirler.</text:p>
      <text:p text:style-name="Text_20_body">psycopg bir Python modülü olarak işlev gösterdiğinden, kurulum gerçekleştikten sonra modül dosyalarını Python'un <text:span text:style-name="Kod_20__28_Yazı_29_">site-packages</text:span> dizini altında bulabilirsiniz:</text:p>
      <text:p text:style-name="Kod"><text:span text:style-name="T39"># Örnek bir site-packages dosya listesi</text:span><text:span text:style-name="T40"><text:line-break/></text:span>~$ ls /usr/lib/python2.3/site-packages/<text:line-break/>debconf.py <text:s text:c="2"/>gtk-2.0/ <text:s/>Numeric.pth <text:s text:c="6"/>pygtk.py@ <text:s/>pygtk.py.python2.3-gtk2<text:line-break/>debconf.pyc <text:s/><text:span text:style-name="T4">mx/</text:span> <text:s text:c="6"/><text:span text:style-name="T4">psycopgmodule.so</text:span> <text:s/>pygtk.pyc <text:s/>README<text:line-break/>debconf.pyo <text:s/>Numeric/ <text:s/>pygtk.pth <text:s text:c="8"/>pygtk.pyo<text:line-break/><text:line-break/>~$ ls /usr/lib/python2.3/site-packages/psycopg2<text:line-break/>extensions.py <text:s text:c="2"/>extras.pyc <text:s text:c="3"/>pool.py <text:s text:c="5"/>psycopg1.pyc <text:s/>tz.pyc<text:line-break/>extensions.pyc <text:s/>__init__.py <text:s text:c="2"/>pool.pyc <text:s text:c="4"/>_psycopg.so*<text:line-break/>extras.py <text:s text:c="6"/>__init__.pyc <text:s/>psycopg1.py <text:s/>tz.py</text:p>
      <text:p text:style-name="Text_20_body">psycopg2'nin kaynak kodundan kurulumu için gerekli adımları şu şekilde kısaca özetleyebiliriz:</text:p>
      <text:p text:style-name="Kod">~$ cd /tmp<text:line-break/>/tmp$ wget http://initd.org/pub/software/psycopg/psycopg2-2.0b6.tar.gz<text:line-break/>/tmp$ tar -zxf psycopg2-2.0b6.tar.gz<text:line-break/>/tmp$ cd <text:s/>psycopg2-2.0b6<text:line-break/><text:line-break/><text:span text:style-name="T39"># İsteğe bağlı olarak kurulum dosyalarında bir kaç ufak değişiklik yapıyoruz.</text:span><text:span text:style-name="T40"><text:line-break/></text:span>/tmp/psycopg2-2.0b6$ vim setup.cfg<text:line-break/>/tmp/psycopg2-2.0b6$ vim setup.py<text:line-break/><text:line-break/><text:span text:style-name="T39"># Paketi derleyip, oluşan ikili paketleri sistemde doğru yerlerine taşıyoruz.</text:span><text:span text:style-name="T40"><text:line-break/></text:span>/tmp/psycopg2-2.0b6$ python setup.py build<text:line-break/>/tmp/psycopg2-2.0b6$ su -c “python setup.py install”</text:p>
      <text:p text:style-name="Not">psycopg 1.x sürümlerinin kaynak kodundan kurulumunu anlatmamamızın sebebi, ilk olarak bu sürümün bir çok dağıtım tarafından ikili paketinin birlikte gelmesi ve de artık psycopg kullanıcılarının 2.0 sürümlerine geçişini kolaylaştırmayı düşündüğümüz içindir.</text:p>
      <text:p text:style-name="Not">Ek olarak Microsoft Windows kullanıcılarının psycopg paketini nasıl derleyebilecekleri, kaynak kodu ile birlikte gelen INSTALL dosyasında ayrıntılı olarak incelenmiştir.</text:p>
      <text:p text:style-name="Text_20_body">psycopg paketinin kurulu olup olmadığını öğrenmek için, Python komut satırından psycopg modülünü kullanmaya çalışarak basit bir test yapmamız mümkün:</text:p>
      <text:p text:style-name="Kod"><text:span text:style-name="T3"># python yorumlayıcısının bulunduğumuz dizindeki modülü algılamasıni<text:line-break/># istemediğimizden, sistem genelinde yüklenen modülü algılaması için<text:line-break/># kurulumu gerçekleştirdiğimiz dizinin dışında işleme devam ediyoruz.</text:span><text:line-break/>/tmp/psycopg-2.0b6$ cd /tmp</text:p>
      <text:p text:style-name="Kod"><text:span text:style-name="T51">/tmp$ </text:span><text:span text:style-name="T4">python -v</text:span><text:line-break/>...<text:line-break/>&gt;&gt;&gt; <text:span text:style-name="T4">import psycopg2<text:line-break/></text:span><text:span text:style-name="T51">import psycopg2 # directory /usr/lib/python2.3/site-packages/psycopg2<text:line-break/># /usr/lib/python2.3/site-packages/psycopg2/__init__.pyc matches /usr/lib/python2.3/site-packages/psycopg2/__init__.py<text:line-break/>import psycopg2 # precompiled from /usr/lib/python2.3/site-packages/psycopg2/__init__.pyc<text:line-break/>dlopen("/usr/lib/python2.3/lib-dynload/datetime.so", 2);<text:line-break/>import datetime # dynamically loaded from /usr/lib/python2.3/lib-dynload/datetime.so<text:line-break/># /usr/lib/python2.3/site-packages/psycopg2/tz.pyc matches /usr/lib/python2.3/site-packages/psycopg2/tz.py<text:line-break/>import psycopg2.tz # precompiled from /usr/lib/python2.3/site-packages/psycopg2/tz.pyc<text:line-break/>dlopen("/usr/lib/python2.3/lib-dynload/time.so", 2);<text:line-break/>import time # dynamically loaded from /usr/lib/python2.3/lib-dynload/time.so<text:line-break/>dlopen("/usr/lib/python2.3/site-packages/psycopg2/_psycopg.so", 2);<text:line-break/>import psycopg2._psycopg # dynamically loaded from /usr/lib/python2.3/site-packages/psycopg2/_psycopg.so<text:line-break/></text:span>&gt;&gt;&gt;</text:p>
      <text:p text:style-name="Text_20_body">Yukarıdakine benzer bir çıktı, psycopg paketinizin sorunsuz kurulduğu anlamına gelir.</text:p>
      <text:p text:style-name="Not">Bundan sonraki bölümlerde psycopg paketini sorunsuz bir şekilde kurduğunuzu farzedip, anlatıma bu elde ile devam edilecektir.</text:p>
      <text:p text:style-name="Text_20_body"/>
      <text:p text:style-name="Text_20_body">İleriki bölümlerde, psycopg fonksiyonlarının tanıtımı esnasında, elimizden geldiğince Python <text:span text:style-name="Yabancı_20_Italic">DB-API</text:span> v2.0 önergesine sadık kalmaya çalıştık. Bunun en büyük sebebi, yazılacak yazılımlarının taşınılabilirliğinin önemli olduğunu düşünüp, bu konuda okuyucuyu da biliçlendirmeye çalışmamızda yatmaktadır. Bu nedenle, herhangi bir fonksiyon hakkında aktarılan bilgilin yeterli olmadığını düşündüğünüz bir anda, kurduğunuz psycopg paketinin kaynak kodundan ilgili fonksiyon ya da özelliğin işleyişi hakkında daha fazla bilgi edinebilirsiniz.</text:p>
      <text:h text:style-name="Heading_20_2" text:outline-level="2">Tanıtım Uygulaması</text:h>
      <text:p text:style-name="Text_20_body">Python ile PostgreSQL veritabanına ulaşmak için psycopg tarafından sağlanan <text:span text:style-name="Yabancı_20_Italic">API</text:span> fonksiyonlarının tanıtımına geçmeden önce, okuyucuya konu hakkında yüzeysel bir bakış açısı vermesi açısında giriş seviyesinde bir tanıtım uygulaması hazırlayacağız.</text:p>
      <text:p text:style-name="Text_20_body">Bu örnek uygulamada, bir <text:span text:style-name="Yabancı_20_Italic">WAN</text:span> (<text:span text:style-name="Yabancı_20_Italic">Wide Area Network</text:span>) ağında, sistemler arası bant yoğunluğu hakkında bize (kısmen) bilgi veren <text:span text:style-name="Kod_20__28_Yazı_29_">ping</text:span><text:note text:id="ftn24" text:note-class="footnote"><text:note-citation>24</text:note-citation><text:note-body><text:p text:style-name="Footnote">ICMP ping istatistikleri bir ağın trafiği hakkında bize gerekli seviyede bilgi ulaştırmamakla birlikte çoğu sistem ICMP protokolüne doğrudan kapalıdır. Fakat bu örnekte konunun anlaşılması açısından böyle ilkel bir yöntem seçilmiştir.</text:p></text:note-body></text:note> istatistiklerini bir veritabanı üstünde tutuyor olacağız. Ve yazacağımız uygulama ile bu veritabanına bağlanıp, <text:span text:style-name="Kod_20__28_Yazı_29_">ping</text:span> süreleri verilen bir aralığın dışına taşan hatları ekrana dökmeye çalışacağız.</text:p>
      <text:p text:style-name="Text_20_body">İlk olarak bahsi geçen bu bilgileri tutacak olan veritabanı tablolarımızı oluşturarak işe başlayalım.</text:p>
      <text:p text:style-name="Kod">CREATE TABLE sunucular<text:line-break/>( <text:s text:c="2"/><text:line-break/> <text:s text:c="3"/>id <text:s text:c="5"/>serial PRIMARY KEY,<text:line-break/> <text:s text:c="3"/>addr <text:s text:c="3"/>inet NOT NULL,<text:line-break/> <text:s text:c="3"/>bilgi <text:s text:c="2"/>varchar<text:line-break/>);<text:line-break/>CREATE UNIQUE INDEX sunucular_addr_idx ON sunucular (addr);<text:line-break/><text:line-break/>CREATE TABLE ping_istatistikleri<text:line-break/>( <text:s text:c="2"/><text:line-break/> <text:s text:c="3"/>tarih <text:s text:c="6"/>timestamp without time zone NOT NULL,<text:line-break/> <text:s text:c="3"/>kaynak <text:s text:c="5"/>bigint REFERENCES sunucular (id),<text:line-break/> <text:s text:c="3"/>hedef <text:s text:c="6"/>bigint REFERENCES sunucular (id),<text:line-break/> <text:s text:c="3"/>ttl <text:s text:c="8"/>int2 DEFAULT 255,<text:line-break/> <text:s text:c="3"/>pingz <text:s text:c="6"/>real[],<text:line-break/> <text:s text:c="3"/>paketist <text:s text:c="3"/>real[3],<text:line-break/> <text:s text:c="3"/>harcananz <text:s text:c="2"/>int4,<text:line-break/> <text:s text:c="3"/>rtt <text:s text:c="8"/>real[4]<text:line-break/>);<text:line-break/>CREATE UNIQUE INDEX ping_istatistikleri_tarih_idx ON ping_istatistikleri (tarih);</text:p>
      <text:p text:style-name="Text_20_body">Tabloların ne tür veri içerdiğine dair örnek bir çıktıyı şu şekilde verebiliriz:</text:p>
      <text:p text:style-name="Kod"><text:span text:style-name="T39">-- Sunucu tablosundan kullanılan kesitin çıktısı.</text:span><text:span text:style-name="T40"><text:line-break/></text:span>=&gt; SELECT * FROM sunucular;<text:line-break/> id | <text:s text:c="5"/>addr <text:s text:c="5"/>| <text:s text:c="10"/>bilgi <text:s text:c="10"/><text:line-break/>----+----------------+---------------------------<text:line-break/>...<text:line-break/> 13 | 195.142.106.12 | Sistem Odası 1<text:line-break/> 14 | 195.142.104.17 | Sistem Odası 2<text:line-break/>...<text:line-break/>(17 rows)<text:line-break/><text:line-break/>=&gt; \x<text:line-break/>Expanded display is on.<text:line-break/>=&gt; SELECT * FROM ping_istatistikleri WHERE kaynak = 13 AND hedef = 14;<text:line-break/>...<text:line-break/>-[ RECORD 184 ]--------------------------<text:line-break/>tarih <text:s text:c="4"/>| 2005-10-30 15:46:19.14566 <text:s text:c="5"/><text:span text:style-name="T40">-- ping işleminin başlangıç tarihi<text:line-break/></text:span>kaynak <text:s text:c="3"/>| 13 <text:s text:c="28"/><text:span text:style-name="T40">-- Kaynak sistem<text:line-break/></text:span>hedef <text:s text:c="4"/>| 14 <text:s text:c="28"/><text:span text:style-name="T40">-- Hedef sistem<text:line-break/></text:span>ttl <text:s text:c="6"/>| 255 <text:s text:c="27"/><text:span text:style-name="T40">-- TTL (Time To Leave) değeri<text:line-break/></text:span>pingz <text:s text:c="4"/>| {1.92,1.51,1.42,1.48,1.52} <text:s text:c="4"/><text:span text:style-name="T40">-- ping zamanları<text:line-break/></text:span>paketist <text:s/>| {5,5,0} <text:s text:c="23"/><text:span text:style-name="T40">-- Gönderilen/Alınan/Kaybedilen paket sayısı<text:line-break/></text:span>harcananz | 7230 <text:s text:c="26"/><text:span text:style-name="T40">-- Program tarafından harcanan zaman<text:line-break/></text:span>rtt <text:s text:c="6"/>| {1.42,1.57,1.52,0.181} <text:s text:c="8"/><text:span text:style-name="T40">-- RTT (Round To Trip) zamanları:<text:line-break/> <text:s text:c="42"/>-- Minimum/Ortalama/Maksimum/Sapma<text:line-break/></text:span>...</text:p>
      <text:p text:style-name="Text_20_body">Şimdi elimizde bulunan bu tablo için şu sonuçları ekrana basacak sorgulama işlemlerini yazacağız:</text:p>
      <text:list text:style-name="L16">
        <text:list-item>
          <text:p text:style-name="P54">Geçen hafta içinde ortalama <text:span text:style-name="Kod_20__28_Yazı_29_">RTT</text:span> değeri 2 saniyenin üstünde olan sunucular:</text:p>
        </text:list-item>
      </text:list>
      <text:p text:style-name="Kod">SELECT<text:line-break/> <text:s/>tarih,<text:line-break/> <text:s/>(SELECT addr FROM sunucular WHERE id = kaynak) as kaynak,<text:line-break/> <text:s/>(SELECT addr FROM sunucular WHERE id = hedef) as hedef,<text:line-break/> <text:s/>ttl, pingz, paketist, harcananz, rtt<text:line-break/> <text:s/>FROM ping_istatistikleri<text:line-break/> <text:s/>WHERE tarih &gt; (now() - '1 week'::interval)<text:line-break/> <text:s/>AND rtt[1] &gt; 2;</text:p>
      <text:list text:style-name="L16">
        <text:list-item>
          <text:p text:style-name="P54">Son 4 gün içinde kaybedilen paket sayısı oranının %50'den fazla olduğu sunucular:</text:p>
        </text:list-item>
      </text:list>
      <text:p text:style-name="Kod">SELECT<text:line-break/> <text:s/>tarih,<text:line-break/> <text:s/>(SELECT addr FROM sunucular WHERE id = kaynak) as kaynak,<text:line-break/> <text:s/>(SELECT addr FROM sunucular WHERE id = hedef) as hedef,<text:line-break/> <text:s/>ttl, pingz, paketist, harcananz, rtt<text:line-break/> <text:s/>FROM ping_istatistikleri<text:line-break/> <text:s/>WHERE tarih &gt; (now() - '4 days'::interval)<text:line-break/> <text:s/>AND paketist[2] &gt; 50;</text:p>
      <text:p text:style-name="Text_20_body">Elimizdeki verileri ve bu verilerden çıkarılması gereken sonuçları oluşturduğumuza göre, artık ilgili Python betiğimizi yazabiliriz.</text:p>
      <text:p text:style-name="Kod"><text:span text:style-name="Kod_20_-_20_Comment">#!/usr/bin/python<text:line-break/># -*- encoding: iso-8859-9 -*-</text:span><text:line-break/><text:line-break/><text:span text:style-name="T39"># gerekli modülleri yüklüyoruz</text:span><text:span text:style-name="T40"><text:line-break/></text:span>from <text:span text:style-name="T4">psycopg2</text:span><text:span text:style-name="T51"> import </text:span><text:span text:style-name="T4">connect<text:line-break/></text:span>from sys import exit<text:line-break/>from string import join<text:line-break/><text:line-break/><text:span text:style-name="T39"># DSN (Data Source Name) atanıyor</text:span><text:span text:style-name="T40"><text:line-break/></text:span>DSN = “dbname=test”<text:line-break/>print "Veritabanı ile bağlantı kuruluyor... (DSN: %s)" % (DSN, )<text:line-break/>try:<text:line-break/> <text:s text:c="3"/>bag = <text:span text:style-name="T4">connect</text:span>(DSN)<text:line-break/>except StandardError, hata:<text:line-break/> <text:s text:c="3"/>print "Veritabanı ile bağlantı kurulurken beklenmeyen bir hata oluştu!"<text:line-break/> <text:s text:c="3"/>print hata<text:line-break/> <text:s text:c="3"/>exit(1)<text:line-break/><text:line-break/><text:span text:style-name="T39"># Veritabanı ile sorgulamalarımızı gerçekleştirecek<text:line-break/># olan imleç (cursor) oluşturuluyor.</text:span><text:span text:style-name="T40"><text:line-break/></text:span>imlec = bag.<text:span text:style-name="T4">cursor</text:span>()<text:line-break/><text:line-break/>def Sorgula(imlec, komut):<text:line-break/> <text:s text:c="3"/><text:span text:style-name="T39">""" Belirtilen imleci kullanarak veritabanı üzerinde ilgili<text:line-break/> <text:s text:c="3"/>sorgulamayı gerçekleştirecek olan fonksiyon. """</text:span><text:span text:style-name="T40"><text:line-break/><text:line-break/></text:span> <text:s text:c="3"/>try:<text:line-break/> <text:s text:c="7"/>imlec.<text:span text:style-name="T4">execute</text:span>(komut)<text:line-break/> <text:s text:c="3"/>except StandardError, hata:<text:line-break/> <text:s text:c="7"/>print "İlgili sorgulamayı gerçekleştirirken hata oluştu!"<text:line-break/> <text:s text:c="7"/>print "Sorgu tümcesi:", komut<text:line-break/> <text:s text:c="7"/>print "Dönen hata mesajı:", hata<text:line-break/> <text:s text:c="7"/>exit(1)<text:line-break/><text:line-break/>def TabloyuDok(imlec):<text:line-break/> <text:s text:c="3"/><text:span text:style-name="T39">""" Üzerinde sorgulama gerçekleştirilmiş imleçten sonuçları alarak,<text:line-break/> <text:s text:c="3"/>ekrana bir tablo şeklinde bu sonuçları dökecek olan fonksiyon. """</text:span><text:span text:style-name="T40"><text:line-break/><text:line-break/></text:span> <text:s text:c="3"/><text:span text:style-name="T39"># Dönen sonuç tablosunun başlıkları imleç üzerinden okunup, satırlar<text:line-break/> <text:s text:c="3"/># bu imleçleri baz alan sözlükler (dictionary) şeklinde oluşturuluyor.</text:span><text:span text:style-name="T40"><text:line-break/></text:span> <text:s text:c="3"/>basliklar = [b[0] for b in imlec.<text:span text:style-name="T4">description</text:span>]<text:line-break/> <text:s text:c="3"/>satirlar = [dict(zip(basliklar, satir)) for satir in imlec.<text:span text:style-name="T4">fetchall</text:span>()]<text:line-break/><text:line-break/> <text:s text:c="3"/>if len(satirlar) == 0:<text:line-break/> <text:s text:c="7"/>print "[Sonuç yok.]"<text:line-break/> <text:s text:c="7"/>return<text:line-break/><text:line-break/> <text:s text:c="3"/>sayac = 1 <text:line-break/> <text:s text:c="3"/>for satir in satirlar:<text:line-break/> <text:s text:c="7"/>print "[%d]" % (sayac, )<text:line-break/> <text:s text:c="7"/>print " <text:s/>Tarih <text:s text:c="29"/>:", satir["tarih"]<text:line-break/> <text:s text:c="7"/>print " <text:s/>Kaynak Sistem <text:s text:c="21"/>:", satir["kaynak"]<text:line-break/> <text:s text:c="7"/>print " <text:s/>Hedef Sistem <text:s text:c="22"/>:", satir["hedef"]<text:line-break/> <text:s text:c="7"/>print " <text:s/>TTL <text:s text:c="31"/>:", satir["ttl"]<text:line-break/> <text:s text:c="7"/>pingz = join(["%.3f" % (i, ) for i in satir["pingz"]], ' ')<text:line-break/> <text:s text:c="7"/>print " <text:s/>ping Zamanları (ms) <text:s text:c="15"/>:", pingz<text:line-break/> <text:s text:c="7"/>paketist = join(["%.3f" % (i, ) for i in satir["paketist"]], ' ')<text:line-break/> <text:s text:c="7"/>print " <text:s/>Gönderilen Paket Sayısı <text:s text:c="11"/>:", paketist[0]<text:line-break/> <text:s text:c="7"/>print " <text:s/>Alınan Paket Sayısı <text:s text:c="15"/>:", paketist[1]<text:line-break/> <text:s text:c="7"/>print " <text:s/>Kaybedilen Paket Yüzdesi <text:s text:c="10"/>:", paketist[2]<text:line-break/> <text:s text:c="7"/>print " <text:s/>Harcanan Zaman (ms) <text:s text:c="15"/>:", satir["harcananz"]<text:line-break/> <text:s text:c="7"/>rtt = join(["%.3f" % (i, ) for i in satir["rtt"]], ' ')<text:line-break/> <text:s text:c="7"/>print " <text:s/>RTT Minimum/Ortalama/Maksimum/Sapma:", rtt<text:line-break/> <text:s text:c="7"/>print ""<text:line-break/> <text:s text:c="7"/>sayac += 1<text:line-break/> <text:s text:c="7"/><text:line-break/>Sorgula(imlec,<text:line-break/> <text:s text:c="7"/>"SELECT"<text:line-break/> <text:s text:c="7"/>" <text:s/>tarih,"<text:line-break/> <text:s text:c="7"/>" <text:s/>(SELECT addr FROM sunucular WHERE id = kaynak) as kaynak,"<text:line-break/> <text:s text:c="7"/>" <text:s/>(SELECT addr FROM sunucular WHERE id = hedef) as hedef,"<text:line-break/> <text:s text:c="7"/>" <text:s/>ttl, pingz, paketist, harcananz, rtt"<text:line-break/> <text:s text:c="7"/>" <text:s/>FROM ping_istatistikleri"<text:line-break/> <text:s text:c="7"/>" <text:s/>WHERE tarih &gt; (now() - '1 week'::interval)"<text:line-break/> <text:s text:c="7"/>" <text:s/>AND rtt[1] &gt; 2")<text:line-break/>print ""<text:line-break/>print "Geçen hafta içinde ortalama RTT değeri 2 saniyenin üstünde olan sunucular"<text:line-break/>print "-------------------------------------------------------------------------"<text:line-break/>TabloyuDok(imlec)<text:line-break/><text:line-break/>Sorgula(imlec,<text:line-break/> <text:s text:c="7"/>"SELECT"<text:line-break/> <text:s text:c="7"/>" <text:s/>tarih,"<text:line-break/> <text:s text:c="7"/>" <text:s/>(SELECT addr FROM sunucular WHERE id = kaynak) as kaynak,"<text:line-break/> <text:s text:c="7"/>" <text:s/>(SELECT addr FROM sunucular WHERE id = hedef) as hedef,"<text:line-break/> <text:s text:c="7"/>" <text:s/>ttl, pingz, paketist, harcananz, rtt"<text:line-break/> <text:s text:c="7"/>" <text:s/>FROM ping_istatistikleri"<text:line-break/> <text:s text:c="7"/>" <text:s/>WHERE tarih &gt; (now() - '4 days'::interval)"<text:line-break/> <text:s text:c="7"/>" <text:s/>AND paketist[2] &gt; 50")<text:line-break/>print ""<text:line-break/>print "Geçen dört gün içinde paket kaybı %50 değerini aşan sunucular"<text:line-break/>print "-------------------------------------------------------------"<text:line-break/>TabloyuDok(imlec)</text:p>
      <text:p text:style-name="Not">Yukarıdaki satırlardan da anlaşılabileceği üzere, <text:span text:style-name="Kod_20__28_Yazı_29__20_Küçük">psycopg2</text:span> yazan satırı herhangi bir başka DB-API 2.0 uyumlu modül ile değiştirdiğiniz taktirde (sorgulamalarınız da standart bir yapıya sahipse) programınız hiçbir sorun çıkarmadan ilgili veritabanı üzerinde de çalışacaktır. Sanırız yazılan betiğin bu derece işlevsel olmasını, Python'un oldukça sağlam sınırlar ile çevrilmiş sözdizim yapısı ve modüller üzerine getirdiği standatlara borçluyuz.</text:p>
      <text:p text:style-name="Text_20_body">Yukarıdaki betikte izlediğimiz adımları şu şekilde kısaca açıklamamız mümkün:</text:p>
      <text:list text:style-name="L17">
        <text:list-item>
          <text:p text:style-name="P55">İlk önce <text:span text:style-name="Kod_20__28_Yazı_29_">psycopg2</text:span> modülünden <text:span text:style-name="Kod_20__28_Yazı_29_">connect</text:span> nesnesini çektik.</text:p>
        </text:list-item>
        <text:list-item>
          <text:p text:style-name="P55">Ardından bunu kullanarak veritabanı ile girdiğimiz <text:span text:style-name="Kod_20__28_Yazı_29_">DSN</text:span> doğrultusunda bir bağlantı gerçekleştirmeye çalıştık.</text:p>
        </text:list-item>
        <text:list-item>
          <text:p text:style-name="P55">Veritabanı üzerinde ilgili işlemlerimizi gerçekleştirmek için, bağlantı nesnesini kullanarak bir imleç (<text:span text:style-name="Yabancı_20_Italic">cursor</text:span><text:span text:style-name="Yabancı_20_Italic"><text:note text:id="ftn25" text:note-class="footnote"><text:note-citation>25</text:note-citation><text:note-body><text:p text:style-name="Footnote">Python <text:span text:style-name="Yabancı_20_Italic_20_Küçük">DB-API</text:span> tanımında yer alan <text:span text:style-name="Kod_20__28_Yazı_29__20_Küçük">cursor</text:span> ifadesinin, veritabanında kullanılan <text:span text:style-name="Kod_20__28_Yazı_29__20_Küçük">CURSOR</text:span> ile bir ilişkisi yoktur. (Bu konu hakkında ileriki bölümde ayrıntılı olarak bahsedilecektir.)</text:p></text:note-body></text:note></text:span>) oluşturduk.</text:p>
        </text:list-item>
        <text:list-item>
          <text:p text:style-name="P55">Yapılacak sorgulamaların hata denetimini daha kolay hale getirmek açısından <text:span text:style-name="Kod_20__28_Yazı_29_">Sorgula()</text:span> şeklinde bir fonksiyon oluşturup, bunun içine girilen <text:span text:style-name="Yabancı_20_Italic">SQL</text:span> tümcesini belirtilen imleç üzerinde çalıştıracak olan satırları yerleştirdik.</text:p>
        </text:list-item>
        <text:list-item>
          <text:p text:style-name="P55"><text:span text:style-name="Kod_20__28_Yazı_29_">ping_istatistikleri</text:span> tablosundan dönecek sonuçları düzenli bir şekilde ekrana yansıtacak <text:span text:style-name="Kod_20__28_Yazı_29_">TobloyuDok()</text:span> fonksiyonunu oluşturduk. Bu fonksiyonun içinde, <text:span text:style-name="Kod_20__28_Yazı_29_">fetchall()</text:span> ile aldığımız sonuçları <text:span text:style-name="Kod_20__28_Yazı_29_">description</text:span> içinde yer alan tablo başlıkları ile birleştirip bir sözlük (<text:span text:style-name="Yabancı_20_Italic">dictionary</text:span>) yapısı oluşturduk ve iterasyonu bu sözlükler dizisi üstünde gerçekleştirerek, tablo sütunlarına sözlüklerin anahtar değerleri vasıtası ile ulaştık.</text:p>
        </text:list-item>
      </text:list>
      <text:p text:style-name="Text_20_body">Betiğin çalışması esnasında ekrana gelecek örnek bir çıktıyı şu şekilde verebiliriz:</text:p>
      <text:p text:style-name="Kod">Veritabanı ile bağlantı kuruluyor... (DSN: dbname=test)<text:line-break/><text:line-break/>Geçen hafta içinde ortalama RTT değeri 2 saniyenin üstünde olan sunucular<text:line-break/>-------------------------------------------------------------------------<text:line-break/>...<text:line-break/>[13]<text:line-break/> <text:s/>Tarih <text:s text:c="29"/>: 2005-09-12 15:46:19.145660<text:line-break/> <text:s/>Kaynak Sistem <text:s text:c="21"/>: 195.142.109.49<text:line-break/> <text:s/>Hedef Sistem <text:s text:c="22"/>: 195.142.109.47<text:line-break/> <text:s/>TTL <text:s text:c="31"/>: 255<text:line-break/> <text:s/>ping Zamanları (ms) <text:s text:c="15"/>: 2.41 2.959 2.958 0.938 0.99<text:line-break/> <text:s/>Gönderilen Paket Sayısı <text:s text:c="11"/>: 5<text:line-break/> <text:s/>Alınan Paket Sayısı <text:s text:c="15"/>: 5<text:line-break/> <text:s/>Kaybedilen Paket Yüzdesi <text:s text:c="10"/>: 0<text:line-break/> <text:s/>Harcanan Zaman (ms) <text:s text:c="15"/>: 9023<text:line-break/> <text:s/>RTT Minimum/Ortalama/Maksimum/Sapma: 0.938 2.051 2.959 0.181<text:line-break/>...<text:line-break/><text:line-break/>Geçen dört gün içinde paket kaybı %50 değerini aşan sunucular<text:line-break/>-------------------------------------------------------------<text:line-break/>...<text:line-break/>[3]<text:line-break/> <text:s/>Tarih <text:s text:c="29"/>: 2005-10-30 15:46:19.145660<text:line-break/>...<text:line-break/> <text:s/>Kaybedilen Paket Yüzdesi <text:s text:c="10"/>: 100<text:line-break/>...</text:p>
      <text:h text:style-name="Heading_20_2" text:outline-level="2">Modül Arayüzü</text:h>
      <text:p text:style-name="Text_20_body"><text:span text:style-name="Yabancı_20_Italic">DB-API</text:span> v2.0 ile belirlenen modül arayüzü özellikleri, Python için yazılan herhangi bir veritabanı modülü için çeşitli fonksiyon çağrılarını ve sabit değişkenlerini gerektirmektedir. Bu bölümde bu özellikleri incelemeye çalışacağız.</text:p>
      <text:p text:style-name="Text_20_body">İlk önce bağlantı nesnesini ele alarak başlıyoruz:</text:p>
      <text:p text:style-name="İşlev_20_Başlığı"><text:span text:style-name="T4">connect</text:span>(dsn)</text:p>
      <text:p text:style-name="P29"><text:span text:style-name="Kod_20__28_Yazı_29_">connect()</text:span>, <text:span text:style-name="Yabancı_20_Italic">DB-API</text:span> v2.0 uyumlu modüller arasında en çok uyumsuzluk gösteren çağrı olmasına rağmen aldığı ilk parametre olan <text:span text:style-name="Kod_20__28_Yazı_29_">dsn</text:span> (<text:span text:style-name="T40">Data Source Name</text:span>) genellikle tüm modüller için sabittir.</text:p>
      <text:p text:style-name="Not"><text:span text:style-name="Kod_20__28_Yazı_29__20_Küçük">connect()</text:span> fonksiyonu, libpq kütüphanesindeki <text:span text:style-name="Kod_20__28_Yazı_29__20_Küçük">PQconnectdb()</text:span> fonksiyonuna bir arayüz sağladığından, <text:span text:style-name="Kod_20__28_Yazı_29_">dsn</text:span> olarak girebileceğiniz değerler, <text:span text:style-name="Kod_20__28_Yazı_29__20_Küçük">PQconnectdb()</text:span> fonksiyonuna geçeceğiniz değerler ile aynıdır.</text:p>
      <text:p text:style-name="Text_20_body"><text:span text:style-name="Kod_20__28_Yazı_29_">connect()</text:span> fonksiyonu için örnek bir kullanım şu şekilde verilebilir:</text:p>
      <text:p text:style-name="Kod">&gt;&gt;&gt; bag = <text:span text:style-name="T4">psycopg2.connect</text:span>("dbname=test")<text:line-break/>Traceback (most recent call last):<text:line-break/> <text:s/>File "&lt;stdin&gt;", line 1, in ?<text:line-break/>psycopg.OperationalError: could not connect to server: )V<text:line-break/> <text:s text:c="7"/>Is the server running locally and accepting<text:line-break/> <text:s text:c="7"/>connections on Unix domain socket "/var/run/postgresql/.s.PGSQL.5432"?<text:line-break/><text:line-break/>&gt;&gt;&gt; bag = <text:span text:style-name="T4">psycopg2.connect</text:span>("host=/tmp dbname=test")<text:line-break/>&gt;&gt;&gt;</text:p>
      <text:p text:style-name="Text_20_body">Bir <text:span text:style-name="Yabancı_20_Italic">DB-API</text:span> v2.0 uyumlu Python veritabanı modülü bünyesinde çeşitli sabitleri barındırmak zorundadır. Bu sabitler ve anlamlarını şu şekilde listeleyebiliriz:</text:p>
      <text:p text:style-name="P56">apilevel</text:p>
      <text:p text:style-name="Text_20_body">İlgili modülün <text:span text:style-name="Yabancı_20_Italic">DB-API PEP</text:span>'inin hangi sürümünü desteklendiğini göstermektedir. Olası çıktı sonuçları (şuan için) 1.0 ve 2.0'dan ibarettir.</text:p>
      <text:p text:style-name="Text_20_body">psycopg, çok eski sürümler kullanılmadığı sürece <text:span text:style-name="Kod_20__28_Yazı_29_">apilevel</text:span> olarak 2.0 seviyesindedir.</text:p>
      <text:p text:style-name="P56">threadsafety</text:p>
      <text:p text:style-name="Text_20_body">Modülün yiv korunaklılığının (<text:span text:style-name="Yabancı_20_Italic">thread safety</text:span>) seviyesini belirtir. Burada yer alabilecek değerler ve açıklamaları şu şekilde:</text:p>
      <table:table table:name="Table19" table:style-name="Table19">
        <table:table-column table:style-name="Table19.A"/>
        <table:table-column table:style-name="Table19.B"/>
        <table:table-row>
          <table:table-cell table:style-name="Table19.A1" office:value-type="string">
            <text:p text:style-name="Table_20_Contents"><text:span text:style-name="Kod_20__28_Yazı_29_">0</text:span></text:p>
          </table:table-cell>
          <table:table-cell table:style-name="Table19.B1" office:value-type="string">
            <text:p text:style-name="P43"><text:span text:style-name="Tablo_20_Küçük">Yivler kendi aralarında modülü paylaşamazlar. Yani herhangi bir kilitleme mekanizması (örneğin </text:span><text:span text:style-name="Tablo_20_Küçük"><text:span text:style-name="Kod_20__28_Yazı_29_">mutex</text:span></text:span><text:span text:style-name="Tablo_20_Küçük"><text:note text:id="ftn26" text:note-class="footnote"><text:note-citation>26</text:note-citation><text:note-body><text:p text:style-name="Footnote"><text:span text:style-name="Kod_20__28_Yazı_29__20_Küçük">mutex</text:span>'ler, <text:span text:style-name="Yabancı_20_Italic_20_Küçük">Mutual Exclusion</text:span> (Müşterek Soyutlama) teriminin kısaltması olup yivli programlamada kullanılan bir kavramdır.</text:p></text:note-body></text:note></text:span><text:span text:style-name="Tablo_20_Küçük"> yapısı) kullanılmadığı taktirde, aynı anda iki farklı yiv aynı modüle erişemezler.</text:span></text:p>
          </table:table-cell>
        </table:table-row>
        <table:table-row>
          <table:table-cell table:style-name="Table19.A2" office:value-type="string">
            <text:p text:style-name="Table_20_Contents"><text:span text:style-name="Kod_20__28_Yazı_29_">1</text:span></text:p>
          </table:table-cell>
          <table:table-cell table:style-name="Table19.B2" office:value-type="string">
            <text:p text:style-name="P43"><text:span text:style-name="Tablo_20_Küçük">Yivler - varolan bağlantı dışında - modülü paylaşabilirler.</text:span></text:p>
          </table:table-cell>
        </table:table-row>
        <table:table-row>
          <table:table-cell table:style-name="Table19.A2" office:value-type="string">
            <text:p text:style-name="Table_20_Contents"><text:span text:style-name="Kod_20__28_Yazı_29_">2</text:span></text:p>
          </table:table-cell>
          <table:table-cell table:style-name="Table19.B2" office:value-type="string">
            <text:p text:style-name="P43"><text:span text:style-name="Tablo_20_Küçük">Yivler – varolan bağlantılar da dahil olmak üzere – modülü paylaşabilirler.</text:span></text:p>
          </table:table-cell>
        </table:table-row>
        <table:table-row>
          <table:table-cell table:style-name="Table19.A2" office:value-type="string">
            <text:p text:style-name="Table_20_Contents"><text:span text:style-name="Kod_20__28_Yazı_29_">3</text:span></text:p>
          </table:table-cell>
          <table:table-cell table:style-name="Table19.B2" office:value-type="string">
            <text:p text:style-name="P43"><text:span text:style-name="Tablo_20_Küçük">Yivler – varolan bağlantılar ile imleçler de dahil olmak üzere – modülü paylaşabilirler.</text:span></text:p>
          </table:table-cell>
        </table:table-row>
      </table:table>
      <text:p text:style-name="Text_20_body">psycopg, 2 dereceden yiv korunaklı (<text:span text:style-name="Yabancı_20_Italic">thread safe</text:span>) bir yapı sunar.</text:p>
      <text:p text:style-name="Not">Bağlantı ve imleçler arası <text:span text:style-name="Kod_20__28_Yazı_29__20_Küçük">transaction</text:span>'larda kullanılacak yiv korunaklılığı ile ilgili olarak Ek 1.4'te incelenen İzolasyon Seviyesi başlığına <text:s/>bakabilirsiniz.</text:p>
      <text:p text:style-name="P56">paramstyle</text:p>
      <text:p text:style-name="Text_20_body">Sorgu gönderiminde kullanılabilecek parametre stilini belirtir. Olası değerler şu şekilde:</text:p>
      <table:table table:name="Table20" table:style-name="Table20">
        <table:table-column table:style-name="Table20.A"/>
        <table:table-column table:style-name="Table20.B"/>
        <table:table-row>
          <table:table-cell table:style-name="Table20.A1" office:value-type="string">
            <text:p text:style-name="Table_20_Contents"><text:span text:style-name="Kod_20__28_Yazı_29__20_Küçük">qmark</text:span></text:p>
          </table:table-cell>
          <table:table-cell table:style-name="Table20.B1" office:value-type="string">
            <text:p text:style-name="Table_20_Contents"><text:span text:style-name="Tablo_20_Küçük">Soru işareti şeklinde: </text:span><text:span text:style-name="Tablo_20_Küçük"><text:span text:style-name="Kod_20__28_Yazı_29__20_Küçük">... WHERE name=?</text:span></text:span></text:p>
          </table:table-cell>
        </table:table-row>
        <table:table-row>
          <table:table-cell table:style-name="Table20.A2" office:value-type="string">
            <text:p text:style-name="Table_20_Contents"><text:span text:style-name="Kod_20__28_Yazı_29__20_Küçük">numeric</text:span></text:p>
          </table:table-cell>
          <table:table-cell table:style-name="Table20.B2" office:value-type="string">
            <text:p text:style-name="Table_20_Contents"><text:span text:style-name="Tablo_20_Küçük">Numaralar ile indislenmiş şekilde: </text:span><text:span text:style-name="Tablo_20_Küçük"><text:span text:style-name="Kod_20__28_Yazı_29__20_Küçük">... WHERE name=:1</text:span></text:span></text:p>
          </table:table-cell>
        </table:table-row>
        <table:table-row>
          <table:table-cell table:style-name="Table20.A2" office:value-type="string">
            <text:p text:style-name="Table_20_Contents"><text:span text:style-name="Kod_20__28_Yazı_29__20_Küçük">named</text:span></text:p>
          </table:table-cell>
          <table:table-cell table:style-name="Table20.B2" office:value-type="string">
            <text:p text:style-name="Table_20_Contents"><text:span text:style-name="Tablo_20_Küçük">Değişken adı şeklinde: </text:span><text:span text:style-name="Tablo_20_Küçük"><text:span text:style-name="Kod_20__28_Yazı_29__20_Küçük">... WHERE name=:name</text:span></text:span></text:p>
          </table:table-cell>
        </table:table-row>
        <table:table-row>
          <table:table-cell table:style-name="Table20.A2" office:value-type="string">
            <text:p text:style-name="Table_20_Contents"><text:span text:style-name="Kod_20__28_Yazı_29__20_Küçük">format</text:span></text:p>
          </table:table-cell>
          <table:table-cell table:style-name="Table20.B2" office:value-type="string">
            <text:p text:style-name="Table_20_Contents"><text:span text:style-name="Tablo_20_Küçük">ANSI C </text:span><text:span text:style-name="Tablo_20_Küçük"><text:span text:style-name="Kod_20__28_Yazı_29__20_Küçük">printf()</text:span></text:span><text:span text:style-name="Tablo_20_Küçük"> fonksiyonu biçiminde: </text:span><text:span text:style-name="Tablo_20_Küçük"><text:span text:style-name="Kod_20__28_Yazı_29__20_Küçük">... WHERE name=%s</text:span></text:span></text:p>
          </table:table-cell>
        </table:table-row>
        <table:table-row>
          <table:table-cell table:style-name="Table20.A2" office:value-type="string">
            <text:p text:style-name="Table_20_Contents"><text:span text:style-name="Kod_20__28_Yazı_29__20_Küçük">pyformat</text:span></text:p>
          </table:table-cell>
          <table:table-cell table:style-name="Table20.B2" office:value-type="string">
            <text:p text:style-name="Table_20_Contents"><text:span text:style-name="Tablo_20_Küçük">Python değişken isimleri ile birlikte: </text:span><text:span text:style-name="Tablo_20_Küçük"><text:span text:style-name="Kod_20__28_Yazı_29__20_Küçük">... WHERE name=%(name)s</text:span></text:span></text:p>
          </table:table-cell>
        </table:table-row>
      </table:table>
      <text:p text:style-name="Text_20_body">psycopg, parametre stili olarak <text:span text:style-name="Kod_20__28_Yazı_29_">pyformat</text:span> biçimini kullanmaktadır.</text:p>
      <text:p text:style-name="Text_20_body">Modül tarafından üretilebilecek istisnasi durumların (<text:span text:style-name="Yabancı_20_Italic">exception</text:span>) hiyerarşik bir tablosunu şu şekilde verebiliriz:</text:p>
      <text:list text:style-name="L18">
        <text:list-item>
          <text:p text:style-name="P57"><text:span text:style-name="Kod_20__28_Yazı_29_">StandardError</text:span></text:p>
          <text:list>
            <text:list-item>
              <text:p text:style-name="P57"><text:span text:style-name="Kod_20__28_Yazı_29_">Warning</text:span></text:p>
            </text:list-item>
            <text:list-item>
              <text:p text:style-name="P57"><text:span text:style-name="Kod_20__28_Yazı_29_">Error</text:span></text:p>
              <text:list>
                <text:list-item>
                  <text:p text:style-name="P57"><text:span text:style-name="Kod_20__28_Yazı_29_">InterfaceError</text:span></text:p>
                </text:list-item>
                <text:list-item>
                  <text:p text:style-name="P57"><text:span text:style-name="Kod_20__28_Yazı_29_">DatabaseError</text:span></text:p>
                  <text:list>
                    <text:list-item>
                      <text:p text:style-name="P57"><text:span text:style-name="Kod_20__28_Yazı_29_">DataError</text:span></text:p>
                    </text:list-item>
                    <text:list-item>
                      <text:p text:style-name="P57"><text:span text:style-name="Kod_20__28_Yazı_29_">OperationalError</text:span></text:p>
                    </text:list-item>
                    <text:list-item>
                      <text:p text:style-name="P57"><text:span text:style-name="Kod_20__28_Yazı_29_">IntegrityError</text:span></text:p>
                    </text:list-item>
                    <text:list-item>
                      <text:p text:style-name="P57"><text:span text:style-name="Kod_20__28_Yazı_29_">InternalError</text:span></text:p>
                    </text:list-item>
                    <text:list-item>
                      <text:p text:style-name="P57"><text:span text:style-name="Kod_20__28_Yazı_29_">ProgrammingError</text:span></text:p>
                    </text:list-item>
                  </text:list>
                </text:list-item>
              </text:list>
            </text:list-item>
          </text:list>
        </text:list-item>
      </text:list>
      <text:h text:style-name="Heading_20_2" text:outline-level="2">Bağlantı Nesneleri</text:h>
      <text:p text:style-name="Text_20_body">Bu bölümde oluşturulan bir bağlantı nesnesi tarafından sağlanan modül çağrıları hakkında bahsetmeye çalışacağız.</text:p>
      <text:p text:style-name="İşlev_20_Başlığı"><text:span text:style-name="T4">close</text:span>()</text:p>
      <text:p text:style-name="Text_20_body">Varolan bir bağlantının kapatılması için close() çağrısını kullanabilirsiniz. Bir bağlantı kapatıldıktan sonra, onu ya da ondan türemiş imleçleri kullanmaya çalışacak herhangi bir işleme Error durumu döndürülecektir.</text:p>
      <text:p text:style-name="Not">Transaction destekleyen veritabanlarının genel özelliği olarak, herhangi bir transaction bloğu <text:span text:style-name="Kod_20__28_Yazı_29__20_Küçük">commit</text:span> edilmeden önce kesilirse, tüm işlemler <text:span text:style-name="Kod_20__28_Yazı_29__20_Küçük">rollback</text:span> edilip geri alınacaktır. Aynı durum, <text:span text:style-name="Kod_20__28_Yazı_29__20_Küçük">commit</text:span> edilmemiş bir transaction bulunduğu bağlantı nesnesinin <text:span text:style-name="Kod_20__28_Yazı_29__20_Küçük">close()</text:span> cağrısı ile kapatılmasında da meydana gelecektir.</text:p>
      <text:p text:style-name="İşlev_20_Başlığı"><text:span text:style-name="T4">commit</text:span>()</text:p>
      <text:p text:style-name="Text_20_body">Geçerli bir bağlantı üzerindeki bekleme konumundaki tüm transcation bloklarının <text:span text:style-name="Kod_20__28_Yazı_29_">commit</text:span> edilmesi için <text:span text:style-name="Kod_20__28_Yazı_29_">commit()</text:span> çağrısını kullanabilirsiniz.</text:p>
      <text:p text:style-name="İşlev_20_Başlığı"><text:span text:style-name="T4">rollback</text:span>()</text:p>
      <text:p text:style-name="Text_20_body"><text:span text:style-name="Kod_20__28_Yazı_29_">rollback()</text:span> çağrısı, geçerli veritabanı bağlantısı üserinde bekleme konumundaki tüm transaction işlemlerinin <text:span text:style-name="Kod_20__28_Yazı_29_">rollback</text:span> edilip geri alınmasını sağlar.</text:p>
      <text:p text:style-name="İşlev_20_Başlığı"><text:span text:style-name="T4">cursor</text:span>()</text:p>
      <text:p text:style-name="Text_20_body">Bağlantı üzerinde yeni bir imleç nesnesi oluşturmak için <text:span text:style-name="Kod_20__28_Yazı_29_">cursor()</text:span> çağrısını kullanabilirsiniz.</text:p>
      <text:p text:style-name="Not">psycopg bağlantı nesnesi tarafından sağlanan imleçlerin, SQL sorguları ile tanımlanan <text:span text:style-name="Kod_20__28_Yazı_29__20_Küçük">CURSOR</text:span> ile bir ilgisi yoktur. Kavram olarak ikisi de aynı işleyiş yapısına sahip olsalar da, psycopg tarafından oluşturulan imleçler istemci tarafında organize edilirken, SQL sorguları ile oluşturacağımız imleçler sunucu tarafında tutulacaktır.</text:p>
      <text:h text:style-name="Heading_20_2" text:outline-level="2">İmleç Nesneleri</text:h>
      <text:p text:style-name="Text_20_body">Geçerli bir bağlantı üzerinde gerçekleştirilen <text:span text:style-name="Kod_20__28_Yazı_29_">cursor()</text:span> çağrısı ile oluşturulan bir imleç nesnesi çeşitli fonksiyonlar ve değişkenler ile birlikte bazı diğer özellikleri de bünyesinde barındırmaktadır. Bu bölümde bahsi geçen bu özelliklerin nitelikleri hakkında bahsedeceğiz.</text:p>
      <text:p text:style-name="P56">description</text:p>
      <text:p text:style-name="Text_20_body"><text:span text:style-name="Kod_20__28_Yazı_29_">description</text:span> sabiti, imleç üzerinde gerçekleştirilen en son sorgu hakkında 7 elemandan oluşan bir <text:span text:style-name="Kod_20__28_Yazı_29_">tuple</text:span> (salt okunabilir dizi) listesi tutar. Bu 7 eleman ise indisleri ile birlikte sırasıyla şu bilgilere sahip olacaktır:</text:p>
      <table:table table:name="Table21" table:style-name="Table21">
        <table:table-column table:style-name="Table21.A"/>
        <table:table-column table:style-name="Table21.B"/>
        <table:table-column table:style-name="Table21.C"/>
        <table:table-row>
          <table:table-cell table:style-name="Table21.A1" office:value-type="string">
            <text:p text:style-name="P51"><text:span text:style-name="T47">İndis</text:span></text:p>
          </table:table-cell>
          <table:table-cell table:style-name="Table21.A1" office:value-type="string">
            <text:p text:style-name="Table_20_Contents"><text:span text:style-name="T47">İçerik</text:span></text:p>
          </table:table-cell>
          <table:table-cell table:style-name="Table21.C1" office:value-type="string">
            <text:p text:style-name="Table_20_Contents"><text:span text:style-name="T47">libpq Çağrısı</text:span></text:p>
          </table:table-cell>
        </table:table-row>
        <table:table-row>
          <table:table-cell table:style-name="Table21.A2" office:value-type="string">
            <text:p text:style-name="P51"><text:span text:style-name="Kod_20__28_Yazı_29_">0</text:span></text:p>
          </table:table-cell>
          <table:table-cell table:style-name="Table21.A2" office:value-type="string">
            <text:p text:style-name="Table_20_Contents"><text:span text:style-name="Tablo_20_Küçük">Sütun/Alan adı.</text:span></text:p>
          </table:table-cell>
          <table:table-cell table:style-name="Table21.C2" office:value-type="string">
            <text:p text:style-name="Table_20_Contents"><text:span text:style-name="Kod_20__28_Yazı_29__20_Küçük">PQfname()</text:span></text:p>
          </table:table-cell>
        </table:table-row>
        <table:table-row>
          <table:table-cell table:style-name="Table21.A2" office:value-type="string">
            <text:p text:style-name="P51"><text:span text:style-name="Kod_20__28_Yazı_29_">1</text:span></text:p>
          </table:table-cell>
          <table:table-cell table:style-name="Table21.A2" office:value-type="string">
            <text:p text:style-name="Table_20_Contents"><text:span text:style-name="Tablo_20_Küçük">Alan tipinin iç gösterimdeki kod numarası.</text:span></text:p>
          </table:table-cell>
          <table:table-cell table:style-name="Table21.C2" office:value-type="string">
            <text:p text:style-name="Table_20_Contents"><text:span text:style-name="Kod_20__28_Yazı_29__20_Küçük">PQftype()</text:span></text:p>
          </table:table-cell>
        </table:table-row>
        <table:table-row>
          <table:table-cell table:style-name="Table21.A2" office:value-type="string">
            <text:p text:style-name="P51"><text:span text:style-name="Kod_20__28_Yazı_29_">2</text:span></text:p>
          </table:table-cell>
          <table:table-cell table:style-name="Table21.A2" office:value-type="string">
            <text:p text:style-name="Table_20_Contents"><text:span text:style-name="Tablo_20_Küçük">Gösterim boyutu.</text:span></text:p>
          </table:table-cell>
          <table:table-cell table:style-name="Table21.C2" office:value-type="string">
            <text:p text:style-name="Table_20_Contents"><text:span text:style-name="Kod_20__28_Yazı_29__20_Küçük"/></text:p>
          </table:table-cell>
        </table:table-row>
        <table:table-row>
          <table:table-cell table:style-name="Table21.A2" office:value-type="string">
            <text:p text:style-name="P51"><text:span text:style-name="Kod_20__28_Yazı_29_">3</text:span></text:p>
          </table:table-cell>
          <table:table-cell table:style-name="Table21.A2" office:value-type="string">
            <text:p text:style-name="Table_20_Contents"><text:span text:style-name="Tablo_20_Küçük">İç boyutu.</text:span></text:p>
          </table:table-cell>
          <table:table-cell table:style-name="Table21.C2" office:value-type="string">
            <text:p text:style-name="Table_20_Contents"><text:span text:style-name="Kod_20__28_Yazı_29__20_Küçük">PQfsize()</text:span></text:p>
          </table:table-cell>
        </table:table-row>
        <table:table-row>
          <table:table-cell table:style-name="Table21.A2" office:value-type="string">
            <text:p text:style-name="P51"><text:span text:style-name="Kod_20__28_Yazı_29_">4</text:span></text:p>
          </table:table-cell>
          <table:table-cell table:style-name="Table21.A2" office:value-type="string">
            <text:p text:style-name="Table_20_Contents"><text:span text:style-name="Tablo_20_Küçük">Basamak duyarlılığı.</text:span></text:p>
          </table:table-cell>
          <table:table-cell table:style-name="Table21.C2" office:value-type="string">
            <text:p text:style-name="Table_20_Contents"><text:span text:style-name="Kod_20__28_Yazı_29__20_Küçük">PQfmod()</text:span></text:p>
          </table:table-cell>
        </table:table-row>
        <table:table-row>
          <table:table-cell table:style-name="Table21.A2" office:value-type="string">
            <text:p text:style-name="P51"><text:span text:style-name="Kod_20__28_Yazı_29_">5</text:span></text:p>
          </table:table-cell>
          <table:table-cell table:style-name="Table21.A2" office:value-type="string">
            <text:p text:style-name="Table_20_Contents"><text:span text:style-name="Tablo_20_Küçük">Boyut sınırı.</text:span></text:p>
          </table:table-cell>
          <table:table-cell table:style-name="Table21.C2" office:value-type="string">
            <text:p text:style-name="Table_20_Contents"><text:span text:style-name="Kod_20__28_Yazı_29__20_Küçük">PQfmod()</text:span></text:p>
          </table:table-cell>
        </table:table-row>
        <table:table-row>
          <table:table-cell table:style-name="Table21.A2" office:value-type="string">
            <text:p text:style-name="P51"><text:span text:style-name="Kod_20__28_Yazı_29_">6</text:span></text:p>
          </table:table-cell>
          <table:table-cell table:style-name="Table21.A2" office:value-type="string">
            <text:p text:style-name="Table_20_Contents"><text:span text:style-name="Tablo_20_Küçük">Alan </text:span><text:span text:style-name="Tablo_20_Küçük"><text:span text:style-name="Kod_20__28_Yazı_29__20_Küçük">NULL</text:span></text:span><text:span text:style-name="Tablo_20_Küçük"> destekliyor mu?</text:span><text:span text:style-name="Tablo_20_Küçük"><text:note text:id="ftn27" text:note-class="footnote"><text:note-citation>27</text:note-citation><text:note-body><text:p text:style-name="Footnote">Bu özellik şu an için psycopg tarafından desteklenmemektedir.</text:p></text:note-body></text:note></text:span></text:p>
          </table:table-cell>
          <table:table-cell table:style-name="Table21.C2" office:value-type="string">
            <text:p text:style-name="Table_20_Contents"><text:span text:style-name="Tablo_20_Küçük"/></text:p>
          </table:table-cell>
        </table:table-row>
      </table:table>
      <text:p text:style-name="İşlev_20_Başlığı">rowcount</text:p>
      <text:p text:style-name="Text_20_body"><text:span text:style-name="Kod_20__28_Yazı_29_">rowcount</text:span> sabiti, ilgili imleç üzerinde gerçekleştirilen en son sorgu sonucuda dönen toplam satır sayısını içerir. <text:span text:style-name="Kod_20__28_Yazı_29_">UPDATE</text:span>, <text:span text:style-name="Kod_20__28_Yazı_29_">DELETE</text:span> veya <text:span text:style-name="Kod_20__28_Yazı_29_">INSERT</text:span> türü sorgulamalarda toplam etkilenen satır sayısını (libpq kütüphanesindeki <text:span text:style-name="Kod_20__28_Yazı_29_">PQcmdTuples()</text:span> fonksiyonunu kullanarak) döndürecektir.</text:p>
      <text:p text:style-name="İşlev_20_Başlığı"><text:span text:style-name="T4">callproc</text:span>(prosedür[,parametreler])</text:p>
      <text:p text:style-name="Text_20_body">Veritabanı üzerinde yer alan bir prosedürü belirtilen parametreler ile çağırmak için <text:span text:style-name="Kod_20__28_Yazı_29_">callproc()</text:span> fonksiyonunu kullanabilirsiniz.</text:p>
      <text:p text:style-name="Not">psycopg bu işlemi gerçekleştirirken verilen prosedürü girilen parametreler ile birleştirerek bağlantı üzerinde basit bir <text:span text:style-name="Kod_20__28_Yazı_29__20_Küçük">SELECT prosedür(parametreler)</text:span> sorgusu gerçekleştirir.</text:p>
      <text:p text:style-name="İşlev_20_Başlığı"><text:span text:style-name="T4">close</text:span>()</text:p>
      <text:p text:style-name="Text_20_body">Belirtilen imlecin kapatılması için imleç nesnesi üzerinde <text:span text:style-name="Kod_20__28_Yazı_29_">close()</text:span> cağrısı gerçekleştirebilirsiniz.</text:p>
      <text:p text:style-name="İşlev_20_Başlığı"><text:span text:style-name="T4">execute</text:span>(sorgu[,parametreler])</text:p>
      <text:p text:style-name="Text_20_body">Veritabanı üzerinde herhangi bir sorgu işletiminde bulunmak için imleç nesinesi üzerinde <text:span text:style-name="Kod_20__28_Yazı_29_">execute()</text:span> çağrısını gerçekleştirebilirsiniz.</text:p>
      <text:p text:style-name="Not">İmleç nesnesi üzerinde yapılacak bir <text:span text:style-name="Kod_20__28_Yazı_29__20_Küçük_20_Italic">execute()</text:span> çağrısının asenkron gerçekleşmesi için, en sona parametre olarak <text:span text:style-name="Kod_20__28_Yazı_29__20_Küçük_20_Italic">async=1</text:span> eklemek yeterli olacaktır. (Bu özellik DB-API tanımlarının dışında kalan bir psycopg özelliğidir.)</text:p>
      <text:p text:style-name="İşlev_20_Başlığı"><text:span text:style-name="T4">executemany</text:span>(sorgu,parametre_dizisi)</text:p>
      <text:p text:style-name="Text_20_body">Veritabanı üzerinde aynı sorguyu birden fazla kez farklı parametreler ile gerçekleştirmek için imleç nesnesi üzerinde <text:span text:style-name="Kod_20__28_Yazı_29_">executemany()</text:span> fonksiyonunu kullanabilirsiniz. Bunun için sorgu tümcesini ilk parametre olarak girdikten sonra, hangi parametreler ile çalıştırılacağını her bir çalıştırmaya bir dizi karşılık gelecek şekilde bir diziler listesi girerek gerçekleştirebilirsiniz.</text:p>
      <text:p text:style-name="İşlev_20_Başlığı"><text:span text:style-name="T4">fetchone</text:span>()</text:p>
      <text:p text:style-name="Text_20_body">İmleç üzerinde gerçekleştirilen en son sorgu sorgu işleminden sonra dönen sonuç setinden bir satırı kendisini çağırana döndürür. Ve bir sonraki çağrılışında, döndürdüğü satırdan bir sonraki satırı döndürecek şekilde konumlanır. Okunacak herhangi bir satır kalmadığı durumda fonksiyon <text:span text:style-name="Kod_20__28_Yazı_29_">None</text:span> değeri döndürecektir.</text:p>
      <text:p text:style-name="Not">Bundan sonra aynı sonuç seti üzerinden sonuç çekmeye çalışacak olan çağrılar da çekilen satırları göz ardı edip, en son kalınan yerden sonuçları döndürmeye başlayacaklardır.</text:p>
      <text:p text:style-name="İşlev_20_Başlığı"><text:span text:style-name="T4">fetchmany</text:span>([size=cursor.arraysize])</text:p>
      <text:p text:style-name="Text_20_body"><text:span text:style-name="Kod_20__28_Yazı_29_">fetchmany()</text:span> fonksiyonu, imleç üzerinde gerçekleştirilen en son sorgu sonucunda dönen tablodan istenen satır kadar veri okunmasını sağlar. Herhangi bir parametre girilmediği taktirde öntanımlı olarak imlecin <text:span text:style-name="Kod_20__28_Yazı_29_">arraysize</text:span> sabiti kadar satır okuyacaktır. Fonksiyon herbir satır bir dizi belirtecek şekilde bir liste döndürecektir.</text:p>
      <text:p text:style-name="Not">cursor.arraysize öntanımlı olarak 1 değerine sahip olacaktır.</text:p>
      <text:p text:style-name="Text_20_body">Parametre olarak girilen satır sayısı, tabloda okunmadan kalan satır sayısından fazla olduğu durumlarda, fonksiyon kalan satır sayısı kadar satır döndürecektir. Okunacak satır kalmadığı durumda fonksiyon boş bir liste döndürecektir.</text:p>
      <text:p text:style-name="İşlev_20_Başlığı"><text:span text:style-name="T4">fetchall</text:span>()</text:p>
      <text:p text:style-name="Text_20_body">Bir imleç üzerindeki bütün (okunmadan kalan) satırları almak için fetchall() fonksiyonunu kullanabilirsiniz. <text:span text:style-name="Kod_20__28_Yazı_29_">fetchmany()</text:span> fonksiyonu, <text:span text:style-name="Kod_20__28_Yazı_29_">fetchall()</text:span> fonksiyonuna benzer olarak satırları içeren bir liste döndürecektir – her satır bir dizi belirtecek şekilde.</text:p>
      <text:p text:style-name="Text_20_body"/>
      <text:p text:style-name="Text_20_body">Şu ana kadar bahsi geçen imleç özelliklerini kısa bir örnek altında toplamaya çalışalım:</text:p>
      <text:p text:style-name="Kod"><text:span text:style-name="T39"># Veritabanı ile bağlantı kurup, kullanmak üzere bir imleç nesnesi oluşturuyoruz.</text:span><text:span text:style-name="T40"><text:line-break/></text:span>bag = <text:span text:style-name="T4">psycopg2.connect</text:span>('dbname=test')<text:line-break/>imlec = bag.<text:span text:style-name="T4">cursor</text:span>()<text:line-break/><text:line-break/><text:span text:style-name="T39"># Ekrana dökeceğimiz tabloyu getirecek sorgulama gerçekleştiriliyor.</text:span><text:span text:style-name="T40"><text:line-break/></text:span>try:<text:line-break/> <text:s text:c="3"/>imlec.<text:span text:style-name="T4">execute</text:span>("""SELECT objoid, description FROM pg_description<text:line-break/> <text:s text:c="20"/>WHERE objoid &lt; 100 AND objoid &gt; 70""")<text:line-break/>except <text:span text:style-name="T4">psycopg2.Error</text:span>, HataMsj:<text:line-break/> <text:s text:c="3"/>print "İmleç üzerinde ilgili sorgulamayı gerçekleştirirken hata oluştu!"<text:line-break/> <text:s text:c="3"/>print "Hata mesajı:", HataMsj<text:line-break/> <text:s text:c="3"/>exit(1)<text:line-break/><text:line-break/><text:span text:style-name="T39"># İstediğimiz kadar sonuç dönmüş mü acaba?</text:span><text:span text:style-name="T40"><text:line-break/></text:span>sayac = imlec.<text:span text:style-name="T4">rowcount<text:line-break/></text:span>if sayac == 0:<text:line-break/> <text:s text:c="3"/>print "Sorgu sonucu herhangi bir satır dönmedi!"<text:line-break/> <text:s text:c="3"/>exit(0)<text:line-break/>else:<text:line-break/> <text:s text:c="3"/>print "Sorgu sonucu dönen satır sayısı:", sayac<text:line-break/><text:line-break/>print "İlk satır:"<text:line-break/>print “ ”, `imlec.<text:span text:style-name="T4">fetchone</text:span>()`<text:line-break/><text:line-break/>print "İlk satırdan sonraki 4 satır:"<text:line-break/>liste = imlec.<text:span text:style-name="T4">fetchmany</text:span>(4)<text:line-break/>for satir in liste:<text:line-break/> <text:s text:c="3"/>print " ", `satir`<text:line-break/><text:line-break/>print "Kalan satırları yazdırıyoruz:"<text:line-break/>liste = imlec.<text:span text:style-name="T4">fetchall</text:span>()<text:line-break/>for satir in liste:<text:line-break/> <text:s text:c="3"/>print " ", `satir`<text:line-break/><text:line-break/><text:line-break/><text:span text:style-name="T3"># Son olarak basit bir </text:span><text:span text:style-name="T39">executemany()</text:span><text:span text:style-name="T39"> kullanımı.</text:span><text:span text:style-name="T40"><text:line-break/></text:span>imlec.executemany(“SELECT %(v1)s = %(v2)s”, [{'v1':1, 'v2':2}, {'v1':3, 'v2':3}])<text:line-break/><text:span text:style-name="T3"># </text:span><text:span text:style-name="T39">executemany()</text:span><text:span text:style-name="T3"> bizim yerimize şu sorguları sırasıyla gerçekleştirdi:<text:line-break/># SELECT 1 = 2;<text:line-break/># SELECT 3 = 3;</text:span></text:p>
      <text:p text:style-name="Text_20_body">Programın örnek bir çıktısı ise şu şekilde:</text:p>
      <text:p text:style-name="Kod">Sorgu sonucu dönen satır sayısı: 9<text:line-break/>İlk satır:<text:line-break/> <text:s/>(99, 'Reserved schema for TOAST tables')<text:line-break/>İlk satırdan sonraki 4 satır:<text:line-break/> <text:s/>(72, 'less-than-or-equal')<text:line-break/> <text:s/>(73, 'greater-than')<text:line-break/> <text:s/>(74, 'greater-than-or-equal')<text:line-break/> <text:s/>(77, 'convert char to int4')<text:line-break/>Kalan satırları yazdırıyoruz:<text:line-break/> <text:s/>(78, 'convert int4 to char')<text:line-break/> <text:s/>(79, 'matches regex., case-sensitive')<text:line-break/> <text:s/>(84, 'not equal')<text:line-break/><text:span text:style-name="T34"> <text:s/>(89, 'PostgreSQL version string')</text:span></text:p>
      <text:h text:style-name="Heading_20_2" text:outline-level="2">Veri Tipi Geçişleri</text:h>
      <text:p text:style-name="Text_20_body">Farklı veritabanlarına çeşitli veri tiplerinin girişinde farklı sözcük dizimlerine ihtiyaç duyulmaktadır. Veyahut tam tersi olarak veritabanından okunan bir alanın, programlama dilindeki eşdeğer tipe dönüştürülmesi hep bir problem oluşturmuştur. Bu bölümde bunu Python programlama dili ile PostgreSQL veritabanına bağlanırken kullandığımız psycopg veritabanı bağdaştırıcısı ile nasıl gerçekleştirebileceğimiz üzerinde duracağız.</text:p>
      <text:p text:style-name="Text_20_body">Farklı veritabanlarının veri girişlerinde farklı söz dizimine ihtiyaç duyduklarından bahsetmiştik. Bu konunun tam olarak netleşmesi için basit bir örnek verelim. PostgreSQL veritabanındaki <text:span text:style-name="Kod_20__28_Yazı_29_">date</text:span> tipine sahip bir alana hangi sözdizimleri ile bir tarih girebileceğiniz PostgreSQL dökümantasyonundaki Veri Tipleri (<text:span text:style-name="Yabancı_20_Italic">Data Types</text:span>) başlığı altındaki Tarih/Zaman Tipleri (<text:span text:style-name="Yabancı_20_Italic">Date/Time Types</text:span>) bölümünde belirtilmiştir. Buradakilerin dışında bir sözdizimi ile <text:span text:style-name="Kod_20__28_Yazı_29_">date</text:span> tipindeki bir alana veri girmeye çalıştığınızda sorgu hata döndürecektir. Diğer bir taraftan, başka bir veritabanı sunucusunun bu sözdizim yapılarının dışında bir kurgulama ile tarih girişine olanak sağladığını düşünelim. Peki biz her iki veritabanına da tek standart bir sözdiziminde veri girmek istersek? Bunun için Python veritabanı bağdaştırıcıları tarafından sağlanan veri tipi dönüştürücülerini kullanabiliriz. Bu dönüştürücüler sayesinde girdiğimiz tek bir sözdizim yapısı, bir çok veritabanı tarafından sorunsuzca anlaşılacaktır.</text:p>
      <text:p text:style-name="Text_20_body"><text:span text:style-name="Yabancı_20_Italic">DB-API</text:span> v2.0 ile belirlenmiş bahsi geçen bu dönüştürücüleri şu şekilde listeleyebiliriz:</text:p>
      <table:table table:name="Table12" table:style-name="Table12">
        <table:table-column table:style-name="Table12.A"/>
        <table:table-column table:style-name="Table12.B"/>
        <table:table-row>
          <table:table-cell table:style-name="Table12.A1" office:value-type="string">
            <text:p text:style-name="Table_20_Contents"><text:span text:style-name="Kod_20__28_Yazı_29__20_Küçük">Date(yıl,ay,gün)</text:span></text:p>
          </table:table-cell>
          <table:table-cell table:style-name="Table12.B1" office:value-type="string">
            <text:p text:style-name="P43"><text:span text:style-name="Tablo_20_Küçük">Belirtilen yıl, ay ve gün değerlerine sahip tarih girdisini oluşturur.</text:span></text:p>
          </table:table-cell>
        </table:table-row>
        <table:table-row>
          <table:table-cell table:style-name="Table12.A2" office:value-type="string">
            <text:p text:style-name="Table_20_Contents"><text:span text:style-name="Kod_20__28_Yazı_29__20_Küçük">Time(saat,dakika,saniye)</text:span></text:p>
          </table:table-cell>
          <table:table-cell table:style-name="Table12.B2" office:value-type="string">
            <text:p text:style-name="P43"><text:span text:style-name="Tablo_20_Küçük">Belirtilen saat, dakika ve saniye değerlerine sahip zaman girdisini oluşturur.</text:span></text:p>
          </table:table-cell>
        </table:table-row>
        <table:table-row>
          <table:table-cell table:style-name="Table12.A2" office:value-type="string">
            <text:p text:style-name="Table_20_Contents"><text:span text:style-name="Kod_20__28_Yazı_29__20_Küçük">Timestamp(yıl,ay,gün,saat,dakika,saniye)</text:span></text:p>
          </table:table-cell>
          <table:table-cell table:style-name="Table12.B2" office:value-type="string">
            <text:p text:style-name="P43"><text:span text:style-name="Tablo_20_Küçük">Belirtilen yıl, ay, gün, saat, dakika ve saniye değerlerine sahip zaman bilgisini oluşturur.</text:span></text:p>
          </table:table-cell>
        </table:table-row>
        <table:table-row>
          <table:table-cell table:style-name="Table12.A2" office:value-type="string">
            <text:p text:style-name="Table_20_Contents"><text:span text:style-name="Kod_20__28_Yazı_29__20_Küçük">DateFromTicks(süreç)</text:span></text:p>
          </table:table-cell>
          <table:table-cell table:style-name="Table12.B2" office:value-type="string">
            <text:p text:style-name="P43"><text:span text:style-name="Tablo_20_Küçük">Belirtilen epoch sürecine sahip tarihi oluşturur.</text:span></text:p>
          </table:table-cell>
        </table:table-row>
        <table:table-row>
          <table:table-cell table:style-name="Table12.A2" office:value-type="string">
            <text:p text:style-name="Table_20_Contents"><text:span text:style-name="Kod_20__28_Yazı_29__20_Küçük">TimestampFromTicks(süreç)</text:span></text:p>
          </table:table-cell>
          <table:table-cell table:style-name="Table12.B2" office:value-type="string">
            <text:p text:style-name="P43"><text:span text:style-name="Tablo_20_Küçük">Belirtilen epoch sürecine sahip tarih bilgisini oluşturur.</text:span></text:p>
          </table:table-cell>
        </table:table-row>
        <table:table-row>
          <table:table-cell table:style-name="Table12.A2" office:value-type="string">
            <text:p text:style-name="Table_20_Contents"><text:span text:style-name="Kod_20__28_Yazı_29__20_Küçük">Binary(katar)</text:span></text:p>
          </table:table-cell>
          <table:table-cell table:style-name="Table12.B2" office:value-type="string">
            <text:p text:style-name="P43"><text:span text:style-name="Tablo_20_Küçük">Girilen veriyi veritabanın ikili veri tipinin algılayabileceği biçime dönüştürür.</text:span></text:p>
          </table:table-cell>
        </table:table-row>
      </table:table>
      <text:p text:style-name="Text_20_body">Ek olarak DB-API v2.0 uyumlu veritabanı bağdaştırıcılarında şu veri tiplerinin bulunması gerekmektedir:</text:p>
      <table:table table:name="Table22" table:style-name="Table22">
        <table:table-column table:style-name="Table22.A"/>
        <table:table-column table:style-name="Table22.B"/>
        <table:table-row>
          <table:table-cell table:style-name="Table22.A1" office:value-type="string">
            <text:p text:style-name="Table_20_Contents"><text:span text:style-name="Kod_20__28_Yazı_29__20_Küçük">STRING</text:span></text:p>
          </table:table-cell>
          <table:table-cell table:style-name="Table22.B1" office:value-type="string">
            <text:p text:style-name="Table_20_Contents"><text:span text:style-name="Tablo_20_Küçük">Karakter katarı bazlı veri tipleri için. (</text:span><text:span text:style-name="Tablo_20_Küçük"><text:span text:style-name="Kod_20__28_Yazı_29__20_Küçük">CHAR</text:span></text:span><text:span text:style-name="Tablo_20_Küçük"> gibi.)</text:span></text:p>
          </table:table-cell>
        </table:table-row>
        <table:table-row>
          <table:table-cell table:style-name="Table22.A2" office:value-type="string">
            <text:p text:style-name="Table_20_Contents"><text:span text:style-name="Kod_20__28_Yazı_29__20_Küçük">BINARY</text:span></text:p>
          </table:table-cell>
          <table:table-cell table:style-name="Table22.B2" office:value-type="string">
            <text:p text:style-name="Table_20_Contents"><text:span text:style-name="Tablo_20_Küçük">İkili veri tipleri için. (</text:span><text:span text:style-name="Tablo_20_Küçük"><text:span text:style-name="Kod_20__28_Yazı_29__20_Küçük">BYTEA</text:span></text:span><text:span text:style-name="Tablo_20_Küçük">, </text:span><text:span text:style-name="Tablo_20_Küçük"><text:span text:style-name="Kod_20__28_Yazı_29__20_Küçük">BLOB</text:span></text:span><text:span text:style-name="Tablo_20_Küçük">, </text:span><text:span text:style-name="Tablo_20_Küçük"><text:span text:style-name="Kod_20__28_Yazı_29__20_Küçük">RAW</text:span></text:span><text:span text:style-name="Tablo_20_Küçük"> gibi.)</text:span></text:p>
          </table:table-cell>
        </table:table-row>
        <table:table-row>
          <table:table-cell table:style-name="Table22.A2" office:value-type="string">
            <text:p text:style-name="Table_20_Contents"><text:span text:style-name="Kod_20__28_Yazı_29__20_Küçük">NUMBER</text:span></text:p>
          </table:table-cell>
          <table:table-cell table:style-name="Table22.B2" office:value-type="string">
            <text:p text:style-name="Table_20_Contents"><text:span text:style-name="Tablo_20_Küçük">Sayısal tipler için.</text:span></text:p>
          </table:table-cell>
        </table:table-row>
        <table:table-row>
          <table:table-cell table:style-name="Table22.A2" office:value-type="string">
            <text:p text:style-name="Table_20_Contents"><text:span text:style-name="Kod_20__28_Yazı_29__20_Küçük">DATETIME</text:span></text:p>
          </table:table-cell>
          <table:table-cell table:style-name="Table22.B2" office:value-type="string">
            <text:p text:style-name="Table_20_Contents"><text:span text:style-name="Tablo_20_Küçük">Tarih/Zaman tipleri için.</text:span></text:p>
          </table:table-cell>
        </table:table-row>
        <table:table-row>
          <table:table-cell table:style-name="Table22.A2" office:value-type="string">
            <text:p text:style-name="Table_20_Contents"><text:span text:style-name="Kod_20__28_Yazı_29__20_Küçük">ROWID</text:span></text:p>
          </table:table-cell>
          <table:table-cell table:style-name="Table22.B2" office:value-type="string">
            <text:p text:style-name="Table_20_Contents"><text:span text:style-name="Tablo_20_Küçük">Satır </text:span><text:span text:style-name="Tablo_20_Küçük"><text:span text:style-name="Kod_20__28_Yazı_29__20_Küçük">ID</text:span></text:span><text:span text:style-name="Tablo_20_Küçük"> değerlerinin (numaralarının) gösterimi için.</text:span></text:p>
          </table:table-cell>
        </table:table-row>
      </table:table>
      <text:p text:style-name="Text_20_body">Yukarıdaki tip sınıflarına ek olarak, <text:span text:style-name="Kod_20__28_Yazı_29_">NULL</text:span> alanı Python diline özgü <text:span text:style-name="Kod_20__28_Yazı_29_">None</text:span> tipinde gösterilecektir.</text:p>
      <text:p text:style-name="Kod"><text:span text:style-name="T39"># Gireceğimiz tarih için PostgreSQL tarafından algılanamayacak,<text:line-break/># fakat günlük hayatta çok sık kullanılan bir biçim kullanıyoruz.</text:span><text:span text:style-name="T40"><text:line-break/></text:span>&gt;&gt;&gt; imlec.<text:span text:style-name="T4">execute</text:span>("SELECT '20.10.2005'::date")<text:line-break/>Traceback (most recent call last):<text:line-break/> <text:s/>File "&lt;stdin&gt;", line 1, in ?<text:line-break/>psycopg2.ProgrammingError: date/time field value out of range: "20.10.2005"<text:line-break/>HINT: <text:s/>Perhaps you need a different "datestyle" setting.<text:line-break/><text:line-break/><text:span text:style-name="Kod_20_-_20_Comment"># Girilecek tarihi psycopg'yi kullanarak PostgreSQL tarafından algılanabilecek<text:line-break/># bir hale soktuktan sonra sorgu tümcesine yerleştiriyoruz.</text:span><text:line-break/>&gt;&gt;&gt; imlec.<text:span text:style-name="T4">execute</text:span>("SELECT %s::date" % (<text:span text:style-name="T4">psycopg2.Date</text:span>(2005,10,20), ))<text:line-break/>&gt;&gt;&gt; sonuc = imlec.<text:span text:style-name="T4">fetchone</text:span>()<text:line-break/><text:line-break/><text:span text:style-name="T39"># Bakalım psycopg aldığı tarihi Python'a nasıl aktarmış?</text:span><text:span text:style-name="T40"><text:line-break/></text:span>&gt;&gt;&gt; print sonuc<text:line-break/>(datetime.date(2005, 10, 20),)<text:line-break/>&gt;&gt;&gt; print sonuc[0]<text:line-break/>2005-10-20<text:line-break/><text:line-break/><text:span text:style-name="T39"># Farklı tipler içerecek türden bir sonuç<text:line-break/># döndürecek bir sorgulama gerçekleştiriyoruz.</text:span><text:span text:style-name="T40"><text:line-break/></text:span>&gt;&gt;&gt; imlec.<text:span text:style-name="T4">execute</text:span>(“SELECT 'abc'::text, 12::integer, '2005-11-20'::timestamp")<text:line-break/><text:line-break/><text:span text:style-name="T39"># Sorgulama sonucunda dönen alan bilgilerini yazdırıyoruz.</text:span><text:span text:style-name="T40"><text:line-break/></text:span>&gt;&gt;&gt; for name, type, width, ds, p, scale, null_ok in imlec.<text:span text:style-name="T4">description</text:span>:<text:line-break/>... <text:s text:c="4"/>print "Name:", name<text:line-break/>... <text:s text:c="4"/>if type == <text:span text:style-name="T4">psycopg2.STRING</text:span>: type = "STRING"<text:line-break/>... <text:s text:c="4"/>elif type == <text:span text:style-name="T4">psycopg2.NUMBER</text:span>: type = "NUMBER"<text:line-break/>... <text:s text:c="4"/>elif type == <text:span text:style-name="T4">psycopg2.DATETIME</text:span>: type = "DATETIME"<text:line-break/>... <text:s text:c="4"/>print "Type:", type<text:line-break/>... <text:line-break/>Name: text<text:line-break/>Type: STRING<text:line-break/>Name: int4<text:line-break/>Type: NUMBER<text:line-break/>Name: timestamp<text:line-break/>Type: DATETIME</text:p>
      <text:p text:style-name="Text_20_body">Konu ile ilgili olarak buraya kadar bahsedilenlerin dışında, veritabanı tarafından desteklenen tiplerin programalama dili içerisindeki eşdeğerlerine dönüştürülmesi (ya da eşdeğerlerinin oluşturulması) bu bölümde incelenmeyecektir. Bu dönüşüm işlemleri hakkında ayrıntılı bilgi için Sık Karşılaşılan Problemler bölümdeki Python başlığı altında incelenen ilgili örneğe bakabilirsiniz.</text:p>
      <text:h text:style-name="Heading_20_2" text:outline-level="2">Genişletilmiş <text:span text:style-name="T40">DB-API</text:span> Özellikleri</text:h>
      <text:p text:style-name="Text_20_body"><text:span text:style-name="Yabancı_20_Italic">DB-API</text:span> v2.0 ile tanımlanan genel özelliklere ek olarak, aynı standartta bir kaç farklı genişletilmiş özellik daha yer almakta. Bu bölümde bu özelliklerden psycopg tarafından desteklenenler hakkında bahsetmeye çalışacağız.</text:p>
      <text:p text:style-name="P56">cursor.rownumber</text:p>
      <text:p text:style-name="Text_20_body">Geçerli bir imlecin şuan hangi satırda bulunduğu öğrenmek için imleç nesnesinin <text:span text:style-name="Kod_20__28_Yazı_29_">rownumber</text:span> sabitine bakabilirsiniz.</text:p>
      <text:p text:style-name="P56">cursor.connection</text:p>
      <text:p text:style-name="Text_20_body">Herhangi bir imlecin hangi bağlantıdan türediğini öğrenmek için ilgili imlecin <text:span text:style-name="Kod_20__28_Yazı_29_">connection</text:span> sabitine bakabilirsiniz.</text:p>
      <text:p text:style-name="İşlev_20_Başlığı"><text:span text:style-name="T4">cursor.scroll</text:span>(adım[,mode='relative'])</text:p>
      <text:p text:style-name="Text_20_body">Herhangi bir imlecin bulunduğu sonuç üzerindeki satır konumunu belirli bir noktaya kaydırmak için imleç üzerinde <text:span text:style-name="Kod_20__28_Yazı_29_">scroll()</text:span> çağrısını gerçekleştirebilirsiniz. Fonksiyon, ilk parametre olarak girilen adım sayısı kadar satır ilerleyecektir. <text:span text:style-name="Kod_20__28_Yazı_29_">mode</text:span> değeri <text:span text:style-name="Kod_20__28_Yazı_29_">relative</text:span> girildiği taktirde başlangıç konumu olarak en son yer aldığı satırı seçecektir, <text:span text:style-name="Kod_20__28_Yazı_29_">absolute</text:span> girildiği taktirde ise sonuç tablosunun ilk satırını başlangıç konumu olarak alacaktır.</text:p>
      <text:p text:style-name="İşlev_20_Başlığı"><text:span text:style-name="T4">cursor.next</text:span>()</text:p>
      <text:p text:style-name="Text_20_body">İmleç nesnesi üzerinde yapacağınız <text:span text:style-name="Kod_20__28_Yazı_29_">next()</text:span> çağrısı <text:span text:style-name="Kod_20__28_Yazı_29_">fetchone()</text:span> ile denk işleve sahiptir. Tek fark olarak, sonuç setinin sonuna ulaşıldığında <text:span text:style-name="Kod_20__28_Yazı_29_">StopIteration</text:span> uyarısı (<text:span text:style-name="Yabancı_20_Italic">exception</text:span>) verilecektir.</text:p>
      <text:h text:style-name="Heading_20_2" text:outline-level="2">Standart Olmayan psycopg Özellikleri</text:h>
      <text:p text:style-name="Text_20_body">psycopg, DB-API v2.0 PEP'ine ek olarak beraberinde bazı standart olmayan özellikler de getirmektedir. Bu bölümde bunları gerektiği kadar incelemeye çalışacağız.</text:p>
      <text:p text:style-name="Not">Yüzeysel olarak geçilecek olarak tanımların ötesinde, daha ayrıntılı bilgi için psycopg'nin kaynak koduna bakmanızı tavsiye ederiz. Yazarın kod aralarına düştüğü açıklayıcı satırlar doğru takip edildiği zaman konu hakkında oldukça doyurucu yanıtlar sunuyor.</text:p>
      <text:h text:style-name="Heading_20_3" text:outline-level="3">Veri Tipleri</text:h>
      <text:p text:style-name="Text_20_body">Veri Tipi Geçişleri bölümünde tanıttığımız veri tipleri dışında, psycopg kendi içinde PostgreSQL tarafından tanımlanmış birçok veri tipini ifade edebilmektedir. Bunları şu şekilde listelememiz mümkün:</text:p>
      <table:table table:name="Table23" table:style-name="Table23">
        <table:table-column table:style-name="Table23.A" table:number-columns-repeated="3"/>
        <table:table-row>
          <table:table-cell table:style-name="Table23.A1" office:value-type="string">
            <text:p text:style-name="P29"><text:span text:style-name="Kod_20__28_Yazı_29__20_Küçük">BINARYARRAY</text:span></text:p>
            <text:p text:style-name="P29"><text:span text:style-name="Kod_20__28_Yazı_29__20_Küçük">BOOLEAN</text:span></text:p>
            <text:p text:style-name="P29"><text:span text:style-name="Kod_20__28_Yazı_29__20_Küçük">BOOLEANARRAY</text:span></text:p>
            <text:p text:style-name="P29"><text:span text:style-name="Kod_20__28_Yazı_29__20_Küçük">DATE</text:span></text:p>
            <text:p text:style-name="P29"><text:span text:style-name="Kod_20__28_Yazı_29__20_Küçük">DATEARRAY</text:span></text:p>
            <text:p text:style-name="P29"><text:span text:style-name="Kod_20__28_Yazı_29__20_Küçük">DATETIMEARRAY</text:span></text:p>
            <text:p text:style-name="P29"><text:span text:style-name="Kod_20__28_Yazı_29__20_Küçük">DECIMAL</text:span></text:p>
            <text:p text:style-name="P29"><text:span text:style-name="Kod_20__28_Yazı_29__20_Küçük">DECIMALARRAY</text:span></text:p>
          </table:table-cell>
          <table:table-cell table:style-name="Table23.A1" office:value-type="string">
            <text:p text:style-name="P29"><text:span text:style-name="Kod_20__28_Yazı_29__20_Küçük">FLOAT</text:span></text:p>
            <text:p text:style-name="P29"><text:span text:style-name="Kod_20__28_Yazı_29__20_Küçük">FLOATARRAY</text:span></text:p>
            <text:p text:style-name="P29"><text:span text:style-name="Kod_20__28_Yazı_29__20_Küçük">INTEGER</text:span></text:p>
            <text:p text:style-name="P29"><text:span text:style-name="Kod_20__28_Yazı_29__20_Küçük">INTEGERARRAY</text:span></text:p>
            <text:p text:style-name="P29"><text:span text:style-name="Kod_20__28_Yazı_29__20_Küçük">INTERVAL</text:span></text:p>
            <text:p text:style-name="P29"><text:span text:style-name="Kod_20__28_Yazı_29__20_Küçük">INTERVALARRAY</text:span></text:p>
            <text:p text:style-name="P29"><text:span text:style-name="Kod_20__28_Yazı_29__20_Küçük">LONGINTEGER</text:span></text:p>
            <text:p text:style-name="P29"><text:span text:style-name="Kod_20__28_Yazı_29__20_Küçük">LONGINTEGERARRAY</text:span></text:p>
          </table:table-cell>
          <table:table-cell table:style-name="Table23.A1" office:value-type="string">
            <text:p text:style-name="P29"><text:span text:style-name="Kod_20__28_Yazı_29__20_Küçük">ROWIDARRAY</text:span></text:p>
            <text:p text:style-name="P29"><text:span text:style-name="Kod_20__28_Yazı_29__20_Küçük">STRINGARRAY</text:span></text:p>
            <text:p text:style-name="P29"><text:span text:style-name="Kod_20__28_Yazı_29__20_Küçük">TIME</text:span></text:p>
            <text:p text:style-name="P29"><text:span text:style-name="Kod_20__28_Yazı_29__20_Küçük">TIMEARRAY</text:span></text:p>
            <text:p text:style-name="P29"><text:span text:style-name="Kod_20__28_Yazı_29__20_Küçük">UNICODE</text:span></text:p>
            <text:p text:style-name="P29"><text:span text:style-name="Kod_20__28_Yazı_29__20_Küçük">UNICODEARRAY</text:span></text:p>
          </table:table-cell>
        </table:table-row>
      </table:table>
      <text:p text:style-name="Text_20_body">Kullandığınız psycopg sürümüne göre bu liste farklılık gösterebileceğinden, tam bir çıktı için Python komut satırından <text:span text:style-name="Kod_20__28_Yazı_29_">dir(psycopg2._psycopg)</text:span> çıktısına bakabilirsiniz.</text:p>
      <text:h text:style-name="Heading_20_3" text:outline-level="3">İstemci Karakter Kodlaması</text:h>
      <text:p text:style-name="Text_20_body">PostgreSQL sunucusuna bağlanırken istemci karakter kodlamasını görmek ya da ayarlamak için</text:p>
      <text:p text:style-name="Kod">SHOW client_encoding;<text:line-break/>SET client_encoding TO &lt;ENCODING&gt;;</text:p>
      <text:p text:style-name="Text_20_body"><text:span text:style-name="Yabancı_20_Italic">SQL</text:span> sorgu tümcelerini kullanabileceğiniz gibi geçerli bağlantı nesnesi üzerinde şu çağrıları gerçekleştirebilirsiniz:</text:p>
      <text:p text:style-name="Kod"><text:span text:style-name="T3"># </text:span><text:span text:style-name="T39">bag</text:span><text:span text:style-name="T39">, geçerli bir psycopg2.connect nesnesini belirtmek üzere:</text:span><text:span text:style-name="T40"><text:line-break/></text:span>&gt;&gt;&gt; print bag.encoding<text:line-break/>LATIN5<text:line-break/>&gt;&gt;&gt; bag.set_client_encoding('UNICODE')<text:line-break/>&gt;&gt;&gt; print bag.encoding<text:line-break/>UNICODE</text:p>
      <text:h text:style-name="Heading_20_3" text:outline-level="3">Uyarı Mesajları</text:h>
      <text:p text:style-name="Text_20_body">Veritabanından dönecek olan uyarı mesajlarının (<text:span text:style-name="Yabancı_20_Italic">notices</text:span>) bir listesine bağlantı nesnesi altındaki <text:span text:style-name="Kod_20__28_Yazı_29_">notices</text:span> dizisinden ulaşabilirsiniz.</text:p>
      <text:p text:style-name="Text_20_body"><text:span text:style-name="Kod_20__28_Yazı_29_">NOTIFY</text:span> <text:span text:style-name="Yabancı_20_Italic">SQL</text:span> tümcesi ile yapılan dinlemelerde oluşan asenkron uyarılma mesajlarına ise yine geçerli bir bağlantı nesnesinin <text:span text:style-name="Kod_20__28_Yazı_29_">notifies</text:span> listesinden ulaşabilirsiniz. Ulaşacak olan <text:span text:style-name="Kod_20__28_Yazı_29_">NOTIFY</text:span> mesajlarının ne zaman vardığı anlamak için ilgili <text:span text:style-name="Kod_20__28_Yazı_29_">cursor</text:span> nesnesini <text:span text:style-name="Kod_20__28_Yazı_29_">select()</text:span> ile dinlemeniz yeterli.</text:p>
      <text:p text:style-name="Not">Bunun ile ilgili bir örneği psycopg'nin kaynak kodu altındaki <text:span text:style-name="Kod_20__28_Yazı_29__20_Küçük_20_Italic">examples/notify.py</text:span> dosyasında bulabilirsiniz.</text:p>
      <text:h text:style-name="Heading_20_3" text:outline-level="3">İzolasyon Seviyesi</text:h>
      <text:p text:style-name="Text_20_body">Bağlantı nesnesi üzerinde tanımlı izolasyon seviyesini<text:note text:id="ftn28" text:note-class="footnote"><text:note-citation>28</text:note-citation><text:note-body><text:p text:style-name="Footnote">İzolasyon seviyesi hakkında ayrıntılı bilgi için kitabın <text:span text:style-name="Kod_20__28_Yazı_29__20_Küçük">transaction</text:span> ile ilgili bölümüne bakınız.</text:p></text:note-body></text:note> öğrenmek ve bu değeri değiştirmek için psycopg tarafından sağlanan şu özellikleri kullanabilirsiniz:</text:p>
      <text:p text:style-name="Kod"><text:span text:style-name="T39"># İzolasyon seviyesi 0 ile 3 arasındaki değerleri alabilir.</text:span><text:span text:style-name="T40"><text:line-break/></text:span>&gt;&gt;&gt; print bag.isolation_level<text:line-break/>1<text:line-break/><text:line-break/><text:span text:style-name="T39"># İzolasyon seviyesini en yüksek meretebeye yükseltiyoruz.</text:span><text:span text:style-name="T40"><text:line-break/></text:span>&gt;&gt;&gt; bag.set_isolation_level(3)</text:p>
      <text:h text:style-name="Heading_20_3" text:outline-level="3">İmleç Fonksiyonları</text:h>
      <text:p text:style-name="Text_20_body">Geçerli bir <text:span text:style-name="Kod_20__28_Yazı_29_">cursor</text:span> nesnesi üzerinde <text:span text:style-name="Yabancı_20_Italic">DB-API</text:span> v2.0 <text:span text:style-name="Yabancı_20_Italic">PEP</text:span>'ine ek olarak psycopg bir kaç artı özellik daha tanımlamaktadır. Bunların ufak bir listesini bu bölümde vermeye çalışacağız.</text:p>
      <text:p text:style-name="İşlev_20_Başlığı"><text:span text:style-name="T4">copy_from</text:span>(dosya,tablo,ayrac='\t',null='\N')</text:p>
      <text:p text:style-name="Text_20_body">Herhangi bir dosyadaki – belirtilen ayraç ve yeni satır karakteri ile ayrılmış sütun ve satırları – belirli bir tabloya aktarmak için imleç nesnesi üzerindeki <text:span text:style-name="Kod_20__28_Yazı_29_">copy_from()</text:span> fonksiyonunu kullanabilirsiniz.</text:p>
      <text:p text:style-name="Not">Parametre olarak geçilecek dosya nesnesi read() metoduna sahip olmalı.</text:p>
      <text:p text:style-name="İşlev_20_Başlığı"><text:span text:style-name="T4">copy_to</text:span>(dosya,tablo,ayrac='\t',null='\N')</text:p>
      <text:p text:style-name="Text_20_body">Herhangi bir tablodaki satırları belirtilen satır ve sütun ayracı ile bir dosyaya yazmak için imleç nesnesi üzerindeki <text:span text:style-name="Kod_20__28_Yazı_29_">copy_to()</text:span> çağrısını kullanabilirsiniz.</text:p>
      <text:p text:style-name="Not">Parametre olarak geçilecek dosya nesnesi write() metoduna sahip olmalı.</text:p>
      <text:p text:style-name="İşlev_20_Başlığı"><text:span text:style-name="T4">fileno</text:span>()</text:p>
      <text:p text:style-name="Text_20_body">İmleç üzerinde gerçekleştireceğiniz <text:span text:style-name="Kod_20__28_Yazı_29_">fileno()</text:span> çağrısı, imlecin bağlı olduğu bağlantı soketini kendisini çağırana döndürecektir. Bu değer ile bağlantı üzerinde istenilen soket çağrısı (<text:span text:style-name="Kod_20__28_Yazı_29_">select()</text:span>, <text:span text:style-name="Kod_20__28_Yazı_29_">poll()</text:span>, <text:span text:style-name="Kod_20__28_Yazı_29_">read()</text:span>, <text:span text:style-name="Kod_20__28_Yazı_29_">write()</text:span>, vs.) gerçekleştirilebilir.</text:p>
      <text:p text:style-name="Not">psycopg soket numarasını libpq kütüphanesindeki PQsocket() fonksiyonundan alır.</text:p>
      <text:p text:style-name="İşlev_20_Başlığı"><text:span text:style-name="T4">isready</text:span>()</text:p>
      <text:p text:style-name="Text_20_body">Asenkron olarak yapılan bir sorgulama sonucu dönecek değerlerin hazır olması durumunda <text:span text:style-name="Kod_20__28_Yazı_29_">isready()</text:span> çağrısı <text:span text:style-name="Kod_20__28_Yazı_29_">True</text:span>, aksi halde <text:span text:style-name="Kod_20__28_Yazı_29_">False</text:span> değeri dönecektir.</text:p>
      <text:p text:style-name="Not"><text:span text:style-name="Kod_20__28_Yazı_29__20_Küçük_20_Italic">isready()</text:span> fonksiyonu ilk önce <text:span text:style-name="Kod_20__28_Yazı_29__20_Küçük_20_Italic">PQisBusy()</text:span> değerine bakıp, bağlantının meşgul olmadığı durumda bağlantı soketine gelen verileri ilgili yapılara aktarır. Son olarak <text:span text:style-name="Kod_20__28_Yazı_29__20_Küçük">PQisBusy()</text:span> fonksiyonundan aldığı durumu döndürür.</text:p>
      <text:p text:style-name="İşlev_20_Başlığı"><text:span text:style-name="T4">mogrify</text:span>(sorgu, parametreler=None)</text:p>
      <text:p text:style-name="Text_20_body">Çalıştırılacak bir sorgunun ilgili parametreler psycopg tarafından yerine konduktan sonraki son halini görmek için <text:span text:style-name="Kod_20__28_Yazı_29_">mogrify()</text:span> fonksiyonunu kullanabilirsiniz.</text:p>
      <text:p text:style-name="P56">statusmessage</text:p>
      <text:p text:style-name="Text_20_body">İmleç üzerinde gerçekleştirilen en son SQL sorgusunun veritabanından aldığı cevabı, ilgili imlecin <text:span text:style-name="Kod_20__28_Yazı_29_">statusmessage</text:span> sabitinden öğrenebilirsiniz.</text:p>
      <text:p text:style-name="Not">psycopg, statusmessage değerini oluşturulurken libpq kütüphanesindeki PQcmdStatus() fonksiyonundan yararlanmaktadır.</text:p>
      <text:h text:style-name="Heading_20_3" text:outline-level="3">Diğer Özellikler</text:h>
      <text:p text:style-name="Text_20_body">psycopg'nin yukarıda listelemeye çalıştıklarımızın dışında daha bir çok ek özelliği bulunmaktadır. Bunların bir kısmı için psycopg'nin kaynak kodu ile gelen <text:span text:style-name="Kod_20__28_Yazı_29_">examples</text:span> dizini altındaki örneklere bakabilirsiniz.</text:p>
      <text:p text:style-name="Text_20_body">psycopg2 kurulumu ile birlikte <text:span text:style-name="Kod_20__28_Yazı_29_">psycopg2.extensions</text:span> modülünü de Python modülleri arasına yerleştirmektedir. Bu modül ve sağladığı özellikler hakkında burada bahsedilmeyecektir.<text:note text:id="ftn29" text:note-class="footnote"><text:note-citation>29</text:note-citation><text:note-body><text:p text:style-name="Footnote">Sadece psycopg2 ile birlikte gelen çok kullanışlı bir özellik olan Python Nesne Adaptasyonu ile ilgili bir örneği Sık Karşılaşılan Problemler kısmında vereceğiz.</text:p></text:note-body></text:note></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Table_20_Contents"/>
          </table:table-cell>
          <table:table-cell table:style-name="Table40.A1" office:value-type="string">
            <text:p text:style-name="Table_20_Contents"/>
          </table:table-cell>
          <table:table-cell table:style-name="Table40.A1" office:value-type="string">
            <text:p text:style-name="Table_20_Contents"/>
          </table:table-cell>
        </table:table-row>
        <table:table-row table:style-name="Table40.2">
          <table:table-cell table:style-name="Table40.A2" office:value-type="string">
            <text:h text:style-name="Heading_20_1" text:outline-level="1">Programlama ve Güvenlik</text:h>
          </table:table-cell>
          <table:table-cell table:style-name="Table40.B2" office:value-type="string">
            <text:p text:style-name="Table_20_Contents"/>
          </table:table-cell>
          <table:table-cell table:style-name="Table40.A2" office:value-type="string">
            <text:p text:style-name="Table_20_Contents"/>
          </table:table-cell>
        </table:table-row>
        <table:table-row>
          <table:table-cell table:style-name="Table40.A1" office:value-type="string">
            <text:p text:style-name="Table_20_Contents"/>
          </table:table-cell>
          <table:table-cell table:style-name="Table40.A1" office:value-type="string">
            <text:p text:style-name="Table_20_Contents"/>
          </table:table-cell>
          <table:table-cell table:style-name="Table40.A1" office:value-type="string">
            <text:p text:style-name="Table_20_Contents"/>
          </table:table-cell>
        </table:table-row>
      </table:table>
      <text:p text:style-name="Text_20_body">Bu bölümde, buraya kadar bahsi geçen PostgreSQL uygulama arayüzleri ile geliştirilecek olan yazılımlarda, yazılımın güvenliği açısından dikkat edilmesini gerekli gördüğümüz bir kaç temel konu hakkında bahsetmeye çalışacağız. Kapsamlı bir yazılım güvenliği incelemesi bu kitabın konusu dışına taştığından, sadece önceki bölümlerde incelenen arayüzler üzerinde durulmaya çalışılıp, PostgreSQL kullanarak geliştirilen yazılımların güvenlik kavramı dış <text:s/>hatları ile irdelenecektir.</text:p>
      <text:h text:style-name="Heading_20_2" text:outline-level="2">Güvenli Programlama</text:h>
      <text:p text:style-name="Text_20_body">Kullanılan kütüphanelerin ve diğer yardımcı araçların ötesinde, bir yazılımın güvenliği ilk önce kendi içindeki kararlılığına bağlıdır. Kendi içinde çelişik rekürans gönderimler ve eksik olasılık kontrolleri ile dolu bir program, her ne derleyici, ek kütüphane kullanılırsa kullanılsın içerisinde daima potansiyel güvenlik açıkları barındıracaktır. Benzer bakış açısı ile yaklaşıldığında, aynı şey, C, PHP ve Python kullanarak PostgreSQL veritabanına bağlanan uygulamalar için de geçerlidir. Bu programlama dilleri ve PostgreSQL veritabanında o an itibari ile hiçbir kapatılmamış açık olmamasına rağmen, yanlış yazılabilecek bir kod çok ciddi güvenlik problemlerine sebebiyet verebilir. Bu ve benzeri nedenlerden ötürü, bir uygulamanın güvenliğinde ilk olarak programlamada izlenecek yolun önemli olduğunu düşünerek, öncelikli olarak bunun üzerinde durmanın daha doğru olacağını düşündük.</text:p>
      <text:h text:style-name="Heading_20_3" text:outline-level="3">C Programlama Dili</text:h>
      <text:p text:style-name="Text_20_body">PostgreSQL <text:span text:style-name="T34">veritabanına C programlama dili ile libpq kütüphanesi kullanılarak bağlanıldığında</text:span>, doğabilecek olası programlama hatalarının önüne geçebilmek için programcının bir kaç temel noktaya dikkat etmesi gerekmektedir.</text:p>
      <text:p text:style-name="Text_20_body">Günümüzde C/C++ kullanarak geliştirilen programlarda en sık rastlanan güvenlik açıklarından biri olan bellek taşmaları, bu dili kullanan programcılar tarafından özen gösterilmesi gereken en önemli noktalardan biridir. Özellikle SQL sorgu tümcelerinin birbirleri arasında (<text:span text:style-name="Kod_20__28_Yazı_29_">sprintf()</text:span> ve türevi fonksiyonlar kullanarak) birleştirilmesinde gerekli bellek alanı doğru ayarlanmadığı taktirde, bellek taşmalarının doğacak olması kaçınılmazdır. Örneğin, bu tür problemlerin en sık ortaya çıktığı yerlerden biri, kullanıcı tarafından alınan herhangi bir girdinin sorgu komutu içine kontrolsüz yerleştirilmesi ile oluşur. Şöyle ki, yeterli boyutta bellek alanına sahip olmayan bir katar bloğuna, alabileceğinden daha fazla uzunlukta bir sorgu gönderimi bellek taşmasına sebep olacaktır. Bu gibi durumlardan kaçınmak için, herhangi bir sorgu katarının hazırlanmasında <text:span text:style-name="Kod_20__28_Yazı_29_">sprintf()</text:span> yerine <text:span text:style-name="Kod_20__28_Yazı_29_">snprintf()</text:span> gibi, kopyalanacak bayt uzunluğunun belirtilebildiği fonksiyonları kullanabiliriz. Fakat kullanıcı taraflı potansiyel tehlikeler bellek taşmasından ibaret değildir. Diğer bir yandan, uygulama mantığının kullanıcıdan alınan girdide yer alacak olası <text:span text:style-name="Yabancı_20_Italic">SQL Injection</text:span> saldırılarına karşı da savunma geliştirmiş olması gerekmektedir. (Ve bu savunmanın da beraberinde daha fazla bellek kontrolüne ihtiyaç duyması oldukça olasıdır.) Olayı daha da karmaşık bir hale sokmamak için, kullanıcı girdisi bir kez bellek alanında alıkoyulduktan sonra, sorgu katarı içinde kullanılacağı zaman, parametreler kullanan <text:span text:style-name="Kod_20__28_Yazı_29_">PQexecParams()</text:span> tarzı fonksiyonlar tercih edilmelidir. Bu sayede bellek alanlarının teker teker elle sorgu katarı haline gelecek şekilde birleştirilmesi işleminden kurtulmuş olduğumuz gibi, <text:span text:style-name="Yabancı_20_Italic">SQL Injection</text:span> saldırılarından yana da hiçbir açık nokta bırakmamış oluruz. (Parametre kullanımı ve <text:span text:style-name="Yabancı_20_Italic">SQL Injection</text:span> saldırıları hakkında daha sonra bahsedilecektir.)</text:p>
      <text:p text:style-name="Text_20_body">Bundan başka, fonksiyonlara geçirilen işaretçilerin gerek duyulan bellek alanına sahip olup olmadığı da özellikle kontrol edilmedilir. (libpq kütüphanesinde yer alan bazı fonksiyonların parametre olarak aldıkları bellek işaretçilerinin, en az belli büyüklükte bir yere gereksinim duyduklarını hatırlayınız.) Bunun için hangi fonksiyonun en az ne kadar yere ihtiyaç duyulduğu hesaplandıktan sonra, ona göre ihtiyaç duyulan bellek alanı alıkoyunup işleme devam edilmelidir.</text:p>
      <text:h text:style-name="Heading_20_3" text:outline-level="3">PHP Programlama Dili</text:h>
      <text:p text:style-name="P58">PHP, C/C++ dillerine oranla kullanıcı tarafına daha yakın bir dil olduğundan, olası yapılabilecek hataları bir nebze de olsa kendi kendine giderebilmektedir. Örneğin PHP ile yazdığınız bir yazılım da (çok ender durumlar dışında) hafıza taşmaları meydana gelmeyecektir. Çünkü bellek ayrımı gereken yerlerde PHP bunu kullanıcıya bırakmaktansa kendi yapmayı tercih edecektir. Şu da unutulmamalıdır ki, hiç bir programlama dili yoktur ki programcı tarafından meydana getirilebilecek her güvenlik açığını onarabilecek nitelikte olsun. Dolayısıyla bu noktada sorumluluğun büyük kısmı programcıya düşmektedir. <text:span text:style-name="T34">PHP kullanarak geliştiridiğiniz uygulamalarda güvenli programlama</text:span> hakkında daha ayrıntılı bilgi için, kitaplar ve internette bulabileceğiniz makaleler dışında, PHP paketi ile birlikte gelen dökümantasyonun güvenlik ile ilgili bölümüne (<text:span text:style-name="Yabancı_20_Italic">IV. Security</text:span>) [1] göz atabilirsiniz. Ek olarak, PHP Güvenlik Konsorsiyumu (<text:span text:style-name="Yabancı_20_Italic">PHPSEC, PHP Security Consortium</text:span>) [2] tarafından sağlanan PHP Güvenlik Kılavuzu'nun (<text:span text:style-name="Yabancı_20_Italic">PHP Security Guide</text:span>) [3] da güvenli programlama konusunda her PHP programcısı tarafından bir kez de olsa okunması gerektiğini düşünüyoruz.</text:p>
      <text:p text:style-name="P32"><text:span text:style-name="Tablo_20_Küçük">[1] http://www.php.net/manual/en/security.php<text:line-break/>[2] http://phpsec.org/<text:line-break/>[3] http://phpsec.org/projects/guide/</text:span></text:p>
      <text:h text:style-name="Heading_20_3" text:outline-level="3">Python Programlama Dili</text:h>
      <text:p text:style-name="P58">Python da PHP gibi sonradan yorumlanan dillerden olup üst seviye bir dil olduğu için, yukarıda PHP için yazdığımız bir çok uyarının Python için de geçerli olacağı aşikardır. Yukarıda yazılanlara ek olarak, geliştiriceğiniz Python uygulamalarında Python Geliştirme Önergelerine [1] (PEP/Python Enhancement Proposals) elden geldiğince bağlı kalınmasının hatadan kaçınmanın en temel yollarından biri olduğu görüşündeyiz.</text:p>
      <text:p text:style-name="P59"><text:span text:style-name="Tablo_20_Küçük">[1] http://www.python.org/peps/</text:span></text:p>
      <text:h text:style-name="Heading_20_3" text:outline-level="3">Dönen Sonuçların Kontrolü</text:h>
      <text:p text:style-name="Text_20_body">Program akışı esnasında <text:span text:style-name="T73">veritabanından dönen verilerin kontrol edilmesi</text:span> de güvenlik açısından ayrı bir önem teşkil etmektedir. Yapılan her sorgulamanın sonucunda, dönen sonucun ve bağlantının durumu ayrı ayrı kontrol edilip, olası beklenmeyen bir durum karşısında program akışına ne yönde devam edileceğine karar verilmedilir. Kimse hata vermiş bir <text:span text:style-name="Yabancı_20_Italic">transaction</text:span> bloğuna ya da bağlantısı kopmuş bir veritabanına daha fazla sorgu göndermek istemez. Olası böyle bir durumda, gönderildiğini zannettiğimiz veri karşı tarafa ulaşmamışsa, verinin ulaştığı aksiyomu ile işe başlayacağımız her yolun bir noktasında mutlaka çıkmaza girilecektir. Bu gibi durumlardan kaçınmak için, yapılan her sorgulamanın sonucunda dönen sonuç yapısı beklenen sonuç ile karşılaştırılıp bağlantı durumu gözden geçirilmelidir. Bunu yaparken, dönecek olan sonucu her seferinde <text:span text:style-name="Kod_20__28_Yazı_29_">if/else/switch</text:span> deyimleri ile teker teker kontrol etmek uğruna aynı satırları onlarca kez tekrarlamaktansa, bu kullanım için özelleşmiş bir fonksiyon oluşturularak bu işi otomatiğe bağlayabilirsiniz. Çok yüzeysel de olsa bir örnek vermek gerekirse:</text:p>
      <text:p text:style-name="P60">PROCEDURE sorguCalistir(sorgu, beklenenSonucDurum, eylem1, beklenenBagDurum, eylem2)<text:line-break/> <text:s text:c="3"/>sonuc := sorgula(sorgu)<text:line-break/> <text:s text:c="3"/>IF durum(sonuc) != beklenenSonucDurum THEN<text:line-break/> <text:s text:c="7"/>EXECUTE eylem1<text:line-break/> <text:s text:c="3"/>ENDIF<text:line-break/><text:line-break/> <text:s text:c="3"/>IF durum(baglanti) != beklenenBagDurum THEN<text:line-break/> <text:s text:c="7"/>EXECUTE eylem2<text:line-break/> <text:s text:c="3"/>ENDIF<text:line-break/>END</text:p>
      <text:h text:style-name="Heading_20_3" text:outline-level="3">Güvenilmeyen Kaynaklı Verilerin Kontrolü</text:h>
      <text:p text:style-name="Text_20_body"><text:span text:style-name="T34">Güvenilmeyen kaynaklardan </text:span>(örneğin bir kullanıcının doldurduğu internet formundan) gelen verinin program içindeki ifadelerce direk kullanılmadan önce bazı kontrollerden geçirilmesi gerekmektedir. Aksi halde kasıtılı olarak gönderilen bir girdinin istenmeyen sonuçlara yol açacak olması oldukça muhtemeldir.</text:p>
      <text:h text:style-name="Heading_20_4" text:outline-level="4"><text:span text:style-name="T40">SQL Injection</text:span> Saldırıları</text:h>
      <text:p text:style-name="Text_20_body">Yeteri kadar kontrolden geçirilmemiş, güvenilmeyen kaynaklardan gelen bir verinin açacağı problemlerin arasında en sık karşılaşılanı <text:span text:style-name="T74">SQL Injection</text:span><text:span text:style-name="T34"> saldırıları</text:span>dır. Bu tür bir saldırıda, alınan verinin yeterli derecede kontrol edilmeden doğrudan SQL sorgusu içinde veritabanı sunucusuna gönderilmesi, tasarlanan sistemce hiç beklenmedik bir sonuca neden olabilir. Bu sebeple i<text:span text:style-name="T38">stemcilerin kullanıcıdan girdi almak durumunda olduğu yerlerde, yapılan girdinin kendi SQL sorgumuz içinde sunucuya gönderilmeden önce bir takım kontrollerden geçmesi gerekir ki, herhangi bir </text:span><text:span text:style-name="T75">SQL Injection</text:span><text:span text:style-name="T38"> saldırısına maruz kalmayalım. Konuyu bir örnek ile </text:span>izah etmeye çalışalım.</text:p>
      <text:p text:style-name="P61">Üzerinde çalışacağımız tablo ve kullanacağımız SQL sorgu katarımız şu şekilde olsun:</text:p>
      <text:p text:style-name="Kod"><text:span text:style-name="T3">--<text:line-break/>-- Tablomuzun nasıl bir şey olduğuna bakıyoruz.<text:line-break/>--</text:span><text:line-break/>=&gt; \d kullanici_kayitlari<text:line-break/> <text:s text:c="7"/>Table "public.kullanici_kayitlari"<text:line-break/> <text:s text:c="2"/>Column <text:s text:c="3"/>| <text:s text:c="9"/>Type <text:s text:c="9"/>| Modifiers <text:line-break/>-------------+------------------------+-----------<text:line-break/> kullanici <text:s text:c="2"/>| character varying(128) | not null<text:line-break/> sifre <text:s text:c="6"/>| character varying(32) <text:s/>| not null<text:line-break/> gizli_bilgi | text <text:s text:c="18"/>| not null<text:line-break/>Indexes:<text:line-break/> <text:s text:c="3"/>"kullanici_kayitlari_pkey" PRIMARY KEY, btree (kullanici)<text:line-break/><text:line-break/><text:span text:style-name="T3">--<text:line-break/>-- Tablo içeriğine göz atıyoruz.<text:line-break/>--</text:span><text:line-break/>=&gt; SELECT * FROM kullanici_kayitlari;<text:line-break/> kullanici | sifre <text:s/>| <text:s text:c="6"/>gizli_bilgi <text:s text:c="7"/><text:line-break/>-----------+--------+--------------------------<text:line-break/> volkan <text:s text:c="3"/>| sifrem | Banka karti bilgileri...<text:line-break/>...<text:line-break/><text:line-break/>=&gt; SELECT gizli_bilgi FROM kullanici_kayitlari<text:line-break/>-&gt; <text:s text:c="2"/>WHERE kullanici = '&lt;kullanici&gt;' AND sifre = '&lt;sifre&gt;';</text:p>
      <text:p text:style-name="Text_20_body">Yukarıdaki <text:span text:style-name="Kod_20__28_Yazı_29_">&lt;kullanici&gt;</text:span> ve <text:span text:style-name="Kod_20__28_Yazı_29_">&lt;sifre&gt;</text:span> parametreleri kullanıcıdan gelecek olan “kontrolsüz” girdileri temsil etmektedir. Şimdi değişkenlerimiz ile biraz oynayalım.</text:p>
      <text:p text:style-name="Kod"><text:span text:style-name="T3">--<text:line-break/>-- &lt;kullanici&gt; = volkan<text:line-break/>-- &lt;sifre&gt; <text:s text:c="4"/>= yanlis_sifre<text:line-break/>--</text:span><text:line-break/>=&gt; SELECT gizli_bilgi FROM kullanici_kayitlari<text:line-break/>-&gt; WHERE kullanici = 'volkan' AND sifre = 'yanlis_sifre';<text:line-break/> gizli_bilgi <text:line-break/>-------------<text:line-break/>(0 rows)</text:p>
      <text:p text:style-name="Text_20_body">Peki ya kullanıcımız gereğinden fazla kurnazsa:</text:p>
      <text:p text:style-name="Kod"><text:span text:style-name="T3">--<text:line-break/>-- &lt;kullanici&gt; = volkan<text:line-break/>-- &lt;sifre&gt; <text:s text:c="4"/>= yanlis_sifre' OR kullanici = 'volkan<text:line-break/>--</text:span><text:line-break/>=&gt; SELECT gizli_bilgi FROM kullanici_kayitlari<text:line-break/>-&gt; WHERE kullanici = 'volkan'<text:line-break/>-&gt; AND sifre = 'yanlis_sifre' OR kullanici = 'volkan';<text:line-break/> <text:s text:c="6"/>gizli_bilgi <text:s text:c="7"/><text:line-break/>--------------------------<text:line-break/> Banka karti bilgileri...<text:line-break/>(1 row)</text:p>
      <text:p text:style-name="Text_20_body">Bu tür bir saldırıdan kaçınmak için kullanıcıdan alınacak veri içerisinde, kullanımının belli kısıtlamalar gerektirdiği karakterler (<text:span text:style-name="Kod_20__28_Yazı_29_">'</text:span> ve <text:span text:style-name="Kod_20__28_Yazı_29_">\</text:span> gibi) programcı tarafından ayıkladıktan sonra, temizlenmiş girdi SQL sorgusu içinde sunucuya göndermelidir. Yukarıdaki örnekte <text:span text:style-name="Kod_20__28_Yazı_29_">'</text:span> karakteri programcı tarafından ayıklansaydı saldırı etkisiz hale getirilebilecekti. Şöyle ki:</text:p>
      <text:p text:style-name="Kod"><text:span text:style-name="T3">--<text:line-break/>-- &lt;kullanici&gt; = volkan<text:line-break/>-- &lt;sifre&gt; <text:s text:c="4"/>= yanlis_sifre' OR kullanici = 'volkan<text:line-break/>--<text:line-break/>-- &lt;sifre&gt; değişkeni düzeltildikten sonra:<text:line-break/>-- &lt;sifre&gt; = yanlis_sifre'' OR kullanici = ''volkan<text:line-break/>-- (' yerine '' kullanıldığına dikkat ediniz.)<text:line-break/>--</text:span><text:line-break/>=&gt; SELECT gizli_bilgi FROM kullanici_kayitlari<text:line-break/>-&gt; WHERE kullanici = 'volkan'<text:line-break/>-&gt; AND sifre = 'yanlis_sifre'' OR kullanici = ''volkan';<text:line-break/> <text:s text:c="6"/>gizli_bilgi <text:s text:c="7"/><text:line-break/>--------------------------<text:line-break/>(0 row)</text:p>
      <text:p text:style-name="Text_20_body"><text:span text:style-name="T57">libpq kütüphanesi, bu tür </text:span><text:span text:style-name="Source_20_Text"><text:span text:style-name="T76">SQL Injection</text:span></text:span><text:span text:style-name="T57"> saldırılarından korunmak için girdi katarının SQL tümcesi içinde zararsız bir şekilde yer almasını sağlayacak (kullanılacak veri tipine göre: ikili ya da karakter katarı) </text:span><text:span text:style-name="Source_20_Text"><text:span text:style-name="T77">PQescapeString()</text:span></text:span><text:span text:style-name="T57">, </text:span><text:span text:style-name="Source_20_Text"><text:span text:style-name="T77">PQescapeBytea()</text:span></text:span><text:span text:style-name="T57"> ve </text:span><text:span text:style-name="Source_20_Text"><text:span text:style-name="T77">PQunescapeBytea()</text:span></text:span><text:span text:style-name="T57"> ayıklama (</text:span><text:span text:style-name="Source_20_Text"><text:span text:style-name="T78">escape</text:span></text:span><text:span text:style-name="T57">) ve geri ayıklama (</text:span><text:span text:style-name="Source_20_Text"><text:span text:style-name="T78">unescape</text:span></text:span><text:span text:style-name="T57">) fonksiyonlarını sunmaktadır. (PHP ve Python </text:span><text:span text:style-name="Source_20_Text"><text:span text:style-name="T78">API</text:span></text:span><text:span text:style-name="T57">'lerinde de aynı fonksiyonların eşdeğerleri yer almaktadır.)</text:span></text:p>
      <text:p text:style-name="Text_20_body"><text:span text:style-name="T57">Tüm bunlara ek olarak, gönderilecek olan (ikili ya da düz metin) katar üzerinde değişiklik yapmadan da bu tür saldırılara karşı korunmanız mümkün. </text:span><text:span text:style-name="Source_20_Text"><text:span text:style-name="T77">PQexecParams()</text:span></text:span><text:span text:style-name="T57">, </text:span><text:span text:style-name="Source_20_Text"><text:span text:style-name="T77">PQexecPrepared()</text:span></text:span><text:span text:style-name="T57">, </text:span><text:span text:style-name="Source_20_Text"><text:span text:style-name="T77">PQsendQueryParams()</text:span></text:span><text:span text:style-name="T57"> yada </text:span><text:span text:style-name="Source_20_Text"><text:span text:style-name="T77">PQsendQueryPrepared()</text:span></text:span><text:span text:style-name="T57"> fonksiyonlarını kullanarak </text:span><text:span text:style-name="Source_20_Text"><text:span text:style-name="T57">verinizi parametreler aracılığıyla gönderdiğinizde tüm bu karakter ayıklama zahmetinden kurtulabilirsiniz.</text:span></text:span></text:p>
      <text:p text:style-name="P62"><text:span text:style-name="T79">libpq kütüphanesi tarafından sağlanan fonksiyonların PHP dilinde karşılıkları için sonunda </text:span><text:span text:style-name="T80">params</text:span><text:span text:style-name="T79"> sözcüğü geçen fonksiyonlara bakabilirsiniz. (</text:span><text:span text:style-name="T80">pg_query_params()</text:span><text:span text:style-name="T79"> gibi.) Aynı fonksiyonların psycopg içindeki karşılığı ne yazık ki şuan için bulunmamaktadır. Fakat, bunun yerine psycopg'de sorgu tümcelerini oluştururken kullandığınız parametreler (</text:span><text:span text:style-name="T80">imlec.execute("SELECT * FROM t1 WHERE v = %s", ("' OR ''='", )</text:span><text:span text:style-name="T79">) gibi) psycopg tarafından otomatik olarak ayıklanmaktadır. </text:span></text:p>
      <text:p text:style-name="Text_20_body"><text:span text:style-name="T57">Parametre kullanan fonksiyonların bu tür </text:span><text:span text:style-name="Source_20_Text"><text:span text:style-name="T76">SQL Injection</text:span></text:span><text:span text:style-name="Source_20_Text"><text:span text:style-name="T57"> saldırılarına karşı hiçbir korumaya gerek duymamalarının sebebi, parametre değerlerini direk komutun içine koyup ayıkladıktan sonra öylece gönderlemerindense, sunucuya parametreler halinde göndermelerinden kaynaklanmaktadır. Bunun dışında parametre kullanımının, ayıklama işlemine kıyasla sağladığı bir diğer artı ise, ayıklama esnasında gerek duyulacak işlemci ve bellek kullanımından feragat etmemizdir. (Konu hakkında basit bir örnek için örnekler bölümünde yer alan konu ile ilgili </text:span></text:span><text:span text:style-name="Source_20_Text"><text:span text:style-name="Source_20_Text"><text:span text:style-name="T77">sql_injection.c</text:span></text:span></text:span><text:span text:style-name="Source_20_Text"><text:span text:style-name="Source_20_Text"><text:span text:style-name="T57"> dosyasına göz atabilirsiniz.)</text:span></text:span></text:span></text:p>
      <text:p text:style-name="Not">PostgreSQL C API kütüphanesinin bahsi geçen parametre kullanım özelliği, 3.0 protokolü ile birlikte gelmiştir. Bu sebeple, 3.0 ve altı protokol kütüphanesi kullanan istemcilerde çalışmayacaktır.</text:p>
      <text:p text:style-name="Text_20_body"/>
      <text:p text:style-name="Text_20_body">Elbette, güvenilmeyen kaynaklardan gelen verinin yeterli kontrolden geçirilmeden çeşitli prosedürlerce işletilmesi sonucu doğacak tek saldırı tipi <text:span text:style-name="T74">SQL Injection</text:span> değildir. Benzer şekilde, aynı girdi daha bir çok yerde (dosya sistemindeki bir dosyanın yazılacağı esnada, dosya adının kullanıcıdan girilmesi istendiğinde; bir komut çalıştırılacağı zaman, çalıştırılacak komutun kullanıcıdan girilmesi beklendiğinde; vs.) karşımıza bir potansiyel güvenlik tehditi olarak çıkabilir. Fakat konunun bundan sonraki kısmı amaçlarımız dışına taşmaktadır.</text:p>
      <text:h text:style-name="Heading_20_3" text:outline-level="3"><text:span text:style-name="T40">API</text:span> Güvenliği</text:h>
      <text:p text:style-name="Text_20_body">Bir yazılımın güvenliliği için dikkat edilmesi gereken ilk şeyin güvenli programlama olduğunu vurgulamıştık. Bunun hemen ardından ise kullanılan bileşenlerin kendi içindeki güvenlikleri gelir. Bu bölümde ise PostgreSQL veritabanına bağlanırken kullandığımız arayüzlerin güvenliği üzerinde durmaya çalışacağız.</text:p>
      <text:p text:style-name="Text_20_body">Yazılım piyasasında belli bir konuma sahip her uygulama, aktif gelişim sürecinde çeşitli potansiyel güvenlik açıkları bulundurabilir ve zamanla bunlar bulunup geliştirici ekip tarafından kapatılmaya çalışılır. Her yeni sürüm ile birlikte yeni özelliklerin geliyor olması ve bunun da yeterince test edilmemiş kod anlamına gelmesi, yazılımın hata bulundurma olasılığını yükseltse de bulunduracağını garantilemez; benzer şekilde yeni bir hata bulunduğu durumda ise, bu da yazılımın güvensiz olduğu fikrinin doğurmaz. Kısacası, gelişmekte olan bir yazılımda yeni güvenlik açıklarının tespiti ve bunların onarımı oldukça olağan bir süreçtir. Bu noktada yazılımın kararlılığını ise, birim zaman içinde bulunan hata sayısı, bunların ne derece öneme sahip oldukları ve bulunan bir hatanın uygulamanın gelişiminin ilerki safhalarında ne gibi bir rol oynayacağı belirler. Bu sebeplerden ötürü, PostgreSQL veritabanına bağlanırken kullandığımız arayüzlerde de zaman içinde çeşitli hatalarının bulunması muhtemeldir. Burada sistem yöneticisi ve programcı için anahtar kelime `güncellik'tir. Kullanılan programların en çok teste tabi tutulmuş ve son kararlı sürümleri kullanılmaya çalışılmalıdır.</text:p>
      <text:h text:style-name="Heading_20_4" text:outline-level="4">C Arayüzü</text:h>
      <text:p text:style-name="Text_20_body">libpq kütüphanesi PostgreSQL ile birlikte geliştirildiğinden dolayı, libpq ile ilgili bir güvenlik duyurusu olduğu zaman bunu PostgreSQL'in kendi anasayfasından [1] öğrenebilirsiniz. Ek olarak pgsql-bugs [3], bugtraq [4] listelerini ve SecurityFocus'da yer alan güvenlik açıklarını [5] takip ebilirsiniz. Bunun dışında daha ayrıntılı bir libpq değişim göstergesi olarak CVS ağacını [6] kullanabilirsiniz.</text:p>
      <text:p text:style-name="P63"><text:span text:style-name="Tablo_20_Küçük">[1] http://www.postgresql.org/<text:line-break/>[2] http://archives.postgresql.org/pgsql-php/<text:line-break/>[3] http://archives.postgresql.org/pgsql-bugs/<text:line-break/>[4] http://seclists.org/lists/bugtraq/<text:line-break/>[5] http://www.securityfocus.com/bid/<text:line-break/>[6] http://developer.postgresql.org/cvsweb.cgi/pgsql/src/interfaces/libpq/</text:span></text:p>
      <text:h text:style-name="Heading_20_4" text:outline-level="4">PHP Arayüzü</text:h>
      <text:p text:style-name="Text_20_body">PHP tarafından sağlanan PostgreSQL uygulama arayüzünün, libpq kütüphanesini kullandığını daha önceden belirtmiştik. Bu yüzden libpq için bulunacak olan her açığın aynı zamanda PHP PostgreSQL <text:span text:style-name="Yabancı_20_Italic">API</text:span>'sini de etkileyeceği aşikardır. Bunun dışında, PHP'nin libpq kütüphanesine arayüz sağlarken kullandığı kodda bir açık olduğu durumuda bunu PHP'nin CVS ağacındaki [1] değişikliklerden öğrenebilirsiniz. Ek olarak bugtraq listelerini ve <text:s/>SecurityFocus'da yer alan güvenlik açıklarını takip edebilirsiniz. PostgreSQL için bildirilmiş hata raporlarına PHP'nın hata rapoları [2] sayfasından ulaşabilirsiniz. Duyurulan yeni sürümlerde yapılan değişiklik kayıtları (<text:span text:style-name="Yabancı_20_Italic">changelog</text:span>) ise yine PHP'nin kendi sitesinde [3] yer almaktadır.</text:p>
      <text:p text:style-name="P63"><text:span text:style-name="Tablo_20_Küçük">[1] http://cvs.php.net/php-src/ext/pgsql/<text:line-break/>[2] http://bugs.php.net/search.php?limit=All&amp;direction=DESC&amp;cmd=display&amp;<text:line-break/> <text:s text:c="5"/>bug_type[]=PostgreSQL+related<text:line-break/>[3] http://www.php.net/releases.php</text:span></text:p>
      <text:h text:style-name="Heading_20_4" text:outline-level="4">Python Arayüzü</text:h>
      <text:p text:style-name="Text_20_body">psycopg de diğer bir çok PostgreSQL veritabanı arayüzü gibi, veritabanına yaptığı çağrılarda libpq kütüphanesini kullanmaktadır. Bu nedenle, libpq için bulunan herbir güvenlik açığı psycopg için de muhtemel bir sorun teşkil edecektir. Buna ek olarak, psycopg'den doğabilecek herhangi bir açık hakkında bilgi almak için psycopg'nin genel [1] ve duyuru [2] e-posta listelerini takip edebilirsiniz. Bunun dışında en güncel kaynak koduna SVN arşivlerinden [3] ulaşmanız mümkün.</text:p>
      <text:p text:style-name="P32"><text:span text:style-name="Tablo_20_Küçük">[1] http://lists.initd.org/mailman/listinfo/psycopg</text:span></text:p>
      <text:p text:style-name="P32"><text:span text:style-name="Tablo_20_Küçük">[2] http://lists.initd.org/mailman/listinfo/psycopg-announce</text:span></text:p>
      <text:p text:style-name="P32"><text:span text:style-name="Tablo_20_Küçük">[3] http://initd.org/svn/psycopg/</text:span></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Table_20_Contents"/>
          </table:table-cell>
          <table:table-cell table:style-name="Table41.A1" office:value-type="string">
            <text:p text:style-name="Table_20_Contents"/>
          </table:table-cell>
          <table:table-cell table:style-name="Table41.A1" office:value-type="string">
            <text:p text:style-name="Table_20_Contents"/>
          </table:table-cell>
        </table:table-row>
        <table:table-row table:style-name="Table41.2">
          <table:table-cell table:style-name="Table41.A2" office:value-type="string">
            <text:h text:style-name="Heading_20_1" text:outline-level="1">Sık Karşılaşılan Problemler</text:h>
          </table:table-cell>
          <table:table-cell table:style-name="Table41.B2" office:value-type="string">
            <text:p text:style-name="Table_20_Contents"/>
          </table:table-cell>
          <table:table-cell table:style-name="Table41.A2" office:value-type="string">
            <text:p text:style-name="Table_20_Contents"/>
          </table:table-cell>
        </table:table-row>
        <table:table-row>
          <table:table-cell table:style-name="Table41.A1" office:value-type="string">
            <text:p text:style-name="Table_20_Contents"/>
          </table:table-cell>
          <table:table-cell table:style-name="Table41.A1" office:value-type="string">
            <text:p text:style-name="Table_20_Contents"/>
          </table:table-cell>
          <table:table-cell table:style-name="Table41.A1" office:value-type="string">
            <text:p text:style-name="Table_20_Contents"/>
          </table:table-cell>
        </table:table-row>
      </table:table>
      <text:p text:style-name="Text_20_body">Bu bölümde, bahsi geçen programlama arayüzleri ile PostgreSQL veritabanını kullanırken sık karşılaşabileceğiniz problemler üzerinde durmaya çalışacağız.</text:p>
      <text:h text:style-name="Heading_20_2" text:outline-level="2">Genel</text:h>
      <text:p text:style-name="Text_20_body">Bu başlık altındaki problemler, genel veritabanı tasarımı ve programlaması ile ilgili olacağından tüm programlama arayüzlerini kapsamaktadır.</text:p>
      <text:p text:style-name="Heading_20_6">Nasıl türkçe karakter içeren sorgular çalıştırabilirim?</text:p>
      <text:p text:style-name="Text_20_body"><text:span text:style-name="T57">libpq kullanan uygulamalarda istemci ve sunucu arasındaki karakter kodlamasını doğru ayarladığınız sürece türkçe karakter içeren sorgulamalarda hiçbir sıkıntı çekmezsiniz. Türkçe karakterlerin bulunduğu PostgreSQL karakter setleri </text:span><text:span text:style-name="Source_20_Text"><text:span text:style-name="T77">LATIN5</text:span></text:span><text:span text:style-name="T57"> ve </text:span><text:span text:style-name="Source_20_Text"><text:span text:style-name="T77">UNICODE</text:span></text:span><text:span text:style-name="T57"> şeklinde iki sınıftır. Eğer komutların bulunduğu dosyayı (kullandığınız metin editöründen ayarlayabileceğiniz) </text:span><text:span text:style-name="Source_20_Text"><text:span text:style-name="T77">UNICODE</text:span></text:span><text:span text:style-name="T57"> karakter seti ile oluşturduysanız, bağlandıktan sonra karakter kodlamasını </text:span><text:span text:style-name="Source_20_Text"><text:span text:style-name="T77">UNICODE</text:span></text:span><text:span text:style-name="T57">'a ayarlayarak işinize devam edebilirsiniz. (Ya da dosya </text:span><text:span text:style-name="Source_20_Text"><text:span text:style-name="T77">LATIN5</text:span></text:span><text:span text:style-name="T57"> ile yazıldıysa, karakter kodlamasını </text:span><text:span text:style-name="Source_20_Text"><text:span text:style-name="T77">LATIN5</text:span></text:span><text:span text:style-name="T57">'e ayarlayarak.)</text:span></text:p>
      <text:p text:style-name="Not">Python ile geliştirdiğiniz dosyalarda yorumlayıcının yolunu belirttikten (<text:span text:style-name="Kod_20__28_Yazı_29__20_Küçük">#!/usr/bin/python</text:span> gibi) hemen sonraki satırda Python yorumlayıcısına yazılan betikte kullanılan karakter kodlamasını <text:span text:style-name="Kod_20__28_Yazı_29__20_Küçük">-*- encoding: iso8869-9 -*-</text:span> satırını ekleyerek göstermelisiniz.</text:p>
      <text:p text:style-name="Text_20_body"><text:span text:style-name="T57">Örneğin </text:span><text:span text:style-name="Source_20_Text"><text:span text:style-name="T77">UNICODE</text:span></text:span><text:span text:style-name="T57"> karakter seti ile yazılmış sorgular içeren bir C dosyamız mevcut olsun. Bağlantı kurulduktan hemen sonra aşağıdaki komutu çalıştırdığımızda türkçe karakterler ile ilgili önünüzde hiçbir sorun kalmayacaktır.</text:span></text:p>
      <text:p text:style-name="Kod"><text:span text:style-name="T81">SET client_encoding TO UNICODE;</text:span></text:p>
      <text:p text:style-name="P64">Yukarıdaki işlemi <text:span text:style-name="Kod_20__28_Yazı_29__20_Küçük">PGCLIENTENCODING</text:span> çevre değişkenini ayarlayarak ya da ilgili PostgreSQL kullanıcısının öntanımlı istemci karakter kodlamasını değiştirerek başarabilirsiniz. (Ayrıntılı bilgi ve örnekler için bağlantıda kullanılan çevre değişkenleri bölümüne bakınız.)</text:p>
      <text:p text:style-name="Text_20_body"><text:span text:style-name="T57">Herhangi bir karakter uyuşmazlığı durumunda aşağıdakine benzer bir hata mesajı alırsınız:</text:span></text:p>
      <text:p text:style-name="Kod"><text:span text:style-name="T28">invalid byte sequence for encoding "UNICODE": 0xfe6166</text:span></text:p>
      <text:p text:style-name="Not"><text:span text:style-name="Kod_20__28_Yazı_29__20_Küçük">LATIN5</text:span> karakter seti kullanılarak yazılmış bir dosya, istemci karakter kodlaması UNICODE olarak ayarlanmış bir veritabanında sorgulanmaya çalışıldığında sunucu tarafından dönen hata mesajının çıktısı yukarıda yer almaktadır.</text:p>
      <text:p text:style-name="Text_20_body">Bahsi geçen tüm bu adımların yanında, veritabanınızın türkçe karakter desteğini sağlayacak şekilde oluşturulmuş olmasına dikkat etmeniz gerektiğini hatırlayınız. Aksi halde - türkçe karakterlerin gönderiminde hiçbir sorun yaşanmamış olsa da - sıralama (<text:span text:style-name="Kod_20__28_Yazı_29_">ORDER BY</text:span>) işlemleriniz gibi dile özgü bilgilerin kullanıldığı sorgulamalar hatalı sonuç döndürecektir.</text:p>
      <text:p text:style-name="Heading_20_6">Fazla sayıda satır döndüren işlemlerim neden bu kadar uzun sürüyor?</text:p>
      <text:p text:style-name="Text_20_body"><text:span text:style-name="T57">Veritabanı üzerinde gerçekleştirdiğiniz herhangi bir sorgu sonucunun istemci tarafındaki API aracılığı ile alımında, ulaşan tüm sorgu sonuçları ancak bellekteki ilgili yapılar üzerinde muhafaza edildikten sonra, programcıya bu yapılara erişim imkanı doğar. Bu nedenle, çok fazla sayıda geri dönen sonuç olduğu bir durumuda, bunların bellek üzerine kaydedilmeleri esnasında bir zaman kaybı doğacak olması muhtemeldir. Peki böyle bir durumuda nasıl bir yol izlenerek bu zaman kaybından kurtulunabilir?</text:span></text:p>
      <text:p text:style-name="Text_20_body"><text:span text:style-name="T57">İlk yapılması gereken işlem, dönen sonuç sayısını mümkün olan en az sayıya indirgemektir. Bunu yaparken sorgu tümcesi çeşitli ifadeler ile kısıtlanarak (</text:span><text:span text:style-name="Source_20_Text"><text:span text:style-name="T77">DISTINCT</text:span></text:span><text:span text:style-name="T57">, </text:span><text:span text:style-name="Source_20_Text"><text:span text:style-name="T77">WHERE</text:span></text:span><text:span text:style-name="T57">, </text:span><text:span text:style-name="Source_20_Text"><text:span text:style-name="T77">HAVING</text:span></text:span><text:span text:style-name="T57">, </text:span><text:span text:style-name="Source_20_Text"><text:span text:style-name="T77">LIMIT</text:span></text:span><text:span text:style-name="T57">, </text:span><text:span text:style-name="Source_20_Text"><text:span text:style-name="T77">OFFSET</text:span></text:span><text:span text:style-name="T57"> gibi) sonuçlar gruplar halinde alınmaya çalışılınır. Bu sayede dönecek olan sonuç sayısı azaltılmış olup, daha spesifik bir alana yoğunlaşılmış olur.</text:span></text:p>
      <text:p text:style-name="Text_20_body"><text:span text:style-name="T57">Çok büyük miktarda sonuç döndüren sorguların, uzun vadede teorik sınırlar ile karşılacak olmaları da oldukça muhtemeldir. Bunu çok yüzeysel bir şekilde ifade etmeye çalışacak olursak, doğabilecek kayıplar şu şekilde listelenebilir:</text:span></text:p>
      <text:list text:style-name="L19">
        <text:list-item>
          <text:p text:style-name="P65"><text:span text:style-name="T57">Veritabanı sunucusundan gelen veri istemci tarafındaki bellek üzerinde saklanmaya çalışıldığında, herhangi bir bellek yetmezliği durumunda swap alanı kullanılmaya başlanacaktır; ki bunun çok büyük bir performans kaybına neden olacak olması aşikardır.</text:span></text:p>
        </text:list-item>
        <text:list-item>
          <text:p text:style-name="P65"><text:span text:style-name="T57">Oluşan satır sayısının artması ile birlikte, sistemin teorik sınırlarına yaklaşılacaktır. Bunun en basit örneği olarak, derleyici tarafından kullanılabilecek en büyük tamsayı değerinin tutulduğu </text:span><text:span text:style-name="Source_20_Text"><text:span text:style-name="T77">INT_MAX</text:span></text:span><text:span text:style-name="T57"><text:note text:id="ftn30" text:note-class="footnote"><text:note-citation>30</text:note-citation><text:note-body><text:p text:style-name="Footnote">Sisteminizdeki limits.h dosyasına bakarak, derleyiciniz tarafından desteklenen veri tiplerinin limitleri hakkında daha fazla bilgiye ulaşabilirsiniz.</text:p></text:note-body></text:note></text:span><text:span text:style-name="T57"> değişkeni gösterilebilir.</text:span></text:p>
        </text:list-item>
      </text:list>
      <text:p text:style-name="Text_20_body"><text:span text:style-name="T57">Bazı durumlarda, sorgu tümcesi ne kadar kısıtlansa da, dönecek olan sonuç sayısının hala zaman kaybına neden olacak nitelikte fazla olduğu anlar olur. Bu durumda yardımımıza </text:span><text:span text:style-name="Source_20_Text"><text:span text:style-name="T77">CURSOR</text:span></text:span><text:span text:style-name="T57"><text:note text:id="ftn31" text:note-class="footnote"><text:note-citation>31</text:note-citation><text:note-body><text:p text:style-name="Footnote">CURSOR ifadelerinin nasıl kullanılacağı hakkında kitabın ilgili bölümüne bakabilirsiniz. (Beraberinde DECLARE, FETCH ve MOVE komutları da incelenecektir.)</text:p></text:note-body></text:note></text:span> ifadesi yetişir. <text:span text:style-name="Kod_20__28_Yazı_29_">CURSOR</text:span> mantığı kullanarak <text:span text:style-name="Kod_20__28_Yazı_29_">DECLARE</text:span> deyimi ile oluşturduğumuz bir sorgu sonucunu, <text:span text:style-name="Kod_20__28_Yazı_29_">FETCH</text:span> ile parçalar halinde alabiliriz.</text:p>
      <text:p text:style-name="Not"><text:span text:style-name="Kod_20__28_Yazı_29__20_Küçük">DECLARE</text:span> kullanımında <text:span text:style-name="Kod_20__28_Yazı_29__20_Küçük">SCROLL</text:span> seçeneğinden doğabilecek performans kaybına dikkat ediniz.</text:p>
      <text:p text:style-name="Text_20_body"><text:span text:style-name="T57">Bunu basit bir örnek ile izah etmeye çalışalım. Elimizde 100,000 sonuç döndürecek bir sorgumuz olduğunu farzedelim. Sorguyu basit bir </text:span><text:span text:style-name="Source_20_Text"><text:span text:style-name="T77">SELECT</text:span></text:span><text:span text:style-name="T57"> çağrısı ile gerçekleştirmeye çalıştığımızda:</text:span></text:p>
      <text:p text:style-name="Kod"><text:span text:style-name="T82">-- Sorgu, sonucu tek parça halinde alınacak şekilde sunucuya gönderilir.</text:span><text:line-break/>SELECT kullanici_adi, sifre, ...<text:line-break/> <text:s/>FROM kayitlar<text:line-break/> <text:s/>WHERE ...;</text:p>
      <text:p text:style-name="Text_20_body"><text:span text:style-name="T57">Dönecek olan 100,000 sonuç satırının herbiri API tarafından bellek üzerine kaydedildikten sonra, onu çağıran programın kullanımına sunulacaktır. Aynı sorguyu </text:span><text:span text:style-name="Source_20_Text"><text:span text:style-name="T77">CURSOR</text:span></text:span><text:span text:style-name="T57"> kullanarak gerçekleştirmeye çalışırsak:</text:span></text:p>
      <text:p text:style-name="Kod"><text:span text:style-name="Kod_20_-_20_Comment">-- CURSOR kullanımı için transaction gerektiğini hatırlayınız.</text:span><text:line-break/>BEGIN;<text:line-break/><text:line-break/><text:span text:style-name="Kod_20_-_20_Comment">-- CURSOR oluşturuluyor.</text:span><text:line-break/>DECLARE kullanici_kayitlari NO SCROLL CURSOR FOR<text:line-break/> <text:s text:c="3"/>SELECT kullanici_adi, sifre, ... FROM kayitlar WHERE ...;<text:line-break/><text:line-break/><text:span text:style-name="Kod_20_-_20_Comment">-- Ardından veri CURSOR tarafından uygun miktarlarda parçalar<text:line-break/>-- halinde alınır. Örneğin her seferinde 500 kayıt alalım:</text:span><text:line-break/>FETCH FORWARD 500 FROM kullanici_kayitlari;<text:line-break/>FETCH FORWARD 500 FROM kullanici_kayitlari;<text:line-break/>...<text:line-break/> <text:line-break/>COMMIT;</text:p>
      <text:p text:style-name="Text_20_body">Yukarıdaki örnekte, tek seferde 100,000 kaydın tümünü almak yerine, <text:span text:style-name="Kod_20__28_Yazı_29_">FETCH</text:span> kullanarak ulaşacak veriyi parçalara böldük. Bu sayede ilkine oranla daha fazla bir başarım sağlamış olmakla kalmayıp, sistem kaynaklarını da daha az tüketmiş olduk.</text:p>
      <text:p text:style-name="Text_20_body">Veritabanında saklanan verinin doğal biçimi ikili olduğu için, verinin karşı tarafa karakter katarı olarak aktarılacağı bir durumda, ikili biçimdeki verinin karakter katarına dönüştürülmesi gerekir. Karşı tarafa karakter katarı halde ulaşan verinin, istemci üzerinde işlenmek için tekrar ikili hale dönüştürülmesinin gerektiği olabilir. Bu nedenle, veri aktarımı başarımının önemli olduğu yerlerde verinin ikili biçimde gönderilmesi, karakter biçimine oranla daha kârlı olacaktır. Bu sayede hem daha az yer kaplanacak olurken (çünkü karakter katarları genellikle ikili veriye nazaran daha çok yer işgal ederler), hem de olası çevrimlerden dolayı doğacak işlemci kullanımından kazanç sağlanacaktır.</text:p>
      <text:p text:style-name="Not">Burada olası çevrim ile kast edilen, gelen verinin veritabanının saklama biçimine uygun şekilde uyarlanması esnasında yapılacak fonksiyon çağrılarıdır. Bu çevrimlerde, ikili verinin işlenmesi, karakter katarına oranla her ne kadar daha ucuza mal olacak olsa da, aşırı <text:span text:style-name="Kod_20__28_Yazı_29__20_Küçük">NULL</text:span> (\0) içeren bir ikili veride, bunun tam tersinin yaşanacak olması da muhtemeldir.</text:p>
      <text:p text:style-name="Heading_20_6">Veritabanında nasıl resim, müzik dosyası gibi ikili biçimde veri saklayabilirim?</text:p>
      <text:p text:style-name="Text_20_body">Veritabanında herhangi bir dosyanın saklanmasının gerektiği bir durumuda izlenebilecek genel olarak iki yol vardır:</text:p>
      <text:list text:style-name="L20">
        <text:list-item>
          <text:p text:style-name="P66">Sunucunun bulunduğu dosya sistemi üzerinde bulanan dosyanın sadece yolunun veritabanında bir tablo alanı içinde tutulması.</text:p>
        </text:list-item>
        <text:list-item>
          <text:p text:style-name="P66">Dosyanın bir veritabanı alanı içinde (<text:span text:style-name="Kod_20__28_Yazı_29_">bytea</text:span> ya da <text:span text:style-name="Yabancı_20_Italic">LO</text:span> (<text:span text:style-name="Yabancı_20_Italic">large object</text:span>) olarak) tutularak, kullanımına ihtiyaç duyulan tablolarda referans verilerek çağrılması.</text:p>
        </text:list-item>
      </text:list>
      <text:p text:style-name="Not">Bazı durumlarda, bu iki yöntemin harmanlanarak kullanıldığı da olur. Dosyalar veritabanında saklanır ve ihtiyaç duyulduğunda dosya sistemine açılır. Dosya sistemine açılan bu dosyaların adresleri veritabanında ayrı bir tablo üzerinde tutularak, okuma işlemleri için dosya sistemindeki kayıtlar kullanılır. Herhangi bir değişikliğin istendiği durumda ise, değişiklik veritabanındaki kayıt üzerinde gerçekleştirildikten sonra, kaydın dosya sistemindeki eşi yeni değişikliğe göre güncellenir.</text:p>
      <text:p text:style-name="Text_20_body">Bu iki ayrım başlangıçta önemsiz gibi gözükse de, kendi aralarında çeşitli avantaj ve dezavatajlara sahiptir. Bu nedenle, dosyanın veritabanı mı, yoksa dosya sistemi mi üzerinde saklanacağı sorusu her şeyden önce önümüzdeki aşılmasa gereken ilk engeldir. Şimdi bu iki metodu da kendi aralarında artı ve eksileri ile değerlendirmeye çalışalım.</text:p>
      <text:p text:style-name="Text_20_body">Devam etmeden önce, sunucu üzerinde veri saklanırken performans açısından düşünüldüğünde şu önemli noktaya değinmenin yerinde olacağını düşündük: Dosyalara yapılan erişimin optimizasyonunda izlenebilecek yollardan biri, verinin saklandığı disk bölümünün dosya sistemi muhasebelerinin etkisiz hale getirilmesidir. (Burada dosya sistemi muhasebesi ile kast edilen, ilgili disk bölümünün ana dosya sistemine bağlanırken, veri düğümlerine her erişimde dosyaya erişim zamanının güncellenmesini sağlayan <text:span text:style-name="Kod_20__28_Yazı_29_">atime</text:span> ve benzeri özellikleridir.) Yüksek erişim altında kullanılan dosya sistemlerinde, bu yolun kullanımı çok ciddi performans artışlarına sebep olacaktır. Özellikle RAID diskler üzerindeki dosya sistemlerinde, erişim zamanlarının güncellenmesi beraberinde ilgili verinin sağlama toplamının (<text:span text:style-name="Kod_20__28_Yazı_29_">checksum</text:span> değerinin) tekrar hesaplanıp yazılmasını gerektirdiğinden, bu özelliğin kapatılması performansın önemli olduğu yerlerde çok daha büyük önem taşıyacaktır.</text:p>
      <text:p text:style-name="Text_20_body">İlk önce bir dosyanın veritabanı üzerinde saklanacak olmasının bize, aynı dosyanın dosya sistemi üzerinde saklanmasına kıyasla sunduğu artıları masa üzerine yatıralım:</text:p>
      <text:list text:style-name="L21">
        <text:list-item>
          <text:p text:style-name="P67">Bir dosyanın, dosya sistemi yerine veritabanında saklanıyor olması bize <text:span text:style-name="T40">merkeziyetçi bir yapı</text:span> sağlar. Bu sayede, dosyalar tek bir noktada (veritabanı sunucusunun bulunduğu sistemde) toplanmış olup, bundan sonra istemciler için önde kalan tek engel bu sunucuya bağlanılması olacaktır. Dosya sistemi uyuşmazlığı (ya da NFS sıkıntısı) gibi problemler ile karşılaşılmayacaktır.</text:p>
        </text:list-item>
        <text:list-item>
          <text:p text:style-name="P67"><text:span text:style-name="T40">Veri bütünlüğü</text:span> açısından, veritabanları, dosya sistemlerine göre daha kararlı bir form sunacaktır. Sahip olduğu PITR ve benzeri veri yedekleme yöntemleri ve <text:span text:style-name="Yabancı_20_Italic">transaction</text:span> destekleri ile sunucu üzerindeki verinin güvenliği ve sunucu/istemci arasındaki verinin bütünlüğü daha kararlı bir hale bürünecektir. (Benzeri bir yaklaşım, uğraşılırsa dosya sistemleri üzerinde de gerçekleştirilebilir. Fakat bu çok titiz bir çalışmayı gerektirecek olup, astarının yüzünden pahalı hale gelme olasılığı oldukça muhtemeldir.)</text:p>
        </text:list-item>
      </text:list>
      <text:p text:style-name="Not">Dosya sistemi üzerinde bu tür atomik veri transferleri (yani verinin tam olarak istenilen yere - tek parça halinde - ulaştığından emin olunmadan tamam sinyali gönderilmemesi) hakkında daha ayrıntılı bilgi için versiyon kontrol sistemlerinden biri olan Subversion'ı (http://subversion.tigris.org/) inceleyebilirsiniz. Subversion, sunduğu atomik dosya onayı (<text:span text:style-name="Kod_20__28_Yazı_29__20_Küçük">commit</text:span> işlemi) ile kendi alanında oldukça başarılı bir yazılımdır.</text:p>
      <text:list text:style-name="L21">
        <text:list-item>
          <text:p text:style-name="P67"><text:span text:style-name="T40">Verinin şifrelenerek yollanması</text:span>nı düşünecek olursak, bu bir veritabanında ufak bir parametre kadar yakınken (Bkz. Bağlantıda sslmode parametresinin kullanımı.) dosya sistemleri için birbirinden farklı alternatifler, yine kendi içlerinde ayrıldıkları gruplara göre eksi ve artıları ile bu özelliği sağlarken, bir veritabanının sunduğu kolaylığı sunamayabilirler.</text:p>
        </text:list-item>
      </text:list>
      <text:p text:style-name="Text_20_body">Tüm bu saydığım özellikler yanında, veritabanlarının da dosya sistemlerine kıyasla bu konuda hakkında bazı eksileri bulunmaktadır. Bu eksileri toparlamaya çalışacak olursak:</text:p>
      <text:list text:style-name="L22">
        <text:list-item>
          <text:p text:style-name="P68">RDBMS'lerde, veri iletişimi bir çok kontrol mekanizmasına tabi tutularak gerçekleştiğinden, normal bir dosya sisteminde saklanan dosyaya göre, veritabanında bir dosyanın sunumu <text:span text:style-name="T40">sistem kaynakları</text:span> için pek de alçak gönüllü davranmayacaktır. Bu nedenle, dosyanın veritabanından sağlanacak olmasının beraberinde bir yavaşlığa sebebiyet vermesi oldukça muhtemeldir. Özellikle veritabanında <text:span text:style-name="Kod_20__28_Yazı_29_">bytea</text:span> tipi alan içinde saklanan verinin geri ayıklanması (<text:span text:style-name="Kod_20__28_Yazı_29_">unescape</text:span>) ve sunumu işlemi oldukça fazla işlemci ve bellek gücüne ihtiyaç duymaktadır. (Bu dezavantaj verilerin parametre kullanılarak ya da <text:span text:style-name="Yabancı_20_Italic">large objects</text:span> halinde iletildiği durumlarda geçerli değildir.)</text:p>
        </text:list-item>
        <text:list-item>
          <text:p text:style-name="P68">Olaya uzun vadede yaklaşıldığında, kullanılan RDBMS'in duyurulan yeni sürümünün <text:span text:style-name="T40">verinin saklanmasında kullandığı yeni yöntem</text:span>ler eskisi ile uyumlu olmayabilir; ki böyle bir durumda tüm veritabanının geçici bir yere boşaltılıp (<text:span text:style-name="Yabancı_20_Italic">dump</text:span> edilip), yeni veritabanına yüklenmesi gerekecektir. Bir sistem yöneticisinin veritabanını dosya saklamak için kullandığı düşünelecek olursa, veri boyutu yüklü olacağından bu geri yükleme işinin epeyce meşakkatli olacağı ortadadır.</text:p>
        </text:list-item>
        <text:list-item>
          <text:p text:style-name="P68">Bazı RDBMS'lerde <text:span text:style-name="T40">dosya boyut sınırları</text:span>, dosya sistemi için geçerli olan sınırların çok altındadır. Örnek vermek gerekirse, PostgreSQL'de saklanabilecek en büyük dosya boyutu 2 Gb dolaylarındadır. Diğer taraftan, dosya sistemleri göz önüne alınacak olursa, kullanılan çekirdeğe göre bu sınır değişecek olup, genelde de bir dosya sistemi bir veritabanına göre çok daha büyük boyutlarda dosya tutubilir niteliktedir. Mesela, LFS (<text:span text:style-name="Yabancı_20_Italic">Large File Support</text:span>) yamasına sahip bir Linux çekirdeği, üzerinde çalıştığı dosya sistemine göre (dosya başına) 16 GB ile 8 EB arasında değişebilen büyüklüklerde dosya boyutunu destekleyebilmektedir. (1024<text:span text:style-name="T52">0</text:span> EB = 1024<text:span text:style-name="T52">1</text:span> PB = 1024<text:span text:style-name="T52">2</text:span> TB = 1024<text:span text:style-name="T52">3</text:span> GB)</text:p>
        </text:list-item>
        <text:list-item>
          <text:p text:style-name="P68">Dosya sisteminde bir dosyanın çeşitli betikler ile kullanıcıya ulaştırılması, beraberinde bazı <text:span text:style-name="T40">potansiyel güvenlik açıkları</text:span>nı da getirmektedir. Kullanıcı formundan gelen, yeterli derecede kontrol edilmemiş veri, dosya sisteminde yanlış dosyanın açılmasına sebep olabilir. (Günümüzde bir çok program sırf bu yüzden çok kritik güvenlik açıkları ile yüzleşmektedir.) Veritabanında saklanan dosyaların sunulmasında ise böyle bir olasılık (çok ender durumlar dışında) yok denecek kadar azdır.</text:p>
        </text:list-item>
      </text:list>
      <text:p text:style-name="Text_20_body">Toparlamaya çalıştığımız bu eksi ve artılar dışında, izlenecek olan yöntemin seçiminde dikkat edilmesi gereken daha bir çok etmen soru işareti halinde önümüzde durmaktadır:</text:p>
      <text:list text:style-name="L23">
        <text:list-item>
          <text:p text:style-name="P69">Kullanılacak veritabanlarının boyutu (Kimse toplamı MB'leri aşmayacak boyutlarda bir <text:s/>veri için, sistemde koskoca bir RDBMS çalıştırmak istemez. Tabi ortada hali hazırda çalışan bir RDBMS varsa, sonuç getiri ve götürülerin farkına bakacaktır.),</text:p>
        </text:list-item>
        <text:list-item>
          <text:p text:style-name="P69">Kullanım amacı (Sık veri giriş ve güncellemeleri mi olacak, yoksa salt okuma işlemi için mi hizmet sunulacak?),</text:p>
        </text:list-item>
        <text:list-item>
          <text:p text:style-name="P69">Sistemin üzerinde koşacağı donanım (Çok basit olarak, 2 MB tampon belleğe sahip bir sabit disk ile, 8 MB tampon belleğesahip bir disk arasında fark doğacak olması aşikardır.)</text:p>
        </text:list-item>
        <text:list-item>
          <text:p text:style-name="P69">Sunucunun üzerinde çalışmakta olduğu işletim sistemi (Kullanılacak olan veritabanı, çekirdeğin barındırdığı özelliğe göre farklı işletim sistemlerinde farklı performans sergileyebilir.),</text:p>
        </text:list-item>
        <text:list-item>
          <text:p text:style-name="P69">Veritabanı sunucusunun ve üzerinde çalıştığı sistemin optimizasyonu için gerekli ayalarmaların yapılı olup olmadığı</text:p>
        </text:list-item>
      </text:list>
      <text:p text:style-name="Text_20_body">gibi daha bir çok etmen bu listeye eklenebilir. Biz aşağıda her iki yaklaşım için de gerekli çözümü sunacak olsak da, amaç doğrultusunda gerekli unsurlar önem sırasına göre masa üstüne yatırıldıktan sonra, yapılacak seçimin bedeli olan götürülerin getirilere oranı göz önünde bulundurularak izlenecek yolun tayini tamamen programcı ve sistem yöneticisine kalmıştır.</text:p>
      <text:p text:style-name="Not">Aşağıdaki örnekler konunun anlaşılması için oldukça yüzeysel ve basit tutulmaya çalışıldı. Kullanılan <text:s/>senaryoların benzerlerinin pratikte uygulaması buradakine oranla çok daha komplike ve derindir. Bu sebeple betiklerin güvenliği de gözardı edilmiş olup, sadece programın ana hatları yansıtılmaya çalışılmıştır.</text:p>
      <text:p text:style-name="Heading_20_7">Dosya yolunun Veritabanında Saklanması</text:p>
      <text:p text:style-name="Text_20_body">Bunun için ilk önce şuna benzer bir tablo hazırlanır:</text:p>
      <text:p text:style-name="P60">=&gt; \d dosya_listesi<text:line-break/> <text:s text:c="30"/>Table "public.dosya_listesi"<text:line-break/> <text:s text:c="2"/>Column <text:s text:c="2"/>| <text:s text:c="6"/>Type <text:s text:c="7"/>| <text:s text:c="20"/>Modifiers<text:line-break/>------------+-------------------+--------------------------------------------------------<text:line-break/> dosya_nu <text:s text:c="2"/>| integer <text:s text:c="10"/>| not null default<text:line-break/> <text:s text:c="33"/>nextval('public.dosya_listesi_dosya_nu_seq'::text)<text:line-break/> dosya_yolu | character varying | not null<text:line-break/>Indexes:<text:line-break/> <text:s text:c="3"/>"dosya_listesi_pkey" PRIMARY KEY, btree (dosya_nu)<text:line-break/> <text:s text:c="3"/>"dosya_listesi_dosya_yolu_key" UNIQUE, btree (dosya_yolu)</text:p>
      <text:p text:style-name="Text_20_body">Herbir dosyaya tek bir <text:span text:style-name="Kod_20__28_Yazı_29_">dosya_nu</text:span> numarası vererek hepsinin bir kimlik sahibi olmasını sağladık. Bu sayede istenilen dosya, <text:span text:style-name="Kod_20__28_Yazı_29_">dosya_listesi</text:span> tablosunun ilgili <text:span text:style-name="Kod_20__28_Yazı_29_">dosya_nu</text:span> alanına referans verilerek çağrılabilecek. Bu kullanımın şöyle bir artısı var: Dosya adı herhangi bir sebeple değiştiği zaman, dosyayı referans veren tablo üzerinde herhangi bir değişiklik yapılmasına gerek kalmayacak olup; sadece <text:span text:style-name="Kod_20__28_Yazı_29_">dosya_listesi</text:span> tablosunda, değiştirilecek olan dosya yolunun güncellenmesi yeterli olacaktır. Çünkü isteyen zaten ilgili dosyaya ulaşırken, <text:span text:style-name="Kod_20__28_Yazı_29_">dosya_listesi</text:span> tablosundan kullandığı <text:span text:style-name="Kod_20__28_Yazı_29_">dosya_nu</text:span> değerindeki <text:span text:style-name="Kod_20__28_Yazı_29_">dosya_yolu</text:span>'nu ayrıca kendisi alacak. <text:span text:style-name="Kod_20__28_Yazı_29_">dosya_yolu</text:span> alanının <text:span text:style-name="Kod_20__28_Yazı_29_">UNIQUE</text:span> olması sayesinde ise, aynı dosyanın tabloda iki yerde birden olması ihtimalinden kurtulunmuş olunur.</text:p>
      <text:p text:style-name="Text_20_body">Şimdi <text:span text:style-name="Kod_20__28_Yazı_29_">dosya_listesi</text:span> tablosundaki dosyaları kullanan ayrı bir tablo oluşturalım:</text:p>
      <text:p text:style-name="Kod">=&gt; \d indir_bolumu <text:line-break/> Table "public.indir_bolumu"<text:line-break/> Column | <text:s/>Type <text:s text:c="2"/>| Modifiers <text:line-break/>--------+---------+-----------<text:line-break/> dosya <text:s/>| integer |<text:line-break/>...<text:line-break/>Foreign-key constraints:<text:line-break/> <text:s text:c="3"/>"indir_bolumu_dosya_fkey" FOREIGN KEY (dosya) REFERENCES dosya_listesi(dosya_nu) ON UPDATE CASCADE ON DELETE CASCADE</text:p>
      <text:p text:style-name="Text_20_body">Yukarıdaki gibi indir bölümü adı altında yeni bir tablo oluşturduk. (Bir internet sayfamız olduğunu ve burada kullanıcının indirebileceği programların sunulduğunu tasarlıyoruz. Bu yüzden pratikte <text:span text:style-name="Kod_20__28_Yazı_29_">indir_bolumu</text:span> tablosu elbette sadece dosya sütununa sahip olmayacaktır. Aski halde <text:span text:style-name="Kod_20__28_Yazı_29_">dosya_listesi</text:span> tablosundan farkı kalmaz.) indir_bolumu tablosunda indirilecek dosyanın saklanacağı dosya sütunu, <text:span text:style-name="Kod_20__28_Yazı_29_">dosya_listesi</text:span> tablosundaki <text:span text:style-name="Kod_20__28_Yazı_29_">dosya_nu</text:span> alanına referans verilerek oluşturuluyor. Ve tercihen eklediğimiz <text:span text:style-name="Kod_20__28_Yazı_29_">ON UPDATE CASCADE ON DELETE CASCADE</text:span> ifadesi ile referans verilen alanın <text:span text:style-name="Kod_20__28_Yazı_29_">dosya_listesi</text:span> tablosundan silindiği zaman, onu referans gösteren <text:span text:style-name="Kod_20__28_Yazı_29_">indir_bolumu</text:span> satırlarının da silinmesini sağlıyoruz. Bu sayede <text:span text:style-name="Kod_20__28_Yazı_29_">dosya_listesi</text:span> tablosundan silinen bir dosya, otomatik olarak onu referans gösteren diğer tablo satırlarının da silinmesini sağlayacaktır.</text:p>
      <text:p text:style-name="Text_20_body">İlk önce <text:span text:style-name="Kod_20__28_Yazı_29_">indir_bolumu</text:span> tablosundan <text:span text:style-name="Kod_20__28_Yazı_29_">dosya_nu</text:span> değerini alalım ve bunu kullanıcıya sunacak olan <text:span text:style-name="Kod_20__28_Yazı_29_">dosyaGetir.php</text:span> dosyasına bu numarayı yollayalım.</text:p>
      <text:p text:style-name="Kod"><text:span text:style-name="T24">/*<text:line-break/> * indir_bolumu tablosu üzerinde hangi dosyanın indirileceğine<text:line-break/> * karar veren bir WHERE ifadesi kullanmalıyız. (Dönecek olan sonucun<text:line-break/> * tek bir değer döndürmesi gerektiğine dikkat ediniz.)<text:line-break/> */</text:span><text:span text:style-name="T41"><text:line-break/>$dosyaNuS = </text:span><text:span text:style-name="T83">pg_query</text:span><text:span text:style-name="T41">($baglanti, "SELECT dosya_nu FROM indir_bolumu WHERE ...");<text:line-break/>$dosyaNu = </text:span><text:span text:style-name="T83">pg_fetch_result</text:span><text:span text:style-name="T41">($dosyaNuS, 0, 0);<text:line-break/><text:line-break/></text:span><text:span text:style-name="T24">/* Alınan dosya numarasındaki dosya getiriliyor. */</text:span><text:span text:style-name="T41"><text:line-break/>header("Location:dosyaGetir.php?dosyaNu=".$dosyaNu);</text:span></text:p>
      <text:p text:style-name="Text_20_body">Şimdi ise kendisine belirtilen <text:span text:style-name="Kod_20__28_Yazı_29_">dosya_nu</text:span> değerine sahip dosyayı kullanıcıya gönderecek olan (yukarıda <text:span text:style-name="Kod_20__28_Yazı_29_">dosyaGetir.php</text:span> şeklinde belirtilen) PHP betiğimizi oluşturalım:</text:p>
      <text:p text:style-name="Kod"><text:span text:style-name="T3">/* Gelen dosya_nu değerimizi kontrol edelim. */</text:span><text:line-break/>$dosyaNu = <text:span text:style-name="T4">pg_escape_string</text:span>($_GET["dosyaNu"]);<text:line-break/><text:line-break/><text:span text:style-name="T3">/* Ulaşan dosya_nu değerine göre dosya yolunu alıyoruz. */</text:span><text:line-break/>$sorguTumcesi = "SELECT dosya_yolu FROM dosya_listesi WHERE dosya_nu = ".$dosyaNu;<text:line-break/>$dosyaYoluS = <text:span text:style-name="T4">pg_query</text:span>($baglanti, $sorguTumcesi);<text:line-break/><text:line-break/>if (<text:span text:style-name="T4">pg_num_rows</text:span>($dosyaYoluS) == 0)<text:line-break/> <text:s text:c="3"/>die($dosyaNu." numarasına sahip bir dosya bulunamadı!\n");<text:line-break/>else<text:line-break/> <text:s text:c="3"/>$dosyaYolu = <text:span text:style-name="T4">pg_fetch_result</text:span>($dosyaYoluS, 0, 0);<text:line-break/><text:line-break/><text:span text:style-name="T3">/*<text:line-break/> * Biz burada dosya içerik tipi olarak "application/octet-stream"<text:line-break/> * kullanacağız. İsteğe bağlı olarak dosya_listesi tablosunda<text:line-break/> * bu değeri ayrı bir alanda tutarak daha işlevsel bir yapı oluşturulabilir.<text:line-break/> */</text:span><text:line-break/>header("Content-Type: application/octet-stream");<text:line-break/><text:line-break/><text:span text:style-name="T3">/*<text:line-break/> * Kullanabileceğiniz diğer bazı HTTP başlıkları ise şöyle:<text:line-break/> * <text:line-break/> * header("Cache-Control: must-revalidate, post-check=0, pre-check=0");<text:line-break/> * header("Content-Length: ".$dosyaBoyutu);<text:line-break/> * header("Content-Disposition: attachment; filename=".basename($dosyaYolu));<text:line-break/> * header(“Content-Type: application/force-download”);<text:line-break/> *<text:line-break/> * Bu başlık değerleri tercihe bağlı olup bu örnekte kullanılmayacaktır.<text:line-break/> * Kullanım alanlarına örnek vermek gerekirse, Adobe AcrobatReader'ın bazı<text:line-break/> * sürümleri, “Cache-Control“ başlığı olmadığı zaman PDF dosyalarını tarayıcı<text:line-break/> * penceresi içinde açmayabiliyor.<text:line-break/> *<text:line-break/> * HTTP/1.1 protokolü hakkında ayrıntılı bilgiye RFC 2616'dan ulaşabilirsiniz.<text:line-break/> * Kullanabilecek başlıklar için daha detaylı bilgi ise aynı RFC'nin<text:line-break/> * "Header Field Definitions" başlıklı 14. bölümü altında yer almakta.<text:line-break/> * Ek olarak IANA (Internet Assigned Numbers Authority) tarafından kayıtlı<text:line-break/> * MIME (Multipurpose Internet Mail Extensions) medya tipleri için<text:line-break/> * http://www.iana.org/assignments/media-types/ adresine bakabilirsiniz.<text:line-break/> */</text:span><text:line-break/><text:line-break/><text:span text:style-name="T3">/* Dosyayı aynen ekrana yazdırıyoruz. */</text:span><text:line-break/>readfile($dosyaYolu);</text:p>
      <text:p text:style-name="Text_20_body">Örnekte sadece konunun anlaşılması açısında üzerinde pek durmamış olsak da, bu tür programlar sıkı güvenlik kontrollerinden geçirildikten sonra kullanılmaya başlanmalı. En başta PHP'nin dosya erişimi kısıtlanıp (Kimse ev dizini altındaki <text:span text:style-name="Kod_20__28_Yazı_29_">.pgpasswd</text:span> dosyasının açılmasını istemez.), açmasını istediğimiz dosyalara da erişim izni olmalı. Tüm bu olasılıklar programcı ve sistem yöneticisinin sorumluluğunda olup yoğun uğraş gerektirmektedir.</text:p>
      <text:p text:style-name="Heading_20_7">Dosyanın Veritabanında Saklanması</text:p>
      <text:p text:style-name="Text_20_body">Bir önceki örnekte, veritabanında dosya yolunu saklayıp, dosyaya PHP kütüphanesince sağlanan <text:span text:style-name="Kod_20__28_Yazı_29_">readfile()</text:span> fonksiyonu ile ulaşıyorduk. Burada ise, dosyamızı veritabanında saklayıp, bu sefer de PHP'ni PostgreSQL API'si tarafından sağlanan fonksiyonları kullanarak veriye ulaşmaya çalışacağız.</text:p>
      <text:p text:style-name="Text_20_body">İlk önce dosyalarımızın saklanacağı tablo oluşturuluyor:</text:p>
      <text:p text:style-name="Kod">=&gt; \d dosyalar<text:line-break/> <text:s text:c="33"/>Table "public.dosyalar"<text:line-break/> <text:s text:c="3"/>Column <text:s text:c="4"/>| <text:s text:c="6"/>Type <text:s text:c="7"/>| <text:s text:c="20"/>Modifiers<text:line-break/>---------------+-------------------+-----------------------------------------------------<text:line-break/> dosya_nu <text:s text:c="5"/>| integer <text:s text:c="10"/>| not null default<text:line-break/> <text:s text:c="36"/>nextval ('public.dosyalar_dosya_nu_seq'::text)<text:line-break/> dosya_adi <text:s text:c="4"/>| character varying | not null<text:line-break/> dosya_icerigi | bytea <text:s text:c="12"/>| not null<text:line-break/>Indexes:<text:line-break/> <text:s text:c="3"/>"dosyalar_pkey" PRIMARY KEY, btree (dosya_nu)</text:p>
      <text:p text:style-name="Not">Verinin saklanmasında large object kullanabileceğimiz halde, bu örnekte bytea tipinde veri alanı kullanmayı tercih ettik. (Hangisinin seçileceği hakkında libpq dökümantasyonunda incelenen büyük boyutlu nesneler başlığına göz atabilirsiniz.)</text:p>
      <text:p text:style-name="Text_20_body">Bir önceki örnekte kullanılacak dosyalar, dosya sistemi üzerinde yer aldıklarından onları direk bulundukları yerden çağırabiliyorduk. Fakat bu sefer, kullanılacak olan dosyalar ancak veritabanına atıldıktan sonra sunulmaya hazır bir hale gelecek. Bu nedenle ilk önce dosyaları basit <text:span text:style-name="Kod_20__28_Yazı_29_">INSERT</text:span> ifadeleri ile dosyalar tablosuna atmalıyız. Biz örnek olması açısından bir kaç tane müzik dosyasını tablo içine atıyoruz:</text:p>
      <text:p text:style-name="Kod"><text:span text:style-name="T3">-- Tabloda yer alan dosyaları biz basit bir PHP betiği kullanarak ekledik.<text:line-break/>-- Siz kendi ihtiyacınıza göre bunu kolay bir şekilde yapabilirsiniz.<text:line-break/>-- Yapmanız gereken tek şey dosyayı açıp pg_escape_bytea() fonksiyonu ile<text:line-break/>-- ayıkladıktan sonra INSERT sorgusu içine yerleştirmek. (Ayıklama işleminden<text:line-break/>-- ve olası güvenlik açıklarından kaçınmak için dosyayı parametre kullanarak<text:line-break/>-- göndermenizi öneririz.)</text:span><text:line-break/>=&gt; SELECT dosya_nu, dosya_adi FROM dosyalar;<text:line-break/> dosya_nu | dosya_adi<text:line-break/>----------+-----------<text:line-break/> <text:s text:c="7"/>1 | ornek01.mp3<text:line-break/> <text:s text:c="7"/>2 | ornek02.mp3<text:line-break/> <text:s text:c="7"/>3 | ornek03.mp3<text:line-break/>(3 rows)</text:p>
      <text:p text:style-name="Text_20_body">Ardından, yine bir önceki örnekte izlediğimiz yönteme benzer olarak, dosyalar tablosundaki <text:span text:style-name="Kod_20__28_Yazı_29_">dosya_nu</text:span> kısmına referans gösteren ya da dosyalar tablosunu <text:span text:style-name="Kod_20__28_Yazı_29_">INHERITANCE</text:span> ile miras olarak alan tablolar kullanarak <text:span text:style-name="Kod_20__28_Yazı_29_">dosya_icerigi</text:span> alanına rahatlıkla ulaşabiliriz. Bu alana ulaştıktan sonra, yapmamız gereken ise, yine bir önceki örnekte izlediğimiz yöntem ile oldukça benzerdir:</text:p>
      <text:p text:style-name="Kod"><text:span text:style-name="T3">/* Dosya içeriğini alıyoruz. */</text:span><text:line-break/>$sTumcesi = “SELECT dosya_adi, dosya_icerigi FROM dosyalar WHERE dosya_nu = 1”;<text:line-break/>$dosyaS = <text:span text:style-name="T4">pg_query</text:span>($baglanti, $sTumcesi);<text:line-break/>$dosyaAdi = <text:span text:style-name="T4">pg_fetch_result</text:span>($dosyaS, 0);<text:line-break/><text:line-break/><text:span text:style-name="T3">/*<text:line-break/> * Dosyayı parametre kullanarak eklediyseniz (yani pg_escape_byte()<text:line-break/> * kullanılmadıysa) pg_unescape_bytea() fonksiyonuna gerek kalmayacaktır.<text:line-break/> */</text:span><text:line-break/>$dosyaIcerigi = <text:span text:style-name="T4">pg_unescape_bytea</text:span>(pg_fetch_result($dosyaS, 1));<text:line-break/><text:line-break/><text:span text:style-name="T3">/* Dosya içeriği yazdırılıyor. */</text:span><text:line-break/>header("Content-Type: audio/mpeg");<text:line-break/>header("Content-Disposition: attachment; filename=".basename($dosyaAdi));<text:line-break/>print $dosyaIcerigi;</text:p>
      <text:p text:style-name="Heading_20_6">Neden yazdığım SQL komutunun her anahtar kelimesi için <text:span text:style-name="T84">$1</text:span>, <text:span text:style-name="T84">$2</text:span>... şeklinde parametre kullanamıyorum?</text:p>
      <text:p text:style-name="Text_20_body"><text:span text:style-name="T57">İlk önce soruyu basit bir örnek ile daha açık bir hale indirgemeye çalışalım:</text:span></text:p>
      <text:p text:style-name="Kod"><text:span text:style-name="Source_20_Text"><text:span text:style-name="T85">/* Sorunsuz çalışan bir PQexecParams() çağrısı. */</text:span></text:span><text:span text:style-name="T81"><text:line-break/></text:span><text:span text:style-name="T86">PQexecParams</text:span><text:span text:style-name="T81">(bag, “SELECT sifre FROM kayitlar WHERE kullanici = $1 ...”, ...);</text:span></text:p>
      <text:p text:style-name="Kod"><text:span text:style-name="Source_20_Text"><text:span text:style-name="T85">/*<text:line-break/> * Hata veren bir PQexecParams() çağrısı. Alınacak benzer hata mesajı:<text:line-break/> * ERROR: <text:s/>syntax error at or near "$1" at character 19<text:line-break/> */</text:span></text:span><text:span text:style-name="T81"><text:line-break/></text:span><text:span text:style-name="T86">PQexecParams</text:span><text:span text:style-name="T81">(bag, “SELECT sifre FROM $1 WHERE kullanici = $2...”, ...);</text:span></text:p>
      <text:p text:style-name="Text_20_body"><text:span text:style-name="T57">Bunlar parametrelerin sadece libpq kütüphanesinin sağladığı fonksiyonlar ile kullanımlarıydı. Peki aynı sorun </text:span><text:span text:style-name="Source_20_Text"><text:span text:style-name="T56">PREPARE</text:span></text:span><text:span text:style-name="T57"> ifadesi ile de gözleniyor </text:span>mu ona da bir bakalım:</text:p>
      <text:p text:style-name="Kod"><text:span text:style-name="Source_20_Text"><text:span text:style-name="T85">-- Sorunsuz çalışan bir PREPARE ifadesi</text:span></text:span><text:span text:style-name="T81"><text:line-break/>=&gt; PREPARE fonksiyon (int) AS<text:line-break/>-&gt; SELECT sifre FROM kayitlar WHERE kullanici = $1;<text:line-break/>PREPARE</text:span></text:p>
      <text:p text:style-name="Kod"><text:span text:style-name="T81">=&gt; PREPARE hazir_sorgu (int) AS<text:line-break/>-&gt; SELECT sifre FROM $1 WHERE kullanici = $2;<text:line-break/>ERROR: <text:s/>syntax error at or near "$1" at character 46<text:line-break/>LINE 2: SELECT sifre FROM $1 WHERE kullanici = 1;</text:span></text:p>
      <text:p text:style-name="Text_20_body"><text:span text:style-name="T57">Parametre kullanımı, beraberinde “Parametre nedir?” sorusunu da getiriyor. Sorguyu gerçekleştirecek olan SQL komutumuzda yer alan hangi anahtar kelimeler yerine biz </text:span><text:span text:style-name="Source_20_Text"><text:span text:style-name="T56">$1</text:span></text:span><text:span text:style-name="T57">, </text:span><text:span text:style-name="Source_20_Text"><text:span text:style-name="T56">$2</text:span></text:span><text:span text:style-name="T57"> şeklinde parametrik değerler kullanabiliriz? Yukarıdaki örneklerden de açıkça anlaşıldığını umduğumuz üzere, sorguda parametre olarak kullanılabilecek alanlar, dönen tablo sütunları ile eşleşecek şekilde olmak zorundadırlar. (Eğer bu bir </text:span><text:span text:style-name="Source_20_Text"><text:span text:style-name="T56">INSERT</text:span></text:span><text:span text:style-name="T57"> sorgusu ise, girilecek değerler için parametre kullanılır; karşılaştırma ifadesi ise, dönecek alanların değerleri ile karşılaştırma yapmak için kullanılır.) Bu yüzden, farklı bir amaçla kullanılmaları durumunda hata oluşacak olması aşikardır.</text:span></text:p>
      <text:p text:style-name="Heading_20_6"><text:span text:style-name="T84">lo</text:span> kayıtlarım üzerinde işlem yaparken bağlantı kopması durumunda ne gibi bir sorunla karşılaşırım?</text:p>
      <text:p text:style-name="Text_20_body"><text:span text:style-name="T57">İlk önce şunu hatırlamakta fayda var: Yapılan her </text:span><text:span text:style-name="Source_20_Text"><text:span text:style-name="T56">lo</text:span></text:span><text:span text:style-name="T57"> kaydı </text:span><text:span text:style-name="Source_20_Text"><text:span text:style-name="T78">transaction</text:span></text:span><text:span text:style-name="T57"> blokları içinde yer alır. Probleme bu elde ile yaklaştığımızda olay tamamen “Bir </text:span><text:span text:style-name="Source_20_Text"><text:span text:style-name="T78">transaction</text:span></text:span><text:span text:style-name="T57"> bloğu içindeyken herhangi bir bağlantı kopması durumunda ne gibi bir sorunla karşılaşırım?” sorusuna kanalize olur. </text:span><text:span text:style-name="Source_20_Text"><text:span text:style-name="T78">Transaction</text:span></text:span><text:span text:style-name="T57">'lar bağlantı kopması durumunda sunucu tarafından (öntanımlı olarak) </text:span><text:span text:style-name="Source_20_Text"><text:span text:style-name="T56">ROLLBACK</text:span></text:span><text:span text:style-name="T57"> işlemine tabi tutulacaklarından, yapılan değişiklikler geçerli olmayıp geri alınacaktır.</text:span></text:p>
      <text:p text:style-name="Not">Transaction'lar hakkında ayrıntılı bilgi için kitabın ilgili bölümüne göz atabilirsiniz.</text:p>
      <text:p text:style-name="Text_20_body"><text:span text:style-name="T57">Benzer olarak, </text:span><text:span text:style-name="Source_20_Text"><text:span text:style-name="T56">COMMIT</text:span></text:span><text:span text:style-name="T57"> edil(e)meyen bir </text:span><text:span text:style-name="Source_20_Text"><text:span text:style-name="T56">lo</text:span></text:span><text:span text:style-name="T57"> işlemi de geçerliliğini yitirecektir. Veritabanı bağlantısının tekrar sağlandığında yeni bir </text:span><text:span text:style-name="Source_20_Text"><text:span text:style-name="T78">transaction</text:span></text:span><text:span text:style-name="T57"> bloğu içinde önceden yapılıp </text:span><text:span text:style-name="Source_20_Text"><text:span text:style-name="T56">COMMIT</text:span></text:span><text:span text:style-name="T57"> edilmemiş tüm adımların tekrarlanması gerekir.</text:span></text:p>
      <text:p text:style-name="Heading_20_6"><text:span text:style-name="T84">lo</text:span> kayıtlarımı <text:span text:style-name="T84">pg_dumpall</text:span> ile yedekleyemiyorum. Bunu nasıl başarabilirim?</text:p>
      <text:p text:style-name="Text_20_body"><text:span text:style-name="T56">pg_dumpall</text:span><text:span text:style-name="T57"> komutu, veritabanınızın - çeşitli koşullar altında - birebir kopyasını oluşturmak üzere </text:span>tüm PostgreSQL veritabanlarını <text:span text:style-name="Kod_20__28_Yazı_29_">pg_dump</text:span> aracılığı ile bir düz metin dosyasına yazmanız için arayüz sağlar. Fakat <text:span text:style-name="Kod_20__28_Yazı_29_">lo</text:span> tipinde veriler düz metin dosyalarına kayıt edilemeyeceğinden bunun için ayrıca <text:span text:style-name="Kod_20__28_Yazı_29_">pg_dump</text:span> komutu kullanılmalıdır. Bunu yapmak için <text:span text:style-name="Kod_20__28_Yazı_29_">pg_dump</text:span> ile oluşturulacak verinin düz metin biçiminde olmamasına ve <text:span text:style-name="Kod_20__28_Yazı_29_">lo</text:span> kayıtlarını yedekleyecek şekilde olmasına dikkat edilmelidir. Daha açık olması için bir kaç örnek vermeyi uygun bulduk:</text:p>
      <text:p text:style-name="Kod"><text:span text:style-name="T3"># Veritabanından pg_largeobject tablosunu yedekliyoruz.</text:span><text:line-break/>$ pg_dump -Fc -Z0 -t pg_largeobject test &gt; /var/backup/pgLargeObject-Fc.out<text:line-break/><text:line-break/><text:span text:style-name="T3"># Oluşan pgLargeObject-Fc.out çıktısını tekrar veritabanına eklemeye çalışıyoruz.<text:line-break/># (pg_largeobject tablosuna veri eklerken veritabanında üst seviyeli<text:line-break/># kullanıcı hakkımız olmasına dikkat ediyoruz.)</text:span><text:line-break/>$ pg_restore -Fc -t pg_largeobject -a -d test /var/backup/pgLargeObject-Fc.out</text:p>
      <text:p text:style-name="Not">Konu hakkında daha ayrıntılı bilgi için <text:span text:style-name="Kod_20__28_Yazı_29__20_Küçük">pg_dump</text:span> ve <text:span text:style-name="Kod_20__28_Yazı_29__20_Küçük">pg_dumpall</text:span> komutlarının kullanımının bahsedildiği ilgili bölüme bakabilirsiniz.</text:p>
      <text:p text:style-name="Heading_20_6">En son kaydın <text:span text:style-name="T84">OID</text:span> değerini ya da satır niteleyicisini nasıl öğrenebilirim?</text:p>
      <text:p text:style-name="Text_20_body">Eğer kaydın eklendiği tablo <text:span text:style-name="Kod_20__28_Yazı_29_">OID</text:span> değerlerini tutuyorsa (yani tablo oluşturulurken <text:span text:style-name="Kod_20__28_Yazı_29_">WITHOUT OIDS</text:span> ifadesi belirtilmediyse ya da <text:span text:style-name="Kod_20__28_Yazı_29_">WITH OIDS</text:span> kullanıldıysa) <text:span text:style-name="Kod_20__28_Yazı_29_">PQoidValue()</text:span> fonksiyonu ile en son eklenen kaydın <text:span text:style-name="Kod_20__28_Yazı_29_">OID</text:span> değerine ulaşabilirsiniz. Şöyle ki:</text:p>
      <text:p text:style-name="P60"><text:span text:style-name="T3">/* İlgili INSERT sorgusunu sunucuya gönderiyoruz. */</text:span><text:line-break/>sonuc = <text:span text:style-name="T4">PQexec</text:span>(baglanti, “INSERT INTO ... (...) VALUES (...)”);<text:line-break/>printf(“%d\n”, <text:span text:style-name="T4">PQoidValue</text:span>(sonuc));</text:p>
      <text:p text:style-name="Text_20_body">Kayıt satırları <text:span text:style-name="Kod_20__28_Yazı_29_">OID</text:span> değerleri içermeyen bir tabloda üzerinde çalışıyor iseniz, satır için niteleyiciler kullanarak benzer işleve sahip bir yapı oluşturabilirsiniz. (Burada niteleyiciler ile kastımız <text:span text:style-name="Kod_20__28_Yazı_29_">SERIAL</text:span> tipinde tablo alanları.) Basit bir örnek vererek izah etmeye çalışalım:</text:p>
      <text:p text:style-name="Kod"><text:span text:style-name="T3">-- OID değeri bulundurmayan tablomuzu oluşturuyoruz.</text:span><text:line-break/>=&gt; CREATE TABLE oid_degeri_olamayan_tbl (<text:line-break/>-&gt; <text:s text:c="2"/>numara serial,<text:line-break/>-&gt; <text:s text:c="2"/>veri <text:s text:c="2"/>varchar<text:line-break/>-&gt; ) WITHOUT OIDS;<text:line-break/><text:line-break/><text:span text:style-name="T3">-- Yukarıdaki tabloyu (serial tipinde alanı kendimiz oluşturarak)<text:line-break/>-- ayrıca şu şekilde de yaratabilirdik:<text:line-break/>--<text:line-break/>-- CREATE SEQUENCE seq_numara START 1;<text:line-break/>-- CREATE TABLE oid_degeri_olamayan_tbl (<text:line-break/>-- <text:s text:c="2"/>numara integer NOT NULL DEFAULT nextval('public.seq_numara'::text),<text:line-break/>-- <text:s text:c="2"/>veri <text:s text:c="2"/>varchar<text:line-break/>-- ) WITHOUT OIDS;<text:line-break/>--<text:line-break/>-- serial tipi bizim için yukarıdaki işlemde olduğu gibi bir SEQUENCE<text:line-break/>-- yaratıp, onun her seferinde bir sonraki değerini numara sütununun<text:line-break/>-- öntanımlı değeri olarak atayacaktır.</text:span><text:line-break/><text:line-break/>=&gt; SELECT currval('public.seq_numara'::text);<text:line-break/>=&gt; INSERT INTO oid_degeri_olamayan_tbl (veri) VALUES ('bir');<text:line-break/>INSERT 0 1<text:line-break/>=&gt; SELECT currval('public.seq_numara'::text);<text:line-break/> currval<text:line-break/>---------<text:line-break/> <text:s text:c="6"/>1<text:line-break/>(1 row)<text:line-break/><text:line-break/>=&gt; INSERT INTO oid_degeri_olamayan_tbl (veri) VALUES ('iki');<text:line-break/>INSERT 0 1<text:line-break/>test=&gt; SELECT currval('public.seq_numara'::text);<text:line-break/> currval<text:line-break/>---------<text:line-break/> <text:s text:c="6"/>2<text:line-break/>(1 row)<text:line-break/><text:line-break/>=&gt; SELECT nextval('public.seq_numara'::text);<text:line-break/> nextval<text:line-break/>---------<text:line-break/> <text:s text:c="6"/>3<text:line-break/>(1 row)<text:line-break/><text:line-break/>=&gt; SELECT currval('public.seq_numara'::text);<text:line-break/> currval<text:line-break/>---------<text:line-break/> <text:s text:c="6"/>3<text:line-break/>(1 row)<text:line-break/><text:line-break/>=&gt; INSERT INTO oid_degeri_olamayan_tbl (veri) VALUES ('uc');<text:line-break/>INSERT 0 1<text:line-break/>=&gt; SELECT currval('public.seq_numara'::text);<text:line-break/> currval<text:line-break/>---------<text:line-break/> <text:s text:c="6"/>4<text:line-break/>(1 row)<text:line-break/><text:line-break/>=&gt; SELECT * FROM oid_degeri_olamayan_tbl;<text:line-break/> numara | veri<text:line-break/>--------+------<text:line-break/> <text:s text:c="5"/>1 | bir<text:line-break/> <text:s text:c="5"/>2 | iki<text:line-break/> <text:s text:c="5"/>4 | uc<text:line-break/>(3 rows)</text:p>
      <text:p text:style-name="Heading_20_6">Gerçekleştirdiğim sorgulamaların sonuçlarını nasıl ikili biçimde alabilirim?</text:p>
      <text:p text:style-name="Text_20_body">Öncelikli yol olarak, libpq kütüphanesinin 3.0 protokolü ile birlikte sağlanan <text:span text:style-name="Kod_20__28_Yazı_29_">PQexecParams()</text:span>, <text:span text:style-name="Kod_20__28_Yazı_29_">PQexecPrepared()</text:span>, <text:span text:style-name="Kod_20__28_Yazı_29_">PQsendQueryParams()</text:span> ve <text:span text:style-name="Kod_20__28_Yazı_29_">PQsendQueryPrepared()</text:span> fonksiyonlarını<text:span text:style-name="T2"><text:note text:id="ftn32" text:note-class="footnote"><text:note-citation>32</text:note-citation><text:note-body><text:p text:style-name="Footnote">PHP ve Python'un PostgreSQL API'lerinin libpq kütüphanesini kullandığından daha önce bahsetmiştik. Bu nedenle, bu programlama dillerinde kullanılan eşdeğer fonksiyonların isimleri de libpq kütüphanesindekilere benzer olacaktır.</text:p></text:note-body></text:note></text:span> kullanabilirsiniz. Bunlar sayesinde sorgu sonucu dönecek verinin hangi biçimde (karakter katarı ya da ikili) aktarılacağını ayarlanabilirsiniz.</text:p>
      <text:p text:style-name="Text_20_body">Kullanılan API'nin bu fonksiyonları sağlamadığı bir durumda, <text:span text:style-name="Kod_20__28_Yazı_29_">DECLARE</text:span> ve <text:span text:style-name="Kod_20__28_Yazı_29_">COPY</text:span> komutları sonucu ikili biçimde döndürecek şekilde ayarlanabilir. Şöyle ki:</text:p>
      <text:p text:style-name="Kod"><text:span text:style-name="T3">-- DECLARE ifadesinin BINARY seçeneği ile birlikte<text:line-break/>-- kullanıldığına dikkat ediniz.</text:span><text:line-break/>DECLARE kullanici_kayitlari BINARY NO SCROLL CURSOR FOR<text:line-break/> <text:s text:c="3"/>SELECT kullanici_adi, sifre FROM kayitlar ...;<text:line-break/><text:line-break/><text:span text:style-name="T3">-- COPY ifadesinin son satırında BINARY<text:line-break/>-- seçeneğinin kullanıldığına dikkat ediniz.</text:span><text:line-break/>COPY kayitlar (kullanici_adi, sifre)<text:line-break/> <text:s text:c="3"/>TO STDOUT<text:line-break/> <text:s text:c="3"/>WITH BINARY;</text:p>
      <text:p text:style-name="Heading_20_6">Neden parametre kullanarak gönderdiğim sorguların işletilmesi esnasında biçim uyuşmazlığı ortaya çıkıyor?</text:p>
      <text:p text:style-name="Text_20_body">Veritabanı sorgulamalarınızda parametre kullanarak gönderdiğiniz verinin tipini <text:span text:style-name="Kod_20__28_Yazı_29_">parametre_bicimleri</text:span> dizisi içinde belirtmeyip, bunun sunucu tarafından tahmin edilmesini istediğiniz durumda ufak bir istisna bulunmaktadır. PostgreSQL parametre kullanılarak gönderilen verinin biçimini ilgili tablo sütunun biçimi ile bir tutacaktır. Örnek olarak</text:p>
      <text:p text:style-name="Kod">SELECT ... WHERE x = $1 ...</text:p>
      <text:p text:style-name="Text_20_body">sorgusunu ele alalım. Burada <text:span text:style-name="Kod_20__28_Yazı_29_">$1</text:span> verisinin biçimi açık olarak belirtilmediği taktirde, sunucu bunu <text:span text:style-name="Kod_20__28_Yazı_29_">x</text:span> değerinin biçimi ile bir tutacaktır. Bu gibi durumlardan kaçınmak için gönderilecek verinin tipinin açık olarak belirtilmesinde yarar vardır. Yani – <text:span text:style-name="Kod_20__28_Yazı_29_">$1</text:span> değişkenin tipinin <text:span text:style-name="Kod_20__28_Yazı_29_">bigint</text:span> olduğunu varsayacak olursak – yukarıdaki sorgunun</text:p>
      <text:p text:style-name="Kod">SELECT ... WHERE x = $1::bigint ...</text:p>
      <text:p text:style-name="Text_20_body">şeklinde gönderilmesi daha sağlıklı sonuç verecektir.</text:p>
      <text:p text:style-name="Not">Özellikle <text:span text:style-name="Kod_20__28_Yazı_29__20_Küçük">sonuc_bicimi</text:span>'nin ikili olduğu durumda, ikili verinin tipinin tahmin edilmesi – karakter katarı biçimindeki sorgulara oranla – daha zor bir hal alacaktır.</text:p>
      <text:p text:style-name="Heading_20_6">Parametre kullanımı veri transferi esnasında bana herhangi bir başarım farkı yaratır mı?</text:p>
      <text:p text:style-name="Text_20_body">Bu soruya verilecek cevap verinizin büyüklüğüne göre değişecektir. Bunu basit bir örnek üzerinde ifade etmeye çalışalım. Aşağıdaki sorguyu ele alalım:</text:p>
      <text:p text:style-name="Kod">SELECT kullanici_adi FROM kayitlar WHERE kullanici_id = $1;</text:p>
      <text:p text:style-name="Text_20_body">Bu sorgunun parametre kullanılmadan gönderimi, parametre kullanılarak gönderimine oranla muhtemelen daha hızlı olacaktır. Bunun en büyük sebebi, PostgreSQL <text:span text:style-name="Yabancı_20_Italic">planner</text:span>'ının <text:span text:style-name="Kod_20__28_Yazı_29_">$1</text:span> değişkeninin değerini bilmediği için gerekli optimizasyonu yapamamasından kaynaklanmaktadır. Ve bu yanlış <text:span text:style-name="Yabancı_20_Italic">index</text:span> kullanımına kadar gidebilir. Bu sebeple bu tarz nispeten ufak verinin gerektiği sorgulamalarınızda parametre kullanılmamasını tavsiye etmekteyiz. Peki hangi durumlarda parametre kullanımı bana bir hız artışı sağlar? Şu sorguyu göz önüne alalım:</text:p>
      <text:p text:style-name="Kod">INSERT INTO muzik_arsivi (parca_id, muzik_dosyasi) VALUES ($1, $2);</text:p>
      <text:p text:style-name="Text_20_body">Burada <text:span text:style-name="Kod_20__28_Yazı_29_">muzik_dosyasi</text:span> alanında göndereceğiniz veri çok büyük ihtimalle bir kaç 100K (hatta bir kaç MB) boyutunu aşacağından, veriyi parametre kullanmadan iletmeye çalıştığınızda, veri üzerinde ayıklama işlemine gerek duyulacaktır. Ve bu işlem çok yoğun bir işlemci kullanımına gereksinim duymaktadır. Fakat aynı veriyi parametre kullanarak gönderdiğinizde ayıklama işleminin giderinde tamamen kurtulmuş olacaksınız. Bu çok ufak bir fark gibi görünse de, çoğu zaman bir kaç saniye gibi bir veritabanı için oldukça önemli bir zaman farkına yol açmaktadır.</text:p>
      <text:p text:style-name="Text_20_body">Parametre kullanımının bereberinde sağladığı bir diğer başarım artısı ise ikili tipteki verinin alımına olanak sağlamasıdır. Bir önceki örnekte geçen tabloyu ele alacak olursak:</text:p>
      <text:p text:style-name="Kod">SELECT muzik_dosyasi FROM muzik_arsivi WHERE parca_id = ...;</text:p>
      <text:p text:style-name="Text_20_body">Buradaki gibi alınacak verinin de ikili olduğu durumlarda, bahsi geçen özellik yine fazladan bir başarım artışı sağlayacaktır.</text:p>
      <text:p text:style-name="Heading_20_6">Neden yazdığım programlar değişik mimarilerde çalıştırıldığında, ikili veri döndüren sorgulamalarımda tamsayı değerler hatalı ulaşıyor?</text:p>
      <text:p text:style-name="Text_20_body">Sorgulama sonucunun ikili olduğu durumlarda, PostgreSQL tamsayıları (sunucunun mimarisinden bağımsız olarak) <text:span text:style-name="Yabancı_20_Italic">Big Endian</text:span> ağ bayt sırasında (<text:span text:style-name="Yabancı_20_Italic">network byte order</text:span>) iletir. Bu nedenle taşınabilir nitelikte olmayan bir kod, sorgu sonucu ikili verinin döndüğü durumlarda farklı mimarilerde farklı sonuçlar doğuracaktır.</text:p>
      <text:p text:style-name="Not">Örneğin Intel 80x86 ve türevi işlemciler “Little Endian” bayt sırası kullanırken; Sun'ın SPARC, Motorola'nın 68K işlemcileri “Big Endian” kullanırlar. Ek olarak bazı işlemciler (PowerPC, MIPS, DEC Alpha) “Big Endian” ya da “Little Endian” olacak şekilde ayarlanabilirler.</text:p>
      <text:p text:style-name="Text_20_body">Basit bir örnek ile durumu özetlemeye çalışalım:</text:p>
      <text:p text:style-name="P60"><text:span text:style-name="T3">/* Verinin saklanacağı değişken. */</text:span><text:line-break/>char *numara;<text:line-break/><text:line-break/><text:span text:style-name="T3">/*<text:line-break/> * PQexecParams() fonksiyonunun sonuncu parametresine 1 değeri<text:line-break/> * vererek, dönecek olan verinin ikili biçimde olmasını<text:line-break/> * istediğimizi belirtiyoruz.<text:line-break/> */</text:span><text:line-break/>sonuc = <text:span text:style-name="T4">PQexecParams</text:span>(baglanti, “SELECT 123::int4”,<text:line-break/> <text:s text:c="20"/>0, NULL, NULL, NULL, NULL, 1);<text:line-break/><text:line-break/><text:span text:style-name="T3">/* Numarayı ekrana yazdırıyoruz. */</text:span><text:line-break/>numara = <text:span text:style-name="T4">PQgetvalue</text:span>(sonuc, 0, 0);<text:line-break/><text:line-break/><text:span text:style-name="T3">/* int4 tipi 32 bitlik olduğu için int32_t kullanıyoruz. */</text:span><text:line-break/>printf(“%d\n”, *((int32_t *) numara));</text:p>
      <text:p text:style-name="Text_20_body">Eğer betiğin çalıştırıldığı sistem <text:span text:style-name="Yabancı_20_Italic">Big Endian</text:span> mimarisinde ise, çıktı beklediğimiz gibi 123 olacaktır. Fakat <text:span text:style-name="Yabancı_20_Italic">Little Endian</text:span> kullanıcıları 123 yerine 2063597568 çıktısı ile karşılaşacaklardır. Bunun sebebini şu şekilde açıklayabiliriz: onluk sistemdeki 32 bitlik 123 sayısının bellek üzerindeki onaltılık gösterimi 7D 00 00 00 şeklinde olacağından, <text:span text:style-name="Yabancı_20_Italic">Big Endian</text:span> mimariler bunu 0x0000007D = 123 şeklinde hesaplayacak olurken, <text:span text:style-name="Yabancı_20_Italic">Little Endian</text:span> mimariler 0x7D000000 = 2063597568 şeklinde hesaplayacaklardır.</text:p>
      <text:p text:style-name="Text_20_body">Bu gibi bir sorundan kaçınmak istiyorsak, yazacağımız kodun mimariler arası taşınabilir olmasına dikkat etmeliyiz. Bunun için ise gelen veriyi çalışmakta olduğumuz mimarinin bayt sırasına çevirmemiz gerekmektedir. Bu amaçla standart kütüphane tarafından sağlanan <text:span text:style-name="Kod_20__28_Yazı_29_">htonl</text:span>/<text:span text:style-name="Kod_20__28_Yazı_29_">htons</text:span>/<text:span text:style-name="Kod_20__28_Yazı_29_">ntohl</text:span>/<text:span text:style-name="Kod_20__28_Yazı_29_">ntohs</text:span> ailesini kullanabiliriz fonksiyonunu kullanabiliriz. Örnek olması amacıyla, yukarıdaki kodu mimariden bağımsız bir hale getirecek olursak:</text:p>
      <text:p text:style-name="Kod">char *numara;<text:line-break/>int inumara;<text:line-break/><text:line-break/><text:span text:style-name="T3">/*<text:line-break/> * PQexecParams(..., 1) ile (sonuç ikili biçimde<text:line-break/> * dönecek şekilde) sorgumuzu iletiyoruz.<text:line-break/> */</text:span><text:line-break/><text:line-break/>numara = PQgetvalue(...);<text:line-break/><text:line-break/><text:span text:style-name="T3">/* Gelen verinin bayt sırasını işlemcininkine çeviriyoruz. */</text:span><text:line-break/>inumara = ntohl(*((int32_t *) numara)); <text:span text:style-name="T3">/* int4 tipinin 32 bit olduğunu hatırlayınız. */</text:span><text:line-break/><text:line-break/><text:span text:style-name="T3">/* Numarayı doğru bir şekilde ekrana yazdırıyoruz. */</text:span><text:line-break/>printf(“%d\n”, inumara);</text:p>
      <text:p text:style-name="Text_20_body">Uzunluğu 1 bayt olan tiplerde bu tür bir sorun yaşanmamaktadır. Çünkü dönen veri zaten 1 bayt uzunluğunda olduğundan, herhangi bir <text:span text:style-name="Yabancı_20_Italic">Little Endian</text:span> ya da <text:span text:style-name="Yabancı_20_Italic">Big Endian</text:span> dönüşümüne tabi tutulmaya gerek kalmadan işlenir. Şöyle ki:</text:p>
      <text:p text:style-name="Kod"><text:span text:style-name="T3">/*<text:line-break/> * =&gt; SELECT typname FROM pg_type WHERE typlen = 1;<text:line-break/> * <text:s/>typname <text:line-break/> * ---------<text:line-break/> * <text:s/>bool<text:line-break/> * <text:s/>char<text:line-break/> * (2 rows)<text:line-break/> *<text:line-break/> * Aşağıdaki “SELECT 'A'::char” yerine herhangi bir karakter<text:line-break/> * girebileceğiniz gibi “SELECT 1::bool” seçeneğini de deneyebilirsiniz.<text:line-break/> */</text:span><text:line-break/>sonuc = <text:span text:style-name="T4">PQexecParams</text:span>(baglanti, “SELECT 'A'::char”,<text:line-break/> <text:s text:c="20"/><text:span text:style-name="T41">0, NULL, NULL, NULL, NULL, 1</text:span>);<text:line-break/><text:line-break/>gelenVeri = <text:span text:style-name="T4">PQgetvalue</text:span>(sonuc, 0, 0);<text:line-break/><text:line-break/><text:span text:style-name="T3">/* char tipi 8 bitlik olduğu için int8_t kullanıyoruz. */</text:span><text:line-break/>printf(“%c\n”, *((int8_t *) gelenVeri));</text:p>
      <text:p text:style-name="Text_20_body">Yukarıdaki programda, kullanılan tipler gereği, istemci mimarisinin <text:span text:style-name="Yabancı_20_Italic">Little Endian</text:span> ya da <text:span text:style-name="Yabancı_20_Italic">Big Endian</text:span> olmasından bağımsız olarak sonuç ekrana doğru yazılacaktır.</text:p>
      <text:p text:style-name="Heading_20_6">COPY ile veri gönderirken neden bellek yetmezliği oluşabiliyor?</text:p>
      <text:p text:style-name="Text_20_body"><text:span text:style-name="Kod_20__28_Yazı_29_">COPY</text:span> komutu ile sunucuya herhangi bir veri gönderiminde tablo üzerinde bulunan <text:span text:style-name="Kod_20__28_Yazı_29_">AFTER INSERT</text:span> tetikleyicileri (<text:span text:style-name="Yabancı_20_Italic">trigger</text:span>'ları) bellekte tutularak veri alımı sunucu tarafından başarıyla gerçekleştirildikten sonra işletilirler. Bu sebeple, tablo üzerinde tanımlı <text:span text:style-name="Kod_20__28_Yazı_29_">AFTER INSERT</text:span> tetikleyicilerinin ve verinizin yoğunluğuna bağlı olarak bellek yetmezliği yaşanabilir.</text:p>
      <text:p text:style-name="Text_20_body">Bu durumdan kaçınmak için <text:span text:style-name="Kod_20__28_Yazı_29_">COPY</text:span> verisinin parçalar halinde gönderimine gidilebilir.</text:p>
      <text:p text:style-name="Heading_20_6">Kimlik denetimini SSL ile gerçekleştirebilir miyim?</text:p>
      <text:p text:style-name="Text_20_body">PostgreSQL ile <text:span text:style-name="Yabancı_20_Italic">SSL</text:span> (<text:span text:style-name="Yabancı_20_Italic">Secure Sockets Layer</text:span>) kullanılarak kimlik denetimi gerçekleştirilememektedir. Bu PostgreSQL bir eksiğinden çok, kimlik denetimine yaklaştığı tasarım ile ilgilidir. Örnek olarak, sunucu sertifikası ile imzalanmış bir istemci sertifikasının, başka istemcilere kopyalanması suretiyle o istemcilerin de sunucuya <text:span text:style-name="Yabancı_20_Italic">SSL</text:span> ile bağlanması sağlanılabilir. PostgreSQL bu noktada herhangi bir kimlik denetimi gerçekleştirmeyecektir. <text:span text:style-name="Yabancı_20_Italic">SSL</text:span>, sadece güvenli veri transferi için bir ara katman olarak kullanılmaktadır. Kimlik denetimi için <text:span text:style-name="Kod_20__28_Yazı_29_">pg_hba.conf</text:span> dosyasında (ve kullandığınız yönteme göre diğer ilgili dosyalarda) gerekli değişiklikleri gerçekleştirmeniz gerekmektedir.</text:p>
      <text:p text:style-name="Heading_20_6">Bahsi geçen uygulama arayüzleri de PostgreSQL kadar özgür mü?</text:p>
      <text:p text:style-name="P37">Şüphesiz ki PostgreSQL'in bu kadar yaygınlaşmasının en büyük sebeplerinden biri sahip olduğu BSD lisansıdır. Bu sayede birçok firma ürettiği cihaz ve programlarda PostgreSQL veritabını kendi kullandıkları lisansı etkilemeyecek şekilde sundukları ürünlerine entegre edebilmektedirler. Bunun geri dönüşü olmayan bir tüketim şekli olduğu düşünülebilir. Fakat, PostgreSQL'in son sürümlerinde sunduğu bir çok endüstriyel özellik, bunun bu şekilde geri dönüşümü olmayan bir mekanizma şeklinde olmadığının en büyük kanıtıdır. Konuya bu açıdan yaklaşıldığında, PostgreSQL ile birlikte kullanılacak yazılımların lisanslarının da bize ne gibi sınırlamalar getireceği önem kazanmaktadır.</text:p>
      <text:p text:style-name="Not">PostgreSQL tarafından kullanılan BSD lisansı hakkında ayrıntılı bilgi için <text:a xlink:type="simple" xlink:href="" text:style-name="Internet_20_link">http://www.postgresql.org/about/licence</text:a> adresine göz atabilirsiniz.</text:p>
      <text:p text:style-name="P37">PHP programlama dili, 3.0 sürümüne kadar çift lisanslı olarak (GPL ve kendi lisansı ile birlikte) dağıtılmasına rağmen, 3.0 sürümünden sonra yeni (ve tek) bir lisansa geçmiştir. PHP lisansının 3.0 sürümüne çok kabaca değinecek olursak, lisans topluma açık ya da ticari bir kullanım için, Zend motoru üstünde herhangi bir değişiklik yapılmadığı ve PHP kullanan yazılım ile birlikte uygulamanın PHP kullanılarak geliştirildiğine dair bir ibarenin yer alması dışında istenildiği gibi dağıtılabilir.</text:p>
      <text:p text:style-name="Not">PHP lisansının 3.0 sürümüne http://www.php.net/license/3_0.txt adresinden erişebileceğiniz gibi, lisans hakkında sık sorulan sorular için http://www.php.net/license/ adresine bakabilirsiniz.</text:p>
      <text:p text:style-name="P37">psycopg, Genel Kamu Lisansı'nın (GPL) 2. sürümü ile dağıtıldığından dolayı, PHP'nin sağladığı rahatlığı sunmamaktadır. Özellikle GPL lisansına sahip bir yazılımın kullanılması durumunda, ilgili yazılımı baz alan ürünlerin (çeşitli istisnalar dışında) dağıtımı ve satışında, kaynak kodunun da ürün ile birlikte dağıtılması zorunluluğu getirilmektedir. Bu nedenle, GPL lisansı BSD ve PHP lisansına oranla ticari yazılımlar için oldukça sert ve keskin haklara sahiptir.</text:p>
      <text:p text:style-name="Not">Genel Kamu Lisansı hakkında ayrıntılı bilgi için http://www.gnu.org/licenses/licenses.html#TOCGPL adresine başvurabilirsiniz. GPL'in /resmi olmayan) Türkçe bir kopyası için ise http://www.belgeler.org/howto/gpl.html adresine bakabilirsiniz.</text:p>
      <text:p text:style-name="Heading_20_6">Hangi veritabanı arayüzleri PostgreSQL'i destekliyor?</text:p>
      <text:p text:style-name="Text_20_body">Herhangi bir programlama dilinde kullanacağınız bir veritabanı arayüzü, yazılan bir programın sabit kütüphane çağrıları ile birçok veritabanı üzerinde çalışmasına olanak sağlar. (Veritabanı arayüzünün sağladığı kütüphaneyi kullanarak geliştirdiğiniz bir yazılımın üzerinde hiçbir değişikliğe gerek kalmadan hem PostgreSQL hem de Oracle veritabanı sunucusu ile çalışabileceğini düşünün.) Bu sayede yazdığınız yazılımın taşınabilirliği arttığı gibi veritabanına olan bağımlılığı da ortadan kalkacaktır. Fakat bunun yanında, bu yöntem beraberinde bazı eksikleri de getirmektedir. Arayüz tarafından sağlanan bir fonksiyonun desteklenen veritabanlarının hepsi tarafından sağlanması gerektiği için bu, yazılım üzerine çok büyük bir kısıtlama getirecektir. Basit bir örnek olarak şunu verebiliriz: PostgreSQL C <text:span text:style-name="Yabancı_20_Italic">API</text:span>'si tarafından sağlanan asenkron bağlantı kurulum fonksiyonları X veritabanı sunucusu tarafından desteklenmiyorsa ve kullandığınız veritabanı arayüzüz yazılımı hem X'i hem de PostgreSQL'i desteklemek istediği sürece PostgreSQL'in asenkron bağlantı kurulum fonksiyonlarından yararlanamaycaktır. Aksi halde programınızın taşınabilirliği zarar görecektir. Bu ufak uyarıdan sonra aşağıda çeşitli programlama dillerinde kullanabileceğiniz bir kaç veritabanı arayüzünün listesini bulabilirsiniz:</text:p>
      <table:table table:name="Table32" table:style-name="Table32">
        <table:table-column table:style-name="Table32.A"/>
        <table:table-column table:style-name="Table32.B"/>
        <table:table-column table:style-name="Table32.C"/>
        <table:table-row>
          <table:table-cell table:style-name="Table32.A1" office:value-type="string">
            <text:p text:style-name="Table_20_Contents"><text:span text:style-name="T47">Prog. Dili</text:span></text:p>
          </table:table-cell>
          <table:table-cell table:style-name="Table32.A1" office:value-type="string">
            <text:p text:style-name="Table_20_Contents"><text:span text:style-name="T47">Yazılım</text:span></text:p>
          </table:table-cell>
          <table:table-cell table:style-name="Table32.C1" office:value-type="string">
            <text:p text:style-name="Table_20_Contents"><text:span text:style-name="T47">Desteklediği Veritabanı Sunucuları</text:span></text:p>
          </table:table-cell>
        </table:table-row>
        <table:table-row>
          <table:table-cell table:style-name="Table32.A2" office:value-type="string">
            <text:p text:style-name="Table_20_Contents"><text:span text:style-name="Tablo_20_Küçük">C</text:span></text:p>
          </table:table-cell>
          <table:table-cell table:style-name="Table32.A2" office:value-type="string">
            <text:p text:style-name="Table_20_Contents"><text:span text:style-name="Tablo_20_Küçük">libdbi</text:span></text:p>
          </table:table-cell>
          <table:table-cell table:style-name="Table32.C2" office:value-type="string">
            <text:p text:style-name="Table_20_Contents"><text:span text:style-name="Tablo_20_Küçük">Firebird, FreeTDS (MS SQL, Sybase), MySQL, PostgreSQL, SQLite.</text:span></text:p>
          </table:table-cell>
        </table:table-row>
        <table:table-row>
          <table:table-cell table:style-name="Table32.A2" office:value-type="string">
            <text:p text:style-name="Table_20_Contents"><text:span text:style-name="Tablo_20_Küçük"/></text:p>
          </table:table-cell>
          <table:table-cell table:style-name="Table32.A2" office:value-type="string">
            <text:p text:style-name="Table_20_Contents"><text:span text:style-name="Tablo_20_Küçük">libgda</text:span></text:p>
          </table:table-cell>
          <table:table-cell table:style-name="Table32.C2" office:value-type="string">
            <text:p text:style-name="Table_20_Contents"><text:span text:style-name="Tablo_20_Küçük">MySQL, ODBC, PostgreSQL, Sybase.</text:span></text:p>
          </table:table-cell>
        </table:table-row>
        <table:table-row>
          <table:table-cell table:style-name="Table32.A2" office:value-type="string">
            <text:p text:style-name="Table_20_Contents"><text:span text:style-name="Tablo_20_Küçük">PHP</text:span></text:p>
          </table:table-cell>
          <table:table-cell table:style-name="Table32.A2" office:value-type="string">
            <text:p text:style-name="Table_20_Contents"><text:span text:style-name="Tablo_20_Küçük">ADOdb</text:span></text:p>
          </table:table-cell>
          <table:table-cell table:style-name="Table32.C2" office:value-type="string">
            <text:p text:style-name="Table_20_Contents"><text:span text:style-name="Tablo_20_Küçük">ADO, Access, DB2, Firebird, Foxpro, FrontBase, Informix, Interbase, LDAP, MS SQL, MySQL, Netezza, ODBC, ODBTP, Oracle, PostgreSQL, SAP DB, SQLite, Sybase.</text:span></text:p>
          </table:table-cell>
        </table:table-row>
        <table:table-row>
          <table:table-cell table:style-name="Table32.A2" office:value-type="string">
            <text:p text:style-name="Table_20_Contents"><text:span text:style-name="Tablo_20_Küçük"/></text:p>
          </table:table-cell>
          <table:table-cell table:style-name="Table32.A2" office:value-type="string">
            <text:p text:style-name="Table_20_Contents"><text:span text:style-name="Tablo_20_Küçük">DB (PEAR)</text:span></text:p>
          </table:table-cell>
          <table:table-cell table:style-name="Table32.C2" office:value-type="string">
            <text:p text:style-name="Table_20_Contents"><text:span text:style-name="Tablo_20_Küçük">FireBird, Informix, InterBase, mSQL, MS SQL, MySQL, MySQLi, ODBC, Oracle, PostgreSQL, SQLite, Sybase.</text:span></text:p>
          </table:table-cell>
        </table:table-row>
      </table:table>
      <text:p text:style-name="Not">Yukarıdaki listeye Python programlama dilini almamamızın sebebi, psycopg veritabanı bağdaştırıcısını tanıtırken üzerinde durduğumuz DB-API PEP'inden kaynaklanmaktadır. (Bunun dışından ADOdb'nin bir de Python programlama dili türevinin olduğunu da belirtmekte fayda var.)</text:p>
      <text:h text:style-name="Heading_20_2" text:outline-level="2">C Arayüzü</text:h>
      <text:p text:style-name="Text_20_body">Bu bölümde, libpq kütüphanesini kullanarak geliştirdiğiniz C/C++ programlarında sık karşılabileceğiniz sorunlar üzerinde durmaya çalışacağız.</text:p>
      <text:p text:style-name="Heading_20_6">Neden PostgreSQL 8.0.2 sürümüne yükseltildiğinde libpq kütüphanesine bağımlı yazılımlarda sorun çıkıyor?</text:p>
      <text:p text:style-name="Text_20_body"><text:span text:style-name="T20">libpq'nun ana sürüm numarasının PostgreSQL 8.0 ağacı ile birlikte yükseltilmesi planlanmıştı, fakat yaşanan bir aksaklık sonucu bu değişiklik CVS ağacına onaylanamadan 8.0 sürümü duyuruldu. Bu sebepten dolayı (bu değişiklik er yada geç yapılmak zorunda olduğundan) 8.0.2 sürümü ile birlikte bu güncelleme gerçekleşti. Fakat son değişiklik ile birlikte libpq kütüphanesinin bulunduğu </text:span><text:span text:style-name="Source_20_Text"><text:span text:style-name="T19">libpq.so.3</text:span></text:span><text:span text:style-name="T20"> dosyasının yerini </text:span><text:span text:style-name="Source_20_Text"><text:span text:style-name="T19">libpq.so.4</text:span></text:span><text:span text:style-name="T20"> aldı. Bu sefer ise ortaya libpq bağımlı yazılımlar tarafından sorun çıkmaya başladı: </text:span><text:span text:style-name="Source_20_Text"><text:span text:style-name="T19">libpq.so.3</text:span></text:span><text:span text:style-name="T20"> dosyasını kullanarak derlenen programlar yeni </text:span><text:span text:style-name="Source_20_Text"><text:span text:style-name="T19">libpq.so.3</text:span></text:span><text:span text:style-name="T20"> yerine gelen </text:span><text:span text:style-name="Source_20_Text"><text:span text:style-name="T19">libpq.so.4</text:span></text:span><text:span text:style-name="T20"> dosyasını bulamıyorlardı.</text:span></text:p>
      <text:p text:style-name="Text_20_body"><text:span text:style-name="T19">libpq.so.4</text:span><text:span text:style-name="T20"> dosyasını </text:span><text:span text:style-name="Source_20_Text"><text:span text:style-name="T19">libpq.so.3</text:span></text:span><text:span text:style-name="T20"> dosyasına sembolik olarak bağlamak suretiyle bu sorun kısa vadede çözümlenebilir. Fakat bu ileri aşamalarda sorunlara yol açacaktır. (Sunucu ile istemci arasında sürüm uyuşmazlığından dolayı problemlerin doğacak olması oldukça muhtemeldir.) Sonuç olarak, uzun vadede tek çözüm libpq bağımlılığı gösteren tüm yazılımların baştan derlenmesi olacaktır.</text:span></text:p>
      <text:p text:style-name="Text_20_body"><text:span text:style-name="T20">Konu ile ilgili bir kaç bağlantı vermeyi uygun bulduk:</text:span></text:p>
      <text:list text:style-name="L24">
        <text:list-item>
          <text:p text:style-name="P70"><text:span text:style-name="T57">libpq kütüphanesinin major numarası 1.126.4.2 numaralı revizyon ile CVS ağacına eklendi. Makefile dosyası üzerindeki değişikliklere </text:span><text:a xlink:type="simple" xlink:href="" text:style-name="Internet_20_link"><text:span text:style-name="T87">http://developer.postgresql.org/cvsweb</text:span></text:a><text:span text:style-name="T57">.cgi/pgsql/src/interfaces/libpq/Makefile.diff?r1=1.126.4.1;r2=1.126.4.2;f=h adresinden ulaşabilirsiniz.</text:span></text:p>
        </text:list-item>
        <text:list-item>
          <text:p text:style-name="P71"><text:span text:style-name="T57">PostgreSQL için RPM paket geliştiricileri listesinde libpq4'ten dolayı doğan bağımlılık probleminin tartışıldığı ilgili posta yivi: http://pgfoundry.org/pipermail/pgsqlrpms-hackers/2005-April/000197.html</text:span></text:p>
        </text:list-item>
      </text:list>
      <text:h text:style-name="Heading_20_2" text:outline-level="2">PHP<text:span text:style-name="T34"> Arayüzü</text:span></text:h>
      <text:p text:style-name="P37">Bu bölümde, PHP tarafından sağlanan PostgreSQL programlama arayüzünün kullanımında sık karşılaşılabilecek problemler üzerinde duracağız.</text:p>
      <text:p text:style-name="Heading_20_6">PostgreSQL sunucusunun çalıştığından emin olduğum halde, bağlantı kurulurken sorun yaşıyorum.</text:p>
      <text:p text:style-name="Text_20_body">Veritabanı sunucusunun bulunduğu sisteme bağlanırken karşılaşacağınız iki çeşit problem vardır. Bunlardan birincisi PHP'nin kendi kısıtlamalarından doğacak olan limitlere takılmanız olup, PostgreSQL veritabanı sunucusu ile bir ilgisi yoktur. İkincisi ise veritabanı ile kimlik kontrolünde çıkan uyuşmazlıktan dolayı doğacak olan hatalardır.</text:p>
      <text:p text:style-name="Text_20_body">İlk önce birinci tip probleme örnek verelim. <text:span text:style-name="Yabancı_20_Italic">INI</text:span> ayarlarında yer alan <text:span text:style-name="Kod_20__28_Yazı_29_">pgsql.max_links</text:span> değerinin aşıldığı bir durumda doğacak olası hata mesajı şu şekilde olacaktır:</text:p>
      <text:p text:style-name="P72">Cannot create new link. Too many open links (n).</text:p>
      <text:p text:style-name="Text_20_body">(Burada n varolan toplam bağlantı sayısını göstermektedir.) Böyle bir hata, PHP'nin INI ayarlarınca yapılandırılmış maksimum bağlantı sayısının aşıldığını ve daha fazla bağlantı kuralamayacağı anlamına gelir. Problemin çözümü için <text:span text:style-name="Kod_20__28_Yazı_29_">pgsql.max_links</text:span> ve eğer kalıcı bağlantı kullanıyorsak <text:span text:style-name="Kod_20__28_Yazı_29_">pgsql.max_persistent</text:span> <text:span text:style-name="Yabancı_20_Italic">INI</text:span> ayarları gözden geçirilip baştan yapılandırılmalıdır.</text:p>
      <text:p text:style-name="Text_20_body">En çok karşılaşılan problemlerden bir diğeri ise, sunucunun sadece yerel (local) bağlantılara açık olduğu bir durumda, <text:span text:style-name="Kod_20__28_Yazı_29_">pg_connect()</text:span> fonksiyonunda parametre olarak <text:span text:style-name="Kod_20__28_Yazı_29_">host=127.0.0.1</text:span> ya da <text:span text:style-name="Kod_20__28_Yazı_29_">host=localhost</text:span> kullanıldığı halde bağlantı kurulumunda şöyle bir hata mesajı ile karşılaşılması:</text:p>
      <text:p text:style-name="Text_20_body"><text:span text:style-name="T28">Warning: pg_connect(): Unable to connect to PostgreSQL server: could not connect to server: Connection refused Is the server running on host localhost and accepting TCP/IP connections on port 5432?</text:span></text:p>
      <text:p text:style-name="Text_20_body">Hatırlarsak, sunucumuzun sadece yerel bağlantılara izin verdiğini söylemiştik. Fakat hata mesajını baktığımızda sunucunun TCP/IP bağlantılarını kabul ettiğinden emin olup olmadığımızı soruyor. Fakat biz yerel bağlantıda unix soketleri kullanılsın istememiş miydik? TCP/IP'nin orada işi olmamalıydı! Tüm bu karmaşanın sebebi ise, bağlantı kurulumunda bağlantı fonksiyonuna verdiğimiz <text:span text:style-name="Kod_20__28_Yazı_29_">host</text:span> (ya da <text:span text:style-name="Kod_20__28_Yazı_29_">hostaddr</text:span>) parametresi bağlantının TCP/IP olacağı anlamına gelir. (Ayrıntılı bilgi için libpq kütüphanesinde incelenen <text:span text:style-name="Kod_20__28_Yazı_29_">PQconnectdb()</text:span> fonksiyonuna göz atınız.) Yerel bağlantılar için bağlantı seçeneklerinde sunucu kısmı yerine hiçbir şey belirtilmemelidir.</text:p>
      <text:p text:style-name="Text_20_body">Şu da unutulmamalıdır ki, aynı hata mesajını veritabanı sunucusunun bulunduğu sistemdeki <text:span text:style-name="Kod_20__28_Yazı_29_">postgresql.conf</text:span> dosyasında yer alan <text:span text:style-name="Kod_20__28_Yazı_29_">listen_addresses</text:span> parametresinin içinde, istemcinin adresi bulunmadığı zaman da alabilirsiniz. Bu durumda, veritabanına TCP/IP ile geçerli bir bağlantı sağlamış olmanıza rağmen, <text:span text:style-name="Kod_20__28_Yazı_29_">listen_addresses</text:span> değerleri arasında olmadığınızdan, veritabanı sunucusu sizi reddecektir.</text:p>
      <text:p text:style-name="Text_20_body">Tüm bunlara dikkat edildiği halde hala şuna benzer bir hata mesajı alabilirsiniz:</text:p>
      <text:p text:style-name="P72">pg_connect(): Unable to connect to PostgreSQL server: FATAL: <text:s/>no pg_hba.conf entry for host "[local]", user "postgres", database "template1", SSL off in /var/www/baglanti.php on line 31</text:p>
      <text:p text:style-name="Text_20_body">Bu durumda kullanıcı kimlik denetimi başarısızlıkla sonuçlanmış demektir. Yani veritabanı ile temas sağlanmış, fakat bağlantının tamamlanması için gerekli kimlik denetimi başarısız olmuştur. Çözüm için ise <text:span text:style-name="Kod_20__28_Yazı_29_">pg_hba.conf</text:span> dosyanıza tekrar göz atıp, ilgili istemci için doğru yapılandırmayı gerçekleştirdiğinizden emin olmalısınız.</text:p>
      <text:p text:style-name="Heading_20_6">PHP, veritabanı bağlantılarını nasıl sağlar?</text:p>
      <text:p text:style-name="P73">Bu soru altında yer alacak açıklama Resmi PHP dökümantasyonunun 40. bölümünün bir çevirisi olup, belgenin asıl ve son haline http://php.net/manual/en/features.connection-handling.php adresinden ulaşabilirsiniz.</text:p>
      <text:p text:style-name="Text_20_body">PHP iç mekanizması tarafından bir bağlantının sürdürülmesi esnasında meydana gelebilecek olası 3 durum vardır:</text:p>
      <table:table table:name="Table16" table:style-name="Table16">
        <table:table-column table:style-name="Table16.A"/>
        <table:table-column table:style-name="Table16.B"/>
        <table:table-row>
          <table:table-cell table:style-name="Table16.A1" office:value-type="string">
            <text:p text:style-name="P11">Değişken</text:p>
          </table:table-cell>
          <table:table-cell table:style-name="Table16.B1" office:value-type="string">
            <text:p text:style-name="P11">Değer</text:p>
          </table:table-cell>
        </table:table-row>
        <table:table-row>
          <table:table-cell table:style-name="Table16.A2" office:value-type="string">
            <text:p text:style-name="Table_20_Contents"><text:span text:style-name="Kod_20__28_Yazı_29__20_Küçük">CONNECTION_NORMAL</text:span></text:p>
          </table:table-cell>
          <table:table-cell table:style-name="Table16.B2" office:value-type="float" office:value="0">
            <text:p text:style-name="P51"><text:span text:style-name="Kod_20__28_Yazı_29__20_Küçük">0</text:span></text:p>
          </table:table-cell>
        </table:table-row>
        <table:table-row>
          <table:table-cell table:style-name="Table16.A2" office:value-type="string">
            <text:p text:style-name="Table_20_Contents"><text:span text:style-name="Kod_20__28_Yazı_29__20_Küçük">CONNECTION_ABORTED</text:span></text:p>
          </table:table-cell>
          <table:table-cell table:style-name="Table16.B2" office:value-type="float" office:value="1">
            <text:p text:style-name="P51"><text:span text:style-name="Kod_20__28_Yazı_29__20_Küçük">1</text:span></text:p>
          </table:table-cell>
        </table:table-row>
        <table:table-row>
          <table:table-cell table:style-name="Table16.A2" office:value-type="string">
            <text:p text:style-name="Table_20_Contents"><text:span text:style-name="Kod_20__28_Yazı_29__20_Küçük">CONNECTION_TIMEOUT</text:span></text:p>
          </table:table-cell>
          <table:table-cell table:style-name="Table16.B2" office:value-type="float" office:value="2">
            <text:p text:style-name="P51"><text:span text:style-name="Kod_20__28_Yazı_29__20_Küçük">2</text:span></text:p>
          </table:table-cell>
        </table:table-row>
      </table:table>
      <text:p text:style-name="Text_20_body">Bir betiğinin normal olarak çalışması esnasında <text:span text:style-name="Kod_20__28_Yazı_29_">NORMAL</text:span> durumu etkindir. Diğer uçtaki istemcinin bağlantıyı kesmesi durumunda ise <text:span text:style-name="Kod_20__28_Yazı_29_">ABORTED</text:span> durumu devreye girecektir. İstemcinin bu tür bir bağlantı kesimini gerçekleştirmesi ise genellikle tarayıcının Dur (<text:span text:style-name="Yabancı_20_Italic">Stop</text:span>) düğmesine tıklaması ile gerçekleşir. Diğer bir ihtimal de, PHP tarafından tanımlanmış çalışma süresinin (Bkz. <text:span text:style-name="Kod_20__28_Yazı_29_">set_time_limit()</text:span>) aşılıp, zaman aşımına uğrandığından dolayı <text:span text:style-name="Kod_20__28_Yazı_29_">TIMEOUT</text:span> durumunun etkin hale geçmesidir.</text:p>
      <text:p text:style-name="Text_20_body">İstemci bağlantısı kesildiği anda, betiğinizin çalışmaya devam edip etmeyeceğine karar verebilirsiniz. Bazı durumlarda, istemci üretilecek hiçbir çıktıyı almayacak olsa da, betiğinizin sona kadar çalışmasının gerekli olduğu anlar olabilir. Fakat, öntanımlı olarak istemci bağlantıyı kestiği anda betiğiniz sonlandırılacaktır. Bu tutum, PHP <text:span text:style-name="Yabancı_20_Italic">INI</text:span> ayarlarındaki <text:s/><text:span text:style-name="Kod_20__28_Yazı_29_">ignore_user_abort</text:span> değişkeni ile yapılandırılabileceği gibi Apache'nin ilgili ayar dosyasına <text:span text:style-name="Kod_20__28_Yazı_29_">php_value ignore_user_abort</text:span> satırının eklenmesi ya da <text:span text:style-name="Kod_20__28_Yazı_29_">ignore_user_abort()</text:span> fonksiyon çağrısı ile de değiştirilebilir. İstemci kopmasının göz ardı edileceği PHP'ye bildirmediği sürece, istemci bağlantıyı kestiği o an betiğiniz sonlandırılacaktır. Bu davranışa tek istisna, <text:span text:style-name="Kod_20__28_Yazı_29_">register_shutdown_function()</text:span> fonksiyonu ile tanımlanmış bir kapanma fonksiyonudur. Kapanma fonksiyonu ile birlikte, istemci dur emrini verdikten sonra betiğiniz bir sonraki çalıştırılmasında, PHP betiğin bir önceki çalışması esnasında istemci tarafından sonlandırıldığını ve kapanma fonksiyonunun çalıştığını algılayacaktır. Kapanma fonksiyonu, betiğiniz normal bir şekilde sonlandığı zaman da çalıştırılacaktır; bu yüzden beklenmeyen bir kapanma durumunda ayrıca bir fonksiyon çalıştırmak için <text:span text:style-name="Kod_20__28_Yazı_29_">connection_aborted()</text:span> fonksiyonuna göz atabilirsiniz. Eğer bağlantı beklenmeyen bir şekilde kapatıldıysa bu fonksiyon <text:span text:style-name="Kod_20__28_Yazı_29_">TRUE</text:span> değeri dönecektir.</text:p>
      <text:p text:style-name="Text_20_body">Ayrıca, betiğiniz gömülü betik zamanlayıcısı ile de kapatılabilir. Öntanımlı zaman aşımı süresi 30 saniyedir. Bu değer, <text:span text:style-name="Yabancı_20_Italic">INI</text:span> yapılandırma dosyasındaki <text:span text:style-name="Kod_20__28_Yazı_29_">max_execution_time</text:span> değişkeni ile ayarlanabileceği gibi Apache'nin ilgili ayar dosyasına <text:span text:style-name="Kod_20__28_Yazı_29_">php_value max_execution_time</text:span> satırı eklenerek ya da <text:span text:style-name="Kod_20__28_Yazı_29_">set_time_limit()</text:span> fonksiyonu çağrılarak da değiştirilebilir. Bu şekilde ayarlanan bir çalışma süresi aşıldığı zaman, betik sonlandırılacaktır ve yukarıdaki istemcinin bağlantıyı kesmesi durumunda olduğu gibi, mevcut kapanma fonksiyonu çalıştırılacaktır. Kapanma fonksiyonu içinde <text:span text:style-name="Kod_20__28_Yazı_29_">connection_status()</text:span> çağrısında bulunarak, betiğin sonlandırılmasına zaman aşımının mı yoksa başka bir şeyin mi sebep olduğunu öğrenebilirsiniz. Betik zaman aşımından dolayı sonlandırılmışsa fonksiyon <text:span text:style-name="Kod_20__28_Yazı_29_">CONNECTION_TIMEOUT (2)</text:span> değeri dönecektir.</text:p>
      <text:p text:style-name="Text_20_body">Şu da unutulmamalıdır ki, <text:span text:style-name="Kod_20__28_Yazı_29_">ABORTED</text:span> ve <text:span text:style-name="Kod_20__28_Yazı_29_">TIMEOUT</text:span> durumları aynı anda etkin olabilir. Bu ise, istemcinin bağlantıyı sonlandırmasının göz ardı edildiği bir durumda, istemci bağlantıyı sonlandırdıktan sonra betiğin çalışamaya devam etmesi ile mümkündür. Eğer bu esnada betik zaman aşımına uğrarsa sonlandırılacaktır ve mevcut kapanma fonksiyonu çağrılacaktır. Bu noktada, <text:span text:style-name="Kod_20__28_Yazı_29_">connection_status()</text:span> çağrısı 3 değeri dönecektir.</text:p>
      <text:p text:style-name="Heading_20_6">Kalıcı (persistent) veritabanı bağlantısı nedir?</text:p>
      <text:p text:style-name="P73">Bu soru altında yer alacak açıklama Resmi PHP dökümantasyonunun 41. bölümünün bir çevirisi olup, belgenin asıl ve son haline http://php.net/manual/en/features.persistent-connections.php adresinden ulaşabilirsiniz.</text:p>
      <text:p text:style-name="Text_20_body">Kalıcı bağlantılar, çalışmakta olan betik sonlandığında dahi sunucu ile istemci arasındaki iletişimin kopmadığı bağlantı türleridir. Herhangi bir kalıcı bağlantı isteğinde, PHP ilk önce belirtilen sunucuya `aynı özellikte' (daha önceden açılmış) varolan bir kalıcı bağlantının olup olmadığına bakıp, böyle bir bağlantının mevcut olması durumunda, varolan mevcut bağlantıyı, aksi halde yeni bir kalıcı bağlantı gerçekleştirip kendisini çağırana onu döndürecektir. Burada `aynı özellikte' bir bağlantı ile kast edilen şey, aynı sunucuya, aynı kullanıcı adı (ve istendiği taktirde aynı parola) ile açılmış bir bağlantıdır.</text:p>
      <text:p text:style-name="Text_20_body">Herhangi bir ağ sunucusunun çalışma ve yük dağıtımı mantığı konusunda yeterli derecede bilgi sahibi olmayan kullanıcılar, kalıcı bağlantıların tam olarak ne oldukları konusunda yanılgıya düşebilirler. Özel olarak, kalıcı bağlantılar size, aynı bağlantı üzerinde bir `kullanıcı oturumu' açmanızı ya da transaction'larınızı daha esnek bir şekilde gerçekleştirmenizi ve daha bir çok şeyi sağlamazlar. Hatta, konunun tam olarak netleşmesi açısından, kalıcı bağlantılar size, normal bir bağlantı ile yapamayacağınız hiçbir özellik sunmazlar.</text:p>
      <text:p text:style-name="Text_20_body">Bunun nedeni ağ sunucularının çalışma mantığı ile ilişkilidir. Ağ sunucunuzun sayfaların oluşturulmasında PHP'nin kullanımında izlediği üç yol vardır.</text:p>
      <text:p text:style-name="Text_20_body">İlk metod, PHP'yi bir CGI sargısı olarak kullanmaktır. Bu yöntemde, ağ sunucunuza gelen bir PHP sayfası istemi için, PHP yorumlayıcısının bir emsali her seferinde yaratılıp, işi bittikten sonra kapatılacaktır. Emsalin işi bittiğinde, kendisi kapatılacağı için doğal olarak açtığı bağlantılar da onunla birlikte kapanacaktır. Böyle bir durumda, kalıcı bağlantı kullanmanın hiçbir anlamı yoktur, ki görüldüğü gibi bu durumda bağlantının bir kalıcılığı da kalmamıştır.</text:p>
      <text:p text:style-name="Text_20_body">İkinci, ve en çok tercih edilen metod ise PHP'yi çoklu işlemci özelliğine sahip bir ağ sunucusu üzerinde modüler olarak çalıştırmaktır, ki bu şuan sadece Apache tarafından desteklenmekte. Çoklu işlemci özelliğine sahip bir ağ sunucusunda tüm sayfaların sunulmasını sağlayan alt işlemleri (çoçuk işlemler) kontrol eden bir işlem (baba işlem) bulunur. Sunucuya bir istek ulaştığında, o an sunum yapmayan çoçuk işlemlerden birinin isteğe cevap vermesi sağlanır. Bunun anlamı, bir istemciden aynı sunucuya ikinci kez bir istek ulaştığında, ikinci isteği sunan çoçuk işlem farklı olabilir. Kalıcı bir bağlantıda ise, ardarda gelen herbir SQL servis isteği SQL sunucusuna kurulu olan aynı bağlantıyı tekrar kullanabilirler.</text:p>
      <text:p text:style-name="Text_20_body">Son yöntem ise PHP'yi çoklu yiv desteğine sahip bir ağ istemcisinde eklenti olarak çalıştırmaktır. Şuan PHP 4, ISAPI, WSAPI ve NSAPI (Windows'da) gibi Netscape FastTrack (iPlanet), Microsoft Internet Information Server (IIS) ve O'Reilly WebSite Pro benzeri çoklu yiv desteğine sahip sunucularda eklenti olarak çalışmasına olanak sağlayan arayüzleri desteklemektedir. Çalışma mantıkları yukarıda bahsi geçen çoklu işlem desteğine sahip sunuculardaki ile aynıdır. (SAPI desteğinin PHP 3'de yer almadığını hatırlayınız.)</text:p>
      <text:p text:style-name="Text_20_body">Eğer kalıcı bağlantılar herhangi bir ek işlevsellik sunmuyorsa, tam olarak görevleri nedir?</text:p>
      <text:p text:style-name="Text_20_body">Cevap oldukça basittir: Verimlilik. Eğer veritabanı ile bağlantı kurulması yüklü bir iş ise kalıcı bağlantılar bunun için iyibir çözüm oluşturabilirler. Bu yükün ağır olup olmadığı ise bir çok etkene bağlıdır. Örneğin, karşı tarafın ne tür bir veritabanı olduğu, sunucu ile aynı sistem üzerinde yer alıp almadığı, veritabanı sunucusunun bulunduğu sistem yükünün derecesi ve daha bir çoğu. Özetlemek gerekirse, bağlantı kurulumunun güç gerçekleştiği durumlarda kalıcı bağlantılar size epeyce bir yardımda bulunabilir. İstemci işlemi, her yeni sayfanın işlenmesinde sunucuya tekrar tekrar bağlanmaktansa, tüm işlem ömrü boyunca bağlı kalır. Yani sunucuya bağlantı kuran herbir çocuk işlemin kendisine ait bir kalıcı bağlantısı olacaktır. Örneğin, SQL sunucusuna kalıcı bağlantı kurmuş 20 farklı işleminiz varsa, hepsi için ayrı ayrı 20 adet bağlantınız var demektir.</text:p>
      <text:p text:style-name="Text_20_body">Fakat bu durum, kalıcı bağlantıların bağlantı sınırını aştığı bir veritabanında çeşitli dezavantajlara yol açabilir. Eğer veritabanınız aynı anda 16 adet simultane bağlantı sınırına sahipse, 17 istemcinin aynı anda bağlanmaya çalıştığı bir durumda, istemcilerden biri açıkta kalacaktır. Hatta eğer programınızda bir hatadan dolayı kalıcı bağlantılar hiç kapanmıyorsa, belki de sunucunuz hep o 16 bağlantı ile çıkmaza düşecektir. (Konu hakkında veritabanınızın terk edilmiş ve beklemede olan bağlantılar hakkındaki dökümantasyonuna göz atabilirsiniz.)</text:p>
      <text:p text:style-name="Text_20_body"><text:span text:style-name="T4">Uyarı:</text:span> Kalıcı bağlantıların kullanımında akılda tutulması gereken bir kaç ufak nokta daha var. Eğer veritabanına kurulu kalıcı bir bağlantı üzerinde tablo kilitleme mekanizması ile çalışan bir betiğiniz varsa ve bir nedenden dolayı program akışında bu kilit tablo üzerinden kaldırılmazsa, aynı bağlantı üzerindeki diğer betikler ağ ya da veritabanı sunucusu baştan başlatılana kadar bloke olacaktır. Bir diğer husus ise, kalıcı bağlantılar üzerinde transaction kullanırken, transaction sonlamadan önce betiğin çalışması yarıda kesilirse, transaction bloğu kendinden sonraki betiğin ertelenmesine sebebiyet verecektir. Bahsi geçen her iki durumdan da kurtulmak için register_shutdown_function() fonksiyonunu kullanarak, her program çıkışında tablolar üzerindeki kilitleri temizleyip transaction'ları geri alacak bir mekanizma hazırlayabilirsiniz. Hatta en iyisi mi, tablo kilitleri ve transaction kullanan betiklerinizde kalıcı bağlantılar kullanmayın.</text:p>
      <text:p text:style-name="Text_20_body">Toparlayacak olursak, kalıcı bağlantılar normal bağlantılar ile bire bir eşleşecek şekilde tasarlanmışlardır. Yani kalıcı bağlantı kullanan bir betiği, istediğiniz zaman programın işleyiş mantığında hiçbir aksamaya neden olmayacak şekilde normal bağlantı bir eşi ile değiştirebilirsiniz. Bu programın verimliliğini değiştirebilir (ki muhtemelen değiştirecektir), fakat işleyişine etki etmeyecektir.</text:p>
      <text:h text:style-name="Heading_20_2" text:outline-level="2">Python Arayüzü</text:h>
      <text:p text:style-name="Text_20_body">Bu bölümde Python ile PostgreSQL veritabanına psycopg bağdaştırıcısını kullanarak bağlantı kurmaya çalıştığınızda sık karşılaşılabilecek sorunlar hakkında bahsetmeye çalışacağız.</text:p>
      <text:p text:style-name="Heading_20_6">PostgreSQL tarafından desteklelen fakat Python dilinde karşılığı olmayan tip geçişlerini nasıl sağlarım?</text:p>
      <text:p text:style-name="Text_20_body">Herhangi bir veri tipinin, veritabanı tarafından desteklenip de kullanılan dil tarafından desteklenmemesi (ya da tam tersi) çoğu zaman veritabanı ile etkileşimli programlar yazanlar için bir problem teşkil etmiştir. 246. Python Geliştirme Önergelersinde (<text:span text:style-name="Yabancı_20_Italic">PEP</text:span>) bu konu Nesne Adaptasyonu (<text:span text:style-name="Yabancı_20_Italic">Object Adaptation</text:span>) belgesinde incelenmiştir.</text:p>
      <text:p text:style-name="Text_20_body">Bu başlık altında, psycopg2 ile <text:span text:style-name="Yabancı_20_Italic">PEP</text:span> 246 ile tanımlanan nesne adaptasyonunu PostgreSQL veritabanı üzerinde nasıl gerçekleştireceğimiz hakkında basit bir örnek vermeye çalışacağız.</text:p>
      <text:p text:style-name="Not">psycopg2, PEP 246 standartını tam olarak sağlamasa da bir çok işlevini yerine getirmektedir. Fakat bunun gelişimi ile ilgili iyileştirmeler 2.0 beta sürümlerinde devam etmektedir.</text:p>
      <text:p text:style-name="Text_20_body">İlk önce bu örnekte ne yapacağımızı dış hatları ile ortaya koymaya çalışalım. Elimizde içinde PostgreSQL <text:span text:style-name="Kod_20__28_Yazı_29_">circle</text:span> tipinde bir alan bulunan tablo olsun. Yazacağımız bağdaştırıcı ile Python ve PostgreSQL arasındaki <text:span text:style-name="Kod_20__28_Yazı_29_">circle</text:span> tipindeki verilerin dönüşümünü sağlamaya çalışacağız. Bunu yaparken <text:span text:style-name="Kod_20__28_Yazı_29_">psycopg2.extensions</text:span> modülü tarafından sağlanan <text:span text:style-name="Kod_20__28_Yazı_29_">new_type()</text:span> ve <text:span text:style-name="Kod_20__28_Yazı_29_">register_type()</text:span> fonksiyonlarını kullanacağız.</text:p>
      <text:p text:style-name="Not">Devam etmeden önce çok önemli bir noktayı burada açıklığa kavuşturmamız gerekmekte. psycopg, tip dönüşümleri iki sınıf altında toplanıyor. Bunlardan ilki <text:span text:style-name="Kod_20__28_Yazı_29__20_Küçük">adapter</text:span> (bağdaştırıcılar) ile olanı – bu özelliğin yardımcı fonksiyonlarının içinde <text:span text:style-name="Kod_20__28_Yazı_29__20_Küçük">adapter</text:span> ifadesi geçer (<text:span text:style-name="Kod_20__28_Yazı_29__20_Küçük">register_adapter()</text:span> gibi). Burada PostgreSQL veri tiplerini Python dilindeki varolan karşılıklarına dönüştürürüz. (Veritabanındaki <text:span text:style-name="Kod_20__28_Yazı_29__20_Küçük">money</text:span> tipini, Python'daki <text:span text:style-name="Kod_20__28_Yazı_29__20_Küçük">float</text:span> tipine dönüştürmek gibi.) İkincisi ise, Python'da hiçbir dengi olmayan tiplerin dönüşümüdür. (Bu özelliğin fonksiyonlar <text:span text:style-name="Kod_20__28_Yazı_29__20_Küçük">register_type()</text:span> gibi adından type sözcüğünü içerir.) Biz bu örnekte ikinci özellik hakkında bahsedeceğiz. Konu hakkında ayrıntılı bilgi için psycopg'nin kaynak kodu ile gelen <text:span text:style-name="Kod_20__28_Yazı_29__20_Küçük">examples</text:span> dizini altındaki örneklere yada internet sitesinde yer alan wiki'ye göz atabilirsiniz.</text:p>
      <text:p text:style-name="Text_20_body">Peki psycopg bizim istediğimiz veri tipi ile karşılaştığında hangi bağdaştırıcıyı çalıştıracağını nereden anlıyor? Bunu yaparken sorgu sütunlarının <text:span text:style-name="Kod_20__28_Yazı_29_">OID</text:span> değerlerini bularak, bunu algılayabilecek uygun bağdaştırıcıya sahip olup olmadığına bakıyor. Ve eğer o tipi kavrayan bir adaptör varsa, onu çağırıp ilgili veri üzerinde o bağdaştırıcı çağrısını gerçekleştirdikten sonra veriyi PostgreSQL <text:span text:style-name="Yabancı_20_Italic">SQL</text:span> tümcesine (ya da tam tersi olarak PostgreSQL verisinden alıp Python dilindeki - bizim yarattığımız - karşılık gelen nesneye) aktarıyor.</text:p>
      <text:p text:style-name="Text_20_body">psycopg2 tarafından ötananımlı olarak gelen bağdaştırıcılara bakacak olursak:</text:p>
      <text:p text:style-name="Kod">&gt;&gt;&gt; import <text:span text:style-name="T4">psycopg2.extensions<text:line-break/></text:span>&gt;&gt;&gt; for k, v in <text:span text:style-name="T4">psycopg2.extensions.adapters</text:span>.items():<text:line-break/>... <text:s text:c="4"/>print "%s\n-&gt; %s" % (k, v)<text:line-break/>... <text:line-break/>(&lt;type 'bool'&gt;, &lt;type 'psycopg2._psycopg.ISQLQuote'&gt;)<text:line-break/>-&gt; &lt;type 'psycopg2._psycopg.Boolean'&gt;<text:line-break/>(&lt;type 'buffer'&gt;, &lt;type 'psycopg2._psycopg.ISQLQuote'&gt;)<text:line-break/>-&gt; &lt;type 'psycopg2._psycopg.Binary'&gt;<text:line-break/>(&lt;type 'float'&gt;, &lt;type 'psycopg2._psycopg.ISQLQuote'&gt;)<text:line-break/>-&gt; &lt;type 'psycopg2._psycopg.AsIs'&gt;<text:line-break/>(&lt;type 'list'&gt;, &lt;type 'psycopg2._psycopg.ISQLQuote'&gt;)<text:line-break/>-&gt; &lt;type 'psycopg2._psycopg.List'&gt;<text:line-break/>(&lt;type 'datetime.time'&gt;, &lt;type 'psycopg2._psycopg.ISQLQuote'&gt;)<text:line-break/>-&gt; &lt;built-in function TimeFromPy&gt;<text:line-break/>(&lt;type 'str'&gt;, &lt;type 'psycopg2._psycopg.ISQLQuote'&gt;)<text:line-break/>-&gt; &lt;type 'psycopg2._psycopg.QuotedString'&gt;<text:line-break/>(&lt;type 'int'&gt;, &lt;type 'psycopg2._psycopg.ISQLQuote'&gt;)<text:line-break/>-&gt; &lt;type 'psycopg2._psycopg.AsIs'&gt;<text:line-break/>(&lt;type 'long'&gt;, &lt;type 'psycopg2._psycopg.ISQLQuote'&gt;)<text:line-break/>-&gt; &lt;type 'psycopg2._psycopg.AsIs'&gt;<text:line-break/>(&lt;type 'datetime.timedelta'&gt;, &lt;type 'psycopg2._psycopg.ISQLQuote'&gt;)<text:line-break/>-&gt; &lt;built-in function IntervalFromPy&gt;<text:line-break/>(&lt;type 'datetime.date'&gt;, &lt;type 'psycopg2._psycopg.ISQLQuote'&gt;)<text:line-break/>-&gt; &lt;built-in function DateFromPy&gt;<text:line-break/>(&lt;type 'unicode'&gt;, &lt;type 'psycopg2._psycopg.ISQLQuote'&gt;)<text:line-break/>-&gt; &lt;type 'psycopg2._psycopg.QuotedString'&gt;<text:line-break/>(&lt;type 'datetime.datetime'&gt;, &lt;type 'psycopg2._psycopg.ISQLQuote'&gt;)<text:line-break/>-&gt; &lt;built-in function TimestampFromPy&gt;</text:p>
      <text:p text:style-name="Text_20_body">Görüldüğü üzere herbiri <text:span text:style-name="Kod_20__28_Yazı_29_">psycopg2.extensions.adapters</text:span> listesinde tanımlı birer tip dizisinden ibaret. Yani istendiğinde bu tiplerden herhangi birinin üzerine kendi bağdaştırıcılarımızı yazabiliriz.</text:p>
      <text:p text:style-name="Not">Varolan bir bağdaştırıcının üzerine nasıl kendi fonksiyonlarımızı yazacağımız ilerideki örnekten sonra daha net anlaşılacak.</text:p>
      <text:p text:style-name="Text_20_body">Fakat biz bu örnekte varolan bir bağdaştırıcının üzerine bir şeyler yazmaktansa, psycopg tarafından desteklenmeyen bir tip için sıfırdan bir bağdaştırıcının nasıl oluşturulacağı üzerinde duracağız.</text:p>
      <text:p text:style-name="Text_20_body">Problem olarak elimizde şuna benzer bir tablomuz olduğunu varsayalım:</text:p>
      <text:p text:style-name="Kod">=&gt; <text:s/>\d baloncuklar <text:line-break/> <text:s/>Table "public.baloncuklar"<text:line-break/> <text:s/>Column <text:s/>| <text:s/>Type <text:s/>| Modifiers <text:line-break/>----------+--------+-----------<text:line-break/> baloncuk | circle | not null<text:line-break/><text:line-break/>=&gt; SELECT baloncuk FROM baloncuklar;<text:line-break/> <text:s/>baloncuk <text:s/><text:line-break/>------------<text:line-break/> &lt;(0,0),1&gt;<text:line-break/> &lt;(3,4),20&gt;<text:line-break/>(2 rows)</text:p>
      <text:p text:style-name="Text_20_body"><text:span text:style-name="Kod_20__28_Yazı_29_">psycopg2.extensions</text:span> ile gelen özelliklerin kullanımına geçmeden önce ihtiyacımız olan bir kaç ufak işlev var. Bunlar <text:span text:style-name="Kod_20__28_Yazı_29_">&lt;(x,y),r&gt;</text:span> şeklindeki karakter katarını algılayacak bir sınıf (class) ve circle tipinin OID değerinden ibaret.</text:p>
      <text:p text:style-name="Kod">class Circle:<text:line-break/><text:span text:style-name="T40"> <text:s text:c="3"/></text:span><text:span text:style-name="T39">“”” &lt;(x,y),r&gt; katarından x, y ve r parçalarını ayırıp, bunu<text:line-break/> <text:s text:c="3"/>anlamlı bir bütün olarak saklayacak olan sınıf.<text:line-break/> <text:s text:c="3"/>“””</text:span><text:span text:style-name="T40"><text:line-break/></text:span> <text:s text:c="3"/>def __init__(self, girdi=None, imlec=None):<text:line-break/> <text:s text:c="7"/>if girdi:<text:line-break/> <text:s text:c="11"/>girdi_l = girdi.split(',')<text:line-break/> <text:s text:c="11"/>self.nokta = (float(girdi_l[0][2:]), float(girdi_l[1][:-1]))<text:line-break/> <text:s text:c="11"/>self.ycap = float(girdi_l[2][:-1])<text:line-break/> <text:s text:c="7"/>else:<text:line-break/> <text:s text:c="11"/>self.nokta, self.ycap = (0.0, 0.0), 0.0<text:line-break/><text:line-break/> <text:s text:c="3"/>def __conform__(self, proto):<text:line-break/> <text:s text:c="7"/><text:span text:style-name="T39">“”” Sınıf üzerindeki __conform__ işlevi, SQL tümcesine yerleştirilecek<text:line-break/> <text:s text:c="7"/>verilerin istenilen forma sokulmasında kullanılır. (Buradaki kullanım<text:line-break/> <text:s text:c="7"/>şekli pek doğru olmasa da işimizi görmektedir. Tam bir açıklama için<text:line-break/> <text:s text:c="7"/>PEP 246'ya bakılabilir.)<text:line-break/> <text:s text:c="7"/>“””</text:span><text:span text:style-name="T40"><text:line-break/></text:span> <text:s text:c="7"/>if proto == <text:span text:style-name="T4">psyco_isqlquote</text:span>:<text:line-break/> <text:s text:c="11"/>return self<text:line-break/><text:line-break/> <text:s text:c="3"/>def getquoted(self):<text:line-break/> <text:s text:c="7"/>return "'&lt;(%f,%f),%f&gt;'" % (self.nokta[0], self.nokta[1], self.ycap)<text:line-break/><text:line-break/> <text:s text:c="3"/><text:span text:style-name="T39">“”” Bundan sonraki işlevler kişisel damak tadına tabidir. “””</text:span><text:span text:style-name="T40"><text:line-break/><text:line-break/></text:span> <text:s text:c="3"/>def __str__(self):<text:line-break/> <text:s text:c="7"/>return self.getquoted()<text:line-break/><text:line-break/> <text:s text:c="3"/>def __repr__(self):<text:line-break/> <text:s text:c="7"/>return "Circle(%s)" % self.__str__()</text:p>
      <text:p text:style-name="Text_20_body">Oluşturduğumuz <text:span text:style-name="Kod_20__28_Yazı_29_">circle</text:span> sınıfında yapılan açıklama satırlarının dışında <text:span text:style-name="Kod_20__28_Yazı_29_">ISQLQuote</text:span> sınıfından bahsetmemiz yerinde olacaktır. psycopg bağdaştırıcı protokolü <text:span text:style-name="Kod_20__28_Yazı_29_">psycopg2.extensions</text:span> altında tanımlanmış <text:span text:style-name="Kod_20__28_Yazı_29_">ISQLQuote</text:span> sınıfından oluşmaktadır. Bu sınıfın dış hatlarını ile şu şekilde verebiliriz:</text:p>
      <text:p text:style-name="Kod">class <text:span text:style-name="T4">ISQLQuote</text:span>:<text:line-break/> <text:s text:c="3"/>def getquote(self):<text:line-break/> <text:s text:c="7"/><text:span text:style-name="T39">“”” Girdinin ayıklanmış çıktısını döndürecek olan fonksiyon. “””</text:span><text:span text:style-name="T40"><text:line-break/><text:line-break/></text:span> <text:s text:c="3"/>def getbinary(self):<text:line-break/> <text:s text:c="7"/><text:span text:style-name="T39">“”” İkili girdinin ayıklanmış biçimini döndürecek fonksiyon. “””</text:span><text:span text:style-name="T40"><text:line-break/><text:line-break/></text:span> <text:s text:c="3"/>def getbuffer(self):<text:line-break/> <text:s text:c="7"/><text:span text:style-name="T3">“”” İşlenmiş girdinin kendisini döndürecek olan fonksiyon. “””</text:span></text:p>
      <text:p text:style-name="Text_20_body">Görüldüğü üzere bizim bu örnek için ihtiyacımız olacak tek işlev <text:span text:style-name="Kod_20__28_Yazı_29_">getquote()</text:span> olduğu için biz de yukarıdaki <text:span text:style-name="Kod_20__28_Yazı_29_">Circle</text:span> sınıfımızda sadece bu fonksiyonu geliştirdik ve yapılan çağrıların <text:span text:style-name="Kod_20__28_Yazı_29_">ISQLQuote</text:span> için geldiği zaman <text:span text:style-name="Kod_20__28_Yazı_29_">__init__()</text:span> fonksiyonunun başlatılması için i<text:span text:style-name="Kod_20__28_Yazı_29_">f proto = psyco_isqlquote</text:span> ifadesini ekledik.</text:p>
      <text:p text:style-name="Text_20_body">Bundan sonra tüm bunları birleştirecek bir örneği şu şekilde verebiliriz:</text:p>
      <text:p text:style-name="Kod">from <text:span text:style-name="T4">psycopg2</text:span> import connect as psyco_connect<text:line-break/>from <text:span text:style-name="T4">psycopg2.extensions</text:span> import <text:span text:style-name="T4">ISQLQuote</text:span> as psyco_isqlquote<text:line-break/>from <text:span text:style-name="T4">psycopg2.extensions</text:span> import <text:span text:style-name="T4">new_type</text:span> as psyco_type_new<text:line-break/>from <text:span text:style-name="T4">psycopg2.extensions</text:span> import <text:span text:style-name="T4">register_type</text:span> as psyco_type_reg<text:line-break/><text:line-break/>class Circle:<text:line-break/> <text:s text:c="3"/>...<text:line-break/><text:line-break/>bag = <text:span text:style-name="T4">psyco_connect</text:span>('dbname=test')<text:line-break/>imlec = bag.<text:span text:style-name="T4">cursor</text:span>()<text:line-break/><text:line-break/><text:span text:style-name="T39"># circle tipinin bağdaştırıcısını oluşturmak<text:line-break/># için tipin OID değerine ihtiyacımız var.</text:span><text:span text:style-name="T40"><text:line-break/></text:span>imlec.<text:span text:style-name="T4">execute</text:span>("SELECT oid FROM pg_type WHERE typname = 'circle'")<text:line-break/>circle_oid = imlec.<text:span text:style-name="T4">fetchone</text:span>()[0]<text:line-break/><text:line-break/><text:span text:style-name="T39"># Yeni bağdaştırıcı kaydediliyor</text:span><text:span text:style-name="T40"><text:line-break/></text:span>TYP_CIRCLE = <text:span text:style-name="T4">psyco_type_new</text:span>((circle_oid, ), "circle", Circle)<text:line-break/><text:span text:style-name="T4">psyco_type_reg</text:span>(TYP_CIRCLE)<text:line-break/><text:line-break/>imlec.<text:span text:style-name="T4">execute</text:span>("INSERT INTO baloncuklar VALUES (%s)", (Circle('&lt;(5,6),7&gt;'), ))<text:line-break/>imlec.<text:span text:style-name="T4">execute</text:span>("SELECT baloncuk FROM baloncuklar")<text:line-break/>print imlec.<text:span text:style-name="T4">fetchall</text:span>()</text:p>
      <text:p text:style-name="Text_20_body">Yukarıdaki örnekte buraya kadar bahsetmediğimiz işlevler <text:span text:style-name="Kod_20__28_Yazı_29_">psycopg2.extensions</text:span> altında tanımlı <text:span text:style-name="Kod_20__28_Yazı_29_">new_type()</text:span> (<text:span text:style-name="Kod_20__28_Yazı_29_">psyco_type_new()</text:span>) ve <text:span text:style-name="Kod_20__28_Yazı_29_">register_type()</text:span> (<text:span text:style-name="Kod_20__28_Yazı_29_">psyco_type_reg()</text:span>) fonksiyonları. Bunları şu şekilde özetlememiz mümkün:</text:p>
      <text:p text:style-name="İşlev_20_Başlığı"><text:span text:style-name="T4">extensions.new_type</text:span>(oid_dizisi,tip_adı,tip_sınıfı)</text:p>
      <text:p text:style-name="Text_20_body">Girilen <text:span text:style-name="Kod_20__28_Yazı_29_">OID</text:span> dizisine sahip, ilgili tip adı altındaki veri tiplerini fonksiyona parametre olarak gireceğiniz tip sınıfı ile Python-PostgreSQL arası bağdaştırmak için bu işlevden yararlanabilirsiniz.</text:p>
      <text:p text:style-name="İşlev_20_Başlığı"><text:span text:style-name="T4">extensions.register_type</text:span>(veri_tipi)</text:p>
      <text:p text:style-name="Text_20_body"><text:span text:style-name="Kod_20__28_Yazı_29_">extensions.new_type()</text:span> ile oluşturulan bir veri tipi kapsülünün psycopg tarafından kullanılması için yine extensions modülü altındaki <text:span text:style-name="Kod_20__28_Yazı_29_">register_type()</text:span> işlevinden yararlanabilirsiniz.</text:p>
      <text:p text:style-name="Text_20_body"/>
      <text:p text:style-name="Text_20_body">Programa örnek bir çıktıyı şu şekilde verebiliriz:</text:p>
      <text:p text:style-name="Kod"><text:span text:style-name="T39"># Veritabanına Circle() çağrısı ile girilen verilerin, veritabanından alırken<text:line-break/># de direk olarak Circle() sınıfı tarafından algılandığına dikkat ediniz.</text:span><text:span text:style-name="T40"><text:line-break/></text:span>~$ python circle_tipi.py<text:line-break/>[(Circle('&lt;(0.000000,0.000000),1.000000&gt;'),), (Circle('&lt;(3.000000,4.000000),20.000000&gt;'),), (Circle('&lt;(5.000000,6.000000),7.000000&gt;'),)]</text:p>
      <text:p text:style-name="Text_20_body"/>
      <text:p text:style-name="Text_20_body">Yukarıda da bahsettiğimiz çalıştığımız gibi, bu örnekte Python tarafında karşlığı olmayan bir veri tipinin nasıl oluşturulup hem sunucu tarafında hem de programlama dili tarafında sorunsuzca kullanılabileceği üzerinde durmaya çalıştık. Bunun dışında şöyle bir soru sormamız mümkün: Peki sunucu tarafındaki bir veri tipini programlama dili tarafından sağlanan bir tip ile nasıl örtüştürebiliriz? Bunun için yapılması gerekenler de oldukça basittir. Fakat biz bu konuyu burada irdelemeyeceğiz. Her iki hal de birbiri ile neredeyse tamamen benzerlik gösterdiğinden konu ile ilgili olarak psycopg'nin kaynak kodundaki <text:span text:style-name="Kod_20__28_Yazı_29_">examples</text:span> dizini altında gelen <text:span text:style-name="Kod_20__28_Yazı_29_">myfirstrecipe.py</text:span> örneğine bakılacak olursa aradaki bağlantı kolaylıkla kurulacaktı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Bitstream Vera Sans Mono1" svg:font-family="'Bitstream Vera Sans Mono'" style:font-pitch="fixed"/>
    <style:font-face style:name="Bitstream Vera Sans Mono3" svg:font-family="'Bitstream Vera Sans Mono'" style:font-adornments="Italic" style:font-pitch="fixed"/>
    <style:font-face style:name="Bitstream Vera Sans Mono2" svg:font-family="'Bitstream Vera Sans Mono'" style:font-adornments="Regular" style:font-pitch="fixed"/>
    <style:font-face style:name="Courier 10 Pitch" svg:font-family="'Courier 10 Pitch'" style:font-adornments="Regular" style:font-pitch="fixed"/>
    <style:font-face style:name="Bitstream Vera Sans Mono" svg:font-family="'Bitstream Vera Sans Mono'" style:font-family-generic="modern" style:font-pitch="fixed"/>
    <style:font-face style:name="Bitstream Charter2" svg:font-family="'Bitstream Charter'" style:font-pitch="variable"/>
    <style:font-face style:name="Bitstream Charter1" svg:font-family="'Bitstream Charter'" style:font-adornments="Italic" style:font-pitch="variable"/>
    <style:font-face style:name="Bitstream Charter" svg:font-family="'Bitstream Charter'" style:font-adornments="Regular" style:font-pitch="variable"/>
    <style:font-face style:name="Bitstream Vera Sans2" svg:font-family="'Bitstream Vera Sans'" style:font-pitch="variable"/>
    <style:font-face style:name="Bitstream Vera Sans5" svg:font-family="'Bitstream Vera Sans'" style:font-adornments="Italic" style:font-pitch="variable"/>
    <style:font-face style:name="Bitstream Vera Sans3" svg:font-family="'Bitstream Vera Sans'" style:font-adornments="Kalın" style:font-pitch="variable"/>
    <style:font-face style:name="Bitstream Vera Sans4" svg:font-family="'Bitstream Vera Sans'" style:font-adornments="Normal" style:font-pitch="variable"/>
    <style:font-face style:name="Bitstream Vera Sans1" svg:font-family="'Bitstream Vera Sans'" style:font-adornments="Regula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8.5pt" draw:shadow-offset-y="8.5pt" draw:start-line-spacing-horizontal="8.02pt" draw:start-line-spacing-vertical="8.02pt" draw:end-line-spacing-horizontal="8.02pt" draw:end-line-spacing-vertical="8.02pt"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7.69pt" style:writing-mode="page"/>
      <style:text-properties style:use-window-font-color="true" style:font-name="Nimbus Roman No9 L" fo:font-size="12pt" fo:language="en" fo:country="US" style:font-name-asian="Bitstream Vera Sans2"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2.89pt" fo:margin-bottom="2.89pt" fo:text-align="justify" style:justify-single-word="false"/>
      <style:text-properties style:font-name="Bitstream Vera Sans1" fo:font-size="10pt"/>
    </style:style>
    <style:style style:name="Text_20_body" style:display-name="Text body" style:family="paragraph" style:parent-style-name="Standard" style:class="text">
      <style:paragraph-properties fo:margin-top="2.89pt" fo:margin-bottom="2.89pt" fo:text-align="justify" style:justify-single-word="false"/>
      <style:text-properties style:font-name="Bitstream Vera Sans1" fo:font-size="10pt" fo:font-weight="normal"/>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class="text">
      <style:paragraph-properties fo:margin-left="14.14pt" fo:margin-right="0pt" fo:text-indent="0pt"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41.76pt" fo:margin-right="0pt" fo:text-indent="-127.56pt" style:auto-text-indent="false">
        <style:tab-stops>
          <style:tab-stop style:position="0pt"/>
        </style:tab-stops>
      </style:paragraph-properties>
    </style:style>
    <style:style style:name="Marginalia" style:family="paragraph" style:parent-style-name="Text_20_body" style:class="text">
      <style:paragraph-properties fo:margin-left="113.41pt" fo:margin-right="0pt" fo:text-indent="0pt" style:auto-text-indent="false"/>
    </style:style>
    <style:style style:name="Heading" style:family="paragraph" style:parent-style-name="Standard" style:next-style-name="Text_20_body" style:class="text">
      <style:paragraph-properties fo:margin-top="11.99pt" fo:margin-bottom="6.01pt" fo:keep-with-next="always"/>
      <style:text-properties style:font-name="Bitstream Vera Sans" fo:font-size="14pt" style:font-name-asian="HG Mincho Light J" style:font-size-asian="14pt" style:font-name-complex="Tahoma" style:font-size-complex="14pt"/>
    </style:style>
    <style:style style:name="Heading_20_1" style:display-name="Heading 1" style:family="paragraph" style:parent-style-name="Title" style:next-style-name="Text_20_body" style:class="text" style:default-outline-level="1">
      <style:paragraph-properties fo:margin-left="18pt" fo:margin-right="0pt" fo:margin-top="21.6pt" fo:margin-bottom="7.2pt" fo:text-align="end" style:justify-single-word="false" fo:text-indent="0pt" style:auto-text-indent="false" style:shadow="none"/>
      <style:text-properties style:font-name="Bitstream Charter" fo:font-size="250%" fo:font-weight="normal"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paragraph-properties fo:margin-left="18pt" fo:margin-right="0pt" fo:margin-top="21.6pt" fo:margin-bottom="7.2pt" fo:text-align="start" style:justify-single-word="false" fo:text-indent="0pt" style:auto-text-indent="false"/>
      <style:text-properties style:font-name="Bitstream Vera Sans3" fo:font-size="140%"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paragraph-properties fo:margin-left="18pt" fo:margin-right="0pt" fo:margin-top="21.6pt" fo:margin-bottom="7.2pt" fo:text-align="start" style:justify-single-word="false" fo:text-indent="0pt" style:auto-text-indent="false" style:shadow="none">
        <style:tab-stops/>
      </style:paragraph-properties>
      <style:text-properties fo:font-size="130%" fo:font-style="normal" fo:font-weight="normal"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paragraph-properties fo:margin-left="18pt" fo:margin-right="0pt" fo:margin-top="18pt" fo:margin-bottom="5.75pt" fo:text-align="start" style:justify-single-word="false" fo:text-indent="0pt" style:auto-text-indent="false"/>
      <style:text-properties fo:font-size="120%"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paragraph-properties fo:margin-left="18pt" fo:margin-right="0pt" fo:text-indent="0pt" style:auto-text-indent="false"/>
      <style:text-properties fo:font-size="110%" fo:font-style="normal" fo:font-weight="normal" style:font-size-asian="85%" style:font-weight-asian="bold" style:font-size-complex="85%" style:font-weight-complex="bold"/>
    </style:style>
    <style:style style:name="Heading_20_6" style:display-name="Heading 6" style:family="paragraph" style:parent-style-name="Title" style:next-style-name="Text_20_body" style:class="text">
      <style:paragraph-properties fo:margin-left="18pt" fo:margin-right="0pt" fo:margin-top="18pt" fo:margin-bottom="5.75pt" fo:text-align="start" style:justify-single-word="false" fo:text-indent="0pt"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paragraph-properties fo:margin-left="18pt" fo:margin-right="0pt" fo:margin-top="14.4pt" fo:margin-bottom="5.75pt" fo:text-indent="0pt" style:auto-text-indent="false"/>
      <style:text-properties fo:font-size="75%" fo:font-style="oblique" fo:font-weight="normal"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text-align="end" style:justify-single-word="false" fo:background-color="transparent" text:number-lines="false" text:line-number="0">
        <style:tab-stops/>
        <style:background-image/>
      </style:paragraph-properties>
      <style:text-properties fo:font-size="8pt"/>
    </style:style>
    <style:style style:name="Footer" style:family="paragraph" style:parent-style-name="Standard" style:class="extra">
      <style:paragraph-properties fo:text-align="center" style:justify-single-word="false" fo:background-color="transparent" text:number-lines="false" text:line-number="0">
        <style:tab-stops/>
        <style:background-image/>
      </style:paragraph-properties>
      <style:text-properties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6.01pt" fo:margin-bottom="6.01pt" text:number-lines="false" text:line-number="0"/>
      <style:text-properties fo:font-size="10pt" fo:font-style="italic" style:font-size-asian="10pt" style:font-style-asian="italic" style:font-name-complex="Tahoma1" style:font-size-complex="10pt" style:font-style-complex="italic"/>
    </style:style>
    <style:style style:name="Text" style:family="paragraph" style:parent-style-name="Caption" style:class="extra"/>
    <style:style style:name="Footnote" style:family="paragraph" style:parent-style-name="Standard" style:class="extra">
      <style:paragraph-properties fo:margin-left="14.14pt" fo:margin-right="0pt" fo:text-indent="-14.14pt" style:auto-text-indent="false" text:number-lines="false" text:line-number="0"/>
      <style:text-properties style:font-name="Bitstream Vera Sans4" fo:font-size="8pt" style:font-size-asian="10pt" style:font-size-complex="10pt"/>
    </style:style>
    <style:style style:name="Sender" style:family="paragraph" style:parent-style-name="Standard" style:class="extra">
      <style:paragraph-properties fo:margin-top="0pt" fo:margin-bottom="3pt" text:number-lines="false" text:line-number="0"/>
    </style:style>
    <style:style style:name="Endnote" style:family="paragraph" style:parent-style-name="Standard" style:class="extra">
      <style:paragraph-properties fo:margin-left="14.14pt" fo:margin-right="0pt" fo:text-indent="-14.14pt"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18pt" fo:margin-right="0pt" fo:text-indent="0pt" style:auto-text-indent="false" text:number-lines="false" text:line-number="0"/>
      <style:text-properties style:font-name="Bitstream Vera Sans1"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text-indent="0pt" style:auto-text-indent="false">
        <style:tab-stops>
          <style:tab-stop style:position="451.25pt" style:type="right" style:leader-style="dotted" style:leader-text="."/>
        </style:tab-stops>
      </style:paragraph-properties>
      <style:text-properties style:font-name="Bitstream Vera Sans1" fo:font-size="10pt"/>
    </style:style>
    <style:style style:name="Contents_20_2" style:display-name="Contents 2" style:family="paragraph" style:parent-style-name="Index" style:class="index">
      <style:paragraph-properties fo:margin-left="14.4pt" fo:margin-right="0pt" fo:text-indent="0pt" style:auto-text-indent="false">
        <style:tab-stops>
          <style:tab-stop style:position="437.1pt" style:type="right" style:leader-style="dotted" style:leader-text="."/>
        </style:tab-stops>
      </style:paragraph-properties>
      <style:text-properties style:font-name="Bitstream Vera Sans1" fo:font-size="8pt"/>
    </style:style>
    <style:style style:name="Contents_20_3" style:display-name="Contents 3" style:family="paragraph" style:parent-style-name="Index" style:class="index">
      <style:paragraph-properties fo:margin-left="28.8pt" fo:margin-right="0pt" fo:text-indent="0pt" style:auto-text-indent="false" fo:background-color="transparent">
        <style:tab-stops>
          <style:tab-stop style:position="494.65pt" style:type="right" style:leader-style="dotted" style:leader-text="."/>
        </style:tab-stops>
        <style:background-image/>
      </style:paragraph-properties>
      <style:text-properties fo:font-size="8pt"/>
    </style:style>
    <style:style style:name="Contents_20_4" style:display-name="Contents 4" style:family="paragraph" style:parent-style-name="Index" style:class="index">
      <style:paragraph-properties fo:margin-left="54pt" fo:margin-right="0pt" fo:text-indent="0pt" style:auto-text-indent="false">
        <style:tab-stops>
          <style:tab-stop style:position="494.65pt" style:type="right" style:leader-style="dotted" style:leader-text="."/>
        </style:tab-stops>
      </style:paragraph-properties>
      <style:text-properties fo:font-size="8pt"/>
    </style:style>
    <style:style style:name="Contents_20_5" style:display-name="Contents 5" style:family="paragraph" style:parent-style-name="Index" style:class="index">
      <style:paragraph-properties fo:margin-left="93.6pt" fo:margin-right="0pt" fo:text-indent="0pt" style:auto-text-indent="false">
        <style:tab-stops>
          <style:tab-stop style:position="394.64pt" style:type="right" style:leader-style="dotted" style:leader-text="."/>
        </style:tab-stops>
      </style:paragraph-properties>
    </style:style>
    <style:style style:name="Contents_20_6" style:display-name="Contents 6" style:family="paragraph" style:parent-style-name="Index" style:class="index">
      <style:paragraph-properties fo:margin-left="70.75pt" fo:margin-right="0pt" fo:text-indent="0pt" style:auto-text-indent="false">
        <style:tab-stops>
          <style:tab-stop style:position="380.49pt" style:type="right" style:leader-style="dotted" style:leader-text="."/>
        </style:tab-stops>
      </style:paragraph-properties>
    </style:style>
    <style:style style:name="Contents_20_7" style:display-name="Contents 7" style:family="paragraph" style:parent-style-name="Index" style:class="index">
      <style:paragraph-properties fo:margin-left="84.9pt" fo:margin-right="0pt" fo:text-indent="0pt" style:auto-text-indent="false">
        <style:tab-stops>
          <style:tab-stop style:position="366.35pt" style:type="right" style:leader-style="dotted" style:leader-text="."/>
        </style:tab-stops>
      </style:paragraph-properties>
    </style:style>
    <style:style style:name="Contents_20_8" style:display-name="Contents 8" style:family="paragraph" style:parent-style-name="Index" style:class="index">
      <style:paragraph-properties fo:margin-left="99.04pt" fo:margin-right="0pt" fo:text-indent="0pt" style:auto-text-indent="false">
        <style:tab-stops>
          <style:tab-stop style:position="352.2pt" style:type="right" style:leader-style="dotted" style:leader-text="."/>
        </style:tab-stops>
      </style:paragraph-properties>
    </style:style>
    <style:style style:name="Contents_20_9" style:display-name="Contents 9" style:family="paragraph" style:parent-style-name="Index" style:class="index">
      <style:paragraph-properties fo:margin-left="113.19pt" fo:margin-right="0pt" fo:text-indent="0pt" style:auto-text-indent="false">
        <style:tab-stops>
          <style:tab-stop style:position="338.06pt" style:type="right" style:leader-style="dotted" style:leader-text="."/>
        </style:tab-stops>
      </style:paragraph-properties>
    </style:style>
    <style:style style:name="Contents_20_10" style:display-name="Contents 10" style:family="paragraph" style:parent-style-name="Index" style:class="index">
      <style:paragraph-properties fo:margin-left="127.36pt" fo:margin-right="0pt" fo:text-indent="0pt" style:auto-text-indent="false">
        <style:tab-stops>
          <style:tab-stop style:position="323.89pt" style:type="right" style:leader-style="dotted" style:leader-text="."/>
        </style:tab-stops>
      </style:paragraph-properties>
    </style:style>
    <style:style style:name="Title" style:family="paragraph" style:parent-style-name="Standard" style:next-style-name="Text_20_body" style:class="chapter">
      <style:paragraph-properties fo:margin-top="11.99pt" fo:margin-bottom="6.01pt" fo:keep-with-next="always"/>
      <style:text-properties style:font-name="Bitstream Vera Sans" fo:font-size="14pt" style:font-name-asian="HG Mincho Light J"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pt" fo:margin-bottom="0pt"/>
      <style:text-properties style:font-name="Bitstream Vera Sans Mono" fo:font-size="10pt" style:font-name-asian="Bitstream Vera Sans Mono" style:font-size-asian="10pt" style:font-name-complex="Bitstream Vera Sans Mono" style:font-size-complex="10pt"/>
    </style:style>
    <style:style style:name="List_20_Contents" style:display-name="List Contents" style:family="paragraph" style:parent-style-name="Standard" style:class="html">
      <style:paragraph-properties fo:margin-left="28.35pt" fo:margin-right="0pt" fo:text-indent="0pt" style:auto-text-indent="false"/>
    </style:style>
    <style:style style:name="List_20_Heading" style:display-name="List Heading" style:family="paragraph" style:parent-style-name="Standard" style:next-style-name="List_20_Contents" style:class="html">
      <style:paragraph-properties fo:margin-left="0pt" fo:margin-right="0pt" fo:text-indent="0pt" style:auto-text-indent="false"/>
    </style:style>
    <style:style style:name="Not" style:family="paragraph" style:class="text">
      <style:paragraph-properties fo:margin-left="7.2pt" fo:margin-right="0pt" fo:margin-top="7.2pt" fo:margin-bottom="7.2pt" fo:text-align="justify" style:justify-single-word="false" fo:text-indent="0pt" style:auto-text-indent="false" fo:padding="3.6pt" fo:border="0.06pt solid #808080" style:shadow="#c0c0c0 2.15pt 2.15pt"/>
      <style:text-properties style:font-name="Bitstream Vera Sans2" fo:font-size="8pt" fo:font-style="oblique" fo:font-weight="normal" style:font-size-asian="8pt" style:font-style-asian="oblique" style:font-weight-asian="normal" style:font-size-complex="8pt" style:font-style-complex="italic" style:font-weight-complex="normal"/>
    </style:style>
    <style:style style:name="Numaralama" style:family="paragraph" style:parent-style-name="Text_20_body" style:class="text">
      <style:paragraph-properties fo:margin-left="36pt" fo:margin-right="0pt" fo:text-indent="0pt" style:auto-text-indent="false"/>
      <style:text-properties fo:font-size="8pt"/>
    </style:style>
    <style:style style:name="Kod" style:family="paragraph" style:parent-style-name="Not" style:class="text">
      <style:paragraph-properties fo:margin-left="18pt" fo:margin-right="0pt" fo:margin-top="7.2pt" fo:margin-bottom="7.2pt" fo:text-align="start" style:justify-single-word="false" fo:keep-together="auto" fo:text-indent="0pt" style:auto-text-indent="false" fo:break-before="auto" fo:break-after="auto" fo:background-color="transparent" fo:padding="0pt" fo:border="none" style:shadow="none" fo:keep-with-next="auto">
        <style:tab-stops/>
        <style:background-image/>
      </style:paragraph-properties>
      <style:text-properties style:font-name="Bitstream Vera Sans Mono1" fo:font-size="8pt" fo:font-style="normal" fo:font-weight="normal" style:font-size-asian="8pt" style:font-style-asian="oblique" style:font-weight-asian="normal" style:font-size-complex="8pt" style:font-style-complex="italic" style:font-weight-complex="normal"/>
    </style:style>
    <style:style style:name="İşlev_20_Başlığı" style:display-name="İşlev Başlığı" style:family="paragraph" style:parent-style-name="Title">
      <style:paragraph-properties fo:margin-left="18pt" fo:margin-right="0pt" fo:margin-top="14.4pt" fo:margin-bottom="3.6pt" fo:text-align="start" style:justify-single-word="false" fo:text-indent="0pt" style:auto-text-indent="false"/>
      <style:text-properties style:font-name="Courier 10 Pitch" fo:font-size="10pt"/>
    </style:style>
    <style:style style:name="Giriş_20_Sayfası_20_-_20_Başlık" style:display-name="Giriş Sayfası - Başlık" style:family="paragraph" style:parent-style-name="Heading" style:next-style-name="Header" style:class="text">
      <style:paragraph-properties fo:margin-left="0pt" fo:margin-right="14.4pt" fo:margin-top="18pt" fo:margin-bottom="18pt" fo:line-height="43.2pt" fo:text-align="end" style:justify-single-word="false" fo:text-indent="0pt" style:auto-text-indent="false"/>
      <style:text-properties style:font-name="Bitstream Charter" fo:font-size="36pt"/>
    </style:style>
    <style:style style:name="Giriş_20_Sayfası_20_-_20_Açıklama" style:display-name="Giriş Sayfası - Açıklama" style:family="paragraph" style:parent-style-name="Header" style:next-style-name="Header">
      <style:paragraph-properties fo:margin-left="18pt" fo:margin-right="180pt" fo:margin-top="72pt" fo:margin-bottom="72pt" fo:text-indent="21.6pt" style:auto-text-indent="false"/>
      <style:text-properties fo:color="#808080" style:font-name="Bitstream Charter1" fo:font-size="12pt" fo:font-style="italic"/>
    </style:style>
    <style:style style:name="Kod_20__28_Dosyadan_29_" style:display-name="Kod (Dosyadan)" style:family="paragraph" style:parent-style-name="Text_20_body" style:next-style-name="Kod" style:class="text">
      <style:paragraph-properties fo:margin-left="0pt" fo:margin-right="0pt" fo:margin-top="0pt" fo:margin-bottom="0pt" fo:text-align="start" style:justify-single-word="false" style:register-true="false" fo:text-indent="0pt" style:auto-text-indent="false" fo:background-color="transparent" style:shadow="none">
        <style:tab-stops/>
        <style:background-image/>
      </style:paragraph-properties>
      <style:text-properties style:font-name="Bitstream Vera Sans Mono2"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Bitstream Vera Sans Mono" style:font-name-asian="Bitstream Vera Sans Mono" style:font-name-complex="Bitstream Vera Sans Mono"/>
    </style:style>
    <style:style style:name="User_20_Entry" style:display-name="User Entry" style:family="text">
      <style:text-properties style:font-name="Bitstream Vera Sans Mono" style:font-name-asian="Bitstream Vera Sans Mono" style:font-name-complex="Bitstream Vera Sans Mono"/>
    </style:style>
    <style:style style:name="Variable" style:family="text">
      <style:text-properties fo:font-style="italic" style:font-style-asian="italic" style:font-style-complex="italic"/>
    </style:style>
    <style:style style:name="Teletype" style:family="text">
      <style:text-properties style:font-name="Bitstream Vera Sans Mono" style:font-name-asian="Bitstream Vera Sans Mono" style:font-name-complex="Bitstream Vera Sans Mono"/>
    </style:style>
    <style:style style:name="Kod_20__28_Yazı_29_" style:display-name="Kod (Yazı)" style:family="text">
      <style:text-properties style:font-name="Courier 10 Pitch" fo:font-size="10pt" fo:background-color="transparent"/>
    </style:style>
    <style:style style:name="Kod_20__28_Yazı_29__20_Küçük_20_Italic" style:display-name="Kod (Yazı) Küçük Italic" style:family="text" style:parent-style-name="Kod_20__28_Yazı_29_">
      <style:text-properties fo:font-size="8pt" fo:font-style="oblique"/>
    </style:style>
    <style:style style:name="Yabancı_20_Italic" style:display-name="Yabancı Italic" style:family="text" style:parent-style-name="Kod_20__28_Yazı_29_">
      <style:text-properties style:font-name="Bitstream Vera Sans5" fo:font-style="oblique"/>
    </style:style>
    <style:style style:name="Tablo_20_Küçük" style:display-name="Tablo Küçük" style:family="text" style:parent-style-name="Yabancı_20_Italic">
      <style:text-properties fo:font-size="8pt" fo:font-style="normal"/>
    </style:style>
    <style:style style:name="Yabancı_20_Italic_20_Küçük" style:display-name="Yabancı Italic Küçük" style:family="text" style:parent-style-name="Yabancı_20_Italic">
      <style:text-properties fo:font-size="8pt" fo:font-style="oblique"/>
    </style:style>
    <style:style style:name="Kod_20__28_Yazı_29__20_Küçük" style:display-name="Kod (Yazı) Küçük" style:family="text" style:parent-style-name="Kod_20__28_Yazı_29_">
      <style:text-properties fo:font-size="8pt"/>
    </style:style>
    <style:style style:name="Kod_20__28_Yazı_29__20_Heading_20_4" style:display-name="Kod (Yazı) Heading 4" style:family="text" style:parent-style-name="Kod_20__28_Yazı_29__20_Küçük_20_Italic">
      <style:text-properties fo:font-size="12pt" fo:font-style="italic" fo:font-weight="normal"/>
    </style:style>
    <style:style style:name="Kod_20_-_20_Comment" style:display-name="Kod - Comment" style:family="text" style:parent-style-name="Kod_20__28_Yazı_29_">
      <style:text-properties fo:color="#808080" style:font-name="Bitstream Vera Sans Mono3" fo:font-size="8pt" fo:font-style="oblique" fo:background-color="transparent"/>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text:outline-level-style text:level="1" style:num-suffix=". " style:num-format="I">
        <style:list-level-properties text:min-label-distance="7.2pt"/>
      </text:outline-level-style>
      <text:outline-level-style text:level="2" style:num-suffix=". " style:num-format="1">
        <style:list-level-properties text:min-label-distance="7.2pt"/>
      </text:outline-level-style>
      <text:outline-level-style text:level="3" style:num-suffix=". " style:num-format="A" text:display-levels="2">
        <style:list-level-properties text:min-label-distance="7.2pt"/>
      </text:outline-level-style>
      <text:outline-level-style text:level="4" style:num-suffix=". " style:num-format="1" text:display-levels="2">
        <style:list-level-properties text:min-label-distance="7.2pt"/>
      </text:outline-level-style>
      <text:outline-level-style text:level="5" style:num-suffix=". " style:num-format="a" text:display-levels="3">
        <style:list-level-properties text:min-label-distance="10.8pt"/>
      </text:outline-level-style>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14.14pt" style:num-format="1" text:number-position="left" text:increment="5"/>
  </office:styles>
  <office:automatic-styles>
    <style:page-layout style:name="pm1">
      <style:page-layout-properties fo:page-width="595.25pt" fo:page-height="841.86pt" style:num-format="1" style:print-orientation="portrait" fo:margin-top="72pt" fo:margin-bottom="72pt" fo:margin-left="72pt" fo:margin-right="72pt" style:writing-mode="lr-tb" style:footnote-max-height="0pt">
        <style:footnote-sep style:width="0.51pt" style:distance-before-sep="2.86pt" style:distance-after-sep="2.86pt" style:adjustment="left" style:rel-width="25%" style:color="#000000"/>
      </style:page-layout-properties>
      <style:header-style>
        <style:header-footer-properties fo:min-height="0pt" fo:margin-bottom="14.14pt"/>
      </style:header-style>
      <style:footer-style>
        <style:header-footer-properties fo:min-height="0pt" fo:margin-top="14.14pt"/>
      </style:footer-style>
    </style:page-layout>
    <style:page-layout style:name="pm2">
      <style:page-layout-properties fo:page-width="595.25pt" fo:page-height="841.86pt" style:num-format="1" style:print-orientation="portrait" fo:margin-top="56.69pt" fo:margin-bottom="56.69pt" fo:margin-left="56.69pt" fo:margin-right="56.69pt" style:writing-mode="lr-tb" style:footnote-max-height="0pt">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2006-02-14</text:p>
      </style:header>
      <style:footer>
        <text:p text:style-name="Footer"><text:page-number text:select-page="current">5</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21T06:22:42</meta:creation-date>
    <dc:creator>Volkan YAZICI</dc:creator>
    <dc:date>2006-02-17T20:16:51</dc:date>
    <dc:language>en-US</dc:language>
    <meta:editing-cycles>1123</meta:editing-cycles>
    <meta:editing-duration>P20DT17H16M51S</meta:editing-duration>
    <meta:user-defined meta:name="Info 1"/>
    <meta:user-defined meta:name="Info 2"/>
    <meta:user-defined meta:name="Info 3"/>
    <meta:user-defined meta:name="Info 4"/>
    <meta:document-statistic meta:table-count="41" meta:image-count="0" meta:object-count="0" meta:page-count="160" meta:paragraph-count="3645" meta:word-count="46487" meta:character-count="393322"/>
  </office:meta>
</office:document-meta>
</file>